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AlgerianBasD" svg:font-family="AlgerianBasD" style:font-family-generic="roman" style:font-pitch="variable"/>
    <style:font-face style:name="AvantGarde[T]" svg:font-family="AvantGarde[T]" style:font-family-generic="roman" style:font-pitch="variable"/>
    <style:font-face style:name="AvantGarde[T] Bold" svg:font-family="'AvantGarde[T] Bold'" style:font-family-generic="roman" style:font-pitch="variable"/>
    <style:font-face style:name="Bible[T]" svg:font-family="Bible[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hampagne &amp; Limousines Bold" svg:font-family="'Champagne &amp; Limousines Bold'" style:font-family-generic="roman" style:font-pitch="variable"/>
    <style:font-face style:name="Minion Pro" svg:font-family="'Minion Pro'" style:font-family-generic="roman" style:font-pitch="variable"/>
    <style:font-face style:name="Minion Pro Bold" svg:font-family="'Minion Pro Bold'" style:font-family-generic="roman" style:font-pitch="variable"/>
    <style:font-face style:name="Minion Pro Bold Cond" svg:font-family="'Minion Pro Bold Cond'" style:font-family-generic="roman" style:font-pitch="variable"/>
    <style:font-face style:name="Minion Pro Ital" svg:font-family="'Minion Pro Ital'" style:font-family-generic="roman" style:font-pitch="variable"/>
    <style:font-face style:name="Minion Pro SmBd" svg:font-family="'Minion Pro SmBd'" style:font-family-generic="roman" style:font-pitch="variable"/>
    <style:font-face style:name="Monaco" svg:font-family="Monaco" style:font-family-generic="roman" style:font-pitch="variable"/>
    <style:font-face style:name="Myriad Pro Cond" svg:font-family="'Myriad Pro Cond'" style:font-family-generic="roman" style:font-pitch="variable"/>
    <style:font-face style:name="Times New Roman" svg:font-family="'Times New Roman'" style:font-family-generic="roman" style:font-pitch="variable"/>
    <style:font-face style:name="Trajan Pro Bold" svg:font-family="'Trajan Pro Bold'"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F" svg:font-family="" style:font-family-generic="system" style:font-pitch="variable"/>
    <style:font-face style:name="AlgerianBasD1" svg:font-family="AlgerianBasD" style:font-family-generic="system" style:font-pitch="variable"/>
    <style:font-face style:name="AvantGarde[T]1" svg:font-family="AvantGarde[T]" style:font-family-generic="system" style:font-pitch="variable"/>
    <style:font-face style:name="AvantGarde[T] Bold1" svg:font-family="'AvantGarde[T] Bold'" style:font-family-generic="system" style:font-pitch="variable"/>
    <style:font-face style:name="Bible[T]1" svg:font-family="Bible[T]" style:font-family-generic="system" style:font-pitch="variable"/>
    <style:font-face style:name="Cambria1" svg:font-family="Cambria" style:font-family-generic="system" style:font-pitch="variable"/>
    <style:font-face style:name="Champagne &amp; Limousines Bold1" svg:font-family="'Champagne &amp; Limousines Bold'" style:font-family-generic="system" style:font-pitch="variable"/>
    <style:font-face style:name="Lohit Hindi" svg:font-family="'Lohit Hindi'" style:font-family-generic="system" style:font-pitch="variable"/>
    <style:font-face style:name="Minion Pro1" svg:font-family="'Minion Pro'" style:font-family-generic="system" style:font-pitch="variable"/>
    <style:font-face style:name="Minion Pro Bold1" svg:font-family="'Minion Pro Bold'" style:font-family-generic="system" style:font-pitch="variable"/>
    <style:font-face style:name="Minion Pro Bold Cond1" svg:font-family="'Minion Pro Bold Cond'" style:font-family-generic="system" style:font-pitch="variable"/>
    <style:font-face style:name="Minion Pro Ital1" svg:font-family="'Minion Pro Ital'" style:font-family-generic="system" style:font-pitch="variable"/>
    <style:font-face style:name="Minion Pro SmBd1" svg:font-family="'Minion Pro SmBd'" style:font-family-generic="system" style:font-pitch="variable"/>
    <style:font-face style:name="Monaco1" svg:font-family="Monaco" style:font-family-generic="system" style:font-pitch="variable"/>
    <style:font-face style:name="Myriad Pro Cond1" svg:font-family="'Myriad Pro Cond'" style:font-family-generic="system" style:font-pitch="variable"/>
    <style:font-face style:name="Times New Roman1" svg:font-family="'Times New Roman'" style:font-family-generic="system" style:font-pitch="variable"/>
    <style:font-face style:name="Trajan Pro Bold1" svg:font-family="'Trajan Pro Bold'" style:font-family-generic="system" style:font-pitch="variable"/>
    <style:font-face style:name="WenQuanYi Micro Hei" svg:font-family="'WenQuanYi Micro Hei'" style:font-family-generic="system" style:font-pitch="variable"/>
    <style:font-face style:name="ヒラギノ角ゴ Pro W3" svg:font-family="'ヒラギノ角ゴ Pro W3'" style:font-family-generic="system" style:font-pitch="variable"/>
    <style:font-face style:name="ＭＳ 明朝" svg:font-family="'ＭＳ 明朝'" style:font-family-generic="system" style:font-pitch="variable"/>
  </office:font-face-decls>
  <office:automatic-styles>
    <style:style style:name="P1" style:family="paragraph" style:parent-style-name="ARABASLIK_20_KUCUK">
      <style:text-properties style:font-name="DejaVu Sans"/>
    </style:style>
    <style:style style:name="P2" style:family="paragraph" style:parent-style-name="BOLUM">
      <style:paragraph-properties fo:margin-left="0cm" fo:margin-right="0cm" fo:margin-top="0cm" fo:margin-bottom="0cm" loext:contextual-spacing="false" fo:line-height="0.635cm" fo:text-align="justify" style:justify-single-word="false" fo:text-indent="0.801cm" style:auto-text-indent="false" fo:padding="0cm" fo:border="none"/>
      <style:text-properties style:font-name="DejaVu Sans" fo:letter-spacing="0.882cm" fo:language="en" fo:country="GB" style:font-name-complex="Trajan Pro Bold1"/>
    </style:style>
    <style:style style:name="P3" style:family="paragraph" style:parent-style-name="BOLUM">
      <style:paragraph-properties fo:margin-left="0cm" fo:margin-right="0cm" fo:margin-top="0cm" fo:margin-bottom="0cm" loext:contextual-spacing="false" fo:line-height="0.635cm" fo:text-align="justify" style:justify-single-word="false" fo:text-indent="0.801cm" style:auto-text-indent="false" fo:padding="0cm" fo:border="none"/>
      <style:text-properties style:font-name="DejaVu Sans" fo:font-size="10.5pt" fo:language="en" fo:country="GB" fo:font-style="italic" style:font-size-asian="10.5pt" style:font-style-asian="italic" style:font-name-complex="AvantGarde[T]1" style:font-size-complex="10.5pt" style:font-style-complex="italic"/>
    </style:style>
    <style:style style:name="P4" style:family="paragraph" style:parent-style-name="Contents_20_2">
      <style:text-properties style:font-name="DejaVu Sans"/>
    </style:style>
    <style:style style:name="P5" style:family="paragraph" style:parent-style-name="Contents_20_3">
      <style:text-properties style:font-name="DejaVu Sans"/>
    </style:style>
    <style:style style:name="P6" style:family="paragraph" style:parent-style-name="Contents_20_5">
      <style:text-properties style:font-name="DejaVu Sans"/>
    </style:style>
    <style:style style:name="P7" style:family="paragraph" style:parent-style-name="Standard">
      <style:text-properties fo:color="#000000" style:font-name="DejaVu Sans" fo:font-size="11pt" fo:language="en" fo:country="US" style:font-name-asian="ヒラギノ角ゴ Pro W3" style:font-size-asian="11pt" style:font-name-complex="Times New Roman1" style:font-size-complex="10pt"/>
    </style:style>
    <style:style style:name="P8" style:family="paragraph" style:parent-style-name="Standard">
      <style:text-properties style:font-name="DejaVu Sans"/>
    </style:style>
    <style:style style:name="P9" style:family="paragraph" style:parent-style-name="Standard">
      <style:text-properties style:font-name="DejaVu Sans" fo:font-size="24pt" style:font-size-asian="24pt" style:font-name-complex="AlgerianBasD1" style:font-size-complex="24pt"/>
    </style:style>
    <style:style style:name="P10" style:family="paragraph" style:parent-style-name="Standard">
      <style:text-properties style:font-name="DejaVu Sans" fo:letter-spacing="0.882cm" style:font-name-complex="Trajan Pro Bold1"/>
    </style:style>
    <style:style style:name="P11" style:family="paragraph" style:parent-style-name="Standard">
      <style:text-properties style:font-name="DejaVu Sans" fo:font-size="32pt" fo:letter-spacing="0.026cm" fo:language="en" fo:country="US" fo:font-weight="bold" style:font-name-asian="Times New Roman1" style:font-size-asian="32pt" style:font-weight-asian="bold" style:font-name-complex="AlgerianBasD1" style:font-size-complex="32pt" style:font-weight-complex="bold"/>
    </style:style>
    <style:style style:name="P12" style:family="paragraph" style:parent-style-name="Standard">
      <style:text-properties style:font-name="DejaVu Sans" fo:font-size="32pt" fo:letter-spacing="0.026cm" fo:font-weight="bold" style:font-size-asian="32pt" style:font-weight-asian="bold" style:font-name-complex="AlgerianBasD1" style:font-size-complex="32pt" style:font-weight-complex="bold"/>
    </style:style>
    <style:style style:name="P13" style:family="paragraph" style:parent-style-name="Standard">
      <style:text-properties style:font-name="DejaVu Sans" fo:font-size="32pt" fo:letter-spacing="0.026cm" fo:font-weight="bold" style:font-name-asian="Times New Roman1" style:font-size-asian="32pt" style:font-weight-asian="bold" style:font-name-complex="AlgerianBasD1" style:font-size-complex="32pt" style:font-weight-complex="bold"/>
    </style:style>
    <style:style style:name="P14" style:family="paragraph" style:parent-style-name="Standard">
      <style:text-properties style:font-name="DejaVu Sans" fo:font-size="20pt" fo:letter-spacing="0.026cm" fo:language="en" fo:country="GB" fo:font-weight="bold" style:font-name-asian="Times New Roman1" style:font-size-asian="20pt" style:font-weight-asian="bold" style:font-name-complex="AlgerianBasD1" style:font-size-complex="20pt" style:font-weight-complex="bold"/>
    </style:style>
    <style:style style:name="P15" style:family="paragraph" style:parent-style-name="Standard">
      <style:paragraph-properties fo:line-height="0.554cm" fo:text-align="justify" style:justify-single-word="false"/>
      <style:text-properties style:font-name="DejaVu Sans" fo:font-size="11pt" fo:font-style="italic" style:font-size-asian="11pt" style:font-style-asian="italic" style:font-name-complex="AvantGarde[T]1" style:font-size-complex="11pt" style:font-style-complex="italic"/>
    </style:style>
    <style:style style:name="P16" style:family="paragraph" style:parent-style-name="Standard">
      <style:paragraph-properties fo:line-height="0.529cm" fo:text-align="justify" style:justify-single-word="false"/>
      <style:text-properties style:font-name="DejaVu Sans" fo:font-size="11pt" fo:font-style="italic" style:font-size-asian="11pt" style:font-style-asian="italic" style:font-name-complex="AvantGarde[T]1" style:font-size-complex="11pt" style:font-style-complex="italic"/>
    </style:style>
    <style:style style:name="P17" style:family="paragraph" style:parent-style-name="Standard">
      <style:text-properties style:font-name="DejaVu Sans" fo:font-size="11pt" fo:language="en" fo:country="GB" style:font-name-asian="Times New Roman1" style:font-size-asian="11pt" style:font-name-complex="AvantGarde[T]1" style:font-size-complex="11pt"/>
    </style:style>
    <style:style style:name="P18" style:family="paragraph" style:parent-style-name="Standard">
      <style:text-properties style:font-name="DejaVu Sans" fo:font-size="11pt" fo:language="en" fo:country="US" style:font-name-asian="ヒラギノ角ゴ Pro W3" style:font-size-asian="11pt" style:font-name-complex="Times New Roman1" style:font-size-complex="10pt"/>
    </style:style>
    <style:style style:name="P19" style:family="paragraph" style:parent-style-name="Standard">
      <style:paragraph-properties fo:line-height="0.529cm" fo:text-align="justify" style:justify-single-word="false"/>
      <style:text-properties style:font-name="DejaVu Sans" fo:font-style="italic" style:font-style-asian="italic" style:font-name-complex="AvantGarde[T]1" style:font-style-complex="italic"/>
    </style:style>
    <style:style style:name="P20" style:family="paragraph" style:parent-style-name="TR_20_Alinti">
      <style:text-properties style:font-name="DejaVu Sans"/>
    </style:style>
    <style:style style:name="P21" style:family="paragraph" style:parent-style-name="TR_20_Alinti_20_Italik">
      <style:text-properties style:font-name="DejaVu Sans"/>
    </style:style>
    <style:style style:name="P22" style:family="paragraph" style:parent-style-name="TR_20_Ana_20_Metin">
      <style:text-properties style:font-name="DejaVu Sans"/>
    </style:style>
    <style:style style:name="P23" style:family="paragraph" style:parent-style-name="TR_20_Ana_20_Metin">
      <style:paragraph-properties fo:text-align="center" style:justify-single-word="false"/>
      <style:text-properties style:font-name="DejaVu Sans"/>
    </style:style>
    <style:style style:name="P24" style:family="paragraph" style:parent-style-name="TR_20_Ana_20_Metin">
      <style:text-properties style:font-name="DejaVu Sans" fo:language="tr" fo:country="TR"/>
    </style:style>
    <style:style style:name="P25" style:family="paragraph" style:parent-style-name="TR_20_Ana_20_Metin">
      <style:text-properties style:font-name="DejaVu Sans" fo:language="tr" fo:country="TR" style:font-name-complex="Bible[T]1"/>
    </style:style>
    <style:style style:name="P26" style:family="paragraph" style:parent-style-name="TR_20_Ana_20_Metin">
      <style:text-properties style:font-name="DejaVu Sans" fo:font-weight="bold" style:font-weight-asian="bold"/>
    </style:style>
    <style:style style:name="P27" style:family="paragraph" style:parent-style-name="TR_20_Ana_20_Metin">
      <style:text-properties style:font-name="DejaVu Sans" fo:letter-spacing="0.026cm" fo:language="tr" fo:country="TR" style:font-name-complex="Bible[T]1"/>
    </style:style>
    <style:style style:name="P28" style:family="paragraph" style:parent-style-name="TR_20_Ana_20_Metin_20_Bold">
      <style:text-properties style:font-name="DejaVu Sans"/>
    </style:style>
    <style:style style:name="P29" style:family="paragraph" style:parent-style-name="TR_20_Ana_20_Metin_20_Bold">
      <style:paragraph-properties fo:text-align="center" style:justify-single-word="false"/>
      <style:text-properties style:font-name="DejaVu Sans"/>
    </style:style>
    <style:style style:name="P30" style:family="paragraph" style:parent-style-name="TR_20_Ayet">
      <style:text-properties style:font-name="DejaVu Sans"/>
    </style:style>
    <style:style style:name="P31" style:family="paragraph" style:parent-style-name="TR_20_Baslik_20_1">
      <style:text-properties style:font-name="DejaVu Sans"/>
    </style:style>
    <style:style style:name="P32" style:family="paragraph" style:parent-style-name="TR_20_Baslik_20_1">
      <style:text-properties style:font-name="DejaVu Sans" style:font-name-asian="Times New Roman1"/>
    </style:style>
    <style:style style:name="P33" style:family="paragraph" style:parent-style-name="TR_20_Baslik_20_1">
      <style:paragraph-properties fo:break-before="page"/>
      <style:text-properties style:font-name="DejaVu Sans"/>
    </style:style>
    <style:style style:name="P34" style:family="paragraph" style:parent-style-name="TR_20_Baslik_20_1">
      <style:paragraph-properties fo:break-before="column"/>
      <style:text-properties style:font-name="DejaVu Sans"/>
    </style:style>
    <style:style style:name="P35" style:family="paragraph" style:parent-style-name="TR_20_Baslik_20_2">
      <style:text-properties style:font-name="DejaVu Sans"/>
    </style:style>
    <style:style style:name="P36" style:family="paragraph" style:parent-style-name="TR_20_Baslik_20_3">
      <style:text-properties style:font-name="DejaVu Sans"/>
    </style:style>
    <style:style style:name="P37" style:family="paragraph" style:parent-style-name="TR_20_Baslik_20_4">
      <style:text-properties style:font-name="DejaVu Sans"/>
    </style:style>
    <style:style style:name="P38" style:family="paragraph" style:parent-style-name="TR_20_Kitap_20_Adi" style:master-page-name="Standard">
      <style:paragraph-properties style:page-number="auto"/>
      <style:text-properties style:font-name="DejaVu Sans"/>
    </style:style>
    <style:style style:name="P39" style:family="paragraph" style:parent-style-name="TR_20_Yazar_20_Adi">
      <style:text-properties style:font-name="DejaVu Sans"/>
    </style:style>
    <style:style style:name="P40" style:family="paragraph" style:parent-style-name="Tr_20_Giris_20_1">
      <style:text-properties style:font-name="DejaVu Sans"/>
    </style:style>
    <style:style style:name="P41" style:family="paragraph" style:parent-style-name="tr_20_son_20_ayet">
      <style:text-properties style:font-name="DejaVu Sans"/>
    </style:style>
    <style:style style:name="T1" style:family="text">
      <style:text-properties style:font-name="Minion Pro" style:font-name-complex="Minion Pro1"/>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font-weight-asian="bold" style:font-name-complex="Minion Pro Bold1" style:font-weight-complex="bold"/>
    </style:style>
    <style:style style:name="T5" style:family="text">
      <style:text-properties style:font-name="Minion Pro SmBd" style:font-name-complex="Minion Pro SmBd1"/>
    </style:style>
    <style:style style:name="T6" style:family="text">
      <style:text-properties style:text-position="super 58%" style:font-name="Minion Pro Bold" style:font-name-complex="Minion Pro Bold1"/>
    </style:style>
    <style:style style:name="T7" style:family="text">
      <style:text-properties style:text-position="super 58%" fo:font-style="italic" style:font-style-asian="italic" style:font-style-complex="italic"/>
    </style:style>
    <style:style style:name="T8" style:family="text">
      <style:text-properties style:text-position="super 58%" style:font-name-complex="Minion Pro Bold1"/>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style>
    <style:style style:name="T12" style:family="text">
      <style:text-properties fo:font-size="13pt" style:font-size-asian="13pt" style:font-size-complex="13pt"/>
    </style:style>
    <style:style style:name="T13" style:family="text">
      <style:text-properties style:font-name="Myriad Pro Cond" style:font-name-complex="Myriad Pro Cond1"/>
    </style:style>
    <style:style style:name="T14" style:family="text">
      <style:text-properties style:font-name="Minion Pro Bold" fo:font-weight="bold" style:font-weight-asian="bold" style:font-name-complex="Minion Pro Bold1" style:font-weight-complex="bold"/>
    </style:style>
    <style:style style:name="T15" style:family="text">
      <style:text-properties style:font-name="Trajan Pro Bold" fo:font-size="12pt" fo:letter-spacing="0.265cm" style:font-size-asian="12pt" style:font-name-complex="Trajan Pro Bold1" style:font-size-complex="12pt"/>
    </style:style>
    <style:style style:name="T16" style:family="text">
      <style:text-properties style:font-name="Trajan Pro Bold" fo:font-size="12pt" fo:letter-spacing="0.882cm" fo:language="en" fo:country="GB" style:font-size-asian="12pt" style:font-name-complex="Trajan Pro Bold1" style:font-size-complex="12pt"/>
    </style:style>
    <style:style style:name="T17" style:family="text">
      <style:text-properties style:font-name="Trajan Pro Bold" fo:font-size="10.5pt" fo:letter-spacing="0.265cm" style:font-size-asian="10.5pt" style:font-name-complex="Trajan Pro Bold1" style:font-size-complex="10.5pt"/>
    </style:style>
    <style:style style:name="T18" style:family="text">
      <style:text-properties style:font-name="Minion Pro Ital" style:font-name-complex="Minion Pro Ital1"/>
    </style:style>
    <style:style style:name="T19" style:family="text">
      <style:text-properties style:font-name="Minion Pro Bold Cond" fo:font-size="14pt" fo:letter-spacing="0.026cm" fo:language="tr" fo:country="TR" fo:font-style="italic" style:text-underline-style="solid" style:text-underline-width="auto" style:text-underline-color="font-color" style:font-size-asian="14pt" style:font-style-asian="italic" style:font-name-complex="Minion Pro Bold Cond1" style:font-size-complex="14pt" style:font-style-complex="italic"/>
    </style:style>
    <style:style style:name="T20" style:family="text">
      <style:text-properties style:font-name="Monaco" style:font-name-complex="Monaco1"/>
    </style:style>
    <style:style style:name="T21" style:family="text">
      <style:text-properties style:text-underline-style="solid" style:text-underline-width="auto" style:text-underline-color="font-color" fo:font-weight="bold" style:font-weight-asian="bold"/>
    </style:style>
    <style:style style:name="T22" style:family="text">
      <style:text-properties fo:font-size="10pt" style:font-size-asian="10pt"/>
    </style:style>
    <style:style style:name="T23" style:family="text">
      <style:text-properties style:font-name-complex="Minion Pro1"/>
    </style:style>
    <style:style style:name="T24" style:family="text">
      <style:text-properties style:font-name-complex="Minion Pro SmBd1"/>
    </style:style>
    <style:style style:name="T25" style:family="text">
      <style:text-properties style:font-name-complex="Myriad Pro Cond1"/>
    </style:style>
    <style:style style:name="T26" style:family="text">
      <style:text-properties fo:font-size="12pt" fo:letter-spacing="0.265cm" style:font-size-asian="12pt" style:font-name-complex="Trajan Pro Bold1" style:font-size-complex="12pt"/>
    </style:style>
    <style:style style:name="T27" style:family="text">
      <style:text-properties fo:font-size="12pt" fo:letter-spacing="0.882cm" fo:language="en" fo:country="GB" style:font-size-asian="12pt" style:font-name-complex="Trajan Pro Bold1" style:font-size-complex="12pt"/>
    </style:style>
    <style:style style:name="T28" style:family="text">
      <style:text-properties style:font-name-complex="Minion Pro Ital1"/>
    </style:style>
    <style:style style:name="T29" style:family="text">
      <style:text-properties fo:font-size="10.5pt" fo:letter-spacing="0.265cm" style:font-size-asian="10.5pt" style:font-name-complex="Trajan Pro Bold1" style:font-size-complex="10.5pt"/>
    </style:style>
    <style:style style:name="T30" style:family="text">
      <style:text-properties fo:font-size="14pt" fo:letter-spacing="0.026cm" fo:language="tr" fo:country="TR" fo:font-style="italic" style:text-underline-style="solid" style:text-underline-width="auto" style:text-underline-color="font-color" style:font-size-asian="14pt" style:font-style-asian="italic" style:font-name-complex="Minion Pro Bold Cond1" style:font-size-complex="14pt" style:font-style-complex="italic"/>
    </style:style>
    <style:style style:name="T31" style:family="text">
      <style:text-properties style:font-name-complex="Monaco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THE PROFOUND DARKNESS OF THE HYPOCRITE</text:h>
      <text:p text:style-name="P22"/>
      <text:p text:style-name="P22"/>
      <text:p text:style-name="P39">ADNAN OKTAR (HARUN YAHYA)</text:p>
      <text:p text:style-name="P22"/>
      <text:p text:style-name="P22"/>
      <text:p text:style-name="P8"/>
      <text:h text:style-name="P33" text:outline-level="1">ABOUT THE AUTHOR</text:h>
      <text:p text:style-name="P22"/>
      <text:p text:style-name="P22"/>
      <text:p text:style-name="P22">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22">Harun Yahya's works, translated into 76 different languages, constitute a collection for a total of more than 55,000 pages with 40,000 illustrations. </text:p>
      <text:p text:style-name="P22">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pbuh), last of the prophets. Under the guidance of the Qur'an and the Sunnah (teachings of the Prophet), the author makes it his purpose to disprove each fundamental tenet of irreligious ideologies and to have the "last word," so as to completely silence the objections raised against religion. He uses the seal of the final Prophet (pbuh), who attained ultimate wisdom and moral perfection, as a sign of his intention to offer the last word. </text:p>
      <text:p text:style-name="P22">All of Harun Yahya's works share one single goal: to convey the Qur'an's message, encourage readers to consider basic faith-related issues such as God's existence and unity and the hereafter; and to expose irreligious systems' feeble foundations and perverted ideologies. </text:p>
      <text:p text:style-name="P22">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22">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22"><text:soft-page-break/>This is no doubt a result of the Qur'an's wisdom and lucidity. The author modestly intends to serve as a means in humanity's search for God's right path. No material gain is sought in the publication of these works.</text:p>
      <text:p text:style-name="P22">Those who encourage others to read these books, to open their minds and hearts and guide them to become more devoted servants of God, render an invaluable service. </text:p>
      <text:p text:style-name="P22">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22">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22">In this effort, the books of Harun Yahya assume a leading role. By the will of God, these books will be a means through which people in the twenty-first century will attain the peace, justice, and happiness promised in the Qur'an.</text:p>
      <text:p text:style-name="P22"/>
      <text:p text:style-name="P22"/>
      <text:p text:style-name="P9"/>
      <text:h text:style-name="P33" text:outline-level="1">TO THE READER</text:h>
      <text:p text:style-name="P22"/>
      <text:p text:style-name="P22"/>
      <text:p text:style-name="P22">• <text:tab/>A special chapter is assigned to the collapse of the theory of evolution because this theory constitutes the basis of all anti-spiritual philosophies. Since Darwinism rejects the fact of creation—and therefore, God'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22">• <text:tab/>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22">• <text:tab/>This and all the other books by the author can be read individually, or discussed in a group. Readers eager to profit from the books will find discussion very useful, letting them relate their reflections and experiences to one another. </text:p>
      <text:p text:style-name="P22">• <text:tab/>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p>
      <text:p text:style-name="P22">• <text:tab/>We hope the reader will look through the reviews of his other books at the back of this book. His rich source material on faith-related issues is very useful, and a pleasure to read. </text:p>
      <text:p text:style-name="P22">• <text:tab/>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22"/>
      <text:p text:style-name="P22"/>
      <text:p text:style-name="P22"/>
      <text:p text:style-name="P23">First Edition: August 2016</text:p>
      <text:p text:style-name="P23">Published by: ARAŞTIRMA PUBLISHING</text:p>
      <text:p text:style-name="P23">Kayışdağı Mah. Değirmen Sok. No: 3</text:p>
      <text:p text:style-name="P23">Ataşehir / İstanbul / Turkey <text:s/>- Tel: (+90 216) 6600059</text:p>
      <text:p text:style-name="P23"><text:soft-page-break/>Printed by: Vizyon Basımevi</text:p>
      <text:p text:style-name="P22"/>
      <text:p text:style-name="P23">Deposite İş Merkezi A6 Blok No: 309 İkitelli OSB</text:p>
      <text:p text:style-name="P23">Küçükçekmece - İstanbul / Turkey <text:s/>- Tel: (+90) 212 6716151</text:p>
      <text:p text:style-name="P22"/>
      <text:p text:style-name="P23">All translations from the Qur'an are from<text:line-break/>The Noble Qur'an: a New Rendering of its Meaning in English<text:line-break/>by Hajj Abdalhaqq and Aisha Bewley, published by Bookwork,<text:line-break/>Norwich, UK. 1420 CE/1999 AH.</text:p>
      <text:p text:style-name="P22"/>
      <text:p text:style-name="P29">www.harunyahya.com - en.harunyahya.tv - en.a9.com.tr</text:p>
      <text:p text:style-name="P22"/>
      <text:p text:style-name="P22"/>
      <text:p text:style-name="P10"/>
      <text:h text:style-name="P33" text:outline-level="1">CONTENTS</text:h>
      <text:p text:style-name="P22"/>
      <text:p text:style-name="P22"/>
      <text:h text:style-name="P6" text:outline-level="1">PREFACE<text:tab/>14</text:h>
      <text:h text:style-name="P6" text:outline-level="1">INTRODUCTION<text:tab/>16</text:h>
      <text:h text:style-name="P6" text:outline-level="1">WHO IS A HYPOCRITE?<text:tab/>19</text:h>
      <text:h text:style-name="P4" text:outline-level="1">Hypocrites: The most despicable human character known to man<text:tab/>19</text:h>
      <text:h text:style-name="P4" text:outline-level="1">Hypocrites are like moles among Muslims<text:tab/>19</text:h>
      <text:h text:style-name="P4" text:outline-level="1">It is very important to provide a description of hypocrisy to help <text:line-break/>the Islamic world identify hypocrites<text:tab/>21</text:h>
      <text:h text:style-name="P6" text:outline-level="1">THE DIVINE POWERS OF THE WORLD AND THE EVIL GROUPS THAT OPPOSE THEM<text:tab/>23</text:h>
      <text:h text:style-name="P4" text:outline-level="1">The struggle between good and evil has continued in every period in history<text:tab/>23</text:h>
      <text:h text:style-name="P4" text:outline-level="1">The system of the antichrist in every era appears as the dirty alliance <text:line-break/>of the satan, the deep states of the world and unbelievers<text:tab/>25</text:h>
      <text:h text:style-name="P6" text:outline-level="1">HYPOCRITES' FRIENDSHIP WITH THE SATAN<text:tab/>28</text:h>
      <text:h text:style-name="P4" text:outline-level="1">Satan is the leader of hypocrites<text:tab/>28</text:h>
      <text:h text:style-name="P4" text:outline-level="1">A hypocrite is satan incarnate<text:tab/>29</text:h>
      <text:h text:style-name="P4" text:outline-level="1">Hypocrites are the servants of satan in 'human' form and 'Muslim' disguise<text:tab/>30</text:h>
      <text:h text:style-name="P4" text:outline-level="1">Hypocrites receive orders directly from satan <text:line-break/>while they slyly cooperate with unbelievers<text:tab/>31</text:h>
      <text:h text:style-name="P6" text:outline-level="1">THE ALLIANCE OF DEEP STATES WITH HYPOCRITES<text:tab/>33</text:h>
      <text:h text:style-name="P4" text:outline-level="1">Hypocrites side with the party who they regard as stronger<text:tab/>33</text:h>
      <text:h text:style-name="P4" text:outline-level="1">Hypocrites regard the deep states of the world and unbelievers' <text:line-break/>power groups -surely God is above such thoughts- as greater than God<text:tab/>36</text:h>
      <text:h text:style-name="P4" text:outline-level="1">The deep states of the antichrist use hypocrites to meet their evil goals<text:tab/>37</text:h>
      <text:h text:style-name="P4" text:outline-level="1">Deep states are dexterous at spotting hypocrites<text:tab/>38</text:h>
      <text:h text:style-name="P4" text:outline-level="1">Hypocrites are soldiers of the antichrist and the deep states<text:tab/>41</text:h>
      <text:h text:style-name="P4" text:outline-level="1"><text:soft-page-break/>Hypocrites, satan and the deep states have formed a 'circle of evil' in unison<text:tab/>42</text:h>
      <text:h text:style-name="P4" text:outline-level="1">Hypocrites tell lies to Muslims, whereas they confide in their friends among <text:line-break/>unbelievers and the members of the deep state<text:tab/>43</text:h>
      <text:h text:style-name="P6" text:outline-level="1">THE DARK WORLD OF HYPOCRITES<text:tab/>45</text:h>
      <text:h text:style-name="P4" text:outline-level="1">Hypocrites' minds are wrapped up in their lives before they embraced faith <text:line-break/>and they long for those days they have spent as unbelievers<text:tab/>45</text:h>
      <text:h text:style-name="P4" text:outline-level="1">Hypocrites secretly communicate with their associates <text:line-break/>when they are among Muslims <text:tab/>49</text:h>
      <text:h text:style-name="P4" text:outline-level="1">Hypocrites are like a magnet in their ability to seek out <text:line-break/>hypocrites all around the world<text:tab/>51</text:h>
      <text:h text:style-name="P4" text:outline-level="1">Hypocrites insidiously and ceaselessly venture against Muslims<text:tab/>52</text:h>
      <text:h text:style-name="P6" text:outline-level="1">HYPOCRITES ATTEMPT TO INGRATIATE THEMSELVES <text:line-break/>WITH THE IRRELIGIOUS <text:tab/>54</text:h>
      <text:h text:style-name="P4" text:outline-level="1">Hypocrites, in their opinion, consider religion monotonous<text:tab/>54</text:h>
      <text:h text:style-name="P4" text:outline-level="1">Hypocrites consider unbelievers having high-quality, not the Muslims<text:tab/>56</text:h>
      <text:h text:style-name="P4" text:outline-level="1">Hypocrites feel ashamed of being recognized as Muslims<text:tab/>56</text:h>
      <text:h text:style-name="P4" text:outline-level="1">Hypocrites do not want to be known as people who read religious books<text:tab/>58</text:h>
      <text:h text:style-name="P4" text:outline-level="1">When hypocrites talk about topics on faith, they slyly preach impiety<text:tab/>59</text:h>
      <text:h text:style-name="P4" text:outline-level="1">Hypocrites spread their own evil philosophies, not Islam<text:tab/>60</text:h>
      <text:h text:style-name="P4" text:outline-level="1">Hypocrites remember God not through the Qur'an, <text:line-break/>but in their own evil ways<text:tab/>61</text:h>
      <text:h text:style-name="P4" text:outline-level="1">When hypocrites have to serve in the way of Islam, they insidiously <text:line-break/>find a way to serve the good of unbelievers instead<text:tab/>62</text:h>
      <text:h text:style-name="P6" text:outline-level="1">HOW HYPOCRITES UTILIZE TECHNOLOGY AND <text:line-break/>SOCIAL MEDIA FOR THEIR EVIL PLOTS<text:tab/>64</text:h>
      <text:h text:style-name="P4" text:outline-level="1">Hypocrites take an evil pleasure and excitement from being <text:line-break/>able to sneakily harness technological means<text:tab/>64</text:h>
      <text:h text:style-name="P4" text:outline-level="1">Hypocrites secretly communicate with and provide intelligence <text:line-break/><text:soft-page-break/>to unbelievers through Internet and smart computer technologies<text:tab/>66</text:h>
      <text:h text:style-name="P4" text:outline-level="1">Hypocrites try to conceal their secret communications with the <text:line-break/>unbelievers through advanced technological means and sneaky methods<text:tab/>68</text:h>
      <text:h text:style-name="P4" text:outline-level="1">Hypocrites use their social media accounts to earn the appreciation <text:line-break/>of unbelievers<text:tab/>70</text:h>
      <text:h text:style-name="P4" text:outline-level="1">Hypocrites despise sharing posts that remind them of religion <text:line-break/>on their social media accounts<text:tab/>71</text:h>
      <text:h text:style-name="P4" text:outline-level="1">Hypocrites avoid following the social media accounts of Muslims<text:tab/>73</text:h>
      <text:h text:style-name="P4" text:outline-level="1">How hypocrites use social media to attract supporters <text:line-break/>from among unbelievers<text:tab/>74</text:h>
      <text:h text:style-name="P6" text:outline-level="1">THE INTELLIGENCE GATHERING AND ESPIONAGE OF HYPOCRITES<text:tab/>77</text:h>
      <text:h text:style-name="P4" text:outline-level="1">A significant characteristic of hypocrites: Sneakiness, covertness<text:tab/>77</text:h>
      <text:h text:style-name="P4" text:outline-level="1">Hypocrites use a special and secret language in their <text:line-break/>communication with unbelievers<text:tab/>78</text:h>
      <text:h text:style-name="P4" text:outline-level="1">The dirty alliance between hypocrites and unbelievers: <text:line-break/>Spying and espionage<text:tab/>81</text:h>
      <text:h text:style-name="P4" text:outline-level="1">All the deep and evil organizations around the world <text:line-break/>employ hypocrites for spying activities<text:tab/>83</text:h>
      <text:h text:style-name="P4" text:outline-level="1">Hypocritical spies, who provided intelligence to the deep evil organizations, <text:line-break/>were planted with all the important figures in history <text:tab/>85</text:h>
      <text:h text:style-name="P4" text:outline-level="1">Hypocrites also provided intelligence to the enemies of our Prophet (pbuh)<text:tab/>86</text:h>
      <text:h text:style-name="P4" text:outline-level="1">The revelation scribe of our Prophet (pbuh) <text:line-break/>would provide intelligence to unbelievers<text:tab/>88</text:h>
      <text:h text:style-name="P4" text:outline-level="1">Hypocrites ceaselessly monitor and spy on Muslims <text:line-break/>in an attempt to gather intelligence <text:tab/>90</text:h>
      <text:h text:style-name="P4" text:outline-level="1">Hypocrites move silently to be able to gather intelligence<text:tab/>92</text:h>
      <text:h text:style-name="P6" text:outline-level="1">HYPOCRITES' STRUGGLE TO STRENGTHEN <text:line-break/>DEVIANT IDEOLOGIES INSTEAD OF ISLAM <text:tab/>93</text:h>
      <text:h text:style-name="P4" text:outline-level="1"><text:soft-page-break/>Aiming to weaken Islam, hypocrites advocate <text:line-break/>all kinds of deviance opposed to religion<text:tab/>93</text:h>
      <text:h text:style-name="P4" text:outline-level="1">Hypocrites support homosexuality in order to bring a deviant <text:line-break/>understanding to replace Islam and to win the favor of unbelievers<text:tab/>95</text:h>
      <text:h text:style-name="P4" text:outline-level="1">The peculiar interest of hypocrites and opponents of Islam towards <text:line-break/>Mawlana Jalaluddin Rumi<text:tab/>98</text:h>
      <text:h text:style-name="P4" text:outline-level="1">Hypocrites among the People of Lot (pbuh) <text:line-break/>were endorsing homosexuality<text:tab/>102</text:h>
      <text:h text:style-name="P4" text:outline-level="1">The hypocrite wife of Prophet Lot (pbuh) provided intelligence <text:line-break/>to unbelievers and backed homosexuals of the time<text:tab/>105</text:h>
      <text:h text:style-name="P4" text:outline-level="1">The wife of the Prophet Noah (pbuh) supported the deviants of <text:line-break/>her community and provided intelligence to unbelievers <text:line-break/>against the Prophet <text:tab/>108</text:h>
      <text:h text:style-name="P6" text:outline-level="1">THE HYPOCRITE'S IMMORALITY AND RUSES<text:tab/><text:span text:style-name="T23">110</text:span></text:h>
      <text:h text:style-name="P4" text:outline-level="1">Muslims act in accordance with their 'conscience' <text:line-break/>while hypocrites act with their 'logic' <text:tab/>110</text:h>
      <text:h text:style-name="P4" text:outline-level="1">Hypocrites side with not the party of truth, <text:line-break/>but the one they believe to be powerful and showy<text:tab/>112</text:h>
      <text:h text:style-name="P4" text:outline-level="1">Hypocrites are always seeking benefit<text:tab/>113</text:h>
      <text:h text:style-name="P4" text:outline-level="1">Hypocrites try to show themselves as one of the <text:line-break/>most pious among Muslims<text:tab/>114</text:h>
      <text:h text:style-name="P4" text:outline-level="1">Hypocrites neither take ablution nor perform prayer <text:line-break/>when they think no one sees them <text:tab/>115</text:h>
      <text:h text:style-name="P4" text:outline-level="1">Hypocrites turn into 'sycophantic' characters in order to derive benefits <text:tab/>117</text:h>
      <text:h text:style-name="P4" text:outline-level="1">Hypocrites' heart is full of resentment; <text:line-break/>this dirt and evil reflects on their face<text:tab/>120</text:h>
      <text:h text:style-name="P4" text:outline-level="1">The resentment, anger and jealousy within hypocrites' hearts, <text:line-break/>reflect on their attitudes for all day long<text:tab/>121</text:h>
      <text:h text:style-name="P4" text:outline-level="1">Hypocrites look menacingly in order to discomfort Muslims <text:line-break/>and lead to disturbance<text:tab/>121</text:h>
      <text:h text:style-name="P4" text:outline-level="1">The body language hypocrites use for their evil actions<text:tab/>123</text:h>
      <text:h text:style-name="P5" text:outline-level="1">1- Contemplating and planning evil actions beforehand<text:tab/>124</text:h>
      <text:h text:style-name="P5" text:outline-level="1"><text:soft-page-break/>2- Their evil looks <text:tab/>124</text:h>
      <text:h text:style-name="P5" text:outline-level="1">3- Their scowling<text:tab/>124</text:h>
      <text:h text:style-name="P5" text:outline-level="1">4- Their grimacing <text:tab/>125</text:h>
      <text:h text:style-name="P5" text:outline-level="1">5- Turning their back on<text:tab/>126</text:h>
      <text:h text:style-name="P5" text:outline-level="1">6- Their being snobbish<text:tab/>126</text:h>
      <text:h text:style-name="P4" text:outline-level="1">When hypocrites think that they can't do enough action <text:line-break/>with their dingy glances, they try to insult Muslims with their parlance<text:tab/>127</text:h>
      <text:h text:style-name="P4" text:outline-level="1">Hypocrites scream unrestrainedly when they get angry<text:tab/>130</text:h>
      <text:h text:style-name="P4" text:outline-level="1">Hypocrites strut arrogantly with their disdainfulness<text:tab/>131</text:h>
      <text:h text:style-name="P4" text:outline-level="1">Hypocrites are deprived of respect; <text:line-break/>they are discourteous and inconsiderate<text:tab/>133</text:h>
      <text:h text:style-name="P4" text:outline-level="1">Hypocrites were raising their voices in the presence of our Prophet (pbuh) <text:line-break/>and talking in an insolent manner<text:tab/>134</text:h>
      <text:h text:style-name="P4" text:outline-level="1">Hypocrites were trying to come to the fore beside our Prophet (pbuh) <text:line-break/>and trying to exalt themselves<text:tab/>135</text:h>
      <text:h text:style-name="P4" text:outline-level="1">Hypocrites were talking to our Prophet (pbuh) <text:line-break/>loudly from outside his private quarters<text:tab/>139</text:h>
      <text:h text:style-name="P4" text:outline-level="1">While Muslims remember God with love, <text:line-break/>hypocrites rarely remember God<text:tab/>141</text:h>
      <text:h text:style-name="P4" text:outline-level="1">Hypocrites don't want to mention religious subjects whereas <text:line-break/>they are quite zealous and proficient on talking about worldly matters<text:tab/>144</text:h>
      <text:h text:style-name="P4" text:outline-level="1">Hypocrites don't care enhancing their morality but their 'appearance' <text:line-break/>and 'being admired' are vital for them<text:tab/>146</text:h>
      <text:h text:style-name="P4" text:outline-level="1">Hypocrites resemble 'whitewashed tombs that look beautiful from outside <text:line-break/>but actually dead and full of dirt inside'<text:tab/>148</text:h>
      <text:h text:style-name="P4" text:outline-level="1">Hypocrites are very self-indulgent; they want to be cared <text:line-break/>for and avoid fraying physically with imposter ruses<text:tab/>149</text:h>
      <text:h text:style-name="P4" text:outline-level="1">Getting old and coming closer to death seizes hypocrites <text:line-break/>with fear and dread<text:tab/>151</text:h>
      <text:h text:style-name="P4" text:outline-level="1">Hypocrites assume that the more they abuse Muslims' <text:line-break/>financial opportunities the bigger benefits they obtain<text:tab/>153</text:h>
      <text:h text:style-name="P4" text:outline-level="1">Hypocrites don't like a legal life; they are relieved when they do illegal, <text:line-break/>sneaky and secret things<text:tab/>156</text:h>
      <text:h text:style-name="P4" text:outline-level="1"><text:soft-page-break/>Hypocrites are meticulous to themselves while they are careless towards the<text:line-break/>Prophet (pbuh) and other Muslims<text:tab/>158</text:h>
      <text:h text:style-name="P4" text:outline-level="1">Hypocrites cannot endure receiving advice from Muslims<text:tab/>160</text:h>
      <text:h text:style-name="P4" text:outline-level="1">When hypocrites are given advice, <text:line-break/>they counterattack with lies and slanders<text:tab/>162</text:h>
      <text:h text:style-name="P4" text:outline-level="1">Hypocrites foolishly attempt to 'moralize' Muslims<text:tab/>165</text:h>
      <text:h text:style-name="P4" text:outline-level="1">Hypocrites are insanely protective of themselves<text:tab/>167</text:h>
      <text:h text:style-name="P4" text:outline-level="1">Hypocrites are suspicious about everything; <text:line-break/>they imagine every detail to be against them<text:tab/>170</text:h>
      <text:h text:style-name="P4" text:outline-level="1">Hypocrites believe that Muslims are 'simple-minded' <text:line-break/>but consider themselves to be 'the wisest people in the world'<text:tab/>172</text:h>
      <text:h text:style-name="P4" text:outline-level="1">Lying takes the form of a 'mental disease' in hypocrites<text:tab/>173</text:h>
      <text:h text:style-name="P4" text:outline-level="1">Hypocrites use lies to struggle against Muslims<text:tab/>174</text:h>
      <text:h text:style-name="P4" text:outline-level="1">Hypocrites try to whitewash themselves by slandering Muslims<text:tab/>176</text:h>
      <text:h text:style-name="P4" text:outline-level="1">With their slanders, hypocrites especially want to defame the messengers, <text:line-break/>who are Muslims' spiritual leaders<text:tab/>178</text:h>
      <text:h text:style-name="P4" text:outline-level="1">For their sneaky games, hypocrites use 'subliminal manipulation'<text:tab/>181</text:h>
      <text:h text:style-name="P4" text:outline-level="1">Hypocrites want to shatter the trust towards the prophets <text:line-break/>and Muslims using subliminal manipulation methods<text:tab/>182</text:h>
      <text:h text:style-name="P4" text:outline-level="1">Hypocrites work up to shake people's trust in God <text:line-break/>with subliminal manipulation methods (may God forbid)<text:tab/>187</text:h>
      <text:h text:style-name="P4" text:outline-level="1">Hypocrites try to distort the words of Muslims by twisting <text:line-break/>the truth and the meaning of the words<text:tab/>189</text:h>
      <text:h text:style-name="P4" text:outline-level="1">Hypocrites want to meet the believers in private <text:line-break/>so that they can calumniate them<text:tab/>190</text:h>
      <text:h text:style-name="P4" text:outline-level="1">Hypocrites constantly swear oaths in order to conceal <text:line-break/>their lies and wicked plans<text:tab/>193</text:h>
      <text:h text:style-name="P4" text:outline-level="1">Hypocrites try really hard to spread doubt <text:line-break/>and fear into the hearts of Muslims<text:tab/>194</text:h>
      <text:h text:style-name="P4" text:outline-level="1">The hypocrite is fond of showing off<text:tab/>196</text:h>
      <text:h text:style-name="P4" text:outline-level="1">Hypocrites aspire every aspect of unbelievers<text:tab/>198</text:h>
      <text:h text:style-name="P4" text:outline-level="1">Hypocrites try to show off with their travelling around the world<text:tab/>201</text:h>
      <text:h text:style-name="P4" text:outline-level="1"><text:soft-page-break/>Hypocrites are similar to "a donkey carrying tomes"<text:tab/>202</text:h>
      <text:h text:style-name="P4" text:outline-level="1">Hypocrites are tactless and disrespectful<text:tab/>206</text:h>
      <text:h text:style-name="P4" text:outline-level="1">Hypocrites pretend being smart and know-it-all at every opportunity<text:tab/>207</text:h>
      <text:h text:style-name="P4" text:outline-level="1">Hypocrites complain and find fault in everything all day long<text:tab/>208</text:h>
      <text:h text:style-name="P4" text:outline-level="1">Hypocrites are very lazy when it comes to working in favor of Islam<text:tab/>210</text:h>
      <text:h text:style-name="P4" text:outline-level="1">Hypocrites pretend they are 'incompetent' near Muslims, <text:line-break/>whereas they are highly skillful and motivated in pleasing unbelievers<text:tab/>213</text:h>
      <text:h text:style-name="P4" text:outline-level="1">Hypocrites denigrate the success of Muslims while trying to present <text:line-break/>themselves as irreplaceable people with superior abilities<text:tab/>217</text:h>
      <text:h text:style-name="P4" text:outline-level="1">Hypocrites envy the success of Muslims a great deal and carry out <text:line-break/>ostensible efforts to prove that they can do better than Muslims<text:tab/>218</text:h>
      <text:h text:style-name="P4" text:outline-level="1">Hypocrites are thieves and swindlers<text:tab/>220</text:h>
      <text:h text:style-name="P4" text:outline-level="1">Hypocrites want to steal not only Muslims' goods and property, <text:line-break/>but also their beauty, health, love, happiness, energy and time<text:tab/>223</text:h>
      <text:h text:style-name="P4" text:outline-level="1">Samiri who was one of the vilest hypocrites in history was also <text:line-break/>known for his theft<text:tab/>224</text:h>
      <text:h text:style-name="P4" text:outline-level="1">Hypocrites are cowards; they reveal their true colors <text:line-break/>instantly in times of difficulty<text:tab/>231</text:h>
      <text:h text:style-name="P4" text:outline-level="1">Hypocrites are jealous of the heartfelt love among Muslims<text:tab/>232</text:h>
      <text:h text:style-name="P4" text:outline-level="1">Hypocrites try to suppress the love between Muslims with lies and slanders<text:tab/>234</text:h>
      <text:h text:style-name="P4" text:outline-level="1">Hypocrites are jealous of all the blessings Muslims possess<text:tab/>236</text:h>
      <text:h text:style-name="P4" text:outline-level="1">Hypocrites' claim of being 'in search of love' is a lie; they use the concept <text:line-break/>of 'love' only to carry out even more of their immoral acts<text:tab/>237</text:h>
      <text:h text:style-name="P4" text:outline-level="1">Hypocrites are loveless creatures; but they use love to <text:line-break/>attain personal gains and emphasize their superiority<text:tab/>240</text:h>
      <text:h text:style-name="P4" text:outline-level="1"><text:soft-page-break/>Hypocrites know that no one really loves them<text:tab/>243</text:h>
      <text:h text:style-name="P4" text:outline-level="1">Hypocrites have no sense of love or respect in their souls<text:tab/>244</text:h>
      <text:h text:style-name="P4" text:outline-level="1">Hypocrites retreat into their shells, <text:line-break/>as they can't stand to see the Muslims<text:tab/>246</text:h>
      <text:h text:style-name="P4" text:outline-level="1">Hypocrites use everything they are given to cause unrest<text:tab/>247</text:h>
      <text:h text:style-name="P4" text:outline-level="1">Hypocrites almost never say "thank God," "praise be to God;" <text:line-break/>they never give thanks and appreciate the gifts God gives to them<text:tab/>249</text:h>
      <text:h text:style-name="P4" text:outline-level="1">Hypocrites are very ungrateful towards Muslims <text:line-break/>from whom they receive nothing but kindness and good manners<text:tab/>250</text:h>
      <text:h text:style-name="P4" text:outline-level="1">Hypocrites use every opportunity they are given to fraternize <text:line-break/>with unbelievers in a bid to plot against the Muslims<text:tab/>253</text:h>
      <text:h text:style-name="P4" text:outline-level="1">In everything hypocrites say, lies a trap; it is important <text:line-break/>to do the exact opposite of these words of hypocrites<text:tab/>255</text:h>
      <text:h text:style-name="P6" text:outline-level="1">HYPOCRITES' FEAR OF GETTING CAUGHT<text:tab/>257</text:h>
      <text:h text:style-name="P4" text:outline-level="1">Hypocrites are terrified of intelligence gathering against them the most; <text:line-break/>they are horrified at the idea that Muslims learn the truths about them<text:tab/>259</text:h>
      <text:h text:style-name="P4" text:outline-level="1">Hypocrites are horrified at the possibility that <text:line-break/>their stealthy deeds might be noticed and exposed<text:tab/>261</text:h>
      <text:h text:style-name="P4" text:outline-level="1">Hypocrites will try hard not to get caught red-handed; with an unending <text:line-break/>series of lies, they will try to cover their crimes and feign innocence<text:tab/>264</text:h>
      <text:h text:style-name="P4" text:outline-level="1">If hypocrites think that they are caught, <text:line-break/>they might suspend their evil acts<text:tab/>266</text:h>
      <text:h text:style-name="P4" text:outline-level="1">Hypocrites continuously change tactics according<text:line-break/>to the changing circumstances; they always have plans A, B, and C<text:tab/>268</text:h>
      <text:h text:style-name="P4" text:outline-level="1">As hypocrites wrongly suppose that they haven't been detected, <text:line-break/>they don't realize that they are giving themselves away ever more clearly<text:tab/>269</text:h>
      <text:h text:style-name="P4" text:outline-level="1">Listening to the signs of hypocrites is one of the things <text:line-break/>that pain hypocrites the most<text:tab/>270</text:h>
      <text:h text:style-name="P4" text:outline-level="1"><text:soft-page-break/>Hypocrites do not come to heel; they do not give up their hypocrisy <text:line-break/>no matter what and they find a new way of 'acting up' <text:line-break/>every time they are caught<text:tab/>274</text:h>
      <text:h text:style-name="P4" text:outline-level="1">Hypocrites fail to hide the "signs of hypocrisy" on them<text:tab/>275</text:h>
      <text:h text:style-name="P6" text:outline-level="1">HYPOCRITES' PLANS TO LEAVE MUSLIMS<text:tab/>277</text:h>
      <text:h text:style-name="P4" text:outline-level="1">Hypocrites have a constant tendency to run away <text:line-break/>but they cannot leave behind the interests they attain from Muslims<text:tab/>277</text:h>
      <text:h text:style-name="P4" text:outline-level="1">Hypocrites delay their departure to be able to <text:line-break/>continue harming Muslims<text:tab/>278</text:h>
      <text:h text:style-name="P4" text:outline-level="1">Hypocrites constantly make plans for the filthy life <text:line-break/>they will lead when they depart<text:tab/>281</text:h>
      <text:h text:style-name="P6" text:outline-level="1">MUSLIMS APPROACH HYPOCRITES WITH <text:line-break/>THE MORALITY OF THE QUR'AN<text:tab/>284</text:h>
      <text:h text:style-name="P4" text:outline-level="1">A hypocrite can never definitively be diagnosed as a "hypocrite"<text:tab/>284</text:h>
      <text:h text:style-name="P4" text:outline-level="1">One needs to follow hypocrites patiently <text:line-break/>and cautiously, and learn about their satanic arts<text:tab/>285</text:h>
      <text:h text:style-name="P4" text:outline-level="1">Learning about the signs of hypocrisy benefits Muslims<text:tab/>288</text:h>
      <text:h text:style-name="P4" text:outline-level="1">The existence of hypocrites constantly turns out to be good for Muslims<text:tab/>290</text:h>
      <text:h text:style-name="P4" text:outline-level="1">It is an important attribute of Muslims to be patient in the anticipation that<text:line-break/>hypocrites might have faith and call them to the morality of the Qur'an<text:tab/>291</text:h>
      <text:h text:style-name="P6" text:outline-level="1">HYPOCRISY ENDS IN ABSOLUTE FAILURE<text:tab/>294</text:h>
      <text:h text:style-name="P4" text:outline-level="1">A hypocrite's life ends in humiliation<text:tab/>294</text:h>
      <text:h text:style-name="P6" text:outline-level="1">CONCLUSION: THE SYSTEM OF THE MAHDI WILL BRIGHTEN <text:line-break/>THE WORLD LIKE THE SUN AND HYPOCRISY WILL END <text:line-break/>BY THE OCCASION OF HAZRAT MAHDI (PBUH)<text:tab/>296</text:h>
      <text:h text:style-name="P6" text:outline-level="1">APPENDIX: THE DECEPTION OF EVOLUTION<text:tab/>300</text:h>
      <text:p text:style-name="P22"/>
      <text:p text:style-name="P22"/>
      <text:p text:style-name="P11"/>
      <text:h text:style-name="P33" text:outline-level="1">PREFACE</text:h>
      <text:p text:style-name="P22"/>
      <text:p text:style-name="P22"/>
      <text:p text:style-name="P22">Ever since humankind was first created, two-faced, wicked people who cause trouble have always been present. Everyone of those who carried out hypocritical acts have taken their place in history with their '<text:span text:style-name="T2">vileness and ignominy'.</text:span> From generation to generation, they were mostly remembered by their treacherous struggle against the believers, and in every era, they were <text:span text:style-name="T2">'despised and humiliated'.</text:span> Whether it is small or big, every despicable action is imprinted and recorded in as a part of history. </text:p>
      <text:p text:style-name="P22"><text:span text:style-name="T2">Just like the names of the famous hypocrites of the past found their way into books and historical records; just like the Pharaoh, Nimrod, Qarun, Samiri, and spouses of the Prophet Lot (pbuh) and the Prophet Noah (pbuh) found their way into the stories told, with their iniquity, contemporary hypocrites will also be the subject of books in the future.</text:span> Just like hypocrites of the Prophet Moses' (pbuh) era were famous for their treachery, hypocrites of the End Times will be remembered for their evil deeds. Their names too will pass from generation to generation, and their despicable and perfidious actions will be part of the history exactly like those who came before them. </text:p>
      <text:p text:style-name="P22">And this act of humiliation will not be limited to life in this world. These evil beings, who will be known as the <text:span text:style-name="T2">'famous hypocrites of their era,'</text:span> will again be known for their despicableness in the hereafter and will forever be debased in disgrace. </text:p>
      <text:p text:style-name="P22">In the afterlife, they will taste the pain of witnessing the glorification of believers and how they are rewarded with the heavens and blessings due to their good morals and patience against the villainy of hypocrites. Hypocrites will forever be tormented by the fact that every evil deed they have carried out against Muslims in this world only increased the believers' glory, honor and position in heaven. Hypocrites who have devoted their whole lives to cause misery and destruction for the Muslims will understand that all they did was prepare for their painful and inevitable end. The anger and hatred they feel towards the Muslims in this world will never cease in the hereafter, and will turn into an irreversible torment that will burn them from inside eternally.</text:p>
      <text:p text:style-name="P22">While hypocrites are experiencing this pain, the Muslims, the ones they worked their whole lives to cause misery upon, will be tasting the greatest happiness in the mansions of heaven. They will be experiencing the immense joy of having earned the love and friendship of God.</text:p>
      <text:p text:style-name="P22">The purpose of this book is to <text:span text:style-name="T2">'remind all hypocrites and those who display the characteristics of hypocrites of these important facts while there is still time to repent.'</text:span> It is <text:span text:style-name="T2">'to make these people think and get advice, and help them believe in God with a sincere heart, before they experience the irreversible torment otherwise waiting for them in the hereafter'. </text:span>It is to help them understand that they can't get anywhere with their <text:soft-page-break/>immorality, sinister tricks, evil alliances and treacherous ruses; and at the end of the road, the only thing they will receive is the endless torment of hellfire. It is also to make them think that <text:span text:style-name="T2">'if they repent and start to believe in God with a profound and sincere love, and if they live by the morality that is pleasing to God, they will gain everything they have ever wished for, everything they have longed for not only in this world, but also in the hereafter.'</text:span> </text:p>
      <text:p text:style-name="P22">It is important not to forget that in the Qur'an, God says, <text:span text:style-name="T2">"But no one pays heed but people of intelligence."</text:span> (Surat al-Baqara, 269) As with all verses of the Qur'an, the only people who will benefit from explanations of the verses about hypocrites<text:span text:style-name="T2"> 'and from the warnings and reminders about the dangers of hypocrisy, are the true Muslims.'</text:span> Therefore, everything in this book -with God's permission- will amplify Muslims' devotion and faith in God, and help them to have better morality. </text:p>
      <text:p text:style-name="P22">Those who persist on remaining hypocrites, those who refuse to get advice, think and repent to come back to the way of God, should never forget this: </text:p>
      <text:p text:style-name="P22">There is a certain truth that they don't know or refuse to understand. God informs us of this fact with the following verse:<text:span text:style-name="T2"> "... God will not give unbelievers any way against the believers."</text:span> (Surat an-Nisa', 141) <text:span text:style-name="T2">God will never grant success to those unbelievers or hypocrites who are on a path against the Muslims, who try to play a treacherous and vile trick on Muslims.</text:span> <text:span text:style-name="T2">This is God's promise that will never change. And, God never breaks His promises.</text:span> </text:p>
      <text:p text:style-name="P22">This is the important fact hypocrites forget. They will endeavor with the most perfidious methods; they will do everything they can to harm Muslims. Maybe even seemingly achieve some success or gain some small benefit. However, these will all be temporary and pseudo benefits. In the end, <text:span text:style-name="T2">'victory will be with the party of God who are sincere Muslims'</text:span>. As God reveals in the Qur'an,<text:span text:style-name="T2"> "… All might belongs to God."</text:span> (Surah Yunus, 65) Therefore, hypocrites will be the ones who will certainly be defeated in this world and in the hereafter. </text:p>
      <text:p text:style-name="P22"/>
      <text:p text:style-name="P22"/>
      <text:p text:style-name="P12"/>
      <text:h text:style-name="P33" text:outline-level="1">INTRODUCTION</text:h>
      <text:p text:style-name="P22"/>
      <text:p text:style-name="P22"/>
      <text:p text:style-name="P22">The<text:span text:style-name="T2"> 'hypocrite threat'</text:span> is one of the most vital and important matters in the Islamic world. Because the main threat the Islamic world faces is <text:span text:style-name="T2">'hypocrisy.'</text:span> Hypocrisy is an evil system which has been <text:span text:style-name="T2">'secretly corroding and trying to destroy the Muslim world'</text:span> for centuries. However, most Muslims are not even aware of this fact. Most people think that '<text:span text:style-name="T2">unbelievers'</text:span> are the main threat against Islam. But, in fact, <text:span text:style-name="T2">'hypocrites'</text:span> are the biggest enemy of Muslims. The grudge, anger, jealousy and hatred hypocrites feel against the Muslims is much stronger than of unbelievers. Just like a drug addict's addiction to drugs, <text:span text:style-name="T2">hypocrites have an addiction to carry out sordidness, vileness and hostility againts Muslims, to cast aspersions on them and to set traps agains them. </text:span>Unbelievers do not like Islam or Muslims; however, their anger or hatred is not as strong as hypocrites'.</text:p>
      <text:p text:style-name="P22"><text:span text:style-name="T2">It is hypocrites who are responsible for the situation the Islamic world is in today.</text:span> One of the main reasons for the suffering and cruelty that we witness in Syria, Iraq, Afghanistan, Palestine, Sudan, Egypt, Libya, Yemen, Arakan and many other places, is hypocrites of the Islamic world. In the Islamic world, the despicable group that '<text:span text:style-name="T2">organizes the mass oppression and massacre of Muslims' </text:span>are hypocrites. The power of deep states and irreligious ideologies of the world expanded due to the support they receive from hypocrites. The schemes hypocrites have carried out in Muslim communities in cooperation with the deep states of the world has caused <text:span text:style-name="T24">an immense amount of bloodshed in the Islamic world and brought about the martyrdom of thousands of Muslims.</text:span> Still, a new one is added to these schemes every passing day and Muslim communities are dragged into a new era of suffering and cruelty. </text:p>
      <text:p text:style-name="P28">Therefore, in order to expose and prevent these schemes and tricks, hypocrisy should be completely fended off by the Islamic world.<text:span text:style-name="T23"> </text:span>For this, first of all, Muslims should be aware of 'the threat hypocrites pose' and then 'all the Muslims of the world should be informed on how to identify hypocrites perfectly.'<text:span text:style-name="T23"> </text:span></text:p>
      <text:p text:style-name="P22">One thing has to be clearly understood: <text:span text:style-name="T2">'The defeat of hypocrites means victory for Islam.'</text:span> <text:span text:style-name="T2">Without the defeat of hypocrites, it would not be possible for Islam to attain victory. For this reason, all Muslims who long for Islamic morality to prevail over the world and who endeavor day and night for this purpose should not forget that hypocrites have to first be made intellectually ineffective.</text:span> If the sedition of hypocrisy is dealt with from within the Islamic world, there will be great peace, prosperity and relief, which has never before been achieved in the Muslim world.</text:p>
      <text:p text:style-name="P22">For 1400 years, there has been a variety of works written about hypocrites for this purpose and information about hypocrites in history has been collected in these books. <text:span text:style-name="T2">However, for 1400 years, there hasn't been a work which completely exposed the despicable character, evil schemes and treacherous methods of hypocrites, and revealed hypocrites' immorality </text:span><text:soft-page-break/><text:span text:style-name="T2">by giving out details from daily life.</text:span> Most Muslims have not paid enough attention to this subject, and not realized the importance of <text:span text:style-name="T2">'disclosing the immorality of hypocrites to the entire Islamic world.'</text:span> Yet, for centuries, in every era, all the seditions and turmoil in the Muslim world were caused by hypocrites, and their activities have led to the division of the Islamic world and therefore, to the suffering of Muslims. </text:p>
      <text:p text:style-name="P22"><text:span text:style-name="T2">Therefore, this book that is meant to 'expose hypocrites', will ensure the end of this terrible mischief in the Islamic world.</text:span> '<text:span text:style-name="T2">The treacherous methods, psychological pressure and attrition tactics'</text:span> of these sinister, deceitful and hypocritical people, about which God informed Muslims through the verses, will be analyzed in great detail in this work. The sordidness of hypocrites who plan scheme after scheme, fraud after fraud, and who are as sinister and perfidious as satan itself, will be completely exposed. This book also contains detailed information on how to <text:span text:style-name="T2">'struggle against this evil group with the help of the Qur'an,'</text:span> and how to <text:span text:style-name="T2">'render the schemes and tricks of hypocrites who secretly plan traitorous acts behind the scenes against Muslims ineffective.'</text:span> </text:p>
      <text:p text:style-name="P22">As important as knowing the <text:span text:style-name="T2">'notorious hypocrites in history'</text:span> that are presented in the Qur'an and the hadiths, it is also vital for Muslims to be made aware of the '<text:span text:style-name="T2">sneaky tactics that hypocrites of our time employ today</text:span>.' For this reason, '<text:span text:style-name="T2">the way hypocrites fight against Muslims by utilizing all the technological and sociological means and</text:span> <text:span text:style-name="T2">psychological warfare methods</text:span> <text:span text:style-name="T2">of the 21</text:span><text:span text:style-name="T8">st</text:span><text:span text:style-name="T2"> Century'</text:span> is also elucidated in this book, giving detailed examples from everyday life. </text:p>
      <text:p text:style-name="P22">With God's permission, this book will pave the way for a worldwide victory against this menacing body, which aims to destroy Muslims from the inside. <text:span text:style-name="T2">The group of hypocrites, who are currently not exposed and can thus act freely, will lose all of their power with the help of this book.</text:span> By revealing the secrets of hypocrisy, the evil system of hypocrites will be eliminated. As a result, '<text:span text:style-name="T2">the system of hypocrisy, which currently puts up an outrageous fight against the Islamic world, will completely collapse, and the reign of hypocrites over the world will completely disappear.'</text:span> </text:p>
      <text:p text:style-name="P22">By means of this book, Muslims will be able to easily <text:span text:style-name="T2">'recognize and identify these heinous people who have infiltrated into the Islamic world,'</text:span> and thus they will be able to prevent those hypocrites from attaining positions that have power over Muslims. <text:span text:style-name="T2">With the necessary precautions they will take, Muslims will be able to preemptively prevent the damage and destruction that hypocrites may cause. </text:span></text:p>
      <text:p text:style-name="P22">Also, <text:span text:style-name="T2">systems of the antichrist and the deep states of the world,</text:span> which hatch their plots against the Islamic world through hypocrites, <text:span text:style-name="T2">will be defeated in their totality by weakening their allies. </text:span></text:p>
      <text:p text:style-name="P22">Once the dirty alliance between the system of the antichrist, unbelievers and hypocrites is eliminated, the currently divided Islamic communities will be able to unite and <text:span text:style-name="T2">'found an Islamic Union',</text:span> and together they will <text:span text:style-name="T2">'make the moral values of Islam prevail around the world.'</text:span></text:p>
      <text:p text:style-name="P22"><text:soft-page-break/>However, while evaluating all this information, it is important to remember a very important fact. In the following verse, God informs us that<text:span text:style-name="T2"> "satan's scheming is always feeble"</text:span> (Surat an-Nisa', 76) and reminds us how feeble satan is in reality. In another verse, God reveals: <text:span text:style-name="T2">"He (satan) has no authority over those who have faith and put their trust in their Lord.</text:span> <text:span text:style-name="T2">He only has authority over those who take him as a friend and associate others with God."</text:span>(Surat an-Nahl, 99-100) <text:span text:style-name="T2">'A hypocrite is basically satan in the form of a human being.'</text:span> Therefore, '<text:span text:style-name="T2">it should never be forgotten that, hypocrites are weak and helpless before the endless power of God.'</text:span> At first glance, it may appear that hypocrites are a mighty body, backed by the systems of the antichrist and evil organizations around the world, but they are in fact '<text:span text:style-name="T2">helpless creatures, ultimately under the control of God and destined to be defeated.'</text:span> </text:p>
      <text:p text:style-name="P22">Therefore, Muslims should never forget that hypocrites have no power independent of God. As God says in the following verse,<text:span text:style-name="T2"> "... That is easy for God"</text:span> (Surat al-Ahzab, 19) Muslims should never forget that '<text:span text:style-name="T2">it is very easy for God to render this evil lot ineffective.'</text:span> </text:p>
      <text:p text:style-name="P22"/>
      <text:p text:style-name="P22"/>
      <text:p text:style-name="P22"><text:span text:style-name="T3">ADNAN OKTAR: </text:span>Our books on hypocrisy will be released as leaflets. <text:span text:style-name="T3">We will explain hypocrisy to the whole world, in the best way possible. And thus, we will eliminate the system of hypocrisy from the face of the earth by the will of God. </text:span>Because it is hypocrisy that brings ruin to the Islamic world. Morocco, Algeria, Libya, Iraq, Syria... Hypocrites have always caused trouble for Muslims everywhere. Hypocrites are at work in 80-90% of the Islamic world. They are either oppressing Muslims or in some way facilitating their persecution. <text:span text:style-name="T3">Until now, Muslims knew about the characteristics of hypocrites only superficially, but now they are gaining extensive information about them. And when we collect all of this knowledge in a book and explain hypocrisy with CDs and videos, hypocrites will be completely exposed to the light of day so that Muslims will be able to recognize hypocrites with great ease, and act accordingly.</text:span> (<text:span text:style-name="T10">A9 TV, June 6</text:span><text:span text:style-name="T7">th</text:span><text:span text:style-name="T10">, 2016</text:span>)</text:p>
      <text:p text:style-name="P22"/>
      <text:p text:style-name="P22"/>
      <text:p text:style-name="P10"/>
      <text:h text:style-name="P33" text:outline-level="1">WHO IS A HYPOCRITE?</text:h>
      <text:p text:style-name="P22"/>
      <text:p text:style-name="P22"/>
      <text:h text:style-name="P35" text:outline-level="2">Hypocrites: The most despicable human character known to man</text:h>
      <text:p text:style-name="P22"><text:span text:style-name="T2">'Hypocrite' is the name given to those who live among a community of believers and appear like believers even though they are not, and who actually are sneaky, insincere, two-faced impostors and liars, since the beginning of time.</text:span> In every society that came to follow the Prophet Adam (pbuh), along with believers and unbelievers, there were also hypocrites. With their sinister activities, evil schemes and cooperation with unbelievers, hypocrites always strove to '<text:span text:style-name="T2">dishearten the Muslims -in their own feeble minds- and stealthily worked to make irreligion rule over the world.'</text:span> </text:p>
      <text:p text:style-name="P22">Instead of directly joining the ranks of unbelievers, '<text:span text:style-name="T2">this malicious group disguised themselves as believers and attempted to do harm to Islam from the inside out.'</text:span> While doing so, they also tried to exploit Muslims' material and moral means for personal gain. </text:p>
      <text:p text:style-name="P22">However, according to the unchangeable laws of God as stated in the Qur'an, <text:span text:style-name="T2">'hypocrites are created as defeated right from the beginning.'</text:span> They spend all their lives in dark and isolated places, secretly scheming, preparing and telling lies and hatching evil plans. But whilst expecting their actions to harm the Muslims, <text:span text:style-name="T2">'hypocrites see that Muslims get stronger, become tight-knit and that their wisdom and faith grow even stronger with every evil plan and action of theirs. ' </text:span></text:p>
      <text:p text:style-name="P22"><text:span text:style-name="T2">Hypocrite, -even though he absolutely does want to avoid this- is ultimately a tremendously beneficial being to Muslims.</text:span> Again, even though he endeavors for exactly the opposite outcome, -as required by God's law- <text:span text:style-name="T2">he will help Muslims accomplish goodness and blessings for the rest of his life.</text:span> Every immoral stratagem he schemes will ultimately cause Muslims to gain more strength and benevolence. In the end, the evil system of hypocrisy will eventually implode and disappear.</text:p>
      <text:p text:style-name="P22"/>
      <text:h text:style-name="P35" text:outline-level="2">Hypocrites are like moles among Muslims </text:h>
      <text:p text:style-name="P22">The word <text:span text:style-name="T2">'hypocrite (</text:span><text:span text:style-name="T11">munafiqun</text:span><text:span text:style-name="T2">)'</text:span> comes from the Arabic word <text:span text:style-name="T2">'</text:span><text:span text:style-name="T11">an-nafaqu</text:span><text:span text:style-name="T2">'</text:span> which means <text:span text:style-name="T2">'underground passage or tunnel,'</text:span> or the word <text:span text:style-name="T2">'</text:span><text:span text:style-name="T11">an-nafiqatu</text:span><text:span text:style-name="T2">'</text:span> which means <text:span text:style-name="T2">'mole hole.'</text:span> The reason spies are called <text:span text:style-name="T2">'moles'</text:span> in colloquial terms originates with this word. Just like a mole enters a tunnel from <text:soft-page-break/>one side and comes out another, hypocrites act in a similar fashion. <text:span text:style-name="T2">Just like a mole, they enter Islam from one side and leave from another. They are undecided as to which way they will go. Any moment, they might lean towards unbelievers, or blend in among the Muslims.</text:span> Like a mole, they turn from one side to the other. Wherever their personal interests lie, they prefer that side. Indeed, this word emphasizes hypocrites' <text:span text:style-name="T2">inconsistancy. In the Qur'an, God draws our attention to this state of hypocrites, with the verse that reads;</text:span> <text:span text:style-name="T2">"They vacillate between the two — not joining these or joining those…"</text:span> (Surat an-Nisa', 143<text:span text:style-name="T2">) and warns Muslims against this mole like character of hypocrites. </text:span></text:p>
      <text:p text:style-name="P22">Even though Muslims are well aware of the threat of hypocrites and their treachery, immorality and alliance with unbelievers, they invite these people to the moral values of the Qur'an with patience. However, <text:span text:style-name="T2">'hypocrites persist with their hypocrisy just like an obsessive mental patient'</text:span> and seek ways to meet their selfish interests. <text:span text:style-name="T2">Similar to the way a mole moves up and down in his tunnel, hypocrites keep moving among the Muslims in search of an opportunity that will serve their personal interests.</text:span></text:p>
      <text:p text:style-name="P22"><text:span text:style-name="T2">The solution to hypocrisy is to make the characteristics of hypocrites crystal clear so that Muslims around the world will be able to identify these insincere people without difficulty.</text:span> Once the treachery and ignominy of hypocrites is exposed, they will have no place to perpetrate hypocritical actions in this world.</text:p>
      <text:p text:style-name="P22"><text:span text:style-name="T2">Just like in agricultural fields, where people pump water from the two sides of a mole's hole leaving no place for the mole to run, unveiling hypocrites will result in a situation that they won't be able to 'find any means for hypocrisy'.</text:span> But of course, the mole is simply a metaphor here used to better describe the nature of hypocrites; otherwise moles are very cute animals. Hypocrites on the other hand, are <text:span text:style-name="T2">'despicable and abhorrent beings'</text:span> that bear no further comparison with those animals. </text:p>
      <text:p text:style-name="P22">In light of the Qur'an's verses, with Muslims' unmasking of the treacherous tricks hypocrites employ in daily life, <text:span text:style-name="T2">'hypocrisy will spiritually drown within the holy light of faith.'</text:span> When their insincerity and treachery is widely known by everybody, hypocrites will no longer be able to play these schemes and tricks on anyone. </text:p>
      <text:p text:style-name="P22"><text:span text:style-name="T2">For this reason, hypocrites will eventually have no place to perform their sinister schemes on a global scale, because Muslims will constantly keep the signs of hypocrisy on the agenda, day and night, by helping people memorize their attributes, and putting their evil perfidy in writing and explaining it far and wide. </text:span>As a result of this, Muslims will live in a world where there is no act of hypocrisy; and an amazing luxury, comfort and plentitude will arise.</text:p>
      <text:p text:style-name="P22"/>
      <text:h text:style-name="P35" text:outline-level="2"><text:soft-page-break/>It is very important to provide a description of hypocrisy to help the islamic world identify hypocrites</text:h>
      <text:p text:style-name="P22">In the Qur'an, the description of hypocrites are clearly defined and explained to the Muslims. However, in addition to this, in order to help people see how the teachings from the verses can be put into practice and how hypocrites are applying their evil morals into daily life, it is very important to give a '<text:span text:style-name="T2">description of hypocrites in everyday life'.</text:span></text:p>
      <text:p text:style-name="P22">Hypocrites terrorized the Islamic world for 1400 years and caused as much turmoil as they liked within Muslim societies because people '<text:span text:style-name="T2">didn't know the full description of hypocrites'.</text:span> Since there has never been an in-depth analysis of hypocrites, Muslims have always '<text:span text:style-name="T2">had difficulty identifying hypocrites'.</text:span> Since Muslims had difficulty pinpointing hypocrites, they were able to infiltrate everywhere, and easily obtained <text:span text:style-name="T2">'intelligence</text:span>'. Indeed, throughout history, there have been times when some Muslims in some Islamic countries unknowingly followed the leadership of certain unstable individuals, simply because they were unable to notice the sickness those people had in their faith.</text:p>
      <text:p text:style-name="P22">So, in order to eliminate this threat, the entire Muslim world needs to fully comprehend the concept of hypocrisy, and they need to acquire a thorough and perfect understanding of the characteristics of these people. <text:span text:style-name="T2">Once they obtain this information, they will be able to designate hypocrites on the spot, and thus they will be able to prevent the damage those people could cause in advance.</text:span> At the same time, the<text:span text:style-name="T2"> 'hypocrites will realize that they can be easily spotted,' and as a result they will either abandon their hypocrisy, or look for another hideaway.</text:span></text:p>
      <text:p text:style-name="P22">The most important weapon of hypocrites is their <text:span text:style-name="T2">'secrecy.'</text:span> To this day, the biggest advantage of hypocrites was that they were using an unknown, indescribable system that people haven't yet recognized until now. <text:span text:style-name="T2">Therefore, hypocrites' tricks will cease to function as soon as they lose their secrecy.</text:span> Hypocrites are <text:span text:style-name="T2">'like bats'.</text:span> <text:span text:style-name="T2">They become miserable under the sun. They immediately start looking for places to escape. </text:span>So, if Muslims illuminate hypocrites by shedding light on them, hypocrites won't have any place to run. Knowing that they will be spiritually be spotted and caught wherever they go, hypocrites will lose heart and come to a point, where they will no longer be able to scheme secretly. </text:p>
      <text:p text:style-name="P22">If the characteristics of hypocrites are not well known, they will be able to infiltrate Muslim communities, take advantage of the blessings of believers and continue living amongst them just like a <text:span text:style-name="T2">'virus'.</text:span> Practically like a <text:span text:style-name="T2">'parasitic and freeloader virus', they will infiltrate the system of Muslims.</text:span> On one hand, they appear as Muslims and take advantage of their assets, while on the other hand, they scheme against Islam in a bid to cause harm to Islam. For this reason, the attributes of hypocrites must be clearly known by everyone. </text:p>
      <text:p text:style-name="P22"><text:soft-page-break/>Besides, <text:span text:style-name="T2">learning the signs of hypocrites and being knowledgeable about their sick character will be the means for bringing up high quality and sincere Muslims.</text:span> Because every Muslim who becomes proficient about this dirty perfidy of satan would condemn his own lower self and, under the light of this advice, correct his behaviors which might resemble those of hypocrites. As a result of this, <text:span text:style-name="T2">'high quality Muslim communities that have profound faith and good morality; that are superior in piousness with clear insight and superior wisdom' </text:span>will be created.<text:span text:style-name="T12"> </text:span></text:p>
      <text:p text:style-name="P22"/>
      <text:p text:style-name="P22"/>
      <text:p text:style-name="P22"><text:span text:style-name="T3">ADNAN OKTAR: First of all, we have to know hypocrites like the backs of our hands. What are the advantages of hypocrites? Their advantage is that they utilize an unknown, indescribable system which hasn't yet been diagnosed by people. That is their most valuable weapon. If you expose this weapon, if you reveal it with all of its intricacies, you will then have exposed the hypocrite in plain sight.</text:span> That would include how the hypocrite talks, how he sits, how he acts, and if you explain all these in relation to incidents of our day, you will have disclosed them in every respect. <text:span text:style-name="T3">For some time, we have been describing characteristics of hypocrites -actually this was something that has never before been done in the history of the world. You can't find a similar work anywhere else. No Islamic country, no book written by a scholar has this information. There were only superficial explanations made in general terms.</text:span> <text:span text:style-name="T3">We are explaining it with examples from practical life and elucidating their social background along with historical documents.</text:span> Because what they usually do is narrate the past like a story; as if it is a collection of blurry facts. Like they are fuzzy events belonging to a certain era. But in fact, hypocrisy is a treacherous system that was and is present during every era in history. <text:span text:style-name="T3">Therefore, with the help of our elucidation, everyone will see how hypocrites can be exposed in practical life. </text:span>If our descriptions, the information we provide continues for another two weeks, hypocrisy will be clearly exposed. There will be no place left for the hypocrite to escape. They will be spiritually caught wherever they go. That is because hypocrites operate by fleeing and moving around, if they become unsuccessful in some place, they would escape to another to attack from there. That is why the characteristics of hypocrites should be described thoroughly. No matter which part of the world they go, they would be instantly spotted if their characteristics are explained thoroughly. <text:span text:style-name="T10">(A9 TV, February 7</text:span><text:span text:style-name="T7">th</text:span><text:span text:style-name="T10"> , 2016)</text:span> </text:p>
      <text:p text:style-name="P7"/>
      <text:h text:style-name="P33" text:outline-level="1">THE DIVINE POWERS OF <text:line-break/>THE WORLD AND THE EVIL <text:line-break/>GROUPS THAT OPPOSE THEM</text:h>
      <text:p text:style-name="P22"/>
      <text:p text:style-name="P22"/>
      <text:h text:style-name="P35" text:outline-level="2">The struggle between good and evil has continued in every period in history</text:h>
      <text:p text:style-name="P22">In the verses of the Qur'an, God informs us that since the beginning of history, there always has been a struggle between two opposing powers: <text:span text:style-name="T2">'the system of the antichrist'</text:span> and <text:span text:style-name="T2">'the system of the Mahdi'</text:span>.</text:p>
      <text:p text:style-name="P22">On one side, there is <text:span text:style-name="T2">'the leader of the true path and guidance,' </text:span>who is the <text:span text:style-name="T2">'Mahdi';</text:span> while on the other, there is <text:span text:style-name="T2">'the leader of unbelievers, the organizer of cruelty and oppression, the antichrist.'</text:span> </text:p>
      <text:p text:style-name="P22">In the current era, the system of the antichrist is organized by the <text:span text:style-name="T2">"global deep state, which acts as a leader to all deep states of the world."</text:span> Throughout history, this power was controlled by various antichrists. <text:span text:style-name="T2">In the era of the Prophet Abraham (pbuh) it was Nimrod, in the era of the Prophet Jesus (pbuh) it was the Roman Empire, and in the era of the Prophet Moses (pbuh) it was the Pharaoh</text:span> who organized the system of the antichrist. Therefore in every era, <text:span text:style-name="T2">these deep states have persisted with their existence. </text:span></text:p>
      <text:p text:style-name="P22">All these deep states take their ideological systems, their modus operandi, their strategies, their action plans and inspiration from the satan. As a result of this, these systems have appeared as the <text:span text:style-name="T2">'antichrist of the era'</text:span> and fought against the<text:span text:style-name="T2"> 'Mahdi of the era'.</text:span> For example,<text:span text:style-name="T2"> the Mahdi of Nimrod's period was the Prophet Abraham (pbuh), and the Mahdi of the Roman era was the Jesus Messiah (pbuh).</text:span> Both Nimrod's deepstate and the Roman deep state operated with the inspiration received from satan to gain victory against the system of Mahdi. The Mahdi of the Pharaoh's era was the Prophet Moses (pbuh), and the Pharaoh fought against him with all his power and influence. <text:span text:style-name="T2">In the end times, the Divine power who takes a stand against the global deep state that is under the control of system of antichrist is Hazrat Mahdi (pbuh) who descended from our Prophet's (pbuh) ancestry and who is 'Khatam al-Wali', namely 'the last and greatest guide.'</text:span></text:p>
      <text:p text:style-name="P22"><text:soft-page-break/>In the current era, the End Times, there are currently <text:span text:style-name="T2">'four different power groups':</text:span></text:p>
      <text:p text:style-name="P22">1-<text:span text:style-name="T2">Hazrat Mahdi </text:span>(pbuh)<text:span text:style-name="T2"> </text:span>and followers of the Mahdi who are referred to as the <text:span text:style-name="T2">Companions of the cave </text:span>in the Qur'an,</text:p>
      <text:p text:style-name="P22">2-The <text:span text:style-name="T2">Prophet Jesus (pbuh) </text:span>who will come to earth for the second time in the End Times and the followers of the Jesus Messiah who are referred to as the Ashab al-Rakim in the story of Kahf </text:p>
      <text:p text:style-name="P28">3-<text:span text:style-name="T23"> </text:span>Hazrat Khidr (pbuh).<text:span text:style-name="T23"> </text:span></text:p>
      <text:p text:style-name="P28">4- The system of the antichrist</text:p>
      <text:p text:style-name="P22">Among these four groups, Hazrat Khidr (pbuh) supports and empowers the system of Mahdi with both his hidden and open activities. He helps both the <text:span text:style-name="T2">Prophet Jesus (pbuh)</text:span> and <text:span text:style-name="T2">Hazrat Mahdi (pbuh)</text:span> and facilitates their efforts. But sometimes Hazrat Khidr (pbuh) might appear as if he is helping the system of the antichrist. However, all those interferences consist of acts carried out to help Islam and to impel the system of the antichrist towards a defeat against the system of the way of Mahdi.</text:p>
      <text:p text:style-name="P22"><text:span text:style-name="T2">God creates all Divine powers and evil forces.</text:span> <text:span text:style-name="T2">There is no power other than the power of God in the universe.</text:span> God is the One Who commands all people and has control over all events in the world. God has created <text:span text:style-name="T2">'good' and 'evil'</text:span> to test the people in the world. People who are ignorant of this truth may assume that these power groups are acting on their own, independent of God. Yet that way of thinking is only a deception. They are all, without an exception, entities under the command of God, and they can accomplish nothing unless God wills it.</text:p>
      <text:p text:style-name="P22">Iin the Qur'an, God says, <text:span text:style-name="T2">"I will be victorious, I and My Messengers."</text:span> (Surat al-Mujadala, 21) <text:span text:style-name="T2">There is no power that can alter God's word.</text:span> Indeed, God informs us that He will make His messengers instrumental in this victory. In the current era, which is the End Times, the individual who will appear as the one '<text:span text:style-name="T2">who is charged with the duty to lead people to true guidance'</text:span>, the <text:span text:style-name="T9">Khatam al-Wali</text:span> (meaning 'the last and the greatest guide', who is the final and the greatest guide that will come in the End Times), is certainly <text:span text:style-name="T2">Hazrat Mahdi (pbuh).</text:span> <text:span text:style-name="T2">As God's messenger of true guidance, Hazrat Mahdi (pbuh) will be intellectually victorious over all the irreligious thoughts and systems employed by the system of the antichrist, the deep states and hypocrites; he will make the moral values of Islam, the morals of the Qur'an, love and peace prevail in the world. However, of course, as God informed us in the Qur'an, satan will turn out to be in the wrong with what it said and it won't be able to influence sincere Muslims. </text:span></text:p>
      <text:p text:style-name="P22"/>
      <text:h text:style-name="P35" text:outline-level="2"><text:soft-page-break/>The system of the antichrist in every era appears as the dirty alliance of the satan, the deep states of the world and unbelievers </text:h>
      <text:p text:style-name="P22">Against the system of the antichrist, which is the source of evil, there is<text:span text:style-name="T2"> 'an alliance of power'</text:span> based on the system of Mahdi, the defender of goodness. With their respective efforts, the <text:span text:style-name="T2">Prophet Jesus (pbuh)</text:span> and his companions, <text:span text:style-name="T2">Hazrat Mahdi (pbuh)</text:span> and his followers and <text:span text:style-name="T2">Hazrat Khidr (pbuh)</text:span> put up a fight against the '<text:span text:style-name="T2">system of the antichrist',</text:span> <text:span text:style-name="T2">on the side of God.</text:span> <text:span text:style-name="T2">Likewise, the system of the antichrist forms alliances with certain groups in its evil struggle against the system of Mahdi.</text:span> The first and most important of these is the alliance that the system of the antichrist makes with <text:span text:style-name="T2">'the satan.'</text:span> <text:span text:style-name="T2">The satan is the one who leads and commands the antichrist of a specific era, and acts as the leader of this system.</text:span> The system of the antichrist receives all instructions of its intellectual system and orders required for its actions from the satan.</text:p>
      <text:p text:style-name="P22"><text:span text:style-name="T2">At the head of the system of the antichrist, there is always someone 'who acts as the leader of the system'.</text:span> This individual is replaced in every era and when he dies, someone else takes his place. This person also is <text:span text:style-name="T2">'in direct contact with satan'</text:span> and gets instructions in person from satan. Satan shows him how to act in a certain way and do its bidding. <text:span text:style-name="T2">While forming irreligious ideologies and deviant intellectual movements, taking decisions about carrying out persecution somewhere, picking a war in a certain region, bombing a target, performing genocides and mass murders,</text:span> this person is directly instructed by satan. </text:p>
      <text:p text:style-name="P22">Besides, all these antichrists are <text:span text:style-name="T2">'mentally insane'</text:span> and <text:span text:style-name="T2">'the bloodiest serial killers in the world' </text:span>at the same time. Satan directs and controls these people, who are the leaders of the deep states of the world, by giving instructions such as; <text:span text:style-name="T2">"Kill all the children and people who are living in this place."</text:span> Just like <text:span text:style-name="T2">'mentally deranged people and serial killers,'</text:span> these people fulfill these instructions of <text:span text:style-name="T2">'mass murder'</text:span> they have received from satan. For example, even now, in Syria, Iraq, Yemen, Afghanistan and <text:span text:style-name="T2">many other parts of the world, as a result of the orders taken from the serial killers of the deep states, countless mass murders are being carried out and an immense amount of Muslim blood is being shed. </text:span>So all these murders and massacres are performed first-hand under the orders of satan, and through the execution of the system of antichrist. Satan prepares the convenient setting for this atrocity by commanding the antichrists who lead the deep states of the world to <text:span text:style-name="T2">"eliminate Islam from the face of the world, attack anyone who they suspect to be Mahdi, and shed blood."</text:span> </text:p>
      <text:p text:style-name="P22">In the era of the Prophet Moses (pbuh), the Pharaoh also carried out a similar order he received from satan. In that period, there was a rumor going around <text:soft-page-break/>saying that <text:span text:style-name="T2">'one of the children born between a specific time frame will be the Mahdi of that period';</text:span> so the Pharaoh gave the command to kill all male children born in Egypt at that time and martyred them all.</text:p>
      <text:p text:style-name="P22">What the satan aims with all these incitements is, in its own way, to show that all humans are like it. It tries to prove that <text:span text:style-name="T2">'its opinion about humans'</text:span> is truer than the word of God - surely God is above this claim. <text:span text:style-name="T2">However, of course, as God informed us in the Qur'an, satan will turn out to be in the wrong with what he said and he won't be able to affect sincere Muslims. </text:span></text:p>
      <text:p text:style-name="P22"><text:span text:style-name="T2">Satan is a creature that may be described as a psychopath addicted to all sorts of murder and perversion, and who also lacks reason, is arrogant, rebellious, cynical and bloodthirsty. </text:span>Since the Pharaohs, Nimrod and, in brief, all antichrists act under its orders, <text:span text:style-name="T2">'they display the same abnormal characteristics with the satan'.</text:span> Therefore, all antichrists show the <text:span text:style-name="T2">'same schizophrenic nature'</text:span> satan possesses. </text:p>
      <text:p text:style-name="P22">Under the orders of satan, the <text:span text:style-name="T2">antichrist and the other members of the deep states</text:span> plan every single scheme about <text:span text:style-name="T2">'who to kill, where to start a war and which country to ruin'</text:span> in their headquarters, where they manage their dark affairs. </text:p>
      <text:p text:style-name="P22"><text:span text:style-name="T2">Hazrat Khidr (pbuh) secretly joins these meetings</text:span> where the deep states of the world plan the execution of these instructions of satan. Hazrat Khidr (pbuh) stands together with Hazrat Mahdi (pbuh) against this evil organization. He secretly participates in these meetings to gather information that will prove useful to the system of Mahdi and this is how he aids Hazrat Mahdi (pbuh). </text:p>
      <text:p text:style-name="P22"><text:span text:style-name="T2">All irreligious ideologies that bring about disastrous results for all of humanity on a global scale and set them against each other through wars and conflicts, such as Marxism and fascism, are all cooked up by the same unbeliever group under the command of satan</text:span>. As a result of this, horrible massacres and worldwide disasters are organized and immense amounts of blood is shed. All of these are the consequences of this evil organization's sinister plans.</text:p>
      <text:p text:style-name="P22"><text:span text:style-name="T2">The fact that the antichrists, who are at the head of the deep states of the</text:span> <text:span text:style-name="T2">world, always attempt to put into practice the same schemes and plans proves that these activities are administered and directed by the same source.</text:span> Throughout history, all deep states that have ever existed were always under the orders of satan. From a single headquarters, satan directs these groups toward the same purpose. This plan, which has been implemented throughout history, still emanates from the same center. It is again <text:span text:style-name="T2">'satan'</text:span> who has hatched this scheme to divide and destroy the Muslim world, especially Turkey, which is the country where Hazrat Mahdi (pbuh) will appear, and to rule the world. </text:p>
      <text:p text:style-name="P22">However, all these plans and schemes plotted against him will eventually lead to the appearance of Hazrat Mahdi (pbuh). <text:span text:style-name="T2">Because even though satan acts with its perpetrations of evil as it always does -whether it wants it or not- will ultimately be serving Hazrat Mahdi (pbuh). Deep states too -</text:span><text:soft-page-break/><text:span text:style-name="T2">whether they want it or not- will ultimately be serving Hazrat Mahdi (pbuh), despite all their actions against him.</text:span> </text:p>
      <text:p text:style-name="P22">God has assigned Hazrat Mahdi (pbuh) as <text:span text:style-name="T2">"the Savior"</text:span>, who will eliminate the oppression, sufferings and pain from the world. <text:span text:style-name="T2">Therefore, this environment of unbelief, persecution and profanity caused by the system of the antichrist, is in the end accelerating the arrival of Hazrat Mahdi (pbuh). The activities of the system of the antichrist will ultimately hasten and eventually cause the coming of Hazrat Mahdi (pbuh)</text:span>, and when he comes, Hazrat Mahdi (pbuh) will uproot the damage the system of the antichrist has caused once and for all, by making it so that sincere faith, good morals, peace and happiness will reign upon the world. This beautiful outcome will finally make people understand that, <text:span text:style-name="T2">'all power belongs to God and satan and its evil organization is sure to be defeated and destroyed eventually.'</text:span></text:p>
      <text:p text:style-name="P22"/>
      <text:p text:style-name="P22"/>
      <text:h text:style-name="P32" text:outline-level="1"/>
      <text:h text:style-name="P33" text:outline-level="1">HYPOCRITES' FRIENDSHIP <text:line-break/>WITH THE SATAN <text:s/></text:h>
      <text:p text:style-name="P22"/>
      <text:p text:style-name="P28"/>
      <text:h text:style-name="P35" text:outline-level="2">Satan is the leader of hypocrites</text:h>
      <text:p text:style-name="P22"><text:span text:style-name="T2">Satan is no doubt the most skillful and the most experienced hypocrite.</text:span> Satan has never abandoned this twisted immorality since it was expelled from heaven. And it took an oath never to abandon hypocrisy, insincerity, deception, double-dealing and fraudulency until the Final Hour. Therefore, <text:span text:style-name="T2">'the mentor to the hypocrite'</text:span> is the satan, who knows the <text:span text:style-name="T2">'innermost intricacies of hypocrisy'.</text:span> In the Qur'an, God points to the <text:span text:style-name="T2">'alliance of hypocrites and satan,'</text:span> and reminds us that hypocrites told satan, <text:span text:style-name="T2">'We are really with you. We were only mocking' </text:span>those who have faith.</text:p>
      <text:p text:style-name="P30">When they meet those who have faith, they say, 'We have faith.' But then when they go apart with their satans, they say, 'We are really with you. We were only mocking.' (Surat al-Baqara, 14)</text:p>
      <text:p text:style-name="P22">When hypocrites are with Muslims they tell them that <text:span text:style-name="T2">"they love God and Muslims very much; and that they hate all evilness and <text:s/>profanity and the cruel, ruthless morals of unbelievers."</text:span> But when they encounter satan and satan's friends amongst unbelievers, they assume an attitude that tries to win satan's and unbelievers' favor right away. In a verse in the Qur'an, God informs us that <text:span text:style-name="T2">'hypocrites take satan, not God, as their friend':</text:span></text:p>
      <text:p text:style-name="P30">One group He guided; but another group got the misguidance they deserved. They took the satan as friend instead of God and thought that they were guided. (Surat al-A'raf, 30)</text:p>
      <text:p text:style-name="P22">Therefore, <text:span text:style-name="T2">'the leader of hypocrites, their guide, guardian, helper, the one they trust and take shelter in, the one they believe to be powerful and follow is satan.'</text:span> </text:p>
      <text:p text:style-name="P22">In another verse, God reveals, <text:span text:style-name="T2">"If someone shuts his eyes to the remembrance of the All-Merciful, We assign him to a satan who becomes his bosom friend."</text:span> <text:s/>(Surat az-Zukhruf, 36) therefore God informs us that hypocrites are in a<text:span text:style-name="T2"> 'close friendship with satan</text:span>.' Hypocrites, who turn away from God, the Qur'an and the Muslims, who deny the true revelation of God -surely God is above this-, now have become an inseparable whole with satan. <text:span text:style-name="T2">When satan becomes hypocrites' bosom friend; every irreligious ideology of satan and its sinister morals and methods also become imprinted on hypocrites' character.</text:span> And after that, -unless they repent- hypocrites never abandon their close friend and submit their will to satan's guidance. This '<text:span text:style-name="T2">evil alliance and close friendship of satan and hypocrites'</text:span> is also stated in another verse:</text:p>
      <text:p text:style-name="P30"><text:soft-page-break/><text:s/>"... We have made the satans friends of those who have no faith." (Surat al-A'raf, 27) </text:p>
      <text:p text:style-name="P22">All of this information provided by the Qur'an indicates that, <text:span text:style-name="T2">'the true leader of hypocrites is satan'</text:span> and <text:span text:style-name="T2">'all treacherous methods of satan are also manifested in the character of hypocrites'.</text:span> Hypocrites follow the path satan shows them, and just like it, they too, maliciously endeavor to drag all of humanity into perversion. </text:p>
      <text:p text:style-name="P22">For this reason, hypocrites who follow the footsteps of satan continue practicing their schemes and double-dealing at every opportunity they get. <text:span text:style-name="T2">Just as satan never gets tired of lying, playing tricks and being insincere,</text:span> hypocrites <text:span text:style-name="T2">unrelentingly continue with their sneakiness, perfidy and treachery</text:span> following the inspiration they take from satan.</text:p>
      <text:p text:style-name="P24"/>
      <text:h text:style-name="P35" text:outline-level="2">A hypocrite is satan incarnate</text:h>
      <text:p text:style-name="P22">Hypocrites are satan incarnate. In a verse, God informs, <text:span text:style-name="T2">"Such people are the party of satan…" </text:span>(Surat al-Mujadala, 19) <text:span text:style-name="T2">Hypocrites are satan's party consisting of humans. </text:span>In the same verse God says, <text:span text:style-name="T2">"No indeed! It is the party of satan who are the losers." </text:span>Both satan and its party, hypocrites, will ultimately be defeated. </text:p>
      <text:p text:style-name="P22">In another verse, God describes how satan would come closer to those whom he will taint and distort. "<text:span text:style-name="T2">Then I will come at them, from in front of them and behind them, from their right and from their left. You will not find most of them thankful."</text:span> (Surat al-A'raf, 17) <text:span text:style-name="T2">As an invisible being, satan can't -physically- approach people from behind, front, right or left. This sinister task is performed by its 'manifestations in the human form, hypocrites.'</text:span> As satans in human form, hypocrites try to deviate people from the true path of God and prevent them from living in compliance with the moral values of the Qur'an and banding together with Muslims. </text:p>
      <text:p text:style-name="P22"/>
      <text:p text:style-name="P22"/>
      <text:p text:style-name="P22"><text:span text:style-name="T3">ADNAN OKTAR: </text:span>In the struggle between good and evil, satan is an invisible force. For that reason, fighting against satan is not an easy task. People of faith should be extremely careful. <text:span text:style-name="T3">Hypocrites are more savage than satan because they are in human form. Satan only whispers, but hypocrites speak. I mean they speak publicly. They speak everywhere. Night and day they continue performing their evil acts.</text:span> Hypocrites are like chameleons. They can blend in with anything. They adapt themselves to every environment. Wherever they go, they blend. When they make contact with deep states, they act like their men, if they stay with Muslims, they appear like Muslims. If they live with another being, they blend with them too, they can blend in with anything. <text:span text:style-name="T10">(A9 TV, June 1</text:span><text:span text:style-name="T7">st</text:span><text:span text:style-name="T10"> , 2016)</text:span></text:p>
      <text:p text:style-name="P22"><text:span text:style-name="T3">ADNAN OKTAR: </text:span>In the 19th verse of Surat al-Mujadala, God reveals, <text:span text:style-name="T3">"Satan has gained mastery over them." Satan has instilled his entire body in every aspect of the hypocrite. Like an electromagnetic wave, it engulfs </text:span><text:soft-page-break/><text:span text:style-name="T3">them; it commands their arms, legs, brain, every aspect.</text:span> In the same verse God says, <text:span text:style-name="T3">"... and made them forget the remembrance of God." </text:span>(<text:span text:style-name="T10">A9 TV, January 22</text:span><text:span text:style-name="T7">nd</text:span><text:span text:style-name="T10"> , 2016</text:span>)</text:p>
      <text:p text:style-name="P22"/>
      <text:p text:style-name="P22"/>
      <text:h text:style-name="P35" text:outline-level="2">Hypocrites are the servants of satan in 'human' form and 'muslim' disguise</text:h>
      <text:p text:style-name="P22"><text:span text:style-name="T2">Al-Ghawth Al-Azam Sheikh</text:span> <text:span text:style-name="T2">Abdul-Qadir Gilani</text:span> once described hypocrites to the Muslims in this way:</text:p>
      <text:p text:style-name="P21"><text:span text:style-name="T2">"Hypocrites are the servants of satan in human form and Muslim disguise. They can only be recognized with insight from the Qur'an, foresight of faith, and guidance from the prophets. The real accomplishment does not lie in recognizing the believer or unbeliever, but the hypocrite, and exposing them to the public and warning them about these sick, detrimental people who have many subordinates and protectors among the community." </text:span>(El-Fethu'r Rabbânî ve'l Feyzu'r Rahmânî - 61st Conversation)<text:span text:style-name="T23"> </text:span></text:p>
      <text:p text:style-name="P22"><text:span text:style-name="T2">His Highness</text:span> <text:span text:style-name="T2">Abdul-Qadir Gilani</text:span>, in these words, made it clear that <text:span text:style-name="T2">'hypocrites are both satan incarnate'</text:span> and <text:span text:style-name="T2">'servants of satan in Muslim disguise'.</text:span> With this sinister method, hypocrites can infiltrate the places satan desires to reach with ease, and once there, they can do and speak everything satan wants on its behalf. Thus, <text:span text:style-name="T2">hypocrites are more advantageous in this insidious struggle against Islam. Satan may only have an affect on the minds of people, while hypocrites can physically intervene, too.</text:span> Not only do they try to influence people by whispering into their minds like satan, but also they can try to actively influence people with their way of speaking and behavior. </text:p>
      <text:p text:style-name="P22">In that sense, hypocrites are <text:span text:style-name="T2">'poisonous beings.'</text:span> However, the fact that hypocrites '<text:span text:style-name="T2">hide by disguising themselves as Muslims'</text:span> is a more substantial threat. Generally, the characteristics of unbelievers are similar to hypocrites, but they openly state that they have no faith and thus reveal their true nature. However, recognizing and identifying<text:span text:style-name="T2"> hypocrites is difficult, because they are very sinister, two-faced impostors.</text:span> <text:span text:style-name="T2">They are specifically created with this evil and malignant personification.</text:span> As His Highness Abdul-Qadir Gilani explained, in order to designate a hypocrite, one needs<text:span text:style-name="T2"> 'insight from the Qur'an, foresight of faith, and guidance from the prophets'.</text:span> It means that only those Muslims with sincere faith, wisdom, foresight and insight can identify the despicable character of a hypocrite. </text:p>
      <text:p text:style-name="P22"/>
      <text:p text:style-name="P22"/>
      <text:p text:style-name="P22"><text:span text:style-name="T3">ADNAN OKTAR: </text:span>Hypocrites prove most troublesome to Muslims. Unbelievers are not as tricky as hypocrites. In other words, the impact of unbelievers on <text:soft-page-break/>Muslims is weak because they are out in the open. And an unbeliever fights blatantly, with more honesty. But hypocrites are very sneaky and it is quite difficult to deal with them as they hide their true nature around Muslims. <text:span text:style-name="T3">Hypocrites are 'satan incarnate', so to speak. So it is really difficult for Muslims to fight against a demon hiding among them. Thus, Muslims have to be wise and use their intellect well.</text:span> <text:span text:style-name="T10">(A9 TV, January 23</text:span><text:span text:style-name="T7">rd</text:span><text:span text:style-name="T10">, 2016)</text:span></text:p>
      <text:p text:style-name="P22"><text:span text:style-name="T3">ADNAN OKTAR: </text:span>Hypocrisy is a subject which should be well understood. It is an essential part of our trial on earth. Almighty God also describes at length that <text:span text:style-name="T3">'hypocrites are demons in disguise created for a particular reason and scattered among people. Muslims must become quite familiar with this group of hypocrites to be able to struggle against them. Once Muslims have adequate knowledge about hypocrites, they will be able to handle them with great ease and save the Islamic world from all the troubles, seditions, turmoil and bloodshed they may cause. </text:span>Because it is these hypocrites who are in fact the so-called Muslims who give instructions for the slaughter of other Muslims. The majority of them are hypocrites and they do as they please because Muslims are unable to designate them. And they live among Muslims. Actually, they can be discerned from their tones and speeches. And once Muslims are able to recognize these hypocrites, they will never respect such foul creatures and take the necessary precautions against them. They will render them ineffective with intellect and knowledge. <text:span text:style-name="T10">(A9 TV, January 23</text:span><text:span text:style-name="T7">rd</text:span><text:span text:style-name="T10">, 2016)</text:span></text:p>
      <text:p text:style-name="P22"/>
      <text:p text:style-name="P22"/>
      <text:h text:style-name="P35" text:outline-level="2">Hypocrites receive orders directly from satan while they slyly cooperate with Unbelievers</text:h>
      <text:p text:style-name="P22">Hypocrites stand out among Muslims with their cranky and nonchalant attitude towards Islam. <text:span text:style-name="T2">They are extremely reluctant and indisposed to following the commandments of God, living in accordance with the moral values of the Qur'an and serving Islam.</text:span> On the other hand, <text:span text:style-name="T2">they immediately carry out the orders of satan with great enthusiasm. </text:span>When satan induces them to cooperate with its friends, without hesitation, they contact unbelievers. In a verse, God reveals the fact that every sly whisper and sinister scheme hypocrites plan with unbelievers actually <text:span text:style-name="T2">originates from satan</text:span>, meaning they do it<text:span text:style-name="T2"> 'under orders from satan':</text:span></text:p>
      <text:p text:style-name="P30">Conferring in secret is from satan, to cause grief to those who have faith;<text:span text:style-name="T23"> </text:span>but it cannot harm them at all, unless by God's permission. So let the believers put their trust in God.<text:span text:style-name="T23"> </text:span>(Surat al-Mujadala, 10)</text:p>
      <text:p text:style-name="P22">In another verse, God informs us that in hell, satan says: <text:span text:style-name="T2">"I had no authority over you, except that I called you and you responded to me."</text:span> <text:soft-page-break/>to hypocrites who followed it in this world. This too shows us that<text:span text:style-name="T2"> 'hypocrites are actually acting under the influence and instructions of satan':</text:span> </text:p>
      <text:p text:style-name="P30">When the affair is decided satan will say: 'God made you a promise, a promise of truth, and I made you a promise but broke my promise. I had no authority over you, except that I called you and you responded to me. Do not, therefore, blame me but blame yourselves. I cannot come to your aid nor you to mine. I reject the way you associated me with God before.' The wrongdoers will have a painful punishment. (Surah Abraham, 22)</text:p>
      <text:p text:style-name="P22">By secretly communicating with unbelievers and banding together with them against Muslims, hypocrites think they can harm those who have faith. However, they are unaware of the infinite power and command God has over everything. In the last part of the verse above (Surat al-Mujadala, 10), God informs us that -unless by God's permission- <text:span text:style-name="T2">'hypocrites cannot harm Muslims at all.'</text:span> </text:p>
      <text:p text:style-name="P22"/>
      <text:p text:style-name="P22"/>
      <text:p text:style-name="P22"><text:span text:style-name="T3">ADNAN OKTAR: </text:span>In Surat al-An'am, verse 121, I seek refugee in God from the accursed satan, <text:span text:style-name="T3">"...The satans"</text:span>, meaning hypocrites, and army of satan, <text:span text:style-name="T3">"inspire their friends to dispute with you"</text:span>, to dispute with Muslims, to harass them, disturb them, unsettle them, to somehow drag them into suffering and pain. See that this is in concealment. How do hypocrites do this in our era? Via the Internet and telephone. It is the most effective way to do it in our century. <text:span text:style-name="T10">(A9 TV, January 26</text:span><text:span text:style-name="T7">th</text:span><text:span text:style-name="T10">, 2016)</text:span></text:p>
      <text:p text:style-name="P22"/>
      <text:p text:style-name="P22"/>
      <text:h text:style-name="P31" text:outline-level="1"/>
      <text:h text:style-name="P33" text:outline-level="1">THE ALLIANCE OF DEEP STATES WITH HYPORITES </text:h>
      <text:p text:style-name="P22"/>
      <text:p text:style-name="P22"/>
      <text:h text:style-name="P35" text:outline-level="2">Hypocrites side with the party who they regard as stronger</text:h>
      <text:p text:style-name="P22">An important characteristic of hypocrites is that, <text:span text:style-name="T2">'they do not seek God's favor'</text:span>, instead <text:span text:style-name="T2">'they are after personal gain.'</text:span> Whenever they wish to plot a route for themselves, first and foremost they always think <text:span text:style-name="T2">'Who can I side with to increase my personal gain and opportunities?'</text:span> And in accordance with their calculations, they always side with the party who they deem as stronger and that has more reputation.</text:p>
      <text:p text:style-name="P22">In a verse, God reveals,<text:span text:style-name="T2"> "They vacillate between the two – not joining these or joining those…"</text:span> (Surat an-Nisa', 143) God informs us that <text:span text:style-name="T2">whichever side acquires the power, hypocrites side with them.</text:span> <text:span text:style-name="T2">In whatever era, whoever has the power and is an unbeliever is the one that hypocrites want to serve.</text:span> In the era of Pharaoh, they would serve Pharaoh, and in the era of Nimrod, they would bow to Nimrod. In other words, <text:span text:style-name="T2">'whoever is the Pharaoh of the era, whichever is the country of Pharaoh, hypocrites believe in his supremacy and side with him.'</text:span> Today too, <text:span text:style-name="T2">'whichever deep states of the world, evil organizations or malevolent groups are in power,'</text:span> hypocrites immediately connect with them. Hypocrites, who really have a crude soul and a dishonorable character, '<text:span text:style-name="T2">believe that these power groups are some kind of a savior for them</text:span>,' and they enter into an evil cooperation with these groups.</text:p>
      <text:p text:style-name="P22">However, if Muslims achieve success, they gracelessly go ahead and say <text:span text:style-name="T2">"Were we not with you?"</text:span> (Surat al-Hadid, 14) to get closer to them. For their own benefit, they stealthily continue to act like Muslims for a little longer. And when they think unbelievers have taken power again, they immediately attempt to form an alliance with them. In another verse God informs us that,<text:span text:style-name="T2"> "They say, 'Do we have any say in the affair at all?'" </text:span>(Surah Al 'Imran, 154) And we understand that hypocrites are always '<text:span text:style-name="T2">pre-calculating the personal benefits'</text:span> they will reap from a friendship or alliance. If they think that their personal interests lie with Muslims, they will side with them, but if they wrongly believe their interests lie with unbelievers, they immediately turn to team up with them. </text:p>
      <text:p text:style-name="P22">This particular <text:span text:style-name="T2">'inconstant characteristic'</text:span> of hypocrites and <text:span text:style-name="T2">'their attitude toward siding with whomever has the power</text:span>' is also described in the Qur'an with the following verse:<text:span text:style-name="T2"> "If unbelievers have a success they say, 'Did we not have the upper hand over you and yet in spite of that keep the believers away from you?'"</text:span> (Surat an-Nisa', 141) It is also stated in the <text:soft-page-break/>verse that hypocrites, as compensation for their sinister and treacherous efforts against Muslims, will ask for a share from the power unbelievers acquired.</text:p>
      <text:p text:style-name="P22">In another verse, God teaches with an example from the tribe of the Prophet Jethro (pbuh), and informs us that his people said to him:<text:span text:style-name="T2"> </text:span></text:p>
      <text:p text:style-name="P30">They said, 'Jethro, we do not understand much of what you say. And we see you are weak among us. Were it not for your clan, we would have stoned you. We do not hold you in high esteem!' (Surah Hud, 91)</text:p>
      <text:p text:style-name="P22">The words of those unbelievers in the tribe of the Prophet Jethro (pbuh) are quite explanatory in terms of understanding hypocrites' approach to the believers. '<text:span text:style-name="T2">They said that they do not understand much of what the Prophet says'</text:span>, meaning '<text:span text:style-name="T2">his words don't interest them, they are only interested with the part that suits them'.</text:span> Besides, they said that they consider the Prophet (pbuh) as <text:span text:style-name="T2">'weak amongst unbelievers'</text:span> (surely the Prophet (pbuh) is beyond this). </text:p>
      <text:p text:style-name="P22">The only reason behind this twisted mentality of hypocrites is their wrong conviction that <text:span text:style-name="T2">'unbelievers are a separate power independent of God'</text:span>. Because they can't grasp the infinite power of God, they can only make an assessment based on <text:span text:style-name="T2">'the conditions they witness'.</text:span> The systems of unbelievers and deep states seem more powerful to them in terms of their material means, reputation and sphere of influence. And they think that Muslims are only a small group amongst the power elites who actually control the world. </text:p>
      <text:p text:style-name="P22">However, unbelievers' being more in numbers and Muslims' being fewer in numbers is a situation specially created by God as a rule. And in that group of Muslims that they regard to be small in number, the infinite power of God is manifested. Because <text:span text:style-name="T2">God, with His infinite power, supports His messengers and all His believing servants who are the party of God.</text:span> <text:span text:style-name="T2">In essence, God is the Creator of those evil structures of unbelief that look seemingly powerful, and God has command over their every move.</text:span> God is He Who creates all people, societies, organizations and country leaders, and controls all their actions and the words they say. Throughout history, due to natural laws and orders created by God and in compliance with the test of this world, unbelievers have been numerically more than believers. However, God's endless power and might has always been on the side of the sincere believers. </text:p>
      <text:p text:style-name="P22">Hypocrites, who are ignorant of these facts, show immense effort to make their unbeliever friends, who they deem as powerful, appreciate them and to attract their attention, even slightly. With every opportunity hypocrites get, they try to show how well they have adapted to the worldview, ideologies and ideas of unbelievers, and they try to prove how good of a follower they are of them. </text:p>
      <text:p text:style-name="P22">However, as it is known, <text:span text:style-name="T2">no intimacy or kinship can be permanent if it is built upon insincerity, and it is doomed to collapse</text:span>. It is for this reason that when Muslims foil the schemes of these seemingly powerful organizations, and when they expose their evil system, hypocrites immediately change sides after understanding that their side with unbelievers has lost its power. If they think it is profitable for them, hypocrites may even appear to be in serious opposition to unbelievers. And after that, they start looking for other groups who <text:soft-page-break/>can nourish their personal interests. Because the so-called friendship, intimacy and sincerity of hypocrites, who only side with those who are powerful, is all nothing but an imitation, and a fake and two-faced trick. </text:p>
      <text:p text:style-name="P22"/>
      <text:p text:style-name="P22"/>
      <text:p text:style-name="P22"><text:span text:style-name="T2">ADNAN </text:span><text:span text:style-name="T3">OKTAR: If their enemies are not powerful enough, they abandon them too, it is stated in the verse.</text:span> For example, if Muslims intellectually defeat unbelievers, then they abandon them, too. <text:span text:style-name="T3">Hypocrites always side with the powerful.</text:span> Then they shamelessly ask believers; <text:span text:style-name="T3">"Were we not with you?"</text:span> This is the reflection of their insanity in their behaviors. In the 8th verse of Surat al-Munafiqun, God informs: I seek refuge in God from the accursed satan, <text:span text:style-name="T3">"If we return to Madina," </text:span>say hypocrites. If they are to return to that city, <text:span text:style-name="T3">"the mightier," </text:span>look, do you see whose side they are on?<text:span text:style-name="T3"> The mightier.</text:span> For example, deep state of the world, or any other unbeliever group. But the particular feature of that group is they are seemingly powerful and an enemy to Muslims. For example, that could be a terrorist organization. <text:span text:style-name="T3">"The mightier", </text:span>by might, they mean physical and intangible power. <text:span text:style-name="T3">They also mean repute, meaning the stature of the ignorant, unbelievers. That is unbeliever's vanity.</text:span> <text:span text:style-name="T3">"Will drive out the inferior"</text:span>, this is how they see the Muslims: <text:span text:style-name="T3">inferior. </text:span>And by saying,<text:span text:style-name="T3"> "will drive out the inferior," </text:span>hypocrites imagine the mightier will destroy the Muslims. <text:span text:style-name="T3">Subconsciously, they always think that Muslims will be attacked and destroyed. Hypocrites are always longing for that.</text:span> And because of that, they are always in cooperation with unbelievers. <text:span text:style-name="T10">(A9 TV, January 22</text:span><text:span text:style-name="T7">nd</text:span><text:span text:style-name="T10">, 2016)</text:span></text:p>
      <text:p text:style-name="P22"/>
      <text:p text:style-name="P22"/>
      <text:h text:style-name="P35" text:outline-level="2">Hypocrites regard the deep states of the world and unbelievers' power groups -surely God is above such thoughts- as greater than God</text:h>
      <text:p text:style-name="P30">Do those who take unbelievers as protectors, rather than the believers, hope to find power and strength with them? Power and strength belong entirely to God. (Surat an-Nisa', 139)</text:p>
      <text:p text:style-name="P22">One of the important characteristics of hypocrites is that, while on the process of hatching secret plans and implementing them, they tend to forget about the fact that<text:span text:style-name="T2"> 'God has an infinite power and control over every living thing'.</text:span> For this reason, they reach a conclusion just by superficially evaluating the circumstances. They make an analysis based on the balance of power in the world, and they make their choice according to the results. If there is a powerful group and they think that power will remain in that group's hand <text:soft-page-break/>permanently, they side with them. However, in the Qur'an, God reminds us that <text:span text:style-name="T2">'He created many powerful societies and individuals throughout history; but they all have collapsed with God's commandment."</text:span> </text:p>
      <text:p text:style-name="P22">Hypocrites can't comprehend this fact due to their worldly desires and passions. They wrongly assume that they can attain their goals by siding with whichever states or secret structures seemingly have the power. In Surat an-Nisa', verse 139, God reveals<text:span text:style-name="T2"> "...those who take unbelievers as protectors, rather than the believers." </text:span>And He points out the fact that hypocrites <text:span text:style-name="T2">'hope to find power and strength with unbelievers.'</text:span> With the words <text:span text:style-name="T2">"power and strength,"</text:span> as mentioned in the verse, God draws attention to the <text:span text:style-name="T2">'the deep states of the world that attempt to direct the world through their power.'</text:span> </text:p>
      <text:p text:style-name="P22">God says, they<text:span text:style-name="T2"> "hope to find power and strength"</text:span>, meaning '<text:span text:style-name="T2">being showy, different and more reputable than everyone else', </text:span>as we read in the verse <text:span text:style-name="T2">"with them?"</text:span> Because the Qur'an reminds us that <text:span text:style-name="T2">"Power and strength belong entirely to God."</text:span> <text:span text:style-name="T2">Deep states and secret structures, or any other clandestine group, have no power at all in the Presence of God's infinite power. </text:span>No matter how reputable, flamboyant, or seemingly powerful they look from the outside to people who only have a superficial understanding, every single one of these organizations are in fact <text:span text:style-name="T2">'helpless groups who can't accomplish anything without God's will.'</text:span> The members or the directors of these organizations, just like other ordinary people on the street, are helpless creatures who have all kinds of weaknesses, who will grow old, get sick and one day eventually die. But <text:span text:style-name="T2">hypocrites, who do not contemplate and are ignorant of this fact, overestimate these people, and even when they simply utter the names of these groups, they feel immense admiration for them.</text:span></text:p>
      <text:p text:style-name="P22"/>
      <text:h text:style-name="P35" text:outline-level="2">The deep states of the antichrist use hypocrites to meet their evil goals</text:h>
      <text:p text:style-name="P22"><text:span text:style-name="T2">'The threat hypocrites are posing'</text:span> and <text:span text:style-name="T2">'the intellectual struggle to render hypocrites ineffective'</text:span> are two of the most important matters in the Islamic world. Throughout history, <text:span text:style-name="T2">'all systems of the antichrist, including deep states, evil groups and illegal organizations'</text:span> have used <text:span text:style-name="T2">'hypocrites'</text:span> to carry out their stealthy schemes and to meet their perfidious goals. Since then, <text:span text:style-name="T2">hypocrites have played a crucial role in implementing the spiteful plots and treacherous schemes of these evil organizations.</text:span> <text:span text:style-name="T2">Hypocrites are despicable, treacherous, sinister, spiteful, vulgar and psychopathically insane creatures. They wage war on honesty, goodness and the true path of God. And they possess a perfidious insolence, which they have acquired through the influence of satan. They subject themselves to no laws in their pursuit of personal interests. They know no spiritual, humane, ethical or moral bounds in </text:span><text:soft-page-break/><text:span text:style-name="T2">achieving their despicable goals. They are blinded by fury. They are ready to perform any kind of villainous and insidious scheme for their own personal benefit. </text:span></text:p>
      <text:p text:style-name="P22">Due to their evil and despicable nature, <text:span text:style-name="T2">hypocrites are the perfect choice for the system of the antichrist, deep states and illegal organizations</text:span>; <text:span text:style-name="T2">hypocrites are the most suitable candidates for performing their dirty work due to how vicious, reckless and immoral they are.</text:span> For this reason, since the beginning of time, every evil organization has considered hypocrites to be an invaluable asset and has <text:span text:style-name="T2">used them to implement their dirty ruses and evil schemes. </text:span></text:p>
      <text:p text:style-name="P22">However, <text:span text:style-name="T2">the demand of these evil structures is not one-sided.</text:span> <text:span text:style-name="T2">Hypocrites, too, look for an 'unbeliever group' to take shelter in, which is suitable for their insidious plans.</text:span> The more power these organizations have and the bigger influence they have over the world, the more hypocrites overestimate them. But what hypocrites look for is not <text:span text:style-name="T2">'a legal and honest'</text:span> structure. They believe that, ultimately, unbelievers will rule the world and therefore think it absolutely necessary to be on their side. Therefore, hypocrites want to take sides with a 'treacherous and evil organization' that knows no bounds to evil and that consorts its goals deceivingly through sly tactics, tricks, schemes and plots. As a result of this two-sided demand, <text:span text:style-name="T2">'an evil and perfidious alliance'</text:span>, which has left an evil impact on every period of time, in history is born. </text:p>
      <text:p text:style-name="P22"><text:span text:style-name="T2">Deep states have always used hypocrites in every step of their evil schemes against the Islamic world,</text:span> <text:span text:style-name="T2">and utilized their evil support in creating systems specifically designed against Muslims.</text:span> <text:span text:style-name="T2">In the destruction, partition and invasion of other countries, such evil structures have always relied on the internal support they received from hypocrites. Throughout history, </text:span>it has always been hypocrites, who provided the needed and critical support in plotting against heads of states, oppressing and directing politicians, and removing unwanted individuals from office only to replace them with their own men. </text:p>
      <text:p text:style-name="P22"/>
      <text:p text:style-name="P22"/>
      <text:p text:style-name="P22"><text:span text:style-name="T3">ADNAN OKTAR:</text:span> The world's deep states handpick hypocrites from among Muslims, one by one. Just as we specifically select Muslims around us, right? How we look for pious, conscientious people with good morality. Similar to <text:span text:style-name="T3">that, the world deep state says, "Who are those evil, psychopathic ones with a maniac character and the soul of satan in this community with the most immoral, the most dishonorable, the most dishonest, the most vile, the shadiest, the most arrogant, egoist, selfish ones who are inclined to all kinds of villainy?"</text:span> Their men then search for such people. Such people always stand out in the crowd anyway and cry out, <text:span text:style-name="T3">"I am evil"</text:span> as hypocrites tend to be prominent. They behave as if to say, <text:span text:style-name="T3">"Beware, for I am satan incarnate</text:span>" and give themselves away. In a hadith, it is stated, "<text:span text:style-name="T3">The antichrist calls for demons.</text:span>" If the antichrist can call for the followers of satan, it means that they already exist. It is also <text:span text:style-name="T3">said that the "antichrist orders them to go and tell people that he is their lord. Thus, they scatter all over the world, </text:span><text:soft-page-break/><text:span text:style-name="T3">spreading and telling people of vileness, malice and evil of all kinds."</text:span> In other words, they try to become a thorn in Muslims' sides, butter up the blasphemers and work hard to establish the reign of the system of the antichrist throughout the world. But of course, the system of the antichrist also existed in the time of the Prophet Abraham (pbuh), in the Pharaoh's era, in the era of the Prophet Noah (pbuh) and in all other eras. Notice that these demons are also the ones who seek and find the antichrist and butter him up by saying, <text:span text:style-name="T3">"Your wish is our command."</text:span> It is not only the antichrist who seeks out hypocrites. hypocrites seek out the antichrist as well. So the antichrist will order them to <text:span text:style-name="T3">"go and tell people that I am their lord"</text:span> and send them to every corner of the earth and assign them with various duties. So they become his agents and spies of the deep state structure from then on. Who says this? Al-Sayyid Muhammad ibn al-Ras<text:span text:style-name="T25">ū</text:span>l al-Husayni al-Barzanji of Medina. He was a great scholar of Kurdish origin. He was the greatest mujaddid (reviver) and mujtahid (a scholar who derives legal rulings) of his era. He wrote about this in his well-known work called "Signs of the Last Day", pages 212-213. (<text:span text:style-name="T10">A9 TV, January 9</text:span><text:span text:style-name="T7">th</text:span><text:span text:style-name="T10">, 2016</text:span>)</text:p>
      <text:p text:style-name="P22"><text:span text:style-name="T3">"... Satans will say to him: "Tell us what you want, and we will do it!" And he will say, "Go, and tell people that I am their Lord," and will disperse them in all directions…"</text:span> (Surely God is beyond this.) [Al-Barzanji, Al-Isha'ah li-ashrat al-sa'ah, (Signs of the Last Hour), pp. 212-213]</text:p>
      <text:p text:style-name="P22"/>
      <text:p text:style-name="P22"/>
      <text:h text:style-name="P35" text:outline-level="2">Deep states are dexterous at spotting hypocrite</text:h>
      <text:p text:style-name="P22">While deep states use hypocrites <text:span text:style-name="T2">'just as stooges'</text:span> in implementing their evil schemes, they themselves always stood hidden, pulled the strings behind the scenes, and ultimately caused some events to pass into history differently. </text:p>
      <text:p text:style-name="P22">The deep states of the world that reside at the top of the system of the antichrist today have thoroughly examined this <text:span text:style-name="T2">'historic and evil tradition'.</text:span> They realized that the best way to get evil results was to mimic the methods of the Pharaohs and Nimrod, and thus they have followed in their steps. And <text:span text:style-name="T2">they have started utilizing hypocrites for all kinds of insidious work. </text:span></text:p>
      <text:p text:style-name="P22">The treacherous alliance between hypocrites and the system of the antichrist is the main reason why the Islamic world is faced with a life full of suffering and persecution today. While thinking about <text:span text:style-name="T2">"how to control the Islamic world"</text:span> and <text:span text:style-name="T2">"how to make the Muslims ineffective",</text:span> the forces of the system of the antichrist realized that the most efficient way is to <text:span text:style-name="T2">'control hypocrites by promising them opportunities to their own personal benefit, and direct and command them as they see fit'.</text:span> They understood that they could easily put their sinister plans into motion in the Islamic world -except God's will- as long as they controlled hypocrites. </text:p>
      <text:p text:style-name="P22">Since hypocrites don't fear God and are psychopathic creatures that merely are after position, power, money and selfish gains,<text:span text:style-name="T2"> the members of the deep states easily manage to make hypocrites a problem for the Muslims.</text:span> <text:span text:style-name="T2">In </text:span><text:soft-page-break/><text:span text:style-name="T2">almost every country, with thousands of hypocrites under their command, they manage to form very large, worldwide evil organizations.</text:span> Some of those caused problems by '<text:span text:style-name="T2">driving Muslims to desperation'</text:span>, some by '<text:span text:style-name="T2">pitting Muslim communities against each other'</text:span>, and others by '<text:span text:style-name="T2">infiltrating Muslim communities and providing intelligence for the deep states.</text:span>' And some of them '<text:span text:style-name="T2">destroyed the assets of Muslims to drive them into poverty'</text:span>, or '<text:span text:style-name="T2">provoked societies to incite war and massacres'</text:span>, '<text:span text:style-name="T2">organized bombings with weapons of mass destruction to cause immense bloodshed'</text:span> and thus brought a terrible destruction and harm to the Islamic world. </text:p>
      <text:p text:style-name="P22"><text:span text:style-name="T2">The important thing is that Muslims should not consider the events and schemes mentioned here as distant incidents that originate somewhere far away from them.</text:span> Because the members of the deep states specifically choose hypocrites they want to control from among <text:span text:style-name="T2">'ordinary people'</text:span>; people you can easily see and meet while walking down the street, or going to work or school. A successful doctor working in some country, a well-known writer whose articles are followed by thousands daily, a singer with a big fan base, an ordinary civil servant working in a government office, <text:span text:style-name="T2">or any person who has followers on social media platforms such as Facebook, Twitter and Instagram might be one of the pawns of the deeps states of the world. </text:span>While seemingly average people in society, these persons, <text:span text:style-name="T2">as being a spy necessitates</text:span>, might introduce themselves as religious people and try to carve out a place for themselves among the Muslim community. And sometimes these people are already a member of the Muslim community, but later the members of the deep states discover them due to their evil skills. This way they are gradually trained as agents whose job is to plot sinister ruses against Muslims. </text:p>
      <text:p text:style-name="P22">All Muslims should be vigilantly careful towards the alliance of hypocrites with satan, the antichrists and the deep states, as well as about their schemes and plots, which they have employed against the Islamic world for centuries. However, believers should never forget that <text:span text:style-name="T2">even though antichrists or deep states are hatching schemes and playing tricks, Almighty God, Who is All-Powerful, has a plan, too.</text:span> <text:span text:style-name="T2">Since the beginning of time, God has directed destiny according to this plan.</text:span> For this reason, the course of destiny is already determined with clarity. <text:span text:style-name="T2">Therefore, it is also groundless to worry about such ruses and schemes of unbelievers. </text:span></text:p>
      <text:p text:style-name="P22"><text:span text:style-name="T2">Satan is an extremely weak being created by God. In the same manner, unbelievers have no independent power of their own.</text:span> God creates unbelievers and puts them up to the road they follow. Hypocrites are also helpless and powerless subjects of God. <text:span text:style-name="T2">Every one of them is specifically created for the world of trials, with the purpose of testing Muslims so that they will be rewarded in heaven.</text:span> <text:span text:style-name="T2">There is no reason or evidence to overestimate them. God is the only One Who is Almighty and Most High.</text:span> And this world of trials is perfectly working as intended under the control of God. <text:span text:style-name="T2">God informs us that it will be Muslims who will stand victorious in the end. <text:s/></text:span></text:p>
      <text:p text:style-name="P22"/>
      <text:p text:style-name="P22"><text:soft-page-break/></text:p>
      <text:p text:style-name="P22"><text:span text:style-name="T3">ADNAN OKTAR: It is the Global Deep State that organizes hypocrites worldwide.</text:span> Since hypocrites possess evil intelligence, <text:span text:style-name="T3">they find and pick out hypocrites easily and use them against Muslims.</text:span> They can be utilized to cause mischief or to gather intelligence. <text:span text:style-name="T3">Now, they have established an evil, diabolical system. They promote evil. Who are they going to fall back on? They cannot approach Muslims; nor the dimwitted. They need evil, diabolical men. Therefore, the deep states specialize in seeking out such people. They are experts in sniffing out hypocrites. However, hypocrites already have the ability to find each other; this is a great miracle. A hypocrite can easily identify another hypocrite…</text:span> </text:p>
      <text:p text:style-name="P22"><text:span text:style-name="T3">Therefore, the British deep state assembles hypocrites of, for example, Pakistan, or India successively. This ability is a skill they are inspired with by satan. It is normally difficult to identify a hypocrite. But they can find those two-faced ones quite easily in any country, for instance in Bangladesh. All hypocrites of Egypt are at the behest of the British deep state. They put up a seamless organization,</text:span> then they withdraw to their seats and observe while sipping their whiskeys, continuing to poison themselves. And being the vicious, slavish henchmen they are, hypocrites serve them. They are quite lazy when it comes to serving the good of Islam but they are fiery, energetic and enthusiastic about serving hypocrisy. <text:span text:style-name="T10">(A9 TV, May 28</text:span><text:span text:style-name="T7">th</text:span><text:span text:style-name="T10">, 2016)</text:span></text:p>
      <text:p text:style-name="P22"/>
      <text:p text:style-name="P22"/>
      <text:h text:style-name="P35" text:outline-level="2">Hypocrites are soldiers of the antichrist and the deep states</text:h>
      <text:p text:style-name="P22">As mentioned in the previous lines, <text:span text:style-name="T2">deep states employ hypocrites in 'all kinds of vile, illegal and foul deeds'. </text:span>In that sense <text:span text:style-name="T2">'hypocrites are the soldiers that comprise the army of the deep state'. 'And deep states are the commander-in-chief of hypocrites'. </text:span>And at the helm of them is <text:span text:style-name="T2">'satan'. Deep states are obligated to command hypocrites in accordance with the orders they receive from satan. </text:span></text:p>
      <text:p text:style-name="P22">In a verse of the Qur'an, saying, <text:span text:style-name="T2">"Do you not see those who have turned to people with whom God is angry?..." </text:span>(Surat al-Mujadala, 14), God informs of the <text:span text:style-name="T2">'alliance of hypocrites with satan and unbelievers'. </text:span>As mentioned in the verse, hypocrites establish <text:span text:style-name="T2">'friendship and alliance' </text:span>with people that are enemies against the religion of God and endeavor in hostility to completely annihilate Islam and Muslims from the face of the earth.</text:p>
      <text:p text:style-name="P22">In another verse of the Qur'an, God reveals, <text:span text:style-name="T2">"And they will say: 'Our Lord, we obeyed our masters and great men.'" </text:span>(Surat al-Ahzab, 67) and informs believers that hypocrites will <text:span text:style-name="T2">'confess to their alliance and collaboration with the deep states in hell as well'. </text:span>Hypocrites state that they regard these deep power groups as their <text:span text:style-name="T2">'masters and great men' </text:span>and that <text:span text:style-name="T2">'they obeyed them'</text:span>; in other words, they <text:span text:style-name="T2">'obeyed all the orders and instructions they </text:span><text:soft-page-break/><text:span text:style-name="T2">received from this clan of satan'. </text:span>Later on, God informs us in the verse, that they say, <text:span text:style-name="T24">'… and they misguided us from the Way.'</text:span> That means, following their orders, hypocrites deviated from the true path of God. Thus, the <text:span text:style-name="T2">organizations of the antichrist</text:span>, which hypocrites regard as their masters, <text:span text:style-name="T2">employ hypocrites in all sorts of treacherous, immoral and espionage activities.</text:span></text:p>
      <text:p text:style-name="P22">Again, in another verse of the Qur'an, God reveals, <text:span text:style-name="T2">"Conferring in secret is from satan, to cause grief to those who have faith..." </text:span>(Surat al-Mujadala, 10). God points out the fact that hypocrites hold <text:span text:style-name="T2">'secret meetings' </text:span>with the intention of harming the Muslims and carrying out activities against Islam. Moreover, in the verse, God also refers to their <text:span text:style-name="T2">'conferring in secret'. </text:span>So following the orders of satan, <text:span text:style-name="T2">the antichrists and the members of the deep states convene with hypocrites, </text:span>whom they employ in all their foul activities, <text:span text:style-name="T2">in these secret meetings. And by conferring in secret, they give hypocrites the instructions for the evil deeds they want hypocrites to carry out against the Islamic world and the Muslims.</text:span></text:p>
      <text:p text:style-name="P22"><text:span text:style-name="T2">Therefore, every Muslim around the world should be well aware of these facts and this evil alliance. </text:span>Because hypocrites never act on their own. Some Muslims, who are not aware of these facts, might think of hypocrites as <text:span text:style-name="T2">'a handful of independent individuals who can harm no one but themselves'. </text:span>But if they become familiar with the plans of the deep states regarding hypocrites and the conspiracies they carry out against the world of Islam and the Muslims through hypocrites, this perspective of the Muslims will change accordingly. <text:span text:style-name="T2">They should be well aware of the fact that, led by satan, this insidious organization has amassed tremendous power in total by rallying the evil capacity of hypocrites from all around the world. </text:span></text:p>
      <text:p text:style-name="P22">Furthermore, they should never forget that <text:span text:style-name="T2">'hypocrites are not ordinary people, but beings who are members of a dark organization that is backed by the collective power of satan, the antichrist and the deep states of the world'. </text:span>Thus, <text:span text:style-name="T2">by means of this alliance, the collective power of the deep states also turns out to empower hypocrites individually. </text:span>For that reason, taking full account of this fact, believers should be very careful and rational in their ideological struggle against hypocrites when trying to eliminate the influence of satan over hypocrites or inviting them to the true path. </text:p>
      <text:p text:style-name="P22">Under the leadership of satan, the deep states are putting up a ruthless struggle against Islam by employing unbelievers and hypocrites, and leading a terrible oppression upon the Muslim world. However, <text:span text:style-name="T2">it should never be forgotten that without an army, a deep state is powerless. </text:span>If <text:span text:style-name="T2">an effective ideological struggle that is based on the good morals of the Qur'an is put up against hypocrites throughout the Islamic world, satan and the shadow organizations under his command will lose all the soldiers and the power they have. </text:span>And to be able to do that, Muslims should be thoroughly informed about <text:span text:style-name="T2">'what hypocrisy is' </text:span>and <text:span text:style-name="T2">'how it occurs in daily life'. </text:span>And every Muslim must <text:span text:style-name="T2">'become capable of identifying a hypocrite'. With this book, unmasking the hypocrisy with all its details and conveying this knowledge to the entire Islamic world will be conducive to this favorable outcome, by the will of God.</text:span></text:p>
      <text:p text:style-name="P22"><text:soft-page-break/>And in the hereafter, this ignoble alliance will ultimately end in retribution with hell, and both unbelievers and hypocrites with their masters will suffer in eternal torment for their evil deeds.</text:p>
      <text:p text:style-name="P22"/>
      <text:h text:style-name="P35" text:outline-level="2">Hypocrites, satan and the deep states have formed a 'circle of evil' in unison</text:h>
      <text:p text:style-name="P22">In a verse of the Qur'an, while informing about the torment hypocritical men and women will face in the hereafter, God makes mention of a <text:span text:style-name="T2">'circle of evil'.</text:span></text:p>
      <text:p text:style-name="P30">And so that He might punish the men and women of hypocrites and the men and women of the idolaters – those who think bad thoughts about God, a circle of evil is upon them. God is angry with them, and has cursed them and prepared hell for them. What an evil destination! (Surat al-Fath, 6)</text:p>
      <text:p text:style-name="P22">The expression <text:span text:style-name="T2">'a circle of evil' </text:span>mentioned in the verse is highly significant in emphasizing <text:span text:style-name="T2">'hypocrites' alliance with the antichrists under satan's command and the world's deep states that are led by them'. </text:span>The existence of such a circle of evil clearly demonstrates that <text:span text:style-name="T2">'the evil activities are coordinated from a single center' </text:span>and that <text:span text:style-name="T2">'it is a large-scale organization'. In other words, </text:span>there is a circle formed by hypocrites working in collaboration with each other; and in the center of this circle lies the members of the deep state. However, later in the verse, God heralds that <text:span text:style-name="T2">'this circle of evil will surely collapse upon them'. </text:span>Therefore, the chamber formed by the leading unbeliever figures and hypocrites will, again, collapse on itself and the system they have built will lead to their destruction. God is angry with those who participate in this evil alliance, and has cursed them and prepared hell for them. <text:s/></text:p>
      <text:p text:style-name="P22"/>
      <text:h text:style-name="P35" text:outline-level="2">Hypocrites tell lies to Muslims, whereas they confide in their friends among unbelievers and the members of the deep state</text:h>
      <text:p text:style-name="P22">With the verse of the Qur'an that reads, <text:span text:style-name="T2">"...those who take unbelievers as protectors, rather than the believers..." </text:span>(Surat an-Nisa', 139), God gives another crucial piece of information regarding the characteristics of hypocrites. Even though these people live among the Muslims and are treated with nothing but love, respect, benevolence, mercy and protection at every point in their lives, they still do not consider the Muslims to be their true friends. They always look for errors in believers, accuse and slander them, are discontented, ungrateful and complainant. The morality, attitudes and way of behavior of <text:soft-page-break/>hypocrites clearly display that <text:span text:style-name="T2">'they do not consider Muslims as their trusted friends'. </text:span>They have completely mysterious and enigmatic personalities. And their exaggerated and artificial display of affection looks even more suspicious. Even though no one else might have done them the favors they received from the believers throughout their lives, they still conceal almost everything about their lives from the believers.</text:p>
      <text:p text:style-name="P22">While their attitude toward the Muslims is in this way, <text:span text:style-name="T2">they feel more intimate with individuals who do not have faith in or love for God, who are not concerned with the good of Islam, or furthermore who hold animosity towards Islam.</text:span> And they easily confide in such people. Hypocritical people find it quite appealing to have mindless chatters with, form intimate friendships with, and secure a place and build a reputation among such people. <text:span text:style-name="T2">Moreover, occasionally making remarks and having conversation against God, the Qur'an, faith or Muslims give these people an evil excitement. </text:span></text:p>
      <text:p text:style-name="P22">Even when they are among believers, they secretly and insidiously look for ways to get in touch and spend some time with these unbelieving people. Even though Muslims treat them with unparalleled good morals, they still find their friendship with unbelievers more exciting. And to be able to earn the appreciation of these people and gain a place and a good reputation among them, once again, they seek to take advantage of Muslims. Without hesitation, they share all the information -significant or not- they have obtained from the believers, who provide them with all sorts of beauties, and a safe and loving atmosphere, with these people who consider Muslims their enemies. And while they do not confide in Muslims about their private lives, they see no harm in sharing all this information with these strangers whom they consider cherished friends. </text:p>
      <text:p text:style-name="P22">In a verse of the Qur'an, God informs the Muslims about this immorality of hypocrites saying, <text:span text:style-name="T2">"…those who listen to lies, listening to other people who have not come to you...":</text:span></text:p>
      <text:p text:style-name="P30">O Messenger! Do not be grieved by those who rush headlong into unbelievers among those who say 'We have faith' with their tongues when their hearts contain no faith. And among the Jews are those who listen to lies, listening to other people who have not come to you... (Surat al-Ma'ida, 41)</text:p>
      <text:p text:style-name="P22">In the verse, hypocritical people are defined as <text:span text:style-name="T2">'people who say they have faith with their tongues when their hearts contain no faith'. </text:span>Furthermore, God informs the believers that these people <text:span text:style-name="T2">'secretly gather information, intelligence and news from among the believers in order to report these to the non-Muslims'. </text:span>hypocrites hope that when they convey this knowledge to the people who strive against the Muslims, with the information they have provided they will earn their friendship and trust. They believe that they will generate tremendous excitement and admiration in these people, thus securing a good place among them. </text:p>
      <text:p text:style-name="P22">Yet their dreams are never realized because relationships that are not built upon faith and mutual interests are instead hollow and temporary. And as hypocrites are well aware of this, they constantly look for ways to keep this <text:soft-page-break/>excitement alive. <text:span text:style-name="T2">They ceaselessly strive to obtain new information and hidden secrets and share them with unbelievers, whom they consider their true friends. </text:span></text:p>
      <text:p text:style-name="P22">It is a glaringly obvious fact that a person who bears sincere faith and love of God in his heart does not take genuine pleasure from being friends with and having long idle conversations with people who are devoid of faith. And in no way would they share any information that could endanger the lives of Muslims putting them in harm's way or jeopardizing their safety. On the contrary, a person who has faith never agrees to be in an environment where God is not remembered, where idle conversations take place, where people speak against Islam and the Muslims. And he devotedly strives to ensure the safety, ease, and comfort of the Muslims. He never behaves in a way that will cause harm in this regard. Thus, <text:span text:style-name="T2">the sympathy, admiration and devotion that hypocritical people feel toward those who are devoid of faith provides considerable evidence of how untrustworthy and duplicitous they are.</text:span></text:p>
      <text:h text:style-name="P34" text:outline-level="1">THE DARK WORLD <text:span text:style-name="T26"><text:line-break/></text:span>OF HYPOCRITES</text:h>
      <text:p text:style-name="P22"/>
      <text:p text:style-name="P22"/>
      <text:h text:style-name="P35" text:outline-level="2">Hypocrites' minds are wrapped up in their lives before they embraced faith and they long for those days they have spent as unbelievers </text:h>
      <text:p text:style-name="P22">In the Qur'an, God reveals certain events that the Prophet Moses (pbuh) and his tribe went through, for us to ponder and find the wisdom in them. The following is an example from the story of the Prophet Moses (pbuh):</text:p>
      <text:p text:style-name="P22">When the Prophet Moses (pbuh) was sent as a messenger to the Israelites, they were living in Egypt under the rule of the Pharaoh. Egyptians were using Israelites as slaves and oppressing them with torture. The Prophet Moses (pbuh) rescued the Israelites from the persecution, tyranny and torture of the Pharaoh and helped them escape from his lands. </text:p>
      <text:p text:style-name="P22">God granted great favor to Israelites by sending the Prophet Moses (pbuh) as their savior. By struggling against the Pharaoh, the Prophet Moses (pbuh) brought salvation to the Israelites from the suffering they had under the rule of the Pharaoh. But instead of being grateful and happy for God's favor and despite the fact that they are rescued from the suffering, slavery and torture under the Pharaoh, the Israelites ungratefully said to the Prophet Moses (pbuh): <text:span text:style-name="T2">"We suffered harm before you came to us and after you came to us."</text:span> </text:p>
      <text:p text:style-name="P30">They said, 'We suffered harm before you came to us and after you came to us.' (Moses) He said, 'It may well be that your Lord is going to destroy your enemy and make you the successors in the land so that He can see how you behave.' (Surat al-A'raf, 129)</text:p>
      <text:p text:style-name="P22">Nevertheless, the Prophet Moses (pbuh) made this call to his tribe and said, <text:span text:style-name="T2">'Let me save you from the cruelty of the Pharaoh', 'Let me take you to the land God granted you, where you can live free', 'You are oppressed and humiliated here, you will live in prosperity there.'</text:span> Israelites who wanted to escape from the tyranny of the Pharaoh accepted the Prophet Moses' (pbuh) proposition and they departed together. </text:p>
      <text:p text:style-name="P22">The Israelites had been living under oppression and infliction of pain in the lands they abandoned; nevertheless they were yearning for their past lives. For this reason, they turned to the Prophet Moses (pbuh) and said, <text:span text:style-name="T2">'We want the civilization, the quality of life, the cuisine; in short we want back the </text:span><text:soft-page-break/><text:span text:style-name="T2">life we left there. We can't find those here in the desert. We miss our old lives. Even though we were slaves and we were humiliated, we still want to go back to that culture, to the life Pharaoh offered to us.'</text:span> </text:p>
      <text:p text:style-name="P22">Instead of feeling grateful and delighted at the fact that they were saved from the brutality and tyranny they experienced under the Pharaoh's rule, they still longed for the life the Pharaoh had given them. They said, '<text:span text:style-name="T2">The quality way of life, the wealth and the Egyptian culture under the rule of Pharaoh were good; it was a modern environment, but now we are living in a desert,'</text:span> and they complained about their current condition, wanting to return to being under the Pharaoh's government. Yet, if they were people with sincere faith, their only purpose would be living for God, no matter the place or the circumstances. They would be thankful for the blessings God has bestowed upon them. However, because they didn't have sincere faith, at the expense of living under the Pharaoh's oppressive rule, they were still longing for the Pharaoh's flamboyant life, the pyramids, and the opportunities they wanted to take advantage of.</text:p>
      <text:p text:style-name="P22">With examples like these from the Prophet Moses' (pbuh) tribe, God informs us that in every era, <text:span text:style-name="T2">hypocrites have always shown an admiration for the life of unbelievers.</text:span> Instead of standing together with those who have faith and being thankful for and delighted at the blessings God has given them, they desire to live like unbelievers, possess the things unbelievers deem important, speak like them, dress like them, eat and drink like them; they desire the same flamboyance that unbelievers put on airs with. Of course, an environment including modernity, civilization and magnificence is a beauty that will delight humans. <text:span text:style-name="T2">However, the tribe of the Prophet Moses (pbuh) preferred leaving their Prophet's side distancing from the true religion, only in exchange for these opportunities. They found it more charming to live under Pharaoh's unbearable tortures. </text:span>In the Qur'an, God relates this behavior of the tribe of the Prophet Moses (pbuh) as follows:</text:p>
      <text:p text:style-name="P30">And when Moses was looking for water for his people, We said 'Strike the rock with your staff.' Then twelve fountains gushed out from it and all the people knew their drinking place. 'Eat and drink of God's provision and do not go about the earth corrupting it.' </text:p>
      <text:p text:style-name="P30">And when you said, 'Moses, we will not put up with just one kind of food so ask your Lord to supply to us some of what the earth produces – its green vegetables, cucumbers, grains, lentils and onions,' he said, 'Do you want to replace what is better with what is inferior? Go back to Egypt, then you will have what you are asking for.' Abasement and destitution were stamped upon them. They brought down anger from God upon themselves. That was because they rejected God's Signs and killed the Prophets without any right to do so. That was because they rebelled and went beyond the limits. (Surat al-Baqara, 60-61)</text:p>
      <text:p text:style-name="P22">As explained in the verses, God granted food and fountains of water to the Israelites who had escaped from Egypt with the Prophet Moses (pbuh). But instead of being thankful for these blessings, they said: "<text:span text:style-name="T2">Moses, we will not put up with just one kind of food so ask your Lord to supply to us some </text:span><text:soft-page-break/><text:span text:style-name="T2">of what the earth produces – its green vegetables, cucumbers, grains, lentils and onions."</text:span> But of course by saying '<text:span text:style-name="T2">green vegetables, cucumbers, grains, lentils and onions',</text:span> they didn't just mean the food itself that they craved. In that period, the dynasty of the Pharaoh had specific methods for cooking these foods, so in fact they were in admiration of this flamboyant culture of food. </text:p>
      <text:p text:style-name="P22">Similar to that, the statue of the golden calf, which is a symbol of wealth and flamboyant life in Pharaoh's society, was also an item of admiration for them. They were really infatuated with the snobbish life of the Pharaoh. In the same vein, they adored the language the Egyptians spoke. Normally, Israelites' language was Hebrew, but they thought the language of the Pharaoh was more elitist, and they wanted to taste this elitist lifestyle by using the same language. </text:p>
      <text:p text:style-name="P22">For this reason, at the expense of living under the tyrannous and brutish sway of the Pharaoh, they were risking their lives and they still thirsted to reap benefits from the extravagance and dazzling life style of that system. The admiration for that materialist system was always there in their subconscious minds. No matter how much the Prophet Moses (pbuh) explained the true path to them, they were still not convinced because they were yearning for the Pharaoh's system. This made them impossible to convince, and they were continuously -in secret or explicitly- expressing their desire to return to their old lives. </text:p>
      <text:p text:style-name="P22"><text:span text:style-name="T2">Indeed, the Israelites' thoughts and admiration is not exclusive to them. With their example, God introduces us to a certain type of character that we need to know well</text:span>. In every period of time, these characteristics are manifested in people who simply do not adopt the true faith in perfection. In the contemporary world, these characteristics are manifested as a particular attribute in hypocrites.</text:p>
      <text:p text:style-name="P22">In fact, we can encounter people who can't let past lives go and long for them, even though they are together with Muslims afterward. And throughout history, every Muslim community has had these kinds of people. In fact, when they start living among the Muslims, these people start living beautiful lives incomparable to the way of living of those who have no faith. Because in their past lives, these people were living in a community with no fear of God, and they witnessed and experienced all kinds of evil, relationships based on self-interest and instances of insincerity, lies, hypocrisy, cruelty, and lack of love and respect. They can clearly see the immense discrepancy between these two lives. On one side, they can experience love, respect, good morals, friendship, trust and sincerity in the most splendid way; while on the other, they only encounter pain, distress, misery and cruelty. Despite this clear truth, the reason that these people feel veneration and longing for their past lives, their lifestyles before living as Muslims, is only because of their love towards unbelievers in their hearts.</text:p>
      <text:p text:style-name="P22">If they ever get the opportunity to live again with unbelievers, even though they know they will be unhappy, humiliated, considered worthless, and they will be exploited selfishly for others' egoistic interests, they would still think that returning to that life of humiliation is better for them. They continuously dream about being back, living that life, thinking '<text:span text:style-name="T2">how would my life be if I were </text:span><text:soft-page-break/><text:span text:style-name="T2">together with those people, in such settings?'</text:span> and make plans about it. They fool themselves with erroneous thoughts such as, <text:span text:style-name="T2">'Maybe here Muslims are protecting and helping each other, but if I were living with unbelievers, they would protect me more, love me more and show respect and love for me.'</text:span> </text:p>
      <text:p text:style-name="P22">However, this is obviously wrong, and in fact they too know this truth very well. Because <text:span text:style-name="T2">the lives of those people who have no faith are full of relationships that are based on self-interest and egoistic desires.</text:span> Therefore, in a community of unbelievers, no one would do something good for another unless profitable compensation was presented. If someone with no faith or fear of God is approaching another person, certainly he has an expectation and <text:span text:style-name="T2">a subtle plan for a personal benefit in his mind.</text:span> Either he is expecting financial compensation, or planning to exploit that one in a certain way for some purpose. Either this person has someone in his circle that he wishes to reach and contact, or he is planning to gain profits from his family. There is no other reason. In any case, if this person were approaching him with pure, well-meaning and thoughtful intentions, he would display this auspicious attitude toward every person he meets. He would take every beggar he sees on the streets and buy them food and clothes, for instance if he were to encounter an orphaned child, he would make available his every financial means for him. But it is obvious he carries out no such effort. This is the proof for the fact that this person only approaches others for personal benefit and profits. </text:p>
      <text:p text:style-name="P22">These examples are enough for someone to see hypocrites for what they are. However, hypocrites ignore these facts due to their admiration for unbelievers, and their longing for the life they had with them. And as a result of this, they are doomed to live loveless, unhappy and worrisome lives in degradation. <text:s/></text:p>
      <text:p text:style-name="P22"/>
      <text:p text:style-name="P22"/>
      <text:p text:style-name="P22"><text:span text:style-name="T3">ADNAN OKTAR: </text:span>Hypocrites tend to return to their old lives and old beliefs at the first opportunity they get. It is always in their mind, they can't get rid of it. Even after becoming a Muslim, they still want to go back to their old treacherous, adventurous, thievish, despicable, dishonest and disreputable ways. For example, as soon as the Prophet Moses (pbuh) leaves, those who follow the Prophet Moses (pbuh) out of Egypt immediately built a statue of a calf due to their desire to go back for the Pharaoh's culture. They wanted to get back to their old religion, the religion of Egypt. They said, <text:span text:style-name="T3">"We miss the food, we miss that life, we miss that culture."</text:span> However, they were tortured there with whips. They were continuously humiliated in Egypt. Pharaoh made them work in 50 degrees Celsius under the sun; it is still the same in Egypt. They gave them ropes to pull, oily ropes with a diameter of 10 cm. They were told to hold onto those ropes to pull 50-60 tons of rocks. They slid the rocks over oily wooden planks and carried them on their backs; if they failed to do it, they were whipped. They were paid a small amount in the evenings, when the work was over. With that money, they went to buy onions, garlic and various Egyptian foods with lettuce and they ate that Egyptian food and basically were humiliated due to how little they were paid. The Prophet Moses (pbuh) said, <text:span text:style-name="T3">"Do you desire this despicable thing?"</text:span> and asked, <text:span text:style-name="T3">"Do you do all that just for this?"</text:span> </text:p>
      <text:p text:style-name="P22"><text:soft-page-break/>Hypocrites are very debased and characterless. They can't forget their past lives, they go full circle and eventually still end up there. They always have their mind on the life of unbelievers, their past lives. In Egypt, calf statues are made by leaving some space in the front and in the back; in their mouths and at their back side. When the wind blows, these calf statues make a sound similar to a lowing sound. In strong winds of course, not normal ones. These statues are specifically made like that, just because they are wannabes. Hypocrites want that statue to experience that culture, that lifestyle. Calf statue, or bull statue, was a <text:span text:style-name="T3">"symbol of wealth"</text:span> back then. It was a sign of being rich and affluent. On the streets and squares there were a lot of bull statues. Because of that, unbelievers are really into those kind of things. The path that was leading to the palace of the Pharaoh were full of calf statues on each side. The Qur'an's longest surah is Surat al-Baqara. It means <text:span text:style-name="T3">"bull, cow".</text:span> And this is what it is talking about. <text:span text:style-name="T10">(A9 TV, January 25</text:span><text:span text:style-name="T7">th</text:span><text:span text:style-name="T10">, 2016)</text:span></text:p>
      <text:p text:style-name="P22"/>
      <text:p text:style-name="P22"/>
      <text:h text:style-name="P35" text:outline-level="2">Hypocrites secretly communicate with their associates when they are among muslims</text:h>
      <text:p text:style-name="P22">One of the reasons hypocrites want to remain among Muslims is that <text:span text:style-name="T2">'they seek to provide their friends among unbelievers with support against Muslims by sharing with them the information they acquired from within'. </text:span>They believe that by conveying all sorts of information they obtain from believers that is big or small, significant or insignificant, to the other hypocrites and unbelievers <text:s/>they are in contact with, they will gain a good reputation and prestige among them. They think that when they give these people the impression that <text:span text:style-name="T2">'they are prominent individuals who are in a strategic position and can provide intelligence', </text:span>unbelievers will feel admiration for them and <text:span text:style-name="T2">present them substantial benefits in return.</text:span> Thus, they strive hard to obtain vital information about Muslims and use them to their detriment. </text:p>
      <text:p text:style-name="P22"><text:span text:style-name="T2">However, hypocrites' searching such information out of countenance of Muslims always hit the buffers since Muslims are living an honest, conscious, pure life with their fear of God. </text:span>Believers are the ones who always endeavor for people's salvation, who avoid any kind of sin or vile behavior, who even abstain from giving harm to an ant and who bring benevolence and abundance to each community they live in. Their beliefs, notions, actions and lives are all pure and sincere. Therefore, in this case the only thing that hypocrites can do is to fabricate scenarios based on slanders regarding Muslims. They try and make a mountain out of a molehill, transferring fabricated news to their irreligious friends<text:span text:style-name="T2">. </text:span></text:p>
      <text:p text:style-name="P22">In a verse of the Qur'an, God informs about how hypocrites living among the Muslims <text:span text:style-name="T2">'carry information to unbelievers'</text:span>:</text:p>
      <text:p text:style-name="P30"><text:soft-page-break/>If they had gone out among you, they would have added nothing to you but confusion. They would have scurried about amongst you seeking to cause conflict between you, and among you there are some who would have listened to them. God knows the wrongdoers. (Surat at-Tawba, 47)</text:p>
      <text:p text:style-name="P22">In another verse of the Qur'an, by saying <text:span text:style-name="T2">"…The satans secretly inspire their friends to dispute with you..." </text:span>(Surat al-An'am, 121)<text:span text:style-name="T2">, </text:span>God states that deriving personal interest is not the only reason hypocrites provide information to unbelievers. As emphasized in the verse with the expression <text:span text:style-name="T2">"to dispute with you"</text:span>, what hypocrites aim to do by remaining among the Muslims is to <text:span text:style-name="T2">'contribute to the efforts and strength of unbelievers', </text:span>who constitute the army of satan in his struggle against God and religion <text:span text:style-name="T2">'by supporting them'. </text:span>One of the major goals of hypocrites is to prevent the moral values of Islam from spreading throughout the world by thwarting the beneficial activities of the Muslims. And they believe that the only power that is capable of achieving this is unbelievers and their associates, who also act in a hypocritical manner. Thus, they deliberately spend time among Muslims, and during that time they maintain constant contact with unbelievers and their hypocrite friends. </text:p>
      <text:p text:style-name="P22">With the verse <text:span text:style-name="T2">"The satans secretly inspire their friends to dispute with you..." </text:span>(Surat al-An'am, 121)<text:span text:style-name="T2">,</text:span> God points once more to the treachery of hypocrites and <text:span text:style-name="T2">informs the believers about the secret communications these duplicitous people have with unbelievers and other hypocrites.</text:span></text:p>
      <text:p text:style-name="P22">This is one of the major reasons why hypocrites, who harbor an intense hatred and grudge towards the Muslims, persistently try to stay among the Muslims. By supporting unbelievers, and cooperating with the deep states and other shadow organizations in their fight against the Muslims, they intend to deal a devastating blow to Islam.</text:p>
      <text:p text:style-name="P22"/>
      <text:h text:style-name="P35" text:outline-level="2">Hypocrites are like a magnet in their ability to seek out hypocrites all around the world</text:h>
      <text:p text:style-name="P22"><text:span text:style-name="T2">Just as satan can easily get in touch with the people who share his moral values, in the same way, hypocrites can seek out and develop intimate relations with the hypocritical people just like themselves, without difficulty. </text:span>Just like satan can immediately recognize his allies, the people with hypocritical personalities attract each other just like a magnet. As they all have the same evil personality and treacherous character, they do not have any difficulty identifying and recognizing each other. </text:p>
      <text:p text:style-name="P22">In case this ploy of hypocrites is thwarted and the other hypocrites, with whom they have become close hoping for personal gain, are ideologically overpowered; at that point, hypocrites immediately begin to look for new lucrative hypocrite groups. Every time the Muslims pull them away from villainy and put them on the true path, instead of abandoning their hypocritical urges, <text:soft-page-break/>they begin to seek out a new clan of hypocrites. Every time they are exposed, every time their schemes are defeated, altering their methods, they continue to maintain their hypocritical connections through other insidious tactics.</text:p>
      <text:p text:style-name="P22"><text:span text:style-name="T2">Thus, it is crucial to unmask the deceitful groups hypocrites draw support from and wisely block all the ways satan might use to get in touch with them.</text:span> Because hypocrites will always look for a new way; and if one way is blocked, they will search for another. However<text:span text:style-name="T2">, if the ploys of satan are resolutely frustrated, as the morals of the Qur'an necessitate, hypocrites will be rendered powerless to keep up with their schemes.</text:span> Hypocrites who are exposed and whose ruses are always spoiled have to make a choice at some point. They either accept living an honest life with Muslims by choosing faith or take up a position on the side of unbelievers because they tire from the failure of their ruses and not reaching their evil goals. </text:p>
      <text:p text:style-name="P22"/>
      <text:h text:style-name="P35" text:outline-level="2">Hypocrites insidiously andceaselessly venture against muslims </text:h>
      <text:p text:style-name="P22">All their lives, hypocrites ceaselessly work against Muslims. <text:span text:style-name="T2">Day and night, they sit and contemplate what evil deeds they will commit. From the moment they wake up until they fall asleep, they pursue their insincere, insidious and treacherous agendas. </text:span>They try to the best of their abilities to covertly wear down the efforts of Muslims and cause disturbance among them. But as they are incapable of blatantly carrying out these plans until their heart's content, they do so using sneaky methods to the best of their abilities. Otherwise, hypocrites are <text:span text:style-name="T2">'cowardly and malicious' </text:span>creatures. When they have the means or when they get even the smallest chance, they engage in all sorts of evil activities that might harm the Muslims. They can do absolutely anything that, in their feeble minds, will be to Muslims' detriment. </text:p>
      <text:p text:style-name="P22">God informs us, in a verse of the Qur'an, <text:span text:style-name="T2">that the main purpose of hypocrites is to conduct activities to the detriment of the Muslims</text:span>: </text:p>
      <text:p text:style-name="P30">As for those who have set up a mosque, causing harm and strengthening unbelief, to create division between the believers, and in readiness for those who previously made war on God and His Messenger, they will swear, 'We only desired the best.' But God bears witness that they are truly liars. (Surat at-Tawba, 107)</text:p>
      <text:p text:style-name="P22">God informs us in this verse that hypocrites act with the purpose of <text:span text:style-name="T2">'causing harm and strengthening unbelief'. </text:span>The form of the harm they cause varies according to the capabilities hypocrites possess. If they are capable, they seek to do the most material and spiritual damage as possible. Even when they do not have the means to do so, they will still absolutely try to do something to the detriment of the Muslims, even if it is on a small scale. Sometimes by <text:span text:style-name="T2">'lying, defaming, speaking in an aggressive, offensive, snobbish and arrogant tone, or through selfish or lazy behavior'</text:span>, or sometimes by <text:span text:style-name="T2">'occupying </text:span><text:soft-page-break/><text:span text:style-name="T2">Muslims by taking up their time with idle activities, and trying to wear them out by depriving them of sleep', </text:span>they make an effort to cause disturbance and discomfort among Muslims. </text:p>
      <text:p text:style-name="P22">And another one of hypocrites' efforts to the detriment of the Muslims that God informs about later on in the verse is <text:span text:style-name="T2">'strengthening unbelief'. </text:span>Hypocrites wish to be able to <text:span text:style-name="T2">'harm Islam, to weaken the Muslims, to make profanity, insincerity, and the moral values of the irreligious prevalent'</text:span> to the best of their ability. They participate in all ventures and activities that, they believe, will be effective in their fight against Islam. They gather information from the Muslims and convey them to unbelievers to help unbelievers become more powerful. They carry out covert activities to help the atheistic ideologies become more prevalent. In order to thwart the efforts of the Muslims to establish the reign of the moral values of the Qur'an over the world and doom them to failure, hypocrites set up all sorts of schemes and stratagems. </text:p>
      <text:p text:style-name="P22">As explained in the verse, another common practice hypocrites have to harm Muslims <text:span text:style-name="T2">"is to create a division between the believers".</text:span> Driving a wedge between Muslims, <text:span text:style-name="T2">'making them disagree with each other, preventing them from forming close friendships or good-natured relationships by smearing, telling lies or playing tricks'</text:span> is again one of the treacherous tricks hypocrites play on Muslims. </text:p>
      <text:p text:style-name="P22">Another technique hypocrites tend to employ is to be <text:span text:style-name="T2">"in readiness for those who previously made war on God and His Messenger."</text:span> In order to harm Muslims, hypocrites tend to seek out and find those who fought against Muslims before, and contact them. For example, <text:span text:style-name="T2">if there is a group of hypocrites somewhere, or a group of those who deny God are gathered somewhere and plotting against Muslims, hypocrites immediately contact them and try to provoke them even further against the believers.</text:span></text:p>
      <text:p text:style-name="P22">There is no limit to such treacherous activities and methods hypocrites tend to employ against Muslims. Based on the conditions and available opportunities, they continuously find new sinister ways and develop them. Nevertheless, when approached, they speak untruthfully and say they are good-natured and innocent people with the words: <text:span text:style-name="T2">"We only desired the best." </text:span>They always try to introduce themselves as clever, honest and well-behaved people who want nothing but good. But in fact, they are only interested in evil deeds, and their words are nothing but lies. God revealed hypocrites' despicable character at the end of the verse by saying, <text:span text:style-name="T2">"But God bears witness that they are truly liars."</text:span> </text:p>
      <text:p text:style-name="P22">In the Qur'an, God informs us saying: <text:span text:style-name="T2">"God will not give unbelievers any way against the believers."</text:span> And because of this reason, in their alliance with unbelievers, whatever they do, hypocrites can never attain the success they desire, as revealed by God's verses in the Qur'an. In the following verse from the Qur'an, God reveals that Muslims will certainly be victorious in the end:</text:p>
      <text:p text:style-name="P30">Our Word was given before to Our servants, the Messengers, that they would certainly be helped. It is Our army which will be victorious. (Surat as-Saffat, 171-173)</text:p>
      <text:p text:style-name="P22"><text:soft-page-break/></text:p>
      <text:p text:style-name="P22"/>
      <text:h text:style-name="P34" text:outline-level="1">HYPOCRITES ATTEMPT TO<text:span text:style-name="T27"><text:line-break/></text:span>INGRATIATE THEMSELVES <text:line-break/>WITH THE IRRELIGIOUS</text:h>
      <text:p text:style-name="P22"/>
      <text:p text:style-name="P22"/>
      <text:h text:style-name="P35" text:outline-level="2">Hypocrites, in their opinion, consider religion monotonous</text:h>
      <text:p text:style-name="P22">During the time hypocrites spend among Muslims, they constantly attend occasions where the believers talk about God, religion, good moral values, and read the Qur'an. And even though hypocrites witness the religion and the good characters of the believers in all their beauty, since they have become callous about religion, none of these have even the slightest effect on them. As hypocrites deeply admire the dark world of satan that is fraught with anarchy and disorder, they regard religion as <text:span text:style-name="T2">'simple and monotonous' </text:span>- may God forbid. What hypocrites truly find appealing is <text:span text:style-name="T2">'the irreligious way of life predominated by turmoil, self-interest and egoism, lovelessness and mutual deceit where people are in treachery and betrayal against one other, and full of hatred'.</text:span> They worship this utterly dreadful evil formation and unbelievers who embrace such way of life as if they worship God -may God forbid- and venture with all their strength to earn a place in the dark world of the irreligious. </text:p>
      <text:p text:style-name="P22">Furthermore, hypocrites deem the worldly gains significant rather than the rewards they will enjoy in the hereafter. Therefore, being the weak-minded evil people they are, hypocrites believe that religion offers them no benefit in this regard. <text:span text:style-name="T2">They are of the opinion that, by practicing religion properly, they will neither be able to flaunt nor show off to others. </text:span>Additionally, they find religion plain and simple. God has created religion as a way of life that is completely befitting of human nature and easy to practice. However, hypocrites feel a deep admiration for <text:span text:style-name="T2">'the abstruse philosophical discourse, the pompous, pseudo-intellectual and obscure verbalism of unbelievers, and their ceaseless efforts to show themselves as highly learned and sophisticated people.' </text:span></text:p>
      <text:p text:style-name="P22"><text:span text:style-name="T2">They think that religion does not offer the evil aspects they seek. They consider religion to be rather simple and monotonous </text:span>(surely Islam is beyond such thoughts). Thus <text:span text:style-name="T2">hypocrites believe that the only way to make a reputation for themselves is to adopt and promote the non-religious discourse and philosophies of unbelievers. </text:span>So, in almost every platform, hypocrites draw upon <text:span text:style-name="T2">'such philosophical discourse and intellectual arguments of the irreligious' </text:span>so that they are regarded as one of them. <text:span text:style-name="T2">They share in their social media accounts images, sayings and </text:span><text:soft-page-break/><text:span text:style-name="T2">movies that promote such ideas.</text:span> They give likes to the posts of those who are deemed <text:span text:style-name="T2">'experts' </text:span>in these subjects amongst unbelievers and share quotes from such individuals in their social media pages. Thus, they believe they have shed their <text:span text:style-name="T2">'monotonous Muslim' </text:span>image and by doing so they have <text:span text:style-name="T2">'earned a great prestige'</text:span> among unbelievers.</text:p>
      <text:p text:style-name="P22"><text:span text:style-name="T2">However, what is actually monotonous is the superstitious philosophies unbelievers and hypocrites abide by and the superficial lives they lead. Islam is the true religion that teaches people how to most beautifully experience all the beauties the life has to offer and how to be as happy as possible in this world.</text:span> When a Muslim lives by the morals of religion, he is perfectly able to make use of the benefits of all the blessings in the world and take utmost delight in everything they do, whereas the cold, dark, dull and unsettled character of unbelievers only lead them to a path paved with unhappiness, unease and quandaries. This is just the agony hypocrites and unbelievers go through in their worldly life. But in the hereafter, they will suffer an eternal, unrelenting torment.</text:p>
      <text:p text:style-name="P22"/>
      <text:p text:style-name="P22"/>
      <text:p text:style-name="P22"><text:span text:style-name="T3">ADNAN OKTAR:</text:span> <text:span text:style-name="T3">Hypocrites consider Islam to be monotonous – surely Islam is beyond this. They prefer irreligion over Islam. For example, a book about Islam or the Qur'an bores them. But they like books written by unbelievers and read them with pleasure. They abstain from reading books about God, the Book or religion. And they wouldn't tell people even if they do as they consider it humiliating to do so. But hypocrites like to read books or articles of unbelievers that are ambiguous and incomprehensible merely for the sake of snobbery and they take credit for themselves from these kinds of books. </text:span>They consider reading such books to be exalting their arrogance. Almighty God reprimands unbelievers in a verse saying, "<text:span text:style-name="T3">Do those who take unbelievers as protectors, rather than the believers, hope to find power and strength with them?"</text:span>Hypocrites always hope to find power and honor with unbelievers. <text:span text:style-name="T10">(A9 TV, June 23</text:span><text:span text:style-name="T7">rd</text:span><text:span text:style-name="T10">, 2016)</text:span></text:p>
      <text:p text:style-name="P22"/>
      <text:p text:style-name="P22"/>
      <text:h text:style-name="P35" text:outline-level="2">Hypocrites consider unbelievers having high-quality, not the Muslims</text:h>
      <text:p text:style-name="P22">As God informs us in the Qur'an with the verse, <text:span text:style-name="T2">"Do those who take unbelievers as protectors, rather than the believers hope to find power and strength with them? Power and strength belong entirely to God."</text:span> (Surat an-Nisa', 139), hypocrites deem unbelievers powerful, not the believers. Due to such an outlook, hypocrites consider the irreligious superior to Muslims in every aspect of the worldly life. They think that the only way to achieve power and honor, and earn a reputation is to side with unbelievers. "In their own weak <text:soft-page-break/>minds, they inadequately assume and associate "high quality" with those who are irreligious, while they associate Muslims as "low quality" individuals who will not benefit them.</text:p>
      <text:p text:style-name="P22">As hypocrites consider Muslims lacking in quality and unbelievers to be of high-quality, <text:span text:style-name="T2">they aspire after the irreligious way of life and define all of their depraved moral values as supposedly 'modern'.</text:span> <text:span text:style-name="T2">They admire the haughty, impious attitudes and discourse of unbelievers and try to be like them.</text:span> <text:span text:style-name="T2">They aspire after the demeanor of unbelievers who act as if they are unattainably superior in quality, who bare no respect and love for anyone, who think little of everyone, and cause mischief among society through caustic comments and attitudes.</text:span> They seek to earn a place among unbelievers, to be one of them and to live like them. </text:p>
      <text:p text:style-name="P22"><text:span text:style-name="T2">However, the people God deems 'superior' both in this world and the hereafter are the Muslims.</text:span> God grants the believers who have sincerely submitted themselves to Him a sense of wisdom and aesthetics that will help them achieve the highest level of quality. The life of the Prophet Solomon (pbuh) bears a striking example of this attribute of Muslims. God bestowed the Prophet Solomon (pbuh) with a great splendor and prosperity, and granted him a life of power and quality. <text:span text:style-name="T2">Every sincere Muslim who has ever lived enjoyed both a supreme quality in personality, and experienced all the things that are material and spiritual in their highest quality. </text:span></text:p>
      <text:p text:style-name="P22"/>
      <text:h text:style-name="P35" text:outline-level="2">Hypocrites feel ashamed of being recognized as Muslims</text:h>
      <text:p text:style-name="P22">Hypocrites never want to be seen as Muslims, and feel ashamed of being recognized as Muslims (surely all the Muslims are beyond such thoughts). <text:span text:style-name="T2">When they are in places where there are no believers present or they think they are away from believers' sight, hypocrites act as if they are one of unbelievers. While they loathe to be seen with Muslims, they are filled with joy when they are associated with unbelievers. They seek to show off with their association with the irreligious. </text:span>This outlook of theirs is also the reason behind their sharing posts on their social media accounts that reflect the mindset of unbelievers. They refrain from being identified as Muslims on these platforms, just as they do in their daily lives. At almost every opportunity, hypocrites share posts that reveal their evil side and hint at their sympathy towards unbelievers. Even though they share several faith-related posts in order not be exposed by Muslims, they make a point of keeping the number of such posts far fewer than the others so that they go unnoticed. </text:p>
      <text:p text:style-name="P22">However, there is an important fact hypocrites who employ such methods overlook: The difference between hypocrites and Muslims can be perceived right away through the signs of disbelief that hypocrites exhibit. And this is utterly humiliating for them. <text:span text:style-name="T2">Muslims bear holy light; they set an example for all humanity with their good moral values, nobility, high-quality, sharp minds, love and compassion. The holy light of Muslims illuminate everywhere they go. They are people of benevolence for the entire </text:span><text:soft-page-break/><text:span text:style-name="T2">world. </text:span>Their moral values, words and manners bring benefit and goodness to people wherever they reach. Every person -be it a believer or not- who comes across a message shared by Muslims, cannot help but admire such good moral values and is impressed by it. </text:p>
      <text:p text:style-name="P28">It is a great honor for a person to be a Muslim. Hypocrites seeking to emphasize that they are not sacred people as Muslims, becomes a blessing for the believers. By doing so, hypocrites reveal their hatred and grudge towards Muslims they harbor in their hearts. </text:p>
      <text:p text:style-name="P22"/>
      <text:p text:style-name="P22"/>
      <text:p text:style-name="P22"><text:span text:style-name="T3">ADNAN OKTAR: "But then when they go apart with their satans, they say, 'We are really with you."</text:span> Actually, hypocrites say, <text:span text:style-name="T3">'I have no association with believers'.</text:span> Therefore, hypocrites do not want to be associated with Muslims. They abstain from it. They do not want their names to be mentioned with Muslims. Hypocrites say, <text:span text:style-name="T3">"We were only mocking." (Surat al-Baqara, 14) </text:span>In other words, they mean, <text:span text:style-name="T3">'We are only making fun of them; we take advantage of them to gather intelligence. Otherwise, we have nothing to do with them.'</text:span> It is vital for hypocrites not to be associated with Muslims in any way. Because, they believe that this is the only way they can act freely around unbelievers. That is of their opinion, of course. <text:span text:style-name="T10">(A9 TV, January 24</text:span><text:span text:style-name="T7">th</text:span><text:span text:style-name="T10">, 2016)</text:span></text:p>
      <text:p text:style-name="P22"><text:span text:style-name="T3">ADNAN OKTAR</text:span>: For those who want to understand the sickness that plagues hypocrites, God has created a convenient means in the century we are in. Take a look at their Facebook profiles, their Internet pages and you will see their sickness in its entirety, on display like a painting. Who are they associated with, what do they do, what is their outlook on God, on the Qur'an? Hypocrites never mention their love towards God or the prophets. <text:span text:style-name="T3">They never want to utter a single word about religious subjects as they feel ashamed, embarrassed to do so.</text:span> <text:span text:style-name="T10">(A9 TV, January 25</text:span><text:span text:style-name="T7">th</text:span><text:span text:style-name="T10">, 2016)</text:span></text:p>
      <text:p text:style-name="P22"/>
      <text:p text:style-name="P22"/>
      <text:h text:style-name="P35" text:outline-level="2">Hypocrites do not want to be known as people who read religious books </text:h>
      <text:p text:style-name="P22">One of the significant characteristics of hypocrites is that they strictly avoid reading religious books. As hypocrites are disposed towards the world of satan in body and soul, <text:span text:style-name="T2">in no way do they want to read the verses of the Qur'an, or books about God and religion. The tone of the Qur'an that debunks the perverted mentality of unbelievers pains them immensely.</text:span></text:p>
      <text:p text:style-name="P22">On the other hand, <text:span text:style-name="T2">hypocrites read books that promote the philosophy of unbelievers with tremendous enthusiasm. </text:span>As the evil expressions and irreligious reasoning in these books suit their evil souls perfectly, hypocrites take <text:soft-page-break/>great pleasure in reading such books. They especially <text:span text:style-name="T2">like to be seen holding, carrying, and reading such books everywhere they go, this is crucial to them.</text:span> Therefore, <text:span text:style-name="T2">they buy the books written by unbeliever-atheist writers that are popular among the nonbelievers, carry these books around with them, and at their homes, keep them in places where they can be easily seen. On social media sites such as Facebook, Twitter or Instagram, they share posts indicating that they have read these books.</text:span> <text:span text:style-name="T2">They upload the photographs, in which they pose holding such books as if they are reading them, or pose in front of a bookshelf holding books from such writers, on their social media accounts.</text:span> </text:p>
      <text:p text:style-name="P22">Of course, one may encounter such attitudes from many people besides hypocrites. However, those people are the ones who honestly reveal their opinions and who clearly express that they are irreligious, atheist or unfaithful. Therefore, actions supporting their disbelief are to be expected. The difference in hypocrites is that they <text:span text:style-name="T2">'hide their irreligiousness'</text:span>; they tell people that <text:span text:style-name="T2">'they have faith' </text:span>and they <text:span text:style-name="T2">'defend Islam'</text:span> and then they sneakily <text:span text:style-name="T2">'try to propagandize irreligiousness' </text:span>with their posts.</text:p>
      <text:p text:style-name="P22">For this reason, <text:span text:style-name="T2">they avoid sharing a photograph in which the Qur'an or books about God or faith can be seen. The reason behind this behavior of theirs is to win the appreciation and favor of the snobs among unbelievers. </text:span>This way, hypocrites seek the attention and recognition of unbelievers, looking for ways to be ingratiated with them. </text:p>
      <text:p text:style-name="P22">As they strive hard to curry favor with unbelievers, they unavoidably reveal their true nature to the Muslims through the irreligious model they display. <text:span text:style-name="T2">All their deeds clearly demonstrate that they are not sincere Muslims who love God dearly but, on the contrary, they are people who utterly hold unbelievers in high regard and thus exhibit signs of hypocrisy.</text:span> Surely, this is a blessing for the Muslims who get the opportunity to realize that there is an insincere person among them. This way, they get to understand that they are dealing with a person that they should be beware and cautious of.</text:p>
      <text:p text:style-name="P22"/>
      <text:p text:style-name="P22"/>
      <text:p text:style-name="P22"><text:span text:style-name="T3">ADNAN OKTAR: </text:span>Look, God reveals in the 66-67th verse of the Surat al-Muminun; <text:span text:style-name="T3">"</text:span>… <text:span text:style-name="T3">you turned round on your heels, arrogant towards it [My Signs]</text:span>", in other words, arrogant towards Islam, and the Qur'an. For example, they are ashamed of having their photos taken with the Qur'an. They are embarrassed of carrying a Muslim name. They are embarrassed of being seen reading books about Islam. <text:s/>They are ashamed of God (surely God, the Qur'an and religious subjects are beyond such thoughts). However, they want to be in the shadow of those who are pseudo-intellectuals, impious atheists and wish for their names to be associated with such people. God reveals, <text:span text:style-name="T3">"… you turned round on your heels, arrogant towards it [My Signs], talking arrant nonsense all night long."</text:span> Here you see how hypocrites talk nonsense. They display psychopathic behavior as they secretly send texts through Internet on their phones, or they get up in the middle of the night, get dressed and sneak out in order to keep in touch with other hypocrites and provide them information. <text:span text:style-name="T10">( A9 TV, January 24</text:span><text:span text:style-name="T7">th</text:span><text:span text:style-name="T10">, 2016)</text:span></text:p>
      <text:p text:style-name="P22"><text:soft-page-break/><text:span text:style-name="T3">ADNAN OKTAR:</text:span> <text:span text:style-name="T3">For example, take a look at hypocrites of our century; they claim they are Muslims here and there, yet it is impossible to find a single statement in the social media pages of hypocrites indicating that they are Muslims. You cannot come across a verse, an image of the Qur'an, an expression regarding the verses of the Qur'an or the good deeds of Muslims, or narrations from the Qur'an on the social accounts of hypocrites. </text:span>Now, what do we have at our disposal in our century? The Internet and various social networking sites are available. Hypocrites want <text:span text:style-name="T3">their names to be always mentioned with unbelievers</text:span> on such sites.<text:span text:style-name="T3"> They do not want to be recognized as Muslims.</text:span> For example, having verses of the Qur'an on their social media pages bother hypocrites. They find it -may God forbid- humiliating. <text:span text:style-name="T3">Hypocrites despise sharing verses on their Facebook pages, or featuring posts about the Qur'an or Muslims. They would delete all of them if they could.</text:span> However, as they are aware of the fact that they would be exposed crystal clear if they do so, they share such posts unwillingly and loathingly. Yet, they are always hateful. <text:span text:style-name="T3">According to them, the true humanity, the true reputation can only be found among unbelievers. As hypocrites have a tendency towards the irreligious, they feel quite ashamed to be known as Muslims </text:span>– surely all religious topics are beyond such thoughts<text:span text:style-name="T3">." </text:span><text:span text:style-name="T10">(A9 TV, January 29</text:span><text:span text:style-name="T7">th</text:span><text:span text:style-name="T10">, 2016)</text:span></text:p>
      <text:p text:style-name="P22"/>
      <text:p text:style-name="P22"/>
      <text:h text:style-name="P35" text:outline-level="2">When hypocrites talk about topics on faith, they slyly preach impiety </text:h>
      <text:p text:style-name="P22">On some occasions, hypocrites might give speeches about God and religion -that initially seem favorable- in order not to give away the insincerity, grudge and hatred in their hearts. However, they definitely include subtle <text:span text:style-name="T2">'seditious elements' </text:span>in their speeches. <text:span text:style-name="T2">They certainly add evil elements in almost all of their speeches that are seemingly about topics related to faith. </text:span></text:p>
      <text:p text:style-name="P22">For example, they start making a conversation about the good morality of the believers, but somehow turn it into a speech that disparages the believers. They always add critical statements to the words they supposedly begin with the intention of praising Islam. In short, hypocrites definitely end all their talk that seem to be in favor of religion with <text:span text:style-name="T2">'a non-religious statement, a negative comment' </text:span>or <text:span text:style-name="T2">'a tone that is easy to be misunderstood and raise doubts.'</text:span> And they do not do this openly, but <text:span text:style-name="T2">'sneakily, through covert and insidious methods'.</text:span> Their purpose behind such ploys is <text:span text:style-name="T2">'both to harm Islam by corrupting it, and preach impiety among believers, as well as to gain the appreciation of unbelievers'.</text:span> </text:p>
      <text:p text:style-name="P22">Therefore, the sneaky and seditious way of speaking of hypocrites stands out with its striking difference with the discourse of sincere Muslims. <text:span text:style-name="T2">Muslims immediately thwart such malicious, shrewd schemes of hypocrites that intend to raise doubts and cause hesitance among people towards God </text:span><text:soft-page-break/><text:span text:style-name="T2">and religion, and to perplex them deviating them from the true path. </text:span>They ensure that the listeners are properly informed by providing proof regarding the truths of the relevant issues based on the verses of the Qur'an and scientific evidences. </text:p>
      <text:p text:style-name="P22"/>
      <text:h text:style-name="P35" text:outline-level="2">Hypocrites spread their own evil philosophies, not Islam</text:h>
      <text:p text:style-name="P22">Hypocrites secretly spread their own evil philosophies while giving the impression of spreading Islam. Their aim is to cause mischief, cast doubt on the hearts of the people towards religion, and attract those with weaker faiths in particular to their own deviant ideologies. For example, today, in the events and the TV programs they attend, in the articles and books they write, on the newspapers and their social media profiles, certain <text:span text:style-name="T2">'hypocritical individuals' </text:span>who introduce themselves as <text:span text:style-name="T2">'Muslim analysts' </text:span>engage in activities <text:span text:style-name="T2">that will give rise to misconceptions about religion among people, alienate them from God, from religion and deviate them from the true path by giving them fallacious information that is not based on the Qur'an.</text:span> The primary strategy of such individuals is to <text:span text:style-name="T2">'associate religion with the deviant ideologies and practices that are not in compliance with the Qur'an.'</text:span> In their own way, they try to harm religion by distorting the meaning of the verses of the Qur'an. As they do so, they try to spread to as many people as possible their ideologies that are actually in contradiction with the Qur'an by making them look as if they are in accordance with the Qur'an and by giving the impression that they have comprehensive knowledge about religion. </text:p>
      <text:p text:style-name="P22">Today, it is fairly common to come across hypocrite groups that operate either in printed, visual or social media in this manner and <text:span text:style-name="T2">'introduce certain deeds that were rendered unlawful in religion to be supposedly lawful'.</text:span> Such organized groups advocate and legitimize perversions such as <text:span text:style-name="T2">'homosexuality' </text:span>that is one of the wrongdoings made unlawful in the Qur'an, or <text:span text:style-name="T2">'the philosophy of Rumi' </text:span>that is a deviancy seeking to establish the reign of unbelief all over the world. As a result of all these, they seek to ultimately alienate people from true Islam and lead them to deviancy. </text:p>
      <text:p text:style-name="P22">However, God informs in the Qur'an that He preserves Islam through the following verse, "<text:span text:style-name="T2">It is We Who have sent down the Reminder (Qur'an) and We Who will preserve it." </text:span>(Surat al-Hijr, 9). God will safeguard the religion of truth until the Day of Judgment. And with the verse of the Qur'an saying, <text:span text:style-name="T2">"They desire to extinguish God's Light with their mouths but God will perfect His Light, though unbelievers hate it"</text:span> (Surat as-Saff, 8), <text:span text:style-name="T2">God forewarns the believers of the attempts of unbelievers and hypocrites to corrupt and degenerate Islam through their diabolical speeches. God reminds hypocrites and unbelievers will never succeed in doing so.</text:span> Despite all the ruses of hypocrites, God will make His religion prevail over all the superstitious beliefs and philosophies and establish the moral values of Islam over the entire world.</text:p>
      <text:p text:style-name="P22"/>
      <text:h text:style-name="P35" text:outline-level="2"><text:soft-page-break/>Hypocrites remember God not through the Qur'an, but in their own evil ways</text:h>
      <text:p text:style-name="P22">One of the issues that galls and pains hypocrites the most is remembering and praising God. On the contrary, praising the name of God is one of the issues that Muslims regard with the utmost care and attention. Therefore, people who are lacking in that sense do not escape the notice of Muslims. So as to not be exposed and revealed, hypocrites have to occasionally attend conversations, albeit unwillingly, where God is praised and remembered. However, they still try to make use of such situations in line with their evil schemes. <text:span text:style-name="T2">While they act as if they are remembering God, in fact, they subtly promote the beliefs, ideologies and philosophies against God through the evil details they include in their speech.</text:span> For example, when they begin their speech that is supposedly intended to praise God, <text:span text:style-name="T2">instead of depicting God in the way that God depicts Himself in the Qur'an, they depict Him philosophically. They attempt to interpret God not through the Qur'an, but through logic- surely God is above such thoughts. They emphasize their faith in the power of unbelievers and science instead of the power of God. For example, they try to explain the Creation of the universe philosophically instead of basing their explanations on the Qur'an. </text:span></text:p>
      <text:p text:style-name="P22">Being a <text:span text:style-name="T2">'science snob' </text:span>in its strictest sense, hypocrites <text:span text:style-name="T2">'ground none of their explanations upon the Qur'an.'</text:span> In their speeches, <text:span text:style-name="T2">they draw upon the snobbish definitions of the scientists who are in denial of God's Creation, and convoluted assertions of philosophy. Surely, science is a great blessing, which is a guide to comprehend the greatness of God. However, hypocrites speak, surmising that science is -God is above such thoughts- independent from God and is a greater power which is certainly a fallacy. </text:span></text:p>
      <text:p text:style-name="P22">Furthermore, instead of explaining the existence and Oneness of God through the verses of the Qur'an, hypocrites speak with a tone that is completely unrelated to the spirit of the Qur'an induced by satan, and their way of speaking is riddled with evil fallacies. Because of the sickness in their hearts, they cannot convey a genuine enthusiasm when they talk about God, religion and faith. <text:span text:style-name="T2">They speak in a style that is nonchalant and far from the teachings of the Qur'an, giving away their belief that they are superior to God</text:span> –surely God is above such thoughts. They never speak in a manner that shows their submission to God. <text:span text:style-name="T2">They have an arrogant style with which they reveal the way they think of themselves superior than God </text:span>–may God forbid<text:span text:style-name="T2">.</text:span> This evil arrogance manifests itself in their voice, speech and gestures. </text:p>
      <text:p text:style-name="P22">When Muslims notice this snobbish, arrogant and rebellious tone hypocrites adopt when they remember the name of God, they get to identify another obvious <text:span text:style-name="T2">'sign of hypocrisy' </text:span>hypocrites display. Through evidence from the Qur'an and a sincere discourse based on truths, Muslims eliminate the negative influence hypocrites seek to exert on people with weaker faith or lacking in religious knowledge. </text:p>
      <text:p text:style-name="P22"><text:soft-page-break/><text:span text:style-name="T2">With a tone that is in denial of God, in their own feeble minds, hypocrites want to emphasize their superiority to God (surely God is beyond this). However, every word they utter, they can utter because God grants them the ability to do so.</text:span> God sees each and every one of their evil misdemeanors and if God wishes so, He has almighty power to make hypocrites suffer for their deeds at will. However, on account of the Divine law of the worldly life God creates, He gives hypocrites a certain time and puts them to trial. By spending their time haughtily claiming to be superior than God -may God forbid- and trying to insidiously accentuate this claim only adds to the recompense and the torment they will suffer in the hereafter in return for their evil-doings.</text:p>
      <text:p text:style-name="P22"/>
      <text:h text:style-name="P35" text:outline-level="2">When hypocrites have to serve in the way of Islam, they insidiously find a way to serve the good of unbelievers instead</text:h>
      <text:p text:style-name="P22">Just as hypocrites loathe remembering God and are incredibly unsettled on occasions where God is praised, they also feel <text:span text:style-name="T2">'greatly distressed' </text:span>when they have to serve in the way of God. Having to make a contribution to the religion of God in spite of their disbelief pains hypocrites immensely. For this reason, they deliberately avoid efforts even if it is a small one that would be to the benefit of Islam. </text:p>
      <text:p text:style-name="P22">However, in a community where Muslims ceaselessly serve in the name of God, of course, hypocrites feel the need to occasionally appear to be making an endeavor in order not to draw attention on their own. For example, they might be obliged to write about God and religion, speak about the power, the might, the exalted attributes of God, and share such a writing or speech on their social media pages. However, for hypocrites, having to do so is a cause of great misery; because this would both make them look like a pious person who follows the teachings of the Qur'an, and such writing or speech would have a positive impact on people's hearts with regard to faith. Thus, hypocrites despise contributing to the good of Islam in such a way, since their purpose is <text:span text:style-name="T2">'not to invite people to religion, on the contrary, to estrange them from it'.</text:span> Hypocrites find personally preparing a work based on the Qur'an that will deal a fatal blow to their own evil philosophy as agonizing as death, so to speak. Therefore, if they have no other choice but to prepare such a work, they certainly include <text:span text:style-name="T2">'hypocritical elements' </text:span>in the said composition. For example, if they have to write about God or religion, they add <text:span text:style-name="T2">'elements that could lead to mischief' </text:span>in their writing. Thus, the resulting writing becomes a far cry from an article that is written with a deep love towards God and the Qur'an. They sneakily add subtle statements between the lines that <text:span text:style-name="T2">'could estrange people from God, raise questions about religion and Muslims in people's minds</text:span> -surely God is beyond such thoughts- <text:span text:style-name="T2">cast doubts and misgivings regarding God's justice, wisdom and Creation, and attempt to legitimize deviant </text:span><text:soft-page-break/><text:span text:style-name="T2">ideologies.'</text:span> They use a rather distant and technical language that <text:span text:style-name="T2">'is meant to raise suspicions in people's subconscious minds, and does not reflect the warmth and mercy of religion."</text:span> </text:p>
      <text:p text:style-name="P22">Each evil element hypocrites use in their writings or speeches are at the same time <text:span text:style-name="T2">'a diabolical message they convey to their friends among the irreligious'.</text:span> This allows hypocrites to clearly get across the message to them implicating that even though they might seem like a Muslim, they actually do not have faith and do not share the same beliefs and views with the Muslims, and <text:span text:style-name="T2">'they do not aim to serve the religion but unbelievers'.</text:span> <text:span text:style-name="T2">Those who read the writings hypocrites supposedly wrote for the good of Islam clearly realize how they are actually far away from Islam and in opposition to religion. </text:span></text:p>
      <text:p text:style-name="P22">However, just like it is with all the schemes of hypocrites, this ruse of theirs fails as well. As Muslims are people with sincere faith in the first place, these insidious efforts of hypocrites do not have any influence on them. As for unbelievers, they already share the same mindset with hypocrites, so they are not concerned with this evil discourse of hypocrites. The only thing hypocrites achieve through such schemes is <text:span text:style-name="T2">'making insincere friends among unbelievers.</text:span> <text:span text:style-name="T2">Unbelievers, who seek to make temporary use of hypocrites in line with their interests, get the message hypocrites try to convey through all these methods and take actions accordingly to collaborate with them. However, God willing, this is only a fleeting cooperation based on self-interest. </text:span>After the friends of hypocrites among unbelievers use them for their self-interest as they see fit, they will dispose of hypocrites, once again leaving them alone in their dark, evil worlds. Just as in this world, hypocrites will also taste the loneliness in the hereafter; they will be alone and friendless when they come before God to account for their schemes. In the end, they will pay for all their insidious ploys by suffering an eternal agonizing torment in hell. </text:p>
      <text:p text:style-name="P22"/>
      <text:p text:style-name="P22"/>
      <text:h text:style-name="P31" text:outline-level="1"/>
      <text:h text:style-name="P33" text:outline-level="1">HOW HYPOCRITES UTILIZE TECHNOLOGY AND SOCIAL MEDIA FOR THEIR EVIL PLOTS </text:h>
      <text:p text:style-name="P22"/>
      <text:p text:style-name="P22"/>
      <text:h text:style-name="P35" text:outline-level="2">Hypocrites take an evil pleasure and excitement from being able to sneakily harness technological means</text:h>
      <text:p text:style-name="P22">While, in the era of the Prophet (pbuh), hypocrites <text:span text:style-name="T2">'distributed information and intelligence from tent to tent through documents and hand-written letters'</text:span>; today, they enjoy vast means that are beyond comparison. Based on the technology and means of today, <text:span text:style-name="T2">'hypocrites have a broader and more effective activity range'</text:span>. <text:span text:style-name="T2">The existence of the Internet, smart phones, computers, and 'the technologies that allow users to engage in an activity and later eliminate all its evidences' causes an evil excitement among hypocrites of today</text:span>. Therefore, in our century, one of the most effective weapons of hypocrites is <text:span text:style-name="T2">'the Internet, computer and cell phone technologies'.</text:span> </text:p>
      <text:p text:style-name="P22">Of course, all mentioned technological opportunities are crucial blessings which make life easier and add comfort to people's lives. However, the difference among hypocrites is they use these blessings to try and actualize their evil plans and cheat honest people.</text:p>
      <text:p text:style-name="P22">For this reason, <text:span text:style-name="T2">hypocrites have a vast knowledge about computers, the Internet, and communication technologies that offer them incredible activity possibilities in every area. </text:span>In a way, they are <text:span text:style-name="T2">'technology experts'.</text:span> With the support and inspiration of satan, they also <text:span text:style-name="T2">'have an exceptional knack' </text:span>in all these areas. <text:span text:style-name="T2">They are quite capable in acting swiftly and quickly, and eliminating any traces of their activities in no time.</text:span> Thus, it is not very likely for them to be caught in the act as they sneakily perform such activities. </text:p>
      <text:p text:style-name="P22">Taking into consideration the fact that hypocrites are <text:span text:style-name="T2">'beings that act by means of the intelligence of satan'</text:span>, one can better understand <text:span text:style-name="T2">'how effective hypocrites can be in exploiting' </text:span>the technological means and the information on the Internet for their insidious plans. Additionally, <text:span text:style-name="T2">hypocrites are quite the pundits in seeking out the members of the deep state, </text:span><text:soft-page-break/><text:span text:style-name="T2">providing intelligence to the foul organizations they are affiliated with to the detriment of Muslims, and acting silently and covertly while doing all these.</text:span> Being <text:span text:style-name="T2">'the avid technophiles' </text:span>they are, hypocrites <text:span text:style-name="T2">take all the technological precautions that will automatically delete all the evidence and perform a memory-wipe just in case that they might get caught. </text:span></text:p>
      <text:p text:style-name="P22"><text:span text:style-name="T2">However, hypocrites never consider the fact that God watches them and every one of their stratagems are recorded in the Sight of God; that they will account for all of these in the hereafter.</text:span> Their only concern is to be able to carry out these activities in secrecy. <text:span text:style-name="T2">They believe that as long as they are not ensnared, their plans will proceed flawlessly and perfectly. However, if hypocrites devise a plan, God devises a plan through His infinite wisdom and power.</text:span> One by one, every single one of their hypocritical ruses will be exposed in the hereafter; one by one, people will come to know about the insidious actions they committed at every stage. <text:span text:style-name="T2">Believing that every secret ploy they carried out renders them more superior, hypocrites will be disgraced before everyone and treated with contempt in the hereafter. Neither technology nor their evil intelligence and nor their proponents consisting of deep state members will save them. </text:span></text:p>
      <text:p text:style-name="P22"/>
      <text:p text:style-name="P22"/>
      <text:p text:style-name="P22"><text:span text:style-name="T2">ADNAN OKTAR: Hypocrites should be depicted precisely and in great detail with regards to our century. Because now we have computers, the Internet, cell phones. These are the brand new weapons of hypocrites. The weapons at the disposal of hypocrites are nothing like the weapons of the past. In other words, they are equipped with ruthless weapons. For example, at night, they get up from their bed, open their cell phones and with it they can easily communicate with a vile member of the deep state via calling or texting them. And when they are done, they can easily erase any record of their communication. In other words, it is impossible for anyone to obtain this information. Therefore, hypocrites of our century should be defined thoroughly.</text:span> <text:span text:style-name="T10">(A9 TV, February 10</text:span><text:span text:style-name="T7">th</text:span><text:span text:style-name="T10">, 2016)</text:span></text:p>
      <text:p text:style-name="P22"/>
      <text:p text:style-name="P22"/>
      <text:h text:style-name="P35" text:outline-level="2"><text:soft-page-break/>Hypocrites secretly communicate with and provide intelligence to unbelievers through Internet and smart computer technologies</text:h>
      <text:p text:style-name="P22">With the words, <text:span text:style-name="T2">"... those who listen to lies, listening to other people who have not come to you." </text:span>(Surat al-Ma'ida, 41), God informs us in the verse of the Qur'an that one of the most significant characteristics of hypocrites is <text:span text:style-name="T2">'to secretly gather intelligence from Muslims and convey it to their friends among the irreligious'.</text:span> By mentioning of the ones <text:span text:style-name="T2">"who have not come to you", </text:span>God informs us that hypocrites blend in among the believers in order to <text:span text:style-name="T2">'gather intelligence on behalf of those who have no connection with, who do not keep in touch with Muslims'.</text:span> </text:p>
      <text:p text:style-name="P22">So, <text:span text:style-name="T2">in our century, </text:span>hypocrites <text:span text:style-name="T2">'convey the information they have gathered regarding Muslims to their friends among the irreligious by means of the Internet, computer technologies and smart phones'.</text:span> When they are among Muslims, they sneakily and treacherously get in touch with unbelievers in dark and isolated places to carry out their insidious activities to the detriment of Muslims. </text:p>
      <text:p text:style-name="P22">In another verse of the Qur'an, God informs us about the connection between hypocrites and unbelievers, saying <text:span text:style-name="T2">"... The satans inspire their friends to dispute with you..." </text:span>(Surat al-An'am<text:span text:style-name="T2">, </text:span>121). So, in our century, hypocrites carry out such ruses via advanced communication devices. This way, as explained in the verse, they <text:span text:style-name="T2">'secretly inspire' </text:span>their real friends, unbelievers. They make such attempts at secretly sending for their friends <text:span text:style-name="T2">'by utilizing the technological means of our century, through computer chats over the Internet, a wide range of messaging programs available on smart phones, or social networking sites such as Twitter, Facebook and Instagram.'</text:span> <text:span text:style-name="T2">Through the high speed of the Internet, hypocrites can reach their friends among the irreligious and other hypocrites considerably more easily and quickly as well as get in touch with the members of the deep state even at the far end of the world with ease.</text:span> After that, again in a very quick way, <text:span text:style-name="T2">hypocrites can convey the information they gather against Muslims to their friends from unbelievers and discuss with them their plans that they believe can harm the Muslims.</text:span></text:p>
      <text:p text:style-name="P22">Thinking that they are able to do all these behind Muslims' back without them noticing, hypocrites <text:span text:style-name="T2">'feel an impassioned and evil pleasure'.</text:span> <text:span text:style-name="T2">Secretly communicating with unbelievers, listening to their philosophies, partaking in their irreligious mentality, giving them the snobbish responses they desire; these are like evil nourishment for the souls of hypocrites, so to speak. </text:span>In a way, it is an evil craving of hypocrites to carry a message, even if it is insignificant, to another hypocrite or an ally among the irreligious at night. Hypocrites find great excitement in <text:span text:style-name="T2">'texting, having phone </text:span><text:soft-page-break/><text:span text:style-name="T2">calls or video chats with people from among unbelievers' </text:span>through <text:span text:style-name="T2">Facebook, Twitter, Whatsapp, </text:span>or a similar secret messaging program. Making new friends from among unbelievers that they can take advantage of and doing all of these without Muslims realizing it gives hypocrites an evil pleasure. On the other hand, not being able to carry out activities behind Muslims' backs and not having the means to live by the irreligious demeanor with unbelievers significantly disturb hypocrites.</text:p>
      <text:p text:style-name="P22"><text:span text:style-name="T2">Internet, computers or smart phones; each one of these technological means are the instruments hypocrites use not only to communicate with unbelievers, but also to carry out their evil, traiterous acts. </text:span>For hypocrites, the entirety of technological means is <text:span text:style-name="T2">'virtually a door that opens up to satan'.</text:span> </text:p>
      <text:p text:style-name="P22">However, all these technologies, that constitute 'a door that opens up to malice' for hypocrites, are actually 'a vessel of blessing, mercy and benevolence' for Muslims. <text:s text:c="2"/><text:span text:style-name="T2">While Muslims use all this technology as a means for attaining God's mercy, hypocrites use them for evil purposes.</text:span> </text:p>
      <text:p text:style-name="P22">With the press of a button on their cell phones or computers, hypocrites can virtually get in touch with their satan and they continue this communication with satan for hours. Since there is no one around to see what they do, they are able to keep their irreligious way of life a secret. But they take all manner of necessary precautions in case someone sees what they do or discover their affiliation with unbelievers. For example, they definitely maintain a system that will allow them to erase the logs of all their conversations and communications on their phones and computers with the touch of a button. Or they enable the features of the Internet applications they use that instantly wipe the application's memory or delete the application altogether. Considering all these steps and possible situations right from the beginning, hypocrites take all the necessary precautions using state-of-the-art means of technology. Thus, they sneakily continue their connection with unbelievers in a way that is almost improvable.</text:p>
      <text:p text:style-name="P22">With the verse <text:span text:style-name="T2">"Conferring in secret is from satan, to cause grief to those who have faith..." </text:span>(Surat al-Mujadala, 10) God draws attention to the secret connections of hypocrites. Hypocrites and unbelievers <text:span text:style-name="T2">'conferring in secret', </text:span>as mentioned in the verse, does not always have to be done face to face. <text:span text:style-name="T2">In our century, hypocrites do this via the Internet; by means of computers or smart phones. </text:span></text:p>
      <text:p text:style-name="P22">However, later on in the verse, God reveals, <text:span text:style-name="T2">"… but it cannot harm them at all, unless by God's permission." </text:span>and reminds of a very important truth to believers. <text:span text:style-name="T2">It is solely God Who has created every conversation between hypocrites and unbelievers.</text:span> None of them has any power on their own that is independent from God: All strength and power only belongs to God. While hypocrites are plotting against Muslims in collaboration with unbelievers, God is plotting against them. Therefore, none of these should be a cause of worry for the Muslims. With the last sentence of the verse, <text:span text:style-name="T2">"… So let the believers put their trust in God"</text:span>, God informs Muslims that they should only fear from Him and put their trust only in the power of God. Since, God is the Creator of all the mentioned ruses of hypocrites. <text:span text:style-name="T2">Thus, Muslims never regard hypocrites as a </text:span><text:soft-page-break/><text:span text:style-name="T2">force that is independent from God. They never forget the fact that ultimately hypocrites will be vanquished and Muslims will prevail. </text:span></text:p>
      <text:p text:style-name="P22"/>
      <text:h text:style-name="P35" text:outline-level="2">Hypocrites try to conceal their secret communications with unbelievers through advanced technological means and sneaky methods</text:h>
      <text:p text:style-name="P22">Hypocrites live with plans of definitely returning back to their previous lives with unbelievers one day. They spend every waking hour of their time with the Muslims, working towards securing their future years that they hope to spend among unbelievers. Thus, they ceaselessly make preparations for the day they will leave the Muslims to join unbelievers. And their most significant activity towards that end is <text:span text:style-name="T2">'to earn the appreciation of unbelievers, to secure a good position among them and to build up a reputation in their eyes'.</text:span> <text:span text:style-name="T2">So, according to hypocrites, the only way to achieve this is through providing unbelievers with intelligence regarding the believers. They believe that the more information they convey, the more favor they will earn with their associates among unbelievers. </text:span></text:p>
      <text:p text:style-name="P22">Hypocrites are <text:span text:style-name="T2">'ready to take on any evil venture or danger' </text:span>to be able to fulfill this ultimate plan. Harnessing all the means they possess, hypocrites virtually harbor <text:span text:style-name="T2">'a furious ambition' </text:span>so as to maintain these connections with the irreligious. <text:span text:style-name="T2">Through the conversations they have with the irreligious sometimes via their computers, and sometimes with their cell phones, they ceaselessly work towards paving the way for this. And while doing so, with the help of their evil intelligence, they take certain precautions against being discovered by the believers.</text:span> For example, if they are near Muslims, <text:span text:style-name="T2">they close the door of the room they are in, put on a loud music and secretly talk to their friends from unbelievers for hours while giving the impression that they are listening to music.</text:span> Or they <text:span text:style-name="T2">pretend to be asleep in their rooms in order to ensure that no one disturbs them. Then they secretly turn on their computers in the dark and get in touch with unbeliever friends or other hypocrites.</text:span> And in the case that someone suddenly enters their rooms, they quickly hide their conversations and act as if they are engaged in some other activity. And sometimes, to be able to get away from an environment where there are Muslims, <text:span text:style-name="T2">they plan to make their secret phone calls in the bathroom. And while they are speaking with unbelievers in the bathroom in whispers, they intend to prevent their voices from being heard by turning on the water or switching on the blow-dryer, in an attempt to hide their sneaky activities. </text:span>After that, before heading out of the bathroom, <text:span text:style-name="T2">they make certain that they have deleted all the records of their conversations with unbelievers. </text:span></text:p>
      <text:p text:style-name="P22"><text:soft-page-break/>If they encounter a problem while communicating with unbelievers using such technological means, this time, hypocrites try to come up with different ways by exploring other possibilities around them. For example, <text:span text:style-name="T2">if their computer is out in the open, or if shutting themselves away in a room with their cell phones will draw a lot of attention, hypocrites try to get in touch with their friends among the irreligious via an Internet-connected TV or music player named 'iPod'. Mastering the technologies many people are not familiar with just for this purpose, hypocrites connect to another fellow hypocrite or a friend among unbelievers via the cameras installed in smart TV's. Or via these TV's, they establish communications through many programs that allow live broadcasts such as YouTube or Facebook behind Muslims' back. </text:span></text:p>
      <text:p text:style-name="P22">Hypocrites never find it a nuisance to go through all these troubles in the dark of the night just to make friends with unbelievers under such hard conditions. On the contrary, this fills them with an evil vitality, excitement and dynamism. <text:span text:style-name="T2">Every stealthy scheme they carry out behind Muslims' back boosts their confidence in their intelligence and their foolish conviction of their superiority.</text:span> Here is where the malicious pleasure hypocrites take from committing such sinister ruses stems from. </text:p>
      <text:p text:style-name="P22">For hypocrites, gaining a reputation and enjoying prestige among unbelievers is a <text:span text:style-name="T2">'matter of life and death'</text:span>. Thinking that unbelievers will hold them in high esteem if they provide as much information as possible, hypocrites seek to make use of every single moment towards that end and they go to great lengths and resort to all kinds of insidious methods to be able to continue gathering intelligence without being exposed. </text:p>
      <text:p text:style-name="P22">However, while getting into such a difficult and cruddy endeavoring, hypocrites are not aware of this important truth. <text:span text:style-name="T2">Muslims are already the ones who live their lives in the glare of publicity, spend life compatible with moral values of the Qur'an and who live their every moment to be means for goodness and beauty. They fear God, therefore they avoid every kind of negative behaviors; they stand against all kinds of persecution, illegal and dark deeds. Therefore, no matter how much hypocrites endeavor for collecting information against Muslims and transferring it to their irreligious friends, they can't find anything except goodness, beauty and effort for beneficial activities. </text:span>Thus, all they can do is transferring the information of and trying to prevent beneficial activities that are carried out to spread the good morals of Islam.</text:p>
      <text:p text:style-name="P28">As hypocrites carry out their evil deeds, they never consider the fact that God is All-Aware of all their ploys and watches over Muslims with His infinite power. While Muslims enjoy the support of an Infinite Wisdom and Power that knows of people's every evil intention down to the smallest detail; it is impossible for hypocrites, who are poor creatures that have no individual power independent from God, to succeed with their feeble minds that are under the control of God as well.</text:p>
      <text:p text:style-name="P22"/>
      <text:h text:style-name="P35" text:outline-level="2"><text:soft-page-break/>Hypocrites use their social media accounts to earn the appreciation of unbelievers</text:h>
      <text:p text:style-name="P22">Today, one of the means those who are inclined towards hypocrisy make most use of to be able to pursue their secret activities is <text:span text:style-name="T2">'the social media platforms'.</text:span> However, <text:span text:style-name="T2">hypocrites loathe introducing themselves on these Internet pages, </text:span>which allows people to reach almost everyone with ease,<text:span text:style-name="T2"> as a pious person who loves God, abides by the Qur'an, and is a friend of Muslims. </text:span>On the contrary, <text:span text:style-name="T2">they seek to use these platforms to earn the appreciation of unbelievers, to attract their attention and form intimate friendships with them to reap personal profits. </text:span></text:p>
      <text:p text:style-name="P22">Thus, <text:span text:style-name="T2">either in the profile information on their pages, in their followers lists, or in the posts they share, they pay particular attention to feature content that will help them earn the appreciation of unbelievers.</text:span> As God informs us in this verse of the Qur'an, saying, "<text:span text:style-name="T2">You see many of them taking those who are unbelievers as their friends…" </text:span>(Surat al-Ma'ida, 80), their sole purpose is to be able to <text:span text:style-name="T2">'form close friendships with these people who promote all sorts of deviancies and to win their favor'.</text:span> </text:p>
      <text:p text:style-name="P22">Hypocrites use such Internet platforms to be able to establish close relations with the people from among the irreligious and then take advantage of their positions, status, contacts, businesses and prospects for financial gain as much as possible. To that end, hypocrites <text:span text:style-name="T2">try to make acquaintances with the people from among the irreligious who seem reputable and prestigious through messages. And in time, they become close friends with these people and chat with them for hours on end.</text:span> In the case that their intimacy with unbelievers draws the attention of the Muslims and they are asked about it, they already have an answer ready for such questions beforehand. When they are asked why they are in touch with such people, they respond with lies such as <text:span text:style-name="T2">"I am trying to tell them about Islam, this is why I take my time to talk with them".</text:span> And when they are asked <text:span text:style-name="T2">"Why do you speak with them in an irreligious tone instead of a style that is befitting of a Muslim?"</text:span> this time they respond with another lie, claiming <text:span text:style-name="T2">'it is more effective to speak with unbelievers in a tone they are familiar with'.</text:span> </text:p>
      <text:p text:style-name="P22">Whereas their actual aim is to become intimate and fit in with other people who possess dark souls and are inclined towards disbelief, deviancy and hypocrisy. They attempt to ingratiate with them in order to acquire an irreligious prestige amongst them. They believe that, by doing so, they will secure their place among these unbelievers in advance.</text:p>
      <text:p text:style-name="P22">Here, we should remember that<text:span text:style-name="T9"> </text:span><text:span text:style-name="T2">today a great majority of people use social media platforms for purposes such as making friends and expanding job opportunities. And indeed this situation makes many people gain new friendships and various benefits. However, hypocrites who use same methods have a different agenda than all those people. </text:span><text:soft-page-break/><text:span text:style-name="T2">Hypocrites aim to reinforce their alliance with unbelievers and then organize conspiracy for the detriment of immaculate Muslims who approach them honestly and with good moral values.</text:span></text:p>
      <text:p text:style-name="P22">However, hypocrites have forgotten that God is the One Who creates all these opportunities and has control over them. No matter how sneakily and disingenuously they act, it is not possible for them to harm Muslims without God's will. As it is reported with the verse, <text:span text:style-name="T2">"My Protector is God Who sent down the Book. He protects those who are upright.'' </text:span>(Surat al-A'raf, 196), God <text:span text:style-name="T2">'is the protector of sincere Muslims'</text:span>.</text:p>
      <text:p text:style-name="P22"/>
      <text:h text:style-name="P35" text:outline-level="2">Hypocrites despise sharing posts that remind them of religion on their social media accounts</text:h>
      <text:p text:style-name="P22"><text:span text:style-name="T2">Muslims try to make the most effective use of the means of social media, where they can reach tens of thousands of people with a single post, for spreading Islam.</text:span> They continuously share on their social media accounts <text:span text:style-name="T2">all sorts of articles, images, videos and information</text:span> that invite people to worship God, abide by the moral values of the Qur'an, and become a sincere Muslim, in a way that will reach the largest masses.<text:span text:style-name="T2"> And in their profiles, they definitely introduce themselves as who they really are; 'sincere Muslims who love God profoundly'.</text:span> In their posts, they clearly emphasize how pious they are, how wholeheartedly they love God, and how meticulous and enthusiastic they are in abiding by the moral values of the Qur'an. <text:span text:style-name="T2">And they support the activities of other Muslims on every social media platform on the Internet to the best of their capabilities. They give likes to, or share on their own pages all the posts that are beneficial and effective in conveying the verses of the Qur'an and spreading the tenets of Islam.</text:span></text:p>
      <text:p text:style-name="P22"><text:span text:style-name="T2">However, unlike Muslims, hypocrites specifically refrain from sharing such posts.</text:span> In no way do they want to give place to any information or image on their pages that are to the benefit of Islam, that will make the religion stronger, and convey to people the love of God. <text:span text:style-name="T2">They feel contempt for appearing as a pious Muslim or sharing the verses of the Qur'an</text:span> and they never even attempt to include on their pages materials that criticize unbelievers, tell the contradictions of irreligious ideologies, or prove the existence of God through scientific evidences. <text:span text:style-name="T2">Not only do they not include such materials on their pages, but they also do not give 'likes' to the beneficial posts of Muslims, and not wanting such information to become widespread, they refrain from using the 'share' option to feature these on their own pages. </text:span></text:p>
      <text:p text:style-name="P22">In addition to these; instead of sharing posts for the benefit of Islam that inspire in people the love of God, and teach them the good moral values of the <text:soft-page-break/>Qur'an, <text:span text:style-name="T2">'they like and share the posts of unbelievers, the impious and the atheists who aim to alienate people from Islam, and those who promote devious ideologies'.</text:span> Even though most of these people advocate perverted ideologies that aim to detach people from Islam such as <text:span text:style-name="T2">the philosophy of Rumi, homosexuality, Darwinism deceit, atheism, Marxism, and communism, hypocrites do not shy away from blatantly supporting these deviancies and make friends with their proponents over the Internet.</text:span></text:p>
      <text:p text:style-name="P22">Additionally, another topic hypocrites do not want to include in their social media accounts is <text:span text:style-name="T2">'hypocrisy'.</text:span> Because <text:span text:style-name="T2">this is one of the subjects that hypocrites never want to hear about. They do not want to see a verse, material, video or image that mentions this topic anywhere. Thus, they never share on their pages the informative works of Muslims on this topic. And they never want to set their eyes on the social media accounts of Muslims who share posts on these subjects and feature profound information on hypocrisy.</text:span></text:p>
      <text:p text:style-name="P22">But on the other hand, they are aware of the fact that blatantly doing so will draw the attention of the Muslims around them. Thus, <text:span text:style-name="T2">they share some superficial posts, albeit unwillingly, that they know will be ineffective in spreading Islam. However, they employ a sneaky method in doing so as well. If they have shared a post for the good of Muslims, following that, to compensate for it, they share at least four or five posts that will incline people towards disbelief and deviant ideologies. </text:span></text:p>
      <text:p text:style-name="P22">On some occasions, <text:span text:style-name="T2">to prevent the postings they have shared reluctantly out of obligation for the good of Islam from standing out in their home page, they resort to an evil method of sharing other posts to chronologically push that post down on their profile pages so that no one can see it.</text:span> After posting this, they share images, articles, or videos on meaningless subjects, thus eliminating in their own way the effect of that material about Islam. As another method, they arrange their <text:span text:style-name="T2">'sharing settings' </text:span>in the way that only their irreligious friends can see; thereby they prevent Muslims from seeing their evil attempts and posts related to such deviancy. </text:p>
      <text:p text:style-name="P22">Another tactic hypocrites employ for this purpose is that <text:span text:style-name="T2">'in order not to be exposed, they share a material about Islam on their page first to make sure that Muslims see it; then, in a matter of a few hours, they secretly delete it from their pages'.</text:span> Even though they realize that everyone sees through their insidious tactic and perceives the purpose behind it, they shamelessly continue to follow this method, thinking they have managed to deceive Muslims. </text:p>
      <text:p text:style-name="P26"/>
      <text:h text:style-name="P35" text:outline-level="2"><text:soft-page-break/>Hypocrites avoid following the social media accounts of Muslims</text:h>
      <text:p text:style-name="P22">Specifically refraining from introducing themselves as Muslims on social media platforms and even feeling great discomfort from it, <text:span text:style-name="T2">hypocrites despise coming across any material that is associated with God and the good moral values of the Qur'an when they turn on their computers, connect to the Internet, or look at their social media accounts. </text:span>However, hypocrites are very well aware of the fact that around Muslims, they have to appear as one of them and introduce themselves as pious. For hypocrites, this obligation is one of the most insufferable and displeasing issues. But despite this, as they consider it mandatory, they are <text:span text:style-name="T2">obliged to follow and be followed by the Muslims around them on social media </text:span>and <text:span text:style-name="T2">accept the 'friendship requests' they send over the Internet on platforms such as Facebook, Twitter and Instagram.</text:span> However, this puts hypocrites in an even more insufferable and complicated position. Because, as it is known, <text:span text:style-name="T2">on the social media platforms such as Facebook, Twitter </text:span>and <text:span text:style-name="T2">Instagram, all the posts shared by the people that have been befriended or followed unavoidably appears on the 'home page' of the other party. In that case, the individual has to see the posts shared by everyone on their friend or 'followed' list.</text:span> And since Muslims <text:span text:style-name="T2">'regularly spread Islam and the moral values of the Qur'an, and tell the abnormal aspects of unbelievers and hypocrites, hypocrites are constantly faced with such posts.</text:span> And this infuriates hypocrites, because, under these circumstances, <text:span text:style-name="T2">they cannot escape from the information they try hard to avoid; and they have to reluctantly read about all kinds of religious subjects they loathe to see or hear about. </text:span></text:p>
      <text:p text:style-name="P22">And the solution hypocrites come up with for this is to 'gradually and slyly unfriend or unfollow the Muslims on their friend list.' Sometimes they are not content with this and due to their anger, they 'block' Muslims' accounts. However, in case what they do is noticed or attracts attention, hypocrites also have evil excuses they have prepared in advance for such situations. They either claim that a glitch in the system of the Internet automatically removed these people from friends without any interference on their part; or they try to defend themselves by striking back claiming it is the other side who has unfriended them. However, although such allegations are lies, since it is technically impossible to refute them, hypocrites manage to fulfill their insidious schemes. </text:p>
      <text:p text:style-name="P22">One of the reasons hypocrites do not want any Muslims on their friend lists is that they do not want to give their friends among unbelievers the impression that they are on Muslims' side. When people take a look at their followers' lists thinking "I wonder whom does this person follow?" hypocrites want them 'to see the prominent individuals from unbelievers that they can use to show off to their unbeliever friends.' Hypocrites want to show that, if the number of the Muslims and unbelievers on their followers' lists are to be compared, the number of the Muslims is only a handful while unbelievers are on the majority. </text:p>
      <text:p text:style-name="P22"><text:soft-page-break/>Muslims are surely aware of such schemes of hypocrites and what they try to accomplish through them. However, it should not be forgotten that by not sharing posts about Islam, hypocrites can never prevent Islam from spreading and people from flocking into the good moral values of the Qur'an in multitudes.</text:p>
      <text:p text:style-name="P28">This attitude of hypocrites reminds us of an ostrich with its head buried in the sand. Through such ploys, hypocrites only succeed in preventing themselves from seeing the spread of Islam. But on the other hand, through genuine efforts of the Muslims and by means of the posts they share, tens of thousands of people see through the schemes of unbelievers and hypocrites, and begin to abide by the tenets of Islam.<text:span text:style-name="T23"> </text:span></text:p>
      <text:p text:style-name="P22"/>
      <text:h text:style-name="P35" text:outline-level="2">How hypocrites use social media to attract supporters from among unbelievers</text:h>
      <text:p text:style-name="P22">The Internet is one of the greatest blessings that God creates in the End Times. Social media is a very favorable tool for elucidating the beauties of the moral values of the Qur'an, making new friends, spreading Muslim morality to the world. People living in different parts of the world can know each other and make beneficial activities and negotiate by such means. They can praise God while talking with someone they met on Twitter and they can make joint activities with an old friend they come across on <text:span text:style-name="T2">Facebook</text:span>.</text:p>
      <text:p text:style-name="P22">While Muslims use all these social media platforms for beneficial purposes, hypocrites are planning to strengthen their ties with unbelievers with these opportunities. Just as they look out for their own interests in their relations with Muslims, similarly, they base their dealings with unbelievers on the same mentality of protecting their interests. They seek to use all their means towards furthering their relations with those they deem powerful among unbelievers. Thinking <text:span text:style-name="T2">"How can I strike up a friendship with them, how can I make acquaintance and become close with them, how can I make a place for myself among them? How can I take advantage of the opportunities they offer?"</text:span> they secretly and sneakily devise their plans and put them into practice. </text:p>
      <text:p text:style-name="P22">For example, first they try to <text:span text:style-name="T2">'identify the most popular names worldwide' </text:span>on the social media platforms such as <text:span text:style-name="T2">Twitter, Facebook, </text:span>and <text:span text:style-name="T2">Instagram.</text:span> <text:span text:style-name="T2">They seek out the organizations that are leading in economy, have the most extensive connections, the widest associates and the most substantial financial resources, and begin to individually follow their executives.</text:span> Later, to be able to draw the attention of these individuals, <text:span text:style-name="T2">hypocrites write intriguing responses to their posts, 'tagging' them to make sure they see their responses. </text:span>Clicking the <text:span text:style-name="T2">'like' </text:span>button under their posts, hypocrites once again express the admiration they feel for these individuals, trying to earn their recognition. Furthermore, hypocrites hope to be able to demonstrate the admiration they feel towards these individuals by <text:soft-page-break/>featuring their posts on their own social media pages by clicking the <text:span text:style-name="T2">'retweet' button on Twitter </text:span>or <text:span text:style-name="T2">'share' button on Facebook, etc.</text:span> At that stage, if they succeed in attracting the attention of the other side just as they planned, <text:span text:style-name="T2">they immediately resort to attempts to earn their close association by chatting with them through 'direct messaging' features. </text:span></text:p>
      <text:p text:style-name="P22">All these are of course completely normal actions that any ordinary person can frequently do on social media platforms. However, hypocrites hope to reach their evil targets with sneaky and imposter methods by using these details insincerely. </text:p>
      <text:p text:style-name="P22">The aim of all of these extensive efforts is to be able to derive the desired personal profits from such individuals. <text:span text:style-name="T2">Through the means of such individuals abroad, hypocrites wish to get the opportunity to settle in a foreign country, hoping to either find a well-paid job or make a reputation for themselves by making lucrative connections there. And then, they think that they can make a more effective move against Muslims with the opportunities they have obtained.</text:span></text:p>
      <text:p text:style-name="P22">People who live in ignorance refer to such behavior hypocrites display as 'sycophancy' among themselves<text:span text:style-name="T2">.</text:span> This is a common characteristic seen among people who have a tendency towards unbelief and hypocrisy. Thus, both sides treat each other with a mutual <text:span text:style-name="T2">'perspective of self-interest'.</text:span> While hypocrites seek to derive personal gain from people they deal with through the sneaky tactics they employ; it is quite clear that unbelievers whom hypocrites try to ingratiate themselves with also formulate their own plans on how they can exploit hypocrites. </text:p>
      <text:p text:style-name="P22"><text:span text:style-name="T2">At this point, the only way to deter hypocrites from such hypocritical and sneaky endeavors is to expose their insidious schemes aimed at the interest groups they wish to exploit and demonstrate them how weak the people or the organizations they try to get in touch with actually are in comparison to God's infinite power.</text:span> It leaves hypocrites extremely disappointed to think that the groups once they hoped to derive tremendous personal benefits from fall from grace. <text:span text:style-name="T2">Seeing the popular and well-known people, the prestigious organizations they once held in high esteem turning into ordinary entities causes hypocrites to back down.</text:span> Losing any respect they feel towards these people, hypocrites realize that they will not be able to gain any personal benefit from them. Therefore, when they are faced with such a situation, they abandon their endeavor to ingratiate themselves with these individuals or organizations. </text:p>
      <text:p text:style-name="P22"><text:span text:style-name="T2">However, this is surely a temporary and short-term hesitance.</text:span> At the first opportunity they get, through the inspiration from satan and their evil intelligence, hypocrites will certainly engage in new insidious activities to find a way to further their relations with unbelievers.</text:p>
      <text:h text:style-name="P33" text:outline-level="1">THE INTELLIGENCE GATHERING AND ESPIONAGE <text:line-break/>OF HYPOCRITES</text:h>
      <text:p text:style-name="P22"/>
      <text:p text:style-name="P22"/>
      <text:h text:style-name="P35" text:outline-level="2">A significant characteristic of hypocrites: Sneakiness, covertness</text:h>
      <text:p text:style-name="P22">As hypocrites act under the influence of satan's intelligence, <text:span text:style-name="T2">'they can devise cunning plans and carry out masterful schemes' </text:span>in many respects. Through the mind games inspired by satan, <text:span text:style-name="T2">'they can easily manipulate, persuade many people around them or win them over to their side'.</text:span> They can slyly conceal their true personalities, intentions, insincerities and schemes.</text:p>
      <text:p text:style-name="P22">Throughout history, hypocrites have carried out many insidious schemes and evil plots by using the methods of satan. Each time, they have managed to sneakily remain hidden behind the curtain and put forward others as the orchestrators of such ploys. <text:span text:style-name="T2">This is a significant tactic hypocrites frequently resort to: For every single one of their ruses, they find a scapegoat whom they can 'cast the blame on'.</text:span> This scapegoat might sometimes be <text:span text:style-name="T2">'an ordinary individual'</text:span>, sometimes <text:span text:style-name="T2">'an organization'</text:span>, and sometimes even <text:span text:style-name="T2">'countries or governments'.</text:span> <text:span text:style-name="T2">The greater the degree of their scheme is, the more notable will be the groups they will cast the blame on.</text:span> Thus, while people, societies and countries are chasing after another target that is accused as the culprits of a conspiracy, those who are actually responsible for this ploy continue to carry out their plans in the background with ease. </text:p>
      <text:p text:style-name="P22">This is one of the main characteristics of hypocrites and the groups who slyly exploit them for their own self-interest: <text:span text:style-name="T2">Covertly and sneakily carrying out vile schemes.</text:span></text:p>
      <text:p text:style-name="P22"><text:span text:style-name="T2">However, hypocrites are not aware of the fact that their schemes will ultimately be frustrated.</text:span> Having exceedingly spoiled, arrogant and pedantic personalities, hypocrites have the delusional thinking that they are highly superior and more intelligent than everyone else. Whereas it is the insidious capacity of satan that leads hypocrites to this deception. As God informs in the verses of the Qur'an, both satan and hypocrites are surely condemned to be defeated in the face of sincere faith. In the verse of the Qur'an, God reveals, <text:soft-page-break/><text:span text:style-name="T2">"They desired to trap him but We made them the losers."</text:span> (Surat al-Anbiya', 70) </text:p>
      <text:p text:style-name="P22"><text:span text:style-name="T2">Therefore, when hypocrites covertly try to employ these insidious schemes on sincere Muslims, -no matter how convincing they and their evidences appear to be- one way or another God exposes to believers how insincere they are and leads them to defeat.</text:span> God surely neutralizes the evil power unbelievers and hypocrites have acquired through their secret plots and God grants the true power to Muslims. This absolute defeat hypocrites will suffer is heralded in the Qur'an as follows:</text:p>
      <text:p text:style-name="P30">When those who are unbelievers were plotting against you to imprison you or kill you or expel you: they were plotting and God was plotting, but God is the Best of Plotters. (Surat al-Anfal, 30)</text:p>
      <text:p text:style-name="P22"/>
      <text:h text:style-name="P35" text:outline-level="2">Hypocrites use a special and secret language in their communication with unbelievers</text:h>
      <text:p text:style-name="P22">Considering the possibility of being discovered by Muslims, hypocrites <text:span text:style-name="T2">'use a special language only they can understand' </text:span>in their communication with unbelievers and other hypocrites. They speak in a way that they believe <text:span text:style-name="T2">'they can refute by distorting the truth' </text:span>in case that they are exposed. Instead of openly speaking against Muslims, they convey the information they have acquired to the other side through a <text:span text:style-name="T2">'ciphered language'.</text:span> In all their transmission with unbelievers or other hypocrites, they specifically use this special language and are especially careful not to give themselves away in any way. </text:p>
      <text:p text:style-name="P22">To be able communicate with unbelievers, hypocrites develop various <text:span text:style-name="T2">'communication and messaging methods' </text:span>that is suitable for the different environments they are in. Today, especially the <text:span text:style-name="T2">communication means </text:span>available on the widely-used <text:span text:style-name="T2">social media are highly convenient mediums for hypocrites to get in touch with and message each other.</text:span> Using a special language and insidious methods on these platforms, hypocrites convey all their opinions and ideas to their friends among unbelievers or their hypocrite associates. They give them secret messages regarding their plans or desires for the future. <text:span text:style-name="T2">Again, on some occasions, they convey the intelligence they acquired from Muslims to their connections among unbelievers through similar ciphered messages that carry secret meanings.</text:span></text:p>
      <text:p text:style-name="P22"><text:span text:style-name="T2">Articles, poems, book names, quotes, symbols, images, videos or any similar posts, </text:span>that no person with a pure and straightforward mind can think of<text:span text:style-name="T2">, can be used as messages carrying secret profound meanings between hypocrites and unbelievers.</text:span> For example, <text:span text:style-name="T2">'a historical picture of a watch tower' </text:span>shared by someone on the Internet can be regarded as quite <text:span text:style-name="T2">'innocent, </text:span><text:soft-page-break/><text:span text:style-name="T2">or even artistic' </text:span>by a person who is not familiar with the mentality of hypocrites. But, <text:span text:style-name="T2">in hypocrites' language, this picture might be referring to the spying and intelligence activities carried out by the deep state groups within the country of the artist of that picture.</text:span> Or <text:span text:style-name="T2">'the pictures of a certain place, sea, or lake' can be used as a message carrying a specific meaning </text:span>between them. Even <text:span text:style-name="T2">'a single word' </text:span>that seems ordinary can be a <text:span text:style-name="T2">'special code word' </text:span>others cannot understand; but hypocrites use among each other. Likewise, the people whom hypocrites follow on their social media accounts, whose posts they <text:span text:style-name="T2">'retweet' </text:span>over <text:span text:style-name="T2">Twitter; </text:span>or whose posts hypocrites <text:span text:style-name="T2">'share' </text:span>or <text:span text:style-name="T2">'like' </text:span>on other sites; or the people they <text:span text:style-name="T2">'tag' </text:span>on their own posts or <text:span text:style-name="T2">'the tags' </text:span>they use on their posts that allows the post to be found when searched at a later time; every one of these might similarly carry a secret message or meaning. </text:p>
      <text:p text:style-name="P22"><text:span text:style-name="T2">However, this</text:span><text:span text:style-name="T4"> '</text:span><text:span text:style-name="T2">exclusive and ciphered language' hypocrites use in their relay with unbelievers or their associates is not necessarily used only in oral interactions.</text:span> When hypocrites wish to secretly communicate with each other, <text:span text:style-name="T2">sometimes, they utilize this insidious and sinister signaling method through 'their facial expressions'.</text:span> Hypocrites can convey astounding messages to other hypocritical individuals across them through a great variety of gestures and facial expressions. At times when they think Muslims do not see them, they can describe each other what they are thinking or what they want to do by <text:span text:style-name="T2">'wink at one other'.</text:span> For example, while talking with a Muslim, hypocrites might appear to be approving of what the Muslim says; but by insidiously raising their eyebrows, they give the message to their associate behind the Muslim that <text:span text:style-name="T2">'they actually do not approve what the Muslim says'.</text:span> Or when talking with Muslims, while they say <text:span text:style-name="T2">"of course, sure" </text:span>with a benign tone, by slightly twisting their lips, they sarcastically smile to the other hypocrites across them; demonstrating in their own way that they actually do not take the words of that Muslim into consideration. </text:p>
      <text:p text:style-name="P22">In the Qur'an, God describes to Muslims this insincere and stealthy characteristic of hypocrites in great detail:</text:p>
      <text:p text:style-name="P30">Those who did evil used to laugh at those who had faith. When they passed by them, they would wink at one another. When they returned to their families, they would make a joke of them. When they saw them, they would say, 'Those people are misguided.' (Surat al-Mutaffifin, 29-32)</text:p>
      <text:p text:style-name="P22">Hypocrites make some initial observations before sending messages to other hypocrites through secret signs. Firstly, they skillfully identify who is strong-willed and pious, and who has a weaker personality and a more superficial faith in the environment they are present. Since they are sick at heart, they can easily recognize those who bare the same sickness in their hearts. As they are quite familiar with disloyalty, cruelty, criminal cold-bloodedness; in short, the signs of hypocrisy, they can immediately recognize another hypocrite. And they employ the aforementioned <text:span text:style-name="T2">'secret and ciphered signaling methods' </text:span>on such individuals. Just like satan's sneaking up to people, hypocrites, too, sneakily approach people with weak faith, weak personalities and weak minds. At first, they make a tentative attempt to try people out. For example, they cast aspersions on one of the individuals who Muslims trust the most. If the person <text:soft-page-break/>across them does not respond or object to this, hypocrites think that the person has taken the bait. Then they proceed to extend their influence on that person. And, ultimately, they begin to communicate with these people at will through facial expressions and secret, ciphered signals. </text:p>
      <text:p text:style-name="P22"><text:span text:style-name="T2">However, it should never be forgotten that as the nature of their creation, hypocrites are always doomed to fail. No matter how much they struggle; resort to as many secret and insidious methods as they want, hypocrites will always end up defeated.</text:span> They might derive some <text:span text:style-name="T2">'temporary personal benefits'</text:span> via their alliance they establish through these secret messages with their friends among unbelievers or other hypocrites. However, before long, everything they have achieved will perish. Hypocrites will certainly appear before God forsaken and alone, and account for all their evil-doings. And if they haven't repented and abandoned their insidious perfidy before dying, they will suffer an eternal torment. </text:p>
      <text:p text:style-name="P22">In the first verse of the Surat al-Humaza, saying, <text:span text:style-name="T2">"Woe to every faultfinding backbiter"</text:span>, God points out to the vileness of this signaling method, and what will become of such people both in this world and in the hereafter. </text:p>
      <text:p text:style-name="P22"/>
      <text:p text:style-name="P22"/>
      <text:p text:style-name="P22"><text:span text:style-name="T3">ADNAN OKTAR: </text:span>Hypocrites are experts at using their facial expressions, their eyebrows, eyes, mouth and nose all are in constant motion. They are quite devious. I seek refuge in God from the accursed satan, God reveals, "<text:span text:style-name="T3">Those who did evil used to laugh at those who had faith." </text:span>(Surat al-Mutaffifin, 29) They make fun of the believers cunningly, behind their backs. <text:span text:style-name="T3">"When they passed by them, they would wink at one another." </text:span>(Surah al-Mutaffifin, 30) In other words, they communicate through signs. For example, they use the signs of the Rumi's philosophy. Or they interface through pictures or symbols. For example, <text:span text:style-name="T3">'an open door' </text:span>means <text:span text:style-name="T3">'run away from there',</text:span> or it symbolizes <text:span text:style-name="T3">'abandon Islam'.</text:span> Hypocrites use such secret languages among themselves. <text:span text:style-name="T10">(A9 TV, July 1</text:span><text:span text:style-name="T7">st</text:span><text:span text:style-name="T10">, 2016)</text:span></text:p>
      <text:p text:style-name="P2"/>
      <text:p text:style-name="P22"><text:span text:style-name="T3">ADNAN OKTAR: The writings and speeches of hypocrites are full of hidden messages. Hypocrites use a highly secret language. For example, they communicate through facial expressions. </text:span>When they are in a community, hypocrites make certain gestures; if the person across them is also a hypocrite, he gets the message. <text:span text:style-name="T3">The fact that they use facial expressions to communicate with each other is also stated in the Qur'an. This points out to the fact that they use a secret and ciphered language among themselves. </text:span>They talk in a highly sinister and insidious way. Their speech carries all the foul treachery, grudge and hatred of hypocrites. For example, hypocrites feel hostile towards the Prophet (pbuh), the people Muslims hold in highest regard. When they speak, filth comes out of their mouths, so to speak. They are filled with tremendous grudge and hatred<text:span text:style-name="T3">;</text:span> thus, they immediately give themselves away. <text:span text:style-name="T3">Hypocrites secretly have text chats with unbelievers that go on for hours and many pages. Look, in their secret </text:span><text:soft-page-break/><text:span text:style-name="T3">conversations, they do not make even a single mention of God. While people are asleep, they chat for hours. They are like bats that fly in the dark of the night, dwelling in desolate and quite places. You never know when or at whom they will strike." </text:span><text:span text:style-name="T10">(A9 TV, January 24</text:span><text:span text:style-name="T7">th</text:span><text:span text:style-name="T10">, 2016)</text:span></text:p>
      <text:p text:style-name="P22"/>
      <text:p text:style-name="P22"/>
      <text:h text:style-name="P35" text:outline-level="2">The dirty alliance between hypocrites and unbelievers: Spying and espionage</text:h>
      <text:p text:style-name="P22">As hypocrites admire unbelievers and try to carve a place among them, they are ready to do anything that will earn them the friendship of unbelievers. And one of the vilest methods they resort to, in order to gain the trust of these people they idolize and secure a good place for themselves in their world, is <text:span text:style-name="T2">'carrying out spying and espionage activities against Muslims'.</text:span> </text:p>
      <text:p text:style-name="P22"><text:span text:style-name="T2">Throughout history, hypocrites have played a major role in all the conspiracies against Muslim countries, in the collapse of certain states, causing them to fall from power or leading them into turmoil through the insidious activities they carried out within these societies.</text:span> These double-dealing people who pretended to be on the side of Muslims provided unbelievers, who wish to commit devastating acts to the detriment of the believers, with all manners of support. </text:p>
      <text:p text:style-name="P22">Hypocrites carried out all these intelligence activities with a devilish drive. Noticing hypocrites' worldly ambitions, their admiration towards unbelievers and their desire to earn the appreciation of others, satan gets in touch with them through a deep trance, so to speak. <text:span text:style-name="T2">Inspired by satan, hypocrites, in their feeble minds, begin to consider it a kind of sacred duty to provide unbelievers with intelligence.</text:span> The excitement they feel from carrying out activities behind Muslims' back and hoping that they will derive secret personal benefits in return gives hypocrites an immense evil pleasure.</text:p>
      <text:p text:style-name="P22">As God informs us in a verse of the Qur'an, saying<text:span text:style-name="T2"> "They vacillate between the two – not joining these or joining those" </text:span>(Surat an-Nisa', 143), hypocrites neither completely side with unbelievers nor with the Muslims. Even though they are with the believers, they feel a deeper admiration and affection towards unbelievers. Thus, in every opportunity they get, they try to further develop their intimacy and strengthen their relations with unbelievers. </text:p>
      <text:p text:style-name="P22">Therefore, being aware of this perspective of hypocrites, <text:span text:style-name="T2">unbelievers can easily develop intimacy with and manipulate these individuals whose hearts are stuck in between faith and irreligion.</text:span> Feeling an admiration towards unbelievers, hypocrites are ready to do anything that will help them develop even a little intimacy with the individuals that they find reputable and prestigious according to their ignorant criteria. <text:span text:style-name="T2">Even the possibility of meeting or making an acquaintance with people in the position of a columnist of a globally renowned newspaper, a producer of a well-</text:span><text:soft-page-break/><text:span text:style-name="T2">known TV channel, a prominent political-analyst, an executive of a leading think-tank or a founder of a notable foundation extremely excites the people with hypocritical personalities.</text:span> They present themselves as notable, talented and insightful people just to be able to have a few words with them, and earn their appreciation by making a good impression on them. <text:span text:style-name="T2">They hope that one day, they might benefit from the means these people have such as position, status or reputation; they hope that maybe one day one of their articles will be published in a well-known magazine or newspaper, or maybe they will have the opportunity to briefly appear on a famous foreign TV channel and utter a few words. </text:span>To be able to make use of such an opportunity means the world to them. </text:p>
      <text:p text:style-name="P22">Being well aware of this weakness of people with hypocritical personalities, unbeliever groups <text:span text:style-name="T2">'seek out one by one such individuals harboring a ruthless admiration for foreigners and a burning ambition to advance, and a deep desire to become famous'.</text:span> They take the most advantage of these people's weaknesses and approach them with <text:span text:style-name="T2">'the most attractive offers'.</text:span> By providing hypocrites with small benefits, they lay a compelling foundation and ultimately, <text:span text:style-name="T2">they turn them into ideal servants who will serve their interests and obey their every order. In a short span of time, these people reach such a point that they become capable of betraying their fellow Muslims, their closest friends, their families and even their own nation and country in the most treacherous of ways; speaking and writing in the most hostile of tones to the detriment of their own people, country and its national interests. </text:span></text:p>
      <text:p text:style-name="P22">So, for the evil circles who aim to divide and neutralize Muslim communities, such hypocritical people, who have a profound admiration for unbelievers, are a golden opportunity. They know very well how to exploit their weaknesses to manipulate them as their pawns for their agenda, and through what promises they can be easily convinced. They are aware of the fact that, in exchange for a small benefit, these hypocrites will do anything they say and will be dependent on them. </text:p>
      <text:p text:style-name="P22">At this point, one should be clearly aware of this fact: <text:span text:style-name="T2">The demand for deals and the expectations for personal interest between unbelievers and hypocrites are completely mutual.</text:span> Both sides have what the other desires the most. And the moment they realize this, they begin to take the first steps of a foul and insidious alliance. </text:p>
      <text:p text:style-name="P22"/>
      <text:h text:style-name="P35" text:outline-level="2">All the deep and evil organizations around the world employ hypocrites for spying activities </text:h>
      <text:p text:style-name="P22">Being well aware of hypocrites' <text:span text:style-name="T2">'admiration for reputation, status, prestige and their maniacal ambition for achieving a prominent </text:span><text:soft-page-break/><text:span text:style-name="T2">position', </text:span>the deep evil organizations immediately step into action to offer them the things they yearn for. At that stage, they either introduce themselves as people of considerable authority and reputation working at key positions; or use the individuals who already hold such positions as pawns towards that end. Then as a second step, <text:span text:style-name="T2">sometimes through social media, sometimes through a mutual acquaintance, and sometimes by directly striking up a friendship, they try to draw the attention of these people with hypocritical tendencies.</text:span> At that point, the golden opportunity both sides yearned for so long arises. </text:p>
      <text:p text:style-name="P22"><text:span text:style-name="T2">Hypocrites respond with great enthusiasm to the advances of the people that, they believe, can help them climb the steps they have always dreamed about. </text:span>Consequently, the spies of the deep states become intimate friends of hypocrites with whom they frequently have text chats, strike up long conversations, and cooperate in every respect. <text:span text:style-name="T2">In each of these intimate conversations, they try to instill more trust in those people with hypocritical personalities that they seek to employ as spies.</text:span> They assure these people <text:span text:style-name="T2">'that they love them dearly, that they hold them in high regard, that they will help them to the best of their abilities when they are in need, that they will never abandon them and support them in everything material or spiritual'.</text:span> To make hypocrites have absolute trust in such a friendship, they occasionally provide them with considerable benefits to demonstrate how well they are looked after. Through statements such as <text:span text:style-name="T2">"You are quite different, more talented than everyone else; you have a peculiar influence on others; your tone, your discourse, your writing is truly impressive", </text:span>they pay hypocrites compliments <text:span text:style-name="T2">'that will make them feel special'.</text:span> They say that only they take notice of the superior qualities these people possess, that others do not realize and appreciate their special talents. Thus, implying to hypocrites that only they can appreciate them the way they deserve to be, unbelievers manage to earn their devotion. </text:p>
      <text:p text:style-name="P22">As for hypocrites, they are quite satisfied with the attention they receive. Believing they have truly made powerful friends, they cultivate this friendship even further. </text:p>
      <text:p text:style-name="P22">Such individuals, who introduce themselves sometimes as <text:span text:style-name="T2">'a notable writer'</text:span>, sometimes as <text:span text:style-name="T2">'a well-known doctor'</text:span>, and sometimes as <text:span text:style-name="T2">'a renowned political advisor' </text:span>or <text:span text:style-name="T2">'one of the prominent members of the world's greatest organizations'</text:span>, are in fact <text:span text:style-name="T2">'the most notorious spies employed by certain deep organizations'. </text:span>By means of such people, whom they seek to manipulate in line with their goals, they also plan to <text:span text:style-name="T2">'get hold of all the information and documents they deem valuable'.</text:span> Just as it might sometimes be in the form of an ordinary <text:span text:style-name="T2">'personal information', </text:span>sometimes it might even be in the form of <text:span text:style-name="T2">'confidential state secrets' </text:span>that might <text:span text:style-name="T2">'lead a country to its collapse, to fall from power, to disorder, to a conflict with another country, or might ruin its reputation'.</text:span> To the people with hypocritical personalities that they handpicked to achieve their goals, they play the role of <text:span text:style-name="T2">'a dear friend who loves them dearly, watches over them, and is ready to sacrifice himself for them'.</text:span> For example, if they are dealing with a doctor, through compliments such as <text:span text:style-name="T2">"I love you dearly. You are a prized, talented person with a promising future in your career. So, why don't </text:span><text:soft-page-break/><text:span text:style-name="T2">we make you the chief doctor?",</text:span> they provide hypocrites with new opportunities that will suit their interests. Then, via these hypocrites, they seek to acquire intelligence regarding more important people or more crucial positions that they aim to reach. And they ruthlessly pursue these significant people that they have sneakily come into contact with by way of hypocrites. </text:p>
      <text:p text:style-name="P22">They strive to keep in touch with these individuals throughout the day as much as possible. <text:span text:style-name="T2">If they are far away, they do so via texting or calling; and if they are close by, they do so by trying to constantly be with these individuals, and seek to gather as much information as possible.</text:span> Thinking that these individuals might let some information slip out, give something away or give a clue, these spies never leave their side even when they eat, study, or sleep, thinking that at any moment, they might reveal important information because no matter how strong-willed a person is, in an unguarded moment, he might let a secret out. He might slip out vital information that can be exploited by these people with foul connections and treacherous goals; information that is of particular concern to the deep organizations these people are affiliated with. Thus, thinking, <text:span text:style-name="T2">"I wonder when can I get information out of him?",</text:span> they begin to constantly follow them closely. <text:span text:style-name="T2">Then, they immediately convey all the information and intelligence they have gathered to the deep organizations of which they are members, and exploit all these in their activities against religious people, societies or states.</text:span></text:p>
      <text:p text:style-name="P22"/>
      <text:h text:style-name="P35" text:outline-level="2">Hypocritical spies, who provided intelligence to the deep evil organizations, were planted with all the important figures in history </text:h>
      <text:p text:style-name="P22">In the historical sources, a great variety of examples exist regarding <text:span text:style-name="T2">'the spying activities of the intelligence agencies that utilize hypocrites'.</text:span> Where there is a just cause, a successful and just religious campaign, there is also an evil organization that opposes it. This is a <text:span text:style-name="T2">'Divine law' </text:span>that is spoken of by God in the Qur'an. Therefore, there will surely be groups that will try to make their false ideologies prevalent over the truth; and these groups will surely resort to all sorts of insidious and treacherous schemes to be able to prevail, because the truth overcomes and triumphs over the irreligious in ideology. Thus, as a reflex, unbelievers try to fight back and prevent it. And to do so, they seek to plant <text:span text:style-name="T2">'spies that will provide them with intelligence' </text:span>among the believers who follow the path of truth. In a verse of the Qur'an, God points out to the foul alliance between unbelievers and the hypocritical people among Muslims who provide intelligence to them, saying<text:span text:style-name="T2"> "… some among you would have listened for them (and spied for them)"</text:span> (Surat at-Tawba, 47). This verse is <text:soft-page-break/>valid for all the Muslim communities that currently exist, have existed since the beginning of history and will exist in the future. </text:p>
      <text:p text:style-name="P22">For example, in the era of <text:span text:style-name="T2">the Ottoman Empire, </text:span>the<text:span text:style-name="T2"> </text:span>double-dealing hypocrites never left the side of the <text:span text:style-name="T2">Sultan Abdul Hamid </text:span>in the hope that they might obtain even the slightest information. This way, they managed to gather considerable intelligence. <text:span text:style-name="T2">Some of them as court physicians, some as advisors, and some as supposedly the closest friends of the Sultan, they secured key positions within the Palace </text:span>and they would not leave the side of the Sultan until the late hours of the night. Perhaps the Sultan would think that they were trustworthy, loyal people that were utterly devoted to him: However, <text:span text:style-name="T2">their sole purpose in being close to him was to obtain intelligence. And they conveyed all the information they gathered to the British deep state of the era which sought to dismember the Ottoman Empire.</text:span> And after that, they discredited Sultan Abdul Hamid both materially and spiritually and rendered him ineffective by having him deposed. </text:p>
      <text:p text:style-name="P22"><text:span text:style-name="T2">Such undertakings of hypocrites continued with every Sultan who came into power at the Ottomans.</text:span> Hypocrites became close to Mehmed II the Conqueror, Sultan Suleiman, and all the sons of the sultans and the court officials through such insidious methods. </text:p>
      <text:p text:style-name="P22"/>
      <text:h text:style-name="P35" text:outline-level="2">Hypocrites also provided intelligence to the enemies of our Prophet (pbuh)</text:h>
      <text:p text:style-name="P22">In the first years of the spreading of Islam, hypocrites would visit our Prophet (pbuh) frequently. They would sit around him and <text:span text:style-name="T2">'listen to his every word with scrupulous attention and want to follow him wherever he went'.</text:span> <text:span text:style-name="T2">If they had to give a reason, they would put forward their love for the Prophet (pbuh). </text:span>However, it was quite blatant from their foul and hateful gazes which they could not help; from their insolent, dishonorable, arrogant and gruff tones; from their vile morality that in reality they did not feel such love towards the Prophet (pbuh). As God informs us in the Qur'an saying <text:span text:style-name="T2">"... [they] would almost strike you down with their evil looks" </text:span>(Surat al-Qalam, 51), <text:span text:style-name="T2">they harbored a tremendous hatred towards our Prophet (pbuh). </text:span>However, in spite of this, <text:span text:style-name="T2">using their 'so-called love' as an excuse, they came to every occasion the Prophet (pbuh) was present. </text:span>And then, they provided all the information they had obtained to the Meccan pagans and other groups that were against our Prophet (pbuh) in hopes of deriving personal interest in return. Just as our Prophet (pbuh) had a lot of admirers in that era, he also had a wide range of enemies among the Christians, and the Jews. Thus, <text:span text:style-name="T2">it was of vital importance for these groups to be able to get close to the Prophet (pbuh) and gather intelligence.</text:span></text:p>
      <text:p text:style-name="P22">To that end, they would stay and sit with our Prophet (pbuh) late into the night. When they wanted to leave, again they would do so sneakily and covertly. When they visited the places our Prophet (pbuh) held conversations, <text:span text:style-name="T2">'they </text:span><text:soft-page-break/><text:span text:style-name="T2">would enter sneakily just like a snake, and when they left, they would do so with the same sneaky method' </text:span>without anyone noticing. And during the conversations, <text:span text:style-name="T2">they would hide behind the crowd 'by taking cover behind others'.</text:span> They would specifically <text:span text:style-name="T2">either</text:span> <text:span text:style-name="T2">sit behind the Prophet (pbuh), or in places out of his sight</text:span> where they would believe the Prophet (pbuh) could not notice them. Thus, unless paid particular attention to, <text:span text:style-name="T2">'no one would be aware of their presence, or notice them enter or leave'.</text:span> Since these conversations could get quite crowded, it would be hard for both our Prophet (pbuh) and his companions to individually keep track of all these hypocritical people. </text:p>
      <text:p text:style-name="P22"><text:span text:style-name="T2">Through such methods, these people hoped that they would 'sneak in like a snake' and listen to the conversations from a secluded corner without anyone seeing or noticing. After they have the information they hoped to obtain, again, just like a snake, they would sneak out by hiding behind others.</text:span> By doing so, they hoped to hear about <text:span text:style-name="T2">'more secret and confidential matters' </text:span>that, they believe,<text:span text:style-name="T2"> </text:span>would not have been discussed in their presence. In the Qur'an, God informs Muslims about the way hypocrites <text:span text:style-name="T2">'sneak in and out' </text:span>through the verse <text:span text:style-name="T2">"God knows those of you who sneak away," </text:span>emphasizing the <text:span text:style-name="T2">'spy qualities' </text:span>of hypocrites: </text:p>
      <text:p text:style-name="P30">Do not make the Messenger's summoning of you the same as your summoning of one another. God knows those of you who sneak away. Those who oppose his command should beware of a testing trial coming to them or a painful punishment striking them. (Surat an-Nur, 63)</text:p>
      <text:p text:style-name="P22"/>
      <text:p text:style-name="P22"/>
      <text:p text:style-name="P22"><text:span text:style-name="T3">ADNAN OKTAR: </text:span>"Hypocrites pay particular attention to it; for example they come up to you and say <text:span text:style-name="T3">'I have a lot of love and respect for you.'</text:span> <text:span text:style-name="T3">And then they start to listen in on the conversation. The reason [behind their demonstration of affection] is to be able to listen in on what is being spoken. Is there anything being said against them? Do they say anything that qualifies as intelligence? Or do they speak about something that is worth reporting to the deep state, to the irreligious structure of that era such as the states of the Pharaoh or Nimrod? They seek for these. This is why they never leave the side of the Muslims for even a second. Thinking they might obtain any information, any intelligence from the believers, hypocrites do not want to leave their company. </text:span>A man accompanies our Prophet (pbuh) as his <text:span text:style-name="T3">'scribe'.</text:span> Like a leech, he clings to the Prophet (pbuh); when the Prophet (pbuh) gets out of his bed at night, he gets out too. When the Prophet (pbuh) eats, he is there with him. <text:span text:style-name="T3">His real intention is to gather intelligence, and report anything the Prophet (pbuh) says to unbelievers. Do you see how devilish the man is; do you see how fearless he is of God? The man is aware of the fact that he is a prophet who receives revelations; that he is world's most courteous man, as pure as light. Look at to what extent the perfidious goes so that he can provide intelligence to the idolaters, the villains, the murderers, the cowards of that era. </text:span>Look at what he endures to do so. Even <text:soft-page-break/>if it means he has to forgo sleep, he still wakes up at night to be around the Prophet (pbuh). <text:span text:style-name="T3">He claims 'I came out of my devotion, my love towards the Prophet (pbuh).' He is not with him because he loves him, he is there to gather intelligence." </text:span><text:span text:style-name="T10">(A9 TV, January 26</text:span><text:span text:style-name="T7">th</text:span><text:span text:style-name="T10">, 2016)</text:span></text:p>
      <text:p text:style-name="P22"/>
      <text:p text:style-name="P22"><text:span text:style-name="T3">ADNAN OKTAR: "A well-known characteristic of hypocrites is that they are good at sneaky infiltration. For example, they can slyly infiltrate Muslim communities and no one notices when they come or go or come back again as they can be as sneaky as a snake. They are experts at gathering intelligence. For example, they eavesdrop on Muslims from behind doors. Furthermore, they do not enter Muslims' houses through doors but through windows.</text:span> In a verse of the Qur'an, <text:span text:style-name="T3">God says</text:span> <text:span text:style-name="T3">'Do not enter a house through the window', since hypocrites do so in order to better gather intelligence. Because if they use the door, the Prophet (pbuh) will notice them and act accordingly. So what do hypocrites do? In order to be able to eavesdrop on the Prophet (pbuh), they enter his house through somewhere he expects the least, the window.</text:span> As you know, the windows of the era were Arabic style, elliptic. A person could easily pass through them. Moreover, the windows of that era did not have glasses or frames. They were only covered with a curtain. So hypocrites opened the curtain and easily entered through the window.<text:span text:style-name="T3"> And when they were asked why they did so, they said, 'There were many people at the door so I decided to take the shortcut and entered through the window</text:span> <text:span text:style-name="T3">so that I can get to the Messenger of God more easily.' Hypocrites are indeed treacherous. They are only concerned with finding out what people say about them and constantly providing the irreligious with intelligence, rising in stature,</text:span> and taking credit for any achievements." <text:span text:style-name="T10">(A9 TV, February 11</text:span><text:span text:style-name="T7">th</text:span><text:span text:style-name="T10">, 2016)</text:span></text:p>
      <text:p text:style-name="P22"/>
      <text:p text:style-name="P22"/>
      <text:h text:style-name="P35" text:outline-level="2">The revelation scribe of our Prophet (pbuh) would provide intelligence to unbelievers</text:h>
      <text:p text:style-name="P22">Our Prophet (pbuh) ensured the preservation of the verses that were revealed to him by God by having his literate companions put them in writing. These individuals, whose numbers were around forty, were called <text:span text:style-name="T2">'Revelation Scribes'.</text:span> However, <text:span text:style-name="T2">the hadiths make mention of a hypocrite that came up to our Prophet (pbuh) to become a revelation scribe yet whose true intention was to gather intelligence against the Prophet (pbuh).</text:span></text:p>
      <text:p text:style-name="P20">Anas b. Malik (ra) reported: <text:span text:style-name="T2">"There was a person amongst us who belonged to the tribe of Bani Najjar and he recited Surat al-Baqara and Surah Al 'Imran and he used to transcribe for God's Messenger (pbuh). He ran away as a rebel … They gave it much </text:span><text:soft-page-break/><text:span text:style-name="T2">importance and said: 'He is the person who used to transcribe for Muhammad' and they were much pleased with him. Time rolled on that God caused his death. …" </text:span><text:span text:style-name="T28">(Sahih Muslim, Book 38, Hadith 6693)</text:span></text:p>
      <text:p text:style-name="P22">This hypocrite, who is stated to belong to the tribe of Bani Najjar, <text:span text:style-name="T2">was a well-educated and knowledgeable man who could recite certain long surahs of the Qur'an from memory. </text:span>He used to serve our Prophet (pbuh) <text:span text:style-name="T2">as a revelation scribe </text:span>and <text:span text:style-name="T2">saying 'he loved our Prophet (pbuh) dearly', he would never leave his side.</text:span> Therefore, all the Muslims would know him <text:span text:style-name="T2">'as a person who is deeply loyal and close to the Prophet (pbuh)'.</text:span> This person, who was actually a vicious hypocrite, would tell our Prophet (pbuh), <text:span text:style-name="T2">"O, the Messenger of God (pbuh), I do not know when you will receive another revelation, that is why I do not want to leave your side."</text:span> So much so that, for the onlookers, this person would seem to <text:span text:style-name="T2">'have a deep love and devotion' </text:span>for our Prophet (pbuh). However, this revelation scribe, who would seek to be with the Messenger of God (pbuh) at all times, certainly <text:span text:style-name="T2">'wasn't after love'</text:span>, but after '<text:span text:style-name="T2">obtaining any intelligence</text:span>' he believed he could use against him. </text:p>
      <text:p text:style-name="P22"><text:span text:style-name="T2">He was in the hope that the closer he was to the Prophet (pbuh), the more things he could witness and the more information he could provide to his friends among unbelievers. </text:span>In his own way, <text:span text:style-name="T2">he was looking for evidence, a human error, a mistake that would supposedly prove that the Prophet Muhammad (pbuh) was not a prophet</text:span> (we hold our Prophet (pbuh) above such thoughts).</text:p>
      <text:p text:style-name="P28">However, just as in the case of all the other hypocrite rabbles, God doomed this perfidious man to failure. God safeguarded our Prophet (pbuh), whom He created as a mercy for all Muslims, against the mischief of these insidious people. </text:p>
      <text:p text:style-name="P22">Later, when this man left the side of our Prophet (pbuh) and took refuge with unbelievers, the prominent irreligious figures of the era regarded him as significant and accepted him among them. The fact that he used to be a revelation scribe with our Prophet (pbuh) earned him <text:span text:style-name="T2">'a devilish reputation and prestige' </text:span>with unbelievers. In addition to that, as he spoke out against the Muslims, and relayed everything he had seen or heard among them, <text:span text:style-name="T2">'he derived both material and spiritual profit' </text:span>from unbelievers. His unbeliever friends provided him with all sorts of support and means. However, <text:span text:style-name="T2">the evil scheme of this hypocrite</text:span>, who was a so-called revelation scribe, <text:span text:style-name="T2">only allowed him to benefit from unbelievers for a very short time. Before long, God destroyed this treacherous person by taking his life. With death, all benefits he obtained disappeared faster than a blink of the eye. What remained is only the endless torture he'll live in hereafter due to his evil nature.</text:span></text:p>
      <text:p text:style-name="P22"/>
      <text:p text:style-name="P22"/>
      <text:p text:style-name="P22"><text:span text:style-name="T3">ADNAN OKTAR: </text:span>"Anas b. Malik (ra) reported: <text:span text:style-name="T3">'There was a person amongst us who belonged to the tribe of Bani Najjar and he recited Surat al-Baqara and Surah Al 'Imran,'</text:span> he knew them by heart. '<text:span text:style-name="T3">and he used to transcribe for God's Messenger (pbuh).' </text:span>He was a well-educated man <text:soft-page-break/>with a silver tongue. '<text:span text:style-name="T3">He ran away as a rebel.' </text:span>He had a fit of hypocrisy and ran away. '<text:span text:style-name="T3">They (unbelievers) gave it much importance,' </text:span>saying, <text:span text:style-name="T3">'This man has worked along the Prophet Muhammad, and he used to carry out spying activities and vile deeds, so for his loyalty and as a sign of our appreciation, we should give him a good position.'</text:span> <text:span text:style-name="T3">'and said: 'He is the person who used to transcribe for Muhammad' and they were much pleased with him. Time rolled on that God caused his death.' </text:span>This is written in Sahih Muslim. God destroyed him." <text:span text:style-name="T10">(A9 TV, May 25</text:span><text:span text:style-name="T7">th</text:span><text:span text:style-name="T10">, 2016)</text:span></text:p>
      <text:p text:style-name="P22"><text:span text:style-name="T3">ADNAN OKTAR: "Hypocrites always aim for being close to the messengers, the prophets. This is the position hypocrites desire the most to reach. That is because this position is where their schemes, their strikes will target the most.</text:span> They regard being close to them vital as this position is the focal point to be able to hinder the activities of the Prophet (pbuh) or the messengers, and provide intelligence to their satans. In the era of our Prophet (pbuh), for example, there are revelation scribes who are always with him. One of them says, <text:span text:style-name="T3">'O, the Messenger of God (pbuh), I want to see you receive revelations.'</text:span> Then, he says <text:span text:style-name="T3">'You are receiving a revelation, let me write it down',</text:span> when, in fact, he does not believe him and mocks him – may God forbid. <text:span text:style-name="T3">When he leaves there, he says 'I was there with them to mock them, he is insane, he is possessed. He is not receiving any revelations from God. It is the jinni that whisper those things to him.' He does not believe in the prophethood of the Messenger of God (pbuh). He wants to be close to him just so he can commit his treacherous, impertinent deeds."</text:span> <text:span text:style-name="T10">(A9 TV, February 28</text:span><text:span text:style-name="T7">th</text:span><text:span text:style-name="T10">, 2016)</text:span></text:p>
      <text:p text:style-name="P22"/>
      <text:p text:style-name="P22"/>
      <text:h text:style-name="P35" text:outline-level="2">Hypocrites ceaselessly monitor and spy on Muslims in an attempt to gather intelligence</text:h>
      <text:p text:style-name="P22">During the time hypocrites spend among Muslims, little by little, they lay the groundwork for their future lives and invest in unbelievers. And what will constitute the building blocks of this future is the activities they carry out against Muslims and the intelligence they provide to unbelievers. <text:span text:style-name="T2">The appreciation and the benefits they will gain from unbelievers depend on the quantity and the quality of the information they gather against Muslims and convey to unbelievers. </text:span>They believe that <text:span text:style-name="T2">the more useful information they convey to unbelievers, the more intimate their friendship with unbelievers will be.</text:span> And <text:span text:style-name="T2">the more intimate their friendship with unbelievers is, the better benefits they will derive from them.</text:span> Thus, <text:span text:style-name="T2">this will positively determine the amount of personal gain, good reputation and useful connections they will make from among unbelievers and consequently, they will be that much closer to the life they desire.</text:span></text:p>
      <text:p text:style-name="P22">So, believing that the only way to achieve their foul dreams is <text:span text:style-name="T2">'through acquiring the information they will gather from Muslims', </text:span>hypocrites <text:soft-page-break/>spend the majority of their days <text:span text:style-name="T2">'watching Muslims'.</text:span> In the Qur'an, God informs the believers about this insidious method of hypocrites with the verse "<text:span text:style-name="T2">Those who wait and watch you..."</text:span> (Surat an-Nisa', 141). From morning till night, hypocrites follow Muslims and try to get information about <text:span text:style-name="T2">'what they do, and about what and with whom they talk'.</text:span> <text:span text:style-name="T2">Whenever they see a group of believers having a conversation, they quickly find an excuse to go up to and stay with them. Whenever they hear someone talking on the phone, they quickly approach that person and try to listen in on the conversation pretending to be occupied with something else. When they see someone chatting on computer, again pretending to be occupied with something else, they stand on a spot where they can see the computer screen and try to read what is written. They secretly take the phone of a Muslim and copy the numbers and the names on his directory. Or saying that they will take a quick look at something, they borrow the computer of a Muslim for a short time with the intention of looking through it.</text:span> This way, the spying activities of hypocrites continue the whole day. Later at night, they secretly get in touch with their friends among unbelievers and -great or small- convey to them all the information they gathered throughout the day. </text:p>
      <text:p text:style-name="P22"><text:span text:style-name="T2">With their way of life, their moral virtues, and their beneficial deeds, Muslims are pure-hearted people who lead honest lives and always consider what is best for everyone. Therefore, they have nothing to hide.</text:span> <text:span text:style-name="T2">All their lives, their intentions, their efforts are plain as day. </text:span>So, no matter how much hypocrites want to, the information they obtain will produce no results that can be exploited against Muslims. </text:p>
      <text:p text:style-name="P22">However, the confidence they feel from being able to commit an evil deed and the excitement they feel for being able to earn the appreciation of their friends among unbelievers, hypocrites feel delighted with their actions. But <text:span text:style-name="T2">all of their associations with unbelievers will be held against them both in this world and in the hereafter. And in spite of all the insidious schemes and traps of hypocrites, Muslims will surely prevail.</text:span> In a verse of the Qur'an, God states the fact that He will not give unbelievers any way against the Muslims as follows:</text:p>
      <text:p text:style-name="P30">God will judge between you on the Day of Resurrection. God will not give unbelievers any way against the believers. (Surat an-Nisa', 141)</text:p>
      <text:p text:style-name="P22"/>
      <text:h text:style-name="P35" text:outline-level="2">Hypocrites move silently to be able to gather intelligence</text:h>
      <text:p text:style-name="P22">Regarding it as <text:span text:style-name="T2">'a sacred duty' </text:span>to gather intelligence from Muslims and convey what they have learned to their friends among unbelievers, hypocrites make a point of <text:span text:style-name="T2">'moving sneakily and silently'.</text:span> </text:p>
      <text:p text:style-name="P22">It is really important for hypocrites to maintain the flow of intelligence because they believe that this is the only way to hinder the activities of the <text:soft-page-break/>Muslims. For example, they find out about a beneficial activity the Muslims are going to carry out for the good of Islam. Since they despise any activity that will contribute to the benefit of Islam and do not want Muslims to be successful in any way, they immediately notify their associates about such an activity either on the phone or via a messaging program over the Internet. Of course, they are quite masterful in obtaining this intelligence. They blend in with the Muslims <text:span text:style-name="T2">'without anyone noticing' </text:span>and <text:span text:style-name="T2">'as silently as a snake'. </text:span></text:p>
      <text:p text:style-name="P22"><text:span text:style-name="T2">That is because hypocrites are in fact aware of the fact that Muslims suspect them of being hypocrites.</text:span> Knowing that Muslims will speak more carefully if they <text:span text:style-name="T2">'make any noise' </text:span>when they enter among them, they join in the private conversations of the Muslims silently. When sincere Muslims who abide by the good moral values of the Qur'an make an entrance, they immediately greet their fellow believers and inquire after them. However, when hypocrites seek to obtain intelligence, they make a specific point of not doing so. <text:span text:style-name="T2">They silently enter a room where Muslims are present, and taking cover behind a wall or furniture, they sit somewhere that they can remain hidden from the sight of the Muslims. Or they stand up behind closed doors, pretending they are busy with something else.</text:span></text:p>
      <text:p text:style-name="P22"><text:span text:style-name="T2">What they wish is, unaware of hypocrites' presence, the Muslims to speak freely, thus they can find out about all their activity plans and strategies. </text:span>This devilish ambition has taken hold of the souls of hypocrites to such extent that it is impossible for them to be taken unawares or act carelessly. </text:p>
      <text:p text:style-name="P22">Hypocrites' sneaky efforts impinged on many crucial events in history. In actualization of many assassination and assault plans, in outbreak of wars by dragging the societies into turmoil, there has always been an effect of hypocrites' sneaky information gathering activities.</text:p>
      <text:p text:style-name="P22">Therefore, <text:span text:style-name="T2">Muslims should be extra careful around people they suspect to be hypocrites and be ever-vigilant against the insidious schemes they may carry out in silence and secrecy.</text:span> They should never let any information about the beneficial activities and efforts to be done in the path of God to reach hypocrites, as they might prove a hindrance or cause mischief should they find out about it.</text:p>
      <text:p text:style-name="P22"/>
      <text:p text:style-name="P22"/>
      <text:h text:style-name="P34" text:outline-level="1">HYPOCRITES' STRUGGLE TO<text:span text:style-name="T29"> </text:span>STRENGTHEN DEVIANT IDEOLOGIES INSTEAD OF ISLAM </text:h>
      <text:p text:style-name="P22"/>
      <text:p text:style-name="P22"/>
      <text:h text:style-name="P35" text:outline-level="2">Aiming to weaken Islam, hypocrites advocate all kinds of deviance opposed to religion </text:h>
      <text:p text:style-name="P22">In the Qur'an, God reveals that hypocrites would be <text:span text:style-name="T2">'seeking to cause conflict [fitnah]' </text:span>(Surat at-Tawba, 47) when they are among Muslims. <text:span text:style-name="T2">'</text:span><text:span text:style-name="T11">Fitnah</text:span><text:span text:style-name="T2">',</text:span> in other words, strife, is where hypocrites succeed the most because they have a dark and psychopathic soul just like satan. Since hypocrites are under satan's constant control, wherever there is sedition, they would follow heatedly. They have no interest in any act of goodness, kindness, or any affair that would be for the benefit of Muslims, and they are never willing to pay sincere service to Islam. <text:span text:style-name="T2">With an evil urge, they always tend towards corrupt and repulsive wrongdoings. Negativities, abnormalities, deviant manners and thoughts pull at hypocrites like a magnet. They are predisposed to everything that God is not pleased with and Muslims refrain from.</text:span> Irrational and deviant thoughts and behaviors a Muslim cannot even imagine are very ordinary for a hypocrite. </text:p>
      <text:p text:style-name="P22">Muslims live their lives within the boundaries defined by God. They are very meticulous in living by the moral values of the Qur'an. They think in conformity with the Qur'an and live a life that God is pleased with. Unbelievers are, however, people<text:span text:style-name="T2"> 'who have no boundaries', 'who set their own rules' </text:span>and<text:span text:style-name="T2"> 'who do not recognize the morality described in the Qur'an.' </text:span>Yet, they openly tell what they think, how they see things and live without hiding their opinion from others.</text:p>
      <text:p text:style-name="P22">The dangerous aspect about hypocrites is that '<text:span text:style-name="T2">they hide their real thoughts but appear as Muslims.' </text:span>They are double-faced and insidious. Even though they seem like Muslims on the surface, they have another evil character inside. In one verse, God reveals this aspect about hypocrites as follows, <text:span text:style-name="T2">"When you see them, their outward form appeals to you, and if they speak you listen to what they say. But they are like propped-up planks of wood. They imagine every cry to be against them. They are the enemy, so beware of them. God fight them! How they are perverted!" </text:span>(Surat al-Munafiqun, 4).</text:p>
      <text:p text:style-name="P22"><text:soft-page-break/>Even though hypocrites who appear as Muslims on the outside manage to speak well with high-flown articulation, they are actually weak, instable, characterless, undignified creatures described in the verse as '<text:span text:style-name="T2">propped-up planks of wood.'</text:span> God explicitly informs that they are <text:span text:style-name="T2">'the enemy'; </text:span>that is why hypocrites would watch for any opportunity they could show their hostility. <text:span text:style-name="T2">They are ready to perpetrate all sorts of enmity and evil against Muslims, </text:span>so they spare<text:span text:style-name="T2"> 'no abnormal behavior, deviance or perversion in doing this.' </text:span>For instance<text:span text:style-name="T2">, </text:span>they <text:span text:style-name="T2">'even see no harm in getting in contact with dangerous people.' </text:span>On the contrary, establishing intimate relationships with such perilous and dreadful individuals gives hypocrites <text:span text:style-name="T2">'an irreligious form of excitement'</text:span>. They take a devilish pleasure because of their treachery.</text:p>
      <text:p text:style-name="P22"><text:span text:style-name="T2">Muslims strongly avoid this evil world of abnormal, aberrant, and perverted people fallen into deviation. </text:span>While they avoid making contact with such depraved persons and even keep away from being in the same room and breathing the same air with them, hypocrites consider their intimacy to be a secret achievement when they do. This enhances their self-confidence in an evil way. As their treachery grows more in multitudes, so does their level of hypocrisy and this gives them great confidence.</text:p>
      <text:p text:style-name="P22">Muslims appraise every matter based on the teachings of the Qur'an. Therefore, arguments like <text:span text:style-name="T2">'what other people think', 'the requisites of the era', 'the facts of life', 'modernity', 'enlightenment', 'reform', </text:span>and <text:span text:style-name="T2">'keeping up with the times' </text:span>would be invalid. <text:span text:style-name="T2">If God is not pleased with an activity, deed, attitude, behavior, a person or persons, then so does a Muslim. Muslims approach matters with the perspective of God following His criterion.</text:span></text:p>
      <text:p text:style-name="P22">That being so, a believer knows that twisted logics like, "<text:span text:style-name="T2">one needs to be tolerant, understanding, and merciful towards a deviant behavior" </text:span>comes from satan's suggestions. Of course, <text:span text:style-name="T2">Muslims are the most compassionate and understanding people in the society. But their distinctions of what is right and wrong are always in compliance with the Qur'an. </text:span>Therefore, Muslims would <text:span text:style-name="T2">never approach the acts of people who engage in perverted behaviors, which God does not approve of and reveals as a deviance in the Qur'an, with respect and acceptance–in the name of being merciful.</text:span></text:p>
      <text:p text:style-name="P22"><text:span text:style-name="T2">Yet, this does not mean sanctioning any physical or spiritual persecution implemented towards such people. Muslims prescribe that every wrong action should be corrected through 'ideas'. </text:span>Making someone embrace an idea by means of coercion or force, or disabusing him or her of a deviant affair by using pressure or might is not right. <text:span text:style-name="T2">But this does not require supporting such deviancy in the name of showing mercy to people.</text:span></text:p>
      <text:p text:style-name="P22">Therefore, a Muslim asserts his point of view and attitude clearly under such circumstances and takes a solid stand in such a case. Even if a majority of people endorses a deviant act, believers behave according to God's commandments and boundaries and assess events in line with the teachings of the Qur'an. </text:p>
      <text:p text:style-name="P22"/>
      <text:h text:style-name="P35" text:outline-level="2"><text:soft-page-break/>Hypocrites support homosexuality in order to bring a deviant understanding to replace Islam and to win the favor of unbelievers</text:h>
      <text:p text:style-name="P22">It is clear that according to the Qur'an homosexuality is <text:span text:style-name="T2">'a perverted and deviant act.'</text:span> Throughout history, Muslims' attitude on this matter has been very straightforward. <text:span text:style-name="T2">All Muslims know that homosexuality is 'an unlawful act and at the same time an ugly foulness.' </text:span>However, hypocrites' attitude on this matter is not like Muslims'. <text:span text:style-name="T2">Hypocrites regard the morality God is pleased with as ugly and what God does not approve as beautiful. </text:span>They do not like the way Muslims live, but they adore the life style of unbelievers. <text:span text:style-name="T2">They strive to distort the good morality of Islam through deceitful or deviant ideas or attitudes. </text:span>They seek power and dignity not with what is right and just, but with whoever appears to be stronger at that moment.</text:p>
      <text:p text:style-name="P22"><text:span text:style-name="T2">Since hypocrites are people with no dignity or honor, they dive right into any abnormality, repulsiveness, fallacy, discord, mischief or deviation they can find. </text:span>Whatever God does not approve of or dislikes pulls hypocrites like a magnet. Any wrong, perverted and evil person or activity is an important part of hypocrite's life. Therefore, <text:span text:style-name="T2">they definitely come into contact with such perverse people or groups and try to be a part of their dark affairs. </text:span>In fact, <text:span text:style-name="T2">'homosexuality'</text:span> is one of these. Even though hypocrites are aware that it is <text:span text:style-name="T2">'a hideous deviation'</text:span>, they take a secret pleasure out of <text:span text:style-name="T2">'being friends with homosexuals, having sympathy for them or being one of their advocates.' This evil sympathy is sourced from their apprehension that it is an affair that God does not approve of and is against the Qur'an.</text:span></text:p>
      <text:p text:style-name="P22">Hypocrites follow all the misdeeds that satan shows them as admirable and in time they become <text:span text:style-name="T2">'the devil's toy'. One of the things that satan incites hypocrites is 'to have sympathy for' and 'to support homosexuals.'</text:span> While under normal circumstances they need to be revolted by the disgusting and immoral attitudes of the homosexuals, <text:span text:style-name="T2">hypocrites take an evil pleasure from establishing friendships and making contacts with them.</text:span></text:p>
      <text:p text:style-name="P22">Hypocrites are materialistic and shallow people, and they only look after their own immediate interests. They admire and want to be like unbelievers. They make too much of the foremost, famous, popular unbelievers of the community they live in. They have great admiration for <text:span text:style-name="T2">'deep state members who deal with dirty, evil and illegal affairs, members of secret organizations and people exploited by illegitimate intelligence agencies' </text:span>as this fits with their own insidious pursuit. <text:span text:style-name="T2">They do not believe in God's eternal power, but in the power of such people at the backstairs of this dark world. </text:span>Because of their weak reasoning, they believe that these people actually rule the world and this evil system will prevail in the end.</text:p>
      <text:p text:style-name="P22"><text:soft-page-break/>The people of this dirty world that they follow with envy and longing arouse profound excitement in hypocrites. With this wannabe spirit, they draw near these people with admiration and try to do whatever they can to sell themselves. <text:span text:style-name="T2">In order to be appreciated by these people whom they assume to be strong, they support all kinds of irreligious views and ideas without hesitation.</text:span></text:p>
      <text:p text:style-name="P22">Besides this, hypocrites think that being like unbelievers will <text:span text:style-name="T2">'give them a modern, foresighted or liberal identity.' </text:span>Today there is an <text:span text:style-name="T2">'impostor Muslim'</text:span> model that endorses deviant affairs, which have no place in Islam, '<text:span text:style-name="T2">in the name of</text:span> <text:span text:style-name="T2">so-called modernity',</text:span> and establishes deep friendships with unbelievers by introducing themselves as <text:span text:style-name="T2">'Muslims who do not attach any significance to religion.'</text:span></text:p>
      <text:p text:style-name="P22"><text:span text:style-name="T2">Through the endorsement of this deviant approach by these impostor Muslims who are in admiration of unbelievers, today homosexuality has come to be supported as a legitimate affair by large masses throughout the world. </text:span>This is exactly what hypocrites are looking for. <text:span text:style-name="T2">Hypocrites side with sexual perverts, homosexuals and all other deviant life styles trying to legitimize these perverse ideologies. </text:span>The reason that hypocrites condone such a loathsome affair is that <text:span text:style-name="T2">some hypocrites are also inclined to such perversion</text:span>, and<text:span text:style-name="T2"> some of them want to be known in society as 'modern', 'intellectual' or 'liberal' people. </text:span>And there are some that promote homosexuals to introduce themselves as <text:span text:style-name="T2">'irreligious Muslims who have sympathy for unbelievers.'</text:span></text:p>
      <text:p text:style-name="P22">The reason lying beneath this choice of hypocrites is <text:span text:style-name="T2">that they are pathetic losers and mixed-up wannabes with an inferiority complex who are very weak against unbelievers. </text:span>Since they do not trust in and submit to God's power, they seek that power in<text:span text:style-name="T2"> 'ideas, people and ideologies popular in society'</text:span> and '<text:span text:style-name="T2">subjects trending in that time'. </text:span>In order to win the favor of prominent, famous people in society whom they consider as high quality and intellectuals, they support the circles and subjects that these people champion.</text:p>
      <text:p text:style-name="P22">Because of this deviant and evil point of view, <text:span text:style-name="T2">for some people taking homosexuality as normal equals being an intellectual. </text:span>They defend that protecting homosexuality is <text:span text:style-name="T2">a problem of human rights that must be stood up for.</text:span> Actually this is a mere reflection of the hypocrite's loss of dignity and wretched state of mind. In order to be accepted by the prominent people among unbelievers and to attain financial opportunities through them, hypocrites '<text:span text:style-name="T2">try to be sycophants to homosexual perverts.' </text:span>These hypocrites who seek to distort religion from within and turn people away from the moral values of Islam, make use of such perversions and <text:span text:style-name="T2">aim at degenerating the religion of Islam. </text:span>Through diabolical lies, they try to give the image that <text:span text:style-name="T2">'even a Muslim can lean towards homosexuality and defend the rights of these people' </text:span>and attempt to <text:span text:style-name="T2">'bring a deviant interpretation and understanding into Islam'. </text:span>True religion and the evil, irreligious and selfish system in their minds do not match. Therefore, <text:span text:style-name="T2">hypocrites try to fit religion into their own mentality through deviant interpretations. To do this, they take advantage of the immorality of unbelievers and try to bring such deviation into religion.</text:span></text:p>
      <text:p text:style-name="P22"><text:soft-page-break/>Therefore, they subscribe to revolting, deviant and dangerous acts such as<text:span text:style-name="T2"> 'homosexual marriages' </text:span>or<text:span text:style-name="T2"> 'homosexual's adopting children with an aim to bring them up as homosexuals as well'</text:span>. It is very clear that under such abhorrent circumstances, these adopted children could be subject to serious sexual abuse and they would be put into real danger. As a result -as revealed by many studies- <text:span text:style-name="T2">these children adopted by homosexuals </text:span>would in the end be exposed to diseases like<text:span text:style-name="T2"> 'psychiatric disorders' </text:span>and<text:span text:style-name="T2"> 'substance abuse.' </text:span>They would grow up to become people <text:span text:style-name="T2">'inclined to sexual assault and suicide'</text:span> and <text:span text:style-name="T2">'face the risk of catching sexually transmitted diseases like AIDS.' </text:span>For example, today in the USA, <text:span text:style-name="T2">there are 94,627 households consisting of homosexual couples with children and the total number of children living with at least one homosexual parent is estimated to be ranging from 6 to 14 million. </text:span>This horrifying picture that children are exposed to is enough to understand the gravity of the situation. </text:p>
      <text:p text:style-name="P22"><text:span text:style-name="T2">Muslims who become cognizant of these insidious games supported by hypocrites in the Islamic world have a great responsibility. </text:span>Believers must tell these deviant people in a reasonable way that what they are doing is <text:span text:style-name="T2">'an immoral and perverted act'</text:span> and call them to the right path. <text:span text:style-name="T2">They must educate people by telling them about the ugliness of this loathsome act and must prevent this deviation from spreading within the society. </text:span>Once <text:span text:style-name="T2">this disgusting perversion is abased properly and people have a thorough understanding of this abnormality, this will prevent ignorant people from inclining to this deviancy to a great extent. </text:span></text:p>
      <text:p text:style-name="P22"><text:span text:style-name="T2">Therefore a serious intellectual struggle must be carried out against the legitimization and encouragement of homosexuality.</text:span> All Muslims have a responsibility to tell the people the truth in order to forestall such deviant affairs in society. <text:span text:style-name="T2">An act, which God does not approve of and reveals to be a deviancy, is not only something that Muslims must avoid but also have a responsibility to communicate the truths about. </text:span>However, of course it is definitely unacceptable and very wrong that some ignorant people persecute such deviant people or harm them physically.</text:p>
      <text:p text:style-name="P22"/>
      <text:p text:style-name="P22"/>
      <text:p text:style-name="P22"><text:span text:style-name="T3">ADNAN OKTAR: Whether a homosexual, a robber or a murderer, no one has the right to kill anyone. There is the law and a legal order. With the law and legal order, incidents are defined; killing, hanging, hacking, bombing, and firing a gun are all brutal, primitive methods. For example we are elucidating the fact that homosexually is wrong. How are we doing this? We are elucidating with the Qur'an. We are elucidating in a way that it appeals to intelligence, foresight, and discernment. On the other hand, firing a gun, bombing etc., are ferocity, we are strictly against these. We strictly condemn every kind of violence. A Muslim can't accept any kind of terror and brutality. Islam in the Qur'an is the religion of peace and love. There is no interference to any other one's belief or opinion. Punishments should be determined with the law and legal order.</text:span> <text:span text:style-name="T10">(A9 TV, June 12</text:span><text:span text:style-name="T7">th</text:span><text:span text:style-name="T10">, 2016) </text:span></text:p>
      <text:p text:style-name="P22"><text:soft-page-break/><text:span text:style-name="T3">ADNAN OKTAR: Do you not see those who have turned to people with whom God is angry?..." </text:span>(Surat al-Mujadala, 14) <text:span text:style-name="T3">Muslims are against homosexuality and Darwinism. But hypocrites consider these as friends and guardians. Wherever there is a member of the deep state, a treacherous plotter, a liar, a snob or evil people who want to do harm to Islam, hypocrites go and find those persons in a peculiar way. </text:span>If Muslims can detect what hypocrites have found, then they can intellectually make them ineffective. Otherwise, Muslims cannot designate them easily by themselves. Muslims cannot find such dirty people. They can only lay hold of those that hypocrites have found. Hypocrites are like <text:span text:style-name="T3">'hunting dogs' </text:span>because they will find the most devilish people amongst unbelievers. When Muslims ensnare the ones that hypocrites have found, then they make them ineffective through intellect and wisdom. Otherwise how could Muslims find them? But hypocrites sense the scent with an evil intuition. <text:span text:style-name="T10">(A9 TV, May 12</text:span><text:span text:style-name="T7">th</text:span><text:span text:style-name="T10">, 2016)</text:span></text:p>
      <text:p text:style-name="P22"/>
      <text:p text:style-name="P22"/>
      <text:h text:style-name="P35" text:outline-level="2">The peculiar interest of hypocrites and opponents of Islam towards Mawlana Jalaluddin Rumi</text:h>
      <text:p text:style-name="P22"><text:span text:style-name="T2">It is quite a striking fact that some people who have an overt hostility toward Islam show such an intense interest and apparent sympathy to some of the views of Mawlana Jalaluddin Rumi. </text:span>Even so, the cases of some people who take an aggressive stance against God, our beloved Prophet (pbuh) and all the sacred values of our religion and<text:span text:style-name="T2"> who openly admit that they are against every kind of religious thought, yet adopt a total opposite position when it comes to Rumi's views and works, </text:span>should be closely examined. </text:p>
      <text:p text:style-name="P22">Other than those people who are against Islam, it is attention-grabbing that <text:span text:style-name="T2">'some people with hypocritical character, who present themselves as Muslims but attract attention with their apathy to Islam, are also approaching Rumi's views genially in the same way'</text:span>.</text:p>
      <text:p text:style-name="P22">To understand the reasons for this, Rumi's works and opinions should first be closely examined.</text:p>
      <text:p text:style-name="P22">As it is known, <text:span text:style-name="T2">Mawlana Jalaluddin Rumi </text:span>lived during the 13th century. One of his most important works is <text:span text:style-name="T2">Masnawi</text:span>. <text:span text:style-name="T2">How many of the views in this book, which was written and compiled after his death, actually belonged to Mawlana Rumi and how many belonged to other people is questionable. While some historians assert that 'Rumi's son wrote Masnawi and ascribed it to his father', others propound that 'Masnawi was written by three different people'.</text:span></text:p>
      <text:p text:style-name="P22"><text:soft-page-break/>Whoever really wrote Masnawi, there are lots of expressions in this work that are incompatible with the Qur'an. Some acts, which are clearly stated to be <text:span text:style-name="T2">'unlawful'</text:span> in the Qur'an, are <text:span text:style-name="T2">falsely asserted to</text:span> <text:span text:style-name="T2">'be lawful in Islam'</text:span>. In an obscene and improper manner, the book consists of anecdotes that comprise <text:span text:style-name="T2">'homosexuality and child molestation' </text:span>and <text:span text:style-name="T2">'sexual apartheid along with humiliation of women'</text:span>, while <text:span text:style-name="T2">'defending wine as lawful', 'asserting Masnawi as a holy book', 'declaring life to have come into being through evolution' </text:span>and<text:span text:style-name="T2"> 'implying that Rumi is a prophet'</text:span>. However, these are all repugnant to the commands of Islam and the Qur'an. </text:p>
      <text:p text:style-name="P22">Indeed, the reason for the deep interest of Islam's opponents and those who target Islam while appearing to be Muslims toward Rumi should be looked for at this very point.</text:p>
      <text:p text:style-name="P22"><text:span text:style-name="T2">Views in Masnawi that are contrary to Islam may not belong to Rumi per se. The people who added these parts may have done it because of their own ignorance or nescience. </text:span>However, in any case, <text:span text:style-name="T2">the dissemination of these statements that are ascribed to Mawlana Rumi and that are incompatible with the Qur'an</text:span> and Turkish-Islamic moral values and presented <text:span text:style-name="T2">falsely 'under the name of Islam'</text:span> <text:span text:style-name="T2">is a grave danger</text:span> both in terms of religion and society. Some Muslims who don't have sufficient information on Islam might become 'confused' due to the situation they face and they might unconsciously wander away from Qur'anic principles and beliefs. </text:p>
      <text:p text:style-name="P22">Moreover, this situation has created a very favorable ground for hypocrites who want to distort Islam in accordance with their polytheistic beliefs. <text:span text:style-name="T2">These narrations -that were probably added later to Mawlana Jalaluddin Rumi's works - provide important 'elbowroom and camouflage' for hypocrites wanting to damage Islam</text:span> by masquerading as Muslims. There have always been some people with hypocritical character, who tried to degenerate Islam by defending ideologies that attribute equals to God in every period of history.<text:span text:style-name="T2"> </text:span>In our century such people<text:span text:style-name="T2"> use the explanations in Masnawi that are contradictory to the Qur'an </text:span>for this purpose. </text:p>
      <text:p text:style-name="P28">These people who 'bear the name Muslim' but 'do not consider themselves as Muslims' defend these views and beliefs that are incompatible with the moral values of Islam 'supposedly in the name of religion', by giving reference to Rumi's works and thoughts.</text:p>
      <text:p text:style-name="P22">It is a very serious <text:span text:style-name="T2">'danger'</text:span> that people are trying to ascribe certain notions and attitudes not in line with the moral values of the Qur'an to Muslim beliefs. For this reason, it is extremely important to <text:span text:style-name="T2">'divulge the falsity of any philosophy that is totally incompatible with Islam'</text:span>.</text:p>
      <text:p text:style-name="P22"/>
      <text:p text:style-name="P22"/>
      <text:p text:style-name="P22"><text:span text:style-name="T3">ADNAN OKTAR: And when hypocrites and those with sickness in their hearts said, 'These people have been deluded by their religion,'</text:span> meaning, <text:span text:style-name="T3">'religion has swayed them to the wrong path.' </text:span>They believe that their own snobbish mentality is right. Therefore when we look at hypocrites, we see <text:span text:style-name="T3">they are trying to make Muslims follow 'Darwinist' ideology and become 'homosexuals.' They try to make them adherents of 'Rumi. 'My </text:span><text:soft-page-break/><text:span text:style-name="T3">brother, the Qur'an is sufficient for us. Homosexuality is a terribly indecent act. As revealed by Almighty God, it is a 'a loathsome thing.' Muslims would never approve of such an evil path. These are the statements in the Qur'an. </text:span><text:span text:style-name="T10">(A9 TV, May 25</text:span><text:span text:style-name="T7">th</text:span><text:span text:style-name="T10">, 2016)</text:span></text:p>
      <text:p text:style-name="P3"/>
      <text:p text:style-name="P22"><text:span text:style-name="T3">ADNAN OKTAR:</text:span> Bediuzzaman says; <text:span text:style-name="T3">"Under the veil of duplicity, a fearsome individual named the Sufyan will deny the messengership of Muhammad (pbuh), </text:span>-may God forbid- <text:span text:style-name="T3">"and coming to lead the dissemblers.'' </text:span>In other words, he will take the helm of irreligiousness. <text:span text:style-name="T3">What is the dissembler? That is 'the hypocrite'.</text:span> He will take the lead of hypocrites. He organizes them. Think of him as the head of the world deep state, as their spy in the Islamic world, who <text:span text:style-name="T3">"will try to destroy the Islamic Shari'a.''</text:span> How will he do this? He will <text:span text:style-name="T3">'teach homosexuality'</text:span> to Muslims, try to generate a perverted conception of religion in the name of <text:span text:style-name="T3">'philosophy of Rumi'</text:span>. He will instruct <text:span text:style-name="T3">'Darwinism'</text:span>, and make friends with impious, Godless ones that have no faith in the Book of God. He will propagandize Godlessness and this way he <text:span text:style-name="T3">"will try to destroy the Islamic Shari'a.'' "To oppose him a luminous individual called Muhammad Mahdi of the Family of the Prophet, will come to lead the people of sainthood and perfection, who are bound to the luminous chain of the Family of the Prophet," </text:span>This means Hazrat Mahdi's (pbuh) lineage will be known. See that here it says, <text:span text:style-name="T3">"bound to the luminous chain"</text:span>, and mentions of being bound to this <text:span text:style-name="T3">"chain."</text:span> This is not a claim to be made with words only as that chain is established by means of ancestry. He <text:span text:style-name="T3">"will come to lead the people of sainthood", </text:span>who are saints as well as the people of <text:span text:style-name="T3">"perfection". </text:span>It means Hazrat Mahdi (pbuh) will be at the head of saintly people, religious scholars and people of perfection. "People of perfection" has a different meaning. The word perfection is "<text:span text:style-name="T10">kamalat</text:span>" here. See that Bediuzzaman says "<text:span text:style-name="T3">the people of sainthood and perfection." </text:span>He separates<text:span text:style-name="T3"> "the people of sainthood" </text:span>and propounds that Hazrat Mahdi (pbuh) will also come to lead the people of <text:span text:style-name="T3">"perfection."</text:span> And Hazrat Mahdi (pbuh) will be from the ancestry of our Prophet (pbuh), from the <text:span text:style-name="T3">"Ahl al-Bayt."</text:span> Bediuzzaman also gives the name of this individual saying he will be called <text:span text:style-name="T3">"Muhammad Mahdi." </text:span>This individual is not a collective personality as he mentions how this <text:span text:style-name="T3">'individual is called.' </text:span>And he mentions of him as a person, a human being, who is <text:span text:style-name="T3">"a luminous individual called Muhammad Mahdi.''</text:span> Bediuzzaman is not speaking of a collective personality here. This "<text:span text:style-name="T3">luminous individual" </text:span>will be making <text:span text:style-name="T3">"the collective personality of the Sufyan" </text:span>ineffective, see that he acknowledges a collective personality here, that of Sufyan, saying this one will possess a collective personality. But he makes it clear that <text:span text:style-name="T3">'Mahdi will come as an individual.' </text:span>Then Bediuzzaman says, <text:span text:style-name="T3">"and he will do away with the current of dissemblers," </text:span>meaning the current of hypocrites,<text:span text:style-name="T3"> "which will be the collective personality of the Sufyan, and scatter it" </text:span>in <text:span text:style-name="T10">Sixth Sign, Letters</text:span>, p. 56-57<text:span text:style-name="T10">. </text:span>This is being done right now. Hypocrites are cornered everywhere. <text:span text:style-name="T10">(A9 TV, June 1</text:span><text:span text:style-name="T7">st</text:span><text:span text:style-name="T10">, 2016)</text:span></text:p>
      <text:p text:style-name="P22"/>
      <text:p text:style-name="P22"/>
      <text:h text:style-name="P35" text:outline-level="2"><text:soft-page-break/>Hypocrites among the People of Lot (pbuh) were endorsing homosexuality</text:h>
      <text:p text:style-name="P22">The lifestyles of hypocrites in the past, their interests, characters and attitudes are very much parallel to those of today's hypocrites. Therefore, <text:span text:style-name="T2">in order to thoroughly analyze and identify today's hypocrites, we need to call attention to hypocrites that have passed by and look into their state of affairs. </text:span>The Qur'an informs of the stories of past communities where <text:span text:style-name="T2">'hypocrites had a big role to play in legitimizing, spreading and normalizing homosexuality',</text:span> an indecent abomination which led to God's wrath upon them.<text:span text:style-name="T2"> </text:span></text:p>
      <text:p text:style-name="P22">In history when <text:span text:style-name="T2">'homosexuality'</text:span> is mentioned, the first thing that comes to mind is of course <text:span text:style-name="T2">'the People of Lot.' </text:span>God reveals this truth in the Qur'an as follows: <text:span text:style-name="T2">"And Lot, when he said to his people, 'Do you commit an obscenity not perpetrated before you by anyone in all the worlds?" </text:span>(Surat al-Araf, 80) As it can be understood from the verse, <text:span text:style-name="T2">before the People of Lot, homosexuality was not practiced in any other community. This is an obscenity, and an evil form of deviance that God does not approve.</text:span> Among the People of Lot, homosexuality was widespread and they were ultimately destroyed because this community did not correct their deviant attitude and continued with their wrong-doing, in spite of the warnings of the Prophet Lot (pbuh). The Qur'an informs how the Prophet Lot (pbuh) warned the homosexually perverted people and called them to the true path of God as follows:</text:p>
      <text:p text:style-name="P30">"Of all beings, do you lie with males, leaving the wives God has created for you? You are a people who have overstepped the limits." (Surat ash-Shu'ara, 165-166)</text:p>
      <text:p text:style-name="P30">"You come with lust to men instead of women. You are indeed a depraved people." (Surat al-A'raf, 81)</text:p>
      <text:p text:style-name="P22"><text:span text:style-name="T2">Those who consider homosexuality as legitimate and go down this road are openly breaking God's laws. </text:span>God reveals that this deviant affair is made <text:span text:style-name="T2">'unlawful (haram)'</text:span> in the Qur'an. However the People of Lot is <text:span text:style-name="T2">'a very unruly community.' </text:span>They did not turn away from this abomination; on the contrary, they threatened their Prophet (pbuh) who called them to the right path and informed them of their wrong actions with exile:</text:p>
      <text:p text:style-name="P30">"They said, 'Lot, if you do not desist you will be expelled." (Surat ash-Shu'ara, 167)</text:p>
      <text:p text:style-name="P22">Despite their transgression and threats, the Prophet Lot (pbuh) did not make concessions from his determination and continued to warn his people in the same way:</text:p>
      <text:p text:style-name="P30">He said, "I am someone who detests the deed you perpetrate. My Lord, rescue me and my family from what they are doing." (Surat ash-Shu'ara, 168-169)</text:p>
      <text:p text:style-name="P22"><text:soft-page-break/><text:span text:style-name="T2">This reaction of the Prophet Lot (pbuh) is because homosexuality is an obscenity and unlawful indecency that could never be approved of. </text:span>Of course, it is necessary to note that being against homosexuality certainly does not indicate permitting any physical harm to be inflicted on these people. What needs to be done is to warn people against this deviation, explain them the straight path and prevent this abomination from spreading in society.</text:p>
      <text:p text:style-name="P22">Homosexuality, as revealed explicitly in the Qur'an, is <text:span text:style-name="T2">'an indecent act.' Preventing such a deviance from spreading in society is the responsibility of all Muslims. </text:span>Believers should not just sit and watch this situation. <text:span text:style-name="T2">They should not consent to any propaganda about this obscenity, not allow for its promotion and prevent people from promoting this indecency. To ensure that they do not support this deviant act unconsciously and do not show tendency to such immorality, ignorant and uninformed people should be educated with the Qur'an.</text:span></text:p>
      <text:p text:style-name="P22">In fact, the Prophet Lot (pbuh) warned his community with a very open, sincere and comprehensible way and explained to them the obscenity, repulsiveness and evil of what they were doing. He clearly stated that they were an unruly community overstepping the limits because of their actions. Even then his people responded to him in a furious and threatening manner and decided that the Prophet Lot (pbuh) and the faithful believers with him should be exiled from their land. The Prophet Lot (pbuh) turned to God and prayed to Him to save his family and himself from this perverted, homosexual and evil community. God accepted his prayers and saved his whole family, <text:span text:style-name="T2">'except for his wife'</text:span> and destroyed the rest of his community. As God reveals in the Qur'an:</text:p>
      <text:p text:style-name="P30">Therefore We rescued him and all his family – except for an old woman who remained behind. Then We utterly destroyed the rest. (Surat ash-Shu'ara, 170-172)</text:p>
      <text:p text:style-name="P22">Almost all people know about the homosexual deviance of the People of Lot and their destruction as a result of this. However, '<text:span text:style-name="T2">the role of hypocrites of the time' in the popularization of this perverted indecency escapes from people's attention. It is very important that Muslims know about this perilous nature of hypocrites very well. </text:span>Whatever ploys or insidious methods they have put to use in history, they will continue implementing the same system of satan today. Therefore, every detail as to the hypocrite character revealed in the Qur'an is very crucial and instructive for all Muslims.</text:p>
      <text:p text:style-name="P22">In a hadith our Prophet (pbuh) pointed out this danger with his following words, <text:span text:style-name="T2">"There is nothing I fear for my ummah [Islamic community] more than the deed of the people of Lot." </text:span><text:span text:style-name="T9">(At-Tirmidhi, 1457)</text:span>. In another hadith he warned his community that <text:span text:style-name="T2">'the People of Lot had committed the most indecent and loathsome abomination' </text:span>and said:</text:p>
      <text:p text:style-name="P20"><text:span text:style-name="T2">"Cursed is the one who does the action of the people of Lot." </text:span><text:span text:style-name="T9">(Narrated by Ahmad, 1878: Classed as saheeh by Shaykh al-Albaani in Saheeh al-Jaami', no. 5891)</text:span></text:p>
      <text:p text:style-name="P22">Saying, "<text:span text:style-name="T2">God would not look at the face of those who come with lust to men (expels them from His Mercy)."</text:span> <text:span text:style-name="T9">[Kutub al-Sittah, Hadith no:1607, </text:span><text:soft-page-break/><text:span text:style-name="T9">Narrator: Ibh-Abbas, Source: At-Tirmidhi, Rada 12, (1165)]</text:span> our Prophet (pbuh) pointed out that '<text:span text:style-name="T2">homosexuality is a deviant act that God made forbidden.' </text:span>In addition to this, the <text:span text:style-name="T2">religious scholars in the Islamic world have always been in consensus that homosexuality is an abomination and unlawful, and they have never fallen into dispute on this matter. </text:span>That being so, both from the verses of the Qur'an and the hadiths of our Prophet (pbuh) it is clearly comprehensible that homosexuality is a deviant, loathsome, evil, abnormal and disgusting obscenity.</text:p>
      <text:p text:style-name="P22">In one verse of the Qur'an,<text:span text:style-name="T2"> "Do you not see those who have turned to people with whom God is angry?..." </text:span>(Surat al-Mujadala, 14) it is pointed out that hypocrites <text:span text:style-name="T2">'befriend people who carry out actions that God dislikes or reveals as unlawful.' </text:span>Also at the time of the Prophet Lot (pbuh) this verse was manifested and <text:span text:style-name="T2">hypocrites who were in the community of Lot (pbuh) secretly supported the homosexuals among his people. In order for these deviant people to go on with their repulsive affairs, they 'provided them with intelligence' and did everything in their power to make them stronger.</text:span></text:p>
      <text:p text:style-name="P28">Hypocrites have made this deviant and perfidious alliance at every period of history; they have always advocated on behalf of homosexuals and the abominating perverts as well as the deviant ideas of their own time. They have endeavored to spread these deviances, backed the ones who have carried out these repulsive ugly actions and encouraged that these perverted people are seen as legitimate.</text:p>
      <text:p text:style-name="P22"><text:span text:style-name="T2">However the consequence has been to the detriment of hypocrites; those within the People of Lot, who thought they were very cunny and smart, were destroyed in the end by God's wrath. </text:span>And so God has made an example of them to all hypocrites who presume they can shiftily deceive Muslims.</text:p>
      <text:p text:style-name="P22"/>
      <text:p text:style-name="P22"/>
      <text:p text:style-name="P22"><text:span text:style-name="T3">ADNAN OKTAR: He generally has a schizophrenic soul; meaning satan has a homosexual and schizophrenic character.</text:span> We can see these characteristics from his attitude as revealed in the Qur'an. For example, <text:span text:style-name="T3">the one who came to the People of Lot was satan. He came as a homosexual and disrupted the people there. He infected them with homosexuality. </text:span>Until that period, no community in history ever knew of such a deviance. The People of Lot did not know about homosexuality. <text:span text:style-name="T3">'Satan' is the one who taught them for the first time, he came to them in human form. He guided them as such. </text:span>When the angels came; you know that they were taking an aim at the angels there. Satan provoked them to come onto the angels. <text:span text:style-name="T3">And, you know that Almighty God perished the whole community by leaving no stone unturned. The crime there was homosexuality. This is the reason for the destruction of the People of Lot; that is homosexual perversion. </text:span>God reveals, <text:span text:style-name="T3">'You come with lust to men instead of women…' </text:span>(Surat al-Araf, 81) and now there is hostility against women in many places. They have then let go of women and come towards men. <text:span text:style-name="T10">(A9 TV, June 3</text:span><text:span text:style-name="T7">rd</text:span><text:span text:style-name="T10">, 2016) </text:span></text:p>
      <text:p text:style-name="P22"><text:soft-page-break/></text:p>
      <text:p text:style-name="P22"/>
      <text:h text:style-name="P35" text:outline-level="2">The hypocrite wife of the Prophet Lot (pbuh) provided intelligence to unbelievers and backed homosexuals of the time</text:h>
      <text:p text:style-name="P22">With the stories revealed in the Qur'an, God shows us the way about how to react and how to behave when faced with similar examples today.<text:span text:style-name="T2"> One of the examples given in the Qur'an in order to unravel the connections of hypocrites with homosexuals and how they support them is the wife of the Prophet Lot (pbuh). </text:span>This woman was from the family of the Prophet Lot (pbuh); she was his wife, but<text:span text:style-name="T2"> because she had a hypocritical character, she was in contact with this deviant and homosexual community, which the prophet struggled against with great determination. She befriended them and became their confidante and she sided with them against the Prophet (pbuh).</text:span></text:p>
      <text:p text:style-name="P22"><text:span text:style-name="T2">She believed that strength and honor was not with the Prophet <text:s/>Lot (pbuh) and believers, but with this homosexual community. </text:span>She thought that homosexuals were a group accepted and advocated by a majority of the popular, wealthy and influential segment of the society and decided that it would be more rational to side with them.</text:p>
      <text:p text:style-name="P22"><text:span text:style-name="T2">This wannabe, debased, self-seeking and sycophant approach is the general attitude of hypocrites who are subservient to unbelievers. They think that they are 'very smart and shrewd'</text:span> and Muslims are people who do not know how to protect their own worldly interests and who are <text:span text:style-name="T2">'fools' </text:span>(Surat al-Baqara, 13) as revealed in the verse. They believe that they are protecting their worldly interests by siding with people whom they think are strong and that Muslims are in vain siding with the weak. <text:span text:style-name="T2">They are not aware how humiliating and insulting it is to befriend people who embrace this loathsome abomination only for personal gain.</text:span></text:p>
      <text:p text:style-name="P22">Just like every other hypocrite, the hypocrite wife of the Prophet Lot (pbuh) was acting in line with such irreligious stance. <text:span text:style-name="T2">While the Prophet Lot (pbuh) was striving against this deviant group inside his community, his hypocrite wife was secretly confiding with homosexuals intending to carry out factious deeds against the Prophet (pbuh). She did not approve of the Prophet Lot's (pbuh) attitude </text:span>–surely the Prophet Lot (pbuh) is beyond this-<text:span text:style-name="T2"> and sided with the homosexuals at the risk of going against him as a result. Since she thought that homosexuals were a majority and stronger, she hoped to reap some personal benefits. </text:span>She was making worldly plans like, <text:span text:style-name="T2">"Maybe I can gain money and power, and reputation, or I can get people's respect and protection by leaning my </text:span><text:soft-page-break/><text:span text:style-name="T2">back on powerful people and be comfortable all through my life and turn out to be a prominent figure." </text:span>Otherwise, of course she knew that this deviant community was made up of insidious and abhorrent people with debased characters. But since she <text:span text:style-name="T2">did not have high moral virtues, she did not care about their perverted actions.</text:span></text:p>
      <text:p text:style-name="P22">The hypocrite wife of Lot (pbuh) could have left him and other believers to lead a life among these deviant people whom she admired. However, it became appealing to her to stay among the believers in order to stealthily support this deviance and play unruly tricks against the believers. <text:span text:style-name="T2">She preferred to stay with the Prophet to pursue her plots there, thinking that she would become a very significant personality among unbelievers and homosexuals depending on her level of treachery against Muslims.</text:span></text:p>
      <text:p text:style-name="P22"><text:span text:style-name="T2">The wife of Lot (pbuh) </text:span>who followed this point of view <text:span text:style-name="T2">gathered intelligence about the Prophet and the believers, and then communicated this information to homosexuals of her community as a crucial duty. </text:span>In those days when there was an intense struggle between believers and the irreligious community composed of homosexual perverts, this hypocrite woman posed as a believer and <text:span text:style-name="T2">'communicated all the intelligence she gathered to the homosexuals in her community.' </text:span>She was<text:span text:style-name="T2"> 'spying' </text:span>against the believers insidiously. She '<text:span text:style-name="T2">transferred information' </text:span>to the opposite side in treachery and betrayal. She aided the homosexuals by providing intelligence day and night through reports such as <text:span text:style-name="T2">"The prophet and his companions told such and such about you," </text:span>and<text:span text:style-name="T2"> "They will be meeting at this venue and will be doing this."</text:span></text:p>
      <text:p text:style-name="P22"><text:span text:style-name="T2">In our day, </text:span>as revealed with the verse of the Qur'an, <text:span text:style-name="T2">"... and some among you would have listened for them (and spied for them)..."</text:span> (Surat at-Tawba, 47), <text:span text:style-name="T2">hypocrites support the homosexual community by providing intelligence against Muslims. </text:span>In addition, they resort to insidious statements like, <text:span text:style-name="T2">"Why do you not allow homosexuals?" "Why do you not give them freedom?" </text:span>or<text:span text:style-name="T2"> "Why do you not let them live their lifestyle freely?" </text:span>with an attempt to legitimize this deviance that has no place in Islam.<text:span text:style-name="T2"> It is of no concern to hypocrites that homosexuals are in deviance;</text:span> they know this for sure but do not care. <text:span text:style-name="T2">Hypocrites only look out for their own interests, because they have no dignity. They do not have any fear of God, they do not abide by the moral values of the Qur'an, and they have no concerns for being ethical or avoiding shameful acts as they don't have any respect for themselves.</text:span></text:p>
      <text:p text:style-name="P22">This hypocrite woman who supported homosexuals day and night, despite the fact that she was from the Prophet's household, is a point to notice for all believers. <text:span text:style-name="T2">This woman had turned out to be the head supporter of the homosexuals who were in utter deviance at that time and she made history like this. In the interpretation of al-Tabari, </text:span>she is described as follows:</text:p>
      <text:p text:style-name="P22"><text:span text:style-name="T2">"As for the wife of the Prophet Lot, she used to inform the people of the city (Sodom), who committed the awful sexual act (sodomy), whenever a guest was entertained by her husband." </text:span><text:span text:style-name="T9">(Al-Tabari, Tafsir Ibn Kathir, v.10)</text:span></text:p>
      <text:p text:style-name="P22"><text:soft-page-break/>The hypocrite wife of Lot (pbuh) sided with the homosexual community hoping to derive personal benefits but in the end she could not reach her goals. <text:span text:style-name="T2">God perished her together with the deviant people. </text:span>She faced God's wrath together with the people whom she became accomplices with in horrible obscenity and indecent acts. Being the wife of a prophet did not help her at all. </text:p>
      <text:p text:style-name="P30">So We rescued him and his family – except for his wife. We ordained her to be one of those who stayed behind. We rained down a rain upon them. How evil is the rain of those who are warned! (Surat an-Naml, 57-58)</text:p>
      <text:p text:style-name="P30">They said, "Lot, we are messengers from your Lord. They will not be able to get at you. Set out with your family – except for your wife – in the middle of the night and none of you should look back. What strikes them will strike her as well. Their promised appointment is the morning. Is the morning not close at hand?" (Surah Hud, 81)</text:p>
      <text:p text:style-name="P22"/>
      <text:p text:style-name="P22"/>
      <text:h text:style-name="P36" text:outline-level="3">It is stated in the Torah that the Prophet Lot's (pbuh) wife turned into a "pillar of salt"</text:h>
      <text:p text:style-name="P22"><text:span text:style-name="T2">Then the Lord rained down burning sulfur on Sodom and Gomorrah—from the Lord out of the heavens.</text:span> Thus He overthrew those cities and the entire plain, destroying all those living in the cities—and also the vegetation in the land.  But Lot's wife looked back, and she became a pillar of salt. Early the next morning Abraham got up and returned to the place where he had stood before the Lord.  He looked down toward Sodom and Gomorrah, toward all the land of the plain, and he saw dense smoke rising from the land, like smoke from a furnace. (Genesis 19:24-28)</text:p>
      <text:p text:style-name="P22">… if <text:span text:style-name="T2">He condemned the cities of Sodom and Gomorrah by burning them to ashes</text:span>, and made them an example of what is going to happen to the ungodly; and if He rescued Lot, a righteous man, who was distressed by <text:span text:style-name="T2">the depraved conduct of the lawless</text:span> (for that righteous man, living among them day after day, <text:span text:style-name="T2">was tormented in his righteous soul by the lawless deeds he saw and heard</text:span>)— if this is so, then the Lord knows how to rescue the godly from trials and <text:span text:style-name="T2">to hold the unrighteous for punishment on the day of judgment. This is especially true of those who follow the corrupt desire of the flesh and despise authority. </text:span>… (2 Peter 2:6-10)</text:p>
      <text:p text:style-name="P22"/>
      <text:p text:style-name="P22"/>
      <text:h text:style-name="P35" text:outline-level="2"><text:soft-page-break/>The wife of the Prophet Noah (pbuh) supported the deviants of her community and provided intelligence to unbelievers against the Prophet</text:h>
      <text:p text:style-name="P22">Even though the Prophet Noah (pbuh) invited his community countless times for them to follow God's religion and give up on their deviant affairs, they denied the Prophet (pbuh) and continued to live as idolaters. Following this, the leaders of his community <text:span text:style-name="T2">attempted to defame the Prophet Noah (pbuh) </text:span>–in their own twisted minds- <text:span text:style-name="T2">by accusing him with slanders like 'trying to get precedence over them' </text:span>and of<text:span text:style-name="T2"> 'madness'; </text:span>they decided to spy on him and keep him under pressure. Following this, God instructed the Prophet Noah (pbuh) to build an ark and revealed to him that unbelievers would be punished through getting drowned, and only the believers would be saved.</text:p>
      <text:p text:style-name="P22">With the verse of the Qur'an, <text:span text:style-name="T2">"God has made an example for those who are unbelievers: the wife of Noah and the wife of Lot. They were married to two of Our servants who were righteous but they betrayed them and were not helped at all against God. They were told, 'Enter the fire along with all who enter it.'" </text:span>(Surat at-Tahrim, 10), God reveals that the wife of Noah (pbuh) was perished with the rest of unbelievers, just like the wife of Lot (pbuh).</text:p>
      <text:p text:style-name="P22">This is because the wife of Noah (pbuh) was a hypocrite just like the wife of Lot (pbuh) and '<text:span text:style-name="T2">betrayed the Prophet and cooperated with unbelievers of that time.' She carried intelligence to them against the prophet and other Muslims and reported the believers to the tyrants of their community.</text:span> <text:span text:style-name="T9">((Ibn Jarir) Mawdudi, Tafhimu'l-Qur'an, Insan Publications: 6/369)</text:span> She supported an irreligious community who showed unruly behavior against the Prophet. In addition to this, <text:span text:style-name="T2">'she made the same flagrant claims as unbelievers and tried to accuse the Prophet of 'madness' –surely the Prophet is beyond this- and caused mischief', </text:span>and<text:span text:style-name="T2"> 'she conspired with the enemies of the Prophet Noah (pbuh) and disclosed his domestic secrets about revelation unto pagans and hypocrites'. </text:span><text:span text:style-name="T9">(Ragib al-Isfahani, Curriculum: 163)</text:span> She befriended the community of unbelievers forming evil alliances, to give support to their deviance.</text:p>
      <text:p text:style-name="P22">The fact that the Prophet Noah's (pbuh) wife was a hypocrite just like the wife of Lot (pbuh) is told in the <text:span text:style-name="T11">Tafsir Ibn Abbas</text:span><text:span text:style-name="T2"> </text:span>in the following words: </text:p>
      <text:p text:style-name="P20"><text:span text:style-name="T2">The wives of Noah (pbuh) and Lot (pbuh): who were under two of our righteous slaves (yet betrayed them) yet opposed them in religion, displaying belief outwardly while hiding their disbelief inwardly, such that they kept their hypocrisy in their hearts.</text:span> <text:span text:style-name="T9">(Tanwīr al-Miqbās min Tafsīr Ibn 'Abbās, 66:10, p. 677; Tafsir Al-Qurtubi, Baydawi)</text:span></text:p>
      <text:p text:style-name="P22"><text:soft-page-break/>Even though she was married to a holy Prophet whom God is pleased with and has love for, and gives the glad tidings of His heaven, this closeness did not avail the Prophet Noah's (pbuh) wife. On the contrary, she was inflicted with God's torment upon her because of the hypocritical character she displayed when she was together with the prophet.</text:p>
      <text:p text:style-name="P22"/>
      <text:p text:style-name="P22"/>
      <text:p text:style-name="P22"><text:span text:style-name="T2">Sayyidina Abdullah Ibn Abbas (ra) narrated: "The wife of Noah was used to tell the people that he was insane. She did betray him in religion. Not only did she refuse to believe but she also incited others to reject and not to listen to him."</text:span><text:span text:style-name="T9">(Tanwīr al-Miqbās min Tafsīr Ibn 'Abbās, 66:10, p. 677; also in Al-Tabari, Al-Zamakhshari, Razi, Ibn Kathir, Qurtubi, interpretation of the related verse). </text:span><text:span text:style-name="T2">According to another narrative, the wife of the Prophet Noah used to expose his secrets, informing his oppressive people whenever any person embraced the faith with him.</text:span> <text:span text:style-name="T9">(Al-Tabari, Qur'an Tafsir Ibn Kathir, 66:10)</text:span></text:p>
      <text:p text:style-name="P22"/>
      <text:p text:style-name="P22"/>
      <text:p text:style-name="P14"/>
      <text:h text:style-name="P33" text:outline-level="1">THE HYPOCRITE'S IMMORALITY AND RUSES</text:h>
      <text:p text:style-name="P22"/>
      <text:p text:style-name="P22"/>
      <text:h text:style-name="P35" text:outline-level="2">Muslims act in accordance with their 'conscience' while hypocrites act with their 'logic'</text:h>
      <text:p text:style-name="P22">The lives of believers and the lives of people who don't have Muslim morals are completely different. One of its most significant indications is that believers act with their <text:span text:style-name="T2">'conscience'</text:span> whereas unbelievers act with their <text:span text:style-name="T2">'logic'</text:span>. In every incident they face, every step they take, every word they say, in all their thoughts and all their choices Muslims listen to the voice of their conscience. On the other hand, unbelievers act with <text:span text:style-name="T24">'logic'</text:span> in every decision <text:s/>they make. Thereby, a person who decides to live in accordance with Muslim morality should definitely query himself about it and check whether he is acting with his <text:span text:style-name="T2">'conscience' </text:span>or <text:span text:style-name="T2">'logic'</text:span>. </text:p>
      <text:p text:style-name="P22">In fact, someone who is saying that he has faith in God but hasn't queried himself may answer questions like "<text:span text:style-name="T2">What has changed in your life after being a Muslim?"</text:span> as "<text:span text:style-name="T2">I have been performing prayer and heeding what is unlawful</text:span>." Of course these are requirements to live by the tenets of Islam and starting to pay attention to them is profoundly important. But a Muslim should also be different from other people by this means: <text:span text:style-name="T2">"You used to act with your logic, but from now on you will act with your conscience. God will inspire it to your conscience all the time and you will listen to the voice of your conscience. Your habit of acting with logic without heeding your conscience has come to an end.''</text:span></text:p>
      <text:p text:style-name="P22">Despite believing in God, thinking with logic and steering his life in its direction instead of morals of the Qur'an and his conscience will leave a person in a double-dealing character and prevent him from having a sincere faith. </text:p>
      <text:p text:style-name="P22">This is exactly how hypocrites spend their lives: with constant<text:span text:style-name="T2"> 'logical calculations'</text:span>. In the Qur'an, God draws attention to this immorality of hypocrites:</text:p>
      <text:p text:style-name="P30">If it had been a case of easy gains and a short journey, they would have followed you, but the distance was too great for them. They will swear by God: "Had we been able to, we would have gone out with you." They are destroying their own selves. God knows that they are lying. (Surat at-Tawba, 42)</text:p>
      <text:p text:style-name="P22">In this verse it is told that in order to be with Muslims, hypocrites look for <text:span text:style-name="T2">'easy gains'</text:span>, namely they <text:span text:style-name="T2">look for benefits, which can be gained anytime soon</text:span>. Acting with logic, hypocrites keep their <text:span text:style-name="T2">'personal benefits'</text:span> above <text:soft-page-break/>anything else in the world. Therefore, while making a choice they assess from whom they can get more benefit with less effort and then choose their side accordingly. Furthermore, it is important for them to get benefits that are tactile, namely tangible. The verse reveals hypocrites' mentality explicitly. If there are <text:span text:style-name="T2">'easy gains' </text:span>which <text:span text:style-name="T2">'can be obtained anytime soon' </text:span>and <text:span text:style-name="T2">'can be gained without effort' </text:span>then hypocrites may be on Muslims' side. But when these conditions don't exist they start looking for other places to rip advantage.</text:p>
      <text:p text:style-name="P22">As you can see, in every phase of a hypocrite's life, in every choice he makes there is this irreligious characteristic which is very important in recognizing the hypocritical character.</text:p>
      <text:p text:style-name="P22"/>
      <text:p text:style-name="P22"/>
      <text:p text:style-name="P22"><text:span text:style-name="T3">ADNAN OKTAR: Two powers contend with each other in man's soul: Conscience and logic. </text:span>Believers should always side with their conscience… For example I was studying interior architecture at Academy of Fine Arts at Mimar Sinan University. In the end you become an interior architecture, and open a studio or something. Another person would say: 'I should get married and have some kids since it will be more welcomed in the society. When a married man who has kids spreads the message of God, it will be seen more feasible.' I could have thought like that. Or I could have said 'Why should I always stay in Istanbul? Sometimes I can elucidate religion in Antalya.' or 'I want to go abroad and spread the message of Islam there.' <text:span text:style-name="T3">But, I stayed in the most dangerous place, at the heart of danger, where I was surrounded with threats and I was spreading the message of God there</text:span>. <text:span text:style-name="T3">Who told me to do this? My conscience. What would my logic say? It would say, 'Are you looking for trouble?' It might say 'Go to a modern country. You won't face any danger or something. No one will cause you a trouble there and you can live as you wish.' </text:span>Or it might say, 'Get married, mind your own business with your kids and communicate religion at the same time'. <text:span text:style-name="T3">Who would say this? Logic. Logic destroys a person. Look, I have always followed my conscience and people were always surprised about it. They said, 'Are you looking for trouble?' But God always gives wealth, plenty, beauty and success when one abides by one's conscience. An abler and thriving system settles everywhere. Islam improves in whirls. </text:span><text:span text:style-name="T10">(A9 TV, January 21</text:span><text:span text:style-name="T7">st</text:span><text:span text:style-name="T10">, 2016)</text:span></text:p>
      <text:p text:style-name="P22"/>
      <text:p text:style-name="P22"/>
      <text:h text:style-name="P35" text:outline-level="2"><text:soft-page-break/>Hypocrites side with not the party of truth, but the one they believe to be powerful and showy</text:h>
      <text:p text:style-name="P22">One of the main character traits of hypocrites is that they instantly side with the powerful. This is one of the main characteristics of insincere people. Their craving for irreligion arises from their mistaken assumption that unbelievers are more powerful and showier than Muslims in every part of the world and in every field. But when Muslims gain power all over the world, this time they immediately sidle up to Muslims and try to '<text:span text:style-name="T2">show themselves as one of the most pious amongst the Muslims'</text:span>.</text:p>
      <text:p text:style-name="P22">In every historic period, hypocrites have shown this character trait. When the tenets of Islam will reign over the world in the End Times that we are living in now, hypocritical people will try to look like Muslims' proponents. God informs us about their insincere behavior in the Qur'an as follows:</text:p>
      <text:p text:style-name="P30">They [hypocrites] will call out to them, "Were we not with you?" They will reply, "Indeed you were. But you made trouble for yourselves and hung back and doubted and false hopes deluded you until God's command arrived. The deluder deluded you about God." (Surat al-Hadid, 14)</text:p>
      <text:p text:style-name="P30">Those who anticipate the worst for you say, "Were we not with you?" whenever you gain a victory from God, but if the unbelievers have a success they say, "Did we not have the upper hand over you and yet in spite of that keep the believers away from you?" God will judge between you on the Day of Resurrection. God will not give the unbelievers any way against the believers. (Surat an-Nisa', 141)</text:p>
      <text:p text:style-name="P22">In these verses it is stated that when Muslims reach success and gain a victory, in order to exploit their power, hypocrites instantly come and say "<text:span text:style-name="T2">Were we not with you?"</text:span> In such a case, hypocrites, despite all their overt insincere attitudes, can unashamedly proclaim, "We have already been with you". The reason of this is of course their fatuousness. Hypocrites are sure that their abnormal attitudes which are incompatible with Muslim morality, their insincerity, double-dealing and hidden insidious activities are not noticed. Thus when they say things like <text:span text:style-name="T2">"We have already been with you, we made Islamic morality reign over the world together, we endeavored together'' </text:span>hypocrites think that their reasoning would be given credence to right away. </text:p>
      <text:p text:style-name="P22">As it is stated in the continuation of the verse, when power is gained by unbelievers, this time hypocrites go to them and say <text:span text:style-name="T2">"Did we not have the upper hand over you and yet in spite of that keep the believers away from you?"</text:span> This is the obvious manifestation of hypocrites' disingenuousness. <text:soft-page-break/>Hypocrites take sides with the people who are more influential, successful and showy in accordance with their own benefit estimations.</text:p>
      <text:p text:style-name="P22">In the Qur'an, God reveals that these profit calculations, which hypocrites make with their logic, won't do them any good. Hypocrites have acted with their logic in previous periods of history, and took sides with those they thought were powerful and high-handed. They thought that the benefits they get would make them gain power and authority. God informs of their situation with the words, <text:span text:style-name="T2">"...so enjoy your portion as those before you enjoyed theirs. You have plunged into defamation as they plunged into it…"</text:span> Showy and garish benefits they gained couldn't save them from torment of God. God reveals that these people are disappointed both in this world and in the hereafter:</text:p>
      <text:p text:style-name="P30">Like those [hypocrites and unbelievers] before you who had greater strength than you and more wealth and children. They enjoyed their portion; so enjoy your portion as those before you enjoyed theirs. You have plunged into defamation as they plunged into it. The actions of such people come to nothing in the world or the hereafter. They are the lost. (Surat at-Tawba, 69)</text:p>
      <text:p text:style-name="P22"/>
      <text:h text:style-name="P35" text:outline-level="2">Hypocrites are always seeking benefit </text:h>
      <text:p text:style-name="P22"><text:span text:style-name="T2">Hypocrites think that gaining little and trivial benefits regarding worldly life is much more important than attaining God's approval.</text:span> In the Qur'an God informs us of their character as follows:</text:p>
      <text:p text:style-name="P30">… Whereas another group became prey to anxious thoughts, thinking other than the truth about God – thoughts belonging to the Time of Ignorance – saying, 'Do we have any say in the affair at all?' Say, 'The affair belongs entirely to God.' </text:p>
      <text:p text:style-name="P30">They are concealing things inside themselves which they do not disclose to you, saying, 'If we had only had a say in the affair, none of us would have been killed here in this place.' (Surah Al 'Imran, 154)</text:p>
      <text:p text:style-name="P22">Hypocrites strictly avoid making an effort on something, which will please God and be favorable in the way of Islam. When they are asked any help, they avoid doing it by <text:span text:style-name="T2">'various lies, distractions, postponements and impostures'</text:span>. Since they don't attach importance to God's approval, they think that endeavoring for such efforts will not give them <text:span text:style-name="T2">'a tangible benefit'</text:span>. In their way, they find it unnecessary and meaningless to <text:span text:style-name="T2">'strive for and get tired for something which will come to naught'</text:span>. As they act with their logic instead of conscience, hypocrites don't have any interest, desire, enthusiasm or excitement for making an effort like this. For that reason as it is stated in the verse when they are required to do something for Islam, their first attitude is like <text:span text:style-name="T2">"Do we have any say in the affair at all?''</text:span></text:p>
      <text:p text:style-name="P22">In the continuation of the verse it is stated that they say <text:span text:style-name="T2">"If we had only had a say in the affair, none of us would have been killed here in this </text:span><text:soft-page-break/><text:span text:style-name="T2">place." </text:span>Hypocrites in the era of our Prophet (pbuh) mentioned that if they acted in unison with Muslims they wouldn't get any benefit and also there would be a risk of them being killed. Thus they saw acting in concord with our Prophet (pbuh) as a big loss for themselves.</text:p>
      <text:p text:style-name="P22">However, if God wishes, they would definitely die there or at any other place. Estimating profits will not help avoiding death or any other harm that can find them. Likewise, if God wishes any benefit for them, if God wishes to grant them blessings, even in the toughest conditions these will find them. But since hypocrites cannot evaluate incidents with the point of view of Muslims, they are not conscious of these important truths. </text:p>
      <text:p text:style-name="P22"/>
      <text:h text:style-name="P35" text:outline-level="2">Hypocrites try to show themselves as one of the most pious among Muslims</text:h>
      <text:p text:style-name="P22"><text:span text:style-name="T2">Hypocrites are past masters at taking shapes as they wish. </text:span>They have <text:span text:style-name="T2">'an</text:span> <text:span text:style-name="T2">evil intelligence and willpower'</text:span> which can make them appear with a totally opposite personality of the character they used to have. <text:span text:style-name="T2">They can turn into a character they want depending on the place they are, people they talk, subjects being talked about and conditions.</text:span> When they are with unbelievers they talk with <text:span text:style-name="T2">'manners of the irreligious'</text:span> as if they are one of them, with idolatrous characters they talk with <text:span text:style-name="T2">'pagan logic'</text:span>, and when they are with hypocrites they use the <text:span text:style-name="T2">'dialect of the hypocrite'</text:span>.</text:p>
      <text:p text:style-name="P22">Also hypocrites, by means of their evil intelligence, have properly observed the Muslim morality, which is opposite to all these characters. Thus when it is needed, when they want to <text:span text:style-name="T2">'show themselves innocent, wreathe a hidden activity, shape an opinion that they give up on being hypocritical or seeking insidious activities'</text:span> they instantly adapt an attitude similar to a pious Muslim. As a matter of fact, they can purport to be a person who is well intentioned, sincere, honest, trying to attain God's approval and side with Muslims with perfect details, which cannot be interpreted out of countenance. <text:span text:style-name="T2">Under normal conditions hypocrites are extremely despicable, insidious, snob, insolent, arrogant, squabbling in quarrel, maligner, trying to disturb Muslims by causing trouble all the time, perpetrating to prevent Muslims' blessed activities and put a damper on them, however, when they want they can give up on doing all these for tactical reasons. </text:span>They turn into a character as if they have even higher morals than sincere Muslims around them, as if they are <text:span text:style-name="T2">conciliatory, modest, congruent, docile, obedient, kind, obeisant, gentle, reverential, warm-hearted, self-sacrificing, tactful, zestful, wholehearted and pure. </text:span>Our Prophet (pbuh) elucidated on <text:span text:style-name="T2">'hypocrites' performance on cheating Muslims with adapting two different characters' </text:span>in his hadiths as follows:</text:p>
      <text:p text:style-name="P21">Narrated Abu Huraira: The Prophet (pbuh) said, "The worst people in the Sight of God on the Day of Resurrection will be <text:span text:style-name="T2">the double faced people </text:span><text:soft-page-break/><text:span text:style-name="T2">who appear to some people with one face and to other people with another face.</text:span>" (Sahih Bukhari, Book 73, Hadith 84)</text:p>
      <text:p text:style-name="P21">Abu Hurairah narrated: According to the narrative, our Prophet (pbuh) ordained: "<text:span text:style-name="T2">Evil groups and counterfeiters in humans are the (hypocrite) ones that (between two communities) they go to the one with one face </text:span>and other one with another face." (Sahih Bukhari, Hadith 1421)</text:p>
      <text:p text:style-name="P22"><text:span text:style-name="T2">However, sincere Muslims who possess the profound wisdom and insight empowering them to see such insidious plans and not to be fooled by this evil game are not deceived by this slyness either</text:span>. In every condition, despite the good image hypocritical people may display, believers do not stop acting in vigilance and are prepared for any other novel trick.</text:p>
      <text:p text:style-name="P26"/>
      <text:h text:style-name="P35" text:outline-level="2">Hypocrites neither take ablution nor perform prayer when they think no one sees them</text:h>
      <text:p text:style-name="P22">One of the main subjects that makes hypocrites feel offended is <text:span text:style-name="T2">'prostration before God, namely performing prayer' </text:span>due to the grudge and hatred within their hearts. <text:span text:style-name="T2">Bowing head before God brings anguish to hypocrites because they see themselves -may God forbid- greater than God. </text:span>Having to prostrate cuts hypocrites to the bone and makes them burn out and terribly offended. God reveals in the Qur'an hypocrites' unwillingness to perform prayers and how hard this is for them, as they do not have faith:</text:p>
      <text:p text:style-name="P30">hypocrites think they deceive God, but He is deceiving them. When they get up to pray, they get up lazily, showing off to people, and only remembering God a very little. (Surat an-Nisa', 142)</text:p>
      <text:p text:style-name="P22"><text:span text:style-name="T2">For a Muslim, time for performing prayer is awaited with excitement. </text:span>Because for a person who is devoted to God with love, expressing his love for our Lord, Who is mostly beloved, being in an attitude that God would be pleased with, showing Him devoutness and faithfulness, exalting God, being thankful and drawing near to Him is a splendid pleasure.</text:p>
      <text:p text:style-name="P22"><text:span text:style-name="T2">However, hypocrites are the enemies to God</text:span> – may God forbid. <text:span text:style-name="T2">They live their lives with fighting against God's religion and the faith and morality system, which God is pleased with.</text:span> They assume that they can wipe the true religion God approves off the face of the earth, and they fancy that they can overpower the ones God grants sainthood and protects.<text:span text:style-name="T2"> When this hatred holds sway over their whole body and soul, prostration before God, putting their forehead to floor and getting down on their knees, fulfilling God's order which is a religious duty inflicts pain to hypocrites. </text:span>Therefore, if they are performing prayers, it is just to convince Muslims that they <text:soft-page-break/>believe in God and project an image of religious people. Thus, God states in the Qur'an that hypocrites are <text:span text:style-name="T2">'showing off to people' when they perform prayers</text:span>.</text:p>
      <text:p text:style-name="P22">Making use of performing prayer as a part of their sneaky games, hypocrites <text:span text:style-name="T2">purport to be pious Muslims who perform prayers five times a day with submission to God when they are with believers. They pursue prayer times studiously and even remind Muslims prayer times and tell them not to be late. They perform their prayers and then pretend that they are praying for an extended period of time</text:span>. Before performing prayer, they absolutely take ablution in a way that people can easily see. They even take ablution longer and in a more detailed way than anyone else, trying to give the impression of being extremely meticulous to their religious duties.</text:p>
      <text:p text:style-name="P22"><text:span text:style-name="T2">But when there is no Muslim around to see hypocrites, they never perform prayers and they don't take ablution. At the prayer time they get up, go to bathroom, spend time enough to pretend taking ablution and go out. </text:span>They get into a room to pretend performing prayer and close the door, but they just spend some time alone in there and go out without having completed the prayer. When hypocrites do all these, in their opinion they think they mock Muslims, cheat on them, treat them like fool and thus they feel evil joy presuming they have accomplished their plan smartly. </text:p>
      <text:p text:style-name="P22"><text:span text:style-name="T2">However despite all this misery, all the nuisance they embrace in order to act sneakily, they are the ones who are denigrated, despised for all their lives and who live a dreadful life with absconding and don't gain any good as a result.</text:span> While Muslims feel the joy and tranquility of performing prayers in the Presence of their beloved God; hypocrites stealthily wait for time to pass in secluded gloomy rooms with the anxiety of being caught.</text:p>
      <text:p text:style-name="P22"><text:span text:style-name="T2">While Muslims feel God's eternally beautiful love to their hearts' content and live its comfort both in this world and hereafter, hypocrites suffer the consequences of their fatuousness and stupidity forever. </text:span>Hypocrites' not performing prayers do not do any harm to Muslims. But hypocrites eternally bear the ugly trace of living in disbelief, unfaithfully and without having worshiped God as due.</text:p>
      <text:p text:style-name="P30">Shown by their arrogance in the land and evil plotting. But evil plotting envelops only those who do it... (Surat al-Fatir, 43)</text:p>
      <text:p text:style-name="P22"/>
      <text:h text:style-name="P35" text:outline-level="2">Hypocrites turn into 'sycophantic' characters in order to derive benefits</text:h>
      <text:p text:style-name="P22">Hypocrites try to introduce themselves as <text:span text:style-name="T2">'sincere, trustworthy and faithful ones'</text:span> as much as possible in order to be close to Muslims and thus obtain more private and strategic information about them. Even though their hearts are full of grudge, hatred and anger they hide it as far as possible and represent the opposite of those feelings while talking. <text:span text:style-name="T2">They try to misuse the </text:span><text:soft-page-break/><text:span text:style-name="T2">morals of love mischievously with subtlest hideous methods since they consider love to be a very important measure of sincerity for Muslims. They think that this will be evaluated as a sign of trustworthiness and thereby they consider that they will be able to whitewash all their disingenuousness, double-dealing, hidden immoralities and ruses.</text:span></text:p>
      <text:p text:style-name="P22">Hypocrites at the time of our Prophet (pbuh) were also adopting this method in expectation of hoping to gain significant benefits as a result. To this end, <text:span text:style-name="T2">they were gushing over our Prophet (pbuh)</text:span> at every opportunity; <text:span text:style-name="T2">they were trying to win our Prophet's (pbuh) favor and come into prominence</text:span> with complimenting and supporting more than anyone. When an incident occurred <text:span text:style-name="T2">they were siding with</text:span> <text:span text:style-name="T2">our Prophet (pbuh) and emphasizing his rightfulness more than anyone else and they were doing this remarkably. </text:span>In every possible opportunity,<text:span text:style-name="T2"> they were stating their deep love and loyalty, which would last for perpetuity towards our Prophet (pbuh), and they were remarking that they are faithful to him to death like a slave. They were saying that they would sacrifice their lives and goods without a wince for protecting his position, honor, glory and pride. </text:span>They were saying that they are ready to all kinds of self-sacrifice in order to ensure our Prophet's (pbuh) security, tranquility and comfort.</text:p>
      <text:p text:style-name="P22"><text:span text:style-name="T2">They were alleging that they are the ones who care, love and respect him most and the ones who are his closest friends.</text:span> And they were asserting that in case of a difficult condition, supposedly everyone would leave our Prophet (pbuh) alone and be preoccupied with their own troubles but they would be the only ones who would be still with our Prophet (pbuh) and they would protect and support him in the most reasonable and effective way.</text:p>
      <text:p text:style-name="P22">When it comes to spreading Islamic morality, they were asserting to be one of the few who supported our Prophet (pbuh) most discerningly. They claimed the ones who were protected and defended Islam's and Muslims' interests in the best way were themselves. They were venturing unrealistic pronouncements like only they could accomplish the most vital and crucial activities in the best way. <text:span text:style-name="T2">Thus with infusion method, they were aiming to convince Muslims that they were the ones who were providing highly crucial and great service for Muslims.</text:span></text:p>
      <text:p text:style-name="P22">With the common inspiration from evil, this hypocrite character in the era of our Prophet (pbuh) appears in all hypocrites who have lived since then. Today these hypocritical characters trying to get a foothold between Muslims, still adopt the same insincere methods. In order to win Muslims' and their leader's trust they always tell <text:span text:style-name="T2">'How much they love Muslims and how deeply they are committed to them.' </text:span>When there is a matter of success, in order to win Muslims' favor <text:span text:style-name="T2">they say things that will exalt them </text:span>a<text:span text:style-name="T2">ll the time and they steeply talk about their happiness about this accomplishment.</text:span> When Muslims gain a victory against unbelievers, <text:span text:style-name="T2">they talk exaggeratedly as if they feel a huge happiness and joy like sincere Muslims.</text:span></text:p>
      <text:p text:style-name="P22">Likewise in the era of our Prophet (pbuh), when Muslims gained power over unbelievers and Islam started spreading through extensive lands or Muslims gained a victory in somewhere, hypocrites were making complimentary speeches like: <text:span text:style-name="T2">"You are the Messenger of God, we love you so much, you </text:span><text:soft-page-break/><text:span text:style-name="T2">are a peerless leader. You are too smart and farsighted. You won a great victory, you pulverized unbelievers and defused their ruses'' </text:span>or <text:span text:style-name="T2">"God gives you victory, it is obvious that you are truly the Messenger of God (pbuh), thus we love you so much, we are committed to you so much.'' </text:span>God reported to our Prophet (pbuh) that the insincere speeches of hypocrites are just made to establish a reputation even though they actually think the opposite of what they say:</text:p>
      <text:p text:style-name="P30">When hypocrites come to you they say, 'We bear witness that you are indeed the Messenger of God.' God knows that you are indeed His Messenger and God bears witness that hypocrites are certainly liars. (Surat al-Munafiqun, 1)</text:p>
      <text:p text:style-name="P22">When hypocrites made all these speeches that they did not believe in, <text:span text:style-name="T2">'it was like they were being cut to the bones and incredibly suffering.' </text:span>To our Prophet (pbuh) they were saying, <text:span text:style-name="T2">"You are the Messenger of God, so we love you so much" </text:span>but at heart they were hating him. They were holding a grudge against him insidiously. Meanwhile, they were plotting schemes with these kind of thoughts, <text:span text:style-name="T2">"I wonder how can I give damage to him and where? How can I do evil or back-stab him? How can I lead to disturbance, unrest and disorder between Muslims?''</text:span></text:p>
      <text:p text:style-name="P22">Today, when there is an improvement in countenance of Muslims as believers spoil the games of hypocrites and perish unbelievers in terms of their ideology, hypocrites hugely suffer in the same way with immense pain in their hearts. When the sneaky cooperation between hypocrites and unbelievers is exposed and the plots they were eager to conspire fail, hypocrites almost <text:span text:style-name="T2">'have death throes'</text:span>. Because one of the things hypocrites do not want to happen most is Muslims to gain power. God explains their perfidy in a verse: <text:span text:style-name="T2">"If something good happens to you, it galls them. If something bad strikes you, they rejoice at it.''</text:span> (Surah<text:span text:style-name="T2"> </text:span>Al 'Imran, 120) Despite this, they keep their anger, rage and grudge inside and talk in an utterly opposite way of their feelings. They enthusiastically express their joy for so-called happiness they feel from unbelievers' defeat. While their real intend is to cause damage to Muslims and mislead them into failure, they display the<text:span text:style-name="T2"> 'flattery'</text:span> which they describe as their act of treacherous indecency. They put on the scene and act as if they are happy after the success of Muslims.</text:p>
      <text:p text:style-name="P22">In the Qur'an, hypocrites' <text:span text:style-name="T2">'two-faced trickery' </text:span>and the reality that they <text:span text:style-name="T2">'hide a huge grudge, anger and rage within their heart instead of love'</text:span> is reported as follows:</text:p>
      <text:p text:style-name="P30">You who have faith! Do not take any outside yourselves as intimates. They will do anything to harm you. They love what causes you distress. Hatred has appeared out of their mouths, but what their breasts hide is far worse. We have made the Signs clear to you if you use your intellect. (Surah Al 'Imran, 118)</text:p>
      <text:p text:style-name="P30">There you are, loving them when they do not love you, even though you have faith in all the Books. When they meet you, they say, 'We have faith.' But when they leave they bite their fingers out of rage against you. Say, 'Die in your rage.' God knows what your hearts contain. (Surah Al 'Imran, 119)</text:p>
      <text:p text:style-name="P30"><text:soft-page-break/>If something good happens to you, it galls them. If something bad strikes you, they rejoice at it. But if you are steadfast and have fear of God, their scheming will not harm you in any way. God encompasses what they do. (Surah Al 'Imran, 120)</text:p>
      <text:p text:style-name="P22">In verses, God reveals that the <text:span text:style-name="T2">'hypocrites' scheming and sneaky attempts will not harm believers.' </text:span>Indeed this case is a great rout for the hypocrite.</text:p>
      <text:p text:style-name="P22">When hypocrites collaborate with unbelievers, they suppose that everything is going to be easy, they can cheat Muslims as they wish and achieve their objectives. While hoping these to be their accomplishments, when the unbelievers who hypocrites reckoned as powerful are defeated intellectually, hypocrites suffer tremendously in agony and pain.</text:p>
      <text:p text:style-name="P22"/>
      <text:h text:style-name="P35" text:outline-level="2">Hypocrites' heart is full of resentment; this dirt and evil reflects on their face</text:h>
      <text:p text:style-name="P22">When Muslims encounter goodness, reach success or gain power, this burns out and weighs heavily on hypocrites from within. It is overwhelmingly distressing for hypocrites when Muslims are in blessings with joy, peace and experiencing love and friendship profoundly between each other. Because quite the contrary, hypocrites live in misery under depression and in an unhappy way with nuisance at all times. Hypocrites have chosen to be with Muslims but they are passionate to be wrapped up in unbelievers' lives. Since they strive for worldly desires, hypocrites assume that if they could be with unbelievers they would live a far better life than they are living with Muslims. Not being with unbelievers, not living through the immorality of those lifestyles as they wish, not gaining any benefit from those, make hypocrites suffer substantially. <text:span text:style-name="T2">The resentment and rage they feel due to the regret of being with Muslims surrounds their soul. Thereupon, seeing Muslims' heavenly lives everywhere augments their pain, envy and uneasiness. </text:span>Gradually this grudge reaches to such an excruciating level that hypocrites can't hide it anymore. <text:span text:style-name="T2">Their anger, hatred, jealousy start to overflow from their whole body bearing out as expressions from their mouths, tongues, eyes and faces. </text:span>In the Qur'an, God informs of this evil mood of hypocrites in the following verse:</text:p>
      <text:p text:style-name="P30">You who have faith! Do not take any outside yourselves as intimates. They will do anything to harm you. They love what causes you distress. Hatred has appeared out of their mouths, but what their breasts hide is far worse. We have made the Signs clear to you if you use your intellect. (Surah Al <text:s/>'Imran, 118)</text:p>
      <text:p text:style-name="P22"><text:span text:style-name="T2">Hypocrites start to live with this pitiless anger at all hours of the day and night. Nothing can be enough to choke down their rage. </text:span>From the time they wake up until they sleep they reflect this psychological state in all their <text:soft-page-break/>attitudes. God explains the reason of hypocrites' grudge in the Qur'an in a verse, <text:span text:style-name="T2">"If something good happens to you, it galls them. If something bad strikes you, they rejoice at it…'' </text:span>(Surah Al 'Imran, 120). Muslims living in goodness, beauty, blessings, prosperity, peace, joy, love, friendship and happiness causes hypocrites to live a life of bitterness, exasperation and sadness.</text:p>
      <text:p text:style-name="P22">While Muslims start their day with happiness and gratitude to God for all the blessings, <text:span text:style-name="T2">hypocrites wake up in miserableness every morning</text:span> because they once again start a day in which they will be with the people they don't want, love nor share common goals and beliefs. They have to continue acting to people whom they envy, begrudge and don't consider as friends or feel any love for. Even though they don't want to, they are going to show them love and respect, make compliments, support their beneficial activities and pretend to be happy with them for all their successes. </text:p>
      <text:p text:style-name="P22">While they are going through this tormented mood, Muslims are in happiness with being sincere, living true love and friendship, being in the safest place with the neatest and securest people and experiencing a peaceful life. Since hypocrites are perfectly conscious of this contrast, they live in the enervation and anger for all day long.</text:p>
      <text:p text:style-name="P22"/>
      <text:h text:style-name="P35" text:outline-level="2">The resentment, anger and jealousy within hypocrites' heart, reflect on their attitudes for all day long</text:h>
      <text:p text:style-name="P22">One of the most important signs that peach on hypocrites is their <text:span text:style-name="T2">'body language'</text:span>. In a verse God informs of the defects of hypocrites' speech, manner, attitude and indicate that if watched carefully one can realize hypocrites' signs with God's will:<text:span text:style-name="T2"> "If We wished, We would show them to you and you would know them by their mark and know them by their ambivalent speech. God knows your actions."</text:span> (Surah Muhammad, 30)</text:p>
      <text:p text:style-name="P22"><text:span text:style-name="T2">Seeing Muslims' joy, success, wealth, comfort, profound wisdom, beauty, health and glory turn the jealousy within hypocrites into venomous anger. </text:span>Therefore, hypocrites who are blinded by rage try to persecute Muslims constantly throughout the day. <text:span text:style-name="T2">They covetously try to diminish Muslims' opportunities, put a damper on them, and prevent their achievements.</text:span> But of course they don't do these bluntly, they use their evil intelligence and use devious methods secretly. With their low wit, they assume that this way they can <text:span text:style-name="T2">'enfeeble Muslims mentally and corrode them'</text:span>.</text:p>
      <text:p text:style-name="P22"><text:span text:style-name="T2">Whereas, psychological pressure implemented by hypocrites and their secret struggle against Muslims never make a negative impact on Muslims. On the contrary, hypocrites make Muslims stronger, happier </text:span><text:soft-page-break/><text:span text:style-name="T2">and more zealous</text:span> with effacing any sluggishness and strengthening their efforts for elucidating and spreading Islam. Hypocrites enhance Muslims' vigilance, strengthen their capability of taking measures against any hazard and most importantly increase their love for God, devoutness and fear of God. </text:p>
      <text:p text:style-name="P22"/>
      <text:h text:style-name="P35" text:outline-level="2">Hypocrites look menacingly in order to discomfort Muslims and lead to disturbance</text:h>
      <text:p text:style-name="P22"><text:span text:style-name="T2">Hypocrites are on the rack for not being able to do any overt action against Muslims whom they inwardly hate. </text:span>They have to hide themselves sneakily for benefits and profits they hope to gain from them. For this reason they can't tell their true feelings, or hurt them explicitly as they wish and can't fight against them decisively. In this situation the only thing that hypocrites are able to do is trying to cause damage slyly and in an under-handed way. That being so they have to contrive their schemes in a shroud of stealth, so as to prevent divulgence. Here the most effective method for hypocrites is <text:span text:style-name="T2">'protesting with their glances'</text:span>.</text:p>
      <text:p text:style-name="P22"><text:span text:style-name="T2">One of the most significant features of Muslims is the expression of their glance, which is full of pureness, tranquility, trust and love. </text:span>In a verse, God describes this pleasant expression, which is full of faith on believers' faces as follows: <text:span text:style-name="T2">"...You see them bowing and prostrating, seeking God's good favor and His pleasure. Their mark is on their faces, the traces of prostration…" </text:span>(Surat al-Fath, 29)</text:p>
      <text:p text:style-name="P22">Everyone can put various looks on their faces as they wish. At times <text:span text:style-name="T2">'giving sad, happy or angry expression'</text:span> is possible for a lot of people. But, what God describes as "<text:span text:style-name="T2">the traces of prostration" </text:span>in the verse is a spiritual beauty that cannot be obtained neither with imitation nor effort. It is a beauty, which can only be gained as a blessing by having profound love for God, surrendering into God's destiny and living sincerely by the morals of the Qur'an. Therefore, this miraculous Muslim attribute also engenders important evidence that shows the reverse character of the hypocrite.</text:p>
      <text:p text:style-name="P22"><text:span text:style-name="T2">While a Muslim draws attention with his peaceful, warm-hearted and reverential face throughout the day, hypocrites manifest themselves with their ill-conditioned and wicked face. </text:span>They have an ominous, dingy and evil expression on their faces just like satan. Sometimes they look gawkily, sometimes loathingly, sometimes discontentedly, and at other times acrimoniously and truculently. As it is described in a verse in the Qur'an, they have matte looks:<text:span text:style-name="T2"> "...</text:span> <text:span text:style-name="T2">you see those with sickness in their hearts looking at you with the look of someone about to faint from fear of death...."</text:span> (Surah Muhammad, 20) Their glances are meaningless. <text:span text:style-name="T2">They look with a glance that is devoid of love, joy, and vitality; just as if their soul is taken and they're dead.</text:span> <text:span text:style-name="T2">Since the heart of hypocrites is full of foulness, sin and perfidy, their looks are dingy just alike. </text:span>When their glances are compared to warm-hearted, faithful, lively and honest glances of Muslims' whose <text:soft-page-break/>heart, wisdom, soul are stainless and shining; abnormality in the glances of hypocrites is diagnosed at once. In the Qur'an, God informs us about <text:span text:style-name="T2">'grimy glances which are hypocrites' one of the most important characteristics' </text:span>with this verse: <text:span text:style-name="T2">"He [God] knows the eyes' deceit and what people's breasts conceal.'' </text:span>(Surah Ghafir, 19)</text:p>
      <text:p text:style-name="P22">Hypocrites' aim with this evil look is <text:span text:style-name="T2">'incommoding and putting a damper on Muslims who live in tranquility'</text:span>. Because, when hypocrites can't damage Muslims unambiguously, their <text:span text:style-name="T2">'glances' </text:span>become the most effective weapon of them. In the Qur'an, God informs of the intensity of hypocrites' immorality by means of their evil glances as follows:</text:p>
      <text:p text:style-name="P30">Those who are unbelievers all but strike you down with their evil looks when they hear the Reminder… (Surat al-Qalam, 51)</text:p>
      <text:p text:style-name="P22">Hypocrites in the era of our Prophet (pbuh), were feeling incredible resentment and anger since our Prophet (pbuh) and Muslims were living with moral values of the Qur'an and spreading the message of God. Hypocrites were showing their rage and envy towards our Prophet (pbuh) with their dingy glances. They were visiting the mosque of our Prophet (pbuh) with their looks that were full of malice. God describes the intensity of hypocrites' rage in a verse with these words, <text:span text:style-name="T2">"Those who are unbelievers all but strike you down with their evil looks''.</text:span></text:p>
      <text:p text:style-name="P22">The hypocritical character in that era shows up alike today just as it is stated in the Qur'an. In that time hypocrites targeted our Prophet (pbuh) to incommode, disturb and put a damper on;<text:span text:style-name="T2"> likewise today they direct their evil actions towards the one who is serving for Islam in the most successful way and taking the lead of Muslims most effectively.</text:span></text:p>
      <text:p text:style-name="P22">However hypocrites carry out their indecency sneakily and in a way that they can hide themselves with showing their intentions differently. Yet, the main method among what they are best skilled at is <text:span text:style-name="T2">'being able to predominate their eyes'</text:span>. Hypocrites command their eyes as they want and they know very well to veer in accordance to the incidents.</text:p>
      <text:p text:style-name="P22"><text:span text:style-name="T2">Indeed, hypocrites are master at sneakily using their eyes against believers, however they can't manage to damage Muslims despite all their craft.</text:span> As the grudge and rage within their hearts increase, its depredation on their bodies and souls increases evenly. While Muslims live in serenity, joy and happiness, <text:span text:style-name="T2">hypocrites live with torment in their furious world with their gloomy faces and dingy glances.</text:span></text:p>
      <text:p text:style-name="P22"/>
      <text:h text:style-name="P35" text:outline-level="2">The body language hypocrites use for their evil actions</text:h>
      <text:p text:style-name="P22">Hypocrites are very talented at <text:span text:style-name="T2">'using their body adroitly for their evil purposes'</text:span>.<text:span text:style-name="T2"> As Muslims reveal their positive personality and lenient morals with all their attitudes, hypocrites are skillful at reflecting their negative thoughts and evil souls to their bodies and attitudes. </text:span>God informs which evil methods hypocrites use to do this in one verse in the Qur'an:</text:p>
      <text:p text:style-name="P30"><text:soft-page-break/>He reflected and considered. Curse him, how he considered! Again curse him, how he considered! Then he looked. Then he frowned and glowered. Then he drew back and was proud. (Surat al-Muddaththir, 18-23)</text:p>
      <text:p text:style-name="P22"/>
      <text:h text:style-name="P37" text:outline-level="4">1- Contemplating and planning evil actions beforehand:</text:h>
      <text:p text:style-name="P22">In the verses, God reveals that hypocrites think keenly and design their treacherous and perfidious plans before stepping into action. Hypocrites designate every detail of their prospective villainy beforehand. When they start a new day, they make detailed plans as to <text:span text:style-name="T2">'What kind of accusations can I implement towards Muslims, what kind of aspersions can I cast, how can I depress them, prevent their beneficial activities, or how can I encumber them and steal their time, how can I make them exhausted or keep them sleepless and make them consume the energy they need for spreading God's message?' </text:span>No doubt that their advisor and source of inspiration while planning these sinister and treacherous thoughts is <text:span text:style-name="T2">'satan'</text:span>.</text:p>
      <text:p text:style-name="P26"/>
      <text:h text:style-name="P37" text:outline-level="4">2- Their evil looks:</text:h>
      <text:p text:style-name="P22">The second stage of hypocrites' action is <text:span text:style-name="T2">'reflecting the planned treacheries to their eyes'</text:span>.<text:span text:style-name="T2"> Looking with the most disturbing and evil glare distant from Muslim morality, reflecting the character of unbelievers, in the most big headed, sniffy, snob, insolent and impudent way is a method that hypocrites implement fastidiously and patiently. </text:span>They want to make Muslims feel <text:span text:style-name="T2">'uneasy and perturbed' </text:span>by roving among them. They assume that they can cause damage to Islam and Muslims by making them occupied with themselves and steal their time. They want to incentivize them to the character of unbelievers with their irreligious conduct among them. If there are some of them who are prone to being hypocritical, with this morality they want to forward a message to them and pull them to their side. Or there may be ones who are well intentioned, newly learning Islam and who have recently had faith in God and hypocrites also want to deviate them from true faith and pull them to their side.</text:p>
      <text:p text:style-name="P26"/>
      <text:h text:style-name="P37" text:outline-level="4">3- Their scowling:</text:h>
      <text:p text:style-name="P22">Hypocrites, who plan each contamination and malice beforehand and then reflect this treachery with their looks, use<text:span text:style-name="T2"> 'scowling' </text:span>as another part of their actions. As it is known, <text:span text:style-name="T2">'scowling' </text:span>is a gesture, which is deliberately made to give some message. Indeed its lexical meaning is '<text:span text:style-name="T2">to draw down or contract the brows in a sullen, displeased, or angry manner'</text:span>.</text:p>
      <text:p text:style-name="P22">Of course in normal conditions, a person can scowl as a natural human mimic. But when it comes to hypocrites, all these details are <text:span text:style-name="T2">'sneaky and ugly actions which are used for specific purposes'</text:span>. In an environment where everyone looks at each other with love, respect, full of good morals, sincerity and friendship; hypocrites use 'scowling' for immorality just as he uses his looks. In <text:soft-page-break/>settings where Muslims show each other good moral values, tell each other finest words and where there is plenty of blessings and beauty, hypocrites start to show their immoral actions without any reason. <text:span text:style-name="T2">They try to display the most malice, unfavorable, dingy, characterless and ugliest expression on their faces with scowling.</text:span></text:p>
      <text:p text:style-name="P22"/>
      <text:p text:style-name="P1"><text:span text:style-name="T30">4- Their grimacing:</text:span></text:p>
      <text:p text:style-name="P22">In the continuance of the verse, it is stated that hypocrites' subsequent move is <text:span text:style-name="T2">'grimacing'.</text:span> As everyone knows, one can display a diversity of meanings on their face using<text:span text:style-name="T2"> 'various gestures'</text:span>. <text:span text:style-name="T2">Most of the time we understand another person's feelings, thoughts, psychological state or purpose from their facial expression even though they <text:s/>don't speak.</text:span> Similarly, we realize the action someone is on the point of doing from his facial expression even if he doesn't say a thing.</text:p>
      <text:p text:style-name="P22">Hypocrites use this vast opportunity all the way in order to bring about their evil actions. They perfectly know which expression to give their face depending on the situation and during the day they parlay this weapon in the most efficient way. They know that an ugly facial expression is very pesky for Muslims whose lives are based upon good moral values, honesty and sincerity; and this is very exciting for hypocrites. This way, hypocrites can blatantly live by the immorality of unbelievers also among Muslims and use their face in the most grimly way in order to reach every selfish interest they want. They use this means when what they want is not done immediately, things do not go for their benefit, and in order to attract notice and be the agenda topic. Likely, <text:span text:style-name="T2">when they aim at disturbing Muslims with uneasiness or taking revenge from someone, they use the dingiest, the most malice facial expression which actually reflects unbelievers' immorality in the most vile way. </text:span>Therefore, they assume that Muslims will take an interest in them, with their good morals and high conscience they will show them compassion, love, respect and mercy and try to do things they want to make them happy. As a result of that, they also assume that they can benefit more from Muslims' opportunities materially and spiritually. They assume that Muslims will think <text:span text:style-name="T2">"Let them not do such a sullenness and atrociousness once more, and not lead to disturbance and bother Muslims'</text:span>, therefore they will be treated as they want. </text:p>
      <text:p text:style-name="P22">But there is one thing hypocrites forget; Muslims' sense of <text:span text:style-name="T2">"love and mercy"</text:span> depends on the Qur'an. Muslims don't adopt a manner just to please one person. This manner or action should be compliant to God's approval and moral values of the Qur'an; and then it can be adopted. Thus while hypocrites plan all these, they ignore this important Muslim morality. Moreover, the perfidious lack of character they show and the facial expression they have are all signs of hypocrites. Thus they are unwary of the reality that these signs are to the detriment of themselves as they reveal to be hypocrites.</text:p>
      <text:p text:style-name="P22"/>
      <text:h text:style-name="P37" text:outline-level="4"><text:soft-page-break/>5- Turning their back on:</text:h>
      <text:p text:style-name="P22">If the stages of hypocrites' evil activities up to this phase fail, hypocrites carry out their other method of <text:span text:style-name="T2">'turning their back on'</text:span>. As it is known<text:span text:style-name="T2"> 'turning one's back on'</text:span> means <text:span text:style-name="T2">'being enemy to the ones who used to be friends, severing all ties with them and not being on their side'</text:span>. <text:span text:style-name="T2">Hypocrites sneakily aim at giving these messages to Muslims and threatening them with all these possibilities. They make them feel that there is one among Muslims who feels free to live by immorality of unbelievers, who is not afraid of God as due and who may be a hypocrite. </text:span>Thus hypocrites intend to make Muslims feel perturbed. They intend up to their feeble mind to spoil Muslims' beautiful lives and preventing their mirth and joy while Muslims live delightedly, comfortably and tranquilly to the utmost due to their trust towards God.</text:p>
      <text:p text:style-name="P22">For this purpose, despite living with Muslims hypocrites stay away while they are among with them. <text:span text:style-name="T2">They adopt a different attitude from them in order to make Muslims feel that they are not happy being with them.</text:span> <text:span text:style-name="T2">When Muslims carry out a beneficial activity all together they don't help neither physically nor spiritually. </text:span>At times overtly to make sure that Muslims understand that they strike an attitude they move away from them instantly. </text:p>
      <text:p text:style-name="P22"/>
      <text:h text:style-name="P37" text:outline-level="4">6- Their being snobbish</text:h>
      <text:p text:style-name="P22">Hypocrites' activities that they plan sneakily step by step continue with the phase<text:span text:style-name="T2"> 'being snobbish' </text:span>to the Muslims with <text:span text:style-name="T2">'an arrogant, wiseacre and self-righteous attitude'. They aim to expound their arrogance to people with their looks, speeches, wordings and gestures. </text:span>They try to show that <text:span text:style-name="T2">'they don't value and respect them; they vilipend them and don't take their thoughts and speeches into consideration'</text:span>. They assume in their own mind that Muslims are extremely <text:span text:style-name="T2">'foolish and naive' </text:span>and they surmise that they have <text:span text:style-name="T2">'an awesome intelligence, wisdom and talent'</text:span>. <text:span text:style-name="T2">They answer every blessed thing they are said with an arrogant, egocentric, snob, insolent, wiseacre and vulgar attitude. They try to emphasize their disrespect in the most exaggerated way.</text:span></text:p>
      <text:p text:style-name="P22">These are the small fraction of hypocrites' plans and these attitudes that God informs of as devious acts of hypocrites against our Prophet (pbuh) in Surat al-Muddassir reveals hypocrites' immorality equating with an irreligious way of life.</text:p>
      <text:p text:style-name="P22"><text:span text:style-name="T2">But there is a thing that hypocrites forget while carrying on these sneaky actions deliberately and treacherously: God will never make hypocrites successful and never let these wicked souls harm Islam and Muslims.</text:span><text:span text:style-name="T4"> </text:span><text:span text:style-name="T2">H</text:span>ypocrites will suffocate in their treacherous and perfidious world within their own traps. Games they play will bring their own destruction in this world and the hereafter.</text:p>
      <text:p text:style-name="P22">Hypocrites don't find peace in the immaculate and bright life that Muslims offer to them and surmise that they will be happier as they get closer to the unbelievers; <text:span text:style-name="T2">however hypocrites will be dragged to a greater unhappiness with the tyranny of irreligiousness</text:span>. In the hereafter, they will <text:soft-page-break/>eternally suffer a huge torment in regret and pain along with satan who is their closest friend.</text:p>
      <text:p text:style-name="P22"/>
      <text:h text:style-name="P35" text:outline-level="2">When hypocrites think that they can't do enough action with their dingy glances, they try to insult Muslims with their parlance</text:h>
      <text:p text:style-name="P30">If We wished, We would show them to you and you would know them by their mark and know them by their ambivalent speech. God knows your actions. (Surah Muhammad, 30)</text:p>
      <text:p text:style-name="P22"><text:span text:style-name="T2">The verbal expression is one of the most important signs of hypocrites just as their glances. </text:span>In the Qur'an, God states that Muslims can<text:span text:style-name="T2"> 'recognize hypocrites from their ambivalent speech'</text:span>. The reason for this is that wording of hypocrites do not resemble to the Muslims' way of speaking, convenance and morality. <text:span text:style-name="T2">Hypocrites talk in an angry, sharp-tongued, insolent, disrespectful, allusive, venomous and an assailant way. Their disdainfulness, insinuations, statements that were chosen in order to hurt Muslims, lies, slanders and wordings that consistently blame Muslims are all characteristic features of hypocrites. Hypocrites say words that Muslims would never speak based on their fear of God, and they insolently demonstrate their thoughts, which are against the Qur'an and moral values of Islam. </text:span></text:p>
      <text:p text:style-name="P22">Understanding what hypocrites aim at with their words is important since, every action of hypocrites is targeted to reach a specific result. They do not talk in a genuine natural manner. They want to gain their intended benefit, clear their name, emphasize their supremacy and rightfulness while emphasizing others' deficiencies, faults and defects. They aim to wreathe their sneaky secret actions and their connection with unbelievers or draw a red herring across the path. Taking revenge from someone, supporting a lie and making it believable or leading Muslims to a mistaken way which will make Muslims unsuccessful or something similar are the reasons for hypocrite's talking. No matter which, hypocrites try to actualize little piece of a big plan with each word that they speak just as they do with all their attitudes. All these wording disorders are crucial signs, which<text:span text:style-name="T2"> 'give us important clues in recognizing the hypocrite'</text:span>.</text:p>
      <text:p text:style-name="P22">This characteristic of hypocrites' who are introduced in the Qur'an with the words, '<text:span text:style-name="T2">you</text:span> <text:span text:style-name="T2">know them by their ambivalent speech' </text:span>are also reported in another verse as follows: </text:p>
      <text:p text:style-name="P30">…They flay you with sharp tongues, grasping for wealth. Such people have no faith and God will make their actions come to nothing. That is easy for God. (Surat al-Ahzab, 19)</text:p>
      <text:p text:style-name="P22"><text:soft-page-break/>God informs that hypocrites <text:span text:style-name="T2">'have sharp tongues'</text:span>. They try to use their parlance efficiently with an evil intelligence for their profane benefits. In the verse it is also stated that hypocrites also use their sharp tongues to <text:span text:style-name="T2">'criticize'</text:span> Muslims and <text:span text:style-name="T2">'hurt' </text:span>them. In another verse, God teaches us about this vileness of hypocrites:</text:p>
      <text:p text:style-name="P30">You will be tested in your wealth and in yourselves and you will hear many abusive words from those given the Book before you and from those who are idolaters. But if you are steadfast and guard against evil, that is the most resolute course to take. (Surah Al 'Imran, 186)</text:p>
      <text:p text:style-name="P22">Hypocrites carry out their iniquity against all Muslims. But especially <text:span text:style-name="T2">the ones who take the lead of Muslims, who are seen the most powerful by means of wisdom, penetration, foresight, knowledge and experience; the ones who serve to Islam most and spread God's message most efficiently are hypocrites' foremost targets. </text:span>Because these people effectuate what is the most undesirable for evil and they put up the most effective intellectual struggle against satan.<text:span text:style-name="T2"> Therefore, hypocrites who are sort of puppets of satan, choose the ones who are in the leading position as foremost targets.</text:span></text:p>
      <text:p text:style-name="P22">Indeed all hypocrites in history did not change the course of their target, and in each era they put up their most evil fight against God's prophets, messengers and saintly believers. In the Qur'an, it is stated that hypocrites living in the Muslim community at the time of the Prophet (pbuh) <text:span text:style-name="T2">'were aiming to hurt him'</text:span>:</text:p>
      <text:p text:style-name="P30">Among them are some who insult the Prophet, saying he is only an ear. Say, 'An ear of good for you, believing in God and believing in the believers, and a mercy for those among you who have faith.' As for those who insult the Messenger of God, they will have a painful punishment. (Surat at-Tawba, 61)</text:p>
      <text:p text:style-name="P22">Hypocrites, knowing that they lie, made <text:span text:style-name="T2">'insincere, sneaky, venomous and wrathful accusations' </text:span>towards our Prophet (pbuh) with the purpose of <text:span text:style-name="T2">'aggrieving and annoying'</text:span> him. In the Qur'an it is stated that same immorality was also an important characteristic of hypocrites in the era of the Prophet Moses (pbuh):</text:p>
      <text:p text:style-name="P30">You who have faith! Do not be like those who abused Moses. God absolved him of what they said and he was highly honored with God. (Surat al-Ahzab, 69)</text:p>
      <text:p text:style-name="P22">God explains how hypocrites who have lived throughout history and will live until the Day of Judgment show the same evil iniquity and how they can use the same methods in a verse as follows: </text:p>
      <text:p text:style-name="P30">Stir up any of them you can with your voice and rally against them your cavalry and your infantry and share with them in their children and their wealth and make them promises! The promise of satan is nothing but delusion. (Surat al-Isra', 64)</text:p>
      <text:p text:style-name="P22"><text:soft-page-break/>In the verse, one of the most important parts of the ones who are indicated as <text:span text:style-name="T2">"any of them you can'' </text:span>are <text:span text:style-name="T2">'hypocrites'</text:span>. Satan can conduct the ones who listen to him, obey him and thereby who aim a struggle against Islam, the Qur'an and Muslims. Satan can direct them and make his way as he wants. Indeed, <text:span text:style-name="T2">'hurting Muslims with sharp tongues'</text:span>, <text:span text:style-name="T2">'stirring up with voice and rallying against' </text:span>are all methods that satan teaches to hypocrites and makes them carry out. In every era, hypocrites used this treacherous and grubby method with satan's whisperings and they still continue to use it. </text:p>
      <text:p text:style-name="P22">When they are applying these methods, again with the inspiration they receive from satan, hypocrites pay attention to use <text:span text:style-name="T2">'sharp tongues'</text:span> as it is reported in the verse. <text:span text:style-name="T2">They carefully use specific words, which they assume to be able to put a damper on Muslims, make them hopeless and deject them. They use a way of speaking that is allusive, envious, vindictive, quarrelsome, mordacious, intriguer and highly-charged. They aim embarrassing Muslims with trying to revive their incapability, deficiencies, defects and faults. They also assume that they can efface other believers' respect, compassion and trust towards them with this method.</text:span></text:p>
      <text:p text:style-name="P22"><text:span text:style-name="T2">Especially they surmise – up to their conjecture - that they find a deficiency of the spiritually leading Muslims and mention it with huge excitement and exaggerating words. They think that thereby this person's dignity and position will be shaken and Muslims will lose their trust towards him</text:span> and they hope that as a result of all these they can do harm to Islam and Muslims. Then they assume that they can generate disturbance, so that Muslims will fall apart. Thus the door of the dark path in hypocrites' souls would be opened and they then anticipate to live the life of unbelievers they have been longing for.</text:p>
      <text:p text:style-name="P22"><text:span text:style-name="T2">Hypocrites assume that they can hurt Muslims and make them sad with couple of words or accusations and change their point of views and also make them lose their trust, compassion and respect since hypocrites can't comprehend the strong trust and submission to God that a Muslim possesses in sincere faith. </text:span></text:p>
      <text:p text:style-name="P22">Yet, Muslims see blessings and beauty in everything created by God. They are the ones who are ready to lose their possessions or lives on the path of God, they are ready for any kind of self sacrifice. They perfectly know that illnesses, deficiencies and mistakes are all part of the faith as blessings and beauties. Therefore they can clearly see the situation of the hypocrite whose heart is full of grudge, rage, jealousy, anger and who is totally under the control of satan and admirer of unbelievers while being an enemy to Muslims.<text:span text:style-name="T2"> With such an evil creature's efforts; neither losing morale, offense, sadness, hopelessness nor being unhappy is possible for Muslims.</text:span></text:p>
      <text:p text:style-name="P22">But hypocrites, who are unaware of this crucial truth, always try to sneakily struggle against Muslims with their speech that reflects their wicked souls. Thereby, while unbelievers try to devastate Muslims from outside, they maliciously try to make believers lose power from inside. <text:span text:style-name="T2">They think that they can traumatize Muslims with making a fuss through satan's whisperings. However as stated in the continuance of the verse; </text:span>"…They <text:soft-page-break/>flay you with sharp tongues, grasping for wealth. Such people have no faith and<text:span text:style-name="T2"> God will make their actions come to nothing. That is easy for God." </text:span>(Surat al-Ahzab, 19) <text:span text:style-name="T2">God will frustrate hypocrites' ruses, ruin their traps and certainly make them fall through.</text:span></text:p>
      <text:p text:style-name="P22"/>
      <text:h text:style-name="P35" text:outline-level="2">Hypocrites scream unrestrainedly when they get angry</text:h>
      <text:p text:style-name="P22">Muslims are very temperate and judicious. Since they are absolutely sure that God creates everything and each incident, they live with trusting God completely. Therefore, regardless of how hard an incident or wrong attitudes they encounter are, they <text:span text:style-name="T2">'never lose their control and never show and attitude that is non-compliant to the moral values of the Qur'an.' Getting angry, flying off the handle, raising their voices, clamoring, using aggressive and quarrelsome wording are all attitudes that a Muslim will never come near. </text:span>Even if events do not occur as they want, even if other people make mistakes, Muslims know that all these are created for a good reason as part of destiny. </text:p>
      <text:p text:style-name="P22"><text:span text:style-name="T2">On the other hand, hypocrites</text:span>, like in all other cases, <text:span text:style-name="T2">attract attention with behavioral disorders which are total opposite of Muslims</text:span>. <text:span text:style-name="T2">When they face with a little case, which seems as an annoyance, they instantly get angry and start grumbling, clamoring, disputing and showing assailant, and quarrelsome attitudes. Their anarchic soul that they used to hide externalizes from their mouth. Until that moment they pretend to be a Muslim but when they get angry they lose their control and start to uncloak their irreligious characteristics overtly. </text:span>God informs that hypocrites in the era of our Prophet (pbuh) were also showing the same immorality of profanity and ill manners even if when they were with our Prophet (pbuh):</text:p>
      <text:p text:style-name="P30">You who have faith! Do not raise your voices above the voice of the Prophet and do not be as loud when speaking to him as you are when speaking to one another, lest your actions should come to nothing without your realizing it. (Surat al-Hujurat, 2)</text:p>
      <text:p text:style-name="P22">Also in an other verse it is stated that God <text:span text:style-name="T2">'does not approve of a yelling and disquieting wording'</text:span> manner: <text:span text:style-name="T2">"... Be moderate in your tread and lower your voice. The most hateful of voices is the donkey's bray.''</text:span> (Surah Luqman, 19). Yet, deliberately and insistently showing an attitude that God is not pleased with is an important characteristic of the hypocrite. With their determination on this kind of immorality, hypocrites clearly show that they are different from Muslims and long for living the life of unbelievers. </text:p>
      <text:p text:style-name="P22"/>
      <text:h text:style-name="P35" text:outline-level="2"><text:soft-page-break/>Hypocrites strut arrogantly with their disdainfulness</text:h>
      <text:p text:style-name="P22">In the Qur'an, God warns Muslims to avoid acting snobbishly with the verse; <text:span text:style-name="T2">"Do not strut arrogantly about the earth. You will certainly never split the earth apart nor will you ever rival the mountains in height.'' </text:span>(Surat al-Isra', 37)</text:p>
      <text:p text:style-name="P22">Knowing that the immorality described in the verse is not approved by God, Muslims fastidiously avoid the slightest ill -conduct that can be interpreted as egocentrism or arrogance. Quite the contrary to Muslims, <text:span text:style-name="T2">hypocrites use</text:span> <text:span text:style-name="T2">every opportunity to thrust themselves to the forefront, emphasize their greatness and accentuate that they are superior than everyone. Their greed of superiority and coming to the fore is very severe. </text:span>Therefore, this mood dominates all their attitudes, speeches and facial expressions for all day long. <text:span text:style-name="T2">The greed of superiority reflects are seen in all their glances, voice, speeches, in the way they act, in their comments on anything, even in their way of showing love and in all their other conduct. </text:span></text:p>
      <text:p text:style-name="P22">In the verses of the Qur'an<text:span text:style-name="T2">, </text:span>God describes this <text:span text:style-name="T2">'demonic greed for superiority'</text:span> of hypocrites as follows:</text:p>
      <text:p text:style-name="P30">Curse him, how he considered! Again curse him, how he considered! Then he looked. Then he frowned and glowered. Then he drew back and was proud. (Surat al-Muddaththir, 19-23)</text:p>
      <text:p text:style-name="P22">In the Qur'an, God describes hypocrite's morality in great detail. When Muslims contemplate on these, they can grasp hypocrites' greed for superiority clearly from their attitudes, speeches, body languages, the way they walk, the way they use their eyebrows, from the sickness in their looks and the sneaky expressions on their faces. </text:p>
      <text:p text:style-name="P22">Hypocrites see everything as an opportunity to make note of their superiority. <text:span text:style-name="T2">They use their beauty, health, youth, knowledge, culture, talent, dignity, spiritual and material blessings, to sum everything, which actually God gave to them, as a means for strutting arrogantly among others. As they see themselves greater, they start to see other ones inferior and start to belittle them. They think that they are the smartest, wisest, the most talented, the best speechmaker, the best writer in the world. And they start to believe that in almost every matter they are that perfect and talented that their superiority is rarely seen among all people in the entire world. Hypocrites then completely run riot as a result of this point of view. </text:span>God explains hypocrites' increasing passion for arrogance in a verse; <text:span text:style-name="T2">"…have nothing in their breasts except for pride which they will never be able to vindicate…'' </text:span>(Surah Ghafir, 56)</text:p>
      <text:p text:style-name="P22">In another verse God teaches that He does not approve of this immorality;<text:span text:style-name="T2"> "... God does not love anyone vain or boastful." </text:span>(Surat an-Nisa', 36) If a Muslims shows this kind of an attitude unwittingly, believers remind them the verses of the Qur'an and the fact that God is not pleased with this attitude; then the Muslim corrects his error right away. But it is not possible to attain this <text:soft-page-break/>outcome for the hypocrite. The verses of the <text:span text:style-name="T2">Qur'an don't affect the hypocrite. Hypocrites neither take heed from the verses nor ponder on their meanings. Therefore calling them to the right path to save them from this greed for arrogance will not give any result. </text:span>In the Qur'an, God informs what kind of an attitude that hypocrites would adopt to such a call:</text:p>
      <text:p text:style-name="P30">When he is told to fear God, he is seized by pride which drives him to wrongdoing. Hell will be enough for him! What an evil resting-place! (Surat al-Baqara, 206)</text:p>
      <text:p text:style-name="P22"/>
      <text:h text:style-name="P35" text:outline-level="2">Hypocrites are deprived of respect; they are discourteous and inconsiderate</text:h>
      <text:p text:style-name="P22">One of the main characteristics of Muslims is their way of speaking which is compatible with the moral values of the Qur'an for their entire lives. Once they have faith in God, they become purified from the negative features seen in the majority of people of ignorance. Thereby, this pure and blessed morality of believers dominates their all attitudes and speech. Wherever they may be, they determine how should they behave with their conscience according to the course of events, what people need, the circumstances and conditions. Even if they encounter a case they have never experienced before, they adopt the best attitude by listening to the voice of their conscience and make the most felicitous speech.</text:p>
      <text:p text:style-name="P22">As for hypocrites, they are deprived of Muslims' excellence in prudence and foresight. Of course if they want, they can acquire skills in these positive attitudes by seeing sincere Muslims. But since their main goal is slyly struggling against Muslims, they don't feel the need of changing their hypocrisy. <text:span text:style-name="T2">Since they do not turn to God, the moral values of the Qur'an and conscience, they show evil and negative attitudes instead of positive, lenient and pleasant ones. Similarly, they prefer allegorical, allusive and snobby statements within their speeches instead of being constructive, calming and irenical. They do not hesitate using rude, sharp-tongued, discourteous, disgusting, quarrelsome, aggressive, insolent or accusatory wordings. Among Muslims, they daftly adopt every disturbing and rude attitude, which they have learned in the days of ignorance, and which are not compatible with convenance and propriety.</text:span></text:p>
      <text:p text:style-name="P22">While all the words of Muslims are pleasant and courteous, the impudent <text:span text:style-name="T2">hypocrites' words are all repugnant and repellent. They are deprived of respect; they are insolent, snobbish, blunt, rude, inconsiderate and tactless. They are discourteous and impertinent as if they are unconscious. From all these features, it is understood that they are 'people with sick, unbalanced and hypocrite souls'.</text:span></text:p>
      <text:p text:style-name="P22"><text:soft-page-break/>However one of the things that Muslims care mostly and make tiny distinctions on is living for attaining God's approval with immaculate and pleasant moral values. With being purified from crude minds, attitudes and the speech of the days of ignorance, they try to form an environment like heaven. Therefore as much as possible they adopt a tactful, self-sacrificing, thoughtful, indulgent, forgiving, humble, easygoing, modest, patient, eloquent, conciliatory, warm-hearted, reverential and friendly manner to each other. Thus, there is a huge contrast between Muslims' outstanding morality and hypocrites' negative attitudes. So it creates an important sign in order to recognize hypocrites who don't hesitate using evil wording, making irreligious speeches and adopting disgusting attitudes.</text:p>
      <text:p text:style-name="P22"/>
      <text:h text:style-name="P35" text:outline-level="2">Hypocrites were raising their voices in the presence of our Prophet (pbuh) and talking in an insolent manner</text:h>
      <text:p text:style-name="P22">In the era of our Prophet (pbuh), there were a lot people around Muslims who didn't know grace, kind thoughts, being respectful and they were attracting attention with their ill-favored manners. Among those people there were hypocrites who were deliberately showing such immorality, as well as idolaters, ill-hearted ones, uncouth or ignorant people. Hypocrites were adopting such ugly attitudes towards not only Muslims but also to our Prophet (pbuh) - surely our Prophet (pbuh) is beyond this. Even hypocrites were deliberately displaying this evil mannerism against him much severer than they showed to Muslims. The reason was of course their unfaithfulness and <text:span text:style-name="T2">jealousy towards our Prophet (pbuh) for the blessings he has, the love and respect that he receives, his superior rank and dignity. They were deeming themselves more worthy of being the leaders; and they believed that they were superior, wiser and more talented than our Prophet (pbuh). </text:span>Therefore, showing him the respect, reverence and the love he deserved and behaving in accordance to moral values of the Qur'an to him were offending hypocrites.</text:p>
      <text:p text:style-name="P22">These people <text:span text:style-name="T2">were talking in a disrespectful, rude, insolent, aggressive, quarrelsome and accusing manner with our Prophet (pbuh) and they were also raising their voices and talking loudly </text:span>(surely our Prophet (pbuh) is beyond these). In the Qur'an, God warns those ones who were showing this evil attitude and reminds that <text:span text:style-name="T2">'it will have an ample retribution in the Presence of God'</text:span>:</text:p>
      <text:p text:style-name="P30">You who have faith! Do not raise your voices above the voice of the Prophet and do not be as loud when speaking to him as you are when speaking to one another, lest your actions should come to nothing without your realizing it. (Surat al-Hujurat, 2)</text:p>
      <text:p text:style-name="P22">God informs us that if someone speaks with the Prophet (pbuh) in this ugly and aggressive manner, his beneficial actions and good deeds will come to <text:soft-page-break/>nothing as a result. It is also stated that Muslims who speak in avoidance of these kinds of attitude disorders, who articulate temperately and respectfully in the presence of our Prophet (pbuh) will be given a significant reward in the hereafter: </text:p>
      <text:p text:style-name="P30">Those who lower their voices when they are with the Messenger of God are people whose hearts God has tested for heedfulness. They will have forgiveness and an immense reward. (Surat al-Hujurat, 3)</text:p>
      <text:p text:style-name="P22">Undoubtedly that, each incident that took place in the era of our Prophet (pbuh), each provision that are stated regarding to them, are also guide ways for each subsequent Muslim community. The<text:span text:style-name="T2"> 'respect and reverence convenance' </text:span>towards our Prophet (pbuh) that is described in the Qur'an shows Muslims how the respect that is shown between each other and towards their spiritual leaders who have outstanding morals should be.</text:p>
      <text:p text:style-name="P22"/>
      <text:h text:style-name="P35" text:outline-level="2">Hypocrites were trying to come to the fore beside our Prophet (pbuh) and trying to exalt themselves</text:h>
      <text:p text:style-name="P22">In the Qur'an, another important thing that is reminded to Muslims is <text:span text:style-name="T2">'the importance of prioritizing our Prophet (pbuh) in every setting that he is present and on every subject, revering him ahead and treasuring him the most'</text:span>. This morality is a very important <text:span text:style-name="T2">'sign of believers'</text:span> that manifests Muslims' love, respect, reverence and devotion towards our Prophet (pbuh).</text:p>
      <text:p text:style-name="P22">The ones who don't feel these sincerely, can't show these moral values of the Qur'an even through mimicking. Hypocrites who feel <text:span text:style-name="T2">'jealousy, rage, anger, intolerance and greed for coming to the fore or superiority' </text:span>towards our Prophet (pbuh), can never show respectful behaviors of a true Muslim. Contrarily, hypocrites attract notice with their <text:span text:style-name="T2">'disrespectful attitudes'</text:span> that are total opposite of Muslims' in the presence of the Prophet (pbuh).</text:p>
      <text:p text:style-name="P22">In the Qur'an, God reveals how Muslims' respect and propriety should be both to hypocrite characters who show this ill morality and to the good-intentioned ones who adopt wrong manners due to their ignorance or uncouthness as follows:</text:p>
      <text:p text:style-name="P30">You who have faith! Do not put yourselves forward in front of God and of His Messenger; and fear God. God is All-Hearing, All-Knowing. (Surat al-Hujurat, 1)</text:p>
      <text:p text:style-name="P22">As it is known, at that time there were people from every belief, culture and character around our Prophet (pbuh) as well as sincere Muslims. There were the ones who were actually well-intentioned but did not know moral values of Islam yet or the ones who had defects on matters of kind thoughts, courtesy, kindness and respect due to their upbringing. But <text:span text:style-name="T2">hypocrites were different than all </text:span><text:soft-page-break/><text:span text:style-name="T2">the others as they were showing these immoralities and attitude disorders deliberately and intentionally. That is to say that hypocrites perfectly knew how to behave in the presence of our Prophet (pbuh) with due respect.</text:span> But in order to make him sense their evil mindset sneakily, they especially weren't adopting this respectful manner. In order to cover their insincerity <text:span text:style-name="T2">they were saying that they loved our Prophet (pbuh); but essentially there were grudge and hatred within their hearts instead of love, thus it was very offending for them to show respect to him. </text:span>Since, the real purpose of hypocrites was not to revere our Prophet (pbuh) but in fact to thrust themselves to the forefront.</text:p>
      <text:p text:style-name="P22">They wanted to <text:span text:style-name="T2">'lessen the love and respect towards our Prophet (pbuh) and then show everyone their so-called intelligence, knowledge and talent to be greater than his'</text:span>. Thereby, they thought that they would mislead the ones who have weak faith and withhold them from following our Prophet's (pbuh) path. They assumed that they could this way misdirect those to the evil conduct of the irreligious and make them their followers. However each sinister and insincere attitude they adopted in order to thrust themselves to the forefront was another demonstration of <text:span text:style-name="T2">'hypocrites' fatuousness'</text:span> and manifesting <text:span text:style-name="T2">'how outstanding wisdom' </text:span>our Prophet (pbuh) had.</text:p>
      <text:p text:style-name="P22">Indeed, this hypocrite character in the era of our Prophet (pbuh) has been showing up in the same sneaky way in all Muslim communities throughout history. Hypocrites' target has been always the one who is <text:span text:style-name="T2">'the spiritual leader and guide'</text:span> of Muslims at that moment. <text:span text:style-name="T2">At the present time, hypocrites aim at the ones who serve most beneficially to Islam, who put up the most efficient struggle against irreligion and who strengthen believers most; these blessed people are targets of hypocrites.</text:span></text:p>
      <text:p text:style-name="P22">The reason for hypocrites' denial to accept showing respect to the spiritual leaders who have outstanding morality just as they denied towards our Prophet (pbuh) is actually very overt. Hypocrites stay with Muslims not to attain God's approval, mercy or heaven by living in compliance with morals of the Qur'an. Therefore, while Muslims try to live by the good morals in the best possible way, hypocrites don't have such a purpose, eagerness or resolution. They either have faith in God and hereafter fractionally or choose unbelief completely. They live without considering that they will be questioned in the hereafter for what they have done it their worldly life. What is important for them is preserving their worldly interests and pass their lives as they desire. If they are able to move forward in accordance with their purposes sneakily and in a quirky manner, if they can reach their benefits without leaving any trace behind, without making their ruses obvious; then there isn't any problem for them. As long as they preserve their benefits and get what they want, it is not important or necessary for them to have good morals, be tactful, kind or respectful.</text:p>
      <text:p text:style-name="P22">Hypocrites, by the reason of this ill-favored point of view, act in order to reach their goals with crafty games, verbiages, and lies also when they are near to the Muslims' spiritual leader. Since they don't feel a true love neither towards our Prophet (pbuh), nor towards Muslims or their spiritual leaders, they don't show the <text:span text:style-name="T2">'morality of sincere respect and treating with honor'</text:span> which is the indicator of this love. Their impertinent, thoughtless, discourteous, insincere and <text:soft-page-break/>imposter attitudes and manners manifest itself immediately in the places where our Prophet (pbuh), the messengers of God or spiritual leaders of Muslims are.</text:p>
      <text:p text:style-name="P22">However they try to do all these under-handed <text:span text:style-name="T2">'with sneaky and indemonstrable methods'</text:span> as best as one can. They clearly know that if they were to show inappropriate immoralities overtly and explicitly, Muslims would collaborate and come out against it in a serious way. Therefore they adroitly do their secret immoralities as if they are doing these <text:span text:style-name="T2">'erroneously, without noticing, due to lack of experience or unknowingly'. </text:span>For instance, <text:span text:style-name="T2">when the the spiritual leader of Muslims elucidates something erudite and important, they want to interrupt him and show their own knowledge. </text:span>For this purpose <text:span text:style-name="T2">they persistently interrupt his speech </text:span>as if it is happening erroneously. After every new speech, <text:span text:style-name="T2">hypocrites try to prove that they know that subject way much better than the spiritual leader of Muslims. </text:span>Or they<text:span text:style-name="T2"> </text:span>pretend to share some reasonable information but actually <text:span text:style-name="T2">they want to emphasize that the other the spiritual leader knows wrong and talks inexact.</text:span> They<text:span text:style-name="T2"> make non-erudite and unnecessary speeches for hours </text:span>gauchely, tactlessly and in a way that not letting the main person talk. By this way they continuously try to abuse these blessed people's kindness and good morality.</text:p>
      <text:p text:style-name="P22">Certainly, all these morality disorders they deliberately adopt depends on deviant and evil logic. Hypocrites don't believe that prophets and messengers are superior than them, chosen by God, bedecked with a special wisdom, or erudite and knowledgeable. Hypocrites do not also accept that they have higher conscience, superior morals and are blessed people just as they don't believe the same for all Muslims. Even <text:span text:style-name="T2">hypocrites see themselves superior than prophets, saintly believers and leader of Muslims by means of their intellect, intelligence, knowledge, and experience. </text:span>In the Qur'an, this deviant befooling of hypocrites is described in the story of Saul as follows:</text:p>
      <text:p text:style-name="P30">Their Prophet said to them, 'God has appointed Saul to be your king.' They said, 'How can he have kingship over us when we have much more right to kingship than he does? He has not even got much wealth!' He said, 'God has chosen him over you and favored him greatly in knowledge and physical strength. God gives kingship to anyone He wills. God is All-Encompassing, All-Knowing.' (Surat al-Baqara, 247)</text:p>
      <text:p text:style-name="P22">At that time, God revealed to believers that <text:span text:style-name="T2">'Saul was chosen as a leader' </text:span>but hypocrite characters in that era claimed that <text:span text:style-name="T2">'they are more appropriate for kingship and leadership' </text:span>with assertions based on ignorant calculations. They advocated that the one who was richest by means of wealth and possessions should be the leader. However, in the verse God points out that superiority doesn't come with goods and wealth.<text:span text:style-name="T2"> Leadership happens not based on ignorant and ostensible measures, but is granted through God's will and choice</text:span> and God gives a special knowledge, erudite, physical strength and enlightenment to the servants He choses to make leaders, therefore favors the leader of Muslims with eminence and superiority.</text:p>
      <text:p text:style-name="P22">However, hypocrites' value judgments are incompatible with the Qur'an. In the direction of their own idolatrous beliefs they have described rules of the time <text:soft-page-break/>of ignorance as <text:span text:style-name="T2">'realities of life'</text:span>; and they think that the spiritual leaders of Muslims are unaware of these realities. They presume up to their thinking that the leaders of Muslims '<text:span text:style-name="T2">don't know people well, can't recognize people's real characters, can't evaluate incidents right and therefore don't take wise decisions'</text:span>. Besides, hypocrites believe that everything should be evaluated in accordance with the ostensible benefit calculations. For them <text:span text:style-name="T2">'the wisest person is the one who preserves his benefits better and who gets more interest</text:span>.'</text:p>
      <text:p text:style-name="P22">Therefore hypocrites can't comprehend the fact that our Prophet (pbuh) didn't live in accordance with the ignorant people's <text:span text:style-name="T2">'deviant value judgments and their desire to get benefit </text:span>.' With their wimpy minds they described our Prophet's (pbuh) choices which he had made considering most of God's approval instead of preserving benefits as <text:span text:style-name="T2">'inexact'</text:span> or <text:span text:style-name="T2">'wrong'-</text:span>surely our Prophet (pbuh) is beyond this.</text:p>
      <text:p text:style-name="P22">However, God gave the prophets, messengers and His saintly servants a special enlightenment and taught them <text:span text:style-name="T2">'hidden knowledge'</text:span> besides <text:span text:style-name="T2">'outward knowledge'</text:span>. Therefore these blessed and enlightened people <text:span text:style-name="T2">conduct with awareness of many things that normal people can't know; and they are granted this special knowledge with guidance and inspiration from God.</text:span> They can see details ordinary people can't see and notice possibilities others don't realize through their high enlightenment, insight and prudence. Therefore their speeches, decisions and assessments are highly erudite, well-directed and full of wisdom, considerably superior than the understandings of people who only ponder through outward knowledge.</text:p>
      <text:p text:style-name="P22">Our Prophet (pbuh) acts with the outstanding wisdom and knowledge God grants to him and conducts with the inspiration of Almighty God, Who has infinite wisdom, Who also creates the totality of unbelievers, hypocrites and rules of people of ignorance. The Prophet (pbuh) evaluates people and affairs with this higher wisdom, profundity, penetration and foresight; and makes his decisions with God's guidance and inspiration, his conscience and according to the moral values of the Qur'an . Therefore he takes the most auspicious decisions, diagnoses in the most accurate way and acts with best guidance and direction. As a result, God gives the glad tidings in the Qur'an that <text:span text:style-name="T2">'it is the party of God who are victorious'</text:span>:</text:p>
      <text:p text:style-name="P30">As for those who make God their friend, and His Messenger and those who have faith: it is the party of God who are victorious! (Surat al-Ma'ida, 56)</text:p>
      <text:p text:style-name="P30"/>
      <text:h text:style-name="P35" text:outline-level="2">Hypocrites were talking to our Prophet (pbuh) loudly from outside his private quarters</text:h>
      <text:p text:style-name="P22"><text:span text:style-name="T2">Actually, hypocrites perfectly knew how the manners and wordings should be in the presence of our Prophet (pbuh)</text:span>. But since they could <text:soft-page-break/>accept the <text:span text:style-name="T2">'superiority' </text:span>of our Prophet (pbuh),<text:span text:style-name="T2"> it was offending for them to show a deep respect towards him. </text:span>Therefore they were trying to execute <text:span text:style-name="T2">'evil misdemeanors' </text:span>sneakily by acting with contumacy and disobedience in such settings. While Muslims were attracting notice with their remarkable <text:span text:style-name="T2">'conscientious love and exquisite respect'</text:span> towards our Prophet (pbuh), they came to be recognized as<text:span text:style-name="T2"> persons possessing 'hypocrite characters'</text:span> by our Prophet (pbuh) and sincere believers due to their devious misconduct. </text:p>
      <text:p text:style-name="P22">However, we should remember that <text:span text:style-name="T2">'hypocrisy'</text:span> is not the only reason of misbehavior in people's wordings and manners. A person may make mistakes due to his ignorance, thoughtlessness, benightedness, inexpertness, rude attitudes or vulgarity. hypocrites' differential features are their <text:span text:style-name="T2">'painstaking insistence and not giving up on wrong attitudes despite being taught the right moral values'</text:span>; and <text:span text:style-name="T2">'not feeling any regret after their attitudes and not looking for any correction of their mistakes</text:span>.' They absolutely consider themselves to be on the true path and to be right. When they exhibit other hypocritical attitudes besides these, these facts should certainly be taken into consideration and suspected as pre-eminent by Muslims.</text:p>
      <text:p text:style-name="P22">In the Qur'an, another example of hypocrites' attitude disorder they exhibit in the presence of our Prophet (pbuh) is revealed in the following verse:</text:p>
      <text:p text:style-name="P30">As for those who call out to you from outside your private quarters, most of them do not use their intellect. If they had only been patient until you came out to them, it would have been better for them. But God is Ever-Forgiving, Most Merciful. (Surat al-Hujurat, 4-5)</text:p>
      <text:p text:style-name="P22">Hypocrites who try to execute evil actions with interrupting, knowingness, yelling, raising their voices, using a quarrelsome manner, use the method of <text:span text:style-name="T2">'calling out from outside private quarters' </text:span>just as described in the verse.</text:p>
      <text:p text:style-name="P22">Our Prophet (pbuh) is a blessed person who is remarkably noticed with his superior morality, high conscience, profound wisdom, which is reflected in his way of speaking and gentle conduct. As it is stated in the Qur'an with the verse <text:span text:style-name="T2">"You have an excellent model in the Messenger of God, for all who put their hope in God and the Last Day and remember God much,'' </text:span>(Surat al-Ahzab, 21) God exemplified him with his morality and life for all Muslims. It is unthinkable that a person close to our Prophet (pbuh) who is an amazing blessing will not notice his outstanding morality. Every person who acts in line with his conscience and strives for attaining God's approval can take his superior morality as an example for himself and beautify his conduct. Besides, it is clear that our Prophet (pbuh) who perfectly knows gentleness, kind thoughts, respect, and love and carry out them consummately, will see reverse of these attitudes exhaustively in detail and be disturbed by evil or ignorant misbehavior that is opposite to moral values of the Qur'an.</text:p>
      <text:p text:style-name="P22">Yet, hypocrites were aware of all these truths<text:span text:style-name="T2">. They exhibited those repugnant attitudes with emphasizing their deviant point of views in order to bother Muslims and to be esteemed in the eyes of hypocrites</text:span>.</text:p>
      <text:p text:style-name="P22">Hypocrites who yell and raise their voices during our Prophet's (pbuh) conversations, who try to preclude our Prophet (pbuh), who call him behind <text:soft-page-break/>doors and outside his private quarters, of course give significant evidence against themselves with these attitudes. Therefore Muslims can clearly differentiate them from sincere Muslims who are deeply committed to our Prophet (pbuh), who hold a profound love for him in their hearts and treat him with ultimate grace and respect. Thus believers also recognize those who cannot be trusted and should be watched out.</text:p>
      <text:p text:style-name="P22">Those sick souls could not appreciate our Prophet's (pbuh) outstanding morality, high conscience, patience and compassion, and were not conscious of how a precious blessing it was to live in the same era with our Prophet (pbuh); they surely sustained losses both in this world and the hereafter.</text:p>
      <text:p text:style-name="P22">Just like in the era of our Prophet (pbuh), today's hypocrites who exhibit the same evil attitude towards Muslims and their spiritual leaders will face the same detriment. They will never be able to damage Islam, Muslims or messengers that God chose and made superior. The darkness of the evil world they desire will first parch them with pain, distress and unhappiness within this world, and then they will meet with the hell's torment. In a verse in the Qur'an, God reveals the end of the ones who spurned their Lord's command:</text:p>
      <text:p text:style-name="P30">How many cities spurned their Lord's command and His Messengers! And so We called them harshly to account and punished them with a terrible punishment (Surat at-Talaq, 8)</text:p>
      <text:p text:style-name="P22"/>
      <text:h text:style-name="P35" text:outline-level="2">While Muslims remember God with love, hypocrites rarely remember God</text:h>
      <text:p text:style-name="P22">In the Qur'an, another important information given about hypocrites is that they <text:span text:style-name="T2">'rarely remember God'</text:span>.</text:p>
      <text:p text:style-name="P30">Hypocrites think they deceive God, but He is deceiving them. When they get up to pray, they get up lazily, showing off to people, and only remembering God a very little. (Surat an-Nisa', 142)</text:p>
      <text:p text:style-name="P22">Hypocrites know verses of the Qur'an very well, just as all Muslims do. They are aware of all characteristics of hypocrisy that are described in the verses. Therefore, they know that <text:span text:style-name="T2">'remembering God frequently is an important qualification of Muslims'' </text:span>and <text:span text:style-name="T2">'remembering God very little is a distinct feature of hypocrites'</text:span>. Normally it may be expected from hypocrites to remember God and talk about verses just to convince Muslims that they are <text:span text:style-name="T2">'sincere believers' </text:span>and not to divulge themselves. <text:span text:style-name="T2">However, they cannot even imitate this way of worshipping our Lord as a miracle. On this matter, God has locked their prudence and sealed their tongues.</text:span> There is a huge contrast between sincere Muslim's wholehearted remembrance of God Who is loved more than anything in the world and hypocrite's evasion from conversations on faith.</text:p>
      <text:p text:style-name="P22"><text:soft-page-break/>Hypocrites spend long time on things that are of interest to their selfish desires and subjects that are in parallel with their benefits. They are ready to join any kind of activity that their lower-selves desire or they enjoy physically. <text:span text:style-name="T2">Sports, listening to music, watching movies, strolling outside, getting an hair care done, watching football matches, spending a long time on social media and posting things about themselves cheer them up. </text:span>They will do these with huge eagerness and enthusiasm.</text:p>
      <text:p text:style-name="P22">Hypocrites can talk about <text:span text:style-name="T2">'what they will wear, what their hair will look like, what they will eat or where they will go for shopping' for hours without getting bored. Hypocrites feel an incredible contentment when they talk about only worldly matters. </text:span></text:p>
      <text:p text:style-name="P22">Of course, these are eminently reasonable and legitimate activities that anyone can do during the day. However, hypocrites are active and enthusiastic for only these matters. On the other hand, when they come together with Muslims for a benevolent conversation, their hearts sink. They become jaded, dull and unexcited. Especially they never want to be in a place where believers remember God and hold conversations on topics related to faith. Every place where Muslims speak about subjects like the Almighty Power of God, the excellence of destiny, the importance of abiding by the moral values of the Qur'an, and Muslims' loving each other and being sincere friends, hypocrites become extremely exhausted and suffer in misery.</text:p>
      <text:p text:style-name="P22">The reason why hypocrites don't want to remember God and don't want to be in places where He is remembered is that they feel a fondness and admiration towards satan instead of having love for God. They don't consider God as their friend as they are friends with satan. Therefore they do what satan wants, not what God wants. Hence, <text:span text:style-name="T2">when God is remembered, when the verses of the Qur'an are read out loud, hypocrites lose their temper inwardly. </text:span>With every verse of the Qur'an being recited, they think that their hypocrite character which is completely the opposite of Muslim morality will be revealed. Thus they feel an incredible grudge and rage in their hearts. <text:span text:style-name="T2">God has made a perfect diagnosis of hypocrites in the Qur'an and revealed their signs in great detail; and this fact makes hypocrites horrified with fear. For that reason they can't stand listening to the Qur'an. </text:span>But since they have to hide themselves, they can't say anything. There is nothing they can do about it - the Qur'an is beyond this. Therefore they reflect their annoyance and fury on their eyes and want to carry out a devious action at least in that way. God informs us of hypocrites' evil condition when God is remembered and the Qur'an is recited in the following verse: </text:p>
      <text:p text:style-name="P30">Those who are unbelievers all but strike you down with their evil looks when they hear the Reminder… (Surat al-Qalam, 51)</text:p>
      <text:p text:style-name="P22">In the Qur'an, God reminds that; "<text:span text:style-name="T2">…Remembrance of God is greater still. </text:span>God knows what you do.'' (Surat al-'Ankabut, 45) and commands Muslims to show their love for God through remembering Him and exalting Him with His most beautiful Names. Also in another verse God reveals this edict as follows:</text:p>
      <text:p text:style-name="P30">Remember Me – I will remember you. Give thanks to Me and do not be ungrateful. (Surat al-Baqara, 152)</text:p>
      <text:p text:style-name="P22"><text:soft-page-break/>On the other hand satan whispers to hypocrites, whom he has attained as its followers, <text:span text:style-name="T2">'not to remember God'</text:span>. Since, <text:span text:style-name="T2">'remembrance of God, being devoutly faithful to God and following God's path' </text:span>are attitudes which are<text:span text:style-name="T2"> 'the most undesirable and disconcerting"</text:span> for satan. In a verse in the Qur'an, God states that <text:span text:style-name="T2">'satan takes hypocrites under control with gaining mastery over them'</text:span> and then <text:span text:style-name="T2">'makes them forget the remembrance of God'</text:span>:</text:p>
      <text:p text:style-name="P30">Satan has gained mastery over them and made them forget the remembrance of God. Such people are the party of satan. No indeed! It is the party of satan who are the losers. (Surat al-Mujadala, 19)</text:p>
      <text:p text:style-name="P22">Hypocrites <text:span text:style-name="T2">avoid places where God is remembered</text:span> with the inspiration of satan whom they see as their guide and leader. Therefore, they try not to speak about the beautiful moral values of God, God's splendid creation, obligations of Muslims according to moral values of the Qur'an, goodness and wisdom in destiny, and the responsibilities of Muslims as much as possible.</text:p>
      <text:p text:style-name="P22"><text:span text:style-name="T2">When God is remembered where there are hypocrites, they instantly cast down, fade and feel unwell. Distress encompasses all their souls. An evil soul encircles them in a minute. An evil expression appears suddenly on their faces getting gloomy and dark. </text:span>Then hypocrites try to make people understand how bored they are. In the Qur'an, this evil characteristic of hypocrites who don't have faith in the hereafter is described in a verse:<text:span text:style-name="T2"> "When God is mentioned on His own, the hearts of those who do not believe in the hereafter shrink back shuddering, but when others apart from Him are mentioned, they jump for joy.'' (Surat az-Zumar, 45)</text:span></text:p>
      <text:p text:style-name="P22">In another verse, God reveals how severely hypocrites get disturbed when the Qur'an is recited next to them:</text:p>
      <text:p text:style-name="P30">We have placed covers on their hearts, preventing them from understanding it, and heaviness in their ears. When you mention your Lord alone in the Qur'an, they turn their backs and run away. (Surat al-Isra', 46)</text:p>
      <text:p text:style-name="P22"><text:span text:style-name="T2">Hypocrites can't stand hearing God's Almighty Power that our Lord is All-Powerful, and the fact that there is no other god than Him.</text:span> As it is stated in the Qur'an, they never want to listen to these truths and run away from that place dismally <text:span text:style-name="T2">'in a crazed condition with rage'.</text:span> <text:span text:style-name="T2">Conversations on religion make hypocrites very angry and disturb them</text:span> –surely God is beyond this. Hypocrites show their uneasiness and nuisance with grunting and starting to swing their feet. They get totally strained from stress and their souls become completely uncomfortable. The evil sickness in their souls show up with the uneasiness they go through and physical reactions they give when God is remembered.</text:p>
      <text:p text:style-name="P22"><text:span text:style-name="T2">It is clear that, a person harps on the one who he loves the most, who he thinks most and whom he wants to be the closest. </text:span>Since Muslims' most beloved Being is our Lord, and as they seek refugee in God, ask help from Him and try to attain His approval in everything they do; believers always remember God's Almighty and Exalted Names.</text:p>
      <text:p text:style-name="P28"><text:soft-page-break/>On the other hand, hypocrites always harp on evil ideas, logic that is incompatible with the Qur'an, irreligious talks, negative and ugly words, impertinences and vileness since their hearts are always with satan.</text:p>
      <text:p text:style-name="P22">Satan makes use of hypocrites in this way to cause uneasiness, unrest, commotion and disturbance among Muslims; he verbalizes his own philosophy from their mouths. However, this only turns against the hypocrite and the only one who gets hurt from this is the hypocrite himself. Vicious thoughts that their negative, evil world and dark mind produce hassles only hypocrites, themselves. As retribution of living away from God's path, even though they are at a place together with Muslims that is like heaven with all its spiritual and ostensible blessings, hypocrites live a wailful, unhappy life as if they are already in hell.</text:p>
      <text:p text:style-name="P26"/>
      <text:h text:style-name="P35" text:outline-level="2">Hypocrites don't want to mention religious subjects whereas they are quite zealous and proficient on talking about worldly matters</text:h>
      <text:p text:style-name="P22">Hypocrites who rarely remember God and carefully avoid places where God is praised have another remarkable feature.<text:span text:style-name="T2"> Hypocrites deplore and suffer torment from religious subjects while they astoundingly feel relieved as worldly matters are discussed</text:span>. While anything that reminds him of God, the hereafter, being conscientious and following moral values of the Qur'an is a nuisance for him, matters that make him forget God and religion vivify him. A verse in the Qur'an describes how <text:span text:style-name="T2">hypocrites get relieved and freshen while subjects other than God are mentioned</text:span>; "When God is mentioned on His own, the hearts of those who do not believe in the hereafter shrink back shuddering,<text:span text:style-name="T2"> but when others apart from Him are mentioned, they jump for joy</text:span>.' (Surat az-Zumar, 45)</text:p>
      <text:p text:style-name="P22">Although hypocrites tell they have faith in God with their tongue, they either have a very weak faith in the hereafter or they do not believe at all. Therefore the important thing for them is only the life in this world.<text:span text:style-name="T2"> Every detail of this life is very important for them. World's leading countries, showy cities, people from those places, most respected foreign languages, politicians, artists, writers of prominent countries and the ideas they support are all crucial for hypocrites. </text:span>Even if they can't go to those places and don't know these people personally, inquiring about them makes them very excited because<text:span text:style-name="T2"> hypocrites see all of these as a part of their future. </text:span>Indeed, what refreshes and revives them is the dream of being respected worldwide, reaching an eminent office, coming together with those whom they admire the most and being one of them. Therefore when such topics are of concern, hypocrites let their tongue run. <text:span text:style-name="T2">Hypocrites who cannot utter a few </text:span><text:soft-page-break/><text:span text:style-name="T2">sentences when the subject is remembering God, and who don't even become grateful when they see a blessing or are saved from a trouble; start talking incessantly when it is a worldly matter which they consider as their future. </text:span>Their joy and happiness come into its own instantly. They even mention the most unnecessary details for hours. </text:p>
      <text:p text:style-name="P22"><text:span text:style-name="T2">Hypocrites are also very talented at keeping such worldly information in their minds and narrating them appealingly. </text:span>In the Qur'an, God reported this hypocritical feature in verses as following:</text:p>
      <text:p text:style-name="P30">When you see them, their outward form appeals to you, and if they speak you listen to what they say. But they are like propped-up planks of wood. They imagine every cry to be against them. They are the enemy, so beware of them. God fight them! How they are perverted! (Surat al-Munafiqun, 4)</text:p>
      <text:p text:style-name="P30">Among the people there is someone whose words about the life of the world excite your admiration, and he calls God to witness what is in his heart, while he is in fact the most hostile of adversaries. (Surat al-Baqara, 204)</text:p>
      <text:p text:style-name="P22">God reveals <text:span text:style-name="T2">'hypocrites' evil talent on topics apart from religion'</text:span> with the statement <text:span text:style-name="T2">"if they speak you listen to what they say.''</text:span> In the other verse, God informs, <text:span text:style-name="T2">"there is someone whose words about the life of the world excite your admiration.'' It means that hypocrites can talk on subjects related to worldly matters very fluently and appealingly.</text:span></text:p>
      <text:p text:style-name="P22">On the other hand 'conversations on religion' don't excite hypocrite's attention or delight him. But they eagerly mention art, painting, sculpture, wealth, money, fashion, clothes, accessories, hair care, sports, houses, cars, foods and drinks for hours. They open out on inutile subjects such as a television show, a gossip on papers or who followed who on social media. There is surely nothing wrong about talking on such matters. But, what attracts attention is how they lack the eagerness and capability they display for religious topics.</text:p>
      <text:p text:style-name="P22">As it is declared in the verse with statement <text:span text:style-name="T2">"excite your admiration''</text:span>; hypocrites may use a manner which can attract people who don't have profound faith and do not evaluate all these in line with moral values of Muslims. Hypocrites are very skillful at this. <text:span text:style-name="T2">They can keep all detailed information about these subjects in their minds. </text:span>They have a broad perspective on talking about useless and pointless matters. However, God also reveals that hypocrites are <text:span text:style-name="T2">"like propped-up planks of wood"</text:span>. Therefore, <text:span text:style-name="T2">'it is a useless and hollow talent'</text:span>. It does no good for either themselves, or any other one. Hypocrites' way of empty talk or speaking on nonsense may be described as <text:span text:style-name="T2">'babbling'</text:span>. <text:span text:style-name="T2">They don't use such information in an erudite way for an auspicious purpose.</text:span> They only show a disturbing and repellent character who make nonsensical talk when they are with aimless people who embrace a similar mindset.</text:p>
      <text:p text:style-name="P22">A sincere believer gets disturbed if he sees someone coming next to Muslims and wasting their time talking on such nonsense or trivial topics. Similarly, if someone goes next to hypocrite just to try him, and praise God in a candid and sincere manner, hypocrites suffer a great torment. It is the most insufferable and <text:soft-page-break/>agonizing subject for them. When there is a mention of God and religion, they go pale, despond and become unhappy. As it is stated in the Qur'an; <text:span text:style-name="T2">"… they run from the Reminder like panicked donkeys fleeing from a lion'' </text:span>(Surat al-Muddaththir, 49-50-51) when they hear the mention of God they '<text:span text:style-name="T2">they run away like panicked donkeys'</text:span>. But when there is a subject apart from religion and related to worldly interests, it is clearly seen that they open and cheer up and become brisk. </text:p>
      <text:p text:style-name="P22">With the following verse in the Qur'an; "<text:span text:style-name="T2">But there are some people who trade in distracting tales to misguide people from God's Way knowing nothing about it and to make a mockery of it. Such people will have a humiliating punishment." </text:span>(Surah Luqman, 6)<text:span text:style-name="T2">,</text:span> God reveals that hypocrites' aim with these <text:span text:style-name="T2">'empty and pointless</text:span>' speech is <text:span text:style-name="T2">'constraining Muslims from living the moral values of the Qur'an'</text:span>. Hypocrites want to prevent benevolent activities of Muslims with stealing their time and drawing them into empty conversations. At the same time they aim at dissuading ones who have meager faith or hypocrite characters and then detracting them from being a sincere believer.</text:p>
      <text:p text:style-name="P22">However, God turns this evil effort of hypocrites into a mercy for Muslims. Muslims see the difference between the ones who praise God with profound love and the ones who avoid remembering God but liven up incredibly with empty and pointless speeches. Thus Muslims can recognize insincere hypocritical people among them and take precautions as they see who should be watched carefully.</text:p>
      <text:p text:style-name="P26"/>
      <text:h text:style-name="P35" text:outline-level="2">Hypocrites don't care enhancing their morality but their 'appearance' and 'being admired' are vital for them</text:h>
      <text:p text:style-name="P22">In the Qur'an, God informs us of hypocrites as, <text:span text:style-name="T2">'When you see them, their outward form appeals to you'</text:span>:</text:p>
      <text:p text:style-name="P30">When you see them, their outward form appeals to you, and if they speak you listen to what they say. But they are like propped-up planks of wood. (Surat al-Munafiqun, 4)</text:p>
      <text:p text:style-name="P22">With the statement<text:span text:style-name="T2"> 'outward form', </text:span>the measures of ignorant people that are '<text:span text:style-name="T2">based only on appearance'</text:span> such as <text:span text:style-name="T2">'wealth, flashiness, vanity, physical care, modernity and quality'</text:span> are remarked. Indeed <text:span text:style-name="T2">'appearance and being admired' </text:span>are two crucial subjects for the hypocrite. He is the one who does not believe in God, who does not work for attaining God's approval; his most valuable treasure is his <text:span text:style-name="T2">'body'</text:span> and his <text:span text:style-name="T2">'brain'</text:span> in order to use his body in the most efficient way. But as it is known, wisdom is a blessing God only grants for sincere believers. In the Qur'an, this truth is stated as follows:</text:p>
      <text:p text:style-name="P30"><text:soft-page-break/>You who have faith! If you have fear of God, He will grant you a criterion (furqan, to judge between right and wrong) and erase your bad actions from you and forgive you. God's favor is indeed immense. (Surat al-Anfal, 29)</text:p>
      <text:p text:style-name="P22">Our Lord grants people a wisdom and cognizance to judge between <text:span text:style-name="T2">'right or wrong' </text:span>and <text:span text:style-name="T2">'good or bad'</text:span> only if those people are afraid and beware of God with respect and deep love. Therefore this Muslim characteristic doesn't exist in hypocrite characters who have only weak faith in God. Their wisdom is incredibly weak. But as a trap of God, they are unaware of this situation. Despite that, they assume themselves to be wiser than everyone around them. But the thing they see as wisdom in their system is only <text:span text:style-name="T2">'intelligence',</text:span> which is created as a body function by God.</text:p>
      <text:p text:style-name="P22">Hypocrites try to get the utmost benefit from worldly desires by using their ordinary intelligence and body. As they don't have faith in God's eternal Wisdom and Power, they assume that they will reach those benefits independently from God. Therefore they consider their bodies, which are their only belonging to be very precious. They care about their bodies not because they see it as a beautiful blessing and favor from God or to use it in the way of God. They attach significance to their bodies not to have health and wellness but because they care about it as an independent enjoyment. <text:span text:style-name="T2">They think that as much as they care about themselves, they bedeck their body and present themselves as different and important people, so they will be able to influence people deeply. </text:span>They imagine this way they will be able to win unbelievers' favor, receive their appreciation, they will be shown respect and as a result of all these they will reach worldly positions they desire covetously. Therefore, God informs in the verse that '<text:span text:style-name="T2">When you see them, their outward form appeals to you'</text:span>.</text:p>
      <text:p text:style-name="P22">For hypocrites who have no fear of God and belief in the hereafter, enhancing moral values won't serve their purposes and it is an insignificant subject. Besides, hypocrites don't appreciate<text:span text:style-name="T2"> 'good moral values in compliance with the Qur'an'</text:span>. Their only desire is to practice evil conduct, to be proficient on irreligious tactics and methods that they can sneakily execute among Muslims, and to possess a devious intelligence to do all these. Thus they are not concerned with morality issues. <text:span text:style-name="T2">But they hang on to their bodies covetously. Keeping their bodies young, spry, healthy and strong is one of the most important targets of hypocrites and one of the things that they care about the most.</text:span></text:p>
      <text:p text:style-name="P22"><text:span text:style-name="T2">Of course, a Muslim also does his best to preserve his body in the most powerful, healthy and beautiful way. Being modern, soignée, beautiful and possessing high quality, are grandeurs that Muslims attach importance to. But hypocrites show an insane greed for it. </text:span>And hypocrites' ambition is not for using his body in the way of God or for a beneficial life that God will be pleased with. They are meticulous for their body care because of their denial of heaven. Hypocrites are only committed to the life in this world that they presume will last eternally. They try to rejuvenate their bodies and make it ostentatious in order to forget that deaths, illnesses and elderliness are parts of this worldly life.</text:p>
      <text:p text:style-name="P22"><text:soft-page-break/><text:span text:style-name="T2">They can't comprehend the fact that an empty body without wisdom, faith, moral values of the Qur'an and conscience has no beauty.</text:span><text:span text:style-name="T11"> </text:span>They spend their whole power and energy only to perfect their appearance and preserve their form. However, one day hypocrites will die just as any other person and their body will decay and decompose into soil. Only their conduct for God, their faith and their practices in this world will remain. But hypocrites whose insight are limited, are unaware of all these truths. Thus, they can't comprehend.</text:p>
      <text:p text:style-name="P22"/>
      <text:h text:style-name="P35" text:outline-level="2">Hypocrites resemble 'whitewashed tombs that look beautiful from outside but actually dead and full of dirt inside'</text:h>
      <text:p text:style-name="P22">In a passage of the Gospel, hypocrites are resembled to <text:span text:style-name="T2">'whitewashed tombs that look beautiful from outside but dead and full of dirt inside'</text:span>.</text:p>
      <text:p text:style-name="P21">You are like whitewashed tombs, which look beautiful on the outside but on the inside are full of the bones of the dead and everything unclean. In the same way, on the outside you appear to people as righteous but on the inside you are full of hypocrisy and wickedness. (Matthew 23:27-28)</text:p>
      <text:p text:style-name="P22">Indeed hypocrites can be seen as beautiful and appealing from outside. They make their hair in the way that is the most well-groomed, most modern and the most remarkable.<text:span text:style-name="T2"> While female hypocrites put the most ostentatious make up on, male hypocrites work out in gyms for hours, wear the most well-known brands, employ the most swanky speech and try to make other people admire them. </text:span>All these may be significant features for the ones who do not evaluate people with criterion of the Qur'an. However, as it is stated in the <text:span text:style-name="T2">Gospel, 'those people appear to be resplendent from outside but their inside is dead'</text:span>. Their bones and hearts are dead. <text:span text:style-name="T2">They are like whitewashed tombs, which are pompous from outside but full of dirt from inside. They seem to be good and right from outside but their heart is actually full of double-dealing and malignancy. </text:span>Therefore this appearance that is admired by some who care about externality is completely fallacious. God likens hypocrite to <text:span text:style-name="T2">'propped-up planks of wood which look appealing from outside.'</text:span> (Surat al-Munafiqun, 2)</text:p>
      <text:p text:style-name="P22"><text:span text:style-name="T2">Hypocrites think that they can hide their</text:span> <text:span text:style-name="T2">hollowness, evilness, malignancy and insidiousness with their</text:span> <text:span text:style-name="T2">body that they embellish and preserve carefully.</text:span> But God Who has eternal justice does not let this happen. As hypocrites ignore making efforts for God's approval and care primarily about the life in this world, their benefits, body and comfort, God turns all of them into torment and pain for them.</text:p>
      <text:p text:style-name="P22"/>
      <text:h text:style-name="P35" text:outline-level="2"><text:soft-page-break/>Hypocrites are very self-indulgent; they want to be cared for and avoid fraying physically with imposter ruses</text:h>
      <text:p text:style-name="P22">It was elucidated in the previous chapters, <text:span text:style-name="T2">the body hypocrites own is the most precious entity of them in this worldly life. </text:span>Thus, any harm that may come to it is very important for hypocrites. <text:span text:style-name="T2">They assume that the more he keeps their</text:span> <text:span text:style-name="T2">body healthy, spry, young and beautiful the more they will be able to preserve their</text:span> <text:span text:style-name="T2">interests. For this reason they are extremely afraid of getting old and being ill. </text:span></text:p>
      <text:p text:style-name="P22"><text:span text:style-name="T2">They don't want any little defect on their skin, little flaw in their hair, a deficiency in their food or a little disruption in their sleeping. </text:span>All day long they try to search on the Internet and books to learn these kinds of answers;<text:span text:style-name="T2"> 'What should they eat and drink in order to live longer and healthier?' 'How can they prevent their skin from wrinkling?' </text:span>Even if they have an ordinary and <text:span text:style-name="T2">simple ache, which can occur in all other people,</text:span> <text:span text:style-name="T2">they want to go to the best doctors immediately. </text:span>They always listen to their body and <text:span text:style-name="T2">find some health disorder that needs to be taken care of even in their most healthy moments</text:span>. They aggrandize ordinary details and rock the boat. <text:span text:style-name="T2">They don't think that God is the only Power Who will give health, wellness, strength and make all that we do effectual. Therefore they think that as much as they take care of themselves, they will be that much healthy, spry and live that long.</text:span></text:p>
      <text:p text:style-name="P22">This malignant behavior clearly shows hypocrites' commitment to worldly life, the weakness of their faith and lack of submission towards God, and their mealy-mouthed, self-seeking and egoistic character. As it is the same in all other subjects, hypocrites also put all these speech and attitudes on the scene as a little part of a big plan. Hypocrites perfectly know how conscientious, polite and thoughtful Muslims are. <text:span text:style-name="T2">When hypocrites say they're ill, tired or in need of help, they know that Muslims won't be indifferent to this and consider to take care of them as a responsibility. </text:span>Or <text:span text:style-name="T2">when they bring forward their random illness as a symptom of a fatal illness, they know that believing Muslims will not say anything contrary to it. </text:span></text:p>
      <text:p text:style-name="P22">Exploiting<text:span text:style-name="T2"> </text:span>such circumstances, hypocrites try to <text:span text:style-name="T2">'make Muslims look after them both materially and in worldly affairs'</text:span> and then by this means <text:span text:style-name="T2">'consume financial opportunities, time and energy of Muslims'</text:span>. Moreover their other purpose is<text:span text:style-name="T2"> 'not getting tired among Muslims like Muslims do in the way of God and getting rest as much as they like in order to spare time to their own double-dealing activities'. </text:span>In this direction, with various vigilances, lies and insincerity; they try to make themselves taken care of and get all their wishes done without barging in anything. They always ask for material benefits and other worldly interests by using advantage of the fact that their complaints and excuses are non-demonstrable.</text:p>
      <text:p text:style-name="P22"><text:soft-page-break/>This insincere and evil perfidy of hypocrites is reported in a Gospel passage as follows:</text:p>
      <text:p text:style-name="P21">Then Jesus spoke to the crowds and to His disciples, saying: "… all that they tell you, do and observe, but do not do according to their deeds; for they say things and do not do them.<text:span text:style-name="T2"> They tie up heavy burdens and lay them on men's shoulders, but they themselves are unwilling to move them with so much as a finger. </text:span>But they do all their deeds to be noticed by men. (Matthew, 23:1-5)</text:p>
      <text:p text:style-name="P22">As it is understood from these explanations<text:span text:style-name="T2"> 'tying up heavy burdens and laying them on men's shoulders' </text:span>is an important feature of hypocrites. This description of hypocritical character in the Gospel clearly elucidates their obnoxious villainy and iniquity.</text:p>
      <text:p text:style-name="P22">Hypocrites are <text:span text:style-name="T2">'treacherous self-seekers and profiteers.'</text:span> They try to get their works done by Muslims without any sign of shame or embarrassment. They try to tie up heavy and cumbersome burdens on Muslims' shoulders while they don't even move a finger for these burdens. For instance, if there is something to be carried, they just say <text:span text:style-name="T2">'Would you bring this?'</text:span> Even if they don't have any excuse they want other people to do their work in order <text:span text:style-name="T2">'not to get tired and lose their comfort'</text:span>. <text:span text:style-name="T2">They even consider this kind of vileness and any act of immorality as a benefit in their imposter minds. </text:span>If they are asked, <text:span text:style-name="T2">"Why don't you bring it yourself?"</text:span> then they will tell lies such as <text:span text:style-name="T2">"Because I have a disease"</text:span> or <text:span text:style-name="T2">"My ankle hurts</text:span>."</text:p>
      <text:p text:style-name="P22"><text:span text:style-name="T2">However it is very clear that if an unbeliever he considers important, asked the hypocrite to do something, he would never mention things like ankle pain or another disease. </text:span>Even when they don't want anything from him and there is an opportunity for him to get in people's good books, he would forwardly help them with an incredible energy out of the blue and would not ask anything in return. If it is needed he would tucker himself out in the most steeply way and not have any complaints. </text:p>
      <text:p text:style-name="P22"><text:span text:style-name="T2">Two totally opposite moral values he shows towards unbelievers and Muslims, is a brief summary of hypocrite.</text:span> When it is about Muslims he pacifies his whole body, doesn't have any energy, when he should serve for Islam he escapes with excuses and stands behind and hopes to live his entire life abusing Muslims' financial and moral opportunities and getting himself looked after by them; whereas when it comes to ingratiating himself to irreligiousness, he has an unceasing power and energy.</text:p>
      <text:p text:style-name="P22">However, there is an <text:span text:style-name="T2">'important secret' </text:span>here. Hypocrites think that they are very <text:span text:style-name="T2">'vigilant and incredibly lucrative with their</text:span> <text:span text:style-name="T2">ruses'</text:span>. They do not notice it but the calamity surrounds them all over both in this world and the hereafter. As they continue fraud, insidiousness and affectedness, God darkens their heart, soul and world inwardly. As they pursuit baseness, immorality and hypocrisy, God fills their world with troubles, nuisances, pain and distress. </text:p>
      <text:p text:style-name="P26"/>
      <text:h text:style-name="P35" text:outline-level="2"><text:soft-page-break/>Getting old and coming closer to death seizes hypocrites with fear and dread</text:h>
      <text:p text:style-name="P22">Another part of the seeing himself and his body very precious philosophy of the hypocrite is <text:span text:style-name="T2">'the fear he direfully has from getting old and death'</text:span>. It is a well known fact by both believers and unbelievers that life in this world is not permanent; life goes and ends fast, people get closer to death rapidly. No matter how tied people are to the worldly life, everyone has to leave this world after a really short time. </text:p>
      <text:p text:style-name="P22">This clear fact increases Muslims' love and reverential fear of God and makes them attain superior moral values in line with the Qur'an. However, this creates a <text:span text:style-name="T2">'huge nightmare' </text:span>in the soul of the hypocrite. Since they don't believe in hereafter,<text:span text:style-name="T2"> in their point of view death is an uncertainty, which is full of horror and in which they don't know what will happen.</text:span> They don't believe that they will be questioned for what they did in this world and continue to live an eternal life in the hereafter. Therefore <text:span text:style-name="T2">they never want to get closer to death and don't deal with anything that will remind them of death.</text:span></text:p>
      <text:p text:style-name="P22"><text:span text:style-name="T2">Signs of elderliness that gradually occur on their bodies as they get older make them crazy. </text:span>With an incredible panic they look for <text:span text:style-name="T2">'ways to get rid of these signs, to stop getting older and rejuvenate'</text:span>. They search for formulas that will always keep them young, they try every possible thing they know.<text:span text:style-name="T2"> </text:span>They go to various doctors, follow latest innovations that technology offers and patiently try each one of these methods.</text:p>
      <text:p text:style-name="P22">This horrendous fear of hypocrites is explained in the Qur'an as follows:<text:span text:style-name="T2"> "Yet you see those with sickness in their hearts rushing to them, saying, 'We fear the wheel of fate may turn against us.'"</text:span> (Surat al-Ma'ida, 52)</text:p>
      <text:p text:style-name="P22">With the statement in the verse, <text:span text:style-name="T2">"We fear the wheel of fate may turn against us" hypocrites</text:span>' <text:span text:style-name="T2">'fear for getting into trouble, illness, elderliness and death' </text:span>is indicated. They are also in fear of the "<text:span text:style-name="T2">wheel of fate"</text:span> which may turn against them, and this may also be <text:span text:style-name="T2">'incurable cancer, another pitiless disease or a distress which has no solution'</text:span>. </text:p>
      <text:p text:style-name="P22">The part of the verse where it says <text:span text:style-name="T2">"We fear the wheel of fate may turn against us"</text:span> also expounds an important detail for understanding psychological state of hypocrites. Because the concern in here is not that fate will turn as a disaster against '<text:span text:style-name="T2">other people'</text:span> but only to <text:span text:style-name="T2">'them'</text:span>. Thus, the hypocrite lives in fear due to this fact.</text:p>
      <text:p text:style-name="P22"><text:span text:style-name="T2">Hypocrites feel dreadful emotions due to disaster possibilities they fictionalize. </text:span>While<text:span text:style-name="T2"> </text:span>they practice the wicked immorality and infamy by giving ear to the inspiration of satan for all their lives, the other half of their mind is also busy struggling with the fear of these disasters.</text:p>
      <text:p text:style-name="P22">As a requirement of God's Creation of natural laws and order, <text:span text:style-name="T2">it is of course not possible for hypocrites to be happy, get over their fears and find peace while cooperating with evil.</text:span> The fear they are going through is a part <text:soft-page-break/>of the spiritual hell that God created for hypocrites on earth. And as long as they don't gravitate towards to the sincere faith, they will never find peace in their hearts. </text:p>
      <text:p text:style-name="P22"><text:span text:style-name="T2">Both aging and death are laws that God created in worldly life. Up until today, no one has ever managed to stay young, no one could be able to prevent aging. Likewise, no one in the history of the world has been able to postpone death. </text:span>Death will certainly find everyone and also the hypocrite will not be able to resist this truth when the time God desires will come.</text:p>
      <text:p text:style-name="P22">Every struggle hypocrites go through on this way will increase their despair and fear and it won't preserve them from getting ill, old or dying.</text:p>
      <text:p text:style-name="P26"/>
      <text:h text:style-name="P35" text:outline-level="2">Hypocrites assume that the more they abuse Muslims' financial opportunities the bigger benefits they obtain</text:h>
      <text:p text:style-name="P22">Hypocrites don't have noble and high ideals as Muslims. Their purpose of life is only directed to <text:span text:style-name="T2">'themselves'</text:span>. They are only after surviving and getting maximum benefit. Procuring best opportunities is the most vital for them just as being able to live well, eating nice food, sleeping well, wearing best clothes are. The brief summary of hypocrites' life philosophy is <text:span text:style-name="T2">'gaining reputation in worldly life, owning property and money, having a high position, climbing to good places and getting the best share from the opportunities of life'</text:span>. Besides, <text:span text:style-name="T2">their</text:span> <text:span text:style-name="T2">main mentality is of course gaining all these totally 'for free' without any effort in their</text:span> <text:span text:style-name="T2">opinion with imposture, insidiousness, and vigilance.</text:span></text:p>
      <text:p text:style-name="P22"><text:span text:style-name="T2">In order to practice this philosophy, which is based on imposture, Muslims</text:span> <text:span text:style-name="T2">have crucial and vital opportunities for hypocrites </text:span>because, before anything else <text:span text:style-name="T2">Muslims are conscientious. They have good morals and they are wise, careful, skillful, talented, hardworking, and honest.</text:span> It is not possible for hypocrites to find that much vital and crucial characteristics together in any other place. Moreover <text:span text:style-name="T2">with combination of all these features, it is clear that hypocrites can reach much more faster and easier to the opportunities that they covetously desired such as; position, rank, property, wealth, reputation, and circles.</text:span></text:p>
      <text:p text:style-name="P22">Therefore, <text:span text:style-name="T2">hypocrites base their plans for being with Muslims on this philosophy</text:span>. Otherwise, it would not be possible for hypocrites who don't have a sincere faith and who don't want to make efforts for attaining God's approval to be with Muslims who dedicate all their lives and possessions to the path of God. Hypocrites who don't want to tucker their minds or bodies out for anything that will not give them financial and tangible return, will never accept making an effort like sincere Muslims.</text:p>
      <text:p text:style-name="P22"><text:soft-page-break/>After hypocrites get a foothold among Muslims with the direction of their plans, they try to benefit from Muslims' opportunities financially and spiritually. For that purpose <text:span text:style-name="T2">'they pretend to be a pious Muslim' </text:span>as much as they can. In the Qur'an, it is stated that in line with their imposter plans, hypocrites <text:span text:style-name="T2">'make a show off'</text:span> in order to be considered as sincere Muslims:</text:p>
      <text:p text:style-name="P30">So woe to those who pray, </text:p>
      <text:p text:style-name="P30">And are forgetful of their prayer, </text:p>
      <text:p text:style-name="P30">Those who show off. (Surat al-Ma'un, 4-6)</text:p>
      <text:p text:style-name="P22">Hypocrites try to show themselves as believers with their conspicuous worships and then by this way they start to use Muslims' opportunities. Hypocrites perfectly know that when Muslims encounter a statement such as, <text:span text:style-name="T2">'I have faith in God, I love God and Muslims very much, I want to serve for Islam'</text:span> they would not respond by saying, <text:span text:style-name="T2">'No you are not a Muslim, we don't believe you'</text:span>; because Muslims rejoin that statement with benefit of the doubt. Since hypocrites are aware of this truth, they try to abuse Muslims' good intentions and propitious point of view in the utmost way.</text:p>
      <text:p text:style-name="P22"><text:span text:style-name="T2">Thinking that Muslims are powerful, rich, and live in peace, tranquility, prosperity, blessings and not being able to abuse them enough makes hypocrites very angry. As Muslims get wealthier, his greed for exploiting these opportunities increases. </text:span>Whenever possible they start to array their wishes slowly with various justifications. Almost everyday they find a new subject to exploit Muslims' privileges. This is an <text:span text:style-name="T2">'evil amusement' </text:span>for hypocrites. From the moment they wake up, they start to enquire <text:span text:style-name="T2">'what kind of financial and intangible demands I can make, what kind of troubles I can cause to Muslims, how can I abuse their financial opportunities?'</text:span> Hypocrites one day want to go to the <text:span text:style-name="T2">doctor</text:span> for some reason, the next day to the <text:span text:style-name="T2">coiffeur</text:span> for the need of hair care, and want to go to shopping with lying that it is a necessity on the other day. At times they want to make people serve for them pretending they have health issues or get others cook for them, have their clothes washed and wardrobes cleaned etc.<text:span text:style-name="T11"> </text:span>At times <text:span text:style-name="T2">they claim that the place they live affect their</text:span> <text:span text:style-name="T2">health in a negative way and demand more comfortable, more luxurious and special opportunities to be provided for them.</text:span> </text:p>
      <text:p text:style-name="P22">Sometimes, with finding various excuses on Muslims around them, hypocrites claim that believers harm them and thereby try to insult Muslims. Hypocrites attempt to lead disturbance with lies such as, <text:span text:style-name="T2">"the voice of this person triggers my migraine'', </text:span>or <text:span text:style-name="T2">"this Y person turns up the volume of TV and prevents my working'' </text:span>which are all unsubstantial. With these fanciful vindications, hypocrites aim at preventing Muslims' activities by hindering them. At the same time, hypocrites venture <text:span text:style-name="T2">'obtaining new opportunities that will eliminate these so-called disturbances'. Each day they say something different such as; 'his ware is broken and he needs the new one,' </text:span>and another one claims that<text:span text:style-name="T2"> 'she has no clothes, some special nourishment products should be bought for her health or her cosmetics should be renewed.'</text:span></text:p>
      <text:p text:style-name="P22"><text:soft-page-break/>When all of these are offered to them just as they wanted, in a most qualified and meticulous way hypocrites again exhibit an <text:span text:style-name="T2">'ugly and ungrateful morality'</text:span>. <text:span text:style-name="T2">They definitely cause a problem in each detail. They either don't like things that are bought for them, or they claim that they are bought wrong. Even if it is the same what they asked for, they claim that 'they actually didn't want it, they wanted something different.'</text:span></text:p>
      <text:p text:style-name="P22">Despite this immorality that is insincere, ungrateful, unhappy, impertinent and ingrate; even if Muslims continue to bring all their requests again and again, there won't be any relief or letup in hypocrites. They don't appreciate blessings that Muslims give with special effort, with sparing their time and getting tired for God's approval. Moreover, <text:span text:style-name="T2">after a few days or weeks hypocrites say they don't need them anymore and put away all of the blessings that they used carelessly, or they simply leave them somewhere. After a while, again, with other excuses they want new products.</text:span></text:p>
      <text:p text:style-name="P22">The deliberate aim of hypocrites is <text:span text:style-name="T2">'making Muslims exhausted, disturbing them, making them busy and stealing away their time that may otherwise be used on more auspicious works.'</text:span> Their aim is <text:span text:style-name="T2">'trying to abuse believers' financial opportunities by adding more expenses'</text:span> as much as possible. They think that the more they do this with overtiring Muslims, the more they will be lucrative. <text:span text:style-name="T2">They continue this ruse with using vital excuses that Muslims can't reject due to their sincere conscience. </text:span></text:p>
      <text:p text:style-name="P22"><text:span text:style-name="T2">Hypocrites themselves think that they have found a very evil and sneaky entertainment and they assume that it is completely in countenance of themselves. However, every wicked ruse, every evil action is to the detriment of hypocrites and in countenance of the believers. </text:span>The more hypocrites encumber Muslims by causing them a lot of work and adding more expenses, <text:span text:style-name="T2">the more the trouble that will flop down on hypocrites in this world grows apace</text:span>. As they cause more troubles for Muslims, their hell gets wider and the torture they will encounter gets severer. For the fight Muslims put up with their conscience and wisdom,<text:span text:style-name="T2"> their blessings in this world increase and their position in heaven gets wider continuously.</text:span> Yet this is a crucial secret hypocrites don't know. </text:p>
      <text:p text:style-name="P22"/>
      <text:h text:style-name="P35" text:outline-level="2">Hypocrites don't like a legal life; they are relieved when they do illegal, sneaky and secret things</text:h>
      <text:p text:style-name="P22">As much as Muslims want to live an honest and clean life, contrarily hypocrites enjoy a life that is <text:span text:style-name="T2">'devious, full of plots, based on imposture and double dealing'</text:span>. A lifestyle in which everything is <text:span text:style-name="T2">'transparent and open'</text:span> and which is <text:span text:style-name="T2">'based on honesty' </text:span>bothers them a lot. Hypocrites consider this monotonic and random. <text:span text:style-name="T2">Their soul always looks for evilness, insidiousness and secrecy. They want their friends to be like </text:span><text:soft-page-break/><text:span text:style-name="T2">themselves. People who do not bring ruses, imposture, detailed tactics and sneaky systems into their lives are considered to be boring and placid by hypocrites.</text:span></text:p>
      <text:p text:style-name="P22">Hypocrites, who live with this point of view, continue this consideration also among Muslims. Since Muslims' lifestyle and moral values are opposite to them, they can never find peace among Muslims. They are constantly in distress and uneasiness. <text:span text:style-name="T2">When they can frame something up behind Muslims, play devious tricks and scheme treacherous plans, then they may relieve a bit and be happy.</text:span></text:p>
      <text:p text:style-name="P22">A legal thing can never make hypocrites happy. Almost always and in all matters they want to frame something up, make sinister connections and do secret things away from Muslims. This marginally gives them the excitement and evil joy they are looking for. For example, while Muslims are sitting together, <text:span text:style-name="T2">'sneaking into the next room and making a phone call with one of their friends they ally against Muslims' </text:span>excites them a lot. Only when they can make this phone conversation that aims at giving harm to Muslims right next to them and in secrecy give them the <text:span text:style-name="T2">'pleasure of devising an evil action.'</text:span></text:p>
      <text:p text:style-name="P22">Or while pretending as if they have opened a newspaper page on computer, <text:span text:style-name="T2">'corresponding with one of their irreligious friends' </text:span>at the same time<text:span text:style-name="T2"> 'makes them live one of the most pleasant moments of their</text:span> <text:span text:style-name="T2">lives'. </text:span>This evil pleasure happens since they also do this sneakily, secretly, cheating on others and they are able to do this in disguise. If hypocrites can't do tens of such malevolent activities throughout the day, they cannot find relief. The more secret actions they do, the more evil pleasure they have.</text:p>
      <text:p text:style-name="P22"><text:span text:style-name="T2">The illegal way of life has come to such an evil degree for hypocrites that,</text:span> <text:span text:style-name="T2">they</text:span> <text:span text:style-name="T2">don't want to gain anything in the legal way even for the most ordinary matters. </text:span>They definitely try to obtain that with evil methods and illegal actions. <text:span text:style-name="T2">For example, buying a cloth as everyone by going to a mall and paying for it doesn't please them. If they can manage to do it in a fraudulent way then they can enjoy it. </text:span>For example, he borrows clothing from a Muslim and doesn't give back with various excuses. He thinks that it will be forgotten in time. Gaining such benefits with sneaky methods makes him happy. For instance, in order to get a shoe he wants, he goes to Muslims and says <text:span text:style-name="T2">'I have a disease with my feet, my shoes are very tight for me but I can't afford buying a new one'. </text:span>However, there's nothing wrong with his feet and he doesn't need a new pair of shoes. But he perfectly knows how conscientious Muslims are. When he does such trickery, even though Muslims reckon that it is a ruse, they feel responsibility and will certainly have new shoes purchased. And the hypocrite has estimated all this beforehand. In the end when he gets what he wants he finishes his scheme with statements like, <text:span text:style-name="T2">'Why did you bother, you really didn't have to go to all this trouble, I didn't want you to buy'.</text:span></text:p>
      <text:p text:style-name="P22">Even this little ruse is an <text:span text:style-name="T2">'evil nourishment'</text:span> for the hypocrite. <text:span text:style-name="T2">Not being honest to God and Muslims, telling lies to them excites him a lot. </text:span>With his low intellect, he assumes that he fools Muslims and he is able to direct them with sneaky ruses; and this increases his evil self-confidence. He thinks as <text:span text:style-name="T2">'I did </text:span><text:soft-page-break/><text:span text:style-name="T2">it once so I can always do it' </text:span>and gets excited for the new sneaky ruses he will practice. </text:p>
      <text:p text:style-name="P22"><text:span text:style-name="T2">Gaining benefits with illegal methods in every subject whether big or little, important or unimportant is hypocrite's way of life. </text:span>But assuming that he is not recognized while doing all these is the clear signification of his mindlessness. The hypocrite who thinks that he can defeat Muslims with his evil logic is in a foolish delusion. God granted Muslims <text:span text:style-name="T2">'sharp wisdom'</text:span> for their faith, and <text:span text:style-name="T2">'outstanding talent' </text:span>in order for them to diagnose hypocrites. <text:span text:style-name="T2">Muslims understand the character of a hypocrite and his insincerity even with his few little ruses. </text:span>While the hypocrite continues his sly activities thinking that those are not understood, actually Muslims are watching his every step carefully and taking every rationalist precaution against those for whom they should be on full alert.</text:p>
      <text:p text:style-name="P22"/>
      <text:p text:style-name="P22"/>
      <text:p text:style-name="P22"><text:span text:style-name="T3">ADNAN OKTAR: Being legal, legitimate, open and transparent bothers hypocrite. In any case he wants to do secret sordidness. In the soul of the hypocrite, secrecy pleases the 'lower-self'. A person who has an evil soul cannot relieve without doing something hidden.</text:span> He always wants to correspond secretly, send secret letters and information, and do hidden actions out of countenance of Muslims. Then he can get relieved. Namely he cannot ease without doing something secretly. <text:span text:style-name="T3">There isn't any hypocrite who is transparent or distinct. Every one of them definitely wants secrecy. </text:span>They want to do their works by stealth. He necessarily wants to do vileness. <text:span text:style-name="T3">As he does dinginess secretly, his hypocrite soul gets clinched and stronger. Because, if he doesn't do, then hypocrisy inside him will retreat. But as he follows satan, satan makes him perpetrate evil actions, which will clinch his hypocrisy. </text:span>Each hidden correspondence, each hidden speech, each secret action, each secret enquiry makes his hypocrisy clinched and stronger.<text:span text:style-name="T3"> Otherwise he would suspect his hypocrisy. </text:span>Satan's whisperings would make him say,<text:span text:style-name="T3"> 'Am I being an honest man?', 'Am I being a normal Muslim'. </text:span>The hypocrite has whisperings also, such an evil whisper. <text:span text:style-name="T3">Being normal and reasonable terrifies the hypocrite. Being honest is the thing that disturbs him most. He gets hurt when he cannot show immorality. </text:span>He sees himself as fool and stupid. Yet, when he does contemptibleness and iniquity, he considers himself very clever. He sees himself superior, smart and high quality. For that reason he carefully lives this contemptibleness. When we look at the verses of the Qur'an, we see these attributes of hypocrites extensively. <text:span text:style-name="T10">(A9 TV, January 26</text:span><text:span text:style-name="T7">th</text:span><text:span text:style-name="T10">, 2016)</text:span></text:p>
      <text:p text:style-name="P15"/>
      <text:p text:style-name="P15"/>
      <text:h text:style-name="P35" text:outline-level="2"><text:soft-page-break/>Hypocrites are meticulous to themselves while they are careless towards the Prophet (pbuh) and other Muslims</text:h>
      <text:p text:style-name="P22">As it has been mentioned in previous chapters in detail, one of the most important characteristics of hypocrites is <text:span text:style-name="T2">'self-indulgence'</text:span>. Unable to feel any love even for Muslims, who are indeed the people of the best morality and conscience that they could ever come across around the world, hypocrites in fact do not feel real love for anyone at all. Even their own families; their parents, brothers, sisters, spouses or children are nothing but means for them to exploit in order to attain the interests they seek in life. Should they need to make a choice between themselves and their families, they would invariably and unhesitatingly choose their own comfort and happiness. Acting with this point of view, <text:span text:style-name="T2">hypocrites value nobody but themselves</text:span>. Egoism, jealousy, hatred, self-seeking, rivalry, and greed for power and status have displaced the feeling of love in their soul. Hence, they approach everyone in their lives with such feelings.</text:p>
      <text:p text:style-name="P22">While Muslims present them a heavenly life and protect them while making sacrifices to ensure their comfort, peace and joy, hypocrites do not show any such effort for Muslims. Muslims, without expecting anything in return, solely do these for the approval of God. Because hypocrites do not believe in God and do not strive to attain goodness in the hereafter, their consciences have become totally blunt. Therefore, they can easily display selfish and insensitive behavior without feeling any pricks of conscience. <text:span text:style-name="T2">Their stolid, discourteous, self-seeking attitude and their surprising inner peace while displaying such immoral attitude are typical to hypocrites.</text:span> </text:p>
      <text:p text:style-name="P22">Interestingly, however, they expect just the opposite from others. <text:span text:style-name="T2">Hypocrites, who pretend not to notice others' needs and who act in the cruelest way while being thoughtless and selfish at full speed, are exceedingly meticulous to themselves. They want everyone to be careful, polite, tactful, self-giving and attentive to them.</text:span> If they happen to see a minute mistake in this regard, they exaggeratedly complain about it as if <text:span text:style-name="T2">they have been treated unjustly or have been oppressed</text:span>. They dramatize every tiny issue and complain about it for days. </text:p>
      <text:p text:style-name="P22">They want <text:span text:style-name="T2">Muslims to offer them the best of everything. They want Muslims to provide them with the best of places to stay, the best food to eat and the most developed technology to use. They want every item they have to be the most distinguished. </text:span>They demand that <text:span text:style-name="T2">Muslims constantly embellish and clean the place they live and furnish it in the most luxurious way.</text:span> <text:span text:style-name="T2">If there is food in question, </text:span>they expect it<text:span text:style-name="T2"> to be ordered from the restaurants of best quality or if there is dress fabric in question they expect the most expensive one to be purchased. </text:span>They demand the place they stay<text:span text:style-name="T2"> to be spacious and have no problem with heat or coldness</text:span>.</text:p>
      <text:p text:style-name="P22"><text:soft-page-break/><text:span text:style-name="T2">However, the same people do not care at all about the needs of Muslims, who have been instrumental in providing them with these beauties and comfort. </text:span>Especially, they do not do anything with <text:span text:style-name="T2">'meticulous'</text:span> <text:span text:style-name="T2">care for</text:span> <text:span text:style-name="T2">prophets or messengers who are chosen by God to lead Muslims. </text:span>For Muslims, God's prophets, messengers and pious Muslims who spiritually lead other Muslims '<text:span text:style-name="T2">are more valuable and closer than their own selves'.</text:span> This characteristic of Muslims who hold God's messengers in high esteem is revealed in the Qur'an as follows: </text:p>
      <text:p text:style-name="P30">The Prophet has closer ties to the believers than their own selves... (Surat al-Ahzab, 6)</text:p>
      <text:p text:style-name="P22">During the time of the Prophet Muhammad (pbuh), hypocrites attracted attention with these characteristics. <text:span text:style-name="T2">While pursuing the best for themselves, they attracted attention with their insensitive, impolite and inattentive manners when our Prophet (pbuh) was in question. </text:span>However, as it is revealed in the Qur'an, our Prophet (pbuh) was very precious to Muslims, who loved him dearly for the sake of God, gave precedence to him at all times, and regarded him more important than their own lives. <text:span text:style-name="T2">They made sure that best food was served to him, ensured his comfort, safety and security prior to their own needs.</text:span> </text:p>
      <text:p text:style-name="P22">In comparison to the believers' deep love and loyalty to our Prophet (pbuh), '<text:span text:style-name="T2">hypocrites' dishonest, selfish, and despicable manners'</text:span> naturally attracted attention. The ill morals of hypocrites who lived at the time of our Prophet (pbuh) and of those in our day do not differ at all as they share the common inspiration from satan. </text:p>
      <text:p text:style-name="P22">However, it should be kept in mind that each sign of hypocrisy is crucial for Muslims in order to be able to recognize these insincere people living among them. By means of the verses of the Qur'an, God protects the believers from the traps and plots of these perfidious people and makes them victorious over hypocrites. Therefore, each move made by hypocrites against Muslims actually results against themselves, all the while going in Muslims' favor. </text:p>
      <text:p text:style-name="P22"/>
      <text:h text:style-name="P35" text:outline-level="2">Hypocrites cannot endure recEiving advice from Muslims</text:h>
      <text:p text:style-name="P22">Hypocrites cannot endure it when Muslims correct their mistakes in good faith or advise them on what is good or bad. Since hypocrites are extremely arrogant, they don't accept it when '<text:span text:style-name="T2">they are wrong or are lacking'</text:span> in any field. Therefore, when Muslims offer them a reminder or advice, they '<text:span text:style-name="T2">madly argue against it and try to deny it'</text:span>. They counterattack with a series of lies and <text:span text:style-name="T2">'slanders'</text:span>. They never accept that they might have been mistaken. God reveals in one verse of the Qur'an hypocrites' reactions to <text:span text:style-name="T2">'reminders and advices</text:span> <text:span text:style-name="T2">based on the Qur'an' </text:span>as follows:</text:p>
      <text:p text:style-name="P30">What is the matter with them that they run from the Reminder? (Surat al-Muddaththir, 49)</text:p>
      <text:p text:style-name="P22"><text:soft-page-break/>Hypocrites claim that <text:span text:style-name="T2">'they are more intelligent, qualified, cultured and superior than the Muslims'</text:span>. Their viewpoint of themselves is just as described in the following verse:</text:p>
      <text:p text:style-name="P30">... their tongues frame the lie that the best belongs to them... (Surat an-Nahl, 62)</text:p>
      <text:p text:style-name="P22">Therefore, receiving advice from Muslims, accepting it and showing that they have corrected their manners accordingly is tantamount to<text:span text:style-name="T2"> 'death' </text:span>for such people who see themselves that great. Thus, they reveal their mindset <text:span text:style-name="T2">'by interrupting people's talk, engaging in demagoguery, using facial gestures and body language in a foul manner, crying, persisting in playing dumb, making it apparent by their gestures that they are not listening.'</text:span> God reveals the following about hypocrites' corrupt character:</text:p>
      <text:p text:style-name="P30">Indeed, every time I called them to Your forgiveness, they put their fingers in their ears, wrapped themselves up in their clothes and were overweeningly arrogant. (Surah Nuh, 7)</text:p>
      <text:p text:style-name="P30">Then he looked. Then he frowned and glowered. Then he drew back and was proud. (Surat al-Muddaththir, 21-23)</text:p>
      <text:p text:style-name="P22">As one can clearly understand from these verses, when Muslims give advice to hypocrites based on the Qur'an, their immediate reaction is to turn their backs; they immediately make up excuses to leave the place where the verses of the Qur'an are read. In the meantime they try to cover up this insidious escape with a seemingly convincing excuse. Sometimes they <text:span text:style-name="T2">move to another room pretending that they have work to do and therefore cannot listen to the conversation</text:span>. Sometimes they pretend that <text:span text:style-name="T2">they are either sleepless or tired, or need to complete an urgent job </text:span>so they need to leave early. </text:p>
      <text:p text:style-name="P22">These people with insidious souls also use certain <text:span text:style-name="T2">methods of psychological struggle</text:span> against Muslims in order to escape from the environments where the verses of the Qur'an and good moral values are narrated. When hypocrites apply these methods, they especially <text:span text:style-name="T2">use their eyes and tone of voice rather than solely talking.</text:span> For example, they stay where they receive advice but insidiously try to reflect that <text:span text:style-name="T2">'they do not listen to'</text:span>, <text:span text:style-name="T2">'do not care about' </text:span>or <text:span text:style-name="T2">'are not affected by what they hear'</text:span>. <text:span text:style-name="T2">With their evil and insidious glance, they make a long and sour face, put on an aggressive expression, knit their brows, look meaninglessly with an open mouth, do not confirm what they are told, and speak only in a low voice and say just the opposite of what they are told. </text:span>This way, in their own feeble minds, they wish to make it obvious to the Muslims that they are not affected by their speech at all. </text:p>
      <text:p text:style-name="P22">God reveals in the Qur'an,<text:span text:style-name="T2"> "Do you not see those who have been given a portion of the Book being invited to let God's Book be the judge between them? But then a group of them turn away" </text:span>(Surah Al 'Imran, 23). This means that hypocrites are encouraged a lot by the believers in order to live by a Muslim way of life and think in line with the Qur'an. However, their arrogance causes them to get offended when Muslims give advise to them and they show their dislike clearly in their speeches and body language. </text:p>
      <text:p text:style-name="P22"><text:soft-page-break/>In a verse, God reveals that when the verses of the Qur'an are recited or hypocrites are given advice based on these verses<text:span text:style-name="T2">, </text:span>they <text:span text:style-name="T2">do not endure to listen to these recommendations:</text:span> </text:p>
      <text:p text:style-name="P30">Those whose eyes were blind to My remembrance and who could not bear to listen [to it]. (Surat al-Kahf, 101)</text:p>
      <text:p text:style-name="P22">This is because the verses of the Qur'an simply touch them <text:span text:style-name="T2">like burning fire</text:span>. The Divine nature and meaning of the verses inwardly burns the satanic world of hypocrites. As the verses of the Qur'an disclose the secrets of hypocrisy to Muslims, hypocrites' secret plans and tactics are all uncovered. <text:span text:style-name="T2">The fear of knowing that facing a verse, or an explanation of the verse will reveal their true colors any moment puts a restless, insidious, dark and crawly expression in hypocrites' eyes</text:span>. In the Qur'an, God reveals their condition as follows:</text:p>
      <text:p text:style-name="P30">Those who are unbelievers all but strike you down with their evil looks when they hear the Reminder... (Surat al-Qalam, 51) </text:p>
      <text:p text:style-name="P22">For this reason, when hypocrites are invited to live by the moral values of the Qur'an, they can't bear even to hear it. They wish to block any advice or reminder made by Muslims, by giving evil looks, displaying an aggressive, hostile and rebellious attitude, raising their voices, denying the statements or even slandering Muslims.</text:p>
      <text:p text:style-name="P22"/>
      <text:h text:style-name="P35" text:outline-level="2">When hypocrites are given advice, they counterattack with lies and slanders</text:h>
      <text:p text:style-name="P22"><text:span text:style-name="T2">One of the things hypocrites regard with disfavor the most is being given advice and being admonished. This offends their lower-self the most.</text:span> When the advice comes from Muslims, whom they secretly hate, they explode with anger. With an insane and uncontrolled instinct of self-defense, they use every means possible in order to justify themselves and look flawless. They madly stand up for their fake -and imaginary- reputation, and try <text:span text:style-name="T2">to protect their image of being perfect and superior to everyone else,</text:span> and try <text:span text:style-name="T2">to prevent any harm to their claim of superiority</text:span>. Some of the counterattack methods applied by hypocrites are; <text:span text:style-name="T2">telling lies, slander, trying to prove others wrong, making perverted comments on the verses of the Qur'an, trying to justify themselves by using a snobbish and arrogant language, crying and playing the victim or trying to halt others' talk and create a threatening atmosphere.</text:span> In the Qur'an, God reveals that in the face of the calls made by Muslims and messengers who are in charge of communicating the message of God, hypocrites <text:span text:style-name="T2">are so blinded by anger that they can even dare to kill them:</text:span> </text:p>
      <text:p text:style-name="P30">… Why then, whenever a Messenger came to you with something your lower selves did not desire, did you grow arrogant, and deny some of them and murder others? (Surat al-Baqara, 87)</text:p>
      <text:p text:style-name="P22"><text:soft-page-break/>In this verse, God states that when there are conversations that conflict with hypocrites' lower selves, when their mistakes are revealed, their deficiencies are uncovered, hypocrites become blinded by anger and extremely aggressive, and <text:span text:style-name="T2">an insane hatred covers up all their bodies which motivates them even to kill the other party</text:span>. </text:p>
      <text:p text:style-name="P22">Understanding the meaning of the verse is very important in terms of grasping <text:span text:style-name="T2">how violent and insane hypocrites' arrogance can be</text:span>; <text:span text:style-name="T2">"Why then, whenever a Messenger came to you" </text:span>in other words<text:span text:style-name="T2"> 'a preacher who comes to communicate you the good morals'; "with something your lower selves did not desire", </text:span>in other words;<text:span text:style-name="T2"> 'with a desire to correct your mistakes, criticize your wrong and bad aspects'; "did you grow arrogant", </text:span>in other words<text:span text:style-name="T2"> 'go through a paroxysm of arrogance'; "and deny some of them". </text:span>As stated in the verse, hypocrites speak just the opposite of what the preacher communicates and try to deny Muslims' words by saying <text:span text:style-name="T2">"Your statements are not correct; you are lying."</text:span></text:p>
      <text:p text:style-name="P22">As revealed in the verse, in order to make the recommendations and advices they have received ineffective in their own minds, hypocrites '<text:span text:style-name="T2">embark on</text:span> <text:span text:style-name="T2">a devilish attack on the adviser'</text:span>. By using the very same reasoning they are admonished with, they start to criticize and accuse that person. If they have received <text:span text:style-name="T2">a</text:span> <text:span text:style-name="T2">recommendation on not to tell lies, they accuse that person of lying.</text:span> They say; "<text:span text:style-name="T2">You are telling lies, not me. I have not said such a thing. You are changing my words, you are not telling the truth. I did not mean that." </text:span>If they receive an advice to avoid arrogance and be humble, they refute that by saying, <text:span text:style-name="T2">"I am not arrogant, quite the opposite I am pretty modest."</text:span> Then they<text:span text:style-name="T2"> counterattack</text:span> by saying, <text:span text:style-name="T2">"I am not, but actually </text:span><text:span text:style-name="T11">you</text:span><text:span text:style-name="T2"> are arrogant."</text:span> In their feeble and tricky thinking, they foolishly try to prove this claim: They give some examples by distorting the truth, changing the facts and openly telling lies. In their own foolish way of thinking they try to refute something which everyone can openly see, and try to repel the Muslims who give them advice. </text:p>
      <text:p text:style-name="P22">When hypocrites are told, with supporting evidence, that they are loveless and distant from Muslims and that they establish their relationships based on self-interest, they immediately put this evil method into action and say, <text:span text:style-name="T2">"It is you who don't love me and don't show me any affection. You keep me at arm's length," and carry on with their false accusations and say, "For years I have been showing affection to you. Now it is your turn. Now you should show me." Their lies usually continue with these lines: "Why should it be me to correct myself and make up for the current situation? You should correct yourselves!" <text:s/></text:span></text:p>
      <text:p text:style-name="P22"><text:span text:style-name="T2">Lying has firmly settled in hypocrites' tongue</text:span>, who spend their lives by making friends with satan. That's why in their counterattacks, they can<text:span text:style-name="T2"> </text:span>swiftly slander and tell an unceasing series of lies. They can develop a number of fictitious reasons and keep attempting to divert the subject. As Muslims humbly try to make explanations to them in a respectful and loving manner to bring benefit to them, hypocrites get strength from Muslims' modest attitude and become even more aggressive. They know that the Muslims would not preach with anger but with compassion, patience and humbleness. They are sure that Muslims would not change their peaceful attitude and good manners. Thus they, <text:soft-page-break/>in their own feeble minds, exploit it and step up their arrogance and snobbishness without hesitation.</text:p>
      <text:p text:style-name="P22">This devilish boldness brings out the hatred they harbor inside out of their mouths. What is remarkable is that hypocrites display well-balanced manners when others praise them, do whatever they wish, behave them well, talk to them in a way that pleases their lower-selves. However, <text:span text:style-name="T2">they wrap themselves into a second character and become aggressive</text:span> when they are given advice or admonition. <text:span text:style-name="T2">Especially when they want to gain some benefit they act like the person with the most well-balanced manners, the best morality, the most reasonable attitude and they use the finest of words. However, when they hear a word that conflicts with their lower-selves, the devilish insanity in their spirits come out into the open severely.</text:span> When Muslims give advice to them for their good, hypocrites, who insincerely speak in a kind and warm-hearted manner when they want to gain some benefit, turn into '<text:span text:style-name="T2">evil creatures that</text:span> <text:span text:style-name="T2">spill hatred out of their eyes and mouths'. This state, which appears when hypocrites get angry, is their real face and true personality.</text:span> </text:p>
      <text:p text:style-name="P22">One of the reasons why hypocrites counterattack with such disgusting methods when criticized is because they know that counterattack generally makes other people <text:span text:style-name="T2">passive</text:span>. It usually demoralizes people, making them feel guilty and need to defend themselves. Knowing this natural weakness of people, hypocrites apply this method against Muslims. Their aim is to escape from being criticized and to make Muslims' recommendations ineffective. They wish to distract attention away from themselves and try to make people forget about the real topic and focus on another one. When they are given advice, they point at others and<text:span text:style-name="T2"> accuse them of numerous mistakes.</text:span> In such a case, these other people would naturally try to explain that these accusations are not true, and thus the subject would have changed. <text:span text:style-name="T2">When the subject was their own faults, hypocrites would thus have diverted the subject to the faults of others and would thus have saved themselves, all the while they would have now put others on the focal point. </text:span></text:p>
      <text:p text:style-name="P22"><text:span text:style-name="T2">This is a very detailed and evil strategy of hypocrites.</text:span> By using this tactic they lead Muslims out of their fields and draw them to another course. For example, when the point is their snobbish style, they may suddenly talk about what a Muslim said about a week ago. Of course, they change the original words and embellish it with lies. They thus raise a whole new issue asking <text:span text:style-name="T2">"why did you say that to me that day?</text:span>" The moment the Muslim attempts to reply this question, the game of hypocrites begins. As this question is being replied, hypocrites attack further with another accusation. They try to digress from the real topic in order to make people forget about it. </text:p>
      <text:p text:style-name="P22">These classical, evil methods, which are a part of the traditional history of hypocrites, have been going on for ages. In the Qur'an, God draws our attention to hypocrites' <text:span text:style-name="T2">masterly and tricky speech, demagoguery, sharp tongues, ability to slander and tell lies with the inspiration of satan, </text:span>and to the fact that <text:span text:style-name="T2">they can tell lies, slander and adopt a quarrelsome style in order to misdirect the target.</text:span> It is very important that all these evil games of hypocrites are presented in detail and with examples to all Muslims. Unveiling hypocrites' all insidious methods thwarts their games right at the beginning and <text:soft-page-break/>thus renders them ineffective. This way, Muslims become more vigilant and prepared against such attacks of hypocrites. </text:p>
      <text:p text:style-name="P22">As God states in one verse, <text:span text:style-name="T2">"… [they] use fallacious arguments to deny the truth"</text:span> (Surat al-Kahf, 56), hypocrites' entire struggle aims to deny God's true word, prevent the morals of the Qur'an from being practiced and popularize an irreligious way of life denying God in society. However, God promises that the truth will definitely prevail, and falsehood and those who follow it will ultimately fail. God reveals this reality in a verse as follows:</text:p>
      <text:p text:style-name="P30">Rather We hurl the truth against falsehood and it cuts right through it and it vanishes clean away! Woe without end for you for what you portray! (Surat al-Anbiya', 18)</text:p>
      <text:p text:style-name="P22"/>
      <text:h text:style-name="P35" text:outline-level="2">Hypocrites foolishly attempt to 'moralize' Muslims</text:h>
      <text:p text:style-name="P22">One of the characteristics of hypocrites is their <text:span text:style-name="T2">'attempt to moralize' </text:span>Muslims using what they have learned from the Qur'an, even though they themselves incessantly engage in immorality. They double-cross and act insidiously day and night, cooperate with unbelievers to conspire against Muslims and try to spread a corrupted morality – one that is diametrically opposed to the Qur'an – among Muslims. Surprisingly, however, they criticize Muslims' behavior in the meantime. According to their insidious claims based on lies, there is not one single person among Muslims who sincerely believes in and is devoted to God. They don't approve anyone other than themselves. They argue that<text:span text:style-name="T2"> there is no one apart from themselves who can properly and rightly defend Muslims when a difficulty arises. </text:span>Or else, when an important job is to be done, they tell that<text:span text:style-name="T2"> there is no one but themselves to be able to do it. </text:span>In doing this, <text:span text:style-name="T2">they not only try to praise and show themselves up, but also foolishly try to insult Muslims</text:span> for whom they feel hatred in their hearts. They imagine that they can thus make their superiority felt better, and also demoralize Muslims by emphasizing how weak they are. In their own feeble minds, they think that they instill a very important message in Muslims; they imagine that they can make Muslims believe that they are <text:span text:style-name="T2">indispensible, irreplaceable, uniquely talented, very important, and special people</text:span>. They imagine that <text:span text:style-name="T2">Muslims will feel in need of and dependent on them and will therefore overlook their misdoings whatever evil, immorality, abnormality, and perfidiousness they engage in. </text:span></text:p>
      <text:p text:style-name="P22">For this reason, hypocrites criticize Muslims at every opportunity. They find an excuse at all stages of daily life <text:span text:style-name="T2">to make mention of others' mistakes and deficiencies</text:span>, and try to emphasize <text:span text:style-name="T2">how blamable they supposedly are in terms of morality, character, culture, knowledge, and quality</text:span>. All these claims, however, are of course based on lies and slanders because those Muslims have strong fear of God and heed their conscience in the best way. They aim to behave in the best way in all their conducts, and more importantly even if they err, it is not intentional and it is actually something done in good faith. However, <text:soft-page-break/>hypocrites <text:span text:style-name="T2">exaggerate and make false additions to them, </text:span>and portray them intentionally <text:span text:style-name="T2">'as if they were made for evil purposes'.</text:span> </text:p>
      <text:p text:style-name="P22"><text:span text:style-name="T2">'The criterion of right and wrong'</text:span> they use in doing this is entirely what they have learned from the Qur'an, the Muslims and the messengers who spiritually lead them. Although they themselves do not believe in these values at all and do not practice them - except to make a show - they use them as means by which to criticize Muslims. In fact hypocrites do not have the wisdom and conscience to know what <text:span text:style-name="T2">'good morals, good manners, good quality or exemplary personality' </text:span>are. Furthermore, since they are not sincere, they do not reflect on any of the admonitions they make on others – which they make just to underline the fact that they look down on Muslims. They regard themselves as superior than everyone else. They feel free from all defects and mistakes, and admire their own minds. They believe that there is nothing to be criticized with them and foolishly moralize others. In the Qur'an, God reveals the state of those <text:span text:style-name="T2">who keep criticizing others, but do not live by these things, which they know to be right:</text:span> </text:p>
      <text:p text:style-name="P30">Do you order people to devoutness and forget yourselves, when you recite the Book? Will you not use your intellect? (Surat al-Baqara, 44)</text:p>
      <text:p text:style-name="P22">In the verse, God states, <text:span text:style-name="T2">"Do you forget yourselves?". </text:span>Indeed, it is a significant sign of hypocrites <text:span text:style-name="T2">to be contented with themselves and forget their own faults</text:span>. God says, "<text:span text:style-name="T2">when you recite the Book". </text:span>Hypocrites recite the Qur'an and know very well about the verses. God says, <text:span text:style-name="T2">"Will you not use your intellect?" </text:span>This way,<text:span text:style-name="T2"> </text:span>God invites people who know the verses of the Qur'an yet fail to live by them to use their intellect and conscience. </text:p>
      <text:p text:style-name="P22">Although hypocrites know perfectly well about the moral values of the Qur'an, they do not put them into practice but instead use this information to criticize Muslims. This is indeed a tactic that they have learned from satan. However, as revealed in the Qur'an, <text:span text:style-name="T2">"the satan's scheming is always feeble." </text:span>(Surat an-Nisa', 76). <text:span text:style-name="T2">Satan is doomed to be defeated against Muslims.</text:span> Therefore, it is by no means possible for hypocrites, who follow satan and attempt to play games based on his tactics, to be successful against sincere believers. </text:p>
      <text:p text:style-name="P22"/>
      <text:h text:style-name="P35" text:outline-level="2">Hypocrites are insanely protective of themselves </text:h>
      <text:p text:style-name="P22"><text:span text:style-name="T2">Hypocrites regard themselves as the most precious beings on earth. </text:span>Consequently, their ambition to protect the very thing they value the most turns into <text:span text:style-name="T2">an insane obsession</text:span> with them.<text:span text:style-name="T2"> </text:span>They have no tolerance to<text:span text:style-name="T2"> well-intentioned criticism or even the slightest advice given; </text:span>no tolerance to hear<text:span text:style-name="T2"> the utterance of any of their deficiencies, mistakes or slip ups about any topic. </text:span>They imagine that<text:span text:style-name="T2"> it would severely discredit them </text:span>and believe that<text:span text:style-name="T2"> the 'charisma' they imagined themselves to have formed would thus be ruined and that they would 'stoop' to the position of ordinary people like everyone else. </text:span>For that reason, they try to present <text:soft-page-break/>themselves <text:span text:style-name="T2">as if they are 'flawless,' even more than perfect, extraordinary people with rarely found 'intelligence, knowledge and talents'</text:span>. They carry out every kind of crookedness that one might imagine, to protect this <text:span text:style-name="T2">'fake image'</text:span> they imagine they have. When they think that even a slightest harm would touch them they become unrestrained. Their facial expressions, gazes, tones, speeches, body language and gestures would be completely out of control. </text:p>
      <text:p text:style-name="P22">What drags hypocrites into this insane state of mind is merely their <text:span text:style-name="T2">'devilish fondness of their lower-selves'</text:span>. They have almost idolized, deified themselves- may God forbid. Since they do not believe in God, they themselves are the only things they value and regard as the goal of their lives. <text:span text:style-name="T2">They behave not for the good pleasure of God but for their own pleasure. Their goal in life is based on their own happiness, comfort and contentment. They regard themselves –may God forbid – superior than God, religion and all other beings. </text:span></text:p>
      <text:p text:style-name="P22">With satan's persuasion, they have created an imaginary world for themselves in their minds. And they imagine themselves having a very important place in that imaginary world. Almost like a <text:span text:style-name="T2">'psychopath'</text:span>, they genuinely believe that they are truly <text:span text:style-name="T2">great</text:span> and that <text:span text:style-name="T2">the whole world is aware of their greatness</text:span>. <text:span text:style-name="T2">However, this is nothing but a delusion, a product of their schizoid souls.</text:span> But they are not aware of this fact.<text:span text:style-name="T2"> </text:span>Consequently, their whole system is based on<text:span text:style-name="T2"> maintaining this imaginary greatness and on protecting themselves. </text:span>They wallow almost '<text:span text:style-name="T2">like animals'</text:span> to prevent any harm from coming on their arrogance, their feeling of superiority and that glory they imagine themselves to have created. This actually is one of the most important characteristics of hypocrites that reveal the insanity, sickness and derangement in their souls: <text:span text:style-name="T2">the insane energy they expend to protect themselves and their maniacal wallowing... </text:span></text:p>
      <text:p text:style-name="P22">It is evident that if one advocates only for himself - and his lower self - uncontrollably and displays inhumane behaviors just for that reason, as if he has gone out of his mind, that is <text:span text:style-name="T2">'a very serious abnormality and a serious disorder in conduct'</text:span> that could be called a type of <text:span text:style-name="T2">psychosis</text:span>. Yet a person who stoops to that miserable position merely because he idolizes his lower-self should stop to think and seek refuge in God. That is how a normal person would behave. Even if God-fearing, conscientious people make such a mistake, they would instantly think in line with the Qur'an and ask themselves, <text:span text:style-name="T2">"How could I act so abnormally?"</text:span> make self-criticism with a sincere approach and then correct their manners. Normal, balanced people would be able to both criticize themselves with a rational attitude and also to bear to listen to others' opinions about them. Even if they find it offensive or difficult, they would listen to the criticisms of others calmly with humane kindness and evaluate these criticisms with a respectful and rational approach. If they have something to say against these criticisms, they can defend their rightfulness by explaining their opinions nicely. </text:p>
      <text:p text:style-name="P22">But hypocrites behave in exactly the opposite way. <text:span text:style-name="T2">They do not have tolerance for the slightest criticism. They are bereft of respect, good manners, decency, politeness, civility and humility. They respond to criticisms with utmost impertinence, insolence, snobbery and </text:span><text:soft-page-break/><text:span text:style-name="T2">tactlessness.</text:span> Their lower-selves almost go insane. The '<text:span text:style-name="T2">devilish storms'</text:span> inside them can easily be recognized from the change of expression on their faces, from the language they use – one which is peculiar to unbelievers, from the ugly tone of voice that causes unrest and create scenes, the demonic counterattacks they carry out and from the way they struggle to justify themselves with lies and slanders. </text:p>
      <text:p text:style-name="P22">This situation observed in hypocrites is '<text:span text:style-name="T2">a sign of a severe spiritual sickness'</text:span>. This is a psychosis that reflects the filthy soul of the unbelievers far removed from faith. At the same time, this is a scourge that God casts on hypocrites because of their preferring unbelief over faith. </text:p>
      <text:p text:style-name="P22">Muslims <text:span text:style-name="T2">'enjoin the right and forbid the wrong'</text:span> and thereby correct one another's mistakes and constantly make each other spiritually and physically more perfect. Since they are open to advice and recommendations and show good manners, God makes them superior in every aspect. While hypocrites sink into an even filthier world in their own swamps, Muslims enjoy the blessing of living with beautiful people in a beautiful environment like heaven. In a verse God says that '<text:span text:style-name="T2">those who are safe-guarded from the avarice of their own-selves would be successful'</text:span> as follows: </text:p>
      <text:p text:style-name="P30">... It is the people who are safe-guarded from the avarice of their own selves who are successful. (Surat al-Hashr, 9)</text:p>
      <text:p text:style-name="P22">With their selfishness, hypocrites stoop to every sort of atrociousness to protect their interests, their pride and arrogance, and thus to save themselves. God informs us in the Qur'an that this avarice in their lower-selves would become so fierce in the hereafter that hypocrites would <text:span text:style-name="T2">want to give all their kinsmen, their families, their relatives, their children, spouses, their parents; in short everything they own, as ransom</text:span> only to save themselves from the hell:</text:p>
      <text:p text:style-name="P30">Even though they can see each other. An evildoer will wish he could ransom himself from the punishment of that Day, by means of his sons, or his wife or his brother or his family who sheltered him or everyone else on earth, if that only meant that he could save himself. But no! It is a Raging Blaze… (Surat al-Ma'arij, 11-15)</text:p>
      <text:p text:style-name="P30">Those who respond to their Lord will receive the best. But as for those who do not respond to Him, even if they owned everything on the earth and the same again with it, they would offer it as a ransom. They will receive an evil Reckoning. Their shelter will be hell. What an evil resting-place! (Surat ar-Ra'd, 18)</text:p>
      <text:p text:style-name="P22">With these verses, God informs us of how fierce the lower-selves of hypocrites are, how insane their fondness of themselves and their ambition to protect their lower-selves is – unless they seek refuge in God and be rightly guided. <text:span text:style-name="T2">However – unless they repent – there is no salvation for hypocrites neither in this world nor in the hereafter. God informs us that even if they give the whole world as a ransom, it would not save hypocrites from the torment they will be suffering. </text:span></text:p>
      <text:p text:style-name="P22"/>
      <text:h text:style-name="P35" text:outline-level="2"><text:soft-page-break/>Hypocrites are suspicious about everything; they imagine every detail to be against them </text:h>
      <text:p text:style-name="P22">One of the most important signs that would differentiate between a guilty person and an innocent one is <text:span text:style-name="T2">the peacefulness of the innocent and the unrest of the guilty.</text:span> In all the countries of the world, <text:span text:style-name="T2">guilty people give themselves away by their restless moods, their restless gazes analyzing their environment in fear, and their weird gestures and mimics.</text:span> Such people always live in the fear of being exposed, being caught, being humiliated and disgraced. After committing their offenses, they withdraw to their cavities, in other words their solitude, and get into a fearful wait, <text:span text:style-name="T2">'like wild animals' </text:span>fleeing from people do. They hide in darkness and hope not to be noticed. </text:p>
      <text:p text:style-name="P22">This exactly reflects hypocrites' psychological state because they have sick souls that constantly commit crimes and tell lies to cover those crimes. All through their lives, they treacherously devise sneaky plans. For that reason, they always feel the fear of getting caught and being spotted any moment. </text:p>
      <text:p text:style-name="P22">The reason why hypocrites fear being spotted so much is because <text:span text:style-name="T2">they are in love with and are rigorously devoted to this world</text:span>. '<text:span text:style-name="T2">Being humiliated, discredited, disgraced as the crimes they committed are exposed' </text:span>is the greatest disaster for hypocrites. Hypocrites fear being humiliated like they fear death. Even the possibility of a lie or malice of theirs being exposed hurts them as if someone is mincing their flesh. <text:span text:style-name="T2">For them, the possibility of their prestige being harmed feels like the end of life. They do not fear God but are scared to death of people's opinion. </text:span></text:p>
      <text:p text:style-name="P22">On the other hand, the dimensions of this tormented fear hypocrites experience in their souls are many times more than that of other guilty people. That is because hypocrites incessantly commit crimes and tell lies. <text:span text:style-name="T2">Every single day that they live among Muslims and at all hours of the day they commit a different malice. They steal, cast slanders, set traps, ally with the unbelievers, and spy on Muslims. </text:span>Consequently,<text:span text:style-name="T2"> every offense they commit increases their fear even more.</text:span> This comes to such a point in time that <text:span text:style-name="T2">their souls start to be shaken by the severity of their fear and suspicions, and go through fierce tides.</text:span> </text:p>
      <text:p text:style-name="P22">God describes this <text:span text:style-name="T2">'paranoid frame of mind' </text:span>of hypocrites in a verse saying that <text:span text:style-name="T2">'they imagine every cry to be against them</text:span>': </text:p>
      <text:p text:style-name="P30">... They imagine every cry to be against them. They are the enemy, so beware of them. God fight them! How they are perverted! (Surat al-Munafiqun, 4) </text:p>
      <text:p text:style-name="P22"><text:span text:style-name="T2">With this verse God reveals Muslims one of the weakest points of hypocrites. Hypocrites imagine every conversation, every movement, and every situation around them to be against them because of their fear of being caught. </text:span>Even the slightest move, the smallest stirring, the smallest utterance makes them suspicious and uneasy.<text:span text:style-name="T2"> They are fearful that </text:span><text:soft-page-break/><text:span text:style-name="T2">their crimes would be noticed and this constant anxiety gnaws them away. </text:span></text:p>
      <text:p text:style-name="P22">Whenever Muslims converse among themselves, hypocrites instantly cock an ear and check whether or not they are talking about them. They take offense from an irrelevant conversation and kick up a row saying <text:span text:style-name="T2">'Are you talking about me?'</text:span> If Muslims talk about the importance of being honest, feeling guilty because of the constant lies they keep telling, they say, <text:span text:style-name="T2">"Are they insinuating me?" </text:span>or <text:span text:style-name="T2">"They are calling me a liar."</text:span> If Muslims talk about the importance of being hardworking, they cause disturbance saying, <text:span text:style-name="T2">"Are you calling me lazy?"</text:span> If they see someone looking at them, they start grumbling, <text:span text:style-name="T2">"They are watching me all the time, they are surveilling my movements."</text:span> If they see someone not looking at them, they start making <text:span text:style-name="T2">'fake speeches about being treated unjustly' </text:span>slandering others with accusations of not loving, not paying attention and not taking care of them, saying; <text:span text:style-name="T2">"They are turning their eyes away from me on purpose. They are avoiding me."</text:span> If Muslims talk about the importance of avoiding extravagance, they say, <text:span text:style-name="T2">"They have eyes on what I eat! They keep a tally of what I eat and drink." </text:span>If Muslims beside them go somewhere else, they would cause problems saying, <text:span text:style-name="T2">"They are trying to keep away from me. They do not want to sit with me." </text:span></text:p>
      <text:p text:style-name="P22"><text:span text:style-name="T2">This is how every moment of hypocrites passes by: with suspicions, delusions and paranoid thoughts. </text:span>This fearful state of mind gets on their nerves severely in time and causes them to adopt <text:span text:style-name="T2">an aggressive, hostile, mean-spirited attitude. </text:span>For that reason one of the common characteristics of hypocrites is their being <text:span text:style-name="T2">noisy, disagreeable and aggressive. </text:span></text:p>
      <text:p text:style-name="P22"><text:span text:style-name="T2">This skeptical and paranoid attitude of hypocrites peaks when they are around God-fearing Muslims who've become the spiritual leaders and guides of other Muslims with the beautiful morality they display.</text:span> That is because the people hypocrites are most suspicious of are those Muslims they regard as the wisest and the most devout. These are also the people <text:span text:style-name="T2">who are most likely to spot their hypocrisy</text:span>. For instance at the time of our Prophet (pbuh), hypocrites <text:span text:style-name="T2">regarded every word, every advice of the Messenger of God (pbuh) with suspicion and adopted an aggressive and mean-spirited attitude towards him</text:span>. That is because they were aware that our Prophet (pbuh) had a superior intelligence and could very well spot insincerity and malice; so they were very afraid. <text:span text:style-name="T2">Our Prophet's (pbuh) ability to identify people, his wisdom and intelligence were almost a nightmare for hypocrites.</text:span> God informs us in a verse that hypocrites <text:span text:style-name="T2">feared that a surah would be sent down informing our Prophet (pbuh) of the malice in their hearts and would reveal their filth</text:span>: </text:p>
      <text:p text:style-name="P30">Hypocrites are afraid that a surah may be sent down about them, informing them of what is in their hearts. Say: "Go on mocking! God will expose everything you are afraid of." (Surat at-Tawba, 64)</text:p>
      <text:p text:style-name="P22">Hypocrites were terrified that with the revelation and help of God, the Prophet (pbuh) would be informed about what they have been doing and were on thorns about it. Of course this did not stem from their belief in God or the revelation. But they were thinking that the Prophet (pbuh) would somehow see their <text:soft-page-break/>insincerity and expose it. That increased their aggression even further, and they interpreted every advice and every word of his to be against them and got suspicious. </text:p>
      <text:p text:style-name="P22">However, as God states in the continuance of the verse, <text:span text:style-name="T2">"God will expose everything you are afraid of".</text:span> All the traps of hypocrites are created in a way that they will certainly be exposed and thwarted. <text:span text:style-name="T2">The thing hypocrites fear the most will certainly come true and the end they were suspicious of will definitely find them and God will absolutely inflict defeat on them. </text:span></text:p>
      <text:p text:style-name="P22"/>
      <text:h text:style-name="P35" text:outline-level="2">Hypocrites believe that Muslims are 'simple-minded' but consider themselves to be 'the wisest people in the world'</text:h>
      <text:p text:style-name="P22">In a verse, God informs us that some people who are called on to have sincere faith say, <text:span text:style-name="T2">"Are we to believe in the way that fools believe?"</text:span>:</text:p>
      <text:p text:style-name="P30">When they are told, "Believe in the way that the people believe," they say, "What! Are we to believe in the way that fools believe?" No indeed! They are the fools, but they do not know it. (Surat al-Baqara, 13)</text:p>
      <text:p text:style-name="P22">The example given in the verse clearly shows<text:span text:style-name="T2"> 'hypocrites' frame of mind' </text:span>and <text:span text:style-name="T2">'their view of Muslims'</text:span>. Hypocrites consider themselves to be the <text:span text:style-name="T2">'wisest people'</text:span> in the world. In actual fact, hypocrites don't have <text:span text:style-name="T2">'wisdom</text:span>' because wisdom is a blessing which God grants people only if they have faith in Him. But since hypocrites don't have wisdom, they can't realize neither <text:span text:style-name="T2">'their unwiseness' </text:span>nor <text:span text:style-name="T2">'Muslims' outstanding wisdom'</text:span>. Because of their foolishness, they believe Muslims to be <text:span text:style-name="T2">'fools'</text:span>. However, <text:span text:style-name="T2">'hypocrites are the foolish ones but they are not aware of this truth'; </text:span>God informs this truth<text:span text:style-name="T2"> </text:span>in the verse<text:span text:style-name="T2"> </text:span>with these words, <text:span text:style-name="T2">"They are the fools, but they do not know it."</text:span></text:p>
      <text:p text:style-name="P22">Due to their unwise assessment, hypocrites think that Muslims cannot realize their insidiousness, immorality and fatuousness. However, Muslims do realize every evil sign on them with God's guidance via the Qur'an and the strong wisdom that God granted them.</text:p>
      <text:p text:style-name="P26"/>
      <text:h text:style-name="P35" text:outline-level="2">Lying takes the form of a 'mental disease' in hypocrites</text:h>
      <text:p text:style-name="P22">Hypocrites need to continue their impostures perpetually, support each of their ruses with another one and keep strengthening their evil acts in order to survive in the sneaky lifestyle they built for themselves. <text:span text:style-name="T2">While preserving this </text:span><text:soft-page-break/><text:span text:style-name="T2">vile system, 'lying' is one of the immoralities that they need and make use of the most.</text:span></text:p>
      <text:p text:style-name="P22">For hypocrites who base their lives on <text:span text:style-name="T2">'double-dealing, insidiousness, impostures and ruses'</text:span>, <text:span text:style-name="T2">'lying is an ordinary and random activity just as breathing'</text:span>. The hypocrite wouldn't be a hypocrite without lying. According to hypocrites' feeble minds, being honest will not gain them anything; on the contrary, it will make them lose a lot and risk all their benefits. Therefore, hypocrites have adopted lies as an important part of their lives and they have become spending a huge part of their daily lives telling lies.</text:p>
      <text:p text:style-name="P22"><text:span text:style-name="T2">There is one more thing that should be known about hypocrites.</text:span> They use lies <text:span text:style-name="T2">for all sorts of evil purposes; for example they lie 'to play dirty tricks, to cast slanders, to cheat on people, to portray Muslims as bad people, to entrap and render them unsuccessful, and to support the unbelievers'. But after a while this habit of theirs turns into an almost 'mental disease' for them. </text:span>They start to lie<text:span text:style-name="T2"> </text:span>in every phase of their lives<text:span text:style-name="T2"> in any subject, 'even in inconsequential or purposeless ones'</text:span>, and without any sign of shame or embarrassment on their faces. This attracts the attention of the people around them. <text:span text:style-name="T2">Everything they say is very exaggerated, like a tale, utopian and rare. </text:span>They tell <text:span text:style-name="T2">'illogical and exaggerated' </text:span>stories. One may tell about how <text:span text:style-name="T2">'he swam across the Bosphorus when he was a child, or how a car passed over him and he just stood up as nothing happened to him'. </text:span>Yet another may tell about how <text:span text:style-name="T2">'birds alighted on her head and walked with her on the street for hundreds of meters'. </text:span></text:p>
      <text:p text:style-name="P22">Another character trait that remark lies of hypocrites is that <text:span text:style-name="T2">'they forget their previous lies and make contradictory speeches'</text:span>. They say something in the morning, and something totally different at night. They may say, <text:span text:style-name="T2">'I haven't slept at all last night'</text:span> and five minutes later they may start telling a whole different story saying, <text:span text:style-name="T2">'I have slept through well, and I had so many dreams until the morning'.</text:span></text:p>
      <text:p text:style-name="P22">Muslims are very honest and greatly conscientious people. They know that lying is a moral disorder that God prohibited. They seek refuge in God from telling any harmful or harmless lies. Even if they would suffer grievance due to telling the truth, they never condescend to such a thing. They fear God and always tell the truth of everything. So much so that when a little detail of a subject is left unstated and may lead to some misunderstanding, they correct it and make sure that it is understood properly.</text:p>
      <text:p text:style-name="P22">Hypocrites, who live among such deeply conscientious people, make a huge contrast with their impostures and naturally attract attention. Muslims immediately understand that these people don't have normal intelligence or conscience and they take their precautions accordingly. Hypocrites on the other hand, do not realize that they have been spotted, so they continue to tell lies carelessly.</text:p>
      <text:p text:style-name="P22"/>
      <text:h text:style-name="P35" text:outline-level="2"><text:soft-page-break/>Hypocrites use lies to struggle against Muslims</text:h>
      <text:p text:style-name="P22">In the Qur'an, God tells Muslims about hypocrites' habit of <text:span text:style-name="T2">'lying' </text:span>with the verse,<text:span text:style-name="T2"> "... so abandon them and all they fabricate'' </text:span>(Surat al-An'am, 112).</text:p>
      <text:p text:style-name="P22">In another verse He tells about this immoral habit of hypocrites, saying <text:span text:style-name="T2">"... they are truly liars" </text:span>(Surat al-Hashr, 11). Hypocrites tell lots of lies in order to cover their secret activities and impostures they engage in. They then need more lies to cover their previous lies. As a result of this, <text:span text:style-name="T2">they continuously tell lies to Muslims' faces from morning till night without any shame.</text:span></text:p>
      <text:p text:style-name="P22">Another significant feature of hypocrites is that <text:span text:style-name="T2">'there is no sign of shame, embarrassment or blush on their faces while lying'</text:span>.<text:span text:style-name="T2"> They can talk for hours based on obvious lies, without any uneasiness, in an enormously cheeky and inglorious way.</text:span></text:p>
      <text:p text:style-name="P22">One other remarkable trait of hypocrites is that <text:span text:style-name="T2">'they lie dimwittedly'</text:span>. There are some people among unbelievers who tell lies too; and this is no doubt wrong. However, unbelievers try to tell lies '<text:span text:style-name="T2">shrewdly</text:span>' in their own way. They don't leave any evidence behind, that can refute their lies, thus the false nature of their statements can be found out only with difficulty. </text:p>
      <text:p text:style-name="P22">However, this is not the case with hypocrites. Hypocrites' all lies are<text:span text:style-name="T2"> 'dimwitted'</text:span>, <text:span text:style-name="T2">'easily provable to be a lie'</text:span> and <text:span text:style-name="T2">'based on unwise reasoning'</text:span>. They forget what they have just said, and after a while they deny it. First they say, <text:span text:style-name="T2">'Today I have never been there'</text:span> and then after a while they say <text:span text:style-name="T2">'No, I have been there the whole day'</text:span>. When they are reminded of what they have said earlier, they say <text:span text:style-name="T2">'No, I didn't say that, how did you come up with it, you are wrong'</text:span>. And then they start quarrelsomeness and try to incriminate the other party saying, <text:span text:style-name="T2">'You are slandering me out of the blue, and blaming me with mendacity.'</text:span></text:p>
      <text:p text:style-name="P22">This <text:span text:style-name="T2">'extreme fatuity'</text:span> of hypocrites and their <text:span text:style-name="T2">'dimwitted and inept techniques in lying'</text:span> is a <text:span text:style-name="T2">'plague'</text:span> cast upon them due to their insincerity. From the Muslims' perspective, however, it is an example of God's support and protection on Muslims. In this way, Muslims can easily spot hypocrites' lies and take precautions. </text:p>
      <text:p text:style-name="P22"><text:span text:style-name="T2">Hypocrites lie among Muslims for various purposes. </text:span>At the top of the list is surely their <text:span text:style-name="T2">'wish to harm Muslims from within and to hide their secret cooperation with the unbelievers'</text:span>. They also resort to lying <text:span text:style-name="T2">'to hide their abjectness, insidiousness, impostures and insincerity'</text:span>. .hypocrites also use lies as an evil weapon <text:span text:style-name="T2">'to defend and purify themselves, to hide the signs of hypocrisy on them, and thus portray themselves as sincere Muslims'</text:span>. Sometimes, hypocrites try <text:span text:style-name="T2">'to consolidate lies with other sneaky methods</text:span>' into a <text:span text:style-name="T2">'much more demonic defense mechanism'</text:span>. They wish to make their lies more convincing by means of <text:span text:style-name="T2">'slandering, crying, clamoring and sometimes being aggressive'</text:span>. When Muslims reveal their lies, hypocrites blame them of <text:span text:style-name="T2">'slandering'</text:span>. When they are told <text:span text:style-name="T2">"You are lying'' </text:span>they continue to act disgustingly saying <text:span text:style-name="T2">"I haven't told a lie, why are you slandering </text:span><text:soft-page-break/><text:span text:style-name="T2">me?'' </text:span>While doing all these, <text:span text:style-name="T2">'they swear by God'</text:span> to emphasize <text:span text:style-name="T2">'how well-intentioned they are'</text:span>, just as God states in the Qur'an, <text:span text:style-name="T2">"... they will swear, 'We only desired the best.' But God bears witness that they are truly liars.'' </text:span>(Surat at-Tawba, 107). In the verse, God tells that they are <text:span text:style-name="T2">'lying'</text:span>.</text:p>
      <text:p text:style-name="P22">In another verse, with the words <text:span text:style-name="T2">"... They will swear by God," </text:span>God points to this method of hypocrites once again. God reveals that hypocrites swear by God as if they had faith and were sincere Muslims. In the continuance of the verse, God states that hypocrites will be disappointed both in this world and in the hereafter:<text:span text:style-name="T2"> "They are destroying their own selves. God knows that they are lying."</text:span> (Surat at-Tawba, 42)</text:p>
      <text:p text:style-name="P26"/>
      <text:h text:style-name="P35" text:outline-level="2">Hypocrites try to whitewash themselves by slandering Muslims</text:h>
      <text:p text:style-name="P22">One of the sneaky games of hypocrites is <text:span text:style-name="T2">'the habit of slandering'</text:span> sincere Muslims in every opportunity. In order to <text:span text:style-name="T2">'dissipate clouds of doubts on him, to get rid of the image of a guilty person and to whitewash themselves'</text:span>, hypocrites always try to <text:span text:style-name="T2">'play the victim'</text:span>. Their purpose is to portray themselves as <text:span text:style-name="T2">'innocent people'</text:span> who are <text:span text:style-name="T2">'needlessly suspected'</text:span>. However, this is of course yet another sick plan of hypocrites. They think that the more they are seen as victims, the wider space they will be able to open for themselves to freely carry out their treachery. They believe that one of the shortest and effective ways to reach this goal is to <text:span text:style-name="T2">'slander Muslims'</text:span>.</text:p>
      <text:p text:style-name="P22">Almost every word of hypocrites contains <text:span text:style-name="T2">'an open or hidden hint of being treated unjustly'</text:span>. In order to prove this so-called victimization, they tell a lot of lies and slander Muslims. This path they follow is also a part of their sneaky plan. <text:span text:style-name="T2">By slandering, they aim both to defame Muslims, whom they hate, and to extol themselves by portraying themselves as 'victim and innocent'. </text:span>In their own feeble minds, they think that they will be able to undermine the trust in Muslims, all the while strengthening others' trust in themselves and improving their own prestige.</text:p>
      <text:p text:style-name="P22">However, hypocrites can't bring forward a slander without any so-called proof. With inspirations from satan, <text:span text:style-name="T2">they first plan the subject sneakily and strengthen their groundwork. </text:span>In order to form a substructure for the slander they will cast,<text:span text:style-name="T2"> they specially manipulate events in the way they want. </text:span>And then when the time comes, they produce <text:span text:style-name="T2">fake retrospective evidence</text:span>. <text:span text:style-name="T2">After they establish a strong substructure</text:span> in time, they start to <text:span text:style-name="T2">implement their plan</text:span>.</text:p>
      <text:p text:style-name="P22"><text:span text:style-name="T2">Hypocrites meticulously choose the subjects to be used while slandering. </text:span>Their slanders are generally based on a reasoning that <text:span text:style-name="T2">praises themselves and speaks ill of Muslims</text:span>. For example, they claim that, <text:span text:style-name="T2">'despite all their sincerity, good intentions and effort, Muslims are inconsiderate that they display bad morality, lie, behave badly, are </text:span><text:soft-page-break/><text:span text:style-name="T2">unjust, slander them and exclude them deliberately'. In these slanders, they portray Muslims as almost the worst people in the world, </text:span>who especially adopt very bad attitudes toward them. <text:span text:style-name="T2">In the meantime, they portray themselves always as the innocent ones who are striving in good purpose, yet are always wrongly diagnosed, who are misunderstood, and the victims who do not have any other purpose than goodness. </text:span>But these all are <text:span text:style-name="T2">'fictionalized lies'</text:span> in line with satan's morality. Indeed, hypocrites directly confederate with satan in applying this plan, as they do in all their actions. In the Qur'an, God tells us that the people with whom the satans cooperate are those who <text:span text:style-name="T2">'intentionally assert what is false', 'are fond of sin' and 'are liars'</text:span>. With all these features, <text:span text:style-name="T2">'hypocrites' immorality'</text:span> is exactly described: </text:p>
      <text:p text:style-name="P30">Shall I tell you upon whom the satans descend? They descend on every sinful liar. (Surat ash-Shu'ara', 221-222)</text:p>
      <text:p text:style-name="P22">It is possible to give numerous examples of hypocrites' slandering methods. For instance, <text:span text:style-name="T2">'one of the things that hypocrites least want is doing activities that will benefit Islam and Muslims'</text:span>. However, while Muslims are spreading the message of God night and day,<text:span text:style-name="T2"> they don't contribute in these efforts at all and they therefore need to whitewash themselves in order not to attract attention. </text:span>For this they blame the ones around them. They make up false excuses such as, <text:span text:style-name="T2">"I want to serve Islam very much but they don't want to cooperate with me, they don't give me any jobs to do, they don't want my help or they prevent my efforts"</text:span>.</text:p>
      <text:p text:style-name="P22">The truth is <text:span text:style-name="T2">hypocrites have many opportunities by which they can serve Islam, help Muslims. </text:span>Besides, every time they say, <text:span text:style-name="T2">"I want to do an activity and help you'', </text:span>they are asked, <text:span text:style-name="T2">"Okay, then can you work on so-and-so subject?''</text:span> But hypocrites don't do any of them deliberately. <text:span text:style-name="T2">'Their intention in saying these words has not been for serving Islam' </text:span>in the first place. <text:span text:style-name="T2">Their only intention is finding excuses for slandering and disturbing others. They are also aware that they are not useful at all and are not helping Muslims on any subject; they think that they can cover this image with clamoring and being vicious.</text:span> They imagine that, in people's minds they can create the perception that <text:span text:style-name="T2">'they do want but are unable to do anything since they are not allowed to'. </text:span>However, Muslims <text:span text:style-name="T2">are intelligent enough to differentiate between the attitudes of those who sincerely want to serve and of those who sneakily and immorally escape it. </text:span></text:p>
      <text:p text:style-name="P22">There are hundreds of such examples that can be given. For instance, hypocrites can <text:span text:style-name="T2">'even use sensitive matters, such as health' </text:span>when they need it as an element of slandering. For example, when they are served a very nice and fresh meal, they claim that <text:span text:style-name="T2">'the food is stale'</text:span>. If they see a tiny rottenness in the corner of a fruit they have been served, they assert imaginary scenarios, and say <text:span text:style-name="T2">"They gave me this one deliberately, they don't care about my health</text:span>." Even if they are allergic due to dust in the room, they say <text:span text:style-name="T2">"They left it dusty here on purpose, they put my life in danger</text:span>." When Muslims say nice things and compliment them, they say, <text:span text:style-name="T2">"They mock and ridicule me</text:span>." When Muslims want to help them with their work, they say, <text:span text:style-name="T2">"They imply that I am incompetent</text:span>."</text:p>
      <text:p text:style-name="P22"><text:soft-page-break/>Such slanders never come to an end as long as hypocrites continue to stay among Muslims. Even though they know that Muslims are the people who are the most conscientious and honest people they can ever meet, they want to <text:span text:style-name="T2">'cause disturbance and hurt Muslims trying to defame these immaculate people'. However, all they do results in benevolence for Muslims and punishment for hypocrites. </text:span>God states in the Qur'an that hypocrites who tell lies and slander will encounter a painful punishment in the hereafter:</text:p>
      <text:p text:style-name="P30">Woe to every wicked liar who hears the signs of God recited to him and then persists in his arrogance just as if he had never heard them. Give him the news of a painful punishment. (Surat al-Jathiyya, 7-8)</text:p>
      <text:p text:style-name="P22"/>
      <text:h text:style-name="P35" text:outline-level="2">With their slanders, hypocrites especially want to defame the messengers, who are Muslims' spiritual leaders </text:h>
      <text:p text:style-name="P22">With their slanders, hypocrites aim to '<text:span text:style-name="T2">cause an atmosphere of unrest and disturbance among Muslims, make them fall out with each other, and harm the trust they feel for one another'</text:span>. In this matter, their primary targets are <text:span text:style-name="T2">'God's messengers and spiritual leaders of Muslims, whose wisdom, good morality and words are most trusted, and who are known to be the most pious, honest and fair'</text:span>. Telling lies, bending the truth and casting aspersions, hypocrites continuously<text:span text:style-name="T2"> </text:span>try to prove them wrong in their own feeble minds, and<text:span text:style-name="T2"> try to make them seen by Muslims as supposedly 'unfair and unreliable'. </text:span>In the Qur'an, God informs this evil method of hypocrites as follows:</text:p>
      <text:p text:style-name="P30">Who could do greater wrong than someone who invents lies against God thus leading people astray without any knowledge? God does not guide the people of the wrongdoers. (Surat al-An'am, 144)</text:p>
      <text:p text:style-name="P22">Throughout history, hypocrites have used these insidious tactics and tried to stir the same strife in Muslim communities, <text:span text:style-name="T2">trying to cast the same aspersions on the prophets, messengers and God's righteous servants. The Prophet Joseph (pbuh) was accused with the slander of 'soliciting the wife of the vizier with whom he stayed in Egypt'; </text:span>and as a result of the woman's statements based on lies, <text:span text:style-name="T2">he stayed in dungeon for years. </text:span>This case clearly shows how raving mad people with hypocritical characters who don't fear God, who don't think that they'll be brought to account in the hereafter and who perfidiously lie for self-benefits can become.</text:p>
      <text:p text:style-name="P22">In the Qur'an we are told that <text:span text:style-name="T2">'it was actually the wife of the vizier who wanted to get closer to the Prophet Joseph (pbuh)'</text:span> and when Joseph (pbuh) refused her <text:span text:style-name="T2">'she lied and slandered him'</text:span>:</text:p>
      <text:p text:style-name="P30"><text:soft-page-break/>The woman whose house it was solicited him. She barred the doors and said, "Come over here!" He said, "God is my refuge! He is my lord and has been good to me with where I live. Those who do wrong will surely not succeed." (Surah Yusuf, 23)</text:p>
      <text:p text:style-name="P30">They raced to the door. She tore his shirt at the back. They met her husband by the door. She said, "How should a man whose intention was to harm your family be punished for what he did except with prison or painful punishment?" (Surah Yusuf, 25)</text:p>
      <text:p text:style-name="P22">The vizier's wife openly lied saying <text:span text:style-name="T2">'How should a man whose intention was to harm your family be punished for what he did except with prison or painful punishment?'</text:span>. She slandered the Prophet Joseph (pbuh) and caused him to stay in dungeon undeservedly. With the verse; "… <text:span text:style-name="T2">[Her husband] said: 'The source of this is women's deviousness. Without a doubt your guile is very great.'" </text:span>(Surah Yusuf, 28), it is explained that the vizier understood that the<text:span text:style-name="T31"> </text:span>Prophet <text:s/>Joseph (pbuh) was innocent and he was slandered by a <text:span text:style-name="T2">'great guile'.</text:span> Indeed, in another verse we are told that the Prophet <text:s/>Joseph (pbuh) was kept in dungeon undeservedly, even though it was clearly understood that he was innocent: "<text:span text:style-name="T2">Then, after they had seen the signs [of his chastity], they thought that they should still imprison him for a time" </text:span>(Surah Yusuf, 35).</text:p>
      <text:p text:style-name="P22">This incident told in the Qur'an reveals the scale of the slanders and ploys of the people who do not have fear of God. In this incident, the Prophet Joseph's (pbuh) chastity was targeted. In fact subjects that hypocrites accuse Muslims of in their slanders are quite various. Especially <text:span text:style-name="T2">when it comes to messengers of God or Muslims' leaders, hypocrites -with their weak intelligence- target their 'leading positions' and try to give the impression that these individuals are 'incapable' and 'inadequate' </text:span>-Surely these sacred personages are beyond all these.. The pagans of the time were trying to accuse our Prophet (pbuh) of such things as <text:span text:style-name="T2">'insanity'</text:span>, <text:span text:style-name="T2">'falsity'</text:span>, <text:span text:style-name="T2">'foolishness'</text:span>, <text:span text:style-name="T2">'soothsaying'</text:span>, <text:span text:style-name="T2">'poesy'</text:span> while hypocrites among Muslims <text:span text:style-name="T2">aimed to cause Muslims suspect and lose their trust in the Prophet (pbuh) with detailed ruses, lies and slanders.</text:span></text:p>
      <text:p text:style-name="P22">Today, hypocrites use the very same tactics in their sneaky struggle against spiritual leaders of the Muslims societies. Hypocrites are perfectly aware <text:span text:style-name="T2">'how influential and successful these people are in elucidating the Islamic morality, dispelling the intellectual foundations of irreligiousness globally and especially opposing hypocrites in the Islamic world'</text:span>. That is why hypocrites choose them as their main targets. <text:span text:style-name="T2">These sacred people's existence is a crucial threat for hypocrites' irreligious allies. Hypocrites are aware that these pious people have the wisdom, insight and foresight to notice their secret cooperation with the unbelievers and thwart their sneaky plans.</text:span> In order to protect their evil system, they look for ways to rupture these peoples' influence. And for this, almost in all subjects they try to put up a slanderous fight against these people. They sometimes make hidden or open implications, and sometimes explicit accusations.</text:p>
      <text:p text:style-name="P22">In the Qur'an, this immorality of hypocrites is explained in the words; "<text:span text:style-name="T2">the men and women of hypocrites who think bad thoughts'</text:span>:</text:p>
      <text:p text:style-name="P30"><text:soft-page-break/>And so that He might punish the men and women of hypocrites and the men and women of the idolaters –those who think bad thoughts about God. They will suffer an evil turn of fate. God is angry with them, and has cursed them and prepared hell for them. What an evil destination! (Surat al-Fath, 6)</text:p>
      <text:p text:style-name="P22"><text:span text:style-name="T2">Hypocrites' devilish brains are sharp and they are very inventive in lying. 'Making up a lie from scratch, enriching it and detailing it with dozens of fake evidences'</text:span> are all very easy for hypocrites. They can<text:span text:style-name="T2"> </text:span>instantly <text:span text:style-name="T2">'write a tall-tale scenario' </text:span>and cast aspersions on Muslims with a totally unreal lie. For this purpose, they especially use <text:span text:style-name="T2">'the past'</text:span> as evidence. They think that people may forget events in the past as time passes by, and details of events may become blurry. In line with this idea, they narrate untruthful stories from the past. This is just an effort to <text:span text:style-name="T2">'create a negative public opinion' </text:span>among Muslims of targeted messengers or Muslims' spiritual leaders. They think that they will be able to bolster up their current slander by showing as evidence some past incidents, which are all lies, such as <text:span text:style-name="T2">"In the past, something happened like that in that place, and some other time something happened like that.''</text:span></text:p>
      <text:p text:style-name="P22">However, Muslims are <text:span text:style-name="T2">'intelligent and attentive'</text:span> people. Especially<text:span text:style-name="T2"> 'they are very meticulous in protecting their spiritual leader' </text:span>who they value much and consider to be superior in piety. Thus, hypocrites' slanderous efforts to <text:span text:style-name="T2">'defame' </text:span>and <text:span text:style-name="T2">'create a negative public opinion' </text:span>by showing evidence from the past don't work on Muslims. On the contrary, it makes Muslims see their evilness and thus enable them to clearly diagnose their hypocrisy and be careful against them. Besides, they also know that <text:span text:style-name="T2">'it is a sign of believers to be slandered'</text:span>. Therefore, every slander that is tried to be cast on Muslims increases their love for one another. In the Qur'an, God informs us that the existence of hypocrites who live among Muslims and come up telling lies and casting slanders <text:span text:style-name="T2">'is not bad but good'</text:span> for Muslims:</text:p>
      <text:p text:style-name="P30">There is a group of you who propagated the lie. Do not suppose it to be bad for you; rather it is good for you. Every one of them will incur the evil he has earned and the one who took it on himself to amplify it will receive a terrible punishment. (Surat an-Nur, 11)</text:p>
      <text:p text:style-name="P22"/>
      <text:h text:style-name="P35" text:outline-level="2">For their sneaky games, hypocrites use 'subliminal manipulation'</text:h>
      <text:p text:style-name="P22">Hypocrites have various and numerous methods to use in their evil struggle that serves the purpose of fretting Muslims from within. One of them is <text:span text:style-name="T2">'subliminal manipulation'</text:span> in sneaky ways to lead satan's whispering to Muslims. With sneaky and insidious inculcations, they try to make Muslims have doubts about God, the Qur'an, the Prophet and Muslims – may God forbid.</text:p>
      <text:p text:style-name="P22"><text:soft-page-break/>As it is known, <text:span text:style-name="T2">subliminal manipulation </text:span>is an <text:span text:style-name="T2">'efficient method' </text:span>which is today used for <text:span text:style-name="T2">'training and directing people on various subjects, either for positive or negative goals'</text:span>. <text:span text:style-name="T2">Satan has always been using this method and encouraging hypocrites to use it for evil purposes.</text:span></text:p>
      <text:p text:style-name="P22">In fact today, satan and hypocrites cooperate in <text:span text:style-name="T2">'a powerful global campaign of subliminal manipulation in order to annihilate Islam and spread immorality and heresy instead.' Unbelievers and hypocrites in the Islamic world have joined forces to spread all sorts of immorality, vileness, theft, prostitution, homosexuality and perversion. </text:span>All of these people are <text:span text:style-name="T2">trying to legitimate these perversions in the subconscious of people via televisions, writings they post on the Internet and social media, speeches they make, pictures, movies and information they share.</text:span></text:p>
      <text:p text:style-name="P22">From the beginning of history, all of hypocrites have used this method. In every era they struggled against Prophets and Muslims they have used this insidious technique. Pharaohs, Nimrod, Samiri, Qarun, the vizier's wife who slandered the Prophet Joseph (pbuh), wives of the Prophets Lot and Noah (peace be upon them both), hypocrites who founded the al-Dirar Mosque, hypocrites who ran away from war and did not fight along with our Prophet (pbuh); they all used <text:span text:style-name="T2">'the method of subliminal manipulation' </text:span>in their speeches in order to be more effective.</text:p>
      <text:p text:style-name="P22">For this, hypocrites have ascribed very sneaky meanings to their speeches <text:span text:style-name="T2">'by means of the sentences and words they used, excuses they asserted, interpretations they made and questions they raised' </text:span>and they hoped to create a negative and corrosive effect on Muslim societies. They have devised sneaky ruses with this method especially in order to disgrace, in their own feeble minds, <text:span text:style-name="T2">'prophets, messengers and pious people' </text:span>who are spiritual leaders and whose wisdom, justice, love and compassion are trusted by all believers, and to bring them to a disreputable, untenable position among Muslims.</text:p>
      <text:p text:style-name="P26"/>
      <text:h text:style-name="P35" text:outline-level="2">Hypocrites want to shatter the trust towards the<text:tab/>prophets and Muslims using subliminal manipulation methods</text:h>
      <text:p text:style-name="P22">In the Qur'an, there are plenty of examples of hypocrites' sneaky plots, which are concocted with subliminal manipulation methods. Especially in the era of our Prophet (pbuh), hypocrites, who tried to escape from joining struggle carried out by the Muslims, used this insidious method a lot. One of those examples can be seen in hypocrites' manner who lied and came up with excuses in order not to go war together with our Prophet (pbuh) during<text:span text:style-name="T2"> Battle of Tabouk</text:span>:</text:p>
      <text:p text:style-name="P30"><text:soft-page-break/>Those who were left behind were glad to stay behind the Messenger of God. They did not want to strive with their wealth and themselves in the Way of God. They said, 'Do not go out to fight in the heat.' (Surat at-Tawba, 81)</text:p>
      <text:p text:style-name="P22">Since they didn't want to go out to strive, hypocrites contested our Prophet (pbuh), while he was about to depart for the <text:span text:style-name="T2">Battle of Tabouk. </text:span>They made various speeches to present this attitude of theirs as reasonable and rightful. And then by saying <text:span text:style-name="T2">'Do not go out to fight in the heat' </text:span>they called others for falling behind like themselves. In this way, they tried to prove that <text:span text:style-name="T2">'they were supposedly right for their choice by persuading others to stay behind as well'</text:span>. <text:span text:style-name="T2">Thereupon, as it is reported in the accounts, about 80 people showing the characteristics of hypocrites were allowed to stay behind instead of joining war with our Prophet (pbuh).</text:span></text:p>
      <text:p text:style-name="P22">In the Qur'an, God stated that Muslims who have sincere faith never abstain from supporting the Prophet (pbuh). God reported that the ones who ask for permission without any reasonable justification are the ones <text:span text:style-name="T2">'who don't believe in God and the Last Day, whose hearts are full of doubt':</text:span></text:p>
      <text:p text:style-name="P30">Those who believe in God and the Last Day do not ask you to excuse them from striving with their wealth and themselves. God knows the people who have piety. Only those who do not believe in God and the Last Day ask you to excuse them. Their hearts are full of doubt and in their doubt they waver to and fro. (Surat at-Tawba, 44-45)</text:p>
      <text:p text:style-name="P22">Moreover, while hypocrites beside our Prophet (pbuh) were saying, "<text:span text:style-name="T2">Do not go out in the heat" </text:span>their only goal was not <text:span text:style-name="T2">'turning out to be right and finding some supporters'</text:span>. With these words, hypocrites also devised to accomplish various evil objectives by causing mischief in many topics. </text:p>
      <text:p text:style-name="P22">Hypocrites didn't want to act along with our Prophet (pbuh) since <text:span text:style-name="T2">'they were fond of their comfort'; 'they dreaded that their goods and lives would come to harm' and 'they didn't want to support Islam in any manner'</text:span>. However, their main goal while making this speech was our Prophet (pbuh) for whom they felt a huge grudge, rage and jealousy. With their statement, "<text:span text:style-name="T2">Do not go out to fight in the heat,"</text:span> their main goal was to show our Prophet (pbuh) –surely our Prophet (pbuh) is beyond this- as one who is supposedly <text:span text:style-name="T2">'unjust, unfair, who couldn't think rationally, who couldn't evaluate incidents rightly and who didn't protect the interests of Muslims'</text:span>. Hypocrites thought that thereby they would cause unrest among Muslims and <text:span text:style-name="T2">supposedly harm our Prophet's (pbuh) credibility.</text:span> Their goal was <text:span text:style-name="T2">'causing others to look our Prophet (pbuh) with suspicion'</text:span> and on the other hand <text:span text:style-name="T2">'showing themselves up'</text:span>. Something supposedly our Prophet (pbuh) couldn't contrive or think of would supposedly be thought of by those foolish hypocrites and thus in their feeble minds, they would prove that <text:span text:style-name="T2">'they were superior than our Prophet (pbuh)'</text:span> –surely our Prophet (pbuh) is beyond this. As a result of this, they would – in their twisted minds - gain a<text:span text:style-name="T2"> reputation in the society and derive personal benefits.</text:span></text:p>
      <text:p text:style-name="P22">As you can see, hypocrites consider all these details beforehand and make the most effective statement that they think would give this impression <text:soft-page-break/>according to their feeble minds. <text:span text:style-name="T2">They imagine that they would thus be able to make Muslims suspicious, afraid and hopeless, and create question marks in Muslims' minds with their subliminal manipulations. </text:span>And no matter how much our Prophet (pbuh) explains and proves the opposite, in their own twisted minds they <text:span text:style-name="T2">hope to shake confidence towards our Prophet (pbuh) and his fairness</text:span> with the suspicion they incited. </text:p>
      <text:p text:style-name="P22"><text:span text:style-name="T2">In fact, Saudi Arabia is a region that is always hot. There is always a desert climate there. People there</text:span> <text:span text:style-name="T2">maintain their daily lives in fifty-sixty centigrade degree heat - even in the shade - and travel many places for trade when it is needed. Hypocrites know this fact very well like everyone else.</text:span> But just to be unsavory, hypocrites try to cause unrest in an impertinent and disrespectful manner, by saying<text:span text:style-name="T2"> 'it is too hot' </text:span>in a place where tribe is convened. The condition of the weather was perfectly known by all Muslims and particularly by our Prophet (pbuh). But <text:span text:style-name="T2">hypocrites make such a statement just because of their vileness, dishonor, anarchistic, and knavish souls and they try to manipulate the subconscious of all those people to think that 'Prophet (pbuh) was unreliable and unfair' –Surely our Prophet (pbuh) is beyond this. </text:span>In this way, with their feeble minds, they imagine that they can be able to render Muslims incapable and weaken their strength.</text:p>
      <text:p text:style-name="P22">In a verse of the Qur'an, God states the following about hypocrites: <text:span text:style-name="T2">"If they had gone out among you, they would have added nothing to you but confusion. They would have scurried about amongst you seeking to cause conflict between you…'' </text:span>(Surat at-Tawba, 47)</text:p>
      <text:p text:style-name="P22">As you can see, if hypocrites who were making up sneaky excuses saying <text:span text:style-name="T2">'Do not go out to fight in the heat' </text:span>were told <text:span text:style-name="T2">"This region is always hot; come and join to the fight along with Muslims''</text:span>, as God stated in the verse, they would have <text:span text:style-name="T2">added nothing but impediment for Muslims </text:span>and would certainly<text:span text:style-name="T2"> 'cause mischief' among </text:span>them.<text:span text:style-name="T2"> </text:span>They would have casted aspersions on the Prophet (pbuh) and Muslims; they would have claimed that they were treated unfairly, aggrieved and even that they were persecuted. Despite the fact that all of these claims would have been lies, they would have tried to cause mischief by making a fuss in this way.</text:p>
      <text:p text:style-name="P22">However, it is obvious that if these people were given <text:span text:style-name="T2">'sizeable amounts of gold or money' </text:span>in return for joining the fight along with the Prophet (pbuh), they would have followed our Prophet (pbuh) swiftly without making any excuse, and even if it had been much hotter, they would have found the strength to bear all kinds of hardship.</text:p>
      <text:p text:style-name="P22"/>
      <text:p text:style-name="P22"/>
      <text:p text:style-name="P22"><text:span text:style-name="T3">ADNAN OKTAR:</text:span> For example, he says in a very basic logic as everyone can understand <text:span text:style-name="T3">'Do not go out to fight in the heat'. Everyone knows that it is not possible to go out to fight in the heat, but he acts as exhorter. He says it as if he discovered it. Wouldn't our Prophet (pbuh) know that if it is possible to go out to fight in heat, or not? He tries to give unsolicited advise to our Prophet (pbuh) and in his twisted mind tries to </text:span><text:soft-page-break/><text:span text:style-name="T3">embarrass him –May God forbid. He tries to imply that the Prophet (pbuh) couldn't even think of something that easy </text:span>– surely our Prophet (pbuh) is above such thoughts<text:span text:style-name="T3">. In his own twisted mind, he wants to disgrace him in the eyes of people. So that he would say; "The Prophet (pbuh) couldn't even think of something that easy." </text:span>This is what he actually means. Then he presents himself as a savior and as an honest person. Look, do you see the rascality here? He carries out <text:span text:style-name="T3">dual vileness. </text:span>He presents himself as <text:span text:style-name="T3">'savior and honest'.</text:span> He says '<text:span text:style-name="T3">I care about the interests of Muslims. I am making this good deed and warning you since I don't want them to perish in heat and suffer." </text:span>Hypocrites are very evil. <text:span text:style-name="T3">They aim to extoll themselves and to present themselves as superior and they aim to embarrass our Prophet (pbuh) in the meantime. </text:span>(Surely our Prophet (pbuh) is beyond this)</text:p>
      <text:p text:style-name="P22">Since he doesn't have passion for the cause, he only thinks about his future, his worldly life, his comfort. On the other hand our Prophet (pbuh) plans on spreading the message of Islam and to make Islamic morality prevail. He considers Muslims' comfort, their safety and wealth. But the hypocrite only thinks about his dingy, egoistical and disgusting interests. <text:span text:style-name="T3">Therefore he tries to treat our Prophet (pbuh) as an enemy, to be the henchmen of those people around him and he tries to emphasize his own superiority.</text:span> But he does this in such a foolish way. For example, he says <text:span text:style-name="T3">"my house is exposed"</text:span>. He approaches with this excuse. Actually everyone else's houses are exposed, wouldn't our Prophet (pbuh) know this? (<text:span text:style-name="T10">A9 TV, May 19</text:span><text:span text:style-name="T7">th</text:span><text:span text:style-name="T10">, 2016)</text:span></text:p>
      <text:p text:style-name="P22"/>
      <text:p text:style-name="P22"><text:span text:style-name="T3">ADNAN OKTAR: They go to our Prophet (pbuh) and try to smart mouth him- may God forbid. They try to give advice in an upper handed tone.</text:span> <text:span text:style-name="T3">Wouldn't our Prophet (pbuh) know if it is possible to go out to fight in heat or not? Who wouldn't know this? Everyone knows. You see that hypocrites try to act snobbishly, to behave like a jackal, to smart mouth others and to exalt themselves in any case. </text:span></text:p>
      <text:p text:style-name="P22">As if he made a huge discovery he dives into the crowd and says, <text:span text:style-name="T3">"You couldn't think of it but I did'' –may God forbid. </text:span>He says, <text:span text:style-name="T3">"In this heat, you are sending us out to fight. This is unacceptable. It is not possible to go out to fight in this heat.''</text:span> Thus, he means to say, <text:span text:style-name="T3">"Will you destroy us? We will get sunstroke in this heat''. </text:span>He is such an impertinent, despicable, snobbish person.</text:p>
      <text:p text:style-name="P22">Look how many purposes he has: <text:span text:style-name="T3">1- Showing our Prophet (pbuh) as inconsiderate and unable to think - our Prophet (pbuh) is beyond this -. 2-Presenting himself as superior, compassionate and as defending Muslims. 3-Preventing Muslims going out to fight and causing trouble for Muslims. 4- Creating a ground for Muslims to fall apart.</text:span></text:p>
      <text:p text:style-name="P22"><text:span text:style-name="T3">ADNAN OKTAR:</text:span> For instance, the same snobbish lot again come to our Prophet (pbuh) saying; <text:span text:style-name="T3">"Alright then, let's go to fight, go spread the message of God, but our families, our children are at home, what will happen to them?'' "What will happen to our family? You don't think of them.''</text:span> May God forbid. You despicable man! How can you claim that he doesn't think of Muslims? Our Prophet (pbuh) also leaves his family behind. Everyone <text:soft-page-break/>leaves their families behind. A soldier who goes to join the army goes leaving his family. Are you that foolish? You see, the foolishness of hypocrites. See how he presents himself. He pretends as if he is a compassionate family man who defends his family and children. How does he present our Prophet (pbuh) in the meantime? He presents our Prophet (pbuh) as someone who doesn't think of children, families, wives, etc. (Surely our Prophet (pbuh) is beyond such thoughts.) He thinks that in this way he could abolish people's devotion to our Prophet (pbuh) and stall him by wasting his time with these dingy words and then he would demoralize Muslims. If there is one among Muslims with an illness in his heart, that person would then say <text:span text:style-name="T3">"This hypocrite is right''.</text:span> Of course, this person with a weak faith would not say <text:span text:style-name="T3">'so, this person is a hypocrite'</text:span> but at that moment he would consider him as a wise man and he would say <text:span text:style-name="T3">"I will not go to war, either.''</text:span></text:p>
      <text:p text:style-name="P22">When the hypocritewas talking about not leaving families, unbelievers would say to him, <text:span text:style-name="T3">"Well done! What a clever man you are!"</text:span> They would say <text:span text:style-name="T3">"You put it very well, you are absolutely right!''</text:span> All unbelievers unite against the Prophet (pbuh). Unbelievers would tell them; <text:span text:style-name="T3">"A Muslim should be like this. You made your case perfectly against the Prophet (pbuh)!'' </text:span>Therefore the hypocrite's such indiscretion and impertinence would never change throughout history. <text:span text:style-name="T10">(A9 TV, May 30</text:span><text:span text:style-name="T7">th</text:span><text:span text:style-name="T10">, 2016)</text:span></text:p>
      <text:p text:style-name="P22"/>
      <text:p text:style-name="P22"><text:span text:style-name="T3">ADNAN OKTAR:</text:span> Hypocrites talk to our Prophet (pbuh) in such a fickly and despicable manner. For example they say, "<text:span text:style-name="T3">Okay you are taking us out to fight but you see that the weather is too hot</text:span>''. What could Prophet (pbuh) say to this? If he says, <text:span text:style-name="T3">"Even if it's hot come with me''</text:span>, and if someone happens to faint or have a heart spasm, then hypocrites will come out and say, <text:span text:style-name="T3">"We told you so!"</text:span> They will say, <text:span text:style-name="T3">"The man (our Prophet [pbuh]) blatantly took Muslims to their deaths!" (May God forbid).</text:span> They always talk with such insolence about our Prophet (pbuh); it is their way of talking. Then, the Prophet (pbuh) wouldn't be able to say anything. That is because hypocrites always talk in a roundabout manner, leaving everything hanging fifty-fifty. In other words, they choose their words and sentences in a way that they can use for their own benefit. They are very vile. For instance, they say <text:span text:style-name="T3">"If I knew how to fight, I would come, but I don't know"</text:span>. In this case, if the Prophet (pbuh) takes them out to fight and if they get shot by arrows or stabbed, they will say <text:span text:style-name="T3">"We have told you that we didn't know how to fight. Look, we lost our limbs, etc.'' </text:span>Then they will blame the Prophet (pbuh) - May God forbid. They are merely being despicable. That is why our Prophet (pbuh) didn't do or say anything to them and these lowlifes established their empire and maintained it for 1,400 years. 1,400 years. They also caused a great distress in the era of the Companions of our Prophet (pbuh) and they still are going on with their ruses and ignominy. <text:span text:style-name="T10">(A9 TV, February 20</text:span><text:span text:style-name="T7">th</text:span><text:span text:style-name="T10">, 2016)</text:span></text:p>
      <text:p text:style-name="P19"/>
      <text:p text:style-name="P40">…They were told, 'Come and fight in the Way of God or at least help defend us.' They said, 'If we knew how to fight, we would certainly follow you.' They were closer to disbelief that day than <text:soft-page-break/>to faith, saying with their mouths what was not in their hearts. And God knows best what they are hiding. (Surah Al 'Imran, 167)</text:p>
      <text:p text:style-name="P22"/>
      <text:p text:style-name="P22"/>
      <text:h text:style-name="P35" text:outline-level="2">Hypocrites work up to shake people's trust in God with subliminal manipulation methods (may God forbid)</text:h>
      <text:p text:style-name="P22">Hypocrites' other purpose in saying <text:span text:style-name="T2">"Do not go out to fight in the heat" </text:span>is to <text:span text:style-name="T2">shake Muslims' trust in God – Surely God is above such thoughts - as much as in our Prophet (pbuh)</text:span>. The purpose of saying this to our Prophet (pbuh) is to imply: <text:span text:style-name="T2">"You call us to go out to fight but you see the condition of the weather. We would have a brain hemorrhage, our blood pressure would rise up in the heat; we will be perished if we go out to fight. How can you not think of that as a Prophet?''</text:span> And then they will go on talking employing this twisted logic that implies, <text:span text:style-name="T2">"Look, I'm not a prophet, but I take this into consideration. So you see, this means I'm superior than you. So God must have made a mistake by sending you as a prophet. Look, I can think of all these so I'm greater than you, all of you; I am greater than God and the prophet'' </text:span>[Surely God and our Prophet (pbuh) are beyond all these]. With their feeble minds they imagine that they would thus be proving their greatness. Hypocrites are hoping to easily influence those people around them whose faith and minds are weak and thus to gain their allegiance. </text:p>
      <text:p text:style-name="P22">However, <text:span text:style-name="T2">there are many imperative reasons and wisdom behind our Prophet's (pbuh) call to Muslims to go out to fight. At that time, Muslims were being tortured and martyred. </text:span>Our Prophet (pbuh) took this decision <text:span text:style-name="T2">in order to stop attacks against Muslims, protect Muslims, the women, the elderly, the children and prevent their being martyred. </text:span>In this case, Muslims were not in a situation to think about heat. Because<text:span text:style-name="T2"> if they didn't go out to fight, their homes, families, children, and wives would already be under threat and most probably be tortured. The purpose of this campaign was to protect Muslims from these dangers and to provide security for them. Therefore, heat was not a hardship that couldn't be risked while there were all those life-threatening dangers. </text:span>As it is explained in the previous part, <text:span text:style-name="T2">the community of the region was already living their whole lives under these hot weather conditions. They were facing similar circumstances while traveling for trade. </text:span>Besides, they were already going our to fight taking the risk of being martyred or getting injured. Consequently, heat was a very insubstantial hardship when compared to others and of course, hypocrites also knew all these facts. But with their vile souls, they were silently using '<text:span text:style-name="T2">subliminal manipulation' methods</text:span> by showing themselves as a sincere and well-intentioned people who consider what is best for Muslims.</text:p>
      <text:p text:style-name="P22"><text:soft-page-break/>Furthermore, Muslims have extremely good morals and are very lenient people. When it comes to gaining the good pleasure of God, they never think of considering their personal interests above others. So if God's approval requires so, they would follow our Prophet (pbuh) and go out to fight readily and ardently. Likewise in our day, if their service is required in hot weather to spread the message of God and to support Muslims, Muslims will do it with pleasure. They would never say, "<text:span text:style-name="T2">It is hot outside, I can't help you"</text:span>. But hypocrites would still use the same lame excuse even today. That is because hypocrites are very fond of their own comfort. They always consider their own interests before all else. Muslims' tranquility, their safety or interests, these things are not important for hypocrites. Without fail, they consider their own interests before anything else and carry out all sorts of fraud to attain that. </text:p>
      <text:p text:style-name="P22">Besides, with this manner, hypocrites were not only targeting our Prophet (pbuh). Their main goal was to make Muslims have misgivings and distrust about God and thus to precluded them from believing. In the Qur'an, God informs us about this heinous effort hypocrites carried out throughout history as follows:</text:p>
      <text:p text:style-name="P30">Among people there is one who argues about God without knowledge, and follows every rebellious satan. (Surat al-Hajj, 3)</text:p>
      <text:p text:style-name="P30">Among people there is one who argues about God without knowledge or guidance or any light-giving Book, turning away arrogantly, to misguide people from the Way of God. He will be disgraced in this world and on the Day of Rising We will make him taste the punishment of the Burning. (Surat al-Hajj, 8-9)</text:p>
      <text:p text:style-name="P30">Who could do greater wrong than someone who invents lies against God or denies the truth when it comes to him? Is there not shelter in hell for the unbelievers? (Surat al-'Ankabut, 68)</text:p>
      <text:p text:style-name="P30">The argument of those who argue about God, once He has been acknowledged, has no basis whatsoever with their Lord. There is anger upon them and they will have a harsh punishment. (Surat ash-Shura, 16)</text:p>
      <text:p text:style-name="P22">All these verses show that throughout history, hypocrites used the same subliminal manipulation methods and called people to unbelief by making them have various doubts about God. However, <text:span text:style-name="T2">all those sneaky tricks they play, all those 'subliminal manipulation methods' they employ are all based on foolish logics that will never have any impact on Muslims who know God as is His due. </text:span>Muslims know perfectly well that God has infinite wisdom, compassion and justice. Their love and trust in God are endless. As it is reported with the verse that reads; "<text:span text:style-name="T2">We will set up the Just Balance on the Day of Rising and no self will be wronged in any way. Even if it is no more than the weight of a grain of mustard-seed, We will produce it. We are sufficient as a Reckoner." </text:span>(Surat al-Anbiya', 47), all of the people in the world will get their rewards with God's endless fairness. Therefore the foolish statements of weak-minded hypocrites claiming that, God treats people unjustly, made a mistake, were unable to consider - surely God is above all these thoughts- all demonstrate their shameful insolence and their fabricated lies against God. As it is explained in the verse which reads <text:span text:style-name="T2">"... My Lord does not misplace nor does He forget.'' </text:span>(Surah Ta Ha, 52), God is exalted above all <text:soft-page-break/>deficiencies, inabilities, mistakes and flaws in His Greatness and Sublimity. God is the One Who created hypocrites and their vile guide satan and also their friends among the unbelievers. God is the One Who gives them the logic with which they utter these words and Who creates everything they do and every word they say at every second. And as it is reported with the verse <text:span text:style-name="T2">"... God is aware of what you do.''</text:span> (Surat al-Hashr; 18), God is aware of every traitorous ruse of hypocrites' at any moment.</text:p>
      <text:p text:style-name="P22">The vile ruses hypocrites carry out won't bring any gain to hypocrites neither in this world, nor in the hereafter. They will always live abased and humiliated in this world and in the hereafter, they will be rewarded with endless torment because of their evil morality. </text:p>
      <text:p text:style-name="P22"/>
      <text:h text:style-name="P35" text:outline-level="2">Hypocrites try to distort the words of Muslims by twisting the truth and the meaning of the words</text:h>
      <text:p text:style-name="P22">Hypocrites are known for '<text:span text:style-name="T2">twisting the meanings of the verses in the Qur'an as well as the words of the Prophets, the Messengers and Muslims in an evil way'</text:span>. God emphasizes this immoral nature of hypocrites and warns the believers against the sinister plans of theirs, with this verse in the Qur'an: <text:span text:style-name="T2">"a group who distort the Book with their tongues so that you think it is from the Book when it is not from the Book. They say, 'It is from God,' but it is not from God...."</text:span> (Surah Al 'Imran, 78)</text:p>
      <text:p text:style-name="P30">Among them is a group who distort the Book with their tongues so that you think it is from the Book when it is not from the Book. They say, 'It is from God,' but it is not from God. They tell a lie against God and they know it. (Surah Al 'Imran, 78)</text:p>
      <text:p text:style-name="P22">Hypocrites opt for such immorality in order to '<text:span text:style-name="T2">adapt religion into their own personal benefits</text:span>'. Hypocrites have an immense feeling of vanity and as a result, they always try to distort the verses in the Qur'an and the words of the Prophet (pbuh), of the messengers and of Muslims so that they can justify themselves whenever they need to. Described as a <text:span text:style-name="T2">"distortion"</text:span> in the Qur'an, this immoral behaviour is felt really powerful by hypocrites, almost to a level of insanity.<text:span text:style-name="T2"> Aiming for superiority over the others, avoiding a defeat during a discussion, having the spotlights on themselves and claiming that they are perfectly flawless people with no mistakes are all matters of crucial importance to hypocrites.</text:span> As they have no fear of God, they feel no discomfort when they argue over the verses in the Qur'an by twisting and distorting their meanings. They also feel no distress neither in condescending to the Prophet or to a Messenger of God, nor they hesitate to falsely distort the words of these people by slandering them. And they always pretend not to understand the verses and the explanations in favor of God when they are proven wrong and told the truth.</text:p>
      <text:p text:style-name="P22"><text:soft-page-break/>God describes this devious tactic of hypocrites in the Holy Qur'an as <text:span text:style-name="T2">"They were that day nearer to irreligion than to Faith, saying with their lips what was not in their hearts"</text:span> (Surah Al 'Imran, 167). Hypocrites are very well aware of the meaning of the verses they are trying to distort and that Muslims speak the truth about them. However, as a part of their evil nature, they lie on purpose in order to win the argument against the believers by '<text:span text:style-name="T2">saying with their lips what was not in their hearts'</text:span>.</text:p>
      <text:p text:style-name="P22">Another verse in the Qur'an reveals the inferior character of hypocrites who lie by twisting the words, making false accusations, being aggressive and brazen and who are always quarrelsome as such: "<text:span text:style-name="T2">They distort the true meaning of words</text:span>" (Surat al-Ma'ida, 13).</text:p>
      <text:p text:style-name="P22">Hypocrites always play such sinister games by using their sharp tongue and evil mind against the believers almost whenever they speak. </text:p>
      <text:p text:style-name="P22">However, Muslims immediately detect these sinister games of hypocrites and expose them their own insincerity through the Qur'anic verses. Nevertheless, hypocrites defend their wrong-doing by pretending not to understand and never give up their false arguments.</text:p>
      <text:p text:style-name="P22"/>
      <text:p text:style-name="P22"/>
      <text:p text:style-name="P22"><text:span text:style-name="T3">ADNAN OKTAR: </text:span>I seek refuge in God from satan, "<text:span text:style-name="T3">They distort the true meaning of words".</text:span> For instance, they distort the meanings of the verses in the Qur'an. Moreover, when they speak to another person, they distort their words also. For instance; you may say '<text:span text:style-name="T3">I realized you are really attentive today</text:span>'. Trying to accuse you, the reply is: '<text:span text:style-name="T3">Your words imply that I am usually careless.'</text:span> When you say, <text:span text:style-name="T3">'I didn't imply such a thing', </text:span>he replies <text:span text:style-name="T3">'Are you making fun of my memory?' </text:span>Hypocrites are very quarrelsome. Of course, I'm giving really overall examples. Hypocrites are indeed social microbes. God describes them in many verses and the Prophet Muhammad (pbuh) describes them in many of the hadiths; they are described very clearly, he describes them to the letter. Hazrat Ali (ra) also describes them exactly as they are. Hypocrites are there in the verses with all the details of their characters. But, of course, the verses have to be interpreted and explained as the way they are experienced in life. <text:span text:style-name="T10">(A9 TV, June 23</text:span><text:span text:style-name="T7">rd</text:span><text:span text:style-name="T10">, 2016)</text:span></text:p>
      <text:p text:style-name="P22"/>
      <text:p text:style-name="P22"><text:span text:style-name="T3">ADNAN OKTAR: </text:span>Hypocrites lie very often. They lie openly and dishonorably. <text:span text:style-name="T3">They tend to engage in demogoguery; they always twist the meaning of words.</text:span> The verse says "<text:span text:style-name="T3">They say, 'It is from God,' but it is not from God</text:span>". <text:span text:style-name="T3">They distort the meaning of words. They have a sinister talent in distorting the words as well as the mentality.</text:span> God says, "<text:span text:style-name="T3">They distort the Book with their tongues</text:span>". Hypocrites are capable of distorting a righteous word of a Muslim into something extremely illogical. When you speak with good words addressing to their heart, hypocrites make something completely irrelevant of it. Their speech is ambiguous. God says in a verse: "<text:span text:style-name="T3">they flay you with sharp tongues"</text:span> (Surat al-Ahzab, 19) <text:span text:style-name="T3">What is a sharp tongue? Sharp is something with a devastating and vicious power. This is what hypocrites aim at; this is what they are trying so hard for. The believer </text:span><text:soft-page-break/><text:span text:style-name="T3">uses his tongue for good whereas hypocrites use theirs to spread filth and trouble. </text:span>However, everything that befalls on the believers always turns out to be good for them. By contrast, hypocrites assume something is for their benefit, yet it turns out to be malicious for them. I mean, whatever they do is always against their benefit. "<text:span text:style-name="T3">They distort the Book". Here the verse refers to their sinister talent to change the meaning by twisting words</text:span>. For instance, when Muslims tell something reasonable to hypocrites – or perhaps a mistake of theirs, or some quality they lack, hyprocrites twist and change it completely. <text:span text:style-name="T3">They change the places of the words and even make a whole new sentence. They add a <text:s/>lot of lies and make it a completely new set of words. This is the distortion mentioned. They even try to change the commandments of the Qur'an.</text:span> <text:span text:style-name="T10">(A9 TV, June 5</text:span><text:span text:style-name="T7">th</text:span><text:span text:style-name="T10">, 2016)</text:span></text:p>
      <text:p text:style-name="P22"/>
      <text:p text:style-name="P22"/>
      <text:h text:style-name="P35" text:outline-level="2">Hypocrites want to meet the believers in private so that they can calumniate them</text:h>
      <text:p text:style-name="P22">The prophets, messengers and Islamic leaders have always been the primary targets for hypocrites. Therefore, hypocrites' sinister plans are mostly made against these people and they have directed their slanders and lies towards these people who carry out the most efficient struggle in God's way.</text:p>
      <text:p text:style-name="P22">Hypocrites have always wanted to speak to our Prophet (pbuh) <text:span text:style-name="T2">'in private, with no witnesses around' </text:span>so that they can <text:span text:style-name="T2">'easily lie and defame him'.</text:span> The reason for this is to be able to later<text:span text:style-name="T2"> speak on behalf of the Prophet (pbuh) with words that are not spoken by him and spread lies and thus to put him in a supposedly awkward situation.</text:span> Nevertheless, hypocrites cannot make false accusations against the believers when there is a witness around, as that witness will also hear lies of hypocrites and see for themselves their immoral character. <text:s/>In this way, they will have no way to slander against Muslims. </text:p>
      <text:p text:style-name="P22">Being aware of this, hypocrites always <text:span text:style-name="T2">wait for the moment when they will be able to find the believers alone</text:span>. Even when they are in a crowded atmosphere, hypocrites demand that <text:span text:style-name="T2">the believers leave them alone with the Prophet</text:span>. They want to have a suitable environment to act freely on their filthy, mischievous intentions.</text:p>
      <text:p text:style-name="P22">Hence, hypocrites of our Prophet's (pbuh) era often wanted to see our Prophet (pbuh) alone. However, our Prophet (pbuh) always accepted them when there were sincere believers around him as he was aware of their sinister intentions and dishonorable characters.</text:p>
      <text:p text:style-name="P22">Upon their plan, our Lord has sent a verse in order to disclose it: "<text:span text:style-name="T2">You who believe! when you consult the Messenger privately precede your private consultation by giving alms ... " </text:span>(Surat al-Mujadala, 12) </text:p>
      <text:p text:style-name="P22"><text:soft-page-break/>There is much wisdom in God's ordering the believers to <text:span text:style-name="T2">spend alms </text:span>before having a private meeting with the Prophet (pbuh). This is because hypocrites are terrified of '<text:span text:style-name="T2">spending their money</text:span>', which they make by way of slyness. When they spend a sum of money contrary to their intentions, they see it as a loss of interest and therefore consider themselves as <text:span text:style-name="T2">taken for a fool</text:span>. <text:span text:style-name="T2">Spending sums just to make iniquity before the Prophet's (pbuh) presence drive hypocrites mad and they feel really offended by it. </text:span>Thus, just for the sake of not spending their money, they agree not to continue with this turpitude and evil plots, which in truth is a reason they live for. As a matter of fact, hypocrites of that time gave up on requesting private meetings with the Prophet (pbuh) right after the revelation of this verse.</text:p>
      <text:p text:style-name="P22">There is no doubt that the words of a prophet or any other Muslim is always trustworthy for another believer. Yet, in order to avoid incitement or any possible unrest, <text:span text:style-name="T2">God orders the believers to take this precaution while addressing hypocrites</text:span>. By doing so, <text:span text:style-name="T2">the believers can prevent any possible trick hypocrites may pull by slandering</text:span>. Even if hypocrites tell lies to libel, the believers in that atmopshere will be the majority and the false accusations shall immediately render void.</text:p>
      <text:p text:style-name="P22"/>
      <text:p text:style-name="P22"/>
      <text:p text:style-name="P22"><text:span text:style-name="T3">ADNAN OKTAR: </text:span>I seek refuge in God from satan, "<text:span text:style-name="T3">They distort the true meaning of words".</text:span> For instance, they distort the meanings of the verses in the Qur'an. Moreover, when they speak to another person, they distort their words also. For instance; you may say '<text:span text:style-name="T3">I realized you are really attentive today</text:span>'. Trying to accuse you, the reply is: '<text:span text:style-name="T3">Your words imply that I am usually careless.'</text:span> When you say, <text:span text:style-name="T3">'I didn't imply such a thing', </text:span>he replies <text:span text:style-name="T3">'Are you making fun of my memory?' </text:span>Hypocrites are very quarrelsome. Of course, I'm giving really overall examples. Hypocrites are indeed social microbes. God describes them in many verses and the Prophet Muhammad (pbuh) describes them in many of the hadiths; they are described very clearly, he describes them to the letter. Hazrat Ali (ra) also describes them exactly as they are. Hypocrites are there in the verses with all the details of their characters. But, of course, the verses have to be interpreted and explained as the way they are experienced in life. <text:span text:style-name="T10">(A9 TV, June 23</text:span><text:span text:style-name="T7">rd</text:span><text:span text:style-name="T10">, 2016)</text:span></text:p>
      <text:p text:style-name="P22"/>
      <text:p text:style-name="P22"><text:span text:style-name="T3">ADNAN OKTAR: </text:span>Hypocrites lie very often. They lie openly and dishonorably. <text:span text:style-name="T3">They tend to engage in demogoguery; they always twist the meaning of words.</text:span> The verse says "<text:span text:style-name="T3">They say, 'It is from God,' but it is not from God</text:span>". <text:span text:style-name="T3">They distort the meaning of words. They have a sinister talent in distorting the words as well as the mentality.</text:span> God says, "<text:span text:style-name="T3">They distort the Book with their tongues</text:span>". Hypocrites are capable of distorting a righteous word of a Muslim into something extremely illogical. When you speak with good words addressing to their heart, hypocrites make something completely irrelevant of it. Their speech is ambiguous. God says in a verse: "<text:span text:style-name="T3">they flay you with sharp tongues"</text:span> (Surat al-Ahzab, 19) <text:span text:style-name="T3">What is a sharp tongue? Sharp is something with a devastating and vicious power. This is what hypocrites aim at; this is what they are trying so hard for. The believer </text:span><text:soft-page-break/><text:span text:style-name="T3">uses his tongue for good whereas hypocrites use theirs to spread filth and trouble. </text:span>However, everything that befalls on the believers always turns out to be good for them. By contrast, hypocrites assume something is for their benefit, yet it turns out to be malicious for them. I mean, whatever they do is always against their benefit. "<text:span text:style-name="T3">They distort the Book". Here the verse refers to their sinister talent to change the meaning by twisting words</text:span>. For instance, when Muslims tell something reasonable to hypocrites – or perhaps a mistake of theirs, or some quality they lack, hyprocrites twist and change it completely. <text:span text:style-name="T3">They change the places of the words and even make a whole new sentence. They add a <text:s/>lot of lies and make it a completely new set of words. This is the distortion mentioned. They even try to change the commandments of the Qur'an.</text:span> <text:span text:style-name="T10">(A9 TV, June 5</text:span><text:span text:style-name="T7">th</text:span><text:span text:style-name="T10">, 2016)</text:span></text:p>
      <text:p text:style-name="P16"/>
      <text:p text:style-name="P16"/>
      <text:h text:style-name="P35" text:outline-level="2">Hypocrites constantly swear oaths in order to conceal their lies and wicked plans</text:h>
      <text:p text:style-name="P22">Hypocrites are true actors; they always play drama. They are really spineless and can tell almost any lie. And in order to continue lying, they do not hesitate to act mischieviously. They commit any kind of corruptness; they cry, shout, talk insuniatingly and twist the meaning of words. As a matter of fact, this is what hypocrites do; this is their profession.</text:p>
      <text:p text:style-name="P22">Hypocrites do not get shaken at all when their lies are disclosed or when their game plan is interrupted. They go on acting corruptly as they lack wisdom and sense and because their mind and soul have become foul and wicked.</text:p>
      <text:p text:style-name="P22">When the Muslims uncover the lies of hypocrites and say "You lied"; hypocrites start telling a new lie to continue their game. They immediately <text:span text:style-name="T2">swear before the Presence of God</text:span>. In Surat at-Tawba, God emphasizes that hypocrites swear falsely so much that<text:span text:style-name="T2"> it becomes a habit of lying</text:span> and He warns the believers against this evil game of hypocrites:</text:p>
      <text:p text:style-name="P30">As for those who have set up a mosque, causing harm and out of disbelief, to create division between the believers, and in readiness for those who previously made war on God and His Messenger, they will swear, 'We only desired the best.' But God bears witness that they are truly liars. (Surat at-Tawba, 107)</text:p>
      <text:p text:style-name="P22">When hypocrites are reminded that swearing falsely in the name of God has consequences in the Sight of God, hypocrites start crying and say, <text:span text:style-name="T2">'You do not believe me, you make false accusations against me.' </text:span>They immediately pretend as if they are really offended and oppressed. Especially when Muslims talk to hypocrites alone, hypocrites immediately start telling comprehensive lies and they continue to spread these lies among the believers.</text:p>
      <text:p text:style-name="P22">Another characteristic of hypocrites is that <text:span text:style-name="T2">they have a really strong memory. However, they never remember the kindness, blessings, </text:span><text:soft-page-break/><text:span text:style-name="T2">generosity shown towards them. Instead, they continuously make a record of imaginary evil deeds, delusional acts of brutality and cruelty. </text:span>Whenever they come across something that is against their interests, they pick up every single detail from their foul memory archive so that they can use them to falsely accuse the believers. And then, they slander by talking about these imaginary material in their schizophrenic mind. Even so, <text:span text:style-name="T2">they try to put forward their lies as facts by talking about them in a chronological order just to cite as evidence.</text:span> For instance; they say, <text:span text:style-name="T2">'you said so and so to me when we were talking at so and so location on so and so date.' </text:span>When believers say <text:span text:style-name="T2">'no such conversation took place</text:span>'; in their feeble minds hypocrites make fun of the believers' memory in an arrogant and impudent way and they insist on their lie. By doing so, they convince themselves that they are superior to the Prophet (pbuh) and other Muslims and that they have attenuated Muslims' explanation - the prophets and the Muslims are beyond that description. </text:p>
      <text:p text:style-name="P22">God has uncovered <text:span text:style-name="T2">this calumniator, false swearing, crier, skeptic, obsterperous, fearful and paranoid character</text:span> of hypocrites in many verses in the Qur'an. These verses are great blessings for Muslims to train themselves and thus to avoid any behaviour which might be similar with hypocrites; and also for identifying hypocrites and for protecting themselves from their wickedness.</text:p>
      <text:p text:style-name="P22"/>
      <text:h text:style-name="P35" text:outline-level="2">Hypocrites try really hard to spread doubt and fear into the hearts of Muslims</text:h>
      <text:p text:style-name="P22">One of the most distinct characteristics of hypocrites is that <text:span text:style-name="T2">they try to spread doubt and satan's whispers into the hearts of Muslims</text:span>. <text:span text:style-name="T2">They want to plant ideas that are not in the minds of the Muslims and to give them empty illusions with no grounds.</text:span> Even during a small talk, they always try to impose negative suggestions and put great effort to lure Muslims in satan's trap. <text:span text:style-name="T2">Their purpose is to harm Muslims spiritually by ruining their happiness, peace and health.</text:span> God describes this evil and insidious characteristic of hypocrites in the Qur'an as such:</text:p>
      <text:p text:style-name="P30">From the evil of the insidious whisperer who whispers in people's breasts. (Surat an-Nas, 4-5)</text:p>
      <text:p text:style-name="P22">In this verse, God emphasizes that hypocrites commit these acts '<text:span text:style-name="T2">treacherously</text:span>'. Indeed, hypocrites really put on sly efforts to spread doubt into the hearts of believers and they make thorough plan for this purpose. Without being noticed, they approach in great secrecy and pretend to have a pretty normal conversation but at the same time they hide threads of negative inculcations in between their sentences with. For instance; <text:span text:style-name="T2">they pretend to make a compliment but actually underline a disadvantage of a person. In this way they wish to disturb, humiliate and embarrass that person, in their own feeble minds. </text:span>For instance, while they are saying how much they admire the height of the person they talk to, they try to imply how weird and <text:soft-page-break/>extraordinary it is to be such a tall person through an example they give. By doing so, they aim at spreading doubt and worry into that person's heart. <text:span text:style-name="T2">They think that a few words sneakily added into the sentence, a few analogy and a cynical mimic in the face will help them spread queries into that person's heart.</text:span></text:p>
      <text:p text:style-name="P22">Hypocrites use this very same stratagem <text:span text:style-name="T2">to give rise to doubts about God, the Qur'an, prophets and Muslims in the hearts of the Muslims</text:span>. They try to spread satan's whispers in to the believers' hearts and thus to <text:span text:style-name="T2">weaken their faith by hiding hypocritical mentality and irreliogiosity under an Islamic tone in their conversations.</text:span> They want believers to have doubts about God's justice, destiny, blessings God promised, the reality of the hereafter, lawful and unlawful deeds, orders declared in the Qur'an and Muslims' behaviors. However, they do so in a very sneaky way; in other words, they don't question these beliefs or make negative comments openly. <text:span text:style-name="T2">Through their dark brains and insidious ways, they gradually try to implant their twisted mentality and beliefs peculiar to unbelievers into the minds of people. </text:span></text:p>
      <text:p text:style-name="P22">However <text:span text:style-name="T2">hypocrites are not aware how strong Muslims' belief, love, trust and commitment to God is. </text:span>They cannot comprehend that Muslims have absolute faith and trust in God, the Qur'an and the commandments in the Qur'an as well as in destiny, in hereafter and in God's eternally beautiful morality. <text:span text:style-name="T2">Therefore, they never foresee that this strong personality of Muslims cannot ever be shaken by a few hypocritical words. </text:span>All these devious tactics employed by hypocrites, such as their exhaustive efforts to spread the mischief and speaking words that give rise to doubts in the hearts, make it easy for the Muslims to realize that the person they are dealing with is a hypocrite with a diseased soul and weak faith and under the control of satan. Catching this sneaky side and evil character of theirs is a blessing for the Muslims.</text:p>
      <text:p text:style-name="P22">Another quality of hypocrites is that <text:span text:style-name="T2">'they try to spread fear into the hearts of Muslims'</text:span>. Hypocrites always report supposedly troublesome news from the unbelievers <text:span text:style-name="T2">in order to 'disturb and agitate the believers in their feeble minds'. They think they can 'frighten Muslims, upset and discourage them'</text:span> considering the unbelievers and their power behind them. Hypocrites try to impose on Muslims the idea that unbelievers are more powerful than Muslims and there will soon be developments against the Muslims. They put an effort to unsettle Muslims by highlighting the endeavours of the unbelievers against the Muslims with fearful, sinister and faithless words such as <text:span text:style-name="T2">'Oh no!', 'We are devastated', 'It's all over'</text:span>; in short hypocrites try to make Muslims uneasy. While doing so, they always try to adopt a tone that is similar to Muslims as if they were religious Muslims themselves, and they scatter evil elements they intends to spread within the threads of their speech.</text:p>
      <text:p text:style-name="P22">However, <text:span text:style-name="T2">the true belivers never get affected by this malign indoctrination of hypocrites</text:span>. Muslims believe in destiny and they believe in our Lord, the Creator of destiny whom they truly devote themselves; and as a result, they fear none but God. God informs us about this truth in one verse:</text:p>
      <text:p text:style-name="P30">Those to whom people said, 'The people have gathered against you, so fear them.' But that merely increased their belief and they <text:soft-page-break/>said, 'God is enough for us and the Best of Guardians.' (Surah Al 'Imran, 173)</text:p>
      <text:p text:style-name="P22"/>
      <text:h text:style-name="P35" text:outline-level="2">The hypocrite is fond of showing off</text:h>
      <text:p text:style-name="P22">It is very important for hypocrites to show off to the people around them. This is because they live merely for the sake of this world. And '<text:span text:style-name="T2">showing off'</text:span> is considered <text:span text:style-name="T2">'highly valuable' </text:span>and<text:span text:style-name="T2"> 'influential to gain respect'</text:span> among those who are closely attached to this world. Since hypocrites are always worried about being appreciated, they believe that showing off is a must. God describes that '<text:span text:style-name="T2">showing off'</text:span> is a distinct feature of hypocrites as such:</text:p>
      <text:p text:style-name="P30">Hypocrites think they deceive God, but He is deceiving them. When they get up to pray, they get up lazily, showing off to people, and only remembering God a very little. (Surat an-Nisa', 142) </text:p>
      <text:p text:style-name="P22">In another verse, God underlines the low sense of morality these people who look for success not in faith, in God or the love of God, but in the values cherished by the unbelievers as <text:span text:style-name="T2">'and then went off to his family, swaggering'. </text:span>(Surat al-Qiyama, 33)</text:p>
      <text:p text:style-name="P22">Hypocrites have either poor or sometimes no faith in the hereafter. Hence, the only life they believe they will live and the only life they care about is '<text:span text:style-name="T2">the life on this earth'</text:span>. Just as the unbelievers who believe that life only exists in this world and who hold onto this idea; <text:span text:style-name="T2">hypocrites are similarly devoted to the life on earth with a great passion and lust</text:span>. With regards to what they come across with in the life of this world, they always look upto the unbelievers sharing the same opinion with them for guidance.</text:p>
      <text:p text:style-name="P22">Muslims consider the blessings around them as the graces God has granted them and therefore, they thank God. Any blessing God rendered lawful is a source of joy for the Muslims. With these blessings, they try to make the life on earth into an atmosphere as beautiful as the heaven and they try hard to live in the most beautiful way under the earth's conditions. However, '<text:span text:style-name="T2">Muslims differ from hypocrites in that Muslims never consider this as the true purpose of their lives and they do not get ambitious about it. They never forget to be grateful to our Lord Who has granted them with those blessings'. </text:span>Muslims adopt a beautiful and grateful attitude not only at times when they are surrounded by blessings, but also at times of trouble and scarcity. Besides, the belivers do not consider being granted any blessings as a sign of either superiority or inferiority. One is superior in the Presence of God only due to his fear of God and good morals. Knowing this very fact, Muslims do not change their attitudes and the way they speak based on what they have or do not have.</text:p>
      <text:p text:style-name="P22">The unbelievers and hypocrites consider having the benefits of this earthly life as the main purpose in their lives and thus they get really ambitious to make the most of them. When they fulfill this purpose and have what they yearn for; <text:soft-page-break/>they use it as an opportunity to boast themselves, to get the upper hand and to show off among others.</text:p>
      <text:p text:style-name="P22">Indeed, this perspective is highly approved among those who share the same opinion with them. The society of unbelievers communicates through<text:span text:style-name="T2"> 'a silent and malevolent language typical to the unbelivers'. </text:span>Among unbelievers<text:span text:style-name="T2"> </text:span>those people who do not have similar means in terms of wealth and power <text:span text:style-name="T2">feel inferior</text:span> upon realizing the others' financial and spiritual strength. And those who possess more of these <text:span text:style-name="T2">'underestimate' </text:span>the ones who own less. And some who have equal level of conditions always 'compete' with one another in order to outclass the other.</text:p>
      <text:p text:style-name="P22">As desribed above, hypocrites yearn the lives of the unbelivers at all times, and try to spread this corrupted and ignorant moral of theirs among the Muslims. They never consider that these criterias of the ignorant societies have no influence on the believers. Therefore, hypocrites assume that the words and attitudes that usually have an influence upon the unbelivers might help them gain a superior position among the Muslims. Yet, in a Muslim community, this has an adverse effect. This is because the Muslims are influenced not by the criterias put forward by unbelievers, but by one's fear of God, sincere faith, profound thinking, good morals and righteous love; they only respect someone if he has these qualities. When Muslims realize someone cares a lot about eartly belongings and shows off, they feel irritated and immediately figure out that person is not someone worthy.</text:p>
      <text:p text:style-name="P22">On the other hand, hypocrites who do not consider these facts, try to swagger to Muslims by bringing up topics that will supposedly exalt and make themselves superior in society. When dining, hypocrites always <text:span text:style-name="T2">talk about what a special meal they tasted at a cafe in a foreign country. </text:span>When talking about fashion, "they give full details on how close they are with a fashion designer and how well they know his designs". While watching the scenes from a foreign city on TV, they immediately start telling <text:span text:style-name="T2">what they did in that country. </text:span>In almost any subject mentioned, they make emphasis on '<text:span text:style-name="T2">they have been in locations that others have never been, and how they have tasted foods no one has ever tasted. They boast how they live as luxuriously as no one has ever lived and they have been friends with people no one has ever met'</text:span>. While mentioning these, they pay special attention to use '<text:span text:style-name="T2">fancy and highbrow words and foreign-accentuated tone including terms from foreign languages to give an intellectual impression'.</text:span></text:p>
      <text:p text:style-name="P22">However, while talking about all these, hypocrites reveal another crucial characteristic of theirs. Hypocrites <text:span text:style-name="T2">'never feel ashamed or uncomfortable when they are lying and they can tell any of these stories effortlessly'.</text:span> In general, the stories they tell are not based on any truth. And sometimes they talk about something completely irrelevant by twisting the truth. For instance; they try to show off while telling that <text:span text:style-name="T2">'they travelled around the world and lived a luxurious life in the US, the UK, France and so on and ate several kinds of food in restaurants and visited many locations'. </text:span>But in truth, they had been humiliated whereever they went and had spent days in the most difficult conditions to find some money, food and accomodation. However, due to their cunning nature, hypocrites change all the facts with hypothetical details <text:soft-page-break/>and foolish lies, and talk about them as if they were fancy events with which they could show off.</text:p>
      <text:p text:style-name="P22">Of course, Muslims who have sharp minds realize that hypocrites are indeed fond of showing off. Their admiration and fondness for the unbelievers are unearthed when they try to make a name for themselves not through their pious character, fear of God, good morals and faith, but through factors of earthly superiority that are of no importance. And as a result, Muslims realize the failure in the morality and behaviour of these people who live among them but have an aspiration to live among unbelivers.</text:p>
      <text:p text:style-name="P22"/>
      <text:h text:style-name="P35" text:outline-level="2">Hypocrites aspire every aspect of the unbelievers</text:h>
      <text:p text:style-name="P22">Despite living together with Muslims, hypocrites secretly admire the lives of unbelievers. As a result, they yearn very much for anything they have in their lives. Hypocrites admire <text:span text:style-name="T2">anything that is trending </text:span>in the world of unbelievers. <text:span text:style-name="T2">They try to mimic the lives of the unbelievers by keeping a record of the places they have been and seen, the way they decorate their accomodations, the people they see, the connections they make, the books they read, the shows they watch, the TV series they are fond of, the songs they listen to, the language they use, the snobbish tone they adopt, the clothes they wear, the food they eat, the newspapers they read, the websites they surf and so on.</text:span></text:p>
      <text:p text:style-name="P22">They closely monitor what the unbelievers share on the well-known and the most popular websites such as <text:span text:style-name="T2">Instagram</text:span>, <text:span text:style-name="T2">Facebook</text:span> and <text:span text:style-name="T2">Twitter</text:span> and they try to imitate their social media styles. For instance; when there is a "selfie" trend, they try to imitate the way they pose and upload similar photos. When the unbelievers share <text:span text:style-name="T2">a picture of their dinner plate at a famous restaurant</text:span>; hypocrites do the same <text:span text:style-name="T2">with a similar pose</text:span> and share it on their page. If the unbelievers order 'fried goat tongue'; hypocrites share a photo with a text saying <text:span text:style-name="T2">'And I ate a Japanese style goat tongue'</text:span> in order to look superior than them. Their purpose is not to eat it because of its beautiful taste, but to draw attention and look as if they were their equals.</text:p>
      <text:p text:style-name="P22">Surely, people are <text:span text:style-name="T2">'free to steer their lives as they wish'</text:span>. They have a right to go anywhere they desire, eat each kind of food, have their photos taken as they wish and share memories and details about their lives with people. However, with all these attitudes, hypocrites' aim is very different than irreligious people's. </text:p>
      <text:p text:style-name="P22">For hypocrites, the important thing is not <text:span text:style-name="T2">'what is beneficial or what is right'</text:span>. For them, it is sufficient if <text:span text:style-name="T2">'the majority practices it'</text:span> and if <text:span text:style-name="T2">'it is accepted showy by the unbelievers'</text:span>. Apart from that, they don't do any evaluation by using their intelligence, conscience, sense of delectation, art, and aesthetics. Therefore, their choices about life or posts they share on social media don't reflect their actual appreciation, taste or thoughts. They practice these just because <text:span text:style-name="T2">'everyone does likewise'</text:span>. Their aim is to<text:span text:style-name="T2"> 'call the attention of </text:span><text:soft-page-break/><text:span text:style-name="T2">whom they want to impress among irreligious people'</text:span>. Irreligious people may listen good music, wear elegant clothes or choose really good furniture to decorate their homes. However, while hypocrites imitate these, they listen to that music not because they like it. Or they buy the same furniture the unbelivers buy not because they sincerely like it. They prefer these only<text:span text:style-name="T2"> 'to be respected' </text:span>in the eyes of people who are considered to be<text:span text:style-name="T2"> 'ostentatious'</text:span> in irreligious societies. And due to the same point of view, most of the time they prefer extremely tasteless, meaningless, depressing, gloomy and even dreadful music or objects without any hesitation just because irreligious people whom they admire like those things. </text:p>
      <text:p text:style-name="P22">To that end, they finely observe each attitude and choice of the people they emulate. For example, they especially determine the figures followed by those they covet, such as <text:span text:style-name="T2">authors, politicians, opinion leaders that the unbelievers consider as important and respected. </text:span>After figuring out the list, hypocrites follow <text:span text:style-name="T2">their social media accounts </text:span>one by one. <text:span text:style-name="T2">Hypocrites have actually no interest in the opinions and identities of these people</text:span>. All they are interested in is to look like one of them and appear to have considered these people important. They want to adopt the <text:span text:style-name="T2">image</text:span> of someone important by following example of these people so that the people who follow their accounts in the social media shall say <text:span text:style-name="T2">'these are people with a strong background; with great intellectual and general knowledge; someone who is very open-minded with a great vision'. </text:span></text:p>
      <text:p text:style-name="P22">Actually, the mentality of hypocrites is completely based on the importance of <text:span text:style-name="T2">'titles'</text:span> and <text:span text:style-name="T2">'what the others say'</text:span>, which is a habit they cannot let go. For them what the others "say" is the most important matters of all. Hypocrites meticulously plan <text:span text:style-name="T2">the impression on people when people visit</text:span> their social media site even though these are some people he will never meet. Hypocrites <text:span text:style-name="T2">never want to present themselves as devout Muslims. </text:span>On the contrary, they want to give the feeling that <text:span text:style-name="T2">'they are open to being an unbeliever; they are not committed to the orders in the Qur'an, they don't share the same opinions and ideals with Muslims; they have no interest in seeing the Islamic morality spread' </text:span>when people visit their page. They try really hard to make people sense that <text:span text:style-name="T2">'they are interested in vain work', </text:span>that<text:span text:style-name="T2"> 'they admire the unbelievers and they are actually one of them'</text:span>. By implying visibly their admiration for the unbelievers; they aim to send a hidden message to the unbelievers.</text:p>
      <text:p text:style-name="P22">Just like their social media posts, their speech is also full of single details they admire in the life of their unbelieving friends. They try to make sure the eyes are on them by saying <text:span text:style-name="T2">'I read this book, I visited this city, I know these people, I met these people abroad, I read this magazine and I eat that food', </text:span>implying their admiration for unbelief. Yet, in reality, there is not much truth in what they say. <text:span text:style-name="T2">They have no knowledge in terms of, say culture of cuisine; they know neither about the people they talk about nor do they know of the ideas they bring forward. Perhaps, they have never once seen the cities, countries, restaurants or streets they mention all the time</text:span>. They just talk about them because they really admire the lives of unbelievers and want to be seen like one of them.</text:p>
      <text:p text:style-name="P22"><text:soft-page-break/>This "wannabe" character of hypocrites actually suggests how strong an <text:span text:style-name="T2">inferiority complex</text:span> they have and how <text:span text:style-name="T2">low</text:span> they feel. In order to gain a name for themselves among people, they believe they have to ingratiate and make themselves favored by them. However, had they sought for God's blessing instead of the appreciation of unbelievers, God would have made them worthy both in this world and in the hereafter and would have made them feel loved by all. However, hypocrites have chosen to side with the unbelievers; and for that reason their fate both in this world and in the hereafter is humiliation.</text:p>
      <text:p text:style-name="P22"/>
      <text:h text:style-name="P35" text:outline-level="2">Hypocrites try to show off with their travelling around the world</text:h>
      <text:p text:style-name="P22">Sometimes, hypocrites travel the countries cherished by the unbelievers so that they can attract unbelievers' attention and attain a reputation in their eyes. Hence, they will able to show off at any opportunity with sentences like <text:span text:style-name="T2">'I have been to these countries; I have visited here and there; I have met these well-known people and I have been assigned to these certain tasks'. </text:span>God emphasizes hypocrites' travelling around the world in order to show off, with this particular verse: "<text:span text:style-name="T2">Do not let their free movement about the earth deceive you</text:span>." (Surah Ghafir, 4) and reminds the believers that this is '<text:span text:style-name="T2">not something to admire'</text:span> with the words <text:span text:style-name="T2">"let this not deceive you".</text:span> </text:p>
      <text:p text:style-name="P22">Another verse in the Qur'an saying, "<text:span text:style-name="T2">Do not be deceived by the fact that those who are unbelievers move freely about the earth." </text:span>(Surah Al 'Imran, 196) underlines that hypocrites' efforts to '<text:span text:style-name="T2">travel around the world</text:span>' gives them no gain ever. Yet, hypocrites regard this as a great gain on their behalf. Since they feel great admiration for what the unbelievers have, they imagine that the Muslims '<text:span text:style-name="T2">will also admire and envy them just beause they have travelled around the world</text:span>'.</text:p>
      <text:p text:style-name="P22">Therefore, hypocrites use their 'spirit of being wannabes' that they use for ingratiating themselves to the unbelievers" also for "pretending to be superior" over the Muslims. All they talk about are sentences like <text:span text:style-name="T2">'I have been to New York. I ate a New York food at that famous cafe in that famous Street. Have you been there and seen those?' </text:span>By doing so, they supposedly emphasize that they do not like Muslims and consider themselves superior over them. However; visiting some places is not a material of superiority. Muslims can also travel around the world as well as unbelievers. It is actually God Who makes people travel somewhere. Superiority can only be true for someone in terms of his great love for God, his belief in God, his devotion to the orders in the Qur'an. Hypocrites are really unwary as their criterias are not the measures of the Qur'an, but the values of unbelievers.</text:p>
      <text:p text:style-name="P22"><text:span text:style-name="T2">Besides, it is of course nice to visit beautiful places in the world. </text:span>Benefitting from the blessings and beautifes of this world is something Muslims also love, like and do when they have the time. However; Muslims never prefer to spend their time travelling with no purpose if they ever have to choose <text:soft-page-break/><text:span text:style-name="T2">'whether they should spend their time for their own entertainment or for working hard to end the troubles and oppression in the world'. </text:span>They always listen to their conscience and make decisions in favor of helping those in need. Since hypocrites know this side of Muslims, they want to emphasize that 'they are capable of doing something that Muslims cannot spend time for' as they wish to influence the ones with poor faith among Muslims and get them on their side. On the other hand, they think they are showing off when they say to Muslims "<text:span text:style-name="T2">I am travelling around the world whereas you are not able to do so</text:span>". They travel miles just to have their <text:span text:style-name="T2">"photo"</text:span> taken somewhere and thus to show off to the Muslims and their followers amongst the unbelievers. They spend too much time to travel but never spare the same amount of time to talk about the words of God, to read the Holy Qur'an and to spread the message of God.</text:p>
      <text:p text:style-name="P22">Early in history, the character of hypocrites came to light including all the details. Hypocrites were again wandering around the towns and cities and trying to show off to their supporters and Muslims, saying <text:span text:style-name="T2">'I have seen even the far-far-away and I have seen so many places that I know them all too well'. </text:span>They were trying to gain some reputation for themselves by doing so. And even some of them used to write travelogues to boast about.</text:p>
      <text:p text:style-name="P22">Hypocrites boast about their travels and they find joy in them as they think they are too smart to do something on behalf of Islam like to be active or vigilant for those in need and trouble, to free them from oppression or to spare time to spread the morality of the Qur'an. They think in their own twisted minds that Muslims are 'fools' and they are 'too smart' (Muslims are above these expressions). However, God will soon show these people that Muslims are the ones who will benefit from this transaction and they are the ones who are at a great loss. No matter how hard they try, their false reputation which they strive a lot to attain and their show will all soon be ruined. God says in the Qur'an that hypocrites can have a <text:span text:style-name="T2">'short-term benefit'</text:span> and that they will eventually face <text:span text:style-name="T2">'hell'.</text:span> </text:p>
      <text:p text:style-name="P30">A brief enjoyment; then their shelter will be hell. What an evil resting-place! (Surah Al 'Imran, 197)</text:p>
      <text:p text:style-name="P22"/>
      <text:p text:style-name="P22"/>
      <text:p text:style-name="P22"><text:span text:style-name="T3">ADNAN OKTAR: </text:span>I seek refuge in God from the accursed satan. Our Lord says: "<text:span text:style-name="T3">Do not let their free movement about the earth deceive you".</text:span> This is a material of show for hypocrites. This is how hypocrites speak all the time: <text:span text:style-name="T3">'I went there, I ordered a zucchini plate in New York. Or, I ordered a cucumber plate in Portugal.' Why should it be such a big deal? This is exactly what you eat at your parents' house. Just because they care about such stuff, they think others will also do. They never show off with their faith in </text:span>God<text:span text:style-name="T3">. Yet, the believers always make a name for themselves through their faith in </text:span>God<text:span text:style-name="T3">, religion and the Qur'an. On the contrary, hypocrites try to make a name for themselves through vain deeds. </text:span><text:span text:style-name="T10">(A9 TV, February 10</text:span><text:span text:style-name="T7">th,</text:span><text:span text:style-name="T10"> 2016)</text:span></text:p>
      <text:p text:style-name="P22"/>
      <text:p text:style-name="P22"><text:soft-page-break/></text:p>
      <text:h text:style-name="P35" text:outline-level="2">Hypocrites are similar to "a donkey carrying tomes" </text:h>
      <text:p text:style-name="P22">Like all the other beings, hypocrites are powerless creatures under God's control. If God had desired to do so, He wouldn't have created hypocrites and there wouldn't be an element of mischief among Muslims. However, Our Lord, the Possessor of Infinite Wisdom, The Wise, created hypocrites with wisdom and He granted them <text:span text:style-name="T2">'an evil mind'. </text:span>This evil mind of hypocrites is sure to lose against the <text:span text:style-name="T2">'Qur'anic wisdom of the believers'. </text:span>The hypocritical intellect only helps hypocrites to play little cunning games and gain the admiration of the unbelievers. Hypocrites make use of their intellect to educate themselves in the areas '<text:span text:style-name="T2">where they can win the unbelievers' favor</text:span>.'</text:p>
      <text:p text:style-name="P22">As it is very well known, the society of unbelievers cherish one's <text:span text:style-name="T2">'education, career, position, popular knowledge, modern life style, quality, foreign languages he speaks, the books he reads, the intellectual movements he is familar with, the places he has been and so on'. </text:span>Hypocrites, who very much wish to be approved by the unbelievers, try not to miss any of these criterias. By using the opportunities they attained during their time with the believers, they try to improve themselves in the aspects mentioned above and make themselves proper for the '<text:span text:style-name="T2">model considered ideal for the unbelievers'</text:span>. Therefore, they really focus on improving their '<text:span text:style-name="T2">general knowledge</text:span>'.</text:p>
      <text:p text:style-name="P22">They try to learn all kinds of information and world knowledge which might help them to make a name for themselves among the unbelievers. They constantly read piles of books filled with information which will be of no use to them in their lives. <text:span text:style-name="T2">By making use of both the means of Muslims and also of the Internet, television channels and books, they try to improve themselves and their knowledge.</text:span></text:p>
      <text:p text:style-name="P22"><text:span text:style-name="T2">There is no doubt that it is nice if someone improves his worldly knowledge and information on every subject. Muslims are also people who are known for their vast knowledge.</text:span> Yet, Muslims make use of every single bit of information they learn for the benefit of humankind and to uncover what is good. Nevertheless, hypocrites learn something not because they want to make a similar use, but because <text:span text:style-name="T2">'they want to show off to unbelievers and to gain reputation among them'. </text:span>They actually learn details of no use such as, <text:span text:style-name="T2">'what did the goats eat during the reign of the Sumerians?', 'the African antilopes gets poisoned when they eat which plant?', 'what tea did the American Indians drink?' </text:span>and so on.<text:span text:style-name="T2"> </text:span>All of a sudden, they may say, <text:span text:style-name="T2">'Let me tell you about the number of sheeps in Brazil'.</text:span> Their purpose is to surprise people who listen to him and make them say: <text:span text:style-name="T2">'Oh, he really has a great deal of knowledge'. </text:span>Indeed, unbelievers who listen to them get really impressed when they hear them talk about these.</text:p>
      <text:p text:style-name="P22">While Muslims spare their every moment of their lives doing something for the benefit of mankind, they also improve their worldly knowledge. However, hypocrites sit idly during the day, without doing anything useful. They have no <text:soft-page-break/>interest, whatsoever, in the salvation of mankind, in spreading Islamic morality throughout the world, in seeing the oppression in the world come to an end. <text:span text:style-name="T2">They spend all their free time, which is actually the whole day, reading books and obtaining information which they might use to obtain the admiration of unbelievers. They know all the books on world knowledge by heart. Yet, they have no interest in practicing and preaching what is told in the verses of the Qur'an.</text:span></text:p>
      <text:p text:style-name="P22">Moreover, a feeling of <text:span text:style-name="T2">egocentrism</text:span> covers hypocrites' soul whenever they read a couple of books or learn a few things. They see themselves superior than anyone. They consider themselves <text:span text:style-name="T2">'a sort of scholar or an innovator'</text:span>. </text:p>
      <text:p text:style-name="P22">No matter how much information a person may have, his efforts will bring him no good as long as something missing is in his soul and heart, and unless he has a reasoning to make a wise use of that information. What makes someone worthy is the beauty in his heart and the values he cherishes in his heart. A person may store all the information he has learnt in his brain; yet, it has no value when he has no <text:span text:style-name="T2">'art of crafting that knowledge'</text:span> in his heart.</text:p>
      <text:p text:style-name="P22"><text:span text:style-name="T2">Just as he memorizes all the books on world knowledge, hypocrites also know the verses in the Qur'an by heart. </text:span>History is full of hypocrites who looked like scholars and learned men<text:span text:style-name="T2"> </text:span>and<text:span text:style-name="T2"> who memorized the Qur'an, the Torah and the Gospel</text:span>. Their speeches contained much knowledge, but their heart had no '<text:span text:style-name="T2">knowledge of Marifatullah</text:span>'. The <text:span text:style-name="T2">'Knowledge of Marifatullah' (The Gnosis of God)</text:span> is a knowledge not written in the books but hidden deep in the hearts of those who are close to <text:span text:style-name="T2">God</text:span>. It is the Muslims who can truly comprehend this very knowledge and who can make use of any learned knowledge.</text:p>
      <text:p text:style-name="P22">In the Qur'an, <text:span text:style-name="T2">God </text:span>refers to hypocrites as <text:span text:style-name="T2">'the donkeys carrying tomes'</text:span> as they have <text:span text:style-name="T2">'their heads is full of knowledge, but their hearts are empty'.</text:span></text:p>
      <text:p text:style-name="P30">The metaphor of those who were charged with the Torah but then have not upheld it, is that of a donkey loaded with weighty tomes. How evil is the metaphor of those who deny God's Signs! God does not guide wrongdoing people. (Surat al-Jumua, 5)</text:p>
      <text:p text:style-name="P22">Our Prophet (pbuh) said: <text:span text:style-name="T2">"Most of hypocrites in my community will be from among well-educated people"</text:span> <text:span text:style-name="T9">(Ahmad Diya ad-Din al-Kamushkhanawi, Ramuz al-Ahadith, No: 1104)</text:span>, and thus he informed us that hypocrites are men of intellect and that they are knowledgeable. Every single hypocrite who has ever lived during the course of history has perhaps read hundreds of books on hundreds of subjects. Yet, they could not make practical use of this knowledge. Since they do not have faith in their hearts, the information they have, just helped them transform into a <text:span text:style-name="T2">'donkey carrying tomes'</text:span>; and they have driven themselves into failure not only on earth, but also in the hereafter due to their lack of faith.</text:p>
      <text:p text:style-name="P22">Hazrat Omar (ra) also describes this feature of hypocrites as such:</text:p>
      <text:p text:style-name="P21">Hazrat Omar (ra) once said <text:span text:style-name="T2">"What I fear most about this community are hypocrites who have knowledge"</text:span> and thus he mentioned his concerns about hypocrites. When asked <text:span text:style-name="T2">"What is a hypocrite with knowledge?"</text:span>, he replies as such: <text:span text:style-name="T2">"Their knowledge is in their speech </text:span><text:soft-page-break/><text:span text:style-name="T2">but not in their hearts and deeds!"</text:span> (Ramuz al-Ahadith, Ahmad Diya ad-Din al-Kamushkhanawi, p. 113)</text:p>
      <text:p text:style-name="P22"/>
      <text:p text:style-name="P22"/>
      <text:p text:style-name="P22"><text:span text:style-name="T3">ADNAN OKTAR: </text:span>Our Prophet (pbuh) says: "<text:span text:style-name="T3">They are well educated</text:span>". Among the well-educated, there are of course people who are believers and true devotees of God, but he says the common feature of hypocrites is that they are well educated. Yet, as our Lord likens them in the Qur'an "<text:span text:style-name="T3">of a donkey loaded with weighty tomes" </text:span>(Surat al-Jumua, 5). They are intested in vain information. Hypocrites do not wish to have Qur'anic knowledge. They hate the Qur'an. They hate matters of faith. They never wish to learn them. Yet, when there is an empty information, they want to learn it so that they can show off. <text:span text:style-name="T3">They aspire to be called scholars. The satan is also a scholar. For instance, satan has an immense knowledge about the world. Thus, hypocrites are also well educated but they use what they know to spread immorality and evil, make a show, feel proud and feed their ego.</text:span>They get in touch with those who are empty-headed among the unbelievers. Just like the donkeys carrying tomes mentioned in the Holy Qur'an, such as Abu Jahl, etc. They were all intellectuals of that period. It is explained in great detail in the Surat al-Muddaththir of the Holy Qur'an. They give the Qur'an to a hypocrite so that he can study the knowledge inside. He is a hypocrite. He calls himself 'Muslim' but actually he is a hypocrite. He is very well educated and he has a very cunning intellect. He reads the Qur'an, he understands the miracle of the number 19 in the Holy Qur'an. He understands the system behind it. Although he understands the miracle; although he comprehends it; he denies it. He says 'This is a book written by man'.<text:span text:style-name="T10">(A9 TV, January 30</text:span><text:span text:style-name="T7">th</text:span><text:span text:style-name="T10">, 2016)</text:span></text:p>
      <text:p text:style-name="P22"/>
      <text:p text:style-name="P22"/>
      <text:h text:style-name="P35" text:outline-level="2">Hypocrites are tactless and disrespectful </text:h>
      <text:p text:style-name="P22">Hypocrites are quickly noticed through their <text:span text:style-name="T2">'mean, tactless, disrespectful and negative attitudes'</text:span>. <text:s/>Unless they are in expectation of a great positive gain in their favor, hypocrites are hardly seen acting in a respectful manner. Otherwise, they want to disturb Muslims and cause disturbance by reflecting their corrupted morals to their speeches.</text:p>
      <text:p text:style-name="P22">Inspired by satan, hypocrites are capable of using their intelligence quite cunningly. They actually know very well how to discern what is disrespectful, tactless and inconvenient. Since their aim is not to behave well, hypocrites never refrain from ill manners or make efforts for better conduct. <text:span text:style-name="T2">They talk as carelessly as they wish, wherever and whenever they want considering that action as a display of 'freedom'. Hypocrites never correct the way they speak as they only consider themselves to be important and worthy and do not care about how their attitudes would make an impact on others. </text:span>As they really admire their own intellect and regard <text:soft-page-break/>themselves to be flawless, hypocrites believe their way of speaking is <text:span text:style-name="T2">'humorous'</text:span> as well as, '<text:span text:style-name="T2">perfect and witty'</text:span>. </text:p>
      <text:p text:style-name="P22">On the other hand, every statement that hypocrites make during daytime is '<text:span text:style-name="T2">improper, thoughtless and rude'</text:span> on every occasion<text:span text:style-name="T2">.</text:span> <text:span text:style-name="T2">Instead of explaining a matter through positive wording, they talk about it in the most negative way with the most sarcastic words</text:span>. During a chat, they always want to speak <text:span text:style-name="T2">more than anyone all the time.</text:span> Although there are no words of wisdom in their speeches and despite the fact they only <text:span text:style-name="T2">waste the time of those listening to them with really empty agendas, hypocrites desire everyone to listen to them with great respect and attention.</text:span></text:p>
      <text:p text:style-name="P22">Yet, when others speak, they <text:span text:style-name="T2">'do not follow the codes of listening'.</text:span> They continually interrupt the other person speaking. They speak without waiting for the other party to complete his sentences and start talking about themselves. In almost any speech, they say something cynical and try to imply something that is critical of others. They believe there would be no other person who could speak with more eloquence. Therefore, <text:span text:style-name="T2">'they always correct the words of others regardless of the addresser, and make an emphasis that others are at fault and cannot make the right pronunciation</text:span>. In their opinion, they are the<text:span text:style-name="T2"> 'only ones who knows the best' </text:span>and <text:span text:style-name="T2">'who realize the mistakes'</text:span>.</text:p>
      <text:p text:style-name="P22">Yet, <text:span text:style-name="T2">the hypocrites' efforts to put themselves under the spotlight and boost their arrogance are all futile. Muslims never feel respect or admiration to ones who do not live by the morality in the Qur'an.</text:span> No matter how they try to give an impression that they are very eloquent and knowledgeable, Muslims do not get impressed. On the contrary, Muslims notice the tactless, rude and disrespectful behavior of those against believers and become aware of their difference from Muslims, thus they act accordingly.</text:p>
      <text:p text:style-name="P22"/>
      <text:h text:style-name="P35" text:outline-level="2">Hypocrites pretend being smart and know-it-all at every opportunity</text:h>
      <text:p text:style-name="P22">In order to praise themselves and give a superior image to themselves than Muslims in their opinion, hypocrites always '<text:span text:style-name="T2">pretend as if they are really smart and know-it-all types'. </text:span>In order to gain the admiration of unbelievers, hypocrites incessantly endeavor to increase their knowledge and culture so that they can use this know-how as an element of superiority and arrogance among Muslims. However, Muslims do not care <text:span text:style-name="T2">'who is more intellectual, on the contrary, they only care about who is more religious, who loves God more and who is more devoted in abiding by the morals of the Qur'an'</text:span>. Yet, hypocrites are unaware of this truth because of their claims of arrogance. They assume they<text:span text:style-name="T2"> can prove themselves to be superior to Muslims if they have a know-all approach and pretend being smart </text:span>when they are with believers.</text:p>
      <text:p text:style-name="P22"><text:soft-page-break/><text:span text:style-name="T2">Hypocrites display this lack of morality mainly to the prophets, to the messengers or people who take the responsibility of spiritual leadership of Muslims. </text:span>This is because <text:span text:style-name="T2">Muslims revere these persons by attaching great value to them and consider them as spiritual leaders to whom they trust based on their wisdom and conscience</text:span>. Hypocrites, however, attempt to present these opinion leaders as <text:span text:style-name="T2">'weak and lacking knowledge'</text:span> to Muslims so that they can break the bonds of trust, respect and devotion entrusted to them. Whereas, God strengthens His prophets, messengers and guiding servants in terms of wisdom and intellect, and grants them a <text:span text:style-name="T2">'unique prudence and foresight.'</text:span> Therefore, no matter how hard hypocrites venture<text:span text:style-name="T2">, it is impossible for them to succeed in their perpetrations against God's messengers</text:span>. However, hypocrites are ignorant of this very law God has decreed and that is why they persist in their endeavor against Muslims.</text:p>
      <text:p text:style-name="P22">Usually hypocrites prefer staying away from Muslims and spending time alone. They never would like to be in the atmosphere of friendship and gathering of believers. On the other hand, they constantly pursuit ways '<text:span text:style-name="T2">to show them how knowledgeable and superior they are and to accentuate their precedence'</text:span>. Therefore, whenever they come close to believers, they try to show off as <text:span text:style-name="T2">'a know-it-all' person </text:span>in every sentence and use all means to be a '<text:span text:style-name="T2">smart aleck</text:span>'. </text:p>
      <text:p text:style-name="P22">It is noteworthy that almost anything they know consists of insignificant details. Their assumption that knowing all this information will make them superior reveals <text:span text:style-name="T2">'how simple-minded'</text:span> hypocrites are.</text:p>
      <text:p text:style-name="P22"/>
      <text:h text:style-name="P35" text:outline-level="2">Hypocrites complain and find fault in everything all day long </text:h>
      <text:p text:style-name="P22">Muslims are people who are known for their <text:span text:style-name="T2">'positive, decent, refreshing qualities'</text:span> which is felt in the way they speak and behave. On the other hand, hypocrites are beings releasing '<text:span text:style-name="T2">negative energy'</text:span> in their way of living and conduct. It is possible to encounter this negativity in hypocrites in almost every speech they make throughout the day.</text:p>
      <text:p text:style-name="P22">Indeed, the way one speaks reflects the spiritual state of that person in the clearest way. <text:span text:style-name="T2">Beautiful words may only come from a beautiful soul and diseased words could only come from a diseased soul. </text:span>The way of speaking of hypocrites reveals the anomaly in their soul. This is because hypocrites are always unhappy and discontent and they always bear the inferiority and pain of having a diabolical, hypocritical and treacherous character lifelong. This is obvious in their conversations. They never take pleasure out of the beauties God creates, on the contrary, everything they come across seem to give hypocrites trouble. Nothing makes them happy that is why they keep on complaining, grunting out and finding fault in everything. </text:p>
      <text:p text:style-name="P22">The common point in all their protestation is that they <text:span text:style-name="T2">'attempt to bring accusations against Muslims through putting them into difficult </text:span><text:soft-page-break/><text:span text:style-name="T2">positions'</text:span>. The purpose of hypocrites is to give the impression that Muslims are <text:span text:style-name="T2">'supposedly bad intentioned, unjust, tactless, ill-minded people with lack of conscience and who are incapable of differentiating the good from the bad'. </text:span>On the other hand, hypocrites intend for depicting themselves to be <text:span text:style-name="T2">'conscientious, just, capable of discerning the right from wrong, mindful and perceptive'. </text:span>In line with their insidious plan, hypocrites devise all sorts of lies, slander and false accusations against Muslims and target them with their faultfinding.</text:p>
      <text:p text:style-name="P22">For instance, hypocrites immediately look for flaws in a piece of clothing as soon as they see it. They immediately say, <text:span text:style-name="T2">'this is not the fabric I want, since I want it to be of higher quality'</text:span> for a pair of trousers bought especially for themselves and send it back. Or else, they may say, <text:span text:style-name="T2">'the color of this shirt has to be slightly darker'</text:span> and make others keep on looking for what they want. When they are given a gift; they return, criticizing, <text:span text:style-name="T2">'This is not to my taste'. </text:span>If they sit at a dinner table, they make note of what is not on the table, rather than expressing blessings for what is already there. Even though there is variety of dishes on the table, they find something lacking in a flash and say, <text:span text:style-name="T2">'Why is so and so not here?'</text:span> When they go into a perfectly decorated room, instead of praising hundreds of beauties already there, they focus on the imperfections no one would ever notice. There is a strong negativity in words of hypocrites, as they always talk about imperfections whenever they speak. Their words and expressions are full of negativities and disparagement. <text:span text:style-name="T2">Seeing the imperfections in every single person, every single venue and every single item is utterly the way of living for hypocrites who complain about almost everything. </text:span>The only concern for hypocrites is their self-centered entertainment and interests. This continual negative, complainant and criticizing tone of hypocrites who are never satisfied with what they have in their hands is described in the Qur'an: </text:p>
      <text:p text:style-name="P30">But do not obey any vile swearer of oaths, any backbiter, slandermonger... (Surat al-Qalam, 10-11)</text:p>
      <text:p text:style-name="P22">In another verse, God emphasizes this ungrateful and persistently-discontent attitude of hypocrites who are incapable of appreciating the blessings of God and fault finding at every instance: </text:p>
      <text:p text:style-name="P22">And when you said,<text:span text:style-name="T2"> 'Moses, we will not put up with just one kind of food so ask your Lord to supply to us some of what the earth produces – its green vegetables, cucumbers, grains, lentils and onions,' </text:span>he said,<text:span text:style-name="T2"> 'Do you want to replace what is better with what is inferior? </text:span>Go back to Egypt, then you will have what you are asking for.' Abasement and destitution were stamped upon them. They brought down anger from God upon themselves. That was because they rejected God's Signs and killed the Prophets without any right to do so. That was because they rebelled and went beyond the limits.<text:span text:style-name="T2"> (Surat al-Baqara, 61)</text:span></text:p>
      <text:p text:style-name="P22">During the time of the Prophet Moses (pbuh), some people who followed him started protesting the lack of cucumbers, garlic, onions and lentils, instead of being grateful for and seeing the good in the blessings God granted them. However, these people were previously living a life of trouble under the oppression of the Pharaoh and the Prophet Moses (pbuh) had saved them from <text:soft-page-break/>persecution. Instead of being thankful to God about it, they were longing for that environment of tyranny and complaining about their new conditions. They did not show appreciation about what they possessed, and instead of seeing good in everything, they adopted an unsatisfied, ungrateful, discontent and greedy attitude.</text:p>
      <text:p text:style-name="P22">In Surat al-Muddassir, God reveals the state of these constantly grumbling discontent people who are not satisfied with what they have: </text:p>
      <text:p text:style-name="P30">Leave the person I created on his own to Me alone, him to whom I have given great wealth and sons who stay with him, and whose way I have smoothed. Then he wants Me to add yet more! (Surat al-Muddassir, 11-15)</text:p>
      <text:p text:style-name="P22">However, it is for sure that hypocrites do not adopt this morality disorder for nothing. Another reason why evil and disturbing words pour out of their mouth all the time is their <text:span text:style-name="T2">'anger towards Muslims'</text:span>. This hatred is never soothed in the soul of hypocrites, for that reason that resentment is exhibited as a nonsensical talk of pessimism all the time. Even if they want to do so, hypocrites can never praise an environment where Muslims are present or appreciate their belongings, beauties and the holy light manifested on them. This is because <text:span text:style-name="T2">hypocrites truly suffer real pain when complimenting Muslims or appreciating the beauties they have</text:span>. Even saying, <text:span text:style-name="T2">'you are beautiful'</text:span> to a Muslim would virtually inflict incredible pain on hypocrites and make them feel like dying. Even though hypocrites have to use flattering words from time to time in order to look sweet to Muslims, they just do so out of obligation since it means a deep state of grief for hypocrites. </text:p>
      <text:p text:style-name="P22"/>
      <text:h text:style-name="P35" text:outline-level="2">Hypocrites are very lazy when it comes to working in favor of Islam </text:h>
      <text:p text:style-name="P22">As noted in previous chapters, hypocrites are with Muslims not because of their faith in God or their desire to live by the morals of the Qur'an. Hypocrites want to both benefit from the blessings Muslims have and at the same time strengthen unbelievers by transferring intelligence they have gathered about Muslims. In other words, they have completely different intentions and goals from Muslims.</text:p>
      <text:p text:style-name="P22">Muslims live solely to gain God's approval and love. For that reason, they always strive to act in a way that is pleasing to God in every single moment of their lives from morning till night and make their choices in favor of what is right, good and beautiful. They make their choices as per their conscience on every matter, not going in for their own comfort, egoistic desires or personal profits. God informs of this hardworking character of Muslims in the Qur'an with the following verse, <text:span text:style-name="T2">"Those who turn away from worthless talk"</text:span> (Surat al-Muminun, 3). </text:p>
      <text:p text:style-name="P22"><text:soft-page-break/>Yet, hypocrites persist their lives only for making themselves happy and protecting their interests in the best possible way. Therefore, they <text:span text:style-name="T2">only work hard if their profit is at stake</text:span>. <text:span text:style-name="T2">If they have no personal gain, hypocrites never run themselves into the ground or put on effort for anyone</text:span>. That is why hypocrites never want to help Muslims when they are together with believers. Since hypocrites have no aim for 'gaining God's pleasure', they consider <text:span text:style-name="T2">'making efforts for something that will not pay them back materially' </text:span>to be severe<text:span text:style-name="T2"> 'foolishness'</text:span>. For this reason, serving Islam gives them immense pain. <text:span text:style-name="T2">Since hypocrites hate God –surely God is beyond that- they never want to serve in the way of God. And in a similar way, because they also detest the Prophet (pbuh), they abstain from paying service to religion. Thus, due to their hostility to Muslims, they do not want to help Muslims either.</text:span></text:p>
      <text:p text:style-name="P22">In their own feeble minds, reaping benefits from opportunities of Muslims and doing nothing for God's sake, is considered as '<text:span text:style-name="T2">a great profit'</text:span> by hypocrites. To pretend to be one of the Muslims and not to be unmasked, sometimes they may lend a hand with a few things as a show-off from time to time. Even when they do it as a formality and just as a pretense, they go through terrible misery. In truth, they do not ever desire to help Muslims even a bit.</text:p>
      <text:p text:style-name="P22">God describes this immorality of hypocrites as, <text:span text:style-name="T2">"Leave them to eat and enjoy themselves. Let false hope divert them. They will soon know."</text:span> (Surat al-Hijr, 3)</text:p>
      <text:p text:style-name="P22">In accordance with this view, hypocrites abstain from undertaking any responsibility that would be for the good of Islam or to the benefit of Muslims. They watch believers at a distance as if they are '<text:span text:style-name="T2">tourists</text:span>' or complete strangers. With this attitude, they intend to give the message to Muslims, '<text:span text:style-name="T2">This is your religion, your cause, and I have no interest in it. So, I am simply an observer</text:span>'. </text:p>
      <text:p text:style-name="P22">Of course, they never misbehave openly for whole world to see as hypocrites always come up with an evil excuse for whatever they do. This is because hypocrites cannot explicitly get across their mind saying '<text:span text:style-name="T2">I do not wish to serve in the way of God</text:span>' while Muslims work in favor of Islam in the most active way and without stop day and night. For that reason, hypocrites have to find an excuse for turning away from making efforts in the way of religion as well as for their laziness. To this end, they make use of different tactics every single time and they are very meticulous in choosing these sly ploys so that <text:span text:style-name="T2">'they cannot be proven the contrary'</text:span>.</text:p>
      <text:p text:style-name="P22">For instance, when hypocrites see Muslims working on something important altogether, <text:span text:style-name="T2">they immediately vanish in case they could be asked for help and they would be obliged to give support</text:span>. Sometimes, they avoid striving for God's approval pretending <text:span text:style-name="T2">'as if they were sick'</text:span>. And at other times, hypocrites put on an act of "<text:span text:style-name="T2">having fallen asleep" and not being unaware of the circumstances. This is another ruse of hypocrites to avoid helping Muslims</text:span>. At times hypocrites <text:span text:style-name="T2">remain as observers with claims that 'they are really tired' although they have done nothing exhausting</text:span>. While Muslims are busy working, <text:span text:style-name="T2">they pick up a remote controller in their hands and spend hours pointlessly doing nothing but surfing on TV channels. </text:span><text:soft-page-break/><text:span text:style-name="T2">Hypocrites simply wait for time to pass by watching the street or the neighborhood.</text:span> In addition to being of no use to Muslims, <text:span text:style-name="T2">hypocrites try to interfere in their efforts to slow Muslims down or delay their work. They try to keep them busy by talking about some irrelevant task they are engaged in </text:span>just for their personal gain. Hypocrites set out to offend Muslims <text:span text:style-name="T2">by asking completely irrelevant and unnecessary questions. </text:span>They even make fake demands just to tie them down and say '<text:span text:style-name="T2">they are stuck and need help'. </text:span>And this way hypocrites want '<text:span text:style-name="T2">Muslims to help them' </text:span>for their redundant works. Through fake demands such as <text:span text:style-name="T2">'can you cook for me, I can't prepare a dish for my arm really hurts' </text:span>or <text:span text:style-name="T2">'I have a sore back, can you move these items for me and put them in place?</text:span>', hypocrites attempt<text:span text:style-name="T2"> to make Muslims serve themselves even in their busiest times. </text:span>The aim of hypocrites is hindering the auspicious deeds of Muslims through their false shows.</text:p>
      <text:p text:style-name="P22">Sometimes when something is requested from hypocrites, they would say, <text:span text:style-name="T2">'I don't know how to do it', 'I have no skills or experience to do it', 'I would do it otherwise' </text:span>or<text:span text:style-name="T2"> 'I have some other thing to do'. </text:span>However, these are '<text:span text:style-name="T2">the most classic and well-known lies' used by all hypocrites</text:span> who have ever lived so far. The Qur'an describes that the ferocious hypocrites living at the time of our Prophet (pbuh) wanted to avoid going on an expedition with the Messenger of God and said, <text:span text:style-name="T2">"... If we knew how to fight, we would certainly follow you" </text:span>(Surah Al 'Imran, 167).<text:span text:style-name="T2"> <text:s/></text:span>The verse follows as such: "<text:span text:style-name="T2">They were closer to disbelief that day than to faith, saying with their mouths what was not in their hearts. And God knows best what they are hiding."</text:span></text:p>
      <text:p text:style-name="P22">So, hypocrites who consider putting the slightest effort to spread the morals of the Qur'an or to support Muslims as nothing more than <text:span text:style-name="T2">'foolishness' and 'idiocy' in their own words, </text:span>are at a loss and '<text:span text:style-name="T2">closer to unbelief' </text:span>as God reveals in the Qur'an. Since, <text:span text:style-name="T2">hypocrites would definitely run to help their friends from unbelievers in joy if they were ever asked for help under the same circumstances</text:span>. Assuming power to be with deep states or evil power groups in the world of unbelievers, but -in their own twisted minds-, not with God –surely God is beyond this-, hypocrites attach great significance to their requests. They want to pamper them and fulfill their demands in the most perfect way in order to be favored by them. <text:span text:style-name="T2">They would never consider lack of sleep, exhaustion or not having adequate time as an obstacle. Even in the most difficult conditions, hypocrites would put their own work aside and try to satisfy their true friends within the society of unbelievers. </text:span>In that case, hypocrites suddenly feel <text:span text:style-name="T2">'insane energy and enthusiasm</text:span>' that they never display when they are with Muslims. <text:span text:style-name="T2">They would even offer them help when they do not ask for it </text:span>just to draw their attention and gain their favor.</text:p>
      <text:p text:style-name="P22">While hypocrites exhibit this ingratiating tendency for drawing close to unbelievers, they are glad to do sit back in treachery when they are with Muslims. God gives examples from the sick character of hypocrites that lived at the time of our Prophet (pbuh) in Surat at-Tawba saying, "<text:span text:style-name="T2">Those who were left behind were glad to stay behind the Messenger of God",</text:span> and describes <text:soft-page-break/>the perfidy of hypocrites to Muslims. And God informs that this evil rejoice of hypocrites will turn into an eternal torment in the hereafter:</text:p>
      <text:p text:style-name="P30">Those who were left behind were glad to stay behind the Messenger of God. They did not want to make efforts with their wealth and themselves in the Way of God. They said, 'Do not go out to fight in the heat.' Say: 'The fire of hell is much hotter, if they only understood.' (Surat at-Tawba, 81)</text:p>
      <text:p text:style-name="P22"/>
      <text:p text:style-name="P22"/>
      <text:p text:style-name="P22"><text:span text:style-name="T3">ADNAN OKTAR: Those who were left behind were glad to stay behind the Messenger of God..." </text:span>(Surat at-Tawba, 81) For instance, they do not make efforts for Islam, they do not write or talk about Islam, and they do not preach Islam... How is this way of acting manifested in our age? Hypocrites wouldn't serve Islam, somehow they would find a way not to do it. They would spend extensive time with idle work and self-centered endeavors to entertain. That is to say, all kinds of vain actions. Actually, they could serve Islam only if they wanted to do so. They could do their duties over the Internet or verbally. They would be of service in any possible way they can. But they would only do this, if you were to pay them; that is, if they had a personal profit. Yet, if they do not have any gain; they would not do it. The reason is, hypocrites feels really offended when they make any effort in the way of Islam; every single word they say in favor of Islam would make the effect of a bullet striking through hypocrites' heart. But, just for keeping a low profile among Muslims and seeming good among them, hypocrites make the impression of slightly doing some work but only with anger. <text:span text:style-name="T10">(A9 TV, May 12</text:span><text:span text:style-name="T7">th</text:span><text:span text:style-name="T10">, 2016)</text:span></text:p>
      <text:p text:style-name="P22"/>
      <text:p text:style-name="P22"/>
      <text:h text:style-name="P35" text:outline-level="2">Hypocrites pretend they are 'incompetent' near Muslims, whereas they are highly skillful and motivated in pleasing unbelievers</text:h>
      <text:p text:style-name="P22">Hypocrites dedicate their whole lives, means and energy to insidiously struggle against Muslims. That is why they would never want to be in a position that will deal a blow on their goals or make their attempts go down the drain. As they are determined to fight against Muslims lifelong, they never agree to being involved in an activity that will strengthen and benefit Muslims or religion.</text:p>
      <text:p text:style-name="P22">As a result, hypocrites never wish to see themselves working for the good of Islam and Muslims even a bit. They play all kinds of tricks and hatch schemes in order to avoid any effort that would be in favor of Muslims, give them success and aide them and facilitate their activities. One of the sinister methods adopted <text:soft-page-break/>by hypocrites for this purpose is to present himself as '<text:span text:style-name="T2">incapable and incompetent'.</text:span></text:p>
      <text:p text:style-name="P22">All hypocrites who have ever lived throughout history have made use of this evil excuse; and while they tried to present themselves as Muslims, on the other hand, they resorted to any perfidious trick just to avoid serving for Islam and Muslims. In the Qur'an, these insincere attitudes and speeches of hypocrites who lived at the time of our Prophet (pbuh) are mentioned as examples, and one of them is as follows:</text:p>
      <text:p text:style-name="P30">What assailed you on the day the two armies met was by God's permission, so that He would know the believers, and so that He would know the hypocrites. They were told, 'Come and fight in the Way of God or at least help defend us.' They said, 'If we knew how to fight, we would certainly follow you.' They were closer to disbelief that day than to faith, saying with their mouths what was not in their hearts. And God knows best what they are hiding. (Surah Al 'Imran, 166-167)</text:p>
      <text:p text:style-name="P22">During our Prophet's (pbuh) time, hypocrites did not want to make efforts in the way of Islam and they tried to avoid providing any help to Muslims. By putting forward various pretexts that could sound reasonable from outside, they were concealing their duplicitous position. When they were supposed to join war with the Prophet (pbuh), hypocrites tried to use their sneaky methods once again. However, they gave away their immorality, dishonesty and hypocritical character through their <text:span text:style-name="T2">'distorted speeches'</text:span>.</text:p>
      <text:p text:style-name="P22">The hypocrites who tried to avoid going to war back then said, <text:span text:style-name="T2">'If we knew how to fight, we would certainly follow you',</text:span> when our Prophet (pbuh) called for them to reinforce Muslims. By speaking these words, hypocrites tried to present themselves as if they were <text:span text:style-name="T2">'incapable, incompetent people of no use and who did know how to fight'</text:span>. Yet, this was a total lie; they just did not want to serve Islam.</text:p>
      <text:p text:style-name="P22">If it had been the unbelievers who made the request, hypocrites would have responded their call enthusiastically and joyfully performed the tasks of highest risk. On the other hand, when they were required to contribute for Muslims, they were trying to give an impression of themselves as if they were the most incompetent and unskilled people in the world.</text:p>
      <text:p text:style-name="P22">Hypocrites living at the time of our Prophet (pbuh) put forward many other excuses to avoid going into a war. In order to be left behind, <text:span text:style-name="T2">some pretended as if they did not know how to ride a horse, they were not strong enough to lift a sword, or they were physically not available to go on a fight</text:span>. However, in the Holy Qur'an, God reveals that such excuses of hypocrites were <text:span text:style-name="T2">'lies'</text:span> and thus He overturns '<text:span text:style-name="T2">this evil plan of hypocrites put on scene for being left behind at time of war'.</text:span> This is how God warns all Muslims who will come to live through every era about this sneaky strategy of hypocrites.</text:p>
      <text:p text:style-name="P22">Indeed, one of the most important signs of today's hypocrites is again '<text:span text:style-name="T2">their attempt to be left behind with all kinds of excuses in order not to support the intellectual struggle of Muslims'</text:span>. By all means, hypocrites are of evil intelligence and cunning nature. Therefore, when they do not want to do <text:soft-page-break/>something, they would not directly say, <text:span text:style-name="T2">'no, I cannot do it'.</text:span> They always put forward an excuse, which is <text:span text:style-name="T2">'false but difficult to be proven the contrary'</text:span>. So, they would say, <text:span text:style-name="T2">"I cannot do this due to such reasons"</text:span>. When hypocrites speak this way, they in fact start implementing their plan devised cunningly stage by stage. When their contributions are requested for a work that may be for the benefit of Muslims, hypocrites do not reject it immediately. <text:span text:style-name="T2">First, they accept the suggested work with an improvised show of great joy and false contentment.</text:span> <text:span text:style-name="T2">Then, by means of postponing this work for a very long time, they try to make Muslims forget about it. And in the meantime, they do not ever work on this topic. </text:span>After sometime, when they are asked of the whereabouts of that work, they negligently respond, '<text:span text:style-name="T2">I wasn't able to do it as I did not have much time</text:span>'. Through all that period, they have actually cheated on Muslims and put them in a difficult position in the last moment when they considered the work would have been accomplished a long time ago. </text:p>
      <text:p text:style-name="P22">This is indeed one of the ruses the hypocrites carry out in order to give an unfitted impression. Hypocrites have so many other lies similar to this one. For instance, when they are requested to write about a topic, hypocrites claim <text:span text:style-name="T2">'they really would like to help, but do not have the right skills to compose an article'</text:span>. If they are asked to make a research on the Internet about something, hypocrites would say <text:span text:style-name="T2">'they had no proficiency to make research and never had success in doing it'.</text:span> Supposedly, hypocrites do not know how to write or how to search for something online. This time, when they are asked '<text:span text:style-name="T2">to help with an image'</text:span>, hypocrites would then say, <text:span text:style-name="T2">'the program they need to use slows down the computer so much that they really cannot help'. </text:span>There is no limit to the fake excuses, which are in reality only lies that hypocrites come up with. When a solution is offered to every single excuse they make, then they feel obliged to accept that task. But obviously hypocrites will come up with another lie to avoid providing the needed help to Muslims. They will either say, <text:span text:style-name="T2">'they were not able to work on the project because they got sick'</text:span> or that "<text:span text:style-name="T2">they spared a great time to work on it, but the result was not satisfactory'.</text:span> Or, they will bring something of no use and claim <text:span text:style-name="T2">'they really tried but that was all they could do'. </text:span>Hypocrites will maintain that <text:span text:style-name="T2">'they used all within their power but their knowledge was not enough'.</text:span> Therefore, the result of their work will never meet the expected success.</text:p>
      <text:p text:style-name="P22">Sometimes, hypocrites have to do something useful in order to disguise their true nature but even then, they are very careful about the tasks they will fulfill. They would never be willing take part in efforts which will offer a great benefit to Islam. Hypocrites particularly pick up minor tasks that will not exhaust them, or will not bring a significant support or benefit to Muslims, and are not vital in the spread of Islam. However while doing this,<text:span text:style-name="T2"> even for a little effort they show, they want to be greatly hailed by Muslims. </text:span>In order to receive this admiration, they always mention each detail of the work they did in the most exaggerated way. Their aim is to make themselves mentioned in glowing terms and thereby emphasize the superiority they surmise they have. However there is no tactual success that the hypocrites do. </text:p>
      <text:p text:style-name="P22">Despite doing beneficial activities the whole day, Muslims don't mention their self-devotion since their aim is to attain God's approval, not to receive people's <text:soft-page-break/>praise. However, <text:span text:style-name="T2">hypocrites expect praise even for ordinary things such as taking their own dirty dishes</text:span> <text:span text:style-name="T2">to kitchen or tidying up the mess they make. </text:span>Due to both their good morals and for the purpose of encouraging hypocrites to do beneficial activities, Muslims gush over them even for his tiniest effort. And hypocrites, whose senses of egocentricity are continuously fondled, <text:span text:style-name="T2">do some insignificant activities of use, not to attain God's approval, but to make their selves treated well. </text:span>Thereby with this rational attitude, Muslims make hypocrites serve Islam. But as expected, hypocrites refrain from serving and assuming an important work by portraying themselves as incapable and untalented people.</text:p>
      <text:p text:style-name="P22">And by doing so, hypocrites aim at discouraging Muslims with all their pretense so that they will stay away, and say, <text:span text:style-name="T2">'Let's forget about them; they cannot do anything'.</text:span> <text:span text:style-name="T2">When they are asked to write something, they use the most shallow and inexperienced style so as to prevent its use by Muslims. When they are asked to complete a task that is rather urgent, they finalize it within the longest period of time under the disguise of an unskillful person and in the least acceptable way</text:span>. By doing so, they aim at getting rid of responsibilities to make Muslims say, <text:span text:style-name="T2">'They cannot deliver it within short deadlines; we should ask it from someone else'</text:span>. <text:span text:style-name="T2">When they are asked for giving a speech, hypocrites pretend as if they cannot speak properly or cannot think of many ideas. When they are called to attend somewhere, they make a dozen demands and cause a lot of trouble in order to make Muslims regret sending them there.</text:span></text:p>
      <text:p text:style-name="P22">However, hypocrites display <text:span text:style-name="T2">'incredible talent and skill about anything that will bring them admiration among the unbelievers'. </text:span>In other words, when they are in need of gaining the appreciation of unbelievers, '<text:span text:style-name="T2">the hypocrites unleash, so to speak, a different person from within'</text:span>. The person who was previously not capable of speaking properly, who could not write well, or concentrate on issues, and who was not able to fulfill tasks on time suddenly is replaced by someone else who comprehends all matters swiftly and accomplishes his responsibilities in the most perfect manner without even need of food or sleep. <text:span text:style-name="T2">Hypocrites pretend to be incompetent and incapable about everything that is in favor of religion; however, they become very well -disciplined and skilled when they are supposed to act in treachery, evil and double-dealing.</text:span></text:p>
      <text:p text:style-name="P22"><text:span text:style-name="T2">If they were asked to write in support of the ideology of unbelievers, they would quickly complete and delivers it on time. </text:span>They are all the time very <text:span text:style-name="T2">'enthusiastic and energetic'</text:span> when addressing unbelievers with great competence and eloquence. They possess an absolute skill to adapt to the lifestyle of unbelievers. In brief, <text:span text:style-name="T2">hypocrites who pretend to be a real fool and a tongue-tied person present a very tactful, daring, capable, smart and successful profile when they have something to gain from unbelievers. </text:span>They perform a bestial effort to be appreciated by deniers.</text:p>
      <text:p text:style-name="P22">However, <text:span text:style-name="T2">every single moment hypocrites avoid serving in the way of Islam and consider themselves to be cunning is actually unfavorable for them</text:span>. Every day they lie on the couch and look after their own comfort, observing the efforts of Muslims at a distance, their health, psychology, soul, heart and conscience are even more corrupted and darkened; while in the <text:soft-page-break/>meantime Muslims who strive for God's pleasure day and night live a healthier, more peaceful and happier life.</text:p>
      <text:p text:style-name="P22"/>
      <text:h text:style-name="P35" text:outline-level="2">Hypocrites denigrate the success of Muslims while trying to present themselves as irreplaceable people with superior abilities</text:h>
      <text:p text:style-name="P22">Hypocrites never want to serve Islam and support Muslims. But sometimes, they act as if they are doing some beneficial work just to hide their hypocrisy and to derive more personal benefits. At those times, they try to get the best of this situation in their favor. If they have done anything good, even if it's something minor, they try to keep it on the agenda as long as possible and announce it to as many people as they can. They talk as if '<text:span text:style-name="T2">they are the ones who discovered that work for the first time</text:span>' and as if '<text:span text:style-name="T2">they are the ones doing it for the first time</text:span>' although all Muslims have been doing it everyday of their lives ever since they became faithful. In this way, they strive to give the impression that they are the ones "<text:span text:style-name="T2">who serve Islam most influentially and most actively; who are the wisest, the most vigilant, the most perceptive and the most prudent</text:span>'. </text:p>
      <text:p text:style-name="P22">In order to inflate their importance and <text:span text:style-name="T2">to emphasize the so-called difference of superiority between them and Muslims, they constantly criticize the activities Muslims have been carrying out perfectly.</text:span> In every opportunity they get, they try to emphasize that Muslims <text:span text:style-name="T2">allegedly cannot achieve successful results; they cannot succeed in anything; they lack the wisdom to consider many things and are continuously at fault</text:span>. They spread this discourse of theirs by passing it on to almost everyone they see. <text:span text:style-name="T2">Then they start talking about how impeccable and excellent results they would attain if they were the ones carrying out those activities. <text:s/></text:span>They perpetually make <text:span text:style-name="T2">unrealistic suggestions</text:span> that would be impossible to put into practice and talk about how they could accomplish them quite easily if they were given the authority and means even for a few days or so.</text:p>
      <text:p text:style-name="P22">The truth of the matter is that the hypocrites have no intention or willingness to do any work. Their only purpose is – in their own twisted minds- <text:span text:style-name="T2">to overshadow the success of Muslims and to stress their so-called superiority</text:span>. Actually, the hypocrites would clearly not lift a finger for something that would benefit Muslims. But since hypocrites are<text:span text:style-name="T2"> 'eloquent and talkative',</text:span> they use this opportunity they have to create an unfavorable agenda in their own minds and praise themselves making use of that. </text:p>
      <text:p text:style-name="P22"/>
      <text:h text:style-name="P35" text:outline-level="2"><text:soft-page-break/>Hypocrites envy the success of Muslims a great deal and carry out ostensible efforts to prove that they can do better than Muslims</text:h>
      <text:p text:style-name="P22">With the good services and auspicious deeds they carry out, Muslims only hope for the good pleasure and love of God. Apart from that, they expect no reward or appreciation from people. Their goal is to strengthen Islam and Muslims, and to make peace and tranquility prevail in the world by communicating the morality of the Qur'an. </text:p>
      <text:p text:style-name="P22">Hypocrites, on the other hand, do not regard any of this as important, so they put no effort to this end. However, <text:span text:style-name="T2">hypocrites are very jealous of the achivements of the Muslims,</text:span> even though these achivements are in complete conflict with their goals. This is because <text:span text:style-name="T2">emphasizing that they are superior than everyone else about everything </text:span>is of crucial importance for the hypocrites. Coming across something contrary would cause the hypocrites go insane. Because of their jealousy, <text:span text:style-name="T2">they try to destroy that successful image, and overshadow the success of those people who seem to be successful by presenting them as incompetent, irrational and unknowledgable people</text:span>, all the while stressing their own –alleged- <text:span text:style-name="T2">excellent competency and vast knowledge</text:span>. <text:span text:style-name="T2">They try every way to be given that same responsibility</text:span> even though they actually do not want to contribute in any way to something that might benefit Islam and Muslims. <text:span text:style-name="T2">To this end, they embark on an effort to downplay and humiliate –in their twisted minds- those who stand out with their success by stooping to every sort of atrocious methods including lies, slanders, nastiness and shrewish behavior. Their intention is never to gain the consent of God or to do something beneficial for Islam; all they want is to confirm their own superiority</text:span>. They should be able to do better and achieve more than Muslims so that they can get the upper hand and show everyone that they are far superior. At the same time, they thus position themselves as <text:span text:style-name="T2">special and unique people who are extremely useful carrying out essential activities.</text:span></text:p>
      <text:p text:style-name="P22"><text:span text:style-name="T2">Whenever Muslims are pleased with a certain activity carried out among them, the hypocrites, with the nudging of satan, go and pester those who are praised for these activities. </text:span>It is of the utmost importance for the hypocrites<text:span text:style-name="T2"> to criticize those who carry out the activities that are widely discussed and considered as most important at the time and to stress that they are better than them</text:span>. </text:p>
      <text:p text:style-name="P22">For instance, <text:span text:style-name="T2">if someone has written a good article and has been influential in communicating the message of Islam, the hypocrites instantly start looking for ways to criticize that article somehow. If someone else has decorated a place very elegantly, they instantly use a specific tone to underline that it is unfashionable and tasteless. </text:span><text:soft-page-break/><text:span text:style-name="T2">Another one may have made a video and used high-end technology and high quality images for it: Hypocrites would immediately adopt a patronizing attitude looking down on them in their own feeble minds and with a contemptuous and scornful style saying that these are old-fashioned techniques and ordinary images. </text:span>Then, with their evil but very feeble minds, they go on to the second phase of their atrocious games. <text:span text:style-name="T2">They start saying that they know about those activities they have constantly been criticizing, reproaching and finding deficient and imperfect, more than everyone else and that they could do them much more effectively using the most perfect techniques.</text:span> When there is a new activity to be carried out, they instantly jump in and say that they are willing to do it. For instance, if there is a water well to be opened, hypocrites move forward and say, "Let me do this." In this way, they give the impression of being useful and by undertaking a work that is sure to succeed, they think they will become <text:span text:style-name="T2">'the architect of that success'. </text:span></text:p>
      <text:p text:style-name="P22">But of course, the hypocrites' intention is never to make an effort and spend time for such a work and thus to do something to strengthen Islam and Muslims. <text:span text:style-name="T2">Their only intention is to try to present themselves as superior to others by being abhorrent, creating unrest and making a fuss.</text:span> As a matter of fact, when they are told, <text:span text:style-name="T2">"Alright, if you are better than everyone else, you may undertake this work," </text:span>people see that they would not lift a finger and would not bring about the desired result. That is because in this way, they would have already achieved what they wanted all along. In a way that everyone would hear and know, it would be said out loud that '<text:span text:style-name="T2">he is the most knowledgable, most competent one in this. And that is why he was assigned that task.</text:span>' And thereby he would supposedly be proving his superiority. Even with these words alone, he would be gaining the prestige he desires and when he encounters successful people, he would have obtained the ammunition he could use against them. </text:p>
      <text:p text:style-name="P22">As you see, like every other game of the hypocrites, this one is also <text:span text:style-name="T2">'hollow and foolish'</text:span>. It is obvious that Muslims will not form an opinion about a person with a single word without the sincere effort and good work to back it up. But the hypocrites imagine that Muslims will '<text:span text:style-name="T2">think highly of them and will be immensely impressed by them'.</text:span> With a greed for superiority and pomposity, they become blind as not to see their own foolishness. </text:p>
      <text:p text:style-name="P22">Indeed, God is the One Who created the entire universe and everything in it and Who is the sole and eternal Owner of Power; all other beings besides Him are powerless and are dependent on Him. Therefore, no matter how much <text:span text:style-name="T2">the hypocrites struggle they will never attain the superiority they desire. Throughout history the likes of Pharaoh and Nimrod have all burned with this desire of being the superior. Yet, none of them obtained that greatness they sought.</text:span> Every single one of them was taken to the hereafter to appear before the Sight of God, leaving everything they have behind. God has informed us about <text:span text:style-name="T2">'the insane greed for superiority'</text:span> that the hypocrites have and that will never be come true in the Qur'an as follows: </text:p>
      <text:p text:style-name="P30">Certainly those who argue about the Signs of God without any authority having come to them, have nothing in their breasts except for pride which they will never be able to vindicate. <text:soft-page-break/>Therefore seek refuge with God. He is the All-Hearing, the All-Seeing. (Surah Ghafir: 56)</text:p>
      <text:p text:style-name="P30">The Companions of the Ramparts will call out to men they recognise by their mark, saying, 'What you amassed was of no use to you, nor was your arrogance.' (Surat Al-A'raf:48)</text:p>
      <text:p text:style-name="P22"/>
      <text:h text:style-name="P35" text:outline-level="2">Hypocrites are thieves and swindlers</text:h>
      <text:p text:style-name="P22">Hypocrites are beings without fear of God. Therefore, they have no <text:span text:style-name="T2">'moral, ethical or faith-related boundaries'</text:span> regarding life. Everything that is favorable to their interests is '<text:span text:style-name="T2">right and good</text:span>' for them. And if something harms their interests, that is <text:span text:style-name="T2">'bad and wrong'</text:span> according to them. Since they do not believe that God sees them all the time and that they will have to account for all their actions in the hereafter, when they are alone and assume that no one sees them they are unprincipled and characterless enough to carry out all sorts of immorality, deceitfulness and ignominy. This distorted outlook causes the hypocrites not to see any harm in stealing. </text:p>
      <text:p text:style-name="P22">Throughout history, <text:span text:style-name="T2">the hypocrites have always tried to take advantage of believers to the fullest in terms of material and non-material matters. They have harbored a strong jealousy and had an eye on Muslims' wealth. Hypocrites always looked out for an opportunity to seize or to steal the things Muslims possess. </text:span>History is full of such examples of hypocrites who tried to take hold of believers' possessions by stealing, usurping or fraud. There are many accounts mentioning this thieving and usurping character of the hypocrites in the time of our Prophet (pbuh). </text:p>
      <text:p text:style-name="P22">In those times, hypocrites were also inclined to steal the properties and possessions of Muslims who were close to our Prophet (pbuh). Tu'mah ibn Ubairiq is one of the most known hypocrites in this regard. The accounts tell us that some of the verses of Surat an-Nisa' were revealed upon the thefts he committed and the commentators explained the mentioned verses as follows: </text:p>
      <text:p text:style-name="P30">We have sent down the Book to you with the truth so that you can judge between people according to what God has shown to you. But do not be an advocate for the treacherous. And ask God's forgiveness. God is Ever-Forgiving, Most Merciful. Do not argue on behalf of those who betray themselves. God does not love any evildoing traitors. (Surat an-Nisa', 105-107)</text:p>
      <text:p text:style-name="P22">"The commentators are in accord on the point that most of these verses are revealed about Tu'mah ibn Ubairiq". But there are various stories concerning the incident: </text:p>
      <text:p text:style-name="P22"><text:span text:style-name="T21">First:</text:span> Tu'mah stole a coat of mail, when they wanted him to return it, he imputed the theft to a Jew.</text:p>
      <text:p text:style-name="P22"><text:s/><text:span text:style-name="T21">Second:</text:span> A coat of mail was entrusted to him without a witness and when they wanted him to return it, he denied it. </text:p>
      <text:p text:style-name="P22"><text:soft-page-break/><text:span text:style-name="T21">Third:</text:span> When they wanted him to return it, he claimed that the Jew stole it…</text:p>
      <text:p text:style-name="P22">The summary of the narrations that the majority of commentators preferred is as follows: One night, someone named Tu'mah ibn Ubairiq of the Banu Zafar tribe of the Ansar [the people from Medina who helped immigrated Muslims] stole a coat of mail within a sack of flour from his neighbor Qatada ibn al-Numan. He carried it while flour was pouring down from the side of the sack and hid it with a Jew named Zayd ibn al-Samin. Tu'mah was searched, but the coat was not found; afterwards, he swore that he did not take it and did not know about it and they let go of him. They followed the traces of flour and reached the Jew's house and found the sack of flour. The Jew said that Tu'mah brought and left it there and other Jews stood witness to that. The Banu Zafar went to the Prophet (pbuh) and they bore witness that Tu'mah was innocent and that the Jew was a thief and they pleaded him to defend Tu'mah and struggle with the Jews for the sake of Muslims. So our Prophet (pbuh) wanted to do this depending on their testimony and the oath of Tu'mah, who was seemingly a Muslim. Upon this, God revealed these verses and showed the true path to our Prophet (pbuh) by informing him directly about who the treacherous one and the righteous one was and preserved him from making a mistake. In the face of this, Tu'mah fled to Mecca and abandoned religion instead of submitting to God and repenting. First he took shelter beside a woman named Sulafa ibn Sa'd. Then he went to a person named Hajjaj ibn Allat of the Banu Salim tribe where he was expelled after committing theft there as well. Later on, while he was drilling into a wall of a house for theft, the wall collapsed and he got stuck under the collapsed wall. According to one account, he did not die in this incident, but was taken out of Mecca. He then joined an Arabian merchant convoy, stole from them as well and ran away but was then captured and was tragically beaten to death. <text:span text:style-name="T9">(Elmalılı M. Hamdi Yazır, Hak Dini Kur'an Dili [The True Religion, the Language of the Qur'an], vol.3 p.75-81)</text:span></text:p>
      <text:p text:style-name="P22">According to the information given in the commentaries, the hypocrite named Tu'mah stole a coat of mail, but there was no accord on how the incident actually took place. Tu'mah claimed and swore that he did not commit this theft, but that it was a Jew who was close to the area who did it and presented false evidence to make Muslims believe in this lie. He spread flour from the bag of flour all the way from where the coat was stolen to the Jew's house and thus created a trace to the home of this Jew. When the theft came to light and some Muslims were taken unawares and testified in favor of Tu'mah without knowing what had actually happened, our Prophet (pbuh) decided to defend Tu'mah after which God revealed those Qur'anic verses in Surat an-Nisa' and commanded our Prophet (pbuh) as follows: "<text:span text:style-name="T2">But do not be an advocate for the treacherous. And ask God's forgiveness.</text:span>" (Surat an-Nisa', 105-106)</text:p>
      <text:p text:style-name="P22">With this treachery, Tu'mah ibn Ubairiq openly betrayed God, Islam and the Prophet (pbuh). He stole and seized Muslims' properties unjustly, then lied to the Prophet (pbuh) and the believers and attempted to deceive all Muslims by making a false statement under oath. He committed a theft and when asked he replied, <text:span text:style-name="T2">"I did not steal it"</text:span> and slandered an innocent person saying <text:span text:style-name="T2">"he stole it."</text:span> When the truth of the matter came into view, instead of repenting for what he did, he fled and went to Mecca. Afterwards he rejected religion and abandoned Islam. Although he was later on captured, kicked out, despised and <text:soft-page-break/>humiliated everywhere he went, he continued with his immoral character by swindling and all kinds of other schemes. He was kicked out of someone's house where he took shelter in Mecca, then he moved to someone else's house, where he again showed his vile character and stole from them. In another house he went to afterwards he attempted to drill into the wall for theft, but the wall collapsed and he was trapped under the collapsed wall. According to accounts he got out of the ruins alive. He introduced himself as a merchant and blended in among a convoy of merchants and committed theft once again. Those who caught Tu'mah ibn Ubairiq after this incident beat him to death. </text:p>
      <text:p text:style-name="P22">This hypocrite assumed that people of unbelief were good-natured, gentle and just people like Muslims and thought that he could easily do to them what he did to Muslims. Actually, Muslims showed such good character because of their fear of God. People of unbelief, on the other hand, thinking that they themselves would be the ones to ensure justice, wanted to take revenge on this hypocrite with cruel methods by torturing him and beating him up. With all that theft he committed, God disgraced this hypocrite throughout his life. The goods he stole never turned into blessings for him and God turned each vileness he committed into trouble and disturbance for him. God showed Muslims that the lives of hypocrites always end in disasters, both in this world and in the hereafter. </text:p>
      <text:p text:style-name="P22">All these acts of Tu'mah ibn Ubairiq clearly demonstrate that hypocrites are in fact tricksters, swindlers and cheaters. </text:p>
      <text:p text:style-name="P22">The words of our Prophet saying; <text:span text:style-name="T11">"… Their food is also usurpation and plunder. Their booty is by wangling." </text:span><text:span text:style-name="T9">(Imam Ahmed and Bazzar/Jam'ul Fawaid, Hadith No: 8110) </text:span>also draw attention to this usurping, plundering character of the hypocrites and to their gaining income by wrangling, fraud and swindling, and warn Muslims to take precautions against such mischief that might come from the hypocrites. </text:p>
      <text:p text:style-name="P24"/>
      <text:h text:style-name="P35" text:outline-level="2">Hypocrites want to steal not only Muslims' goods and property, but also their beauty, health, love, happiness, energy and time</text:h>
      <text:p text:style-name="P22"><text:span text:style-name="T2">The greed and penchant those with the characteristics of a hypocrite have for usurpation and theft is not limited to material things such as goods, money and possessions. </text:span>They feel a deep jealousy for all kinds of spiritual beauty and blessings Muslims are given along with their wealth. These spiritual blessings Muslims enjoy in all their perfection at every moment of their lives, yet the hypocrites could never experience in their own venomous and catty lives, would all be <text:span text:style-name="T2">'heart wounds'</text:span> for those hypocrites. '<text:span text:style-name="T2">Muslims' youth, beauty, health, tranquility, happiness, the fact that they live love, </text:span><text:soft-page-break/><text:span text:style-name="T2">compassion, taste of life, pleasure of blessings ultimately in the best way'</text:span> all cause an unceasing rage within the hypocrites. </text:p>
      <text:p text:style-name="P22">For all their lives, the hypocrites <text:span text:style-name="T2">'have never been sincerely loved by anyone'</text:span>, <text:span text:style-name="T2">'have never earned respect in real terms'</text:span> and <text:span text:style-name="T2">'have never been a close mate or an esteemed friend'</text:span> for anyone. They have always been <text:span text:style-name="T2">'despised, humiliated, used for interests by all those around them', </text:span>yet<text:span text:style-name="T2"> 'have never been valued by anyone'.</text:span> Muslims would of course approach those among them who show the characteristics of the hypocrites with compassion, show love to them as a religious duty and make an effort for their finding the true path as well. However, that would not be like the sincere and ardent love that Muslims have for one another. The hypocrites who are perfectly aware of this fact would be consumed with rage, grudge and jealousy as they see the joy, happiness, tranquility Muslims enjoy and their profound love, respect, loyalty and devotion for one another; the hypocrites would try to prevent this with all the means they have. <text:s/></text:p>
      <text:p text:style-name="P22"><text:span text:style-name="T2">Especially those whom Muslims love the most and are devoted to with loyalty such as the prophets and messengers are those whom hypocrites primarily 'envy the most' and 'want to steal blessings from'. </text:span>The ardent love, respect, reverence and deep loyalty Muslims feel towards the prophets; the fact that prophets' wives are devoted to them with great love and passion, and that they wouldn't want to leave them not for a moment neither in this world nor in the hereafter, turn in to an agonizing torment for hypocrites. Therefore, <text:span text:style-name="T2">the hypocrites do their best to be able to steal their happiness, joy, love and friendship. </text:span>Hypocrites want to create unrest, edginess and disturbance between Muslims and thereby steal their blessings and beauties by playing evil ruses, telling vile lies, adopting a quarrelsome attitude and by casting aspersions about them. </text:p>
      <text:p text:style-name="P22">Another blessing that hypocrites want to steal from Muslims is <text:span text:style-name="T2">'time'</text:span>. Believers spare every moment of their lives in elucidating God's greatness, beauty of morality of Islam and thereby doing auspicious activities. This is something that hypocrites hate the most and try to prevent with all their might. Therefore <text:span text:style-name="T2">'they want to steal their energy and time which they would spare to auspicious activities and pleasant environments' </text:span>by causing trouble to stall them off and trying to make them busy with trivial things as much as they can.</text:p>
      <text:p text:style-name="P22">However, as stated in the verse that reads; <text:span text:style-name="T2">"... God will not give the unbelievers any way against the believers."</text:span> (Surat an-Nisa, 141), <text:span text:style-name="T2">God will not let this ruse of the hypocrites be successful. </text:span>With their superior wisdom, perception and foresight stemming from their faith, Muslims see hypocrites' aims and immoralities, and defuse their traps with the morality of the Qur'an. <text:span text:style-name="T2">Hypocrites' efforts on stealing Muslims' time, peace, happiness, joy, love and friendship result <text:s/>in failure, unrest and heart pain on their behalf.</text:span></text:p>
      <text:p text:style-name="P22"/>
      <text:h text:style-name="P35" text:outline-level="2"><text:soft-page-break/>Samiri who was one of the vilest hypocrites in history was also known for his theft </text:h>
      <text:p text:style-name="P22">One of the most infamous hypocrites who made history with his theft is <text:span text:style-name="T2">'Samiri'</text:span>. Samiri <text:span text:style-name="T2">is one of the Israelites whose name is mentioned in the Qur'an and who lived in the era of the Prophet Moses (pbuh). The name 'Samiri' </text:span>is an adjective-noun derived from the root <text:span text:style-name="T2">'shemer' </text:span>which is a word that means <text:span text:style-name="T2">'stranger, foreigner'</text:span> in the ancient Egyptian language. </text:p>
      <text:p text:style-name="P22">Samiri was a <text:span text:style-name="T2">'sculptor and molding craftsman'</text:span> whose family and entourage were gold craftsman and who was famous for manufacturing golden calf statues in Egypt. Samiri was firstly preparing a mold for these calves and then casting gold on these molds to make golden calves and he was making money selling them. He was very adept and talented on this and other artistic activities. Another feature of the calves he manufactured was that they were designed as musical instruments at the same time. These calf statues which were placed on high places were making a noise like a <text:span text:style-name="T2">'calf lowing' </text:span>with the wind blowing on them. The noises coming from these statues, which were made leaving holes on front and back, were giving the statues a <text:span text:style-name="T2">'realistic and metaphysical appearance'</text:span>. Since Israelites were mainly making their living with <text:span text:style-name="T2">'slavery, agriculture and animal husbandry'</text:span>, these golden calves of Samiri and his craftsmanship were almost breathtaking in their complexity. They were greatly baffled and amazed by his talent.</text:p>
      <text:p text:style-name="P22">At the time, <text:span text:style-name="T2">'calf statues'</text:span> were irreplaceable elements of the Egyptian culture. The idol of these calves which were considered to be holy in Egypt was called <text:span text:style-name="T2">'Apis'</text:span> -surely God is beyond this. Scores of calf statues that represented Pharaoh's idolatrous religion were on Egypt's main streets and squares. They were also placed on both sides of the road which was ascending towards Pharaoh's palace. In Egyptian belief, a <text:span text:style-name="T2">'calf was a symbol for possessing power, state and wealth'</text:span>.</text:p>
      <text:p text:style-name="P22"><text:span text:style-name="T2">In the era of the Pharaoh, gold was also a crucial material and it was considered to be the symbol of power. </text:span>In that period, there was great admiration for gold among Israelites. In fact, every person has a liking for gold that actually is a blessing of heaven. <text:span text:style-name="T2">Samiri who had an evil intelligence and talent, made an evil robbery plan by using this love of gold people subconsciously have.</text:span></text:p>
      <text:p text:style-name="P22">Egyptians among whom there were also Israelites at the time, were about to leave Egypt with the Prophet Moses (pbuh) in order to settle in new lands in which they would live freely, saved from the Pharaoh's persecution and slavery. Right about this time, <text:span text:style-name="T2">Samiri and his gang heard that the Israelites were about to depart. They insidiously made a plan to commit an extensive theft in Egypt. Organizing the hypocrites around him, Samiri had them rob the palaces, homes, graves and treasures of the Pharaoh and his inner circle; then, along with this gang of thieves, they set off from </text:span><text:soft-page-break/><text:span text:style-name="T2">Egypt for the Sinai Desert loading hundreds of kilograms of gold they had stolen on their animals. </text:span></text:p>
      <text:p text:style-name="P22">During that time, the Prophet Moses (pbuh) headed for '<text:span text:style-name="T2">Mount Tur' </text:span>to receive revelation, leaving his tribe and he left his brother the Prophet Aaron (pbuh) as his deputy. While Samiri and his hypocrite crew were taking the gold they had stolen away, the Prophet Aaron (pbuh) saw them. As he saw the amount of gold they carried, he suspected that they were up to something and stopped them. When he saw <text:span text:style-name="T2">'hundreds of kilograms of gold'</text:span> they had, he understood that <text:span text:style-name="T2">'they had probably obtained these with robbery'</text:span>. But when he asked, Samiri lied and tried to cover his theft saying <text:span text:style-name="T2">"These are all mine, I've collected them in the course of time'</text:span>. Likewise other hypocrites around him said <text:span text:style-name="T2">"Yes, all of them belong to us," </text:span>and supported Samiri. However it was very clear that such an amount of gold could not be theirs and that they got hold of that much gold by stealing.<text:span text:style-name="T2"> </text:span>Indeed in the Torah, it is explained that Samiri got hold of all that gold by means of theft; <text:span text:style-name="T2"> "</text:span><text:span text:style-name="T10">The Lord had made the Egyptians favorably disposed toward the people, and they gave them what they asked for; so they plundered the Egyptians</text:span><text:span text:style-name="T11">.</text:span><text:span text:style-name="T2">" </text:span><text:span text:style-name="T9">(Torah; Exodus 12:36)</text:span></text:p>
      <text:p text:style-name="P22">Therefore, the Prophet Aaron (pbuh) immediately had a well dug and had the gold he thought was stolen put in there, and had it covered. His purpose was to have that well opened later on and return the stolen gold to their rightful owners.</text:p>
      <text:p text:style-name="P22">However, this intervention of the Prophet Aaron (pbuh) didn't stop Samiri and his gang. Samiri took off to the desert again with his thief friends who were hypocrites just like him and went to the place where the gold was buried. They reopened the closed well, took the gold from there and hid it somewhere else.</text:p>
      <text:p text:style-name="P22">On the other hand,<text:span text:style-name="T2"> Samiri and his hypocrite crew urged Israelites who had took the road to leave Egypt </text:span>with the Prophet Moses (pbuh)<text:span text:style-name="T2"> to take the gold they possessed along with them. </text:span>They convinced them by saying they would need that gold on the road to help the Prophet Moses (pbuh) and his entourage. <text:span text:style-name="T2">So, people took their jewelry, their gems and other golden stuff with them; some of them took a little, while others took a lot. </text:span>When they reached the desert, <text:span text:style-name="T2">Samiri got hold of that gold the Israelites had brought by saying that 'he will make a big golden calf'. </text:span></text:p>
      <text:p text:style-name="P22">Thus, Samiri and his gang of thieves got hold of quite substantial amount of gold by collecting hundreds of kilograms of gold they had stolen from Pharaoh and his men, and the golden items belonging to the Israelites who departed with the Prophet Moses (pbuh).</text:p>
      <text:p text:style-name="P22">Samiri, who was talented in sculpting idols as a sculptor and molding craftsman, took advantage of the Prophet Moses' (pbuh) leaving his tribe and made a big furnace in a place out of the Prophet Aaron's (pbuh) sight. He melted the hundreds of kilograms of stolen gold he collected in this furnace. First, he made a very big statue of a calf from clay. Then he made a casting mold for it. He thus made a hollow calf statue composed of gold blocks by pouring the melted gold into the mold and then he filed and smoothed that melted, soft gold and made it flawless by polishing. As a result, he made a bulky and shiny golden calf statue weighing hundreds of kilograms. Along with the other hypocrites around him and people he tricked from his tribe, he placed this giant calf statue over a high hill, on a stand.</text:p>
      <text:p text:style-name="P22"><text:soft-page-break/>In the Qur'an, the fact that Samiri collected and melted the jewelry and gold of the Israelites in this way, is explained with the following verse;</text:p>
      <text:p text:style-name="P30">They said, 'We did not break our promise to you of our own volition. But we were weighed down with the heavy loads of the people's jewelry and we threw them in, for that is what the Samari did.' (Surah Ta Ha, 87)</text:p>
      <text:p text:style-name="P22">Showing a craftsmanship that would impress his tribe, Samiri made the calf statue he sculpted from this melted raw gold bellow. In the Qur'an, it is explained that Samiri <text:span text:style-name="T2">'made a calf statue making a sound like calf lowing'</text:span>:</text:p>
      <text:p text:style-name="P30">"Then he produced a calf for them, a physical form which made a lowing sound.." (Surah Ta Ha, 88)</text:p>
      <text:p text:style-name="P22">Besides, in order to attract peoples' attaction even more, he made statements like <text:span text:style-name="T2">"I saw what they didn't see''</text:span> and thereby tried to show himself as<text:span text:style-name="T2"> 'a person possessing a special kind of knowledge, someone who is informed about some secret knowledge no one else has'</text:span>.<text:span text:style-name="T2"> He wanted to impress people around him by ascribing a mystical and metaphysical meaning to the calf. </text:span>This statement of Samiri is explained in the Qur'an as follows:</text:p>
      <text:p text:style-name="P30">He said, 'I saw what they did not see. So I gathered up a handful from the Messenger's footprints and threw it in. That is what my inner self urged me to do.' (Surah Ta Ha, 96)</text:p>
      <text:p text:style-name="P22">Those who saw that brightly shining calf were astounded. The lowing sound coming from the calf statue as the wind blew made the Israelites in his tribe feel great admiration for Samiri's talent. </text:p>
      <text:p text:style-name="P22">While making this golden calf statue, Samiri <text:span text:style-name="T2">was also aiming to attract Israelites' attention to that old 'Egyptian culture' and their 'pagan beliefs they have had in Egypt' again. </text:span>That is because, among the Israelites who left Egypt with the Prophet Moses (pbuh) there were those who were still wrapped up in the idolatrous religion of the Pharaoh and Egyptian culture. In the Qur'an, it is stated that those people expressed their yearning for their old lives and pagan beliefs to the Prophet Moses (pbuh) by saying <text:span text:style-name="T2">"Moses, give us a god just as these people have gods''</text:span>.</text:p>
      <text:p text:style-name="P30">We conveyed the tribe of Israel across the sea and they came upon some people who were devoting themselves to some idols which they had. They said, 'Moses, give us a god just as these people have gods.' He said, 'You are indeed an ignorant people'. (Surat al-A'raf, 138)</text:p>
      <text:p text:style-name="P22">And the Prophet Moses (pbuh) warned them by telling them that they were on the wrong path and reminded them that there is no other deity other than God:</text:p>
      <text:p text:style-name="P30">'What these people are doing is destined for destruction. What they are doing is purposeless.' He said, 'Should I seek something other than God as a god for you when He has favored you over all other beings?' (Surat al-A'raf, 139-140)</text:p>
      <text:p text:style-name="P22">Samiri who perfectly knew <text:span text:style-name="T2">'this demand of the Israelites' </text:span>and their <text:span text:style-name="T2">'longing for the life that Pharaoh had offered them' </text:span>wanted to take <text:soft-page-break/>advantage of this situation. Taking advantage of the Prophet Moses' leaving his tribe, <text:span text:style-name="T2">he presented the Israelites the idol that they had been demanding from the Prophet Moses (pbuh) with the huge calf he sculpted from gold.</text:span></text:p>
      <text:p text:style-name="P22"><text:span text:style-name="T2">'This golden calf statue that Samiri made' </text:span>which was expressed with the word <text:span text:style-name="T10">I'cl</text:span><text:span text:style-name="T2"> </text:span>in Arabic, was a replica of <text:span text:style-name="T2">'bull statues' </text:span>that were the symbols of the Egyptian culture. The word <text:span text:style-name="T10">I'cl</text:span><text:span text:style-name="T2">, </text:span>which means <text:span text:style-name="T2">'calf'</text:span> in Arabic, comes from the root word <text:span text:style-name="T2">'(acele)urgency-(acil)urgent' </text:span>which are also used in Turkish. In the Qur'an, this word is used to purport <text:span text:style-name="T2">'people's fascination with worldly life'</text:span> and <text:span text:style-name="T2">'their desire for worldly possessions'</text:span>. Consequently, with the golden calf statue Samiri sculpted, in a sense he drew people from his tribe away from God and called them to be devoted to world. Jews coming from Egypt admired Samiri's craftsmanship and artistry that reflected return to their old culture. Taking a stand in front of the calf, they yearningly remembered their old culture that Samiri reminded them of. Since they were still under the influence of "the holy bull" culture (Apis), which was the symbol of the Pharaoh's state and the pagan religion, they showed a tendency to return to those idolatrous beliefs. Moreover, due to this longing some of them wanted to return to Egypt to live their old lives and the pagan culture of the Pharaoh. </text:p>
      <text:p text:style-name="P22">In the Qur'an, with the verse "<text:span text:style-name="T2">And when We allotted to Moses forty nights. Then</text:span> <text:span text:style-name="T2">you adopted the calf when he had gone and you were wrongdoers.'' </text:span>(Surat Al-Baqara, 51) God informs us that those people in the tribe of the Prophet Moses (pbuh) deviated from the right path by following Samiri and <text:span text:style-name="T2">'started to worship the calf by returning to their pagan religion' </text:span>(Surely God is beyond this). </text:p>
      <text:p text:style-name="P22">After this incident, the Prophet Aaron (pbuh) warned his tribe not to go astray and called them to leave Samiri's heresies and to abide by his word. Whereas, the Israelites insisted on these heresies and said that <text:span text:style-name="T2">'they would continue to abide by Samiri and the pagan religion he called them to, until the return of the Prophet Moses (pbuh)</text:span>:</text:p>
      <text:p text:style-name="P30">Aaron had earlier said to them, 'My people! It is just a trial for you. Your Lord is the All-Merciful, so follow me and obey my command!' They said, 'We will not stop devoting ourselves to it until Moses returns to us.' (Surah Ta Ha, 90-91)</text:p>
      <text:p text:style-name="P30">After he left, Moses' people adopted a calf made from their ornaments, a form which made a lowing sound. Did they not see that it could not speak to them or guide them to any way? They adopted it and so they were wrongdoers. (Surah al-A'raf, 148)</text:p>
      <text:p text:style-name="P22">Lying to his tribe with the words <text:span text:style-name="T2">'this calf idol was the real deity of the Israelites and the Prophet Moses (pbuh) –surely God is above such thoughts- and that the Prophet Moses (pbuh) had left his tribe to look for it,' </text:span>Samiri made the majority of them worship the calf. </text:p>
      <text:p text:style-name="P22">While all this was happening, God revealed to the Prophet Moses (pbuh) what was going on in his tribe:<text:span text:style-name="T2"> "He said, 'We tried your people after you left and the Samiri has misguided them.'</text:span> (Surah Ta Ha, 85)</text:p>
      <text:p text:style-name="P22"><text:soft-page-break/>Upon this, the Prophet Moses (pbuh) returned to his tribe. In the mean time, Samiri had stepped into action to <text:span text:style-name="T2">'win over the community who were watching him with admiration' </text:span>and <text:span text:style-name="T2">'shake their faith in the Prophet Moses (pbuh)'</text:span>. One of the speeches Samiri made with this purpose is explained in the Qur'an as follows:</text:p>
      <text:p text:style-name="P30">Then he produced a calf for them, a physical form which made a lowing sound. So they said, 'This is your god – and Moses's god as well, but he forgot.' (Surah Ta Ha, 88)</text:p>
      <text:p text:style-name="P22">Calling out to his tribe saying that <text:span text:style-name="T2">'Moses forgot', </text:span>Samiri claimed that the Prophet Moses (pbuh) had actually been brought up with the Pharaoh's culture and the pagan religion in Egypt, but that he supposedly <text:span text:style-name="T2">'forgot'</text:span> this culture later on. Thereby, he claimed that <text:span text:style-name="T2">'the Prophet Moses (pbuh) had adopted this calf statute which he too had used once upon a time, as a symbol of power, government, glory and wealth while he was in the Pharaoh's palace'. </text:span>He continued his lies and said <text:span text:style-name="T2">'they should all return to this great god of Egypt since the Prophet Moses (pbuh) turned away from it because he supposedly forgot' </text:span>(Surely the Prophet Moses (pbuh) is beyond this).</text:p>
      <text:p text:style-name="P22">As a matter of fact, the Prophet Moses (pbuh) did grow up in the palace of the <text:span text:style-name="T2">Pharaoh and of course received an extensive education on Egyptian culture, traditions, manners and customs. </text:span>However, as God guided him to the true path and made him a Prophet, he turned away from <text:span text:style-name="T2">Pharaoh's deviant religion and lived by the true religion of God. </text:span>Yet with the speeches he made, Samiri tried to give the wrong impression to his tribe that <text:span text:style-name="T2">'the Prophet Moses (pbuh) considered this deviant and pagan religion reasonable and rightful as well'.</text:span></text:p>
      <text:p text:style-name="P22">Of course Samiri premeditated all his steps beforehand and made respective plans to show each phase of his dishonesty as legitimate, so that he could be successful. Even before stealing hundreds of kilograms of gold, before carrying them there, melting them and sculpting that giant calf statue, he had thought that <text:span text:style-name="T2">'he would be able to exonerate himself with casting such aspersions upon the Prophet Moses (pbuh)'</text:span>.</text:p>
      <text:p text:style-name="P22">What Samiri mainly planned with all these multi-phased tricks was <text:span text:style-name="T2">'to show his tribe that he was supposedly greater than the Prophet Moses (pbuh)' </text:span>and convince them with the evidence he offered. His purpose was <text:span text:style-name="T2">'to discredit the Prophet Moses (pbuh) and thereby emphasize that he is superior than him with his intelligence, talent and speeches, and to make himself the leader of the Israelites instead of the Prophet Moses (pbuh):</text:span></text:p>
      <text:p text:style-name="P22">The next phase of Samiri's evil plan was <text:span text:style-name="T2">'to organize the martyrdom of the Prophet Moses (pbuh), take his place and eventually rule Egypt'</text:span>. In his twisted mind, <text:span text:style-name="T2">he planned to provoke Pharaoh and his men in his deep state against </text:span>the <text:span text:style-name="T2">Prophet Moses (pbuh) so that they, he hoped, would assassinate Prophet Moses (pbuh). </text:span>He was blinded by the ruthless ambition for superiority and greed for leadership. He believed that he was supposedly superior, wiser and more talented than the Prophet in every respect.</text:p>
      <text:p text:style-name="P22"><text:soft-page-break/><text:span text:style-name="T2">However, all of these plans that Samiri made with his evil intelligence went to nothing. </text:span>Despite all his ruses, villainy and tricks, <text:span text:style-name="T2">God nullified his sneaky traps. </text:span>After he received revelation, the Prophet Moses (pbuh) returned to his tribe and rendered the ruse Samiri played, ineffective. In the Qur'an, a part of the conversation between the Prophet Moses (pbuh) and Samiri is revealed as follows:</text:p>
      <text:p text:style-name="P30">He said, 'What do you think you were doing, Samiri?' He said, 'I saw what they did not see. So I gathered up a handful from the Messenger's footprints and threw it in. That is what my inner self urged me to do.' He said, 'Go! In this world you will have to say, "Untouchable!" And you have an appointment which you will not fail to keep. Look at your god to which you devoted so much time. We will burn it up and then scatter it as dust into the sea. (Surah Ta Ha, 95-97)</text:p>
      <text:p text:style-name="P22">As it is explained in the verses, the Prophet Moses (pbuh) expelled Samiri from his tribe saying <text:span text:style-name="T2">"the punishment you deserve in this world is to live untouchable -alone- until the end of your life." </text:span>With the story of Samiri, God draws attention to <text:span text:style-name="T2">'the hypocrites' greed for this world, to their ambition to hoard goods and to the fact that they can do anything including theft, fraud and murder to attain these goals.'</text:span> <text:span text:style-name="T2">Samiri who had been a member of Egyptian deep state</text:span> under the rule of the Pharaoh, <text:span text:style-name="T2">was a hypocrite who was accustomed to theft, robbery, usurpation, immorality, lies and dishonor even in those days.</text:span></text:p>
      <text:p text:style-name="P22"><text:span text:style-name="T2">However, Samiri couldn't attain any results with his ruses and villainy; his greed for greatness caused him to fall into disgrace and lose everything he had. </text:span>After Samiri was expelled from the Prophet Moses' (pbuh) tribe, he lived alone until the end of his life. He was humiliated, degraded and despised because of the immoralities he perpetrated and he lost everything he had and ended up alone. </text:p>
      <text:p text:style-name="P22">This was only the retribution he received in this worldly life.<text:span text:style-name="T2"> In the hereafter, as the requisite of God's infinite justice, Samiri and all other hypocrites who choose insincerity like he did, will certainly have to answer for the vileness they have carried out.</text:span></text:p>
      <text:p text:style-name="P22"/>
      <text:p text:style-name="P22"/>
      <text:p text:style-name="P22"><text:span text:style-name="T3">ADNAN OKTAR: </text:span>Samiri said; <text:span text:style-name="T3">"Now we are leaving. Take your gold with you, take them all. We might need them there. We will make very good things there. We will help the religion and the Prophet Moses (pbuh). Let there be lots of gold. We will go to a lot of countries."</text:span> And people took as much gold as they could along with them. <text:span text:style-name="T3">Note that, first he promises that they are going to make good work, serve religion with this gold and be very useful". Then they came to the desert and he told them to give their gold to him. When he was asked what he was going to do with it, he said, "Wait, don't you trust me?"</text:span> So he won their trust; he won their trust so much that they all entrusted him with their gold. Later he formed the mold of <text:s/>the calf statue from clay, then he poured the gold he melted into <text:soft-page-break/>that mold and erected the golden calf statue. At this point, of course, the ones with weak faith became enraptured; I mean, those people that he used to lay the foundations of hypocrisy, and to whom he preached the philosophy of hypocrisy at length, submitted to him there and then and he convinced them to accept <text:span text:style-name="T3">the Egyptian culture</text:span>. The culture of the deep state of the time was the Egyptian culture. It was Egygptian culture that people made a splash with. Dressing like them, eating what they eat, decorating their houses like them, using the ornaments they used was very important for such people. What Samiri did was also in this style. That is why some of them aspired to this culture and returned to Egypt. And these vile ones carried out intense propaganda against Prophet Moses (pbuh) in that era. That is why, I seek refugee in God, Almighty God says that "<text:span text:style-name="T3">Do not be like those who abused Moses."</text:span> (Surat al-Ahzab, 69) <text:s/><text:span text:style-name="T10">(A9 TV, January 23</text:span><text:span text:style-name="T7">rd</text:span><text:span text:style-name="T10">, 2016) </text:span></text:p>
      <text:p text:style-name="P22"/>
      <text:p text:style-name="P22"/>
      <text:h text:style-name="P35" text:outline-level="2">Hypocrites are cowards; they reveal their true colors instantly in times of difficulty </text:h>
      <text:p text:style-name="P22">Hypocrites are very fond of their comfort. Since they are insanely attached to this world, they are terrified of death. If all the conditions and means are in their favor, then they act along with the Muslims. So long as their interests are not harmed, they lay low and stay small among Muslims even if it is hard for them to do so; they even face up to doing many things they do not want to do for the sake of appearing to be one of them. They do not want to perform their daily prayers but they do. They do not want to do good to Muslims, but even though it pains them to do so, they do good when the situation calls for it. They even occasionally serve for them if they come up to that point. But if there is any pressure, difficulty or hardship on the Muslims by unbelievers, they instantly start to make <text:span text:style-name="T2">'gain and loss calculations'. </text:span>They consider what they would be gaining and what they would be losing if they appear to be with the Muslims. And they take into account that the possible hardships awaiting Muslims would more or less, yet definitely touch them as well. That is one of the greatest fears of a hypocrite; because it is themselves that they value more than anything in the world and this would hurt them. <text:s/>Right at this point, they decide to leave Muslims. In a verse of the Qur'an God draws our attention to the cowardice of hypocrites as follows: </text:p>
      <text:p text:style-name="P30">They swear by God that they are of your number, but they are not of your number. Rather, they are people who are scared. (Surat at-Tawba, 56) </text:p>
      <text:p text:style-name="P22">Living on the path of God and giving an ideological struggle on the side of the truth requires courage in face of ordeals. When we look at the Qur'an, we see that all the prophets and righteous believers have been tried with severe ordeals and hardships. All these difficulties and ordeals daunt hypocrites because at the time of hardship there are many topics one needs to relinquish. When Muslims <text:soft-page-break/>are faced with hardships, they sometimes sacrifice their possessions, sometimes their comfort, sometimes the time they spare for doing sports or for sleeping; they sometimes make sacrifices about their clothes, sometimes about their food, and sometimes they sacrifice all of those. But the hypocrites who have devoted all their lives to this world find this very difficult and terrifying. That is why when the hypocrites face difficulties they try to find another place for themselves to seek refuge in. </text:p>
      <text:p text:style-name="P22">In the Qur'an, God informs us of the kind of excuses hypocrites come up with to avoid difficulties, as follows: </text:p>
      <text:p text:style-name="P30">If it had been a case of easy gains and a short journey, they would have followed you, but the distance was too great for them. They will swear by God: "Had we been able to, we would have gone out with you." They are destroying their own selves. God knows that they are lying. (Surat at-Tawba, 42) </text:p>
      <text:p text:style-name="P22"><text:span text:style-name="T2">The times of difficulties, hardships and trials Muslims face are actually very valuable times in which the hypocrites reveal themselves and show their true colors. </text:span>Hypocrites might camouflage themselves among Muslims for years, but when they meet a challenge on the Path of God, they instantly show their true colors. Every threat, injustice, pressure or slander faced on the Path of God is an honor for Muslims. For a hypocrite, on the other hand, that would almost mean giving up this world. Accepting such a situation would mean their giving up their hypocrisy, which they would never ever accept. </text:p>
      <text:p text:style-name="P24"/>
      <text:h text:style-name="P35" text:outline-level="2">Hypocrites are jealous of the heartfelt love among Muslims </text:h>
      <text:p text:style-name="P22">In a verse, God says "<text:span text:style-name="T2">Or do they in fact envy other people for the bounty</text:span> <text:span text:style-name="T2">God has granted them?</text:span>" (Surat an-Nisa', 54). As God informs us in this verse, the hypocrites feel jealous of all the blessings given to Muslims, be it material or spiritual. The thing they are jealous of the most is<text:span text:style-name="T2"> the heartfelt love Muslims feel for one another.</text:span> A Muslim's loving another dearly and protecting and watching over another is something hypocrites would be insanely jealous of. Among Muslims there is <text:span text:style-name="T2">a profound affection, an earnest friendship and a candid understanding of brotherhood</text:span> the like of which could never be found among unbelievers. The hypocrites bear witness to and are jealous of this love every second they are with Muslims. <text:span text:style-name="T2">Muslims' intense love for one another disturbs them. With various plots, they slyly strive to destroy this love and set Muslims against one another</text:span>. <text:span text:style-name="T2">They try to harm Muslims' love for one another and disrupt their brotherhood, unity and friendship </text:span>by picking up fights, lying, slandering, bandying about or making sarcastic jokes<text:span text:style-name="T2">. </text:span></text:p>
      <text:p text:style-name="P22"><text:span text:style-name="T2">Not wanting the believers to live by this love, the hypocrites wouldn't want Muslims to spend time with their loved ones either. They try to stop people coming to Muslims and prevent their meeting.</text:span> By drawing Muslims into unnecessary talk and taking up their precious time, by <text:soft-page-break/>causing distress in their environment, they aim to prevent Muslims' meeting and spending time with their loved ones. </text:p>
      <text:p text:style-name="P22">This jealousy of the hypocrites is painted out in Surah Yusuf in the Qur'an. The fact that the Prophet Joseph (pbuh) was remarkably beautiful - even in childhood - caused his brothers to feel a formidable jealousy of him. Feeling enraged thinking that their father loved him more, they set a trap for the Prophet Joseph (pbuh) and devised a plan to kill him. Yet, they tried to show themselves as 'brothers who only have good intentions in their hearts,' to their father. The truth is that they clearly wanted to do harm in a treacherous manner. </text:p>
      <text:p text:style-name="P30">When they declared, "Why! Joseph and his brother are dearer to our father than we are although we constitute a powerful group. Our father is clearly making a mistake. Kill Joseph or expel him to some land so that your father will look to you alone and then you can be people who do right." (Surah Yusuf, 8-9) </text:p>
      <text:p text:style-name="P22">It is clearly understood from the verses that the Prophet Joseph's (pbuh) brothers were distant from religious morality and considered treachery, setting cunning traps and committing murder as quite reasonable and legitimate. Their claim to <text:span text:style-name="T2">desire their father's love</text:span> was a complete <text:span text:style-name="T2">'lie'</text:span>; those cruel and ruthless people showing the characteristics of hypocrites and secretly planning to kill a radiant, immaculate little boy, who is their full brother, obviously knew nothing about love. </text:p>
      <text:p text:style-name="P22">Just like the Prophet Joseph's (pbuh) brothers, the hypocrites of our time also feel extremely jealous of Muslims' loving one another and try to prevent this bond making use of any means. It should be noted here that their goal is not to experience the love they are jealous of; on the contrary they think that love is of no use <text:span text:style-name="T2">because hypocrites believe in 'relations based on interests' not in 'relations based on love'. </text:span>If they can somehow derive personal benefits, that would be quite sufficient for them. Consequently their jealousy of Muslims only stems from their <text:span text:style-name="T2">not wanting Muslims to live happily in blessings and peace.</text:span> Muslims' being hurt, being wronged and suffering is what brings relief to hypocrites. The acts of jealousy carried out by the hypocrites, therefore, only aim to cause unrest for Muslims. </text:p>
      <text:p text:style-name="P22">However hypocrites fail in this trap because Muslims are resolute in love and they live their lives seeking to earn the love of God. Consequently the effort hypocrites show in this regard would only result in their own rage, jealousy and unrest.</text:p>
      <text:p text:style-name="P22"/>
      <text:p text:style-name="P22"/>
      <text:p text:style-name="P22"><text:span text:style-name="T3">ADNAN OKTAR:</text:span> … This is the method of the hypocrite; in appearance, they might seem to be right at first sight. His methods are very evil. The attacks of the hypocrites conform to common acceptance. One example is the brothers of the Prophet Joseph (pbuh). What is their claim? Love. They say, <text:span text:style-name="T3">"Our father's love is pulled away from us because of Joseph."</text:span> Now is love really the goal of these people? No, it is not. <text:span text:style-name="T3">The hypocrites know nothing of love. They use love merely as a tool. It is a tool they use in their attacks on Muslims, in their immorality and viciousness. They use love to distress </text:span><text:soft-page-break/><text:span text:style-name="T3">Muslims and carry out their malice. They say,</text:span> <text:span text:style-name="T3">"I came here because of my love"</text:span>, <text:span text:style-name="T3">"I spoke those words because of my love",</text:span> <text:span text:style-name="T3">"I do this because of my love." </text:span>Did they turn against the Prophet Joseph (pbuh) so that they could learn about Islam from their father or to earn their fathers' love? Of course not. They should feel love altogether and aim to make him loved altogether. Yet they say, <text:span text:style-name="T3">"Kill Joseph."</text:span> We see the extent of the hypocrites' viciousness and their demonic aspects. <text:span text:style-name="T10">(A9 TV, February 28</text:span><text:span text:style-name="T7">th</text:span><text:span text:style-name="T10">, 2016)</text:span></text:p>
      <text:p text:style-name="P22"/>
      <text:p text:style-name="P22"/>
      <text:h text:style-name="P35" text:outline-level="2">Hypocrites try to suppress the love between Muslims with lies and slanders</text:h>
      <text:p text:style-name="P22">Love is what disturbs the hypocrites the most. That is because they may attain many material blessings with their insidious games and crooked methods but <text:span text:style-name="T2">because of the evilness in their souls and their ignominious character, they know very well that 'they can never be able to live true love'.</text:span> In that state of mind<text:span text:style-name="T2">, they are aware of the fact that they cannot love anyone and that no one would ever love them.</text:span> And that is a grave rancor for the hypocrites. </text:p>
      <text:p text:style-name="P22">This pain and <text:span text:style-name="T2">'envy for a blessing they can never attain' </text:span>drives the hypocrite to <text:span text:style-name="T2">'seek revenge' </text:span>by all available means.<text:span text:style-name="T2"> </text:span>In a verse of the Qur'an, God informs us about some of the methods the hypocrites would resort <text:s/>in order to harm Muslims and take revenge on them: </text:p>
      <text:p text:style-name="P30">But do not obey any vile swearer of oaths, any backbiter, slandermonger, impeder of good, evil aggressor, gross, coarse and furthermore, despicable. (Surat al-Qalam, 10-13)</text:p>
      <text:p text:style-name="P22">As explained in the verses, <text:span text:style-name="T2">the hypocrites are despicable, gross, coarse and aggressive creatures. They do whatever they can to impede anything good and beautiful.</text:span> By fabricating series of lies about Muslims, slandering, tale-bearing, and swearing oaths falsely, they try to harm Muslims. With these despicable methods, they imagine that they can drive a wedge between Muslims, that they can set them at odds with each other and thus can wipe out the love among them. A hypocrite may go to a Muslim and say, <text:span text:style-name="T2">"So-and-so said such a thing, I do not know for certain who he meant, but it sounded to me as if he was talking about you."</text:span> He may then go to another Muslim and say, <text:span text:style-name="T2">"I have heard so-and-so talking about you; I guess she was angry with you because you left everything untidy."</text:span> And then he may go to another Muslim and say, <text:span text:style-name="T2">"So-and-so didn't like the dish you cooked, he talked about what was lacking in its taste for quite a while."</text:span> </text:p>
      <text:p text:style-name="P22">For the same purpose, they may slyly use matters that would not be possible to disprove. For instance they may say, <text:span text:style-name="T2">"I saw so-and-so, he was looking daggers at you,"</text:span> or say, <text:span text:style-name="T2">"You weren't looking that way so you didn't notice but so-and-so was looking down on your clothes."</text:span> Such words of <text:soft-page-break/>the hypocrites are completely based on lies. Furthermore all these are in fact mundane and trivial matters about daily life; they are not topics Muslims would dwell on, exaggerate, devote their time, talk about or make lengthy comments on. But even with these mundane, ordinary topics, the hypocrites want to cause dissension and disunity among Muslims, cause resentment in their hearts and harm their respect, love and trust for one another. As it is explained in the verse, the hypocrites play insidious games by <text:span text:style-name="T2">backbiting and slandering, by tale-bearing among Muslims about one another, by lying, by making additions and extractions to the topics discussed and by twisting the meaning of something simple using exaggerated words. </text:span></text:p>
      <text:p text:style-name="P22">However the hypocrites sometimes carry out their disgusting behaviors openly. By getting aggressive, shouting in an angry, snobbish and impertinent attitude, they start talking about<text:span text:style-name="T2"> how a certain Muslim is –allegedly– ill humored, malevolent and shady</text:span>. Obviously all their accusations are <text:span text:style-name="T2">nothing but slanders. </text:span>That is why Muslims do not pay attention to any of their claims. But the rage, anger and jealousy they harbor inside do not cool down in any way, and they accuse Muslims of insincerity on account of their not believing their words. They accuse Muslims of being unjust, believing the words of another party and unfairly protecting others. There is no end to their lies and their disgusting behaviors. Since they are unable to control their anger, <text:span text:style-name="T2">they constantly cast the same aspersions about Muslims and try to defame them until they can create a negative opinion about them</text:span>. What they want is to hear Muslims say, <text:span text:style-name="T2">"Yes, you were right, this person is really a bad person, this person is crooked and insincere, we no longer trust or love him."</text:span> The hypocrites would only feel relieved if they could see that they succeeded to wear down that love. </text:p>
      <text:p text:style-name="P22">In the Qur'an, God tells us that hypocrites are also <text:span text:style-name="T2">"impeders of good"</text:span> (Surat al-Qalam, 12). One of their methods is their attempt to impede any kind of good deed with sly and ignominious methods. They would want to impede anything good and auspicious that Muslims would relish, that would be a blessing for them, that would make them happy and bring them peace. Since 'love' is one of those blessings that Muslims regard as the most important, the hypocrites certainly try to banish this benevolence and beauty from Muslims. </text:p>
      <text:p text:style-name="P22">However, the believers would never change their opinions about a faithful person because of some lies that are merely the products of an evil mind. On the contrary, because of the ignominious attitude they have adopted towards that faithful person and the perfidious lies they have invented, Muslims' love and compassion towards that particular person would increase even further. </text:p>
      <text:p text:style-name="P24"/>
      <text:h text:style-name="P35" text:outline-level="2">Hypocrites are jealous of all the blessings Muslims possess </text:h>
      <text:p text:style-name="P22">Muslims are informed of the envious character of the hypocrites with the following verse of the Qur'an; <text:span text:style-name="T2">"If something good happens to you, it galls them." </text:span>(Surah Al 'Imran, 120). As God drew our attention by saying <text:span text:style-name="T2">"it galls them"</text:span>, the comfort, peace, brotherhood of Muslims <text:span text:style-name="T2">make the hearts of the </text:span><text:soft-page-break/><text:span text:style-name="T2">hypocrites heavy.</text:span> When anything good happens to them, the hypocrites become insanely jealous and angry. <text:span text:style-name="T2">Muslims' success, their becoming more healthier, stronger and attractive would madden the hypocrites.</text:span> Likewise, <text:span text:style-name="T2">Muslims' getting richer, living in financial wealth, possessing even more blessings</text:span> would also disturb the hypocrites terribly. </text:p>
      <text:p text:style-name="P22">So much so that, when Muslims are blessed with any material or spiritual beauty, the hypocrites may even <text:span text:style-name="T2">physically fall ill because of their anger and jealousy.</text:span> Sometimes their blood pressure rises because of their anger, their heads ache, their stomachs fall ill. They would have a devastating stress and grievance on them. The spiritual pain they feel gets hold of their bodies. <text:span text:style-name="T2">Muslims' love for one another, their being healthy, vigorous, young and beautiful, their effective works and achievements, their attaining new possibilities for preaching the faith, their articles, books, works spreading worldwide and their holding conferences with broad participation; in short their communicating Islam nicely and strongly, </text:span>would all turn into grave torment for hypocrites. </text:p>
      <text:p text:style-name="P22"/>
      <text:p text:style-name="P22"/>
      <text:p text:style-name="P22"><text:span text:style-name="T3">ADNAN OKTAR:</text:span> See that in the Qur'an, in Surah Al-'Imran verse 120 Almighty God says, <text:span text:style-name="T3">'If something good happens to you, it galls them.' </text:span>Their blood pressure rises. They are pained when something good happens to Muslims. For instance if you love someone or if you are healthy, if you earn success, if you strongly and nicely spread the message of Islam, if you are earning a lot of money, the hypocrites would be insanely jealous. But of course they would not admit this jealousy by openly saying it; they would rather act up, behave despicably and <text:span text:style-name="T3">try to drive a wedge between Muslims. Love is what distresses hypocrites the most.</text:span> <text:span text:style-name="T3">They are insanely jealous of love. They want to harm love. The hypocrites believe that they are superior to everyone else and that they are the ones that deserve to be loved the most. </text:span>What did the Samiri say? <text:span text:style-name="T3">'I have seen what others couldn't,'</text:span> he said. They imagine themselves to be wiser than all others. They say; <text:span text:style-name="T3">'Are we going to be like those with feeble minds?'</text:span> <text:span text:style-name="T3">'Are we supposed to go along with these ordinary minded commoners?'</text:span>, <text:span text:style-name="T3">'Are we supposed to be like them?' </text:span><text:span text:style-name="T10">(A9 TV, January 23</text:span><text:span text:style-name="T7">rd</text:span><text:span text:style-name="T10">, 2016)</text:span></text:p>
      <text:p text:style-name="P22"/>
      <text:p text:style-name="P22"/>
      <text:h text:style-name="P35" text:outline-level="2"><text:soft-page-break/>Hypocrites' claim of being 'in search of love' is a lie; they use the concept of 'love' only to carry out even more of their immoral acts </text:h>
      <text:p text:style-name="P22">One of the lies the hypocrites put forth to bother Muslims is their claim of being supposedly <text:span text:style-name="T2">'in search of love.'</text:span> First of all, it is a clear fact that <text:span text:style-name="T2">nobody who doesn't know love of God could ever be able to experience real, lasting and sincere love.</text:span> That is why 'to love and to be loved' are feelings hypocrites <text:span text:style-name="T2">'know nothing of and could never experience.'</text:span> It is not possible for the hypocrites who have no love for God to be able to feel a heartfelt love for anyone. With the sly and crooked, disgusting, quarrelsome, aggressive, snobbish, loveless and impertinent character they display, it is not possible for other people to love them in the real sense of the word either. Deep inside, the hypocrites are aware of this fact. The unrest and unhappiness of this fact prevails throughout their lives. </text:p>
      <text:p text:style-name="P22">Despite all the troubles they experience because of their lack of love, the hypocrites are still not after <text:span text:style-name="T2">'love.' What is important for them in life is not love but their own interests.</text:span> <text:span text:style-name="T2">Hypocrites would never go after something, such as love, that they think would not bring them any benefits. They do not spend their energy, their time or tricks to attain something so intangible. The hypocrites only focus on what others could provide for them. </text:span>If there seems to be personal gains such as money, power, reputation, creating a circle of friends, popularity, rank or post to be attained in a certain place, then the hypocrites would show an unprecedented effort to attain these. But they wouldn't move a finger for love. </text:p>
      <text:p text:style-name="P22">But in spite of that, just for the sake of playing tricks against Muslims, they claim that <text:span text:style-name="T2">'their real goal is solely love.'</text:span> They play their role in this play very finely. That is because such a claim would provide them with a continual <text:span text:style-name="T2">'wealth of evil acts'</text:span> against Muslims. Claiming to be in search of love is a perfect <text:span text:style-name="T2">'trap'</text:span> for hypocrites to<text:span text:style-name="T2"> 'create unrest, dissension and tumult, bother Muslims, consume their time and energy, tire</text:span> <text:span text:style-name="T2">them in a way that they won't be able to carry out their activities for Islam.' </text:span>In this way, the hypocrites annoy decent, well-mannered and faithful Muslims by using so-called <text:span text:style-name="T2">'love' </text:span>as a pretext. They imagine that they can emphasize their own superiority and discredit Muslims by blaming and speaking ill of them. Their only point is that they have been '<text:span text:style-name="T2">overshadowed'</text:span> by these successful, good mannered Muslims. Their anger stems from the distress of having failed to create the image that they are the superlative, the most remarkable, the most splashy, the most successful, the most perfect ones.</text:p>
      <text:p text:style-name="P22">In the Qur'an, God draws attention to this method of the hypocrites who try to use love as an element of aggression and immorality for their ignominious goals. <text:soft-page-break/>How hypocrites are dragged into dissention and aberration with the claim of love is clearly seen in <text:span text:style-name="T2">'the Story of Cain and Abel'</text:span> revealed in the Qur'an: </text:p>
      <text:p text:style-name="P22">Both sons of the Prophet Adam (pbuh) presented sacrifice to God. One of theirs was accepted and the other's was not. According to the historical accounts, Cain was consumed with jealousy when the sacrifice he presented was not accepted and thought that <text:span text:style-name="T2">'God loved his brother more.' </text:span>(Surely God is beyond that). So he felt a grudge towards God (may God forbid) and <text:span text:style-name="T2">'martyred his brother'</text:span>. </text:p>
      <text:p text:style-name="P22">This incident shows us the fierceness of a hypocrite's mentality. Cain martyred his brother<text:span text:style-name="T2"> 'not because he wanted God to love him,'</text:span> but only '<text:span text:style-name="T2">to satisfy his own pride, arrogance and egocentricity.'</text:span> <text:span text:style-name="T2">The reason of his unruliness was not his desire for love but his feelings of rivalry and his wish to be superior. </text:span></text:p>
      <text:p text:style-name="P22">It is obvious that the hypocrites are ready to do any kind of ignominy using love as a pretext. <text:span text:style-name="T2">They might get aggressive, and even commit murder, when they feel necessary without batting an eye. </text:span>However the hypocrites, who use this beautiful feeling God has created as a blessing, as a cover to keep on with their vileness and evil acts, would never be successful with these methods. Every vile, perfidious and fraudulent act they commit would certainly return them as torment both in this world and in the hereafter. </text:p>
      <text:p text:style-name="P22"/>
      <text:p text:style-name="P22"/>
      <text:p text:style-name="P22"><text:span text:style-name="T3">ADNAN OKTAR: The hypocrites use love for their filthy, vile ambitions. Not that they need love, they merely use love as a means for dissension, aggression and vileness. </text:span>For instance also in the Story of Cain and Abel, <text:span text:style-name="T3">see that Cain nurses grievance to God –may God forbid – because He loves his brother more and he kills his brother for that reason. Do you see the hatred here? Do you see how he is jealous of love and how ignominiously he approaches? This is explicitly explained in the Story of Cain and Abel. </text:span>This is one of those matters the hypocrites dwell on the most; they claim that <text:span text:style-name="T3">'they are not loved enough and thus are not appreciated properly' </text:span>and they use this claim in their aggression. Look, in the Story of Cain and Abel, he commits murder simply because his brother is loved more. See how fierce a hypocrite can be. May God forbid- because of his grievance against God, he says <text:span text:style-name="T3">"why do You not love me more?"</text:span> But that is not because of his desire to be loved by God, but merely because of his pride, arrogance and egocentricity. <text:span text:style-name="T3">The jealousy of the hypocrites does not stem from their demand to be loved. It stems from their feeling of rivalry, their feeling of being superior, not because they want to be loved. </text:span>For instance when they attempted to martyr the Prophet Joseph (pbuh), they say, <text:span text:style-name="T3">'Our father loves our brother more than he loves us.' That is not because they need love but because of their feeling of rivalry and claim of superiority. When their father loves them less, they feel inferior. When he loves their brother more, but them less, they see their brother in a higher position and themselves inferior. Since that hurts their egocentricity and their arrogance, they attempt to kill their brother with that rage. </text:span>Also in the Story of Cain and Abel, that ignominious one <text:soft-page-break/>martyrs his brother using love as a pretext. The hypocrites stoop to every kind of ignominy, every kind of aggression using love as a pretext. <text:span text:style-name="T3">They carry out every kind of ignominy attaching it to this sacred, beautiful feeling. This is the material they use in their ignominy. Love is merely a means for them to use, merely a material. Or else love has no meaning for them. </text:span><text:span text:style-name="T10">(A9 TV, January 23</text:span><text:span text:style-name="T7">rd</text:span><text:span text:style-name="T10">, 2016)</text:span></text:p>
      <text:p text:style-name="P22"/>
      <text:p text:style-name="P22"/>
      <text:h text:style-name="P35" text:outline-level="2">Hypocrites are loveless creatures; but they use love to attain personal gains and emphasize their superiority </text:h>
      <text:p text:style-name="P22">Hypocrites <text:span text:style-name="T2">'know nothing about love.'</text:span> Likewise, they have<text:span text:style-name="T2"> 'no goals to be loved</text:span>' either. They know that no one would ever love them because of their rude, bad-tempered, arrogant and impertinent character. For that reason they have <text:span text:style-name="T2">'no such tendency to go after love, try to make themselves loved or desire love.'</text:span> </text:p>
      <text:p text:style-name="P22">Nevertheless, love is a <text:span text:style-name="T2">'very important and effective weapon'</text:span> for the hypocrites. The mask they use most frequently while carrying on their immorality is '<text:span text:style-name="T2">the mask of love</text:span>' because they are very well aware of the importance Muslims attach to love. They are very well aware of the fact that <text:span text:style-name="T2">being in search of love, asking for Muslims' love</text:span> is considered as a very reasonable and legitimate demand, a nice attitude that is encouraged by Muslims, moreover '<text:span text:style-name="T2">a sign of being a Muslims</text:span>.' <text:span text:style-name="T2">With an evil sharpness, they use this means to carry out their ignominy, satisfy their earthly desires and attain superiority. </text:span></text:p>
      <text:p text:style-name="P22">In line with this demonic plan, when they have to give an account for the immoral acts they have done, they use the topic of love to cover up their immoralities telling lies such as <text:span text:style-name="T2">"I did so, to make myself loveable," "I said that to earn your love," "I behaved like that because I love you."</text:span> They claim that they have '<text:span text:style-name="T2">good intentions'</text:span> and even if there is a mistake in their behaviors, the real reason that lies beneath it is always their <text:span text:style-name="T2">'search for love.'</text:span> Thus they claim that they carry out many immoral acts such as <text:span text:style-name="T2">'being vexed, losing face, sulking, not speaking and grimacing' </text:span>only to be loved. In this manner they try to give their filthy and sly souls a <text:span text:style-name="T2">'so-called innocent' </text:span>appearance. </text:p>
      <text:p text:style-name="P22">In the Qur'an, God draws attention to hypocrites' <text:span text:style-name="T2">'habit of carrying out immoral acts by using goodness as a pretext'</text:span>: </text:p>
      <text:p text:style-name="P30">When they are told, "Do not cause corruption on the earth," they say, "We are only putting things right." No indeed! They are the corrupters, but they are not aware of it. (Surat al-Baqara, 11-12) </text:p>
      <text:p text:style-name="P22"><text:soft-page-break/>God informs us in these verses that when these people with sick souls are told not to cause corruption on the earth they would reply saying, <text:span text:style-name="T2">"We are only putting things right."</text:span> When the hypocrites are asked <text:span text:style-name="T2">why they committed such ignominy, such vileness</text:span>, they only come up with fake excuses saying, <text:span text:style-name="T2">"We merely want to experience goodness, beauty and love,"</text:span> and thus try to establish '<text:span text:style-name="T2">a so-called legitimate foundation on which they can easily carry out any kind of ignominy.'</text:span></text:p>
      <text:p text:style-name="P22">One other example of hypocrites' desiring to lay the ground for their ignominy using 'love' as a pretext is provided in the Story of the Prophet Joseph (pbuh). As we are told in the Qur'an, the wife of the Egyptian Vizier in whose house the Prophet Joseph (pbuh) lived wanted to approach Joseph (pbuh) and be intimate with him. The Prophet Joseph's (pbuh) showing a faithful and chaste attitude and rejecting the woman, offended her immensely. Feeling humiliated, and wanting to save face and her prestige, she cast aspersions on the Prophet Joseph (pbuh) claiming that 'he was the one with the desire to approach her.' In order to take revenge against him, who had hurt her pride, she attempted to defame him by accusing him both of unchastity and disloyalty to the Vizier. She thus devised a scheme that would cause the imprisonment of the Prophet Joseph (pbuh). </text:p>
      <text:p text:style-name="P22">Obviously, right at the beginning of all these incidents, the woman hid behind the <text:span text:style-name="T2">'lie of love'</text:span> to approach the Prophet Joseph (pbuh) and persuade him to act in line with her desires. However, when he acted against her lower-self and interests, it became apparent that her claims about love was nothing but a big lie and that she basically wanted to <text:span text:style-name="T2">'defame him with slanders and have him imprisoned.'</text:span> </text:p>
      <text:p text:style-name="P22">The woman said that she <text:span text:style-name="T2">'loved' </text:span>the Prophet<text:span text:style-name="T2"> </text:span>Joseph (pbuh) a lot.<text:span text:style-name="T2"> In reality however, she was full of rage and hatred towards him because of his beauty, modesty and faith. </text:span>His stunning beauty physically affected her. However the reason behind her attempts to him was not love. <text:span text:style-name="T2">It was only a fancy and she imitated love temporarily merely to satisfy her pride. </text:span>She merely wanted <text:span text:style-name="T2">'to make a splash and build up a reputation'</text:span> among the women in her circle by being in personal contact with a man admired by all the women around. In real love, casting aspersions and wishing to defame a person one loves and trying to put that person in prison is absolutely out of question. Therefore it is obvious that this woman showing hypocritical characteristics '<text:span text:style-name="T2">merely wanted to attain the interests she longed for by using love as a pretext and thus to satisfy her feelings of superiority.' </text:span></text:p>
      <text:p text:style-name="P22">This vile and fickle characteristic of hypocrites shows itself in all the hypocrites with all these traits in our time as well. That is why Muslims' having a good grasp of the games of the hypocrites that are described in the verses of the Qur'an is important; this will enable them to be alert to the traps they will come across and to easily thwart such games. </text:p>
      <text:p text:style-name="P22"/>
      <text:p text:style-name="P22"/>
      <text:p text:style-name="P22"><text:span text:style-name="T3">ADNAN OKTAR: </text:span>In Surah Yusuf, the hypocrite woman is reported to say, <text:span text:style-name="T3">'You see! It's him you blamed me for. I tried seducing him but he refused. If he does not do what I order him…'</text:span> See that there is issuance of <text:soft-page-break/>an order here, how could something like that exist in love? And what she orders is adultery. <text:span text:style-name="T3">'… he will be put in prison and brought low.'</text:span> (Surah Yusuf, 32) There is nothing to be called love here. There is only enmity. If you asked her, she would say, <text:span text:style-name="T3">'I do love Joseph a lot.'</text:span> If you are so in love with him why do you attempt to put him in prison? Why are you trying to have him imprisoned? <text:span text:style-name="T3">The main goal of all the hypocrites is actually either killing Muslims or putting them in prison. This is what lies in the heart of all hypocrites. </text:span>This has never changed; it was like that at the time of our Prophet (pbuh), at the time of the Prophet Moses (pbuh) and at the time of the Prophet Abraham (pbuh). <text:span text:style-name="T10">(A9 TV, January 25</text:span><text:span text:style-name="T7">th</text:span><text:span text:style-name="T10">, 2016)</text:span></text:p>
      <text:p text:style-name="P22"/>
      <text:p text:style-name="P22"><text:span text:style-name="T3">ADNAN OKTAR:</text:span> <text:span text:style-name="T3">The wife of the vizier claims that she loves the Prophet Joseph (pbuh) a lot whereas in reality she is full of grudge and hate. It is merely a fancy and she only wants to satisfy her own pride and egocentricity. The reason behind her desire to have intercourse with him is to satisfy her own pride. The Prophet Joseph's (pbuh) rejection and his being chaste offend her. She tries to bring him to the same level with her own twisted understanding of chastity. She wants to level him with her own belief, with her own unbeliever mind and most of all she wants to satisfy her wounded egocentricity and pride because being rejected offends her heavily. Since she is rejected, she wants to do away with that rejection with adultery. She harbors an immense resentment towards the Prophet Joseph (pbuh).</text:span> And see that in Surah Yusuf, Verse 32, it is revealed that she says, <text:span text:style-name="T3">'… If he does not do what I order him...'</text:span> meaning if he doesn't commit adultery, <text:span text:style-name="T3">'... he will be put into prison ...'</text:span> Do you see that? The first thing she wants to do to a Muslim is to put him in prison. This is one of the primary goals of the hypocrites; to put Muslims in prison. </text:p>
      <text:p text:style-name="P22">And of course they do this by casting aspersions on him. <text:span text:style-name="T3">'... and [he will be] brought to low.'</text:span> (Surah Yusuf, 32) They do the same thing through media in our day, by having reports made against them in the press. In their own twisted mind, they try to embarrass them. God shows us the goals of the hypocrites as well. This is what hypocrites want for Muslims. This is what they always devise in their minds. <text:span text:style-name="T3">"If only they could have them imprisoned one day, if only they could humiliate Muslims one day and if only they could flatter their own prides one day." This is all the hypocrites are after.</text:span><text:span text:style-name="T23"> </text:span>And in the way she approaches the Prophet Joseph (pbuh), one would think that she loves him a lot, is that not right? Actually that is not love at all. She is merely after satisfying her egocentricity and pride. She thinks <text:span text:style-name="T3">"how could he reject me, how could he not be seduced by me?" or "how could he not like me or not be affected by me?" </text:span>This is also an act she carries out to make a splash in the eyes of others. But most of all, she does that for her own self; being rejected offends her pride immensely. There is a devastating pride of superiority in hypocrites. In verse 206 of Surat al-Baqara, God says, <text:span text:style-name="T3">"When he is told to fear God, he is seized by pride which drives him to wrongdoing. Hell will be enough for him! What an evil resting-place!"</text:span><text:span text:style-name="T23"> </text:span>What does being told to fear God mean? It means they are told to live by Islam. But they are seized by pride. Their egocentricity becomes higher than their religion. They set religion aside, <text:soft-page-break/>they put Islam aside; they do not want Islam. <text:span text:style-name="T3">"... drives him to wrongdoing." </text:span>In other words, they start doing everything that are against Islam. <text:span text:style-name="T3">"... he is seized by pride..."</text:span><text:span text:style-name="T2"> </text:span>meaning pride envelops them all around. <text:span text:style-name="T3">"Hell will be enough for him! What an evil resting-place!" </text:span>Here people see once and again why hell is necessary. <text:span text:style-name="T10">(A9 TV, January 24</text:span><text:span text:style-name="T7">th</text:span><text:span text:style-name="T10">, 2016)</text:span></text:p>
      <text:p text:style-name="P22"/>
      <text:p text:style-name="P22"/>
      <text:h text:style-name="P35" text:outline-level="2">Hypocrites know that no one really loves them </text:h>
      <text:p text:style-name="P22">Muslims are pleasant, agreeable, modest and understanding people. This nature of theirs is so obvious that even hypocrites can spot their mature demeanor, good rapport with people around them, and never fading glow and happiness on their faces. However, looking at themselves, hypocrites only see aggressive, rude, bad-tempered people, who never say anything good about anyone or know how to be kind. In other words, they can easily see the difference and notice <text:span text:style-name="T2">'how unpleasant they actually are.' </text:span>They secretly know that people don't really enjoy their company. This deeply bothers them and makes them agitated but thinking about their irksome character makes them even more aggressive and bad-tempered. Nevertheless, since it's never their intention to attain love, they try not to think about it. They convince themselves that if they lived amongst the unbelievers, that wouldn't have been a problem since everyone else would be like themselves too, and they wouldn't have felt so dejected among them. </text:p>
      <text:p text:style-name="P22">Every moment they spend in the company of Muslims, however, makes this contrast even clearer. Muslims can see the difference. Muslims are good-natured, gracious, conscientious people, who see the best in others. Their kindness and benevolence extend even to those who act with clear signs of hypocrisy. They don't hesitate to offer their compassion, protection and compliments even to these people. <text:span text:style-name="T2">However, despite this gracious approach, hypocrites know in their hearts that Muslims don't really like them and on the contrary, are being especially careful and alert around them. This makes them sure that they are not truly liked, and even resented by Muslims. </text:span></text:p>
      <text:p text:style-name="P22">The knowledge<text:span text:style-name="T2"> that they are unpleasant and unliked </text:span>enrages them and fuels the hatred in their dark, loveless souls. <text:span text:style-name="T2">They feel an ever-increasing desire to take revenge on Muslims, to hurt them, tire them, bother them, make them uncomfortable and misbehave for no reason. </text:span>They step up their acts of sullenness, evil gazes and insolence, and respond to humanity and kindness with bad actions. The demonic electricity found in them creates disturbing tension wherever they are. That's why when a hypocrite enters a place, it's like the devil himself has come. </text:p>
      <text:p text:style-name="P22"><text:span text:style-name="T2">It is impossible for a Muslim to actually love a hypocrite. However, Muslims continue to be patient, compassionate and kind towards them, hoping that one day they might give up on their evil behavior. </text:span>However, even this lofty morality will not bring about any positive effects on the <text:soft-page-break/>hypocrites. Since they only love themselves, and no one else, they will continue with their nefarious and treacherous behaviors and acts. </text:p>
      <text:p text:style-name="P24"/>
      <text:h text:style-name="P35" text:outline-level="2">Hypocrites have no sense of love or respect in their souls </text:h>
      <text:p text:style-name="P22">Hypocrites are truly appalling beings. They are completely devoid of lofty feelings such as love, compassion, mercy, forgiveness, kindness or courtesy. However, they want to be shown love and kindness, yet it's only for the purpose of supposedly proving their '<text:span text:style-name="T2">superiority.' </text:span>They seek to be loved the most, because in this way they can prove <text:span text:style-name="T2">'they are more worthy of love, more than everyone else' </text:span>and be able to show off to Muslims. They love to be the center of attention. All these desires stem not from their tendency towards love or good moral values, but only from their desire to beat everyone else. </text:p>
      <text:p text:style-name="P22">Hypocrites hold a deep resentment against Muslims, even though there is no reason for that. On the contrary, they benefit from the constant protection and care provided by Muslims. Normally, anyone receiving this kind of favorable treatment would be expected to deeply love and care for Muslims. For instance, if they get sick, Muslims will take care of their all needs. They will take them to the doctor, cook for them and tend to their needs. Muslims are always and without an exception very compassionate towards the hypocrites. Even if they see the evil behavior of the hypocrites, this doesn't change their kind attitude and they follow their conscience for the sake of God's good pleasure and continue to be affectionate. However, this attention and kindness will not propel the hypocrites to choose goodness and kindness. <text:span text:style-name="T2">It's because the hypocrites won't know how to respond to love with love, to compassion with compassion. </text:span>All this attention and care will only<text:span text:style-name="T2"> amplify their spoiled, unpleasant and rude characters. </text:span></text:p>
      <text:p text:style-name="P22"><text:span text:style-name="T2">There is no love in the demonic souls of the hypocrites. They are strange creatures that don't know how to love, and don't have any desire to be loved. </text:span>There is not a single person in their lives whom they love or sincerely treat nicely. They don't love their parents, children or friends. To them, all those are people that they need to maintain contact with in order to further their interests. <text:span text:style-name="T2">The scale of the lovelessness of the hypocrites is so immense that they cannot even love children, flowers, trees, animals; in short they love none of the beauties God creates. </text:span></text:p>
      <text:p text:style-name="P22"><text:span text:style-name="T2">Hypocrites do not have a sense of respect either since respect is the most beautiful expression of love and the value one attaches to another. </text:span>Since hypocrites don't value Muslims, they have neither love nor respect for them. God describes this feature of the hypocrites in the Qur'an, by calling them <text:span text:style-name="T2">'gross and coarse': </text:span></text:p>
      <text:p text:style-name="P30">But do not obey any vile swearer of oaths, any backbiter, slandermonger, impeder of good, evil aggressor, gross, coarse and furthermore, despicable, (Surat al-Qalam, 10-13)</text:p>
      <text:p text:style-name="P22"><text:soft-page-break/>With these verses, God commands Muslims to shun from all sorts of immorality and attitude that is against Islam. The fact that hypocrites are <text:span text:style-name="T2">'gross and coarse' </text:span>makes it clear that they try to solve their problems not with love, respect and kindness; but with aggression and hostility, by fighting and yelling and throwing tantrums. For instance, at the time of the Prophet Muhammad (pbuh), the hypocrites called out to the Prophet (pbuh) from behind doors, raised their voices or tried to come to the fore in his presence. Such behavior stems from the hypocrites' gross, coarse and impertinent characters. They deal with everything <text:span text:style-name="T2">'with aggression and crude behavior' </text:span>instead of kindness, love and respect. They try to stir up trouble by mistreating people, throwing tantrums, causing discomfort, and using offensive, threatening tones and voices. </text:p>
      <text:p text:style-name="P22">They make the mistake of thinking that they can get away with their evil behavior and that every evil act they do is a gain for them. However, each and every evil thing they do is recorded in the Sight of God. No hypocrite that ever lived got away with their nefarious deeds. Today, every hypocrite that targets Muslims and tries to hurt them will be duly punished in the hereafter. They will not be able to get away from the pain and punishment for eternity. God says in the Qur'an that the hypocrites will be punished <text:span text:style-name="T2">'in the lowest level of the fire', </text:span>and that <text:span text:style-name="T2">'there will be no one to help them': </text:span></text:p>
      <text:p text:style-name="P30">The hypocrites are in the lowest level of the Fire. You will not find any one to help them. (Surat an-Nisa', 145)</text:p>
      <text:p text:style-name="P22"/>
      <text:p text:style-name="P22"/>
      <text:p text:style-name="P22">Hypocrites have signs that give them away: "Their greeting is a curse. They feed on extortion and plunder. Their prize is deceit and profit. They rarely visit mosques. They hardly arrive at the mosque before the end of prayers. They are arrogant. <text:span text:style-name="T3">They neither love nor be loved. </text:span>They are quiet like a log by night, noisy by day." <text:span text:style-name="T10">(Imam Ahmad and Bazzar, Jam'ul Fawaid, Hadith No: 8110)</text:span></text:p>
      <text:p text:style-name="P22"/>
      <text:p text:style-name="P22"><text:span text:style-name="T3">ADNAN OKTAR: </text:span>"<text:span text:style-name="T3">They neither love nor be loved."</text:span> Hear this? They cannot love, and they are not loved. But they pretend to love. They pretend to want love, but actually they don't know how to love. They use 'love' only to cause problems. <text:span text:style-name="T3">"I love, so why don't I get this? I love, so why am I not given that? Why do you love that person and not me?" </text:span>They exploit love for their immoral deeds …</text:p>
      <text:p text:style-name="P22">... <text:span text:style-name="T3">No one really loves the hypocrites. And hypocrites don't love anyone; they just pretend to love. They pretend to be interested, pretend to love. But in truth, hypocrites love no one else other than themselves. They are full of hatred. They don't like anyone, but they pretend to love. That's why the believers cannot love such people; it is a natural reaction. Everyone hates the hypocrites. Since they know that they are not loved, it's easier for them to carry out their evil acts.</text:span> <text:span text:style-name="T10">(A9 TV, January 23</text:span><text:span text:style-name="T7">rd</text:span><text:span text:style-name="T10">-24</text:span><text:span text:style-name="T7">th</text:span><text:span text:style-name="T10">, 2016)</text:span> </text:p>
      <text:p text:style-name="P22"/>
      <text:p text:style-name="P22"/>
      <text:h text:style-name="P35" text:outline-level="2"><text:soft-page-break/>Hypocrites retreat into their shells, as they can't stand to see the Muslims </text:h>
      <text:p text:style-name="P22">Even if the hypocrites may be bodily in a large group of Muslims, they mentally retreat into their shells. Since they cannot silence the anger, hatred and envy in their souls, it is almost painful for them to be in the company of Muslims. That's why they grow away from the Muslims over time. However, since they are like <text:span text:style-name="T2">'chameleons', </text:span>capable of adapting to any situation at will,<text:span text:style-name="T2"> </text:span>they may put on a show of being cheerful and happy when they are with Muslims. Yet, to an observing eye, it is clear that they are completely alone in their own, dark and friendless <text:span text:style-name="T2">'bubble of a world.'</text:span> Because they cannot feel love, respect, friendship or brotherhood, and most importantly, because of their anger and jealousy towards Muslims, everything Muslims do bother them. Especially, Muslims' love for one another, their close bonds, even more than biological siblings have, the fact that they are constantly happy with their faith in God, their wholehearted display of love and respect for each other slowly eat hypocrites away. That's because hypocrites have a desire to <text:span text:style-name="T2">'be in the spotlight, at the center of attention'</text:span> at all times. </text:p>
      <text:p text:style-name="P22">Needless to say, Muslims direct their love and respect not towards such a being with immoral tendencies, but to those, who, they believe to be the most pious, who hold the highest moral virtues, and who are the most humble, gentle and honest. In other words, <text:span text:style-name="T2">hypocrites can't get the kind of respect they dream of from the Muslims and this irritates them to no end. </text:span>Because<text:span text:style-name="T2"> 'not being able to get an ego boost the way they want, and being just another person in the Muslim community' </text:span>is one of the things that is the hardest on hypocrites. </text:p>
      <text:p text:style-name="P22">In addition, Muslims remembering and praising God all the time, and manifesting the morality of the Qur'an in everything they do or say, infuriates the hypocrites. They don't wish to hear the name of God, or praise of the morality of the Qur'an or see how the Muslims live by it. Witnessing the constant efforts of Muslims to serve Islam is yet another grievance for them. That's why they '<text:span text:style-name="T2">shut themselves away' </text:span>and take care to sulk in a corner, away from Muslims. In a happy environment of Muslims, hypocrites sit in a corner, frown and look around with blank eyes. <text:span text:style-name="T2">They give the appearance of a schizophrenic person, who hates human beings. They frown while everyone else laughs. They keep quiet while everyone else is happily chatting. Their actions are unstable and psychotic. </text:span></text:p>
      <text:p text:style-name="P22"><text:span text:style-name="T2">This state of the hypocrites is one form of punishment that God inflicts on them for their immorality. </text:span>Hypocrites do all these demonic acts only to disturb Muslims, only to take away their peace and happiness. Yet, what they do is nothing other than making themselves look like <text:span text:style-name="T2">'mentally deranged people' </text:span>and condemning themselves to an <text:span text:style-name="T2">'unhappy, angry and distressed life' in a schizophrenic mood. </text:span></text:p>
      <text:p text:style-name="P22"/>
      <text:h text:style-name="P35" text:outline-level="2"><text:soft-page-break/>Hypocrites use everything they are given to cause unrest </text:h>
      <text:p text:style-name="P22">Muslims have very peaceful, happy lives. Everyday, as they wake up to a new day, they look around and see beauties everywhere, and do their best to make a beautiful contribution to wherever they go. Hypocrites though, are the complete opposite. They cannot stand the fact that Muslims are happy, at peace and live beautiful lives. That's why they start their day in a bad-tempered, foul mood. Even when things are perfect, they manage to find a reason to cause disturbance. </text:p>
      <text:p text:style-name="P22">They use every opportunity to disturb the peaceful atmosphere around Muslims and try to give them a hard time. They start with a '<text:span text:style-name="T2">bad-tempered look' </text:span>on their face in the morning. <text:span text:style-name="T2">Their faces are so irksome and unpleasant that no one would even want to look at them. </text:span>They believe that with this <text:span text:style-name="T2">'foul mood' </text:span>they can disturb the Muslims. Then they respond to pleasant greetings and attempts at conversation with terse and curt replies. <text:span text:style-name="T2">They are extremely negative and gloomy. </text:span>The reason why Muslims speak good words to them is not because they really want to have a conversation with them, but because this is what God will be pleased with and is a requirement of good manners. Despite the hypocrites' ill-mannered and rude behavior, Muslims continue to respond kindly, as a reflection of their lofty morality. </text:p>
      <text:p text:style-name="P22">This is only the beginning. Consorting with satan, they would find hundreds of more evil acts to do for the rest of the day. No matter how benevolently and kindly they are treated, they will view them from an evil perspective and try to use them as leverage for their wicked schemes. </text:p>
      <text:p text:style-name="P22">They could exploit any detail or ordinary subject such as <text:span text:style-name="T2">'a shortage of office supplies, cleaning of the house, a private conversation between two people, the high volume of the TV set, the illumination or the airiness of the room, or the food not being ready on time.' </text:span>The hypocrites will attempt to use and complain about these details during the day to cause trouble and stress. However, maybe more surprisingly, hypocrites will try to use even <text:span text:style-name="T2">'gifts and treats they are offered to cause trouble and harass Muslims.' </text:span>For instance, if a Muslim cooks a hypocrite's favorite food and serves it in a very nice plate, instead of <text:span text:style-name="T2">'kindly thanking, and complimenting him for the kindness, considerateness and beautiful virtues,' </text:span>the hypocrites<text:span text:style-name="T2"> </text:span>will not say even a single word and display their dissatisfaction through their facial expressions. They will then go on to make it obvious that they are not happy with it, and start listing all the non-existent problems with the food. With an unpleasant tone of voice, they might say such rude things like, '<text:span text:style-name="T2">the meat is too tough, it's too salty, it's undercooked, the bread is too toasted, the salad isn't very nice.' </text:span>Hypocrites display on this unpleasant attitude because of their evil nature, not because there really is a problem with the food. <text:span text:style-name="T2">They will never want to be in a position where they thank, praise or appreciate Muslims. </text:span></text:p>
      <text:p text:style-name="P22">If a Muslim offers a beautiful piece of clothing as a gift, one that the hypocrite herself expressed adoration of previously, they may look at it with a disdainful <text:soft-page-break/>look on their faces, and rudely say <text:span text:style-name="T2">"Wasn't there any other color?", "it's too long, too big, not well-tailored enough, the material isn't soft enough</text:span>" etc. All these are nothing but fake excuses since they liked that dress earlier and the hypocrites will say these things even though all the details have been chosen carefully to suit them. But, because of their evil nature, the hypocrites, instead of thanking, will use this opportunity to display their evil nature. It doesn't matter to them that the person who brought the outfit have spent time, effort and energy going to the store to offer this kindness to them. </text:p>
      <text:p text:style-name="P22">On the other hand, if a Muslim is given a piece of clothing –even if he doesn't like it at all, even if it is the lowest quality piece of clothing that he would never want to wear– he would immediately thank with the kindest words, praise the person for taking the time and making the effort to bring him a present. As a reflection of their good nature and morality, Muslims will express their happiness, praise and gratitude in the best way possible. There is no doubt, the hypocrites can also be kind and display a polite attitude if they want to. However, their sole intention is causing problems and therefore will refrain from such kindness and take the opportunity to show their evil attitude. </text:p>
      <text:p text:style-name="P22">This vile attitude of the hypocrites continues throughout the day in almost every detail. Each kindness to make them happy and enjoy will be used by them as a new opportunity to carry out evil acts. However, despite this relentless campaign of vileness by the hypocrites, they always fail at their attempts to strip the Muslims of their happiness and joy. All the evilness comes back to haunt them, and condemn them to a lonely, loveless, sad life, without a single true friend or a person who loves them. </text:p>
      <text:p text:style-name="P22">Our Lord explains in a verse that hypocrites '<text:span text:style-name="T2">will pay for their evil acts with a painful punishment in the hereafter' which "will suffice them":</text:span></text:p>
      <text:p text:style-name="P30">God has promised the men and women of the hypocrites and unbelievers the fire of hell, remaining in it timelessly, for ever. It will suffice them. God has cursed them. They will have everlasting punishment. (Surat at-Tawba, 68)</text:p>
      <text:p text:style-name="P22"/>
      <text:h text:style-name="P35" text:outline-level="2">Hypocrites almost never say "thank God," "praise be to God;" they never give thanks and appreciate the gifts God gives to them</text:h>
      <text:p text:style-name="P22">One of the most definitive qualities of Muslims that sets them apart from the unbelievers is that they constantly praise '<text:span text:style-name="T2">the name of our Lord'</text:span>, both verbally and in their hearts, because they love God more than anyone else. Believers know that God creates everything and everyone, has the sole control over everything and everyone, and that He has the sole and infinite power. They also <text:soft-page-break/>know that no one can either help or hurt them unless God wills so and that God will enrich whomever He wills and restrict His blessings for whomever He wishes. For this reason, Muslims turn to God for every desire in their hearts. When they have a problem, knowing that help can come only if God wills it, they turn to Him and appeal only to Him for help. When they wish to obtain something, they know that only God can make it happen, so they pray to Him. When something good happens, they know that it happened by the grace of God, so they give thanks to Him. When they are saved from something bad or when they escape a disaster, they also know that they were protected only because of God's love for them and therefore give thanks to Him for this blessing. </text:p>
      <text:p text:style-name="P22">This deep <text:span text:style-name="T2">'love for God' </text:span>that the Muslims have is something hypocrites do not have. Since they have no love in their hearts, they don't <text:span text:style-name="T2">'remember God' </text:span>in their words either. They don't believe that God has the sole power and that His power is infinite -Surely God is above that. They assume anything good that happens is because of themselves, deep states of the world, demonic circles and other hypocrites, <text:s/>as far more <text:span text:style-name="T2">'powerful and invincible' </text:span>than God -Surely God is above that. For this reason, they believe that they themselves or the deep powers have made anything good that happens to them possible; and when something bad happens to them, it's because they didn't take shelter in those powers as much as necessary. Due to this twisted thinking, <text:span text:style-name="T2">hypocrites don't give thanks to God for the good things happening to them or for the blessings they have. </text:span>This is what makes hypocrites stick out so visibly. They almost never use the phrases "<text:span text:style-name="T2">Alhamdulillah, thank God, praise be to the Lord." </text:span></text:p>
      <text:p text:style-name="P22">Muslims immediately give thanks to God, when for instance, they recover from an illness and say: "<text:span text:style-name="T2">My Lord, if it hadn't been for Your mercy and grace, I wouldn't have recovered from this illness. Only You can heal me</text:span>." When fellow Muslims give them presents, for example, they will very kindly thank them, but first and foremost give thanks to our Lord, knowing that God is the One giving them these beautiful gifts. When they see a beautiful scene, see flowers blossoming, beautiful waves hitting the beach, they will give thanks to God. Since they encounter beauties and blessings everywhere they turn, they will continuously express their gratitude to our Lord. When they slip and fall, and when they get back up, they will think about God's grace and give thanks: "<text:span text:style-name="T2">My Lord protected me; otherwise I could have been badly injured. God helped me, Alhamdulillah." </text:span></text:p>
      <text:p text:style-name="P22">Hypocrites never act along this morality though. They "<text:span text:style-name="T2">constantly and merely grunt and complain</text:span>" in every turn. Although they need God in every moment of their lives, even to breath, because of their 'delusions of grandeur' they will not want to remember God and give thanks to Him. </text:p>
      <text:p text:style-name="P22">Needless to say, this ungrateful and unappreciative demonic character hurts no one but the hypocrites themselves. They continue to live unhappy, restless lives with their non-ending complaining and grumpy, foul moods. Muslims, on the other hand, live with the constant peace of mind brought upon by the knowledge that there is good in everything that happens to them, which may seem good or bad, that God creates everything with a perfect wisdom according to a destiny, and therefore nothing will make them sad. Hypocrites though, build a hell-like life for themselves and hurt no one but themselves with the choice they make. </text:p>
      <text:p text:style-name="P22"><text:soft-page-break/></text:p>
      <text:h text:style-name="P35" text:outline-level="2">Hypocrites are very ungrateful towards Muslims, from whom they receive nothing but kindness and good manners</text:h>
      <text:p text:style-name="P22">It can never be possible for a person in this life, other than the prophets –who have this knowledge through revelation from God-, to know <text:span text:style-name="T2">'who will go to heaven and who will go to hell'. </text:span>For this reason, Muslims approach everyone in a hopeful and benevolent manner, believing that even those with the most persistent display of hypocritical attitude, an ugly daring and insistence can one day change and correct their behavior. </text:p>
      <text:p text:style-name="P22">Muslims clearly recognize the vehement signs of unbelief on hypocrites and feel <text:span text:style-name="T2">'resentment' </text:span>towards this dark and insidious side of them that contradicts with the Qur'anic morality. This resentment is a natural result of their faith. Despite that, they listen to their conscience and consistently treat them with good manners in line with the Qur'an, in order to prevent them from causing strife and hoping that maybe this will be instrumental in softening their hearts, warming them toward religion and correcting their behavior. </text:p>
      <text:p text:style-name="P22">Indeed, as we are told in the Qur'an, God told the Prophet Moses and his brother Prophet Aaron (peace be upon them both) to go to Pharaoh and <text:span text:style-name="T2">'speak to him with gentle words'</text:span>. In a similar manner, while trying to rehabilitate the hypocrites, Muslims always act with utmost compassion, love and forgiveness. But they never let their guard down against any danger or wickedness on the part of hypocrites. </text:p>
      <text:p text:style-name="P22"><text:span text:style-name="T2">Despite all this generosity, benevolence, kindness and good manners they get from the Muslims, hypocrites are incredibly ungrateful. </text:span>Since they see themselves as better than all Muslims in terms of intelligence, talent, manners and high-quality, and since they keep feeding this sense of arrogance in their souls, they take all the generosity on the part of Muslims for granted, as something which they '<text:span text:style-name="T2">already deserve'. </text:span>To them, a gift or a treat is just another thing they perfectly deserve, for which reason they think it is not necessary to thank. They believe that compliments and praises to them are their natural rights; they believe they deserve them since they are the best, the smartest, and the most talented. They even might be delusional enough to think that Muslims treat them with generosity because they have to. For this reason, they don't feel like they have to be grateful or say 'thank you' to Muslims. </text:p>
      <text:p text:style-name="P22">This wicked nature of hypocrites reveals itself many times during the day. For instance, if they get ill, Muslims will all rush in to help them with all their needs. For God's good pleasure, they will take care of everything during this time. They make doctor appointments, get necessary medication, check their fever, prepare their food, check them regularly to make sure they are OK, even forsake sleep and keep watch over them all night. Muslims listen to their conscience and make efforts. Situations like these, though, quickly reveal the hypocrites. Having <text:soft-page-break/>received this kind of treatment, Muslims love their fellow Muslims for the rest of their lives, for God's sake. They repeatedly express their love, gratitude and appreciation. </text:p>
      <text:p text:style-name="P22">Those who are basking in seas of hypocrisy, on the other hand, only half-heartedly thank Muslims, but only to make sure that they continue to take care of them until they get better. But their hearts and words completely clash. When one day they have a burst of anger, they may even say, '<text:span text:style-name="T2">Muslims didn't take care of me even when they fell ill, and even if they did it, they did it only reluctantly and unwillingly'. </text:span>In a show of <text:span text:style-name="T2">'ingratitude and abject slander'</text:span>, they claim that Muslims, who took care of them hinted and made them feel that this care-taking was done unwillingly. They may even blatantly lie saying that they were not taken care of at all, despite the presence of witnesses to the contrary. It is because hypocrites hate Muslims. Their goal is <text:span text:style-name="T2">'to portray Muslims as supposedly cruel and loveless people', 'to create an image of being victimized' </text:span>and<text:span text:style-name="T2"> 'to set a supposedly legitimate stage for their fresh wave of wickedness'.</text:span></text:p>
      <text:p text:style-name="P22">The fact that hypocrites <text:span text:style-name="T2">'constantly seek to find flaws and try to accuse Muslims for everything' </text:span>despite being constantly showered with generosity and blessings is a clear indication of their insincerity and ingratitude. </text:p>
      <text:p text:style-name="P22"><text:span text:style-name="T2">In fact, their ingratitude is actually towards God.</text:span> They believe that attractiveness, health, youth and physical strength that God gives to them are their own achievements. <text:span text:style-name="T2">They believe that they are good-looking because they work out a lot. They surmise that regular intake of vitamins makes them healthy, and reading books, brain exercises give them strong memory. </text:span>Therefore, they don't really feel the need to give thanks to God for these blessings. They don't think about the possibility that God might take their lives <text:s/>any moment. This makes them even more spoiled, make them feel unapproachably great. God draws attention to this ungrateful character of the hypocrites in the Qur'an and says that –unless He wills otherwise– they will never be forgiven: </text:p>
      <text:p text:style-name="P30">You can ask forgiveness for them, or not ask forgiveness for them. Even if you asked forgiveness for them seventy times, God still would not forgive them. That is because they have rejected God and His Messenger. God does not guide deviant people. (Surat at-Tawba, 80)</text:p>
      <text:p text:style-name="P22">Hypocrites display their ungrateful behavior repeatedly during the day. Nevertheless, Muslims never compromise on their good manners and never condescend to act with a non-Qur'anic or childish vengeance. They know that they are watching events that are unfolding according to the destiny and adopt a patient and compassionate approach. </text:p>
      <text:p text:style-name="P22">If it is in destiny for one to correct his behavior and die as a Muslim, then each selfless act and sacrifice on the part of Muslims will be a means for the guidance of that person. There is no doubt Muslims will be greatly rewarded for that. This is a great gift for Muslims. </text:p>
      <text:p text:style-name="P22"><text:soft-page-break/>However, if that person dies as a hypocrite, all the goodness, kindness and sacrifices of Muslims will make the hypocrite even more heavily responsible for his acts and will be a means for increased punishment in the hereafter. </text:p>
      <text:p text:style-name="P22"/>
      <text:p text:style-name="P22"/>
      <text:p text:style-name="P22"><text:span text:style-name="T3">ADNAN OKTAR: </text:span>Muslims constantly seek to do good. They are always kind and warm-hearted. But, let's say, a hypocrite came here now. He would immediately start complaining about the chairs, the carpet, the garden, anything. He would try to find flaws in everything. This is a characteristic of the hypocrites: With a satanic instinct, they don't give thanks or appreciate anything. The hatred in their souls makes them anarchistic even towards the objects, they are angry with the objects. They don't like their own bodies, hands, faces, objects, flowers, nothing. They find a flaw in everything. They are not thankful. You know about the verse: <text:span text:style-name="T3">"You will not find most of them thankful." </text:span>(Surat al-A'raf, 17)<text:span text:style-name="T3">. </text:span>It's one of the most typical qualities of the hypocrites: Not giving thanks. Hypocrites don't know anything about giving thanks. They are not contented. They won't say: <text:span text:style-name="T3">"God created this so beautifully." </text:span>Their satanic soul, evil soul manifests itself at every moment. Let's say, if you offer him a delicious meal, he won't like it. You give him a present, he won't like it. You say something, and he won't like it. He'll dislike people he sees. This ungrateful soul is described in the Qur'an as a characteristic of the hypocrites. <text:span text:style-name="T3">"You will not find most of them thankful." </text:span>For instance, a believer says <text:span text:style-name="T3">"Thank God," </text:span>right? Let's say he is invited to a nice meal. He says: "<text:span text:style-name="T3">Thanks be to God, it's lovely." </text:span>Even if he doesn't like the taste, he is grateful for it, as he considers it as a blessing from God. Or he gets a gift, and he says "<text:span text:style-name="T3">It's beautiful." </text:span>Believers always say, <text:span text:style-name="T3">"it's beautiful, thanks be to God, alhamdulillah, masha'Allah, insha'Allah</text:span>." Hypocrites, on the other hand, always reject, always find things repulsive.<text:span text:style-name="T3"> </text:span>They don't like anything at all. They only like themselves, but secretly. They hate people, but secretly adore themselves. They want to live alone in their dark world. Satan is the same. There are trillions of angels, he could have followed them if he wanted. But he alone rebelled against God, he wanted to be alone. He accepted the eternal hell only to satisfy his desire to feel superior, to feed his arrogance. His desire to be greater than God led him to an insane and foul mentality. <text:span text:style-name="T10">(A9 TV, June 3</text:span><text:span text:style-name="T7">rd</text:span><text:span text:style-name="T10">, 2016)</text:span></text:p>
      <text:p text:style-name="P22"/>
      <text:p text:style-name="P24"/>
      <text:h text:style-name="P35" text:outline-level="2"><text:soft-page-break/>Hypocrites use every opportunity they are given to fraternize with the unbelievers in a bid to plot against the Muslims </text:h>
      <text:p text:style-name="P22">Hypocrites use the blessings and opportunities they get by means of Muslims, '<text:span text:style-name="T2">to consort with the unbelievers, strengthen their ties with them and secure a place amongst them'. </text:span>Their final goal is '<text:span text:style-name="T2">weakening the Muslims, strengthening the unbelievers and then guaranteeing a proper place amongst the unbelievers'. </text:span>For this reason, they use all the <text:span text:style-name="T2">'technologic means, financial powers and social connections'</text:span> of Muslims. </text:p>
      <text:p text:style-name="P22">They act in line with <text:span text:style-name="T2">'a thorough strategic plan'</text:span> to make use of the resources of Muslims as much as possible. They take care to make acquaintances with all the local and foreign connections of Muslims, try to be close with them. Sometimes they make up some pretexts to directly ask for their contact details, and sometimes secretly try to get <text:span text:style-name="T2">'their e-mail addresses, phone numbers or social media accounts'</text:span> from the laptops, phones or tablets of Muslims. Then, coming up with various lies, they seek to cut the ties of Muslims with these people, so that they can later secretly remain in touch with them personally. For instance, about a devout, conscientious person, who fears God and loves Muslims, hypocrites will tell evil lies to Muslims and say: <text:span text:style-name="T2">"This person is known as a very dishonest, unreliable person. He is also averse to Muslims. You better not be friends with him, don't speak to him again otherwise he might harm you."</text:span> Hypocrites spread these lies because they wish to disturb the alliance of good people, and use that person for their own personal interests. </text:p>
      <text:p text:style-name="P22"><text:span text:style-name="T2">'Technology'</text:span> that Muslims use to communicate the beautiful message of Islam is yet another tool that hypocrites use to contact the unbelievers. Hypocrites desire to benefit from such resources and means of Muslims as much as possible. They seek to take advantage of the benevolence and conscientious nature of the Muslims. For instance a hypocrite might say <text:span text:style-name="T2">that his phone broke down, he is in a difficult position because of that, that he wouldn't be able to call anyone if he got ill or something happened to him.</text:span> Then he implies that he needs a new phone with state of the art technology. He is perfectly aware that Muslims will feel responsible and definitely help him using whatever means they have. For this reason, he puts particular emphasis on the lie that <text:span text:style-name="T2">'he would be desperate if something happened to him'. </text:span>Finally,<text:span text:style-name="T2"> </text:span>he gets <text:span text:style-name="T2">'a state-of-the-art phone that is the best on the market'</text:span>, which he believes he achieved through<text:span text:style-name="T2"> </text:span>his scheming. However, Muslims can perfectly see through the lies of the hypocrite, but they still provide him with this opportunity he wants, hoping that it will be the best thing to do in their constant quest to earn God's pleasure, and continue to carefully watch the schemes of the hypocrite. </text:p>
      <text:p text:style-name="P22"><text:soft-page-break/>Surely, the hypocrites don't stop there. Using his new phone, he takes action to '<text:span text:style-name="T2">make speedier, stronger connections with the unbelievers. </text:span>Over this phone that he attained by the resources of the Muslims, he provides <text:span text:style-name="T2">'intelligence'</text:span> to unbelievers about the Muslims. He cooperates with them against the Muslims, using this phone, and concocts evil plans against them. </text:p>
      <text:p text:style-name="P22">As hypocrites see the rich resources of the Muslims, they step up their demonic games. Sometimes they seek to obtain these resources, even if they are of no personal benefit to them, merely <text:span text:style-name="T2">'to support and get in the good graces of the unbelievers'</text:span>. For instance, the <text:span text:style-name="T2">'faith-related, cultural or scientific researches'</text:span> Muslims make in order to communicate the beautiful message of Islam and the morality of the Qur'an, and the <text:span text:style-name="T2">'archives'</text:span> they collect in order to use to this end arouse the attention of hypocrites. They think that if they can pass that archive on to their associates among the unbelievers, they will be able to gain their approval, maybe get a <text:span text:style-name="T2">"well done,"</text:span> and will be able to ask for something from them in the future. Having these thoughts in mind, hypocrites try to somehow secretly get a hold of this data, even though it will be of no personal use to them. They make up pretexts, which seem reasonable, such as that "<text:span text:style-name="T2">they will do something good for Islam and that they need the data for this reason," </text:span>or that<text:span text:style-name="T2"> "the archive is too disorderly and that he is very experienced in sorting things." </text:span>Later on, they pass on every bit of useful information and document to their demonic acquaintances. </text:p>
      <text:p text:style-name="P22">This insidious struggle that the hypocrites carry out amongst the Muslims, a few examples for which struggle are given here, will continue until they find what they have been looking for amongst the unbelievers. <text:span text:style-name="T2">These</text:span> <text:span text:style-name="T2">evil games that they have been playing amongst the Muslims will only serve to strengthen Muslims, even though that was never their intentions. </text:span>Muslims become more attentive as they see the evil and sly aspects of the hypocrites, bond to each other more strongly and progress with firmer steps. The possibility of having a hypocrite amongst them prompts them to be more diligent and alert. As a result, by God's will, their power and strength, as well as their achievements, increasingly grow further. </text:p>
      <text:p text:style-name="P22"/>
      <text:h text:style-name="P35" text:outline-level="2">In everything hypocrites say, lies a trap; it is important to do the exact opposite of these words of hypocrites </text:h>
      <text:p text:style-name="P22">God gives a very important secret to the Muslims in the Qur'an in foiling the plots of the hypocrites and advises them not to <text:span text:style-name="T2">"follow their advises:"</text:span></text:p>
      <text:p text:style-name="P30">O Prophet! Have fear of God and do not obey the unbelievers and hypocrites. God is All-Knowing, All-Wise. Follow what has been revealed to you from your Lord. God is aware of what you do. (Surat al-Ahzab, 1-2)</text:p>
      <text:p text:style-name="P22"><text:soft-page-break/>It is God Who creates everything and everyone, including the hypocrites and satan, their leader: Therefore our Lord knows best the immorality, evil and wicked character of these dishonest people. God describes the characters of hypocrites in many verses of the Qur'an and shows the ways of <text:span text:style-name="T2">'depriving them of the ability to hurt Muslims'</text:span> by means of wisdom of faith. </text:p>
      <text:p text:style-name="P22">One of the most significant games that hypocrites try to play on Muslims is <text:span text:style-name="T2">'misleading them with wrong information in an attempt to ambush them'. </text:span>Hypocrites befriend the unbelievers and constantly provide them vital and accurate intelligence to make them stronger, but at the same intentionally provide misleading information to Muslims in a bid to <text:span text:style-name="T2">'cause them fail'. This way, they try to protect deep structures, evil circles of power, and their hypocrite friends whom they trust and consider to be powerful. </text:span>They know that if Muslims act in line with accurate information, the evil systems of the hypocrites will completely collapse and the irreligion, which unbelievers wish to spread all around the world, will be defeated. Hypocrites hate to think that this can happen. Their goal is weakening Muslims from within, ensuring their failure and even destroying them. This way, they will be able to live like unbelievers in comfort and without a guilty conscience; this is something that they long for. </text:p>
      <text:p text:style-name="P22">When hypocrites are alone, or secretly contact their unbeliever friends, they will make elaborate plans to manipulate and direct events in line with their goals. First, they determine the topics to mention during discussions to help them express what they actually want to say. Later, they begin to set the stage for it. Throughout the day, they drop subtle hints in their conversations with Muslims. They subtly lead a conversation to a certain topic, at which point they perfectly emphasize what is actually important for them. Later on, they approach other Muslims and do the same thing with them, trying to slyly plant the idea in their heads. They will continue with this sly campaign until they believe they achieved sufficient public opinion. </text:p>
      <text:p text:style-name="P22">When this phase is complete, they get on to the main part of their play. Because of their weak thinking, they imagine that they have created a significant public opinion in their favor and that they will now have these people's support when that particular subject is raised. But Muslims are very intelligent, and are perfectly capable of seeing through their demonic plans. Therefore, they have already realized that the '<text:span text:style-name="T2">hypocrites are on to something, trying to set the stage for their games,'</text:span> and will have already taken their precautions. The hypocrites, completely oblivious, continue to put their plans into action. </text:p>
      <text:p text:style-name="P22">For instance,<text:span text:style-name="T2"> if the Muslims are going to carry out an auspicious and effective intellectual campaign somewhere and if that does not suit the hypocrites' interests, hypocrites will try to prevent it. </text:span>That is<text:span text:style-name="T2"> </text:span>because Muslims' communication of the message of Islam in that region in an effective way will weaken irreligion in that area. Hypocrites will want their associates, unbeliever friends, their allies in the deep state structures in that region to stay strong. Therefore, they occasionally talk to Muslims about the economy, politics and people of that certain city or country, pretending that they have made a research, read about it and wanted to share it with them. But in these talks they will make sure to say that the locals are very already very religious, most of the population believe in God, perform prayers and that the mosques are always full, even though it is not true. They tell these lies even though it is very easy to <text:soft-page-break/>discover the true facts even with a simple Internet search. But hypocrites lack the ability to estimate that their lies would be easily recognized. They don't think that Muslims would easily notice their sly games. They try to mislead Muslims by saying things like "<text:span text:style-name="T2">You don't need to hand out books, or hold conferences in that area; that place is already religious. It would be better to hold conferences in so-and-so city. It is people there who do not know much about Islam." And they are quite persistent in their ill-advises.</text:span></text:p>
      <text:p text:style-name="P22">Hypocrites have many other similar plots. Whenever there is an issue of use and benefit to Islam and Muslims, they seek to <text:span text:style-name="T2">'mislead Muslims' </text:span>with the pretense of giving information. Or else, as a second method, they '<text:span text:style-name="T2">seek to distract Muslims in order to prevent them from focusing on a certain important point. Instead, they try to attract their attention to a number of different points, and weaken the effect that would otherwise be achieved in a single point'. </text:span></text:p>
      <text:p text:style-name="P22">In such cases, Muslims never follow the advises of the hypocrites. Remembering God's command of <text:span text:style-name="T2">'not obeying the hypocrites'</text:span>, they know that hypocrites always have a demonic, ulterior motive and therefore act carefully. Muslims know that hypocrites always have a treacherous plan with their advises and try to mislead them. Therefore they are always suspicious of what hypocrites say. Indeed, when they do check the information provided by the hypocrites, they see that<text:span text:style-name="T2"> 'the information given by the hypocrites is nothing but a trap, always in favor of the unbelievers and always against the Muslims'.</text:span></text:p>
      <text:p text:style-name="P22"><text:span text:style-name="T11">"The beacon of satan will illuminate the darkness at your destination"</text:span><text:span text:style-name="T2"> </text:span>(Mason Dergisi [The Masonic Journal], vol.29, p.23) clearly describes the traps of the hypocrites acting with inspiration from satan. The right thing to do is not going to the direction where the beacon illuminates, but turn to the other way instead. This is the way to foil the traps of the hypocrites. </text:p>
      <text:p text:style-name="P22"><text:span text:style-name="T2">When hypocrites say something and Muslims do the exact opposite, this will hurt both hypocrites and satan to a great extent. This way, their intellectual</text:span> <text:span text:style-name="T2">basis will be destroyed; their games will be thwarted. </text:span>Since hypocrites cannot discern how intelligent Muslims are, they fail to see that their traps already give hints to Muslims that will help them intellectually defeat hypocrites' reasoning. <text:span text:style-name="T2">When Muslims do the exact opposite of the advises of the hypocrites, it will be the most effective intellectual blow to their satanic system. </text:span>In other words, with the schemes they have been concocting, they will inadvertently be the means for the achievements of the Muslims. </text:p>
      <text:p text:style-name="P22"/>
      <text:p text:style-name="P22"/>
      <text:p text:style-name="P22"><text:span text:style-name="T3">ADNAN OKTAR: </text:span>For example, when you talk about the British deep state a hypocrite might say, <text:span text:style-name="T3">"It is the Egyptian deep state, they are the real danger in the Islamic world. Should we evaluate the two together?"</text:span> This is a very sly game of the hypocrites. By saying 'the British deep state and the Egyptian Deep State', the power is divided. The hypocrite distracts the attention from the real target. <text:span text:style-name="T3">If the hypocrites say black, it's white and vice versa.</text:span> <text:soft-page-break/>One should be very vigilant about the hypocrites. They are treacherous and insidious. (<text:span text:style-name="T10">A9 TV, February 6</text:span><text:span text:style-name="T7">th</text:span><text:span text:style-name="T10">, 2016</text:span>)</text:p>
      <text:p text:style-name="P22"/>
      <text:p text:style-name="P22"><text:span text:style-name="T3">ADNAN OKTAR: </text:span>Hypocrites deliberately try to look incompetent. They pretend to stutter, unable to write something coherent and want to make Muslims do all of that instead. At the same time, however, they don't wish Muslims to do good deeds either. They will try to stop them. They will try to cause unnecessary expenses, try to lead them to empty goals, and cause distraction. <text:span text:style-name="T3">For example, if you are focusing on the British deep state, they will try to convince you to focus on the German deep state, the Russian deep state. So that the British deep state will no longer be the focus of your attention. For instance, even though Rumi philosophy is a real danger, they will talk about some other perverted movements to divert your attention. They will try to stop you from focusing on it and from putting intellectual efforts against it. </text:span><text:span text:style-name="T10">(A9 TV, February 4</text:span><text:span text:style-name="T7">th</text:span><text:span text:style-name="T10">, 2016) </text:span></text:p>
      <text:p text:style-name="P22"/>
      <text:p text:style-name="P22"/>
      <text:p text:style-name="P17"/>
      <text:h text:style-name="P33" text:outline-level="1">HYPOCRITES' FEAR OF GETTING CAUGHT <text:s/></text:h>
      <text:p text:style-name="P22"/>
      <text:p text:style-name="P22"/>
      <text:h text:style-name="P35" text:outline-level="2">Hypocrites are terrified of intelligence gathering against them the most; they are horrified at the idea that Muslims learn the truths about them</text:h>
      <text:p text:style-name="P22">Life of the hypocrites is all about lies, treachery and deceit. They wish to exploit every opportunity to <text:span text:style-name="T2">'carry out their evil acts as much as possible'. </text:span>They also know that to continue their evil behavior, they have to hide their actions and no one should ever disclose them. That's why it is very important to them that people don't talk about their schemes, plots, and that their insidious acts are not brought to the attention of Muslims. It's the only way the hypocrites can maintain their evil system and disguise themselves. </text:p>
      <text:p text:style-name="P22"><text:span text:style-name="T2">'Once the secrecy of the hypocrites is lifted', </text:span>in other words, once Muslims become aware of their evil schemes, methods and tactics, they will lose their entire leverage. Losing secrecy means that they will no longer be able to carry out their hypocritical acts freely. That's why the hypocrites fear '<text:span text:style-name="T2">intelligence and information flow'</text:span> against them and work with all their might to stop the flow of intelligence. If a Muslim notices their evil behavior and informs another Muslim or the Muslim community in general of the situation, the hypocrites will be put in a very difficult position. Hypocrites consider it a serious <text:span text:style-name="T2">'threat'</text:span> to themselves if Muslims put together all the information and derive a conclusion from the compilation of details about their hypocritical behavior, which have been witnessed by different Muslims in different places and at different times. </text:p>
      <text:p text:style-name="P22">That's why <text:span text:style-name="T2">the hypocrites</text:span> <text:span text:style-name="T2">hate the idea of Muslims informing each other about them. </text:span>In the same way, they feel extremely nervous if Muslims start paying attention to their daily activities, and observe them closely. <text:span text:style-name="T2">They want no restriction on their ability to carry out hypocrisy. </text:span>Therefore when Muslims exchange information for the sake of good, hypocrites' entire plot will be thwarted. This will enrage them to no end, and will develop a fierce grudge against those that found out about them and that brought the information to the attention of others. </text:p>
      <text:p text:style-name="P22"><text:soft-page-break/>The hypocrites at the time of the Prophet Muhammad (pbuh) also felt extremely uncomfortable with this '<text:span text:style-name="T2">exchange of information and intelligence flow', </text:span>as is typical to all the hypocrites that lived throughout the history. In the Qur'an, we are informed that the hypocrites adopted their typical hypocrite tone and attempted to slander our Prophet (pbuh) with the words <text:span text:style-name="T2">"he is an ear:" </text:span></text:p>
      <text:p text:style-name="P30">Among them are some who insult the Prophet, saying he is only an ear. Say, "An ear of good for you, believing in God and believing in the believers, and a mercy for those among you who have faith." As for those who insult the Messenger of God, they will have a painful punishment. (Surat at-Tawba, 61)</text:p>
      <text:p text:style-name="P22">Hypocrites felt extremely disturbed in the face of the fact that the Prophet (pbuh) was informed by believers of the incidents and talks they witnessed. However, as our Lord reveals in the verse, our Prophet (pbuh) was '<text:span text:style-name="T2">an ear of good' </text:span>and this was '<text:span text:style-name="T2">a mercy for believers'. </text:span>In another verse, God stresses the importance of believers informing the Prophet (pbuh) anything of significance. God reminds that prophets, messengers and those that have authority can <text:span text:style-name="T2">'discern the truth' </text:span>and make the best conclusions with this information:<text:span text:style-name="T2"> </text:span></text:p>
      <text:p text:style-name="P30">When news of any matter reaches them they spread it about, whether it is of a reassuring or disquieting nature. If they had only referred it to the Messenger and those in command among them, those among them able to discern the truth about it would have had proper knowledge. If it were not for God's favor to you and His mercy, all but a very few of you would have followed satan. (Surat an-Nisa', 83)</text:p>
      <text:p text:style-name="P22">These verses make it quite clear that when Muslims '<text:span text:style-name="T2">witness an incident, a speech, or information that could be significant, they should refer it to our Prophet (pbuh) or those in command among them'. </text:span>When this is done, these people are able to assess this intelligence and information in the best way possible as they possess the necessary experience, insight, wisdom and understanding to draw the best conclusion. </text:p>
      <text:p text:style-name="P22">However, <text:span text:style-name="T2">it deeply upsets the hypocrites that Muslims have this system of intelligence and information flow. They get especially upset and nervous when Muslims refer this information to the individual who can draw the best conclusion. </text:span>This puts him in a state of fear and panic. </text:p>
      <text:p text:style-name="P22">Muslims, on the other hand, do not feel uncomfortable at all with this information flow. Their lives are already <text:span text:style-name="T2">'open, transparent and clean' </text:span>and they spend every minute of their lives in fear of God. Even when they are completely alone, they know that God sees them and that they will be questioned about each and every one of their speeches and acts in the hereafter. Therefore, they don't feel uncomfortable at all when their deficiencies or mistakes are brought up. On the contrary, they see it as a good opportunity to improve their morality and behavior and will rejoice at it. </text:p>
      <text:p text:style-name="P22"><text:span text:style-name="T2">Since the hypocrites' dirty world is full of deceit and demonic ruses, they</text:span> <text:span text:style-name="T2">feel extremely uneasy with the possibility of these schemes being noticed and revealed. </text:span>Due to this fear, they spend their life among Muslims <text:soft-page-break/><text:span text:style-name="T2">'sulking in corners, hiding in darkness, and sneaking and attempting to do things in secrecy'. 'The fear of getting caught and the resulting agitation and nervousness' </text:span>dominate their entire mood. Even a trivial matter will be enough to make them terrified, as they will think they are '<text:span text:style-name="T2">caught'. They will doubt everything; if someone passing by looks at them, or someone makes an eye contact with them, or if two people are privately conversing, they will assume that they are all about and against them. </text:span>They make life a living hell for themselves, constantly fearing that a subject will be brought up about them and their plans will be foiled. There is not even a single moment they can experience peace, serenity and happiness. Doubts, fears and anxiety dominate their whole lives. In the Qur'an, this fearful world of the hypocrites is explained as follows: </text:p>
      <text:p text:style-name="P30">…If fear comes, you see them looking at you, their eyes rolling like people scared to death. (Surat al-Ahzab, 19)</text:p>
      <text:p text:style-name="P22"/>
      <text:h text:style-name="P35" text:outline-level="2">Hypocrites are horrified at the possibility that their stealthy deeds might be noticed and exposed </text:h>
      <text:p text:style-name="P22">As they try to carry out their evil actions covertly and slyly, the hypocrites live with the constant fear of being found out by the Muslims. They are terrified that Muslims find out about their betrayal, their secret contacts with unbelievers and the way they secretly provide intelligence to those unbelievers or about how they concoct plots against Muslims. They take extreme measures to keep their cover intact until they achieve their ultimate goals and leave the side of Muslims of their own volition. Before departing from the company of Muslims, they wish to exploit the means of Muslims as much as possible, financially or spiritually; and to collect as much vital information as they can, which they hope, will help them get in the good graces of certain unbeliever circles. Instead of living their lives with like-minded unbelievers, they choose to stay with Muslims to benefit from the safety, peace and welfare they provide, while on the other hand they improve their insidious alliance with the unbelievers. </text:p>
      <text:p text:style-name="P22">In the meantime though, they are well aware that God gives Muslims detailed descriptions of the hypocrites in the Qur'an. In the light of these verses Muslims can spot the <text:span text:style-name="T2">'character of hypocrites and signs of hypocrisy'</text:span>. Therefore, no matter how hard the hypocrites work, they are aware that they attract attention with their facial expressions, character and body language. No matter how good they are at mimicking the Muslims, no matter how much effort they put to deceive them, they know that everyone can see the difference. </text:p>
      <text:p text:style-name="P22">The idea fills their life with immense fear: "<text:span text:style-name="T2">What if everyone finds out that they are hypocrites? What if their dishonesty is exposed? What if the evidence of the intelligence they have been providing to the unbelievers, or of the plans they have been making with them is </text:span><text:soft-page-break/><text:span text:style-name="T2">revealed?" </text:span>These worries slowly eat away at them. Their brains suffer day and night with such worries like "<text:span text:style-name="T2">Are Muslims aware of what they have been doing all along? Could it be that they know but not make it obvious?". </text:span>But, as they can find no way to verify their doubts, from time to time, they try to question Muslims inconspicuously, and sometimes bluff to find the answers; but their efforts always fail. </text:p>
      <text:p text:style-name="P22">It is because <text:span text:style-name="T2">Muslims are surely and incomparably much more intelligent than the hypocrites. </text:span>Even when they have doubts about certain individuals being hypocrites, they have the insight and foresight to perfectly analyze, humor and convince them. And they never give the answers the hypocrites are seeking. <text:span text:style-name="T2">Even if they are fully aware of the hypocrites' devilish collaborations, secret affiliations and their spying on Muslims, they won't make it obvious to them. </text:span>They can even convince them that there is no doubt or problem at all and that they trust them. <text:span text:style-name="T2">This will prompt the hypocrites to feel relaxed enough to continue their insidious intelligence activities and cooperation with the unbelievers. </text:span>Since Muslims are aware of their actions, they take necessary precautions to protect Muslims, while at the same time, trying to guide the hypocrites towards sincerity and help them abandon their erroneous ways. </text:p>
      <text:p text:style-name="P22">The hypocrites that lived at the time of our Prophet (pbuh), just like all the other insincere people throughout world's history, lived with the <text:span text:style-name="T2">'fear of being discovered'. </text:span>They were horrified at the thought of revelation of a verse about themselves to the Prophet (pbuh), who acted in line with the revelation from God and of God making them known to the Prophet (pbuh). This panic-stricken mood of the hypocrites is described as follows in the Qur'an: </text:p>
      <text:p text:style-name="P30">The hypocrites are afraid that a surah may be sent down about them, informing them of what is in their hearts. Say: "Go on mocking! God will expose everything you are afraid of." (Surat at-Tawba, 64)</text:p>
      <text:p text:style-name="P22">Surely, it wasn't hypocrites' belief in God or His revelation that made them develop such thoughts. They believed that the entire Qur'an consisted of the words of the Prophet Muhammad (pbuh) himself (surely our Prophet (pbuh) is above such thoughts). So, when they said that <text:span text:style-name="T2">"they were afraid that a surah may be sent down informing of what is in their hearts</text:span>," they didn't actually refer to <text:span text:style-name="T2">'revelation',</text:span> but to a saying by the Prophet (pbuh) of his own accord. They were worried that their spying, treachery, betrayal would somehow be discovered. They knew that if they were found out, '<text:span text:style-name="T2">they would fall into disgrace' </text:span>in the eyes of their community. That was their main worry. They were afraid that <text:span text:style-name="T2">'the Prophet (pbuh) would tell the community that these people were hypocrites, and that everyone would turn against them after finding out about their evil, treacherous character and practices'. </text:span></text:p>
      <text:p text:style-name="P22"><text:span text:style-name="T2">'Asbab al-Nudhul', </text:span>in other words interpretations with commentaries that deal with the reasons for revelation of verses, include three different accounts regarding the reason for revelation of this verse: </text:p>
      <text:p text:style-name="P22">l. Mujahid says: <text:span text:style-name="T2">Hypocrites used to say certain things in private, and would say: "We hope that God doesn't reveal our secret." This verse was sent after that incident. </text:span></text:p>
      <text:p text:style-name="P22"><text:soft-page-break/>2. Suddi provides a more personal context and says: <text:span text:style-name="T2">One hypocrite said: "I'd rather be flocked a hundred times than a verse be revealed that would humiliate us." Upon this, Almighty God sent down this verse.</text:span></text:p>
      <text:p text:style-name="P22">3. Bin Kaysan <text:span text:style-name="T2">said that a group of hypocrites were plotting to assassinate the Prophet Muhammad (pbuh) on a dark night on the way back from Tabuk, upon which archangel Gabriel came and informed the Prophet (pbuh) about this and that this verse was thus sent down. </text:span></text:p>
      <text:p text:style-name="P22">It is stated in one of these commentaries that a hypocrite said that <text:span text:style-name="T2">he'd rather be flocked a hundred times than a verse be revealed that would disgrace them</text:span>. In other words, a hypocrite would readily accept suffering pain over humiliation. This is because being able to '<text:span text:style-name="T2">show off'</text:span> is much more important to hypocrites. Their supposed '<text:span text:style-name="T2">image, reputation' </text:span>and<text:span text:style-name="T2"> </text:span>'<text:span text:style-name="T2">what people are saying' </text:span>are crucial to them. In order to avoid being discovered, they have to maintain their disguise as Muslims. If others find out that they are hypocrites, their reputation will be lost and so will their means to derive personal benefits. Hypocrites would prefer to suffer physical pain rather than being in such a situation. </text:p>
      <text:p text:style-name="P22">According to another account in Asbab al-Nudhul commentaries it is related that <text:span text:style-name="T2">a group of hypocrites were plotting to assassinate the Prophet Muhammad (pbuh) on a dark night on the way back from Tabuk, upon which archangel Gabriel came and informed the Prophet (pbuh).</text:span> Hypocrites, who don't believe in the infinite power of God, are unaware of the fact that God sees and knows everything they do, while they are plotting against Muslims or sneakily spying on them. If they are plotting in a place where no one can see or hear them, after taking their precautions, they will be convinced that no one knows about that. They don't believe that if there is a secret council of two, God is the third of them. That's why what makes them concerned is not God knowing '<text:span text:style-name="T2">how treacherous and deceitful' </text:span>they are, but people hearing about it. God tells us in a verse that He knows the secrets that the hypocrites are secretly discussing: </text:p>
      <text:p text:style-name="P30">Or do they imagine that We do not hear their secrets and their private talk? On the contrary Our messengers are right there with them writing it down! (Surat az-Zukhruf, 80)</text:p>
      <text:p text:style-name="P22">In another verse God reveals: "<text:span text:style-name="T2">Say</text:span>: <text:span text:style-name="T2">'Go on mocking! God will expose everything you are afraid of.'" (Surat at-Tawba, 64). </text:span>As the hypocrites imagine that they harm Muslims with cunning schemes without anyone being aware of it, God sees everything they do. And God promised that He would '<text:span text:style-name="T2">expose' </text:span>all of them. <text:span text:style-name="T2">Everything that the hypocrites are trying to disguise, to keep under covers, God will expose 'everything they are afraid of' one by one. </text:span>Everything that they are running from will come back to haunt them. </text:p>
      <text:p text:style-name="P24"/>
      <text:h text:style-name="P35" text:outline-level="2"><text:soft-page-break/>Hypocrites will try hard not to get caught red-handed; with an unending series of lies, they will try to cover their crimes and feign innocence</text:h>
      <text:p text:style-name="P22">One of the things that give hypocrites away is their<text:span text:style-name="T2"> 'evil talent in lying'. </text:span>Since they have sly brains, they won't lie randomly. When they are to tell a lie, they first build a mental picture with all the details. They have their excuses ready in their minds to offer should they ever get caught. That's why it is very difficult to <text:span text:style-name="T2">'catch the hypocrites in the act'. </text:span>Even if their plots are clearly diagnosed and revealed, they will still shamelessly deny them. Even if the Muslims see with their eyes an evil practice, they will rush to offer dozens of demonic excuses. They tell series of lies to mask their immoral acts. Since they are articulate and argumentative, they can easily make up lies on the spot. And when their lies are spotted, their excuse will always be that '<text:span text:style-name="T2">they only mean well, they only want goodness'. </text:span>They assert that everyone is '<text:span text:style-name="T2">prejudiced against them'</text:span> and that they are therefore always suspicious of them. </text:p>
      <text:p text:style-name="P22">At the time of our Prophet (pbuh), when the hypocrites built the Masjid al-Dirar<text:span text:style-name="T2">, </text:span>their sole goal was gathering hypocrites together against the Prophet (pbuh), causing dissent and division in the Muslim community. However, when they were asked about their intentions, <text:span text:style-name="T2">they swore in the name of God that they built it only for goodness. </text:span>God informs us about these cunning tactics of the hypocrites: </text:p>
      <text:p text:style-name="P30">As for those who have set up a mosque, causing harm and out of disbelief, to create division between the believers, and in readiness for those who previously made war on God and His Messenger, they will swear, 'We only desired the best.' But God bears witness that they are truly liars. (Surat at-Tawba, 107)</text:p>
      <text:p text:style-name="P22">The lying method of the hypocrites hasn't changed throughout centuries. <text:span text:style-name="T2">Their excuses, arguments, justification methods, defense strategies, techniques to cover their lies have remained the same even if the time, people and settings have changed. </text:span>For instance, when hypocrites see two Muslims speaking, they know that if they approach they will either stop talking or change the subject if it's a private matter. That is because Muslims are very sensitive, careful and protective when it comes to the best interests of Islam and the safety of Muslims. Knowing this, hypocrites try to slyly and quietly eavesdrop, maybe at the threshold. If someone sees them and asks them what they are doing, they would say, "<text:span text:style-name="T2">I was just cleaning here." </text:span>Muslims, who understand that that's a lie, may choose to call them out for it and say, "<text:span text:style-name="T2">but this place has just been cleaned." </text:span>Then they would immediately come up with another lie and say, "<text:span text:style-name="T2">something dirty was put here, that's why I am cleaning again." </text:span>These lies will continue if Muslims choose to push further. When they are completely cornered, they would throw a tantrum, scream, yell, <text:soft-page-break/>cry and even slander the Muslims who exposed their sly games. They would<text:span text:style-name="T2"> </text:span>say that <text:span text:style-name="T2">they only meant well by being there, were making a sacrifice by cleaning up that place so that Muslims would not get dirty unawares, but that they were still being treated cruelly and without any love.</text:span> If Muslims continue to talk to them and push them to tell the truth, this time they would pretend to faint because of some illness, such as low blood pressure or low blood sugar. Their real purpose is making sure that they are not pushed any further, as they are left with no other means to hide their lies. And indeed, just like a real <text:span text:style-name="T2">'actor', they stage an 'evil, devious and treacherous play.' </text:span></text:p>
      <text:p text:style-name="P22">The hypocrites know Muslims very well and exploit their kindness, compassion and mercy to suit their interests. They are perfectly aware that when they cry or suggest that they are unwell, Muslims won't ask any more questions out of their conscience and close the subject pretending that they don't realize this whole play. That's why whenever they are backed into a corner like this, they activate these plans. God tells us in the Qur'an that hypocrites will use such methods and <text:span text:style-name="T2">'continuously lie by twisting the truth':</text:span></text:p>
      <text:p text:style-name="P30">Shall I tell you upon whom the satans descend? They descend on every evil liar. They give them [satans] a hearing and most of them are liars. (Surat ash-Shu'ara', 221-223)</text:p>
      <text:p text:style-name="P22"><text:span text:style-name="T2">In case they get caught, hypocrites always have a series of excuses prepared in advance for each and every immorality and act they are engaged in against Muslims. </text:span>They are convinced that, this way they will be able to conceal themselves all the time and prevent their lies from ever being exposed, if they are caught off guard. </text:p>
      <text:p text:style-name="P22">The hypocrites possess '<text:span text:style-name="T2">devilish brains' </text:span>but Muslims possess <text:span text:style-name="T2">'intelligence derived from faith' </text:span>that can easily overcome the hypocrites' brains. Therefore, Muslims, in a way, '<text:span text:style-name="T2">play' </text:span>with the scheming brains of the hypocrites. Needless to say, it is crucial that Muslims are very vigilant about the hypocrites. Furthermore dealing with the hypocrites is nothing short of dealing with the devil itself. And when Muslims defeat the hypocrites, by the will of God, they will be defeating the devil. </text:p>
      <text:p text:style-name="P24"/>
      <text:h text:style-name="P35" text:outline-level="2">If the hypocrites think that they are caught, they might suspend their evil acts </text:h>
      <text:p text:style-name="P22">Using the evil inspirations from satan, hypocrites can act in a very sly manner. Since they covertly and sneakily carry out their evil deeds amongst the Muslims, they always live with the constant fear of being spotted by someone. For this reason, they continuously '<text:span text:style-name="T2">test the waters' </text:span>and regularly <text:span text:style-name="T2">'check' </text:span>if there is anyone suspicious of them. If they think that there is even the slightest possibility that it might be the case, they immediately adjust their behavior, speeches, actions to create the exact opposite image. Whenever they suspect that someone noticed them, they swiftly change colors <text:span text:style-name="T2">'just like a chameleon'. </text:span></text:p>
      <text:p text:style-name="P22"><text:soft-page-break/><text:span text:style-name="T2">One of the things that ring the alarm bells in a hypocrite's mind is when Muslims begin to bring up the hypocrites more in their conversations through articles, and documentary movies. </text:span>This will automatically lead the hypocrites to think, "<text:span text:style-name="T2">are they focusing on this topic so much because they suspect that there might be a hypocrite amongst them?". </text:span>The thought makes them incredibly agitated. For that reason, they immediately cool down: They either slow down their evil acts or completely bring them to a halt for a while. However, they occasionally <text:span text:style-name="T2">'see how the land lies' </text:span>to be sure if Muslims have any doubts about them or not. </text:p>
      <text:p text:style-name="P22"><text:span text:style-name="T2">However, this temporary halt in a hypocrite's behavior will never be taken at face value by Muslims </text:span>because they know the reason why the hypocrites pretend to stop their stealthy acts, that <text:span text:style-name="T2">'this is only temporary and when an opportunity arises, they will do even worse'. </text:span></text:p>
      <text:p text:style-name="P22"><text:span text:style-name="T2">This state of the hypocrites is similar to behavior of wild animals when they think that they are caught. </text:span>Such an animal will stop and wait for a moment of distraction on the part of the hunter, at which moment the animal will immediately attack again. The games of the hypocrites are like that. Even if they come to a halt for some time, they will still wait for an opportunity to attack again. They just wait for things to calm down and the conditions to change. When they understand that they are being suspected, or indeed caught, they will immediately stop their evil deeds. For instance, <text:span text:style-name="T2">if they disturb Muslims with their behavior, talk, or facial expressions, they will stop it for a while. Or if they are secretly providing information to the unbelievers, setting up traps against Muslims, they will stop it for a while. If they are slacking all the time and wasting time, they will pretend to help Muslims in a number of works, but only to a limited extent. </text:span>They will continue to practice such tactics until they believe that the suspicions on them are cleared. </text:p>
      <text:p text:style-name="P22">However, if they see that Muslims somehow do not pay attention to the matter as much as before, or are focusing on something else, they will continue where they left off, but this time in a more intense manner. They will continue to disturb Muslims with their attitude, to cause strife with their speeches and harass believers in general. </text:p>
      <text:p text:style-name="P22">A hypocrite is much like a '<text:span text:style-name="T2">tuberculosis bacteria'. </text:span>They will partially straighten themselves up, when they understand that they are caught. However, when they are no longer the focus of attention, they will resume their evil manner and activities. In order to neutralize tuberculosis bacteria continual intake of 'antibiotics' is necessary otherwise the microbe aggressively seeks to invade the entire body. Hypocrites are just like that, too stubborn to be cured. <text:span text:style-name="T2">Just like continuous treatment with high doses of antibiotics is needed to subdue the tuberculosis bacteria, it is important to keep a close watch of the hypocrites to deter them.</text:span></text:p>
      <text:p text:style-name="P22"/>
      <text:p text:style-name="P22"/>
      <text:p text:style-name="P22"><text:span text:style-name="T3">ADNAN OKTAR: </text:span>Hypocrites are a big danger. <text:span text:style-name="T3">But sometimes they take a step back. But that's only temporary. </text:span>They will return to their evil, wicked <text:soft-page-break/>behavior right away. It is important to keep a close watch over the hypocrites. <text:span text:style-name="T3">If they understand that they are caught, they can temporarily make a tactical change. They may start to look like a real Muslim. </text:span>But God says in a verse that "they turn back in their tracks". They immediately jump back into dirty tricks once an opportunity arises. In the Qur'an, hypocrites are described in great detail. <text:span text:style-name="T3">Wickedness has become a part of them.</text:span> They live with that filth in every waking hour. They seek to keep in touch with the unbelievers. They cannot stand to be around Muslims. They cannot stand to talk about Islam or the Qur'an. (<text:span text:style-name="T10">A9 TV, January 29</text:span><text:span text:style-name="T7">th</text:span><text:span text:style-name="T10">, 2016</text:span>)</text:p>
      <text:p text:style-name="P22"/>
      <text:p text:style-name="P40">Among the people there is one who worships God right on the edge. If good befalls him, he is content with it, but if a trial befalls him, he reverts to his former ways, losing both the world and the hereafter. That is indeed sheer loss. (Surat al-Hajj, 11)</text:p>
      <text:p text:style-name="P22"/>
      <text:p text:style-name="P22"/>
      <text:h text:style-name="P35" text:outline-level="2">Hypocrites continuously change tactics according to the changing circumstances; they always have plans A, B, and C</text:h>
      <text:p text:style-name="P22">Since hypocrites have a one-track mind and that is plotting evil, they won't have a single, fixed approach in the face of events. They are inspired by satan and may approach Muslims with different methods. The following verse about satan manifests itself in the hypocrites too:<text:span text:style-name="T2"> </text:span></text:p>
      <text:p text:style-name="P30">Then I will come at them, from in front of them and behind them, from their right and from their left. You will not find most of them thankful. (Surat al-A'raf, 17)</text:p>
      <text:p text:style-name="P22">Hypocrites are like chameleons. Just like a chameleon changing its color according to its surroundings, the hypocrites can easily adapt to the changing circumstances and conditions. They will do whatever is necessary to fit their agenda. They are almost like <text:span text:style-name="T2">'professional actors'. </text:span>They can cry if they think they should, and act cheerful if that suits their interests. If they want to attract attention, they sulk in a corner. Since their souls are already unsettled, they don't have any difficulty in acting with wild mood swings. They reveal the plotting, dark, loveless side of their soul to an extent when they feel like it, and hide it when they want to again to an extent they themselves set. </text:p>
      <text:p text:style-name="P22">God describes the character of a hypocrite, who insisted on being ungrateful despite all the blessings he was given, in the following verses: </text:p>
      <text:p text:style-name="P30">May he be accursed, how he planned! May be then be accursed, how he plotted! (Surat al-Muddaththir, 19-20)</text:p>
      <text:p text:style-name="P22"><text:soft-page-break/>As God draws our attention in these verses, hypocrites always <text:span text:style-name="T2">'plot'</text:span>. <text:span text:style-name="T2">They devise and plot with intricate details, using their devilish brains.</text:span> Since they don't have a clean and sincere frame of mind, they will be busy with lies, plots, secrecy and schemes even in the most unexpected situations. <text:span text:style-name="T2">Underneath a single sly move of a hypocrite, scores of devious rationales are hidden. </text:span>They carefully devise their plans with great care and put them into practice step by step. <text:span text:style-name="T2">Considering the possibility that their plans be recognized and exposed by Muslims, they always have plans A, B and C ready in their minds in order not to get caught unprepared. Using their evil theatrics, they mobilize their plans in order according to the situation and circumstances. </text:span></text:p>
      <text:p text:style-name="P22">There is one more method the hypocrites use to escape when all their plans have run out and when they realize that they have been caught: giving the impression that '<text:span text:style-name="T2">they are completely out of control and unpredictable'. </text:span></text:p>
      <text:p text:style-name="P22">To be convincing, they first start by causing disturbance out of an invalid excuse. They reinforce it with disturbing facial expressions, language and tone of voice. <text:span text:style-name="T2">They give the impression that they are having a nervous breakdown. </text:span>This is a part of the plan to convince everyone that '<text:span text:style-name="T2">they have begun to lose control'. </text:span>They thus try to make Muslims '<text:span text:style-name="T2">uncomfortable and uneasy', </text:span>implying that they are capable of hurting themselves or the Muslims any moment. Their true intention is taking advantage of the calming demeanor and good intentions of the Muslims and using this disturbed appearance as a leverage, so that they can <text:span text:style-name="T2">'drive a bargain' </text:span>in return for turning back to their normal behavior. With this play, hypocrites display their <text:span text:style-name="T2">'surprising talent at acting', </text:span>skillfully complete their play like they are on stage. And after acting that scene, they present their conditions to calm down. </text:p>
      <text:p text:style-name="P22"><text:span text:style-name="T2">Muslims though, are perfectly aware of their acts, as well as their detailed, multi-tiered plans of A, B and C. </text:span>And they never allow the atmosphere of tension and unease to build, which is what the hypocrites sought in the first place. They always talk in a reconciling and calming tone, and make sure that things develop in the best interests of Islam. </text:p>
      <text:p text:style-name="P24"/>
      <text:h text:style-name="P35" text:outline-level="2">As hypocrites wrongly suppose that they haven't been detected, they don't realize that they are giving themselves away ever more clearly </text:h>
      <text:p text:style-name="P22"><text:span text:style-name="T2">Muslims approach with fine manners to anyone among them that claims to be a Muslim and acts like one and give them the benefit of the doubt. </text:span>Even if they see an abundance of signs of a hypocritical character on a person, they do their best to save him from satan's influence and lead him to sincere faith and good morals. For this reason, they never say to anyone <text:span text:style-name="T2">"you </text:span><text:soft-page-break/><text:span text:style-name="T2">are a hypocrite," </text:span>or "<text:span text:style-name="T2">you're acting like this for hypocritical reasons," </text:span>even if they have doubts that they might be. They respond to their even the most evident devilish acts using their reason and conscience and in line with the Qur'anic morality. </text:p>
      <text:p text:style-name="P22">Surely enough, even if Muslims act with good manners to those people who display many characteristics of the hypocrites in their character, behaviors and speech, they never let their guards down and take measures to protect themselves from these individuals whom they suspect and do not trust. They quietly observe their sly moves to decipher their true intentions and character. </text:p>
      <text:p text:style-name="P22">Hypocrites, on the other hand, are none the wiser about this vigilance and assessment of the Muslims. They misinterpret this silence of the Muslims and <text:span text:style-name="T2">imagine that they are undetected and that they can live amongst them without ever getting spotted. </text:span>Because they are sure that they are not exposed, they have no qualms about stepping up their hypocritical acts freely and without needing to take any measures, all the while inadvertently cementing Muslims' opinions of them. </text:p>
      <text:p text:style-name="P22"><text:span text:style-name="T2">We can compare the situation of the hypocrites to a small sea creature that hides under a shell and walks with it. </text:span>For an outsider, a shell that is walking will make it obvious that<text:span text:style-name="T2"> 'underneath it, there is a creature with legs'. Hypocrites are just like this. They build a shell for themselves and walk with it. But since they are foolish, they don't understand that everyone can notice them. </text:span>Foolishly, they will think that they can secretly conspire against Muslims. However, that they believe that their sly games, treacherous ambushes, and their efforts against Muslims <text:span text:style-name="T2">'go unnoticed', 'will make them give themselves away ever more clearly'. </text:span></text:p>
      <text:p text:style-name="P22">In the Qur'an, with the verse "… <text:span text:style-name="T2">God brought out what you were hiding"</text:span> (Surat al-Baqara, 72), it is made clear that everything that people might think will be kept hidden will be revealed one by one. In another verse God says, "… <text:span text:style-name="T2">God will expose everything you are afraid of"</text:span> (Surat at-Tawba, 64). </text:p>
      <text:p text:style-name="P22">The hypocrites, who step up their devious games and plans, thinking that they keep themselves hidden, are unaware of this fact. God reveals that in the hereafter, '<text:span text:style-name="T2">what confronts them will be something they never expected, and will turn into an evil punishment for them':</text:span></text:p>
      <text:p text:style-name="P30">If those who did wrong owned everything on earth, and the same again with it, they would offer it as a ransom to save themselves from the evil of the punishment on the Day of Resurrection. What confronts them from God will be something they did not reckon with. (Surat az-Zumar, 47)</text:p>
      <text:p text:style-name="P22"/>
      <text:p text:style-name="P22"/>
      <text:p text:style-name="P22"><text:span text:style-name="T3">ADNAN OKTAR: </text:span>[<text:span text:style-name="T3">Listening to] the signs of hypocrites would scorch the hypocrites; it devastates satan and the hypocrites as if you have burnt them up by pouring gasoline on them. They go mad as they hear these signs explained, they would not want to listen to them; they would close their ears with their hands and go crazy so to speak. </text:span><text:soft-page-break/>Hearing the signs of the hypocrites cause great pain for the hypocrites. <text:span text:style-name="T3">God has explained the signs of the hypocrites in the verses of the Qur'an since that pains them greatly. He did so to save Muslims and to punish the hypocrites. </text:span>They admit that it is a torment for them; hypocrites state themselves that it pains them greatly and that they do not want to hear about these signs, they close their ears with their hands, this is something we are told of in the Qur'an. They suffer greatly from hearing the signs of the hypocrites talked about. <text:span text:style-name="T10">(A9 TV, May 18</text:span><text:span text:style-name="T7">th</text:span><text:span text:style-name="T10">, 2016)</text:span></text:p>
      <text:p text:style-name="P30">"Indeed, every time I called them to Your forgiveness, they put their fingers in their ears, wrapped themselves up in their clothes and were over-weeningly arrogant." (Surah Nuh, 7)</text:p>
      <text:p text:style-name="P22"/>
      <text:p text:style-name="P22"/>
      <text:h text:style-name="P35" text:outline-level="2">Listening to the signs of hypocrites is one of the things that pain the hypocrites the most </text:h>
      <text:p text:style-name="P22">One of the things that pain the hypocrites the most, that scorch their souls, is <text:span text:style-name="T2">"having to listen to the verses of the Qur'an that reveal the secrets of hypocrisy and that uncover the characteristics of the hypocrites."</text:span> That is because that would thwart all their plots, uncover their secrecy and completely prevent their ability to act slyly. </text:p>
      <text:p text:style-name="P22"><text:span text:style-name="T2">Indeed hypocrites are only able to live their hypocrisy as they like, by means of their 'slyness' and 'secrecy'. </text:span>When such means are taken away from them, they would have their hands tied. <text:span text:style-name="T2">Hypocrites would no longer be able to easily act in an environment in which all their sly methods are openly exposed and everyone knows about 'the devilish artistry of the hypocrites'</text:span>. That is because Muslims around them would understand all the plots they devise in no time at all and those looking at them would instantly realize that all their acts are those of a hypocrite. So the hypocrites would thus be unable to find a life space for themselves and would have to stop such acts. </text:p>
      <text:p text:style-name="P22"><text:span text:style-name="T2">The hypocrites,</text:span> who are well aware of these facts,<text:span text:style-name="T2"> would not want Muslims to carry out any activity that explain the falsehood of hypocrisy. They wouldn't want Muslims to talk about the verses of the Qur'an relating to the hypocrites, to have faith-related discourses about the characteristics of the hypocrites, to write about these topics or to share such information neither in their social media accounts nor in TV channels, periodicals or books. They would try to prevent these activities as best as they can. </text:span>They intend to distract those who carry out such activities or prevent their studying sometimes by taking their time with idle talks, sometimes by leaving them sleepless, sometimes by tiring and wearing <text:soft-page-break/>them down with idle works and sometimes by making noise or raising the volume of the radio or the TV in their studying environments. </text:p>
      <text:p text:style-name="P22"><text:span text:style-name="T2">Being unable to prevent such activities despite all these efforts and all these plots enrages the hypocrites. </text:span>While the hypocrites are perfectly decoded, making sure that everyone has instant access to this information would make the hypocrites get into a panic. They feel terrified thinking about the harms all these could bring them. </text:p>
      <text:p text:style-name="P22">Having to listen to the verses of the Qur'an about the signs of the hypocrites and the explanations in this regard would cause the hypocrites go even madder, become wilder and be seized by fear. </text:p>
      <text:p text:style-name="P22">In Surah Nuh, God informs us that every time the Prophet Noah (pbuh) called the hypocrites and the unbelievers around him to the Qur'an; every time he called them to be saved from hypocrisy and disbelief, these people '<text:span text:style-name="T2">never wanted to listen'</text:span> to this call. Just like it is explained in the verse, when other Muslims communicate the morality of the Qur'an to the hypocrites and tell them about their insincerity, as the Prophets did, they start looking for a place to hide, not to hear the things they are told. <text:span text:style-name="T2">If the subject came up during a conversation, they either open another topic instantly and try to close it or come up with an excuse and wander away from that environment. If they hear this conversation of the Muslims from another room, they instantly close their doors and turn up the volume on their stereos or televisions to muffle the sound of their speaking. If they hear the verses about the hypocrites and their explanations on a television channel, radio or over the Internet broadcast, they then instantly turn off the TV or turn down the volume or change the channel. Or they make noise and try to prevent others from listening to it as well as themselves. </text:span>In a verse, God informs us about this attitude of the hypocrites as follows:</text:p>
      <text:p text:style-name="P30">When Our signs are recited to such a person, he turns away arrogantly as if he had not heard, as if there was a great weight in his ears. So give him news of a painful punishment. (Surah Luqman, 7) </text:p>
      <text:p text:style-name="P22">In this verse God says that the hypocrites <text:span text:style-name="T2">'turn away arrogantly'</text:span> and not listen to what's being said. The hypocrites deliberately and wittingly avoid listening to the things that are said. In their twisted minds, they thus engage in an <text:span text:style-name="T2">'act'</text:span> against Muslims and try to give the message that <text:span text:style-name="T2">'whatever you do, whatever you keep explaining, I am not listening to you and I am not influenced by the things you are talking about'. </text:span>With this act the hypocrites try to openly demonstrate Muslims around them that <text:span text:style-name="T2">'they don't want to be saved from hypocrisy,'</text:span> that <text:span text:style-name="T2">'they have no intention to be sincere,'</text:span> and that <text:span text:style-name="T2">'they are determined to continue with their insidious lives.' </text:span></text:p>
      <text:p text:style-name="P22">What is remarkable here is the foolishness of hypocrites. <text:span text:style-name="T2">Hypocrites imagine that they can handle everything and solve the issue simply by avoiding hearing about the information regarding the characteristics of the hypocrites. </text:span>However, even if they don't hear about it, all Muslims learn about the details of the filthy world of the hypocrites and thus attain an <text:soft-page-break/>understanding that helps identify them. <text:span text:style-name="T2">Only the hypocrites do not listen, but the whole world learns about the characteristics of the hypocrites from various channels such as television, radio, Internet; read about it from all periodicals, books and articles. </text:span>However the hypocrites do not attach importance to the whole world learning about their insidious ways and imagine that only their not listening would be enough to protect their insidious systems. </text:p>
      <text:p text:style-name="P22">In a verse of the Qur'an, God informs us about the <text:span text:style-name="T2">'foolish methods'</text:span> of the hypocrites and their <text:span text:style-name="T2">'hope to be successful by attaining results with such methods,'</text:span> as follows: </text:p>
      <text:p text:style-name="P30">Those who are unbelievers say, "Do not listen to this Qur´an. Drown it out so that hopefully you will gain the upper hand." We will make those who are unbelievers suffer a severe punishment and repay them for the worst of what they did. (Surah Fussilat, 26-27)</text:p>
      <text:p text:style-name="P22">The words <text:span text:style-name="T2">"Do not listen to this Qur'an. Drown it out" </text:span>is a devilish<text:span text:style-name="T2"> 'method of resistance' </text:span>satan whispers to all unbelievers and hypocrites so that they don't get close to faith. The hypocrites fully apply this method they have learned from satan and avoid the communication they are given so as to avoid hearing a single word against hypocrisy. God explains this mental state of the hypocrites in a verse as follows; <text:span text:style-name="T2">"those whose eyes were blind to My remembrance and whose ears were unable to hear [the Qur'an]."</text:span> (Surat al-Kahf, 101)</text:p>
      <text:p text:style-name="P22">The hypocrites clearly express and reveal their determination, that they do not want to listen to the verses and talks about hypocrisy that display their satanic world. <text:span text:style-name="T2">However there is another important point that should be known in this regard: The hypocrites would not understand these verses of the Qur'an and their explanations that they meticulously avoid listening to, even if they actually listened to them. </text:span></text:p>
      <text:p text:style-name="P22">As God informs us in the Qur'an with the verse that reads "Say: ´It is guidance and healing for people who have faith. <text:span text:style-name="T2">Those who do not have faith have heaviness in their ears and for them it is blindness. Such people are being called from a very distant place'"</text:span> (Surah Fussilat, 44), there is heaviness in the ears of the hypocrites towards the verses of the Qur'an. Even if they hear those explanations, they can't understand, they can't grasp their meaning and cannot sincerely be influenced by them. God explains their state as <text:span text:style-name="T2">'blindness.'</text:span> As God explains with the words, <text:span text:style-name="T2">"Such people are being called from a very distant place",</text:span> what they hear feels like a call from a distant place and do not reach their hearts and create an impact. </text:p>
      <text:p text:style-name="P22">Indeed, the unbelievers of the time explained their situation to the Prophet Jethro (pbuh) saying: <text:span text:style-name="T2">"Jethro, We do not understand much of what you say…"</text:span> (Surah Hud, 91). Although the Prophet Jethro (pbuh) preached them for years, because they did not want to listen to what he had to say and they did not take what they were told personally, they turned away saying<text:span text:style-name="T2"> "we do not understand what you say</text:span>." </text:p>
      <text:p text:style-name="P22"><text:soft-page-break/>All the information given in the Qur'an about this clearly reveals that only Muslims benefit from reading the verses of the Qur'an, from the explanations of the signs of the hypocrites and that those who are determined in their hypocrisy are not at all influenced by them. While Muslims listen to these explanations and thus find the opportunity to correct their errors, the hypocrites refrain from hearing these explanations right from the beginning since they have no intention of changing and abandoning their hypocrisy. In a verse of the Qur'an, God says, <text:span text:style-name="T2">"The buildings they have built will not cease to be a bone of contention in their hearts, until their hearts crumble to pieces…"</text:span> (Surat at-Tawba, 110) and informs us that hypocrites would not give up hypocrisy until their hearts are cut to shreds and that they would continue to resist faith. </text:p>
      <text:p text:style-name="P22"/>
      <text:h text:style-name="P35" text:outline-level="2">Hypocrites do not come to heel; they do not give up their hypocrisy no matter what and they find a new way of 'acting up' every time they are caught </text:h>
      <text:p text:style-name="P22">Hypocrites want to be in contact with the unbelievers at every turn, in every sphere. To this end, they secretly carry out insidious activities. However God grants His sincere servants <text:span text:style-name="T2">'a superior wisdom and understanding to judge between right and wrong,' something that the hypocrites do not have. </text:span>For that reason those, who have faith, easily spot the plots of the hypocrites and assume an attitude that would thwart these plots. They reveal the insincerity of the hypocrites with all the details and clarity and thus make them unable to take another single step towards that direction. For instance if there is a system based on unbelief to which the hypocrites lean on and seek interest from, Muslims discern this instantly, and uncover and bring down this system of unbelief worldwide. This way, the hypocrites are left alone; all their cohorts abandon them. At this juncture, another important characteristic of the hypocrites comes to light. Hypocrites do not give up their hypocrisy even in the harshest of conditions. If they lose the means they have in their hands, they try to find yet other means to embark on a brand new insincere action. In the Qur'an, God informs us that the hypocrites would go on with their hypocrisy until their hearts crumble to pieces:</text:p>
      <text:p text:style-name="P30">The buildings they have built will not cease to be a bone of contention in their hearts, until their hearts crumble to pieces. (Surat at-Tawba, 110) </text:p>
      <text:p text:style-name="P22">As it is described in the verse, <text:span text:style-name="T2">there is no coming to heel or calming down for the hypocrites</text:span>. They constantly act ignominiously and play games. <text:span text:style-name="T2">Every time they are caught, they go on with a new form of action.</text:span> Every time they are saved from a form of immorality, they instantly start searching of <text:soft-page-break/>another, a new form of malice. Every time their sly ways are uncovered, they get into a new form of immorality, a new dimension of slyness, a new form of action. </text:p>
      <text:p text:style-name="P22"/>
      <text:p text:style-name="P22"/>
      <text:p text:style-name="P22"><text:span text:style-name="T3">ADNAN OKTAR: </text:span>T<text:span text:style-name="T3">he verses about the hypocrites, the verses about the unbelievers are all for believers. That is because the unbelievers and the hypocrites would not be influenced by these verses, only believers would. These verses create a profound impact on the hearts of believers. That is why we are explaining these to believers, to those who believe.</text:span> The hypocrites and the unbelievers inwardly feel a rage and anger when they hear the explanations of these verses. Their hatred increases. God says that it would have no impact on them other than increasing their anger and hatred. God says, <text:span text:style-name="T3">"Each time a surah is sent down there are some among them who say, ´Which of you has this increased in faith?" They increase the faith of the believers, and the hatred and anger of the hypocrites. Believers improve themselves and unbelievers become even worse. Hypocrites become even worse. Hypocrites become even more insidious, even fiercer. Their hearts darken even further while the hearts of believers are enlightened and freshen up.</text:span> (<text:span text:style-name="T10">A9 TV, May 26</text:span><text:span text:style-name="T7">th</text:span><text:span text:style-name="T10">, 2016</text:span>)</text:p>
      <text:p text:style-name="P22"/>
      <text:p text:style-name="P22"/>
      <text:h text:style-name="P35" text:outline-level="2">Hypocrites fail to hide the "signs of hypocrisy" on them </text:h>
      <text:p text:style-name="P22">Something regarding the hypocrites, God creates as a miracle and as a blessing for Muslims is that <text:span text:style-name="T2">'whatever they do, hypocrites would not be able to prevent the signs of hypocrisy from appearing on them.' </text:span>Hypocrites have devilish brains. And they are very well aware of the fact that Muslims can recognize and spot the hypocrites, by observing their sly and insidious manners. Normally one would expect that the hypocrites, by making use of their brains and with the help of satan, would be able to prevent the formation of the evidence that would reveal their hypocrisy or to remove such evidence. However, God does not let the hypocrites play this game. <text:span text:style-name="T2">God has created the hypocrites in a way that they would be unable to hide the signs of hypocrisy that appear on them. </text:span></text:p>
      <text:p text:style-name="P22">In a verse God informs us that Muslims would be able to <text:span text:style-name="T2">'know the hypocrites by their facial expressions and by their speech'</text:span>: </text:p>
      <text:p text:style-name="P30">If We wished, We would show them to you and you would know them by their mark and know them by their ambivalent speech. God knows your actions. (Surah Muhammad, 30)</text:p>
      <text:p text:style-name="P22"/>
      <text:p text:style-name="P22"/>
      <text:p text:style-name="P22"><text:soft-page-break/><text:span text:style-name="T3">ADNAN OKTAR: The hypocrite is a satan in the form of a human that comes up to Muslims. Hypocrites are known by their signs. And the hypocrites would not be able to rid themselves from these signs. For instance, normally one would know that he would be known as a 'hypocrite' when these signs appear on him; one would normally know this and abandon such behavior. But the hypocrites do not abandon such behaviors. </text:span>They tell lies over and over, they play games over and over, they cry and act disgustingly over and over again, they establish secret connections and act against Muslims again. All they tell would be lies again, they act avariciously again and do all kinds of vileness again and again. This is a characteristic of the hypocrites. That is why, in the verse God says the hypocrites won't change <text:span text:style-name="T3">'until their hearts crumble to pieces'. </text:span>They would never change unless their hearts crumble to pieces, He says. They are very ferocious creatures." (<text:span text:style-name="T10">A9 TV, January 23</text:span><text:span text:style-name="T7">rd</text:span><text:span text:style-name="T10">, 2016</text:span>)</text:p>
      <text:p text:style-name="P22"><text:span text:style-name="T3">ADNAN OKTAR: "Normally, the hypocrites should be able to see this and abandon their ways even before Muslims say 'you have these characteristics of hypocrites,' shouldn't they? That is because that would reveal their hypocrisy explicitly. We describe the hypocrites in details but they still cannot abandon their ways. That is metaphysical, that is evidence that they are true hypocrites. Normally, one would expect the hypocrites not to present evidence against themselves. They should be avoiding showing these signs since they would then be caught and they should be avoiding them simply not to be caught. But they cannot get rid of them and show those signs in any case. </text:span>I am saying this because they will certainly be showing those signs. So if you see such signs, know that they are hypocrites. Look at their posts on the internet, you would understand from their postings as well. Look at what they write, you would understand it from their writings as well. When you talk to them, you would understand it from their speeches as well. You would understand it from everything they do. By the will of God, they can be spotted. Even though it won't be clearly revealed, Muslims would know it in their hearts to a great extent. <text:span text:style-name="T10">(A9 TV, January 23</text:span><text:span text:style-name="T7">rd</text:span><text:span text:style-name="T10">, 2016)</text:span></text:p>
      <text:p text:style-name="P22"/>
      <text:p text:style-name="P22"/>
      <text:p text:style-name="P13"/>
      <text:h text:style-name="P33" text:outline-level="1">HYPOCRITES' PLANS <text:line-break/>TO LEAVE MUSLIMS</text:h>
      <text:p text:style-name="P22"/>
      <text:p text:style-name="P22"/>
      <text:h text:style-name="P35" text:outline-level="2">Hypocrites Have A Constant Tendency To Run Away But They Cannot Leave Behind the Interests They Attain from Muslims </text:h>
      <text:p text:style-name="P22">Hypocrites are strange beings. They have a profound admiration for unbelievers and a great yearning for the life they lead. They are full of anger, hatred and rage toward Muslims. But what is interesting is that <text:span text:style-name="T2">even though they are free to leave Muslims and go to their unbelieving friends any time they like, they persistently prefer to live among Muslims. </text:span></text:p>
      <text:p text:style-name="P22">As has been explained since the beginning of this book, there are of course many reasons for that. However, one of the most important reasons is that '<text:span text:style-name="T2">hypocrites do not wish to leave behind the benefits they attain while living among Muslims'</text:span>. The wealthier Muslims become, the stronger they get, the more successful they become, and thus the greater the dimensions of the interests the hypocrites attain. And this causes hypocrites to <text:span text:style-name="T2">'hesitate and postpone their departure'</text:span> even though they inwardly have a great desire to go running to the side of the unbelievers. </text:p>
      <text:p text:style-name="P22">Every time they want to leave, they are obligated to choose between the life they yearn for among unbelievers and the material and spiritual blessings Muslims possess. <text:span text:style-name="T2">"Should they stay with the Muslims and benefit from them or should they instantly side with the unbelievers to benefit from the doors their friends would open for them and make use of the means they would offer?"</text:span> "<text:span text:style-name="T2">What if their friends among the unbelievers let them down?" "What if they don't keep their promises?" "What if they are left unemployed?" "What if they no longer hold them in such high esteem?" "What if the conditions they would face there are not as good as what they have while they are with Muslims?" "What if they are left devoid of the blessings they now have access to?" </text:span>Hundreds of other questions similar to these keep their minds busy almost every single day. They calculate this numerous times every day. And they try to get a promise out of their friends among the unbelievers, to give them assurance about it. </text:p>
      <text:p text:style-name="P22">All of this reveals the fact that the only reason for hypocrites' hesitation about leaving or not, is <text:span text:style-name="T2">'the problem of timing'.</text:span> <text:span text:style-name="T2">They try to find the best time to </text:span><text:soft-page-break/><text:span text:style-name="T2">leave by constantly 'questioning the means they would find among unbelievers and trying to see how the land lies before them'.</text:span> Every moment, hypocrites live by making preparations for this move. That is why, almost every day, they try to keep close contact with the unbelievers. Or, hypocrites want to take the most villainous action they can muster up against the Muslims right away and then go and join the ranks of the unbelievers right after that. But <text:span text:style-name="T2">all these calculations of interests render them indecisive. </text:span></text:p>
      <text:p text:style-name="P22">In a verse of the Qur'an, God informs us that hypocrites <text:span text:style-name="T2">'make all their calculations according to the benefits they could acquire,' </text:span>as follows: </text:p>
      <text:p text:style-name="P30">If it had been a case of easy gains and a short journey, they would have followed you, but the distance was too great for them. They will swear by God: "Had we been able to, we would have gone out with you." They are destroying their own selves. God knows that they are lying. (Surat at-Tawba, 42) </text:p>
      <text:p text:style-name="P22"><text:span text:style-name="T2">Hypocrites make their choices depending on the amount of benefits they could attain from Muslims and how easy it seems to attain them. If it had been a case of easy gains, they would postpone their leave for the unbelievers. </text:span>But if their gains would somehow be limited or completely restricted, then the means they are offered among the unbelievers would become more attractive and they would start implementing their plans to leave. </text:p>
      <text:p text:style-name="P22"/>
      <text:p text:style-name="P22"/>
      <text:p text:style-name="P22"><text:span text:style-name="T3">QUESTION:</text:span> <text:span text:style-name="T3">Why would hypocrites not go and live away from Muslims if they are in such misery and distress among Muslims?</text:span></text:p>
      <text:p text:style-name="P22"><text:span text:style-name="T3">ADNAN OKTAR: They cannot go away because they think that they would be able to carry out their evil acts better and do even more vileness when they remain among Muslims. They think that they can do more harm when they remain with them. They think that they would be devoid of the blessings Muslims have and that if they leave, they cannot harm them sufficiently. That is what they take into account. The hypocrites would leave the Muslims only if they have hope of doing more harm when they leave. </text:span>In the Qur'an, God says <text:span text:style-name="T3">"If they could find a bolt-hole, cave or burrow."</text:span> They would first try to attain that. If they find that place to take refuge in, they would then start to look for news of Muslims from afar. They would start to carry out acts against Muslims from afar. But when they are among Muslims, they think that they can continue to use Muslims' goods and possessions, and that they can strike against Muslims even better. That is why hypocrites are explained thoroughly and very extensively in the Qur'an. <text:span text:style-name="T10">(A9 TV, January 23rd, 2016)</text:span></text:p>
      <text:p text:style-name="P22"/>
      <text:p text:style-name="P30">They swear by God that they are of your number, but they are not of your number. Rather, they are people who are scared.If they could find a bolt-hole, cave or burrow, they would turn and scurry away into it. (Surat at-Tawba, 56-57)</text:p>
      <text:p text:style-name="P22"/>
      <text:p text:style-name="P22"><text:soft-page-break/></text:p>
      <text:h text:style-name="P35" text:outline-level="2">Hypocrites Delay Their Departure to be Able to Continue Harming Muslims </text:h>
      <text:p text:style-name="P22">Hypocrites have very cowardly and vile personalities. While living among Muslims and playing their cunning games against them, they live in a constant state of fear of being spotted and caught. <text:span text:style-name="T2">Hypocrites strongly fear that Muslims would distance themselves if the traps they have devised, their deceitfulness and cooperation with the unbelievers are revealed. That is because they would want to secure all the systems that they will build among unbelievers before they eventually leave Muslims. Being exposed and down when they are unprepared would be like death for them, so to speak. </text:span></text:p>
      <text:p text:style-name="P22">However, although hypocrites feel such '<text:span text:style-name="T2">a formidable fear</text:span>', they continue living with Muslims and carry on with their sly activities, albeit in fear, because of their ambition to harm Muslims. They think that when they depart, <text:span text:style-name="T2">they will lose their power to carry out their vileness</text:span> in an environment in which there are no Muslims and that <text:span text:style-name="T2">they will not be able to carry out such effective acts of vileness</text:span> as they can when they are with Muslims. <text:span text:style-name="T2">Surely hypocrites would continue with their enmity towards Muslims as they go to the ranks of the unbelievers and try to harm Muslims by continuing with their evil acts. </text:span>But hypocrites would derive <text:span text:style-name="T2">far more evil pleasure in carrying out all these sly activities insidiously and secretly </text:span>while they are still living among Muslims. Hypocrites would draw far more enjoyment from deceiving them while still living among them. Furthermore, while they are still living among Muslims they will have <text:span text:style-name="T2">far more types of means to carry out their vileness, their ignominy and infamy</text:span>.<text:span text:style-name="T2"> They have tens of different angles to work with: their voices, faces, gazes, mimics, looks and grumpiness. Their means to carry out all these when they are away from Muslims would be far less. </text:span></text:p>
      <text:p text:style-name="P22">On the other hand, inwardly, hypocrites have a great desire <text:span text:style-name="T2">'to go and side with the unbelievers as soon as possible and to be as far as possible from everything that would remind them of God and Islam'. </text:span>Because only then could they be alone with satan, and they believe that only then could they attain the devilish happiness they desire. </text:p>
      <text:p text:style-name="P22">Every moment they spend with Muslims, they bear witness to their joy, their peace, their unbreakable devotion and passionate love for one another. They are consumed with jealousy and this is a source of constant pain for them. And because of all those, they feel a great yearning with a desire to run away from them as soon as possible. </text:p>
      <text:p text:style-name="P22">Consequently, hypocrites live among Muslims, constantly calculating these aspects and they live<text:span text:style-name="T2"> 'agonizing over these gain and loss calculations'. When they believe that they have caused the greatest harm they can muster to Muslims from the inside, and that they have secured their </text:span><text:soft-page-break/><text:span text:style-name="T2">place among the unbelievers to their liking, hypocrites will then start to implement their plans for leaving Muslims</text:span>. To do that <text:span text:style-name="T2">they need to have a guarantee that their gains from the unbelievers will exceed their current gains from Muslims, </text:span>and also<text:span text:style-name="T2"> they need to have sufficiently harmed the Muslims from within.</text:span> Unless all of these conditions are met simultaneously, hypocrites will not leave Muslims and will continue with their insidious plots until they actually attain these means. </text:p>
      <text:p text:style-name="P22">There is a very important point that the hypocrites are unaware of while making all these calculations and devising all these devious plans. <text:span text:style-name="T2">Both hypocrites' staying among Muslims and their leaving would be auspicious for Muslims in any case.</text:span> Both their staying among Muslims and their leaving is a blessing from God for Muslims. Muslims' efforts to make religion prevail, despite the devious activities of such evil creatures, would increase the reward they would attain at the Sight of God. The departure of the hypocrites from the Muslim community, on the other hand, would create an amazing cleansing, enlightening and abundance for Muslims. <text:span text:style-name="T2">Consequently, whatever the hypocrites do, all their evil efforts eventually work in favor of the Muslims and every insidious effort they make end up auspiciously in Muslims' favor. </text:span></text:p>
      <text:p text:style-name="P22"/>
      <text:h text:style-name="P35" text:outline-level="2">Hypocrites Constantly Make Plans for the Filthy Life They Will Lead When They Depart </text:h>
      <text:p text:style-name="P22">Hypocrites are people who've turned hypocrisy and insidiousness into a lifestyle. They lead their lives among Muslims shamelessly, as if there is nothing wrong, all the while secretly carrying out activities against Muslims. While smiling at the faces of Muslims and making use of the means Muslims provide, their beautiful and self-sacrificing morality, the safe environment they provide, their incessant lenience and mercy, they sneakily devise plans to do the greatest harm to them. </text:p>
      <text:p text:style-name="P22">In their collaboration with the unbelievers, they constantly share information to reach these goals, carry out consultations, set traps and make new plans. All these actions are at the same time <text:span text:style-name="T2">'preparations for the new life the hypocrites will start among unbelievers.' </text:span>After they take their revenge from the Muslims they hate and succeed in causing great harm to them, the only goal of the hypocrites would be <text:span text:style-name="T2">'to make a new life for themselves among unbelievers.'</text:span> The basic characteristic of this new life they dream of is that <text:span text:style-name="T2">it will be far away from God, the Qur'an and Muslims. </text:span>The hypocrites dream of a life distanced from religion with their friends, among unbelievers, with the advocates of irreligiousness. </text:p>
      <text:p text:style-name="P22">Every day they live among Muslims, hypocrites keep these plans in mind. They will be ill at ease if they spend even a single day without thinking about them. The more they can develop their plans and the closer they come to realizing them, the more meaningful life will be for them. Hypocrites side with <text:soft-page-break/>Muslims with their tongues but they side with unbelievers in their hearts and dreams. That is why they constantly make preparations to go and live among unbelievers. </text:p>
      <text:p text:style-name="P22">Hypocrites always think about how they live when they one day go to unbelievers. <text:span text:style-name="T2">They do not like the discipline of Islam that beautifies one's heart and soul. Performing daily prayers, fasting, giving alms and making pilgrimages distress them </text:span>(surely all the acts of worship mentioned in the Qur'an are above such thoughts). They yearn for the day they will be saved from all these. <text:span text:style-name="T2">Furthermore, the hypocrites do not want to be clean but they desire to live in filth. </text:span>For example they find it difficult to be clean and well-groomed, and to bathe everyday. <text:span text:style-name="T2">They want to live in filth and infamy in that devilish life</text:span> they take for freedom. <text:span text:style-name="T2">Being able to use drugs as they like, to engage in fornication, theft or immorality, living in the pocket of evil people in bad environments are more appealing for them. They want to live by that depravation to the fullest in the dark world of unbelief. </text:span>Hypocrites constantly dream of living in such a dark world. </text:p>
      <text:p text:style-name="P22">Along with all these, their real dream is to be the <text:span text:style-name="T2">'greatest one'.</text:span> <text:span text:style-name="T2">Arrogance, egocentricity, looking down on others because of what they possess, putting on airs and aiming to come to the forefront </text:span>is all they aspire after. In their twisted minds, <text:span text:style-name="T2">'they aspire after ruling the world from their seats.'</text:span> Again, all these are dreams the hypocrites yearningly imagine that they would be living by when they go join the unbelievers. </text:p>
      <text:p text:style-name="P22">Yet another dream that they fantasize about is <text:span text:style-name="T2">'being able to embark on filthy adventures in the evil world of the unbelievers.'</text:span> <text:span text:style-name="T2">Being in contact with dark and dangerous people and doing dangerous things is what they dream of. </text:span>That is because hypocrites very much like getting involved in illegal acts, adventures, and filthy, dangerous and risky business. They are adventurous. Demoniac adventures are their indispensable ambitions. For instance, they go to the far end of the world and work on new ignominious acts there. Or they flee a location and get caught in another. The lives of the hypocrites go on groveling in such filth. And this dark, filthy world is their yearning. This is the life they constantly look for, dream of and make plans for. </text:p>
      <text:p text:style-name="P22"><text:span text:style-name="T2">They find the honest lives of Muslims to be very 'boring and abnormal'. 'A troubled, dangerous and filthy life'</text:span> is what hypocrites relish.<text:span text:style-name="T2"> </text:span>That's why they constantly try to make new friends and create new circles among unbelievers. They try to make a hit with them, currying favor with them in their own twisted minds just to ingratiate themselves in their favor. Since they are determined to go and join them one day, they look for ways to keep them handy by ingratiating themselves with the unbelievers. They keep everything ready just to be able to establish warm connections with them the moment they go to them and say <text:span text:style-name="T2">"Hello, I am no longer in touch with them,"</text:span> in the future, when they do eventually decide to leave the Muslims. </text:p>
      <text:p text:style-name="P22">Hypocrites constantly live with this yearning to leave Muslims as soon as possible and to go and join unbelievers. They imagine that they will only feel relieved and happy when they go join the unbelievers. Since they will be alone with satan and abandon all the acts of worship required by religion, they imagine in their feeble minds that then they will <text:span text:style-name="T2">'find comfort'</text:span>. The fact that they keep <text:soft-page-break/>dreaming about such a dark and filthy world even while they are living among radiant Muslims clearly reveals the true face of hypocrisy. </text:p>
      <text:p text:style-name="P22">Another dream of the hypocrites is <text:span text:style-name="T2">to be able to continue with their struggle against Muslims from afar, when they go join unbelievers.</text:span> The very thought that they could use the means of the unbelievers and be successful in their endeavors against the Muslims puts them at ease. That is because an important reason they do not immediately leave but remain with the Muslims is <text:span text:style-name="T2">'to harm them from the inside and gradually render them powerless against unbelievers.' </text:span>Hypocrites who do not want to leave simply because they do not want to stop these insidious activities feel relieved when they think that they can continue these activities when they join the unbelievers. </text:p>
      <text:p text:style-name="P22">Hypocrites firmly believe that they can realize these foolish dreams. That is because the hypocrites imagine that the order God ordained would certainly be defeated one day (God is surely above the thought). They regard Muslims as weak and powerless. Consequently, they believe that the unbelievers will definitely be victorious sooner or later. This belief among hypocrites is a profound desire and a passionate yearning, just like Muslims awaiting the dominion of Islamic morality. They fiercely believe that the proponents of satan will be victorious. That is why they never put their trust in God, Islam or Muslims. They expect that Muslims will definitely be defeated. </text:p>
      <text:p text:style-name="P22"><text:span text:style-name="T2">These dreams of hypocrites, however, are merely a deception. The system of the unbelievers and satan is doomed to be defeated. </text:span>It is God Who creates satan, the unbelievers and the hypocrites. He alone has the power to destroy them the moment He wills so. God only allows them for a certain amount of time. In the event that they use this time to their detriment, a bitter punishment awaits them both in this world and in the next. </text:p>
      <text:p text:style-name="P22">In a verse of the Qur'an, God says <text:span text:style-name="T2">"...God will not give the unbelievers any path against the Muslims."</text:span> (Surat an-Nisa', 141) This is what God has promised and God is the One Who never breaks His promises. </text:p>
      <text:p text:style-name="P22"/>
      <text:p text:style-name="P22"/>
      <text:p text:style-name="P10"/>
      <text:h text:style-name="P33" text:outline-level="1">MUSLIMS APPROACH <text:line-break/>HYPOCRITES WITH THE <text:line-break/>MORALITY OF THE QUR'AN</text:h>
      <text:p text:style-name="P22"/>
      <text:p text:style-name="P22"/>
      <text:h text:style-name="P35" text:outline-level="2">A Hypocrite Can Never Definitively Be Diagnosed As A "Hypocrite"</text:h>
      <text:p text:style-name="P30">If We wished, We would show them to you and you would know them by their mark and know them by their ambivalent speech. God knows your actions. (Surah Muhammad, 30)</text:p>
      <text:p text:style-name="P22">In this verse, God says <text:span text:style-name="T2">"If We wished, We would show them to you."</text:span> A Muslim can never make a definitive diagnosis about anyone and call him "<text:span text:style-name="T2">a hypocrite</text:span>." That is because no one is empowered to know the actual sincerity and faith in one's heart. This knowledge lies only in God's Sight. Concluding in this world that <text:span text:style-name="T2">a person is a hypocrite </text:span>is the same as saying <text:span text:style-name="T2">that person is definitely doomed to go to hell</text:span>. A Muslim can in no way arrive at such a conclusion about anyone. Believers know that the knowledge regarding this is hidden only in God's Sight. They also know that without knowing God's decree, it would be <text:span text:style-name="T2">unlawful </text:span>for them to arrive to such a conclusion. Even when evidence surfaces regarding one's hypocrisy, a Muslim can only remark, "<text:span text:style-name="T2">he has the characteristics of a hypocrite</text:span>" or "<text:span text:style-name="T2">he displays the morality of a hypocrite</text:span>." However, God says that He may relate to His messengers about these insincere people by means of revelation if He wills so. </text:p>
      <text:p text:style-name="P22">Nevertheless, in the same verse God also informs, "<text:span text:style-name="T2">you would know them by their mark." </text:span>From this verse we understand that <text:span text:style-name="T2">'the filthy, insincere and insidious soul of the hypocrites is manifested on their faces.' </text:span>God creates a sign of hypocrisy, one that can never be concealed, on the face of hypocrites who hide filth in their hearts. This is how He introduces Muslims to those people with whom they should be cautious. </text:p>
      <text:p text:style-name="P22">Along with this, God also draws attention with this verse to the insidious and hidden nature of hypocrites. Hypocrites are beings that can never be fully diagnosed. <text:span text:style-name="T2">If a definitive diagnosis could be made, Muslims would never keep these people among them; they would isolate them and not befriend them. </text:span>A hypocrite is "<text:span text:style-name="T2">a manifestation of satan</text:span>." <text:span text:style-name="T2">This being the case, just like Muslims avoid satan and try to keep their distance from him, if they were assured of the hypocrites, they would assume the same attitude. But because they can never be definitively sure about it, no matter how suspicious Muslims may be about people with the </text:span><text:soft-page-break/><text:span text:style-name="T2">character of a hypocrite, they can never arrive at a certain conclusion and they continue to keep these people in their community. </text:span></text:p>
      <text:p text:style-name="P22"><text:span text:style-name="T2">This is a special situation God creates as a requisite of Muslims' trial in this world. </text:span>The presence of a person with hypocritical character in a Muslim community surely brings many hardships along with it, against which Muslims must persevere. Although Muslims suspect certain people to be hypocrites, they patiently continue to approach them with the morality of the Qur'an, in the hope that one day they may be <text:span text:style-name="T2">rightly guided</text:span>. </text:p>
      <text:p text:style-name="P22"><text:span text:style-name="T2">However, each of these hardships leads to great blessings and beauties for the Muslims, both in this world and the hereafter. That is because a hypocrite, at the same time, is an important part of the Muslim's training in this world. </text:span>Witnessing flaws in the character of the hypocrite becomes instrumental for Muslims to be able to reconsider their own character, as a result of which they become more devoted Muslims with even deeper faith and more perfect morality. </text:p>
      <text:p text:style-name="P26"/>
      <text:h text:style-name="P35" text:outline-level="2">One Needs To Follow the Hypocrites Patiently and Cautiously, and Learn About Their Satanic Arts</text:h>
      <text:p text:style-name="P22">Since the beginning of history, God has created good and evil together and has wanted people to choose the right one by employing their conscience. No doubt if God willed so, He could have created the world as a place abounding with goodness and beauties alone. He might have never created evil. But with much hidden wisdom, God created good and evil together. </text:p>
      <text:p text:style-name="P22">Satan, the advocate and leader of evil, struggles to make wickedness and perversion dominate the world by inspiring his own philosophy in unbelievers and hypocrites. <text:span text:style-name="T2">Each hypocrite and unbeliever is a follower and soldier of satan. </text:span>Upon the instructions they receive from their leader, they make efforts to make sincere believers who advocate a <text:span text:style-name="T2">swerve from the true path and turn them into followers of satan. </text:span></text:p>
      <text:p text:style-name="P22"><text:span text:style-name="T2">This is one of the main commitments of hypocrites among Muslims; trying to spread satan's evil arts, his perverse world and insidious morality among Muslims. </text:span>That is why a hypocrite is a <text:span text:style-name="T2">'representative of satan',</text:span> who embodies '<text:span text:style-name="T2">the wicked arts of satan</text:span>', '<text:span text:style-name="T2">his insidious methods to divert people</text:span>' and <text:span text:style-name="T2">'his shady plots'. For this reason, in order to learn about and defeat satan's wicked arts, 'a hypocrite becomes an important instrument for observation' for Muslims. </text:span></text:p>
      <text:p text:style-name="P22">Hypocrites become instrumental for Muslims to understand the meaning of some verses of the Qur'an. The corrupted morality of these insincere people, the plots they hatch, and the insidious methods they employ become means to diagnose the character of the hypocrite much more accurately. If only sincere <text:soft-page-break/>believers were present in a Muslim community, that would surely be a blessing. <text:span text:style-name="T2">No one likes to coexist with hypocrites; no one likes to feel their presence. </text:span>But once this becomes the case, it never turns out to be a harm for Muslims. <text:span text:style-name="T2">In contrast, the presence of hypocrites always turns out to be good for Muslims. For a Muslim, each of the evil acts carried out by hypocrites every day, every word they utter, and every insidiousness they carry out, present a new opportunity for observation and analysis. </text:span></text:p>
      <text:p text:style-name="P22">Hypocrites are thus instrumental in improving Muslims' wisdom. Observing the hypocrite himself is an important guide for Muslims when comprehending <text:span text:style-name="T2">'the character of the hypocrite'</text:span> depicted in the Qur'an. In the absence of hypocrites, the details and intricate points relating to this character could not be very well understood. However, as the statement <text:span text:style-name="T2">"the beacon of satan will illuminate the darkness at your destination" </text:span>(<text:span text:style-name="T9">Mason Dergisi</text:span> [The Masonic Journal], vol.29, p.23) accentuates, '<text:span text:style-name="T2">the light presented by the hypocrite shows us the entire world'</text:span>. In other words, the beacon of their dark world enlightens many places in which Muslims can see many things. Otherwise, without the presence of hypocrites, it would be very difficult for Muslims to see and recognize the methods of hypocrites on their own. </text:p>
      <text:p text:style-name="P22">That is why hypocrites must be left to their own devices so that Muslims can observe them well. <text:span text:style-name="T2">As long as they assume that they are not being noticed, they will continue to apply the most insidious and evil arts they have learned from satan, and thus give Muslims the opportunity to observe and monitor them. This will enable the Muslims to understand the methods of the hypocrites down to the tiniest detail. This way they can render the activities of satan and hypocrites ineffective very easily. It is much more rational to analyze the hypocrites without letting them notice it rather than implying that they have been noticed because this would lead the hypocrites to disguise themselves. </text:span>Both our Prophet (pbuh) and the Prophet Moses (pbuh) employed this method against the hypocrites around them and thus monitored them very carefully. </text:p>
      <text:p text:style-name="P22">As long as they are not spotted by Muslims, hypocrites keep acting shamelessly and dishonorably because they don't believe that God sees and knows everything they do. Hypocrites only attach importance to <text:span text:style-name="T2">what people say</text:span>. Once they believe that they can hide themselves from other people, they brazenly continue their hypocrisy and their sneaky plots. God turns this recklessness of the hypocrites into a blessing for Muslims. Because of hypocrites, Muslims attain profundity in the spiritual sense and become more powerful.</text:p>
      <text:p text:style-name="P22"/>
      <text:p text:style-name="P22"/>
      <text:p text:style-name="P28">QUESTION: Would someone who listens to the signs of hypocrisy and reforms himself be a hypocrite?</text:p>
      <text:p text:style-name="P22"><text:span text:style-name="T3">ADNAN OKTAR:</text:span> He would never be a hypocrite. <text:span text:style-name="T3">If he is affected by the verses about hypocrites, then he is a Muslim. </text:span>He can't be a hypocrite. There are some of our brothers who ask, "Am I a hypocrite?" Does this verse make any impact on you? If so, then you cannot be a hypocrite. <text:span text:style-name="T3">If he mocks the verses of the Qur'an, if he continues to deride them and ignore </text:span><text:soft-page-break/><text:span text:style-name="T3">them, may God forbid, then he is a hypocrite. If you are affected by them, then you are a radiant believer. </text:span>The one who is affected is called a '<text:span text:style-name="T3">believer</text:span>' because signs of hypocrisy may manifest itself in every Muslim. This applies to everyone without exception. It may exist not in a particular person or a group but it exists in every Muslim. Yet only Muslims are affected by the verses of the Qur'an. Only Muslims take them personally. <text:span text:style-name="T3">If he takes them personally and corrects himself, if he says, "this addresses me, I should reform myself", then he is a pure believer. But if he mocks, laughs up his sleeve and does not attach any importance to, or if he furthermore is surprised by, the attitude of believers, then he is a hypocrite. </text:span>The verses about hypocrites concern believers. A hypocrite just laughs them off. Those verses exist so that we can diagnose those people. If a believer is affected, that means that God is guiding him, that He gives him beauty and healing. <text:span text:style-name="T10">(A9 TV, May 19</text:span><text:span text:style-name="T7">th</text:span><text:span text:style-name="T10"> , 2016)</text:span></text:p>
      <text:p text:style-name="P22"><text:span text:style-name="T3">QUESTION:</text:span> <text:span text:style-name="T3">Can a believer question himself with hypocrisy?</text:span></text:p>
      <text:p text:style-name="P22"><text:span text:style-name="T3">ADNAN OKTAR: If a believer questions himself with hypocrisy, then he is not a hypocrite. A hypocrite never attributes hypocrisy to himself. </text:span>He is insolent; he pretends as if he has not understood anything. A hypocrite is dishonorable. But a believer fears it a lot. <text:span text:style-name="T3">He seeks refuge in God and prays that no signs of hypocrisy and irreligion ever manifest themselves in him. </text:span>He reads the signs of hypocrisy and shares them with others, warning them:<text:span text:style-name="T3"> "let us all avoid the signs of hypocrisy." </text:span>But a hypocrite acts as if such an issue never existed; he never accepts such an issue. If someone brings up the subject, he never turns it upon himself. Instead, a hypocrite continues his hypocrisy and impudence with a totally satanic religion. <text:span text:style-name="T10">(A9 TV, January 23</text:span><text:span text:style-name="T7">rd</text:span><text:span text:style-name="T10">, 2016) </text:span></text:p>
      <text:p text:style-name="P22"/>
      <text:p text:style-name="P22"><text:span text:style-name="T3">ADNAN OKTAR: They live among Muslims with their dark souls but hypocrites are actually very important figures that increase the power of believers. </text:span>They are very important. <text:span text:style-name="T3">That is because hypocrites give rise to tremendous enthusiasm in believers. Hypocrites deepen Muslims' zeal and power and their commitment. The wealth and power of believers increases more, which</text:span> annoys the hypocrites. Then, in order to annoy the hypocrites and to earn God's approval, the believers start to make more powerful attacks.<text:span text:style-name="T3"> The existence of hypocrites is one of the most important things that removes monotony and lethargy and awakens the believer, lifting his spirit. There is no other power having an effect like that of the hypocrite; as the power given by God. The hypocrites make a Muslim feel most animated and injects the most zeal. For instance, it is the hypocrites that impel believers to write books, become wealthier to spread the message of Islam, carry out more activities with greater impact and expedite their actions. Hypocrites help believers think more technically and rationally. Hypocrites eradicate lethargy and laziness. </text:span>Otherwise, because the irreligious ones make themselves apparent and because their impact is poor, the struggle of believers against the irreligion might have been more passive and weaker. However when there are hypocrites around, the power of a Muslim increases tremendously. In other words, <text:span text:style-name="T3">in such a case, a Muslim becomes strongly mobilized. Since hypocrites are a grave </text:span><text:soft-page-break/><text:span text:style-name="T3">scourge, the impact of hypocrites on the body is not like the flu or a cold: it is a cancer. The body initiates a great attack, employing all its means. </text:span>In the same way,<text:span text:style-name="T3"> </text:span>Muslims take all measures that will cut through that horrible darkness, that filth. While they take that precaution, their rewards become very great.<text:span text:style-name="T3"> By means of hypocrites, believers earn many blessings. Let's say believers earn one merit because of irreligious people; they will earn one million merits because of hypocrites. Sometimes these merits will increase enormously based on the severity of situation; it depends on the attack of the hypocrite. </text:span><text:span text:style-name="T10">(A9 TV, June 4, 2016)</text:span></text:p>
      <text:p text:style-name="P22"/>
      <text:p text:style-name="P22"/>
      <text:h text:style-name="P35" text:outline-level="2">Learning About the Signs of Hypocrisy Benefits Muslims </text:h>
      <text:p text:style-name="P22">In a hadith, our Prophet (pbuh) explained the difference between hypocrites and Muslims with the words:. <text:span text:style-name="T2">"By God, Who there is no god except Him, there has never passed away or lived a believer except he was afraid of hypocrisy. And there has never passed away or lived a hypocrite except he believed he was safe from hypocrisy." </text:span><text:span text:style-name="T9">(Bukhari, ''Iman'', 36; Abu Bakr Ja'far al-Firyabi, Sifat an-Nifaq, Beirut 1985, p. 60)</text:span> A person who fears God when he learns about the signs of hypocrisy is called a Muslim. No matter how morally upright he may be, a faithful person ponders all admonitions and reminders given in the Qur'an without making any discrimination between them. </text:p>
      <text:p text:style-name="P22">This is the attitude of a sincere Muslim, because God proclaimed in the Qur'an: "<text:span text:style-name="T2">No indeed! Truly man is unbridled seeing himself as self-sufficient." </text:span>(Surat al-Alaq: 6-7) In these verses, it is related that <text:span text:style-name="T2">people who regard themselves as self-sufficient and superior and who think that they don't need anything will go rampant and swerve from the right path</text:span>. That is why Muslims ponder upon these verses and <text:span text:style-name="T2">take a lesson from every sign of hypocrisy and immediately reform themselves. They try to improve their morality, attitudes and the way they speak. </text:span></text:p>
      <text:p text:style-name="P22">While Muslims relate the signs of hypocrisy, they never regard themselves as contented. That is because these verses of the <text:span text:style-name="T24">Qur'an address </text:span><text:span text:style-name="T4">Muslims </text:span><text:span text:style-name="T24">the most</text:span>. Each verse of the Qur'an addresses all human beings. Consequently, while Muslims explain the verses about hypocrites, they primarily address themselves, and not a particular group. They take each and every sign of hypocrisy personally, and while they talk about these signs, they do so by taking them all to heart. </text:p>
      <text:p text:style-name="P22">Indeed hypocrites, in their own feeble minds, never deal with these verses and such statements of Muslims. It is the Muslims alone who are affected by these verses. It is Muslims alone who read the Qur'an and heed the admonitions therein. The hypocrites, on the other hand, do not even turn their ear to these remarks. They neither listen to nor understand them. Every word Muslims hear, however, grants them robustness in the sense of their faith, an openness of mind <text:soft-page-break/>and vigilance. They seize the opportunity to correct even the slightest fallacy in their hearts. </text:p>
      <text:p text:style-name="P28">Consequently, everything written down and told impacts Muslims. Since unbelievers do not adopt Islam from the very beginning, they never take what is told to heart. Hypocrites are already hostile to God and religion. They don't accept anything they are told. The only ones who will ponder over these issues and comprehend them are genuine Muslims, the friends of God. </text:p>
      <text:p text:style-name="P22"/>
      <text:h text:style-name="P35" text:outline-level="2">The existence of hypocrites constantly turns out to be good for Muslims</text:h>
      <text:p text:style-name="P22">A person who is not knowledgeable about the verses of the Qur'an may think that the non-existence of hypocrites in a Muslim community is in favor of Muslims. He assumes everything would be much better this way. However, the existence of hypocrites, though it may seem to be otherwise on the surface, is a great mercy for Muslims. Although <text:span text:style-name="T2">one of the things that hypocrites desire the most is "to do harm to Muslims", hypocrites unwillingly and involuntarily benefit Muslims constantly. </text:span>In the Qur'an, God explains that <text:span text:style-name="T2">the presence of hypocrites is not malice but it is goodness. </text:span></text:p>
      <text:p text:style-name="P30">There is a group of you who propagated the lie. Do not suppose it to be bad for you; rather it is good for you. Every one of them will incur the evil he has earned and the one who took it on himself to amplify it will receive a terrible punishment. (Surah an-Nur, 11)</text:p>
      <text:p text:style-name="P22">If Muslims were to write down all the goodness, though unwillingly, that hypocrites had caused upon them, that list would be quite long. That is because the presence of a person whom they suspect to be insincere, treacherous and nefariously plot against Muslims would surely very seriously cause "<text:span text:style-name="T2">vigilance" </text:span>in Muslims. </text:p>
      <text:p text:style-name="P28">The possibility that there is a hypocrite among them opens the minds and increases the attention of Muslims to the utmost point. These put an end to lethargy, distractibility and inertia, if there is any. The love and respect of sincere and trustworthy Muslims towards each other grows to the end. The spirit of unity and solidarity, their power of acting together and the habit of counseling improves even more. The effort of taking rational precautions against hypocrites at all times allows Muslims to gain experience about how they must treat these insincere people. All these aspects make Muslims become more mature and open their minds even more.</text:p>
      <text:p text:style-name="P22">Muslims respond to people who display evil morality with the morality of the Qur'an and the wisdom of the Qur'an and thus earn <text:span text:style-name="T2">great merits </text:span>in the Sight of God. Meanwhile, <text:span text:style-name="T2">everyone better understands that conscious Muslims of sound and open mind with moral perfection are a great blessing </text:span><text:soft-page-break/><text:span text:style-name="T2">compared to people with the character of hypocrites. Hence, Muslims embrace the Qur'an even more. </text:span>They always bring up signs of hypocrisy, perform a much better analysis of these signs <text:span text:style-name="T2">thus it becomes instrumental for all Muslims to have a deeper understanding of hypocrites. Muslims constantly remember God, read the Qur'an and carry out activities explaining the character of hypocrites to people. In this way, they also communicate the message of Islam. </text:span></text:p>
      <text:p text:style-name="P22"/>
      <text:h text:style-name="P35" text:outline-level="2">It is an important attribute of Muslims to be patient in the anticipation that hypocrites might have faith and call them to the morality of the Qur'an </text:h>
      <text:p text:style-name="P30">He said, 'My Lord, because You misled me, I will make things on the earth seem good to them and I will mislead them all, every one of them, except Your servants among them who are sincere.' (Surat al-Hijr: 39-40)</text:p>
      <text:p text:style-name="P22">In the verses above, God informs us that satan may take all forms to make all the people in the world veer away from the true path. Until Judgment Day, satan will make every effort to misguide people without making any differentiation among them.</text:p>
      <text:p text:style-name="P22">However as the same verse relates, "<text:span text:style-name="T2">except Your servants among them who are sincere", satan will have no impact over those who are sincere in their love of God. </text:span>Consequently, <text:span text:style-name="T2">one has the opportunity to get rid of the influence of satan at any period in his life,</text:span> no matter who he is - a hypocrite, an idolater or a denier - if he so truly desires,<text:span text:style-name="T2"> </text:span>his determination to be sincere shall be sufficient to eliminate the impact of the satan upon him. </text:p>
      <text:p text:style-name="P22">This being the case, Muslims should never forget that a person always has the ability to repent before he faces death, even if he exhibits too many signs of a hypocrite, and no matter how treacherous or immoral he might have been previously. That is why Muslims never approach anyone thinking, "<text:span text:style-name="T2">He once committed such and such wrongdoings and sins, so redemption is no longer possible for him</text:span>." They know that God may forgive everyone who sincerely repents and proceeds down the path of righteousness. For this reason, in presence of anyone they suspect to be a hypocrite, Muslims will approach him with this high level of consciousness and conscience brought about by the morality of the Qur'an. </text:p>
      <text:p text:style-name="P22"><text:span text:style-name="T2">Otherwise, it would be quite easy for Muslims to distance themselves from anyone suspected to be treacherous and vile and thus live their lives at ease. </text:span>However, this person has the possibility of "<text:span text:style-name="T2">being remorseful of his mistakes and turn to the righteous path." </text:span>Pushing such a person even <text:soft-page-break/>more <text:span text:style-name="T2">into his dark world and evil ways, "leaving him alone with satan" </text:span>is not a situation Muslims can accept with good conscience. </text:p>
      <text:p text:style-name="P22">That is why Muslims patiently and decisively try to call hypocrites to the morality of the Qur'an and educate them about righteous manners, hoping that <text:span text:style-name="T2">they may one day sincerely believe, stop their hypocritical ways and allow themselves to be guided. </text:span>In order to make them understand what their pretexts would amount to and the response they would receive in God's Sight, they explain the "<text:span text:style-name="T2">the</text:span> <text:span text:style-name="T2">signs of hypocrites</text:span>" to them. They approach them with moral perfection, conscience, love, understanding and forgiveness, and try to make them see the difference between the morality of Muslims and the cruelty and ignominy of the irreligious. </text:p>
      <text:p text:style-name="P22">However, while doing all of this, Muslims try to <text:span text:style-name="T2">prevent hypocrites from causing insidious harm to the Muslim community and pacify their evil acts. This </text:span>is like a <text:span text:style-name="T2">snake </text:span>that you release<text:span text:style-name="T2"> </text:span>after detoxifying or dismantling its teeth. This is how you can prevent the snake from poisoning anyone. Similarly, <text:span text:style-name="T2">the venom of hypocrites should calmly be rendered ineffective.</text:span></text:p>
      <text:p text:style-name="P22">This entire process is the kind of morality Muslims carry out as worship because they live by the morality of the Qur'an. Hypocrites may feel affected by these efforts and be guided, or they may continue their hypocritical ways with determination; this is not a situation over which Muslims have any control. This only happens by God's will. <text:span text:style-name="T2">If it is something God has predetermined for them, hypocrites may feel great penitence and become very sincere, truly God-fearing, God-loving Muslims. If they are created as hypocrites in their destiny, no matter how much effort Muslims may put forth, hypocrites ultimately join the ranks of the irreligious.</text:span></text:p>
      <text:p text:style-name="P22">Yet Muslims can never determine this on their own. <text:span text:style-name="T2">Unless hypocrites want to leave the community of Muslims, Muslims never tell them that they do not like them or to leave. That is because pushing a person towards irreligion against his will is by no means compatible with the Islamic faith. </text:span></text:p>
      <text:p text:style-name="P22">That aside, according to the Qur'an, Muslims are responsible for protecting one another. In the Qur'an there is <text:span text:style-name="T2">"the system of guardianship." </text:span>Believers are <text:span text:style-name="T2">one another's guardian, protector, friend and helper. </text:span>They are responsible for protecting one another as they would their own brother. And so, as long as hypocrites say, <text:span text:style-name="T2">"La ilaha illa Allah"</text:span>, that is to say, <text:span text:style-name="T2">"There is no god other than God", </text:span>the system of guardianship among Muslims also holds true for them. Consequently Muslims cannot isolate someone on the <text:span text:style-name="T2">possibility that he may be a hypocrite</text:span>. In order to make such a definite diagnosis, God must reveal this information to His prophet by way of revelation. Since a prophet does not live in our age, <text:span text:style-name="T2">Muslims can never arrive to a conclusion to say that a person is a hypocrite. Excluding a person from the Muslim community by making such a decision and pushing him toward irreligion would be "unlawful." </text:span></text:p>
      <text:p text:style-name="P22">Why do Muslims communicate the message of Islam to the irreligious? To be instrumental in helping unbelievers have faith. While Muslims patiently communicate the message of Islam to the irreligious, it would be contradictory and wrong not to do the same thing for hypocrites. Just as Muslims make no <text:soft-page-break/>discrimination between atheists, the irreligious and those who are against the true Islam while continuing to preach Islam, they therefore must explain Islam to the hypocrite. <text:span text:style-name="T2">No matter how abnormal, prickly, irritable and immoral the hypocrites may be, a Muslim is responsible for being patient with him. The more patience he displays, the more merits he earns. </text:span></text:p>
      <text:p text:style-name="P22">Moreover no one other than God can know who is destined for heaven or hell. Anyone assumed to be a "<text:span text:style-name="T2">hypocrite</text:span>" may repent and go to heaven while the one making such an assumption may go to hell. The information regarding this only rests in God's Sight. The Qur'an renders "<text:span text:style-name="T2">despair</text:span>" to be unlawful. In the Qur'an, God decrees: <text:span text:style-name="T2">"Do not despair of solace from God. No one despairs of solace from God except for people who are disbelievers."</text:span> <text:span text:style-name="T2">(Surah Yusuf, 87) </text:span>That is because God is Almighty; He has the might to do anything He wills.<text:span text:style-name="T2"> </text:span>Therefore, Muslims can never despair of one's guidance or his turning to the righteous path after reforming <text:span text:style-name="T2">himself</text:span>. </text:p>
      <text:p text:style-name="P22">This is why <text:span text:style-name="T2">Muslims never ostracize hypocrites and leave them together with the irreligious</text:span>. Even if it lasts for a very long time, they patiently try to educate hypocrites in line with the morality of the Qur'an. They persevere because hypocrites can sometimes be healed. In some cases, however, in line with the verse, "<text:span text:style-name="T2">If someone shuts his eyes to the remembrance of the All-Merciful, We assign him to satan, who becomes his bosom friend</text:span>" (Surat az-Zukhruf, 36). Satan envelops hypocrites and never leaves them. Yet in other cases, <text:span text:style-name="T2">God removes satan's influence over the hypocrites. Then that person is suddenly revived and comes to his senses as if he had been dead. </text:span></text:p>
      <text:p text:style-name="P22"><text:span text:style-name="T2">This is similar to the case of a patient in coma, as the people around him wait to pull the plug. Just as we can never lose hope for a person in coma, the same holds true for hypocrites. </text:span>It is unacceptable to unplug the patient and leave him to die. Similarly, it would be wrong to "<text:span text:style-name="T2">make a definitive decision" </text:span>about hypocrites. Some patients never make it out of the coma. Some, on the other hand, wake up after years and survive. For this reason, just like waiting for the patient to come out of his coma, we need to show effort for hypocrites and patiently wait for the possibility that they may <text:span text:style-name="T2">be rightly guided and have sincere faith. </text:span></text:p>
      <text:h text:style-name="P33" text:outline-level="1">HYPOCRISY ENDS IN <text:line-break/>ABSOLUTE FAILURE</text:h>
      <text:p text:style-name="P22"/>
      <text:p text:style-name="P22"/>
      <text:h text:style-name="P35" text:outline-level="2">A hypocrite's life ends in humiliation </text:h>
      <text:p text:style-name="P22">A dominant feeling in hypocrites' character is an '<text:span text:style-name="T2">inferiority complex</text:span>' which is natural because hypocrites have <text:span text:style-name="T2">'the wickedest character'</text:span> in the world. Hypocrites have no true value, no ideals for their lives and no belief. Their moral values depend on the environment they are in. They vary, like a chameleon, from belief to belief, culture to culture and philosophy to philosophy since the biggest dream of hypocrites is to be accepted and appreciated within the group of unbelievers. There is no vileness, dishonor or immorality that they can't justify with a single "<text:span text:style-name="T2">well done</text:span>" or "<text:span text:style-name="T2">a pat on the back</text:span>". </text:p>
      <text:p text:style-name="P22"><text:span text:style-name="T2">But what's interesting is that even though hypocrites wait day after day to ingratiate themselves with unbelievers, they never succeed. </text:span>Because it is not just Muslims, <text:span text:style-name="T2">but also unbelievers, who are aware of their inferior character. </text:span>For this reason, the unbelievers never really let hypocrites in their group and never respect and love them. They just use hypocrites to their own benefit. <text:span text:style-name="T2">The more the hypocrites play up to them, the more the unbelievers oppress, use and insult them. While hypocrites stare up at unbelievers from below with admiration, unbelievers look down upon them with scorn. </text:span>This is because no one trusts traitors who stab their friends, fellow members of faith and companions in the back and who repay kindness with evil. Unbelievers who make this observation <text:span text:style-name="T2">use hypocrites to their benefit and never truly become friends with them</text:span>. </text:p>
      <text:p text:style-name="P22"><text:span text:style-name="T2">Therefore, being humiliated by everyone is one of the biggest torments for hypocrites in the world. </text:span>Each time hypocrites look in a mirror, they see "<text:span text:style-name="T2">dastards</text:span>". Although they strive to cover up their misery by their pedant and smart aleck attitudes, deep down this is a strong torment for them. The more hypocrites act behind Muslims' backs and try to harm them, the more they sink inside the quagmire of humiliation. </text:p>
      <text:p text:style-name="P22"><text:span text:style-name="T2">Each piece of news hypocrites convey to unbelievers and each plan they make to entrap Muslims may be used by unbelievers but it also increases the repulsion of unbelievers towards hypocrites. </text:span>Hypocrites wait for Muslims to get into trouble with the plans and traps they have set, but in reality that trouble surrounds them. Every word they say, each association they make with unbelievers against Muslims, pushes them into a dark chasm. They feel much deeper humiliation and pain, which pierces them with every treacherous action they take. In short, each vileness, trap or plan comes back to them like a boomerang.</text:p>
      <text:p text:style-name="P22"><text:soft-page-break/>This is just a small part of the torment for hypocrites in this worldly life. After this, eternal suffering awaits them in the afterlife. God warns of how hypocrites' trap will surround them in the next world:</text:p>
      <text:p text:style-name="P30">When those who disbelieve were plotting against you to imprison you or kill you or expel you: they were plotting and God was plotting, but God is the Best of Plotters. (Surah Al-Anfal, 30)</text:p>
      <text:p text:style-name="P22">Hypocrites struggle against Muslims all their lives but this struggle never ends as they expect. Every treacherous act they take against Muslims to make themselves endearing to unbelievers causes them to be insulted time and time again. Behaving like a Muslim among Muslims but drawing a blank, defending a system without believing it, praising God with a heavy heart or performing prayer unwillingly increases his pain ten, a hundred, even a thousand times more. And this causes indefinable anger and hatred. Finally, this spiral of fury brings about their dramatic end. Day by day, the hatred that covers their souls consumes and disorders them and drives them insane. <text:span text:style-name="T2">Dying with grudges and anger is the doom of a hypocrite. God tells us that the cause of death for hypocrites is this anger and hatred: </text:span></text:p>
      <text:p text:style-name="P22">There you are, loving them when they do not love you, even though you believe in all the Books. When they meet you, they say, 'We believe.' But when they leave they bite their fingers out of rage against you. Say, '<text:span text:style-name="T2">Die in your rage.' God knows what your hearts contain.</text:span> (Surah Al Imran, 119)</text:p>
      <text:p text:style-name="P22">God clearly described the end of hypocrites. <text:span text:style-name="T2">Every hypocrite's destiny is to live the demeaned and despised life that causes this anger, and ultimately drowning and dying in that anger.</text:span></text:p>
      <text:p text:style-name="P22"><text:span text:style-name="T2">But it should not be forgotten that the door of repentance is always wide open for every person. God's forgiveness expands to hypocrites as well.</text:span> Even a person who was once a hypocrite can be saved from this dirty swamp after realizing his errors one day and clinging to the religion of God, regardless of the sins he has committed.</text:p>
      <text:p text:style-name="P22">But hypocrites who are enemies of religion and God, and who are determined and insistent upon treachery, will face hell with all its fury and hatred and continue living there in a pit, suffering from humiliation and despisement.</text:p>
      <text:p text:style-name="P22"/>
      <text:p text:style-name="P22"/>
      <text:p text:style-name="P13"/>
      <text:h text:style-name="P33" text:outline-level="1">CONCLUSION: <text:line-break/>THE SYSTEM OF THE MAHDI WILL BRIGHTEN  THE WORLD LIKE THE SUN AND HYPOCRISY WILL END  BY THE OCCASION OF HAZRAT MAHDI (PBUH)</text:h>
      <text:p text:style-name="P22"/>
      <text:p text:style-name="P22"/>
      <text:p text:style-name="P22">The struggle between good and evil began at the time of the Prophet Adam (pbuh) and will continue until the Final Hour. In every period of history, there has been an immense negative force pushing people toward evil and denial, which is called the 'antichrist'. All kinds of ideologies that detract people from the tenets of religion and instigate mischief and confusion represent the 'antichrist'. The Divine power against evil, which defuses the antichrist's mischief and brings people to the true path, is called 'the system of Mahdi'. </text:p>
      <text:p text:style-name="P22">This struggle between good and evil, between satan and God, has persisted since the early ages. The struggle between the Prophet Abraham (pbuh) and Nimrod, and also the Prophet Moses (pbuh) and Pharaoh are the most known instances in history for recurring '<text:span text:style-name="T2">Antichrist - Mahdi struggles'. </text:span>In our time, which is known as '<text:span text:style-name="T2">End Times', this struggle happens between the Hazrat Mahdi (pbuh) and the antichrist. </text:span>As throughout history, <text:span text:style-name="T2">'Hypocrites are again the biggest force of the antichrist in the End Times. </text:span>The<text:span text:style-name="T2"> </text:span>antichrist is allied with satan, evil, unbelievers and hypocrites, and the bitter struggle against the system of Mahdi continue with forces at its command.</text:p>
      <text:p text:style-name="P22">According to the law of God, there has always been a '<text:span text:style-name="T2">spiritual leader</text:span>', who leads Muslims in preaching the true religion, invites them to the true path and struggles to spread Islamic moral values around the world. Therefore, in the End Times, the person who is going to direct people toward the morality of the Qur'an and to the right path and gather them under a single roof is '<text:span text:style-name="T2">Hazrat Mahdi (pbuh)</text:span>. Hazrat<text:span text:style-name="T2"> </text:span>Mahdi (pbuh), by God's will, is going to intellectually neutralize the antichrist, who leads every kind of irreligious ideology and belief system, dragging people to denial and detracting them from religious ethics. Hazrat Mahdi (pbuh) will spread the tenets of Islam throughout the world.</text:p>
      <text:p text:style-name="P22"><text:span text:style-name="T2">One of the most important characteristics of the system of the Mahdi is that it is an anti-hypocrite movement. In other words, the system of the Mahdi</text:span> is not only a movement opposing the antichrist, but also <text:span text:style-name="T2">opposing </text:span><text:soft-page-break/><text:span text:style-name="T2">hypocrites,</text:span> who represent antichrist. God created the Hazrat Mahdi (pbuh) with a special spiritual power. <text:span text:style-name="T2">Identifying and neutralizing hypocrites requires the ability of a Mahdi. In other words, the system of the Mahdi is a "hypocrite hunting" system. </text:span>God sent Hazrat Mahdi (pbuh) to the Islamic world with the skills of '<text:span text:style-name="T2">a savior</text:span>' and granted him '<text:span text:style-name="T2">this special talent</text:span>'.</text:p>
      <text:p text:style-name="P22">A hadith of our Prophet (pbuh) reads: <text:span text:style-name="T2">"In the time of Hazrat Mahdi's (pbuh) leadership, the reign of tyrants and oppressors and the dominion of hypocrites and traitors will come to an end." </text:span><text:span text:style-name="T9">(Al-Mahdi al-Maw'ud, vol. 1, p. 252)</text:span>.<text:span text:style-name="T9"> </text:span>It draws attention to God's grace on Hazrat Mahdi (pbuh).<text:span text:style-name="T2"> With the occasion of the Hazrat Mahdi (pbuh), antichrists, unbelievers, hypocrites, deep states, terrorists, tyrants, traitors and arrogant people will lose their influence and dominance over society.</text:span></text:p>
      <text:p text:style-name="P22">The prominent Islamic scholar <text:span text:style-name="T2">Bediuzzaman Said Nursi </text:span>said that the hypocrite movement would end with the Hazrat Mahdi (pbuh) in the world. He said: "Behind a screen of duplicity, a fearsome individual named the Sufyan will deny the messengership of Muhammad (pbuh), and coming to lead the dissemblers, will try to destroy the Islamic Shari'a. To oppose him, <text:span text:style-name="T2">a luminous individual called</text:span> <text:span text:style-name="T2">Muhammad Mahdi of the Family of the Prophet (pbuh)</text:span> will assume leadership of the people of sainthood and perfection, who are bound to the luminous line of the Prophet's (pbuh) family, and he <text:span text:style-name="T2">will kill the current of dissemblers</text:span>, which will consist of the collective personality of the Sufyan, and scatter it." (Letters - 15th Letter, p. 56-57). <text:span text:style-name="T2">In the End Times, hypocrites will be ideologically rendered ineffective by the occasion of the Hazrat Mahdi (pbuh). Maybe deep down they will not give up hypocrisy and will not believe sincerely, but they will stop taking hypocritical actions.</text:span></text:p>
      <text:p text:style-name="P22">In a hadith, our Prophet (pbuh) says: "<text:span text:style-name="T2">Many more people will avoid committing a sin because of the fear of the Hazrat Mahdi (pbuh) instead of the Qur'an </text:span><text:span text:style-name="T9">(Al-Futuhat al-Makkiyah, p. 6). </text:span>As mentioned in the hadith, hypocrites will not fear God but they will dread Hazrat Mahdi's (pbuh) wisdom, powerful foresight and prudence. Our Prophet (pbuh) said "... <text:span text:style-name="T24">Hazrat </text:span><text:span text:style-name="T2">Mahdi will recognize hypocrites from their signs</text:span>." <text:span text:style-name="T9">(Yawm al-Khalas, Kamel Sulayman, p 135)</text:span>. As related in the hadith, <text:span text:style-name="T2">Hazrat Mahdi (pbuh) will immediately identify the hypocrites. Since hypocrites know this, they will fear conducting insidious activity. Ultimately, they will not have the courage or power for corruption and will end their hypocritical actions and will have to live like a Muslim. </text:span>Our Prophet (pbuh) mentioned Hazrat Mahdi's (pbuh) spiritual hegemony over hypocrites in a hadith: </text:p>
      <text:p text:style-name="P20">... From Abu Bashir: Imam Jaffar Sadik said this about the verse: "<text:span text:style-name="T2">You would know them by their mark</text:span>" (Surah Muhammad, 30): God knows them, however this verse has been revealed concerning the Qaim [Hazrat Mahdi (pbuh)]. <text:span text:style-name="T2">Hazrat Mahdi (pbuh) will know them (the hypocrites) from their faces and with his community, he will (intellectually) destroy them</text:span>. <text:span text:style-name="T9">(Sheikh Muhammad ibn Ibrahim Numani, al-Ghaybah al-Numani, p. 283)</text:span></text:p>
      <text:p text:style-name="P22">As mentioned in another hadith, <text:span text:style-name="T2">"When the enemy of God, the antichrist, sees the Prophet Jesus (pbuh), he [the antichrist] will dissolve like salt in the water,"</text:span> <text:span text:style-name="T9">(Sahih Muslim, Book 41, 6924)</text:span>. Just like the disappearance of <text:soft-page-break/>system of antichrist '<text:span text:style-name="T2">like the salt in water</text:span>' against truth, <text:span text:style-name="T2">hypocrites in the Islamic word will lose all their power and influence before Hazrat Mahdi (pbuh)</text:span> in the same way<text:span text:style-name="T2">.</text:span> </text:p>
      <text:p text:style-name="P22">Hazrat Mahdi (pbuh), with inspiration from God, will annihilate hypocrites' '<text:span text:style-name="T2">covertness'</text:span>, which is their most important weapon, and will reveal their ignominy and evil methods with his wisdom. Thus, all advantages that hypocrites have obtained so far will be destroyed and the hypocritical system, which is unidentified, unknown, and indefinable by people, will be revealed. <text:span text:style-name="T2">Hazrat Mahdi (pbuh) will annihilate the secrecy of hypocrites and their ruses.</text:span></text:p>
      <text:p text:style-name="P22"><text:span text:style-name="T2">Yet hypocrites are 'like bats'. Bats, when they see the sun or light, are scattered and look for a place to hide. </text:span>Hazrat Mahdi (pbuh) will reveal them by putting a spotlight on them. Wherever they escape to, they will know that he will catch them intellectually and this will prevent them from displaying immoral behavior. God will send Hazrat Mahdi (pbuh) as a savior to Islamic world. This is a blessing from God for Mahdi and a mercy for believers. The Islamic world will regain its long-awaited prosperity, peace and happiness by Hazrat Mahdi (pbuh) at God's will.</text:p>
      <text:p text:style-name="P22"/>
      <text:p text:style-name="P22"/>
      <text:p text:style-name="P22"><text:span text:style-name="T3">ADNAN OKTAR: </text:span>Identifying hypocrites completely <text:span text:style-name="T3">will close all doors for them during the time of reign of Islamic moral values, led by Hazrat Mahdi (pbuh). </text:span>Now we're making preparations for that. The hypocrites' mortification, the recognition of them as being hypocrites and the world's becoming almost uninhabitable for them shall happen in the time of Hazrat Mahdi (pbuh). Accordingly, hypocrites shall indispensably give up showing signs of hypocrisy and discord. That's why hypocrites' signs will never be seen in the times of Hazrat Mahdi (pbuh). I don't mean there will be "no hypocrites" during the time of Hazrat Mahdi (pbuh), but we are not going to see any signs of them. Because hypocrites will be so obvious that everyone will know who they are right away. <text:span text:style-name="T3">The fear of being revealed simply paralyzes hypocrites. </text:span>Although they may shut their ears and eyes in this period, <text:span text:style-name="T3">when it's time for Islamic morality to prevail in the world, hypocrites will not have the strength to close their eyes and ears</text:span>.<text:span text:style-name="T3">That's why we are paving the way to help Hazrat Mahdi (pbuh). We're making preparations so that Hazrat Mahdi (pbuh) will not face any hypocrite. </text:span>What does Bediuzzaman say? "<text:span text:style-name="T3">Hazrat Mahdi (pbuh) will (intellectually) eliminate the current of hypocrites.</text:span>" The main thing he is going to do is this: '<text:span text:style-name="T3">intellectually eliminating the current of hypocrites</text:span>'. This is a comprehensive task. <text:span text:style-name="T3">So he will do so with books, CDs and articles, everything that is necessary to keep this issue in the headlines. That way, wherever they go, the hypocrites will see that all 'signs of hypocrites' are revealed. Every time he uses the Internet, turns on the radio or watches the TV, he will meet with signs of hypocrites. There will be no place left for him to run or hide. </text:span>When hypocrites go to a place where people are talking, they will hear it and this will prevent those filthy beings from harming Muslims. This is what is going to happen in the End Times. So it doesn't mean that there will not be any hypocrites. Despite the fact they are mentioned in the Qur'an, people don't know <text:soft-page-break/>them in practice. Since they cannot currently be described exactly, and since people do not know how the explanations of hypocrites in the verses reflect in our daily lives, they do whatever they want freely in Islamic world. For example, people call someone "a great Islamic scholar", but in fact he is a hypocrite. Or people say "great interpreter of Islamic law", but in reality he is a hypocrite. People cannot realize this. They gather around and defend him like crazy. In reality, he is a ferocious hypocrite. But if hypocrites were described clear as a day, and if everyone were able to memorize their signs, they would not have a place in this world. Hypocrites would drown in the holy light of faith. They would have no strength to hide their faces, for they would be revealed.That is why keeping signs of hypocrites on the agenda, making people memorize them and talking about them helps to destroy their living space in this world. When this happens, Muslims will live in a world without any hypocritical activity. This will bring them great luxury, comfort, abundance, and power. <text:span text:style-name="T10">(A9 TV, June 6</text:span><text:span text:style-name="T7">th</text:span><text:span text:style-name="T10">, 2016)</text:span></text:p>
      <text:p text:style-name="P22"/>
      <text:p text:style-name="P22"/>
      <text:p text:style-name="P18"/>
      <text:h text:style-name="P33" text:outline-level="1">APPENDIX: <text:line-break/>THE DECEPTION OF EVOLUTION</text:h>
      <text:p text:style-name="P22"/>
      <text:p text:style-name="P22"/>
      <text:p text:style-name="P22">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miraculous order in the universe and in living things, as well as by the discovery of more than 450 million fossils revealing that evolution never happened. In this way, science confirmed the fact that God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22">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22">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27"/>
      <text:h text:style-name="P35" text:outline-level="2">The scientific collapse of Darwinism</text:h>
      <text:p text:style-name="P22">As a pagan doctrine going back as far as ancient Greece, the theory of evolution was advanced most extensively in the nineteenth century. The most important development that made it the top topic of the world of science was Charles Darwin's <text:span text:style-name="T9">The Origin of Species</text:span>, published in 1859. In this book, he opposed, in his own eyes, the fact that God created different living species on Earth separately, for he erroneously claimed that all living beings had a common ancestor and had diversified over time through small changes. Darwin's theory was not based on any concrete scientific finding; as he also accepted, it was just an "assumption." Moreover, as Darwin confessed in the long chapter of his book <text:soft-page-break/>titled "Difficulties on Theory," the theory failed in the face of many critical questions. </text:p>
      <text:p text:style-name="P22">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22">1) The theory cannot explain how life originated on Earth. </text:p>
      <text:p text:style-name="P22">2) No scientific finding shows that the "evolutionary mechanisms" proposed by the theory have any evolutionary power at all. </text:p>
      <text:p text:style-name="P22">3) The fossil record proves the exact opposite of what the theory suggests.</text:p>
      <text:p text:style-name="P22">In this section, we will examine these three basic points in general outlines:</text:p>
      <text:p text:style-name="P22"/>
      <text:h text:style-name="P35" text:outline-level="2">The first insurmountable step: the origin of life</text:h>
      <text:p text:style-name="P22">The theory of evolution posits that all living species evolved from a single living cell that emerged on Earth 3.8 billion years ago, supposed to have happened as a result of coincidences. How a single cell could generate millions of complex living species and, if such an evolution really occurred, why traces of it cannot be observed in the fossil record are some of the questions that the theory cannot answer. However, first and foremost, we need to ask: <text:span text:style-name="T2">How did this "first cell" originate?</text:span></text:p>
      <text:p text:style-name="P22">Since the theory of evolution ignorantly denies Creation, it maintains that the "first cell" originated as a product of blind coincidences within the laws of nature, without any plan or arrangement. According to the theory, inanimate matter must have produced a living cell as a result of coincidences. Such a claim, however, is inconsistent with the most unassailable rules of biology. </text:p>
      <text:p text:style-name="P22"/>
      <text:h text:style-name="P35" text:outline-level="2">"Life comes from life"</text:h>
      <text:p text:style-name="P22">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22">Similarly, maggots developing in rotting meat was assumed to be evidence of spontaneous generation. However, <text:span text:style-name="T2">it was later understood that worms did not appear on meat spontaneously, but were carried there by flies in the form of larvae, invisible to the naked eye. </text:span></text:p>
      <text:p text:style-name="P22"><text:soft-page-break/>Even when Darwin wrote <text:span text:style-name="T9">The Origin of Species</text:span>, the belief that bacteria could come into existence from non-living matter was widely accepted in the world of science. </text:p>
      <text:p text:style-name="P22">However, <text:span text:style-name="T2">five years after the publication of Darwin's book, Louis Pasteur announced his results after long studies and experiments, that disproved spontaneous generation, a cornerstone of Darwin's theory.</text:span> In his triumphal lecture at the Sorbonne in 1864, <text:span text:style-name="T2">Pasteur said: "Never will the doctrine of spontaneous generation recover from the mortal blow struck by this simple experiment."</text:span> (Sidney Fox, Klaus Dose, <text:span text:style-name="T9">Molecular Evolution and The Origin of Life</text:span>, W. H. Freeman and Company, San Francisco, 1972, p. 4.)</text:p>
      <text:p text:style-name="P22">For a long time, advocates of the theory of evolution resisted these findings. However, as the development of science unraveled the complex structure of the cell of a living being, the idea that life could come into being coincidentally faced an even greater impasse.</text:p>
      <text:p text:style-name="P25"/>
      <text:h text:style-name="P35" text:outline-level="2">Inconclusive efforts of the twentieth century</text:h>
      <text:p text:style-name="P22">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21">Unfortunately, however, the problem of the origin of the cell is perhaps the most obscure point in the whole study of the evolution of organisms. (Alexander I. Oparin, Origin of Life, Dover Publications, New York, 1936, 1953 (reprint), p. 196.)</text:p>
      <text:p text:style-name="P22">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22">Barely a few years had passed before it was revealed that <text:span text:style-name="T2">this experiment, which was then presented as an important step in the name of evolution, was invalid, for the atmosphere used in the experiment was very different from the real Earth conditions. </text:span>("New Evidence on Evolution of Early Atmosphere and Life," <text:span text:style-name="T9">Bulletin of the American Meteorological Society</text:span>, vol 63, November 1982, 1328-1330)</text:p>
      <text:p text:style-name="P22">After a long silence, <text:span text:style-name="T2">Miller confessed that the atmosphere medium he used was unrealistic. </text:span>(Stanley Miller, <text:span text:style-name="T9">Molecular Evolution of Life: Current Status of the Prebiotic Synthesis of Small Molecules</text:span>, 1986, p. 7)</text:p>
      <text:p text:style-name="P22"><text:soft-page-break/><text:span text:style-name="T2">All the evolutionists' efforts throughout the twentieth century to explain the origin of life ended in failure.</text:span> The geochemist Jeffrey Bada, from the San Diego Scripps Institute accepts this fact in an article published in <text:span text:style-name="T9">Earth</text:span> magazine in 1998:</text:p>
      <text:p text:style-name="P21">Today as we leave the twentieth century, we still face the biggest unsolved problem that we had when we entered the twentieth century: How did life originate on Earth? (Jeffrey Bada, Earth, February 1998, p. 40) </text:p>
      <text:p text:style-name="P22"/>
      <text:h text:style-name="P35" text:outline-level="2">The complex structure of life </text:h>
      <text:p text:style-name="P22">The primary reason why evolutionists ended up in such a great impasse regarding the origin of life is that even those living organisms Darwinists deemed to be the simplest have outstandingly complex features. The cell of a living thing is more complex than all of our man-made technological products. <text:span text:style-name="T2">Today, even in the most developed laboratories of the world, no single protein of the cell, let alone a living cell itself, can be produced by bringing organic chemicals together.</text:span></text:p>
      <text:p text:style-name="P22">The conditions required for the formation of a cell are too great in quantity to be explained away by coincidences. However, there is no need to explain the situation with these details. Evolutionists are at a dead-end even before reaching the stage of the cell. That is because the probability of just a single protein, an essential building block of the cell, coming into being by chance is mathematically "0."</text:p>
      <text:p text:style-name="P28">The main reason for this is the need for other proteins to be present if one protein is to form, and this completely eradicates the possibility of chance formation. This fact by itself is sufficient to eliminate the evolutionist claim of chance right from the outset. To summarize,</text:p>
      <text:p text:style-name="P28">1. Protein cannot be synthesized without enzymes, and enzymes are all proteins.</text:p>
      <text:p text:style-name="P28">2. Around 100 proteins need to be present in order for a single protein to be synthesized. There therefore need to be proteins for proteins to exist. </text:p>
      <text:p text:style-name="P28">3. DNA manufactures the protein-synthesizing enzymes. Protein cannot be synthesized without DNA. DNA is therefore also needed in order for proteins to form.</text:p>
      <text:p text:style-name="P28">4. All the organelles in the cell have important tasks in protein synthesis. In other words, in order for proteins to form a perfect and fully functioning cell needs to exist together with all its organelles.</text:p>
      <text:p text:style-name="P22">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22">A very interesting dilemma emerges at this point: DNA can replicate itself only with the help of some specialized proteins (enzymes). However, the <text:soft-page-break/>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 text:style-name="T9">Scientific American</text:span> magazine:</text:p>
      <text:p text:style-name="P21"><text:span text:style-name="T2">It is extremely improbable that proteins and nucleic acids, both of which are structurally complex, arose spontaneously in the same place at the same time. Yet </text:span>it also seems impossible to have one without the other. And so, at first glance, one might have to conclude that life could never, in fact, have originated by chemical means. (Leslie E. Orgel, "The Origin of Life on Earth," Scientific American, vol. 271, October 1994, p. 78.)</text:p>
      <text:p text:style-name="P22">No doubt, if it is impossible for life to have originated spontaneously as a result of blind coincidences, then it has to be accepted that life was <text:span text:style-name="T2">created</text:span>. This fact explicitly invalidates the theory of evolution, whose main purpose is to deny Creation. </text:p>
      <text:p text:style-name="P25"/>
      <text:h text:style-name="P35" text:outline-level="2">Imaginary mechanisms of evolution </text:h>
      <text:p text:style-name="P22">The second important point that negates Darwin's theory is that both concepts put forward by the theory as "evolutionary mechanisms" were understood to have, in reality, no evolutionary power. </text:p>
      <text:p text:style-name="P22">Darwin based his evolution allegation entirely on the mechanism of "natural selection." The importance he placed on this mechanism was evident in the name of his book: <text:span text:style-name="T9">The Origin of Species, By Means of Natural Selection…</text:span></text:p>
      <text:p text:style-name="P22">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22">Therefore, the mechanism of natural selection has no evolutionary power. Darwin was also aware of this fact<text:span text:style-name="T9"> </text:span>and had to state this in his book <text:span text:style-name="T9">The Origin of Species</text:span>:</text:p>
      <text:p text:style-name="P21">Natural selection can do nothing until favourable individual differences or variations occur. (Charles Darwin, The Origin of Species by Means of Natural Selection, The Modern Library, New York, p. 127)</text:p>
      <text:p text:style-name="P22"/>
      <text:h text:style-name="P35" text:outline-level="2"><text:soft-page-break/>Lamarck's impact</text:h>
      <text:p text:style-name="P22">So, how could these "favou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22">Darwin also gave similar examples. In his book <text:span text:style-name="T9">The Origin of Species</text:span>, for instance, he said that some bears going into water to find food transformed themselves into whales over time. <text:span text:style-name="T9">(Charles Darwin, The Origin of Species: A Facsimile of the First Edition, Harvard University Press, 1964, p. 184.)</text:span></text:p>
      <text:p text:style-name="P22">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text:p>
      <text:p text:style-name="P22"/>
      <text:h text:style-name="P35" text:outline-level="2">Neo-Darwinism and mutations</text:h>
      <text:p text:style-name="P22">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urable variations" in addition to natural mutation. </text:p>
      <text:p text:style-name="P22">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 text:style-name="T2">Mutations do not cause living beings to develop; on the contrary, they are always harmful. </text:span></text:p>
      <text:p text:style-name="P22">The reason for this is very simple: <text:span text:style-name="T2">DNA has a very complex structure, and random effects can only harm it.</text:span> The American geneticist B. G. Ranganathan explains this as follows:</text:p>
      <text:p text:style-name="P21">First, genuine mutations are very rare in nature. Secondly, most mutations are harmful since they are random, rather than orderly changes in the structure of genes; any random change in a highly ordered system will be for the worse, not for the better. For example, <text:span text:style-name="T2">if an earthquake were to shake a highly ordered structure such as a building, there would be a random change in the framework of the building which, in all probability, would not be an improvement. </text:span>(B. G. Ranganathan, Origins?, Pennsylvania: The Banner of Truth Trust, 1988, p. 7.)</text:p>
      <text:p text:style-name="P22"><text:soft-page-break/>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 text:style-name="T2">there is no "evolutionary mechanism" in nature.</text:span> Since no evolutionary mechanism exists, no such imaginary process called "evolution" could have taken place.</text:p>
      <text:p text:style-name="P22"/>
      <text:h text:style-name="P35" text:outline-level="2">The fossil record: No sign of intermediate forms</text:h>
      <text:p text:style-name="P22">The clearest evidence that the scenario suggested by the theory of evolution did not take place is the fossil record. </text:p>
      <text:p text:style-name="P22">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22">Had this been the case, numerous intermediary species should have existed and lived within this long transformation period. </text:p>
      <text:p text:style-name="P22">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22"><text:span text:style-name="T2">If such animals ever really existed, there should be millions and even billions of them in number and variety. More importantly, the remains of these strange creatures should be present in the fossil record. </text:span>In <text:span text:style-name="T9">The Origin of Species</text:span>, Darwin explained:</text:p>
      <text:p text:style-name="P21">If my theory be true, numberless intermediate varieties, linking most closely all of the species of the same group together must assuredly have existed... Consequently, evidence of their former existence could be found only amongst fossil remains. (Charles Darwin, The Origin of Species: A Facsimile of the First Edition, p. 179)</text:p>
      <text:p text:style-name="P22">However, <text:span text:style-name="T2">Darwin was well aware that no fossils of these intermediate forms had yet been found.</text:span> He regarded this as a major difficulty for his theory. In one chapter of his book titled "Difficulties on Theory," he wrote:</text:p>
      <text:p text:style-name="P21">Why, if species have descended from other species by insensibly fine gradations, <text:span text:style-name="T2">do we not everywhere see innumerable transitional forms? Why is not all nature in confusion instead of the species </text:span><text:soft-page-break/><text:span text:style-name="T2">being, as we see them, well defined?… But, as by this theory innumerable transitional forms must have existed, why do we not find them embedded in countless numbers in the crust of the earth?… Why then is not every geological formation and every stratum full of such intermediate links? </text:span>(Charles Darwin, The Origin of Species, p. 172)</text:p>
      <text:p text:style-name="P22"/>
      <text:h text:style-name="P35" text:outline-level="2">Darwin's hopes shattered</text:h>
      <text:p text:style-name="P22">However, although evolutionists have been making strenuous efforts to find fossils since the middle of the nineteenth century all over the world, <text:span text:style-name="T2">no transitional forms have yet been uncovered. </text:span>All of the fossils, contrary to the evolutionists' expectations, show that <text:span text:style-name="T2">life appeared on Earth all of a sudden and fully-formed. </text:span></text:p>
      <text:p text:style-name="P22">One famous British paleontologist, Derek V. Ager, admits this fact, even though he is an evolutionist:</text:p>
      <text:p text:style-name="P21">The point emerges that if we examine the fossil record in detail, whether at the level of orders or of species, <text:span text:style-name="T2">we find – over and over again – not gradual evolution, but the sudden explosion of one group at the expense of another. </text:span>(Derek A. Ager, "The Nature of the Fossil Record," Proceedings of the British Geological Association, vol 87, 1976, p. 133.)</text:p>
      <text:p text:style-name="P22">This means that in <text:span text:style-name="T2">the fossil record, all living species suddenly emerge as fully formed, without any intermediate forms in between.</text:span> This is just the opposite of Darwin's assumptions. Also, this is very strong evidence that <text:span text:style-name="T2">all living things are created</text:span>. The only explanation of a living species emerging suddenly and complete in every detail without any evolutionary ancestor is that it was created. This fact is admitted also by the widely known evolutionist biologist Douglas Futuyma:</text:p>
      <text:p text:style-name="P21">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 (Douglas J. Futuyma, Science on Trial, Pantheon Books, New York, 1983, p. 197)</text:p>
      <text:p text:style-name="P22"><text:span text:style-name="T2">Fossils show that living beings emerged fully developed and in a perfect state on the Earth</text:span>. That means that "the origin of species," contrary to Darwin's supposition, is not evolution, but Creation.</text:p>
      <text:p text:style-name="P25"/>
      <text:h text:style-name="P35" text:outline-level="2">The tale of human evolution</text:h>
      <text:p text:style-name="P22">The subject most often brought up by advocates of the theory of evolution is the subject of the origin of man. The Darwinist claim holds that man evolved from so-called ape-like creatures. During this alleged evolutionary process, which is supposed to have started four to five million years ago, some "transitional <text:soft-page-break/>forms" between man and his imaginary ancestors are supposed to have existed. According to this completely imaginary scenario, four basic "categories" are listed: </text:p>
      <text:p text:style-name="P21">1. Australopithecus </text:p>
      <text:p text:style-name="P21">2. Homo habilis</text:p>
      <text:p text:style-name="P21">3. Homo erectus</text:p>
      <text:p text:style-name="P21">4. Homo sapiens</text:p>
      <text:p text:style-name="P22">Evolutionists call man's so-called first ape-like ancestors <text:span text:style-name="T9">Australopithecus</text:span>, which means "South African ape." These living beings are actually nothing but an old ape species that has become extinct. Extensive research done on various <text:span text:style-name="T9">Australopithecus</text:span> specimens by two world famous anatomists from England and the USA, namely, Lord Solly Zuckerman and Prof. Charles Oxnard, shows that these apes belonged to an ordinary ape species that became extinct and bore no resemblance to humans. (Solly Zuckerman, <text:span text:style-name="T9">Beyond The Ivory Tower,</text:span> Toplinger Publications, New York, 1970, 75-14; Charles E. Oxnard, "The Place of Australopithecines in Human Evolution: Grounds for Doubt", <text:span text:style-name="T9">Nature</text:span>, vol 258, 389)</text:p>
      <text:p text:style-name="P22">Evolutionists classify the next stage of human evolution as "homo," that is "man." According to their claim, the living beings in the Homo series are more developed than <text:span text:style-name="T9">Australopithecus</text:span>.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 text:style-name="T9">One Long Argument</text:span> that "particularly historical [puzzles] such as the origin of life or of Homo sapiens, are extremely difficult and may even resist a final, satisfying explanation." ("Could science be brought to an end by scientists' belief that they have final answers or by society's reluctance to pay the bills?" <text:span text:style-name="T9">Scientific American,</text:span> December 1992, p. 20)</text:p>
      <text:p text:style-name="P22">By outlining the link chain as <text:span text:style-name="T9">Australopithecus &gt; Homo habilis &gt; Homo erectus &gt; Homo sapiens,</text:span> evolutionists imply that each of these species is one another's ancestor. However, recent findings of paleoanthropologists have revealed that <text:span text:style-name="T9">Australopithecus</text:span>, <text:span text:style-name="T9">Homo habilis</text:span>, and <text:span text:style-name="T9">Homo erectus</text:span> lived at different parts of the world at the same time. (Alan Walker, <text:span text:style-name="T9">Science</text:span>, vol. 207, 7 March 1980, p. 1103; A. J. Kelso, <text:span text:style-name="T9">Physical Antropology</text:span>, 1st ed., J. B. Lipincott Co., New York, 1970, p. 221; M. D. Leakey, <text:span text:style-name="T9">Olduvai Gorge</text:span>, vol. 3, Cambridge University Press, Cambridge, 1971, p. 272.)</text:p>
      <text:p text:style-name="P22">Moreover, a certain segment of humans classified as <text:span text:style-name="T9">Homo erectus </text:span>have lived up until very modern times. <text:span text:style-name="T11">Homo sapiens neandarthalensis</text:span><text:span text:style-name="T2"> and </text:span><text:span text:style-name="T11">Homo sapiens sapiens</text:span><text:span text:style-name="T2"> (man) co-existed in the same region. </text:span>(Jeffrey Kluger, "Not So Extinct After All: The Primitive Homo Erectus May Have Survived Long Enough To Coexist With Modern Humans," <text:span text:style-name="T9">Time</text:span>, 23 December 1996)</text:p>
      <text:p text:style-name="P22">This situation apparently indicates the invalidity of the claim that they are ancestors of one another. The late Stephen Jay Gould explained this deadlock of <text:soft-page-break/>the theory of evolution although he was himself one of the leading advocates of evolution in the twentieth century:</text:p>
      <text:p text:style-name="P21">What has become of our ladder if there are three coexisting lineages of hominids (A. africanus, the robust australopithecines, and H. habilis), none clearly derived from another? Moreover, none of the three display any evolutionary trends during their tenure on earth. <text:s/>(S. J. Gould, Natural History, vol. 85, 1976, p. 30)</text:p>
      <text:p text:style-name="P22">Put briefly, the scenario of human evolution, which is "upheld" with the help of various drawings of some "half ape, half human" creatures appearing in the media and course books, that is, frankly, by means of propaganda, is nothing but <text:span text:style-name="T2">a tale with no scientific foundation. </text:span></text:p>
      <text:p text:style-name="P22">Lord Solly Zuckerman, one of the most famous and respected scientists in the U.K., who carried out research on this subject for years and studied Australopithecus fossils for 15 years, finally concluded, despite being an evolutionist himself, <text:span text:style-name="T2">that there is, in fact, no such family tree branching out from ape-like creatures to man. </text:span></text:p>
      <text:p text:style-name="P22">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21">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 (Solly Zuckerman, Beyond the Ivory Tower, p. 19)</text:p>
      <text:p text:style-name="P22"><text:span text:style-name="T2">The tale of human evolution</text:span> boils down to nothing but the prejudiced interpretations of some fossils unearthed by certain people, who blindly adhere to their theory.</text:p>
      <text:p text:style-name="P22"/>
      <text:h text:style-name="P35" text:outline-level="2">Darwinian formula!</text:h>
      <text:p text:style-name="P22">Besides all the technical evidence we have dealt with so far, let us now for once, examine what kind of a superstition the evolutionists have with an example so simple as to be understood even by children:</text:p>
      <text:p text:style-name="P22">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text:soft-page-break/>single living being. If you like, let us formulate an "experiment" on this subject and let us examine on the behalf of evolutionists what they really claim without pronouncing loudly under the name "Darwinian formula":</text:p>
      <text:p text:style-name="P22">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 - a single one of which can by no means form by chance -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 text:style-name="T2">No matter what they do, they cannot produce from these barrels a human, say a professor that examines his cell structure under the electron microscope.</text:span>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p>
      <text:p text:style-name="P22">Briefly, <text:span text:style-name="T2">unconscious atoms cannot form the cell </text:span>by coming together. They cannot take a new decision and divide this cell into two, then take other decisions and create the professors who first invent the electron microscope and then examine their own cell structure under that microscope. <text:span text:style-name="T2">Matter is an unconscious, lifeless heap, and it comes to life with God's superior creation. </text:span></text:p>
      <text:p text:style-name="P22">The theory of evolution, which claims the opposite, is a total fallacy completely contrary to reason. Thinking even a little bit on the claims of evolutionists discloses this reality, just as in the above example.</text:p>
      <text:p text:style-name="P22"/>
      <text:h text:style-name="P35" text:outline-level="2">Technology in the eye and the ear</text:h>
      <text:p text:style-name="P22">Another subject that remains unanswered by evolutionary theory is the excellent quality of perception in the eye and the ear. </text:p>
      <text:p text:style-name="P22">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22"><text:span text:style-name="T2">The brain is insulated from light.</text:span> That means that its inside is completely dark, and that no light reaches the place where it is located. Thus, the "center of vision" is never touched by light and may even be the darkest place you have <text:soft-page-break/>ever known. However, you observe a luminous, bright world in this pitch darkness.</text:p>
      <text:p text:style-name="P22"><text:span text:style-name="T2">The image formed in the eye is so sharp and distinct that even the technology of the twentieth century has not been able to attain it. </text:span>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22">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22">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22">If a device producing a more primitive image than <text:span text:style-name="T2">the eye could not have been formed by chance</text:span>,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22">The situation in the eye is also true for the ear. That is, <text:span text:style-name="T2">the brain is insulated from sound </text:span>just as it is from light. It does not let any sound in. Therefore, no matter how noisy is the outside, the inside of the brain is completely silent. Nevertheless, the sharpest sounds are perceived in the brain. In <text:span text:style-name="T2">your completely silent brain, you listen to symphonies, and hear all of the noises in a crowded place.</text:span> However, were the sound level in your brain measured by a precise device at that moment, complete silence would be found to be prevailing there. </text:p>
      <text:p text:style-name="P22">As is the case with imagery, decades of effort have been spent in trying to generate and reproduce sound that is faithful to the original. The results of these efforts are sound recorders, high-fidelity systems, and systems for sensing <text:soft-page-break/>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 text:style-name="T2">the creation of man.</text:span></text:p>
      <text:p text:style-name="P22">So far, no man-made visual or recording apparatus has been as sensitive and successful in perceiving sensory data as are the eye and the ear. However, as far as seeing and hearing are concerned, a far greater truth lies beyond all this. </text:p>
      <text:p text:style-name="P22"/>
      <text:h text:style-name="P35" text:outline-level="2">To whom noes the consciousness that sees and hears within the brain belong? </text:h>
      <text:p text:style-name="P22">Who watches an alluring world in the brain, listens to symphonies and the twittering of birds, and smells the rose?</text:p>
      <text:p text:style-name="P22">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 text:style-name="T2">There is a consciousness in the brain that perceives all this without feeling any need for an eye, an ear, and a nose.</text:span> To whom does this consciousness belong? Of course it does not belong to the nerves, the fat layer, and neurons comprising the brain. This is why Darwinist-materialists, who believe that everything is comprised of matter, cannot answer these questions. </text:p>
      <text:p text:style-name="P22">For <text:span text:style-name="T2">this consciousness is the spirit created by God</text:span>, which needs neither the eye to watch the images nor the ear to hear the sounds. Furthermore, it does not need the brain to think. </text:p>
      <text:p text:style-name="P22">Everyone who reads this explicit and scientific fact should ponder on Almighty God, and fear and seek refuge in Him, for He squeezes the entire universe in a pitch-dark place of a few cubic centimeters in a three-dimensional, colored, shadowy, and luminous form.</text:p>
      <text:p text:style-name="P25"/>
      <text:h text:style-name="P35" text:outline-level="2"><text:soft-page-break/>A materialist faith</text:h>
      <text:p text:style-name="P22">The information we have presented so far shows us that <text:span text:style-name="T2">the theory of evolution is incompatible with scientific findings.</text:span> The theory's claim regarding the origin of life is inconsistent with science, the evolutionary mechanisms it proposes have no evolutionary power, and fossils demonstrate that <text:span text:style-name="T2">the required intermediate forms have never existed.</text:span> So, it certainly follows that the theory of evolution should be pushed aside as an unscientific idea. This is how many ideas, such as the Earth-centered universe model, have been taken out of the agenda of science throughout history. </text:p>
      <text:p text:style-name="P22">However, the theory of evolution is kept on the agenda of science. Some people even try to represent criticisms directed against it as an "attack on science." Why?</text:p>
      <text:p text:style-name="P22">The reason is that this theory is an indispensable dogmatic belief for some circles. These circles are <text:span text:style-name="T2">blindly devoted</text:span> to materialist philosophy and adopt Darwinism because it is the only materialist explanation that can be put forward to explain the workings of nature.</text:p>
      <text:p text:style-name="P22">Interestingly enough, they also confess this fact from time to time. A well-known geneticist and an outspoken evolutionist, Richard C. Lewontin from Harvard University, confesses that he is "first and foremost a materialist and then a scientist":</text:p>
      <text:p text:style-name="P21">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 (Richard Lewontin, "The Demon-Haunted World," The New York Review of Books, January 9, 1997, p. 28)</text:p>
      <text:p text:style-name="P22">These are explicit statements that <text:span text:style-name="T2">Darwinism is a dogma</text:span>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God.</text:p>
      <text:p text:style-name="P22">Anyone who does not look at the origin of living beings with a materialist prejudice sees this evident truth: <text:span text:style-name="T2">All living beings are works of a Creator,</text:span> Who is All-Powerful, All-Wise, and All-Knowing. <text:span text:style-name="T2">This Creator is God</text:span>, Who created the whole universe from non-existence, in the most perfect form, and fashioned all living beings.</text:p>
      <text:p text:style-name="P22"/>
      <text:h text:style-name="P35" text:outline-level="2"><text:soft-page-break/>The theory of evolution: The most potent spell in the world </text:h>
      <text:p text:style-name="P22">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22">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pbuh) worshipping idols they had made with their own hands, or some among the people of the Prophet Moses (pbuh) worshipping the Golden Calf.</text:p>
      <text:p text:style-name="P22">In fact, God has pointed to this lack of reason in the Qur'an. In many verses, He reveals that some peoples' minds will be closed and that they will be powerless to see the truth. Some of these verses are as follows:</text:p>
      <text:p text:style-name="P30">As for those who do not believe, it makes no difference to them whether you warn them or do not warn them, they will not believe. God has sealed up their hearts and hearing and over their eyes is a blindfold. They will have a terrible punishment. (Surat al-Baqara, 6-7)</text:p>
      <text:p text:style-name="P30">… They have hearts with which they do not understand. They have eyes with which they do not see. They have ears with which they do not hear. Such people are like cattle. No, they are even further astray! They are the unaware. (Surat al-A'raf, 179)</text:p>
      <text:p text:style-name="P30">Even if We opened up to them a door into heaven, and they spent the day ascending through it, they would only say: "Our eyesight is befuddled! Or rather we have been put under a spell!" (Surat al-Hijr, 14-15) </text:p>
      <text:p text:style-name="P22">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text:soft-page-break/>features so perfectly suited to life; and living things full of countless complex systems. </text:p>
      <text:p text:style-name="P22">In fact, in the Qur'an God relates the incident of the Prophet Moses (pbuh) and Pharaoh to show that some people who support atheistic philosophies actually influence others by magic. When Pharaoh was told about the true religion, he told the Prophet Moses (pbuh) to meet with his own magicians. When the Prophet Moses (pbuh) did so, he told them to demonstrate their abilities first. The verses continue:</text:p>
      <text:p text:style-name="P30">He said: "You throw." And when they threw, they cast a spell on the people's eyes and caused them to feel great fear of them. They produced an extremely powerful magic. (Surat al-A'raf, 116)</text:p>
      <text:p text:style-name="P22">As we have seen, Pharaoh's magicians were able to deceive everyone, apart from the Prophet Moses (pbuh) and those who believed in him. However, his evidence broke the spell, or "swallowed up what they had forged," as revealed in the verse:</text:p>
      <text:p text:style-name="P30">We revealed to Moses: "Throw down your staff." And it immediately swallowed up what they had forged. So the Truth took place and what they did was shown to be false. (Surat al-A'raf, 117-118)</text:p>
      <text:p text:style-name="P22">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sixty years, but who subsequently realized the truth, reveals the position in which the theory of evolution would find itself in the near future in these terms:</text:p>
      <text:p text:style-name="P21">I myself am convinced that <text:span text:style-name="T2">the theory of evolution</text:span>, especially the extent to which it's been applied, <text:span text:style-name="T2">will be one of the great jokes in the history books in the future. </text:span>Posterity will marvel that so very flimsy and dubious an hypothesis could be accepted with the incredible credulity that it has. (Malcolm Muggeridge, The End of Christendom, Grand Rapids: Eerdmans, 1980, p. 43)</text:p>
      <text:p text:style-name="P22">That future is not far off: On the contrary, people will soon see that "chance" is not a deity, and will look back on <text:span text:style-name="T2">the theory of evolution as the worst deceit and the most terrible spell in the world.</text:span> That spell is already rapidly beginning to be lifted from the shoulders of people all over the world. Many people who see its true face are wondering with amazement how they could ever have been taken in by it.</text:p>
      <text:p text:style-name="P22"/>
      <text:p text:style-name="P22"/>
      <text:p text:style-name="P22"/>
      <text:p text:style-name="P41"><text:soft-page-break/>They said “Glory be to You! We have no knowledge except what You have taught us. You are the All-Knowing, the All-Wise.” <text:line-break/>(Surat al-Baqara, 32)</text:p>
      <text:p text:style-name="P22"/>
      <text:p text:style-name="P22"/>
      <text:p text:style-name="P18"/>
      <text:h text:style-name="P33" text:outline-level="1">RESİM ALTI YAZILARI</text:h>
      <text:p text:style-name="P22"/>
      <text:p text:style-name="P22"/>
      <text:p text:style-name="P22">s.308</text:p>
      <text:p text:style-name="P22">This fossil crocodile from the Cretaceous period is 65 million years old. It is identical to crocodiles living today.</text:p>
      <text:p text:style-name="P22"/>
      <text:p text:style-name="P22">This mene unearthed in Italy is 54 to 37 million years old.</text:p>
      <text:p text:style-name="P22"/>
      <text:p text:style-name="P22">This 50-million-year-old fossil plane-tree leaf was unearthed in the USA. Plane-tree leaves have remained unchanged for 50 million years, and have never evolved.</text:p>
      <text:p text:style-name="P22"/>
      <text:p text:style-name="P22">s.312</text:p>
      <text:p text:style-name="P22">Can life emerge if all the conditions stipulated by evolutionists are met? Of course not! In order to show why not, let us carry out the following experiment: Place all the enzymes, hormones and proteins—everything that evolutionists regard as essential for life to form—into a barrel such as that pictured on the left. Then mix all these substances, using all possible physical and chemical techniques. But whatever you do, no matter how long you wait, not a single living cell will emerge from that barrel.</text:p>
      <text:p text:style-name="P22"/>
      <text:p text:style-name="P22">s.314</text:p>
      <text:p text:style-name="P22">Compared to cameras and sound recording devices, the eye and ear are much more complex, much more successful and possess far superior features to these products of high technology.</text:p>
      <text:p text:style-name="P22"/>
      <text:p text:style-name="P22">s.318</text:p>
      <text:p text:style-name="P22">In the same way that the beliefs of people who worshipped crocodiles or natural phenomena now seem odd and unbelievable, so the beliefs of Darwinists are just as incredible. Darwinists ignorantly regard chance and lifeless, unconscious atoms as a so-called creative force, and are as devoted to that false belief as if to a religion. </text:p>
      <text:p text:style-name="P22"/>
      <text:p text:style-name="P22"/>
      <text:p text:style-name="P7"/>
      <text:h text:style-name="P33" text:outline-level="1">BACK COVER</text:h>
      <text:p text:style-name="P22"/>
      <text:p text:style-name="P22"/>
      <text:p text:style-name="P22">Since the first day humans were created, all those who acted hypocritically have made history with their 'turpitude and contemptibleness'. Indeed, they have been remembered, from generation to generation, for the treacherous struggle they have given against believers and they have been known as the 'despised and belittled' ones in every period throughout history. Big or small, every contemptible act they carried out has been committed to the memories as a part of history.</text:p>
      <text:p text:style-name="P22">The hypocrites of today will also become subject of books, just as the infamous hypocrites in history,<text:span text:style-name="T3"> </text:span><text:span text:style-name="T2">such as Pharaoh, Nimrod, Qarun, Samiri have been recorded in books or historical accounts</text:span>. The hypocrites of the End Times will be known for their evilness just like the hypocrites of those times. Their names will also be told from generation to generation; their treachery will also make history.</text:p>
      <text:p text:style-name="P22">These evil creatures will be known as 'the most infamous hypocrites of their era' until the Judgment Day. They will also be known for their immorality in the hereafter and they will be denigrated for all eternity.</text:p>
      <text:p text:style-name="P22">The goal of this book is to call all hypocrites and the ones who adopt attitudes resembling those of the hypocrites to the true path by elucidating the danger of hypocrisy while they still have the opportunity to repent. Our aim is to make them think and embrace faith with a sincere heart before encountering irremediable torment in the hereafter. It is to warn them by explaining them the fact that nothing is gained through immorality, insidious ruses and recreant traps; and that the only actuality they will face is the torment of hell. We want to remind them that if they repent, live by good morals and love God deeply, they will find the best of everything they yearn for, both in this world and in the hereafter.</text:p>
      <text:p text:style-name="P22">Yet let those who stick to and insist on hypocrisy, those who don't want to turn to the right path by heeding the advice, remember this: Our God informed us about this reality in the Qur'an with the verse that reads: <text:span text:style-name="T2">"... God will not give unbelievers any way against believers.</text:span><text:span text:style-name="T3">''</text:span> (Surat An-Nisa', 141) God will never give success to unbelievers or hypocrites; to those who look for a path against Muslims and who nefariously trick them. This is a definite and constant promise of God. Surely God never breaks His promises.</text:p>
      <text:p text:style-name="P22">Those who will be victorious in the end are the sincere Muslims who are the party of God. That is because, as God stated in the Qur'an, <text:span text:style-name="T2">"... All might belongs to God"</text:span> (Surah Yunus, 65).</text:p>
      <text:p text:style-name="P22"/>
      <text:p text:style-name="P22"><text:span text:style-name="T2">ABOUT THE AUTHOR:</text:span><text:span text:style-name="T22"> </text:span>Adnan Oktar, who writes under the pen-name Harun Yahya, was born in Ankara in 1956. Since the 1980s, the author has published many books on faith-related, scientific and political issues. He is well-known as <text:soft-page-break/>the author of important works disclosing the imposture of evolutionists, their invalid claims, and the dark liaisons between Darwinism and such bloody ideologies as fascism and communism.</text:p>
      <text:p text:style-name="P22">All of the author's works share one single goal: To convey the Qur'an's message, encourage readers to consider basic faith-related issues such as God's existence and unity and the hereafter; and to expose irreligious systems' feeble foundations and perverted ideologies. His more than 300 works, translated into 76 different languages, enjoy a wide readership across the world.</text:p>
      <text:p text:style-name="P22">By the will of God, the books of Harun Yahya will be a means through which people in the twenty-first <text:bookmark text:name="_GoBack"/>century will attain the peace, justice, and happiness promised in the Qur'an.</text:p>
      <text:p text:style-name="P22"/>
      <text:p text:style-name="P2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AlgerianBasD" svg:font-family="AlgerianBasD" style:font-family-generic="roman" style:font-pitch="variable"/>
    <style:font-face style:name="AvantGarde[T]" svg:font-family="AvantGarde[T]" style:font-family-generic="roman" style:font-pitch="variable"/>
    <style:font-face style:name="AvantGarde[T] Bold" svg:font-family="'AvantGarde[T] Bold'" style:font-family-generic="roman" style:font-pitch="variable"/>
    <style:font-face style:name="Bible[T]" svg:font-family="Bible[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hampagne &amp; Limousines Bold" svg:font-family="'Champagne &amp; Limousines Bold'" style:font-family-generic="roman" style:font-pitch="variable"/>
    <style:font-face style:name="Minion Pro" svg:font-family="'Minion Pro'" style:font-family-generic="roman" style:font-pitch="variable"/>
    <style:font-face style:name="Minion Pro Bold" svg:font-family="'Minion Pro Bold'" style:font-family-generic="roman" style:font-pitch="variable"/>
    <style:font-face style:name="Minion Pro Bold Cond" svg:font-family="'Minion Pro Bold Cond'" style:font-family-generic="roman" style:font-pitch="variable"/>
    <style:font-face style:name="Minion Pro Ital" svg:font-family="'Minion Pro Ital'" style:font-family-generic="roman" style:font-pitch="variable"/>
    <style:font-face style:name="Minion Pro SmBd" svg:font-family="'Minion Pro SmBd'" style:font-family-generic="roman" style:font-pitch="variable"/>
    <style:font-face style:name="Monaco" svg:font-family="Monaco" style:font-family-generic="roman" style:font-pitch="variable"/>
    <style:font-face style:name="Myriad Pro Cond" svg:font-family="'Myriad Pro Cond'" style:font-family-generic="roman" style:font-pitch="variable"/>
    <style:font-face style:name="Times New Roman" svg:font-family="'Times New Roman'" style:font-family-generic="roman" style:font-pitch="variable"/>
    <style:font-face style:name="Trajan Pro Bold" svg:font-family="'Trajan Pro Bold'"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lgerianBasD1" svg:font-family="AlgerianBasD" style:font-family-generic="system" style:font-pitch="variable"/>
    <style:font-face style:name="AvantGarde[T]1" svg:font-family="AvantGarde[T]" style:font-family-generic="system" style:font-pitch="variable"/>
    <style:font-face style:name="AvantGarde[T] Bold1" svg:font-family="'AvantGarde[T] Bold'" style:font-family-generic="system" style:font-pitch="variable"/>
    <style:font-face style:name="Bible[T]1" svg:font-family="Bible[T]" style:font-family-generic="system" style:font-pitch="variable"/>
    <style:font-face style:name="Cambria1" svg:font-family="Cambria" style:font-family-generic="system" style:font-pitch="variable"/>
    <style:font-face style:name="Champagne &amp; Limousines Bold1" svg:font-family="'Champagne &amp; Limousines Bold'" style:font-family-generic="system" style:font-pitch="variable"/>
    <style:font-face style:name="Lohit Hindi" svg:font-family="'Lohit Hindi'" style:font-family-generic="system" style:font-pitch="variable"/>
    <style:font-face style:name="Minion Pro1" svg:font-family="'Minion Pro'" style:font-family-generic="system" style:font-pitch="variable"/>
    <style:font-face style:name="Minion Pro Bold1" svg:font-family="'Minion Pro Bold'" style:font-family-generic="system" style:font-pitch="variable"/>
    <style:font-face style:name="Minion Pro Bold Cond1" svg:font-family="'Minion Pro Bold Cond'" style:font-family-generic="system" style:font-pitch="variable"/>
    <style:font-face style:name="Minion Pro Ital1" svg:font-family="'Minion Pro Ital'" style:font-family-generic="system" style:font-pitch="variable"/>
    <style:font-face style:name="Minion Pro SmBd1" svg:font-family="'Minion Pro SmBd'" style:font-family-generic="system" style:font-pitch="variable"/>
    <style:font-face style:name="Monaco1" svg:font-family="Monaco" style:font-family-generic="system" style:font-pitch="variable"/>
    <style:font-face style:name="Myriad Pro Cond1" svg:font-family="'Myriad Pro Cond'" style:font-family-generic="system" style:font-pitch="variable"/>
    <style:font-face style:name="Times New Roman1" svg:font-family="'Times New Roman'" style:font-family-generic="system" style:font-pitch="variable"/>
    <style:font-face style:name="Trajan Pro Bold1" svg:font-family="'Trajan Pro Bold'" style:font-family-generic="system" style:font-pitch="variable"/>
    <style:font-face style:name="WenQuanYi Micro Hei" svg:font-family="'WenQuanYi Micro Hei'" style:font-family-generic="system" style:font-pitch="variable"/>
    <style:font-face style:name="ヒラギノ角ゴ Pro W3" svg:font-family="'ヒラギノ角ゴ Pro W3'"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tr" fo:country="TR"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tr" fo:country="TR"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R_20_Ana_20_Metin" style:display-name="TR Ana Metin" style:family="paragraph" style:default-outline-level="">
      <style:paragraph-properties fo:margin-left="0cm" fo:margin-right="0cm" fo:margin-top="0cm" fo:margin-bottom="0.212cm" loext:contextual-spacing="false" fo:line-height="110%" fo:text-align="justify" style:justify-single-word="false" fo:orphans="2" fo:widows="2" fo:text-indent="0.635cm" style:auto-text-indent="false" style:writing-mode="lr-tb"/>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TR_20_Alinti" style:display-name="TR Alinti" style:family="paragraph" style:parent-style-name="Standard" style:default-outline-level="">
      <style:paragraph-properties fo:margin-left="0.889cm" fo:margin-right="0.381cm" fo:margin-top="0cm" fo:margin-bottom="0.212cm" loext:contextual-spacing="false" fo:line-height="110%" fo:text-align="justify" style:justify-single-word="false" fo:text-indent="0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fo:font-style="italic" style:font-name-asian="ヒラギノ角ゴ Pro W3" style:font-family-asian="'ヒラギノ角ゴ Pro W3'"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Contents_20_2" style:display-name="Contents 2" style:family="paragraph" style:default-outline-level="1" style:list-style-name="" style:class="index">
      <style:paragraph-properties fo:margin-left="0.63cm" fo:margin-right="0cm" fo:margin-top="0.106cm" fo:margin-bottom="0.106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3" style:display-name="Contents 3" style:family="paragraph" style:default-outline-level="1" style:list-style-name="" style:class="index">
      <style:paragraph-properties fo:margin-left="1.9cm" fo:margin-right="0cm" fo:margin-top="0.106cm" fo:margin-bottom="0.106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style:font-name-asian="ヒラギノ角ゴ Pro W3" style:font-family-asian="'ヒラギノ角ゴ Pro W3'" style:font-family-generic-asian="system" style:font-pitch-asian="variable" style:font-name-complex="Times New Roman1" style:font-family-complex="'Times New Roman'" style:font-family-generic-complex="system" style:font-pitch-complex="variable" style:font-size-complex="10pt"/>
    </style:style>
    <style:style style:name="Contents_20_4" style:display-name="Contents 4" style:family="paragraph" style:auto-update="true"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family-generic-asian="system" style:font-pitch-asian="variable" style:font-size-asian="18pt" style:font-name-complex="Times New Roman1" style:font-family-complex="'Times New Roman'" style:font-family-generic-complex="system" style:font-pitch-complex="variable" style:font-size-complex="10pt"/>
    </style:style>
    <style:style style:name="Contents_20_5" style:display-name="Contents 5" style:family="paragraph" style:default-outline-level="1" style:list-style-name="" style:class="index">
      <style:paragraph-properties fo:margin-top="0.106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fo:font-weight="bold" style:font-name-asian="ヒラギノ角ゴ Pro W3" style:font-family-asian="'ヒラギノ角ゴ Pro W3'"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Contents_20_6" style:display-name="Contents 6" style:family="paragraph" style:parent-style-name="Contents_20_1" style:default-outline-level="" style:class="index">
      <style:paragraph-properties fo:hyphenation-ladder-count="no-limit"/>
      <style:text-properties fo:hyphenate="false" fo:hyphenation-remain-char-count="2" fo:hyphenation-push-char-count="2" loext:hyphenation-no-caps="false"/>
    </style:style>
    <style:style style:name="TR_20_Alinti_20_Italik" style:display-name="TR Alinti Italik"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family-generic-asian="system" style:font-pitch-asian="variable" style:font-size-asian="11pt" style:font-style-asian="italic" style:font-name-complex="Times New Roman1" style:font-family-complex="'Times New Roman'" style:font-family-generic-complex="system" style:font-pitch-complex="variable" style:font-size-complex="10pt"/>
    </style:style>
    <style:style style:name="TR_20_Ana_20_Metin_20_Bold" style:display-name="TR Ana Metin Bold" style:family="paragraph" style:parent-style-name="TR_20_Ana_20_Metin" style:default-outline-level="">
      <style:text-properties fo:language="fr" fo:country="FR" fo:font-weight="bold" style:font-weight-asian="bold"/>
    </style:style>
    <style:style style:name="TR_20_Ana_20_Metin_20_Bold_20_Italik" style:display-name="TR Ana Metin Bold Italik" style:family="paragraph" style:parent-style-name="TR_20_Ana_20_Metin" style:default-outline-level="">
      <style:text-properties fo:language="fr" fo:country="FR" fo:font-style="italic" fo:font-weight="bold" style:font-style-asian="italic" style:font-weight-asian="bold"/>
    </style:style>
    <style:style style:name="TR_20_Ayet" style:display-name="TR Ayet"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family-generic-asian="system" style:font-pitch-asian="variable" style:font-size-asian="11pt" style:font-weight-asian="bold" style:font-name-complex="Times New Roman1" style:font-family-complex="'Times New Roman'" style:font-family-generic-complex="system" style:font-pitch-complex="variable" style:font-size-complex="10pt"/>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writing-mode="lr-tb"/>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family-generic-asian="system" style:font-pitch-asian="variable" style:font-size-asian="28pt" style:font-weight-asian="bold" style:font-name-complex="Times New Roman1" style:font-family-complex="'Times New Roman'" style:font-family-generic-complex="system" style:font-pitch-complex="variable" style:font-size-complex="10pt"/>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family-generic-asian="system" style:font-pitch-asian="variable" style:font-size-asian="24pt" style:font-weight-asian="bold" style:font-name-complex="Times New Roman1" style:font-family-complex="'Times New Roman'" style:font-family-generic-complex="system" style:font-pitch-complex="variable" style:font-size-complex="10pt"/>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family-generic-asian="system" style:font-pitch-asian="variable" style:font-size-asian="20pt" style:font-weight-asian="bold" style:font-name-complex="Times New Roman1" style:font-family-complex="'Times New Roman'" style:font-family-generic-complex="system" style:font-pitch-complex="variable" style:font-size-complex="10pt"/>
    </style:style>
    <style:style style:name="TR_20_Baslik_20_4" style:display-name="TR Baslik 4" style:family="paragraph" style:next-style-name="TR_20_Ana_20_Metin" style:default-outline-level="4" style:list-style-name="">
      <style:paragraph-properties fo:margin-left="0.63cm" fo:margin-right="0cm" fo:margin-top="0cm" fo:margin-bottom="0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16pt" fo:language="en" fo:country="US" fo:font-style="italic" style:text-underline-style="solid" style:text-underline-width="auto" style:text-underline-color="font-color" fo:font-weight="bold" style:font-name-asian="ヒラギノ角ゴ Pro W3" style:font-family-asian="'ヒラギノ角ゴ Pro W3'" style:font-family-generic-asian="system" style:font-pitch-asian="variable" style:font-size-asian="16pt" style:font-style-asian="italic" style:font-weight-asian="bold" style:font-name-complex="Times New Roman1" style:font-family-complex="'Times New Roman'" style:font-family-generic-complex="system" style:font-pitch-complex="variable" style:font-size-complex="10pt"/>
    </style:style>
    <style:style style:name="TR_20_Dipnot" style:display-name="TR Dipnot" style:family="paragraph" style:parent-style-name="Standard" style:default-outline-level="">
      <style:text-properties fo:color="#000000" style:font-name="Times New Roman" fo:font-family="'Times New Roman'" style:font-family-generic="roman" style:font-pitch="variable" fo:font-size="10pt" fo:language="fr" fo:country="FR"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Giris_20_1" style:display-name="Tr Giris 1" style:family="paragraph" style:parent-style-name="Standard" style:default-outline-level="">
      <style:paragraph-properties fo:line-height="150%" fo:text-align="center" style:justify-single-word="false"/>
      <style:text-properties fo:color="#000000" style:font-name="Times New Roman" fo:font-family="'Times New Roman'" style:font-family-generic="roman" style:font-pitch="variable" fo:language="en" fo:country="US" fo:font-style="italic" fo:font-weight="bold" style:font-name-asian="ヒラギノ角ゴ Pro W3" style:font-family-asian="'ヒラギノ角ゴ Pro W3'" style:font-family-generic-asian="system" style:font-pitch-asian="variable" style:font-style-asian="italic" style:font-weight-asian="bold" style:font-name-complex="Times New Roman1" style:font-family-complex="'Times New Roman'" style:font-family-generic-complex="system" style:font-pitch-complex="variable" style:font-size-complex="10pt"/>
    </style:style>
    <style:style style:name="tr_20_son_20_ayet" style:display-name="tr son ayet" style:family="paragraph" style:parent-style-name="TR_20_Ana_20_Metin" style:default-outline-level="">
      <style:paragraph-properties fo:line-height="150%" fo:text-align="center" style:justify-single-word="false"/>
      <style:text-properties fo:font-size="14pt" fo:font-weight="bold" style:font-size-asian="14pt" style:font-weight-asian="bold"/>
    </style:style>
    <style:style style:name="TR_20_Kapak_20_Ek" style:display-name="TR Kapak Ek" style:family="paragraph" style:parent-style-name="tr_20_son_20_ayet" style:default-outline-level="">
      <style:text-properties fo:font-size="16pt" style:font-size-asian="16pt"/>
    </style:style>
    <style:style style:name="TR_20_Kitap_20_Adi" style:display-name="TR Kitap Adi" style:family="paragraph" style:next-style-name="TR_20_Ana_20_Metin" style:default-outline-level="1" style:list-style-name="">
      <style:paragraph-properties fo:margin-top="0cm" fo:margin-bottom="0cm" loext:contextual-spacing="false" fo:text-align="center" style:justify-single-word="false" fo:orphans="2" fo:widows="2" fo:keep-with-next="always" style:writing-mode="lr-tb"/>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family-generic-asian="system" style:font-pitch-asian="variable" style:font-size-asian="36pt" style:font-weight-asian="bold" style:font-name-complex="Times New Roman1" style:font-family-complex="'Times New Roman'" style:font-family-generic-complex="system" style:font-pitch-complex="variable" style:font-size-complex="10pt"/>
    </style:style>
    <style:style style:name="TR_20_sayfasonu_20_notu" style:display-name="TR sayfasonu notu" style:family="paragraph" style:parent-style-name="Standard" style:default-outline-level="">
      <style:text-properties fo:color="#000000" style:font-name="Times New Roman" fo:font-family="'Times New Roman'" style:font-family-generic="roman" style:font-pitch="variable" fo:font-size="10pt" fo:language="en" fo:country="US"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Yazar_20_Adi" style:display-name="TR Yazar Adi" style:family="paragraph" style:default-outline-level="">
      <style:paragraph-properties fo:margin-top="0cm" fo:margin-bottom="0cm" loext:contextual-spacing="false" fo:text-align="center" style:justify-single-word="false" fo:keep-together="always" fo:orphans="2" fo:widows="2" style:writing-mode="lr-tb"/>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family-generic-asian="system" style:font-pitch-asian="variable" style:font-size-asian="26pt" style:font-weight-asian="bold" style:font-name-complex="Times New Roman1" style:font-family-complex="'Times New Roman'" style:font-family-generic-complex="system" style:font-pitch-complex="variable" style:font-size-complex="10pt"/>
    </style:style>
    <style:style style:name="Footnote_20_Text1" style:display-name="Footnote Text1" style:family="paragraph" style:parent-style-name="BOLUM" style:next-style-name="Body" style:default-outline-level="">
      <style:paragraph-properties fo:margin-top="0cm" fo:margin-bottom="0cm" loext:contextual-spacing="false" fo:line-height="100%" fo:text-align="start" style:justify-single-word="false" fo:padding="0cm" fo:border="none"/>
    </style:style>
    <style:style style:name="Body" style:family="paragraph" style:next-style-name="_30_0_20_ARABASLIK_20_ING" style:default-outline-level="">
      <style:paragraph-properties fo:margin-top="0cm" fo:margin-bottom="0cm" loext:contextual-spacing="false"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30_0_20_ARABASLIK_20_ING" style:display-name="00 ARABASLIK ING" style:family="paragraph" style:next-style-name="_30_0_20_ANA_20_BASLIKw" style:default-outline-level="">
      <style:paragraph-properties fo:margin-top="0.7cm" fo:margin-bottom="0.199cm" loext:contextual-spacing="false" fo:line-height="0.67cm" fo:text-align="start" style:justify-single-word="false" fo:orphans="0" fo:widows="0" style:border-line-width-bottom="0.026cm 0.026cm 0.026cm" fo:padding="0cm" fo:border-left="none" fo:border-right="none" fo:border-top="none" fo:border-bottom="2.24pt double #00000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30_0_20_ANA_20_BASLIKw" style:display-name="00 ANA BASLIKw" style:family="paragraph" style:parent-style-name="BOLUM" style:next-style-name="Normal1" style:default-outline-level="">
      <style:paragraph-properties fo:margin-top="0cm" fo:margin-bottom="0cm" loext:contextual-spacing="false" fo:line-height="100%" fo:text-align="justify" style:justify-single-word="false" fo:padding="0cm" fo:border="none"/>
    </style:style>
    <style:style style:name="Normal1" style:family="paragraph" style:next-style-name="BOLUM" style:default-outline-level="">
      <style:paragraph-properties fo:margin-top="0cm" fo:margin-bottom="0cm" loext:contextual-spacing="false"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RABASLIK_20_BUYUK_20_ALT" style:display-name="ARABASLIK BUYUK ALT" style:family="paragraph" style:next-style-name="ARABASLIK_20_B_20_ÜST" style:default-outline-level="">
      <style:paragraph-properties fo:margin-top="0cm" fo:margin-bottom="0.199cm" loext:contextual-spacing="false" fo:line-height="0.67cm" fo:text-align="start" style:justify-single-word="false" fo:orphans="0" fo:widows="0" style:border-line-width-bottom="0.026cm 0.026cm 0.026cm" fo:padding="0cm" fo:border-left="none" fo:border-right="none" fo:border-top="none" fo:border-bottom="2.24pt double #00000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RABASLIK_20_B_20_ÜST" style:display-name="ARABASLIK B ÜST" style:family="paragraph" style:default-outline-level="">
      <style:paragraph-properties fo:margin-top="0.7cm" fo:margin-bottom="0.199cm" loext:contextual-spacing="false" fo:line-height="0.67cm" fo:text-align="start" style:justify-single-word="false" fo:orphans="0" fo:widows="0" style:border-line-width-bottom="0.026cm 0.026cm 0.026cm" fo:padding="0cm" fo:border-left="none" fo:border-right="none" fo:border-top="none" fo:border-bottom="2.24pt double #00000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OLUM" style:family="paragraph" style:next-style-name="ANAMETIN" style:default-outline-level="">
      <style:paragraph-properties fo:margin-top="3cm" fo:margin-bottom="0.199cm" loext:contextual-spacing="false" fo:line-height="1.27cm" fo:text-align="end" style:justify-single-word="false" fo:orphans="0" fo:widows="0" fo:padding="0cm" fo:border-left="none" fo:border-right="none" fo:border-top="none" fo:border-bottom="0.74pt solid #00000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30_0_20_MUNAFIKLAR_20_ANA_20_BASLIK" style:display-name="00 MUNAFIKLAR ANA BASLIK" style:family="paragraph" style:next-style-name="ARABASLIK_20_BUYUK_20_ALT" style:default-outline-level="">
      <style:paragraph-properties fo:margin-left="0cm" fo:margin-right="0cm" fo:margin-top="0cm" fo:margin-bottom="0.199cm" loext:contextual-spacing="false" fo:text-align="end"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Kutu_20_Metin" style:display-name="Kutu Metin" style:family="paragraph" style:default-outline-level="">
      <style:paragraph-properties fo:margin-left="0cm" fo:margin-right="0cm" fo:margin-top="0cm" fo:margin-bottom="0cm" loext:contextual-spacing="false" fo:line-height="0.6cm" fo:text-align="justify" style:justify-single-word="false" fo:orphans="0" fo:widows="0" fo:text-indent="0.499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RABASLIK_20_KUCUK_20_son" style:display-name="ARABASLIK KUCUK son" style:family="paragraph" style:next-style-name="Kutu_20_Metin" style:default-outline-level="">
      <style:paragraph-properties fo:margin-left="0.801cm" fo:margin-right="0cm" fo:margin-top="0.499cm" fo:margin-bottom="0.199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NAMETIN" style:family="paragraph" style:next-style-name="ARABASLIK_20_KUCUK_20_son" style:default-outline-level="">
      <style:paragraph-properties fo:margin-left="0cm" fo:margin-right="0cm" fo:margin-top="0cm" fo:margin-bottom="0cm" loext:contextual-spacing="false" fo:line-height="0.67cm" fo:text-align="justify"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LINTI_20_son" style:display-name="ALINTI son" style:family="paragraph" style:default-outline-level="">
      <style:paragraph-properties fo:margin-left="0.801cm" fo:margin-right="0.499cm" fo:margin-top="0.199cm" fo:margin-bottom="0.199cm" loext:contextual-spacing="false" fo:line-height="0.6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ody_20_A" style:display-name="Body A" style:family="paragraph" style:default-outline-level="">
      <style:paragraph-properties fo:margin-top="0cm" fo:margin-bottom="0cm" loext:contextual-spacing="false"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 style:family="paragraph" style:default-outline-level="">
      <style:paragraph-properties fo:margin-top="0cm" fo:margin-bottom="0cm" loext:contextual-spacing="false"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_20_orta" style:display-name="AYET orta" style:family="paragraph" style:next-style-name="AYET_20_alt" style:default-outline-level="">
      <style:paragraph-properties fo:margin-left="0.801cm" fo:margin-right="0cm" fo:margin-top="0cm" fo:margin-bottom="0cm" loext:contextual-spacing="false" fo:line-height="0.635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_20_alt" style:display-name="AYET alt" style:family="paragraph" style:default-outline-level="">
      <style:paragraph-properties fo:margin-left="0.801cm" fo:margin-right="0cm" fo:margin-top="0cm" fo:margin-bottom="0.199cm" loext:contextual-spacing="false" fo:line-height="0.635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RABASLIK_20_KUCUK" style:display-name="ARABASLIK KUCUK" style:family="paragraph" style:default-outline-level="">
      <style:paragraph-properties fo:margin-left="0.801cm" fo:margin-right="0cm" fo:margin-top="0.801cm" fo:margin-bottom="0.199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LINTI" style:family="paragraph" style:next-style-name="ARABASLIK_20_B_20_ÜST" style:default-outline-level="">
      <style:paragraph-properties fo:margin-left="0.801cm" fo:margin-right="0.499cm" fo:margin-top="0.101cm" fo:margin-bottom="0.101cm" loext:contextual-spacing="false" fo:line-height="0.6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note" style:family="paragraph" style:parent-style-name="ARABASLIK_20_BUYUK_20_ALT" style:default-outline-level="" style:class="extra">
      <style:paragraph-properties fo:margin-top="0cm" fo:margin-bottom="0cm" loext:contextual-spacing="false" fo:line-height="100%" fo:padding="0cm" fo:border="none"/>
      <style:text-properties fo:color="#363535" style:font-name="Cambria" fo:font-family="Cambria" style:font-family-generic="roman" style:font-pitch="variable" style:font-name-complex="Cambria1" style:font-family-complex="Cambria" style:font-family-generic-complex="system" style:font-pitch-complex="variable"/>
    </style:style>
    <style:style style:name="ANAMETIN1" style:family="paragraph" style:default-outline-level="">
      <style:paragraph-properties fo:margin-left="0cm" fo:margin-right="0cm" fo:margin-top="0cm" fo:margin-bottom="0cm" loext:contextual-spacing="false" fo:line-height="0.6cm" fo:text-align="justify"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RABASLIK_20_BUYUK" style:display-name="ARABASLIK BUYUK" style:family="paragraph" style:default-outline-level="">
      <style:paragraph-properties fo:margin-top="0.7cm" fo:margin-bottom="0.199cm" loext:contextual-spacing="false" fo:line-height="0.67cm" fo:text-align="start" style:justify-single-word="false" fo:orphans="0" fo:widows="0" fo:padding="0cm" fo:border-left="none" fo:border-right="none" fo:border-top="none" fo:border-bottom="0.74pt solid #00000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fo:color="#363535" style:font-name="Cambria" fo:font-family="Cambria" style:font-family-generic="roman" style:font-pitch="variable" fo:language="en" fo:country="US" style:font-name-asian="Times New Roman1" style:font-family-asian="'Times New Roman'" style:font-family-generic-asian="system" style:font-pitch-asian="variable" style:font-name-complex="Cambria1" style:font-family-complex="Cambria" style:font-family-generic-complex="system" style:font-pitch-complex="variable"/>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icrosoft Office User</meta:initial-creator>
    <meta:editing-cycles>220</meta:editing-cycles>
    <meta:creation-date>2016-08-11T19:42:00</meta:creation-date>
    <dc:date>2020-06-22T22:24:47.867250540</dc:date>
    <meta:editing-duration>PT8H28M53S</meta:editing-duration>
    <meta:generator>LibreOffice/6.4.4.2$Linux_X86_64 LibreOffice_project/523b8e55cdb4890550c54dc0a0ee2ea29d34e811</meta:generator>
    <meta:keyword>THE PROFOUND DARKNESS OF THE HYPOCRITE</meta:keyword>
    <dc:subject>THE PROFOUND DARKNESS OF THE HYPOCRITE</dc:subject>
    <dc:title>THE PROFOUND DARKNESS OF THE HYPOCRITE</dc:title>
    <meta:document-statistic meta:table-count="0" meta:image-count="0" meta:object-count="0" meta:page-count="301" meta:paragraph-count="1785" meta:word-count="138175" meta:character-count="824056" meta:non-whitespace-character-count="68681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